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fo:margin-bottom="0in"/>
    </style:style>
    <style:style style:name="T23" style:parent-style-name="Car.predefinitoparagrafo" style:family="text">
      <style:text-properties fo:font-weight="bold" style:font-weight-asian="bold" style:font-weight-complex="bold" fo:color="#000000" fo:font-size="14pt" style:font-size-asian="14pt" style:font-size-complex="14pt"/>
    </style:style>
    <style:style style:name="T24" style:parent-style-name="Car.predefinitoparagrafo" style:family="text">
      <style:text-properties style:font-name="Arial, sans-serif" fo:color="#545454" fo:font-size="12pt" style:font-size-asian="12pt"/>
    </style:style>
    <style:style style:name="T25" style:parent-style-name="Car.predefinitoparagrafo" style:family="text">
      <style:text-properties fo:font-weight="bold" style:font-weight-asian="bold" style:font-weight-complex="bold" fo:color="#000000" fo:font-size="14pt" style:font-size-asian="14pt" style:font-size-complex="14pt"/>
    </style:style>
    <style:style style:name="P26" style:parent-style-name="Standard" style:family="paragraph">
      <style:paragraph-properties fo:text-align="justify" fo:margin-bottom="0in"/>
      <style:text-properties fo:font-weight="bold" style:font-weight-asian="bold" style:font-weight-complex="bold" fo:color="#000000" fo:font-size="14pt" style:font-size-asian="14pt" style:font-size-complex="14pt"/>
    </style:style>
    <style:style style:name="P27" style:parent-style-name="Standard" style:family="paragraph">
      <style:paragraph-properties fo:text-align="justify" fo:margin-bottom="0in"/>
      <style:text-properties fo:color="#000000" fo:font-size="14pt" style:font-size-asian="14pt" style:font-size-complex="14pt"/>
    </style:style>
    <style:style style:name="P28" style:parent-style-name="Standard" style:family="paragraph">
      <style:paragraph-properties fo:text-align="justify" fo:margin-bottom="0in"/>
      <style:text-properties fo:color="#000000" fo:font-size="14pt" style:font-size-asian="14pt" style:font-size-complex="14pt"/>
    </style:style>
    <style:style style:name="P29" style:parent-style-name="Standard" style:family="paragraph">
      <style:paragraph-properties fo:text-align="justify" fo:margin-bottom="0in"/>
      <style:text-properties fo:color="#000000" fo:font-size="14pt" style:font-size-asian="14pt" style:font-size-complex="14pt"/>
    </style:style>
    <style:style style:name="P30" style:parent-style-name="Standard" style:family="paragraph">
      <style:paragraph-properties fo:text-align="justify" fo:margin-bottom="0in"/>
      <style:text-properties fo:color="#000000" fo:font-size="14pt" style:font-size-asian="14pt" style:font-size-complex="14pt"/>
    </style:style>
    <style:style style:name="P31" style:parent-style-name="Standard" style:family="paragraph">
      <style:paragraph-properties fo:text-align="justify" fo:margin-bottom="0in"/>
      <style:text-properties fo:color="#000000" fo:font-size="14pt" style:font-size-asian="14pt" style:font-size-complex="14pt"/>
    </style:style>
    <style:style style:name="P32" style:parent-style-name="Standard" style:family="paragraph">
      <style:paragraph-properties fo:text-align="justify" fo:margin-bottom="0in"/>
      <style:text-properties fo:color="#000000" fo:font-size="14pt" style:font-size-asian="14pt" style:font-size-complex="14pt"/>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Titolo1" style:family="paragraph">
      <style:paragraph-properties fo:text-align="justify"/>
    </style:style>
    <style:style style:name="P38" style:parent-style-name="Titolo2" style:family="paragraph">
      <style:paragraph-properties fo:text-align="justify" fo:margin-top="0in" fo:margin-bottom="0.1666in"/>
    </style:style>
    <style:style style:name="P39" style:parent-style-name="Standard" style:family="paragraph">
      <style:paragraph-properties fo:text-align="justify" fo:margin-bottom="0in"/>
      <style:text-properties fo:color="#000000" fo:background-color="#00FFFF"/>
    </style:style>
    <style:style style:name="P40" style:parent-style-name="Standard" style:family="paragraph">
      <style:paragraph-properties fo:text-align="justify" fo:margin-bottom="0in"/>
      <style:text-properties fo:color="#000000" fo:background-color="#00FFFF"/>
    </style:style>
    <style:style style:name="P41" style:parent-style-name="Standard" style:family="paragraph">
      <style:paragraph-properties fo:text-align="justify"/>
    </style:style>
    <style:style style:name="T42" style:parent-style-name="Car.predefinitoparagrafo" style:family="text">
      <style:text-properties fo:color="#000000" fo:background-color="#00FFFF"/>
    </style:style>
    <style:style style:name="P43" style:parent-style-name="Titolo1"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Titolo2" style:family="paragraph">
      <style:paragraph-properties fo:text-align="justify"/>
    </style:style>
    <style:style style:name="T52" style:parent-style-name="Car.predefinitoparagrafo" style:family="text">
      <style:text-properties fo:background-color="#00FFFF" style:language-asian="it" style:country-asian="IT"/>
    </style:style>
    <style:style style:name="T53" style:parent-style-name="Car.predefinitoparagrafo" style:family="text">
      <style:text-properties fo:color="#000000"/>
    </style:style>
    <style:style style:name="T54" style:parent-style-name="Car.predefinitoparagrafo" style:family="text">
      <style:text-properties fo:color="#000000"/>
    </style:style>
    <style:style style:name="T55" style:parent-style-name="Car.predefinitoparagrafo" style:family="text">
      <style:text-properties fo:font-style="italic" style:font-style-asian="italic" fo:color="#C00000" fo:font-size="8pt" style:font-size-asian="8pt"/>
    </style:style>
    <style:style style:name="T56" style:parent-style-name="Car.predefinitoparagrafo" style:family="text">
      <style:text-properties fo:font-style="italic" style:font-style-asian="italic" fo:color="#C00000" fo:font-size="8pt" style:font-size-asian="8pt"/>
    </style:style>
    <style:style style:name="T57" style:parent-style-name="Car.predefinitoparagrafo" style:family="text">
      <style:text-properties fo:color="#000000"/>
    </style:style>
    <style:style style:name="T58" style:parent-style-name="Car.predefinitoparagrafo" style:family="text">
      <style:text-properties fo:color="#000000"/>
    </style:style>
    <style:style style:name="T59" style:parent-style-name="Car.predefinitoparagrafo" style:family="text">
      <style:text-properties fo:font-style="italic" style:font-style-asian="italic" fo:color="#C00000" fo:font-size="8pt" style:font-size-asian="8pt"/>
    </style:style>
    <style:style style:name="T60" style:parent-style-name="Car.predefinitoparagrafo" style:family="text">
      <style:text-properties fo:font-style="italic" style:font-style-asian="italic" fo:color="#C00000" fo:font-size="8pt" style:font-size-asian="8pt"/>
    </style:style>
    <style:style style:name="T61" style:parent-style-name="Car.predefinitoparagrafo" style:family="text">
      <style:text-properties fo:color="#000000"/>
    </style:style>
    <style:style style:name="T62" style:parent-style-name="Car.predefinitoparagrafo" style:family="text">
      <style:text-properties fo:color="#000000"/>
    </style:style>
    <style:style style:name="T63" style:parent-style-name="Car.predefinitoparagrafo" style:family="text">
      <style:text-properties fo:color="#000000"/>
    </style:style>
    <style:style style:name="P64" style:parent-style-name="Normale" style:family="paragraph">
      <style:paragraph-properties fo:text-align="justify"/>
    </style:style>
    <style:style style:name="T65" style:parent-style-name="Car.predefinitoparagrafo" style:family="text">
      <style:text-properties fo:color="#000000"/>
    </style:style>
    <style:style style:name="T66" style:parent-style-name="Car.predefinitoparagrafo" style:family="text">
      <style:text-properties fo:color="#000000"/>
    </style:style>
    <style:style style:name="T67" style:parent-style-name="Car.predefinitoparagrafo" style:family="text">
      <style:text-properties fo:color="#000000"/>
    </style:style>
    <style:style style:name="T68" style:parent-style-name="Car.predefinitoparagrafo" style:family="text">
      <style:text-properties fo:color="#000000"/>
    </style:style>
    <style:style style:name="T69" style:parent-style-name="Car.predefinitoparagrafo" style:family="text">
      <style:text-properties fo:color="#000000"/>
    </style:style>
    <style:style style:name="T70" style:parent-style-name="Car.predefinitoparagrafo" style:family="text">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style:style>
    <style:style style:name="T73" style:parent-style-name="Car.predefinitoparagrafo" style:family="text">
      <style:text-properties fo:color="#000000"/>
    </style:style>
    <style:style style:name="T74" style:parent-style-name="Car.predefinitoparagrafo" style:family="text">
      <style:text-properties fo:color="#000000"/>
    </style:style>
    <style:style style:name="T75" style:parent-style-name="Car.predefinitoparagrafo" style:family="text">
      <style:text-properties fo:color="#000000"/>
    </style:style>
    <style:style style:name="T76" style:parent-style-name="Car.predefinitoparagrafo" style:family="text">
      <style:text-properties fo:color="#000000"/>
    </style:style>
    <style:style style:name="T77" style:parent-style-name="Car.predefinitoparagrafo" style:family="text">
      <style:text-properties fo:color="#000000"/>
    </style:style>
    <style:style style:name="T78" style:parent-style-name="Car.predefinitoparagrafo" style:family="text">
      <style:text-properties fo:color="#000000"/>
    </style:style>
    <style:style style:name="T79" style:parent-style-name="Car.predefinitoparagrafo" style:family="text">
      <style:text-properties fo:color="#000000"/>
    </style:style>
    <style:style style:name="T80" style:parent-style-name="Car.predefinitoparagrafo" style:family="text">
      <style:text-properties fo:color="#000000"/>
    </style:style>
    <style:style style:name="T81" style:parent-style-name="Car.predefinitoparagrafo" style:family="text">
      <style:text-properties fo:color="#000000"/>
    </style:style>
    <style:style style:name="T82" style:parent-style-name="Car.predefinitoparagrafo" style:family="text">
      <style:text-properties fo:color="#000000"/>
    </style:style>
    <style:style style:name="T83" style:parent-style-name="Car.predefinitoparagrafo" style:family="text">
      <style:text-properties fo:color="#000000"/>
    </style:style>
    <style:style style:name="T84" style:parent-style-name="Car.predefinitoparagrafo" style:family="text">
      <style:text-properties fo:color="#000000"/>
    </style:style>
    <style:style style:name="T85" style:parent-style-name="Car.predefinitoparagrafo" style:family="text">
      <style:text-properties fo:color="#000000"/>
    </style:style>
    <style:style style:name="T86" style:parent-style-name="Car.predefinitoparagrafo" style:family="text">
      <style:text-properties fo:color="#000000"/>
    </style:style>
    <style:style style:name="T87" style:parent-style-name="Car.predefinitoparagrafo" style:family="text">
      <style:text-properties fo:color="#000000"/>
    </style:style>
    <style:style style:name="T88" style:parent-style-name="Car.predefinitoparagrafo" style:family="text">
      <style:text-properties fo:color="#000000"/>
    </style:style>
    <style:style style:name="T89" style:parent-style-name="Car.predefinitoparagrafo" style:family="text">
      <style:text-properties fo:color="#000000"/>
    </style:style>
    <style:style style:name="T90" style:parent-style-name="Car.predefinitoparagrafo" style:family="text">
      <style:text-properties fo:background-color="#00FFFF"/>
    </style:style>
    <style:style style:name="P91" style:parent-style-name="Titolo2" style:family="paragraph">
      <style:paragraph-properties fo:text-align="justify"/>
    </style:style>
    <style:style style:name="P92" style:parent-style-name="Titolo2" style:family="paragraph">
      <style:paragraph-properties fo:text-align="justify"/>
    </style:style>
    <style:style style:name="P93" style:parent-style-name="Standard" style:family="paragraph">
      <style:paragraph-properties fo:break-before="page" fo:text-align="justify"/>
    </style:style>
    <style:style style:name="P94" style:parent-style-name="Titolo2" style:family="paragraph">
      <style:paragraph-properties fo:text-align="justify"/>
    </style:style>
    <style:style style:name="TableColumn96" style:family="table-column">
      <style:table-column-properties style:column-width="3.1013in" style:use-optimal-column-width="false"/>
    </style:style>
    <style:style style:name="TableColumn97" style:family="table-column">
      <style:table-column-properties style:column-width="3.2326in" style:use-optimal-column-width="false"/>
    </style:style>
    <style:style style:name="Table95" style:family="table">
      <style:table-properties style:width="6.334in" fo:margin-left="0.068in" table:align="left"/>
    </style:style>
    <style:style style:name="TableRow98" style:family="table-row">
      <style:table-row-properties style:min-row-height="0.6694in" style:use-optimal-row-height="false" fo:keep-together="always"/>
    </style:style>
    <style:style style:name="TableCell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0" style:parent-style-name="Standard" style:family="paragraph">
      <style:paragraph-properties fo:text-align="justify"/>
      <style:text-properties fo:color="#000000"/>
    </style:style>
    <style:style style:name="P101" style:parent-style-name="Standard" style:family="paragraph">
      <style:paragraph-properties fo:text-align="justify" fo:margin-bottom="0in"/>
      <style:text-properties fo:color="#000000"/>
    </style:style>
    <style:style style:name="TableCell1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 style:parent-style-name="Standard" style:family="paragraph">
      <style:paragraph-properties fo:text-align="justify"/>
      <style:text-properties fo:font-style="italic" style:font-style-asian="italic" fo:color="#C00000" fo:font-size="8pt" style:font-size-asian="8pt"/>
    </style:style>
    <style:style style:name="P104" style:parent-style-name="Standard" style:family="paragraph">
      <style:paragraph-properties fo:text-align="justify"/>
      <style:text-properties fo:font-style="italic" style:font-style-asian="italic" fo:color="#C00000" fo:font-size="8pt" style:font-size-asian="8pt"/>
    </style:style>
    <style:style style:name="TableRow105" style:family="table-row">
      <style:table-row-properties style:min-row-height="0.6694in" style:use-optimal-row-height="false" fo:keep-together="always"/>
    </style:style>
    <style:style style:name="TableCell1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 style:parent-style-name="Standard" style:family="paragraph">
      <style:paragraph-properties fo:text-align="justify"/>
      <style:text-properties fo:color="#000000"/>
    </style:style>
    <style:style style:name="P108" style:parent-style-name="Standard" style:family="paragraph">
      <style:paragraph-properties fo:text-align="justify"/>
      <style:text-properties fo:color="#000000"/>
    </style:style>
    <style:style style:name="TableCell1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 style:parent-style-name="Standard" style:family="paragraph">
      <style:paragraph-properties fo:text-align="justify"/>
      <style:text-properties fo:font-style="italic" style:font-style-asian="italic" fo:color="#C00000" fo:font-size="8pt" style:font-size-asian="8pt"/>
    </style:style>
    <style:style style:name="P111" style:parent-style-name="Standard" style:family="paragraph">
      <style:paragraph-properties fo:text-align="justify"/>
      <style:text-properties fo:font-style="italic" style:font-style-asian="italic" fo:color="#C00000" fo:font-size="8pt" style:font-size-asian="8pt"/>
    </style:style>
    <style:style style:name="TableRow112" style:family="table-row">
      <style:table-row-properties style:min-row-height="0.6694in" style:use-optimal-row-height="false" fo:keep-together="always"/>
    </style:style>
    <style:style style:name="TableCell1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 style:parent-style-name="Standard" style:family="paragraph">
      <style:paragraph-properties fo:text-align="justify"/>
      <style:text-properties fo:color="#000000"/>
    </style:style>
    <style:style style:name="P115" style:parent-style-name="Standard" style:family="paragraph">
      <style:paragraph-properties fo:text-align="justify"/>
      <style:text-properties fo:color="#000000"/>
    </style:style>
    <style:style style:name="TableRow116" style:family="table-row">
      <style:table-row-properties style:min-row-height="2.0548in" style:use-optimal-row-height="false" fo:keep-together="always"/>
    </style:style>
    <style:style style:name="TableCell1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 style:parent-style-name="Standard" style:family="paragraph">
      <style:paragraph-properties fo:text-align="justify"/>
      <style:text-properties fo:color="#000000"/>
    </style:style>
    <style:style style:name="P119" style:parent-style-name="Textbody" style:family="paragraph">
      <style:paragraph-properties fo:text-align="justify"/>
    </style:style>
    <style:style style:name="T120" style:parent-style-name="Car.predefinitoparagrafo" style:family="text">
      <style:text-properties fo:color="#000000"/>
    </style:style>
    <style:style style:name="T121" style:parent-style-name="Car.predefinitoparagrafo" style:family="text">
      <style:text-properties fo:color="#000000"/>
    </style:style>
    <style:style style:name="T122" style:parent-style-name="Car.predefinitoparagrafo" style:family="text">
      <style:text-properties fo:color="#000000"/>
    </style:style>
    <style:style style:name="T123" style:parent-style-name="Car.predefinitoparagrafo" style:family="text">
      <style:text-properties fo:color="#000000"/>
    </style:style>
    <style:style style:name="T124" style:parent-style-name="Car.predefinitoparagrafo" style:family="text">
      <style:text-properties fo:color="#000000"/>
    </style:style>
    <style:style style:name="T125" style:parent-style-name="Car.predefinitoparagrafo" style:family="text">
      <style:text-properties fo:color="#000000" fo:background-color="#FFFFFF"/>
    </style:style>
    <style:style style:name="T126" style:parent-style-name="Car.predefinitoparagrafo" style:family="text">
      <style:text-properties fo:color="#000000" fo:background-color="#FFFFFF"/>
    </style:style>
    <style:style style:name="T127" style:parent-style-name="Car.predefinitoparagrafo" style:family="text">
      <style:text-properties fo:color="#000000"/>
    </style:style>
    <style:style style:name="P128" style:parent-style-name="Textbody" style:family="paragraph">
      <style:paragraph-properties fo:text-align="justify"/>
    </style:style>
    <style:style style:name="TableRow129" style:family="table-row">
      <style:table-row-properties style:min-row-height="1.3562in" style:use-optimal-row-height="false" fo:keep-together="always"/>
    </style:style>
    <style:style style:name="TableCell1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 style:parent-style-name="Standard" style:family="paragraph">
      <style:paragraph-properties fo:text-align="justify"/>
      <style:text-properties fo:color="#000000"/>
    </style:style>
    <style:style style:name="P132" style:parent-style-name="Standard" style:family="paragraph">
      <style:paragraph-properties fo:text-align="justify"/>
    </style:style>
    <style:style style:name="T133" style:parent-style-name="Car.predefinitoparagrafo" style:family="text">
      <style:text-properties fo:color="#000000"/>
    </style:style>
    <style:style style:name="P134" style:parent-style-name="Standard" style:family="paragraph">
      <style:paragraph-properties fo:text-align="justify"/>
      <style:text-properties fo:color="#000000"/>
    </style:style>
    <style:style style:name="TableRow135" style:family="table-row">
      <style:table-row-properties style:min-row-height="0.6694in" style:use-optimal-row-height="false" fo:keep-together="always"/>
    </style:style>
    <style:style style:name="TableCell1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 style:parent-style-name="Standard" style:family="paragraph">
      <style:paragraph-properties fo:text-align="justify"/>
      <style:text-properties fo:color="#000000"/>
    </style:style>
    <style:style style:name="P138" style:parent-style-name="Standard" style:family="paragraph">
      <style:paragraph-properties fo:text-align="justify"/>
      <style:text-properties fo:color="#000000"/>
    </style:style>
    <style:style style:name="P139" style:parent-style-name="Standard" style:family="paragraph">
      <style:paragraph-properties fo:text-align="justify"/>
      <style:text-properties fo:color="#000000"/>
    </style:style>
    <style:style style:name="TableRow140" style:family="table-row">
      <style:table-row-properties style:min-row-height="0.6694in" style:use-optimal-row-height="false" fo:keep-together="always"/>
    </style:style>
    <style:style style:name="TableCell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 style:parent-style-name="Standard" style:family="paragraph">
      <style:paragraph-properties fo:text-align="justify"/>
      <style:text-properties fo:color="#000000"/>
    </style:style>
    <style:style style:name="P143" style:parent-style-name="Standard" style:family="paragraph">
      <style:paragraph-properties fo:text-align="justify"/>
    </style:style>
    <style:style style:name="T144" style:parent-style-name="Car.predefinitoparagrafo" style:family="text">
      <style:text-properties fo:color="#000000"/>
    </style:style>
    <style:style style:name="T145" style:parent-style-name="Car.predefinitoparagrafo" style:family="text">
      <style:text-properties fo:color="#000000"/>
    </style:style>
    <style:style style:name="T146" style:parent-style-name="Car.predefinitoparagrafo" style:family="text">
      <style:text-properties fo:color="#000000"/>
    </style:style>
    <style:style style:name="P147" style:parent-style-name="Standard" style:family="paragraph">
      <style:paragraph-properties fo:text-align="justify"/>
      <style:text-properties fo:color="#000000"/>
    </style:style>
    <style:style style:name="TableRow148" style:family="table-row">
      <style:table-row-properties style:min-row-height="0.6694in" style:use-optimal-row-height="false" fo:keep-together="always"/>
    </style:style>
    <style:style style:name="TableCell1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 style:parent-style-name="Standard" style:family="paragraph">
      <style:paragraph-properties fo:text-align="justify"/>
      <style:text-properties fo:color="#000000"/>
    </style:style>
    <style:style style:name="P151" style:parent-style-name="Standard" style:family="paragraph">
      <style:paragraph-properties fo:text-align="justify"/>
    </style:style>
    <style:style style:name="T152" style:parent-style-name="Car.predefinitoparagrafo" style:family="text">
      <style:text-properties fo:color="#000000"/>
    </style:style>
    <style:style style:name="P153" style:parent-style-name="Standard" style:family="paragraph">
      <style:paragraph-properties fo:text-align="justify"/>
      <style:text-properties fo:color="#000000"/>
    </style:style>
    <style:style style:name="TableRow154" style:family="table-row">
      <style:table-row-properties style:min-row-height="0.6694in" style:use-optimal-row-height="false" fo:keep-together="always"/>
    </style:style>
    <style:style style:name="TableCell1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 style:parent-style-name="Standard" style:family="paragraph">
      <style:paragraph-properties fo:text-align="justify"/>
      <style:text-properties fo:color="#000000"/>
    </style:style>
    <style:style style:name="P157" style:parent-style-name="Standard" style:family="paragraph">
      <style:paragraph-properties fo:text-align="justify"/>
      <style:text-properties fo:color="#000000"/>
    </style:style>
    <style:style style:name="P158" style:parent-style-name="Standard" style:family="paragraph">
      <style:paragraph-properties fo:text-align="justify"/>
      <style:text-properties fo:color="#000000"/>
    </style:style>
    <style:style style:name="TableRow159" style:family="table-row">
      <style:table-row-properties style:min-row-height="0.6097in" style:use-optimal-row-height="false" fo:keep-together="always"/>
    </style:style>
    <style:style style:name="TableCell1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 style:parent-style-name="Standard" style:family="paragraph">
      <style:paragraph-properties fo:text-align="justify"/>
      <style:text-properties fo:color="#000000"/>
    </style:style>
    <style:style style:name="TableRow162" style:family="table-row">
      <style:table-row-properties style:min-row-height="0.6694in" style:use-optimal-row-height="false" fo:keep-together="always"/>
    </style:style>
    <style:style style:name="TableCell16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4" style:parent-style-name="Standard" style:family="paragraph">
      <style:paragraph-properties fo:text-align="justify"/>
      <style:text-properties fo:color="#000000"/>
    </style:style>
    <style:style style:name="P165" style:parent-style-name="Standard" style:family="paragraph">
      <style:paragraph-properties fo:text-align="justify"/>
    </style:style>
    <style:style style:name="T166" style:parent-style-name="Car.predefinitoparagrafo" style:family="text">
      <style:text-properties fo:color="#000000"/>
    </style:style>
    <style:style style:name="T167" style:parent-style-name="Car.predefinitoparagrafo" style:family="text">
      <style:text-properties fo:color="#000000" fo:font-size="10pt" style:font-size-asian="10pt"/>
    </style:style>
    <style:style style:name="P168" style:parent-style-name="Standard" style:family="paragraph">
      <style:paragraph-properties fo:text-align="justify"/>
      <style:text-properties fo:color="#000000"/>
    </style:style>
    <style:style style:name="P169" style:parent-style-name="Titolo2" style:family="paragraph">
      <style:paragraph-properties fo:break-before="page" fo:text-align="justify"/>
    </style:style>
    <style:style style:name="TableColumn171" style:family="table-column">
      <style:table-column-properties style:column-width="3.1013in" style:use-optimal-column-width="false"/>
    </style:style>
    <style:style style:name="TableColumn172" style:family="table-column">
      <style:table-column-properties style:column-width="3.2326in" style:use-optimal-column-width="false"/>
    </style:style>
    <style:style style:name="Table170" style:family="table">
      <style:table-properties style:width="6.334in" fo:margin-left="0.068in" table:align="left"/>
    </style:style>
    <style:style style:name="TableRow173" style:family="table-row">
      <style:table-row-properties style:min-row-height="0.6694in" style:use-optimal-row-height="false" fo:keep-together="always"/>
    </style:style>
    <style:style style:name="TableCell17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 style:parent-style-name="Standard" style:family="paragraph">
      <style:paragraph-properties fo:text-align="justify"/>
      <style:text-properties fo:color="#000000"/>
    </style:style>
    <style:style style:name="P176" style:parent-style-name="Titolo2" style:family="paragraph">
      <style:paragraph-properties fo:text-align="justify"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8" style:parent-style-name="Standard" style:family="paragraph">
      <style:paragraph-properties fo:text-align="justify"/>
      <style:text-properties fo:font-style="italic" style:font-style-asian="italic" fo:color="#C00000" fo:font-size="8pt" style:font-size-asian="8pt"/>
    </style:style>
    <style:style style:name="P179" style:parent-style-name="Standard" style:family="paragraph">
      <style:paragraph-properties fo:text-align="justify"/>
      <style:text-properties fo:font-style="italic" style:font-style-asian="italic" fo:color="#C00000" fo:font-size="8pt" style:font-size-asian="8pt"/>
    </style:style>
    <style:style style:name="TableRow180" style:family="table-row">
      <style:table-row-properties style:min-row-height="0.6694in" style:use-optimal-row-height="false" fo:keep-together="always"/>
    </style:style>
    <style:style style:name="TableCell1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 style:parent-style-name="Standard" style:family="paragraph">
      <style:paragraph-properties fo:text-align="justify"/>
      <style:text-properties fo:color="#000000"/>
    </style:style>
    <style:style style:name="P183" style:parent-style-name="Standard" style:family="paragraph">
      <style:paragraph-properties fo:text-align="justify"/>
      <style:text-properties fo:color="#000000"/>
    </style:style>
    <style:style style:name="TableCell1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 style:parent-style-name="Standard" style:family="paragraph">
      <style:paragraph-properties fo:text-align="justify"/>
      <style:text-properties fo:font-style="italic" style:font-style-asian="italic" fo:color="#C00000" fo:font-size="8pt" style:font-size-asian="8pt"/>
    </style:style>
    <style:style style:name="P186" style:parent-style-name="Standard" style:family="paragraph">
      <style:paragraph-properties fo:text-align="justify"/>
      <style:text-properties fo:font-style="italic" style:font-style-asian="italic" fo:color="#C00000" fo:font-size="8pt" style:font-size-asian="8pt"/>
    </style:style>
    <style:style style:name="TableRow187" style:family="table-row">
      <style:table-row-properties style:min-row-height="0.6694in" style:use-optimal-row-height="false" fo:keep-together="always"/>
    </style:style>
    <style:style style:name="TableCell1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 style:parent-style-name="Standard" style:family="paragraph">
      <style:paragraph-properties fo:text-align="justify"/>
      <style:text-properties fo:color="#000000"/>
    </style:style>
    <style:style style:name="P190" style:parent-style-name="Standard" style:family="paragraph">
      <style:paragraph-properties fo:text-align="justify"/>
      <style:text-properties fo:color="#000000"/>
    </style:style>
    <style:style style:name="TableRow191" style:family="table-row">
      <style:table-row-properties style:min-row-height="2.0548in" style:use-optimal-row-height="false" fo:keep-together="always"/>
    </style:style>
    <style:style style:name="TableCell1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 style:parent-style-name="Standard" style:family="paragraph">
      <style:paragraph-properties fo:text-align="justify"/>
      <style:text-properties fo:color="#000000"/>
    </style:style>
    <style:style style:name="P194" style:parent-style-name="Standard" style:family="paragraph">
      <style:paragraph-properties fo:text-align="justify"/>
    </style:style>
    <style:style style:name="T195" style:parent-style-name="Car.predefinitoparagrafo" style:family="text">
      <style:text-properties fo:color="#000000"/>
    </style:style>
    <style:style style:name="T196" style:parent-style-name="Car.predefinitoparagrafo" style:family="text">
      <style:text-properties style:font-weight-complex="bold" fo:color="#000000"/>
    </style:style>
    <style:style style:name="T197" style:parent-style-name="Car.predefinitoparagrafo" style:family="text">
      <style:text-properties fo:color="#000000"/>
    </style:style>
    <style:style style:name="T198" style:parent-style-name="Car.predefinitoparagrafo" style:family="text">
      <style:text-properties fo:color="#000000"/>
    </style:style>
    <style:style style:name="T199" style:parent-style-name="Car.predefinitoparagrafo" style:family="text">
      <style:text-properties style:font-weight-complex="bold" fo:color="#000000"/>
    </style:style>
    <style:style style:name="TableRow200" style:family="table-row">
      <style:table-row-properties style:min-row-height="1.3562in" style:use-optimal-row-height="false" fo:keep-together="always"/>
    </style:style>
    <style:style style:name="TableCell2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2" style:parent-style-name="Standard" style:family="paragraph">
      <style:paragraph-properties fo:text-align="justify"/>
      <style:text-properties fo:color="#000000"/>
    </style:style>
    <style:style style:name="P203" style:parent-style-name="Standard" style:family="paragraph">
      <style:paragraph-properties fo:text-align="justify"/>
    </style:style>
    <style:style style:name="T204" style:parent-style-name="Car.predefinitoparagrafo" style:family="text">
      <style:text-properties fo:color="#000000"/>
    </style:style>
    <style:style style:name="T205" style:parent-style-name="Car.predefinitoparagrafo" style:family="text">
      <style:text-properties fo:color="#000000"/>
    </style:style>
    <style:style style:name="TableRow206" style:family="table-row">
      <style:table-row-properties style:min-row-height="0.6694in" style:use-optimal-row-height="false" fo:keep-together="always"/>
    </style:style>
    <style:style style:name="TableCell2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8" style:parent-style-name="Standard" style:family="paragraph">
      <style:paragraph-properties fo:text-align="justify"/>
      <style:text-properties fo:color="#000000"/>
    </style:style>
    <style:style style:name="P209" style:parent-style-name="Standard" style:family="paragraph">
      <style:paragraph-properties fo:text-align="justify"/>
      <style:text-properties fo:color="#000000"/>
    </style:style>
    <style:style style:name="P210" style:parent-style-name="Standard" style:family="paragraph">
      <style:paragraph-properties fo:text-align="justify"/>
      <style:text-properties fo:color="#000000"/>
    </style:style>
    <style:style style:name="TableRow211" style:family="table-row">
      <style:table-row-properties style:min-row-height="0.6694in" style:use-optimal-row-height="false" fo:keep-together="always"/>
    </style:style>
    <style:style style:name="TableCell2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3" style:parent-style-name="Standard" style:family="paragraph">
      <style:paragraph-properties fo:text-align="justify"/>
      <style:text-properties fo:color="#000000"/>
    </style:style>
    <style:style style:name="P214" style:parent-style-name="Standard" style:family="paragraph">
      <style:paragraph-properties fo:text-align="justify"/>
      <style:text-properties fo:color="#000000"/>
    </style:style>
    <style:style style:name="P215" style:parent-style-name="Standard" style:family="paragraph">
      <style:paragraph-properties fo:text-align="justify"/>
      <style:text-properties fo:color="#000000"/>
    </style:style>
    <style:style style:name="TableRow216" style:family="table-row">
      <style:table-row-properties style:min-row-height="0.6694in" style:use-optimal-row-height="false" fo:keep-together="always"/>
    </style:style>
    <style:style style:name="TableCell2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8" style:parent-style-name="Standard" style:family="paragraph">
      <style:paragraph-properties fo:text-align="justify"/>
      <style:text-properties fo:color="#000000"/>
    </style:style>
    <style:style style:name="P219" style:parent-style-name="Standard" style:family="paragraph">
      <style:paragraph-properties fo:text-align="justify"/>
      <style:text-properties fo:color="#000000"/>
    </style:style>
    <style:style style:name="P220" style:parent-style-name="Standard" style:family="paragraph">
      <style:paragraph-properties fo:text-align="justify"/>
      <style:text-properties fo:color="#000000"/>
    </style:style>
    <style:style style:name="TableRow221" style:family="table-row">
      <style:table-row-properties style:min-row-height="0.6694in" style:use-optimal-row-height="false" fo:keep-together="always"/>
    </style:style>
    <style:style style:name="TableCell2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3" style:parent-style-name="Standard" style:family="paragraph">
      <style:paragraph-properties fo:text-align="justify"/>
      <style:text-properties fo:color="#000000"/>
    </style:style>
    <style:style style:name="P224" style:parent-style-name="Standard" style:family="paragraph">
      <style:paragraph-properties fo:text-align="justify"/>
      <style:text-properties fo:color="#000000"/>
    </style:style>
    <style:style style:name="P225" style:parent-style-name="Standard" style:family="paragraph">
      <style:paragraph-properties fo:text-align="justify"/>
      <style:text-properties fo:color="#000000"/>
    </style:style>
    <style:style style:name="TableRow226" style:family="table-row">
      <style:table-row-properties style:min-row-height="0.6097in" style:use-optimal-row-height="false" fo:keep-together="always"/>
    </style:style>
    <style:style style:name="TableCell2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8" style:parent-style-name="Standard" style:family="paragraph">
      <style:paragraph-properties fo:text-align="justify"/>
      <style:text-properties fo:color="#000000"/>
    </style:style>
    <style:style style:name="P229" style:parent-style-name="Standard" style:family="paragraph">
      <style:paragraph-properties fo:text-align="justify"/>
      <style:text-properties fo:color="#000000"/>
    </style:style>
    <style:style style:name="TableRow230" style:family="table-row">
      <style:table-row-properties style:min-row-height="0.6694in" style:use-optimal-row-height="false" fo:keep-together="always"/>
    </style:style>
    <style:style style:name="TableCell23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32" style:parent-style-name="Standard" style:family="paragraph">
      <style:paragraph-properties fo:text-align="justify"/>
      <style:text-properties fo:color="#000000"/>
    </style:style>
    <style:style style:name="P233" style:parent-style-name="Standard" style:family="paragraph">
      <style:paragraph-properties fo:text-align="justify"/>
      <style:text-properties fo:color="#000000"/>
    </style:style>
    <style:style style:name="P234" style:parent-style-name="Standard" style:family="paragraph">
      <style:paragraph-properties fo:text-align="justify"/>
      <style:text-properties fo:color="#000000"/>
    </style:style>
    <style:style style:name="P235" style:parent-style-name="Titolo2" style:family="paragraph">
      <style:paragraph-properties fo:break-before="page" fo:text-align="justify"/>
    </style:style>
    <style:style style:name="TableColumn237" style:family="table-column">
      <style:table-column-properties style:column-width="3.1013in" style:use-optimal-column-width="false"/>
    </style:style>
    <style:style style:name="TableColumn238" style:family="table-column">
      <style:table-column-properties style:column-width="3.2326in" style:use-optimal-column-width="false"/>
    </style:style>
    <style:style style:name="Table236" style:family="table">
      <style:table-properties style:width="6.334in" fo:margin-left="0.068in" table:align="left"/>
    </style:style>
    <style:style style:name="TableRow239" style:family="table-row">
      <style:table-row-properties style:min-row-height="0.6694in" style:use-optimal-row-height="false" fo:keep-together="always"/>
    </style:style>
    <style:style style:name="TableCell2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1" style:parent-style-name="Standard" style:family="paragraph">
      <style:paragraph-properties fo:text-align="justify"/>
      <style:text-properties fo:color="#000000"/>
    </style:style>
    <style:style style:name="P242" style:parent-style-name="Standard" style:family="paragraph">
      <style:paragraph-properties fo:text-align="justify"/>
      <style:text-properties fo:color="#000000"/>
    </style:style>
    <style:style style:name="TableCell2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4" style:parent-style-name="Standard" style:family="paragraph">
      <style:paragraph-properties fo:text-align="justify"/>
      <style:text-properties fo:font-style="italic" style:font-style-asian="italic" fo:color="#C00000" fo:font-size="8pt" style:font-size-asian="8pt"/>
    </style:style>
    <style:style style:name="P245" style:parent-style-name="Standard" style:family="paragraph">
      <style:paragraph-properties fo:text-align="justify"/>
      <style:text-properties fo:font-style="italic" style:font-style-asian="italic" fo:color="#C00000" fo:font-size="8pt" style:font-size-asian="8pt"/>
    </style:style>
    <style:style style:name="TableRow246" style:family="table-row">
      <style:table-row-properties style:min-row-height="0.6694in" style:use-optimal-row-height="false" fo:keep-together="always"/>
    </style:style>
    <style:style style:name="TableCell2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8" style:parent-style-name="Standard" style:family="paragraph">
      <style:paragraph-properties fo:text-align="justify"/>
      <style:text-properties fo:color="#000000"/>
    </style:style>
    <style:style style:name="P249" style:parent-style-name="Standard" style:family="paragraph">
      <style:paragraph-properties fo:text-align="justify"/>
      <style:text-properties fo:color="#000000"/>
    </style:style>
    <style:style style:name="TableCell2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1" style:parent-style-name="Standard" style:family="paragraph">
      <style:paragraph-properties fo:text-align="justify"/>
      <style:text-properties fo:font-style="italic" style:font-style-asian="italic" fo:color="#C00000" fo:font-size="8pt" style:font-size-asian="8pt"/>
    </style:style>
    <style:style style:name="P252" style:parent-style-name="Standard" style:family="paragraph">
      <style:paragraph-properties fo:text-align="justify"/>
      <style:text-properties fo:font-style="italic" style:font-style-asian="italic" fo:color="#C00000" fo:font-size="8pt" style:font-size-asian="8pt"/>
    </style:style>
    <style:style style:name="TableRow253" style:family="table-row">
      <style:table-row-properties style:min-row-height="0.6694in" style:use-optimal-row-height="false" fo:keep-together="always"/>
    </style:style>
    <style:style style:name="TableCell2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5" style:parent-style-name="Standard" style:family="paragraph">
      <style:paragraph-properties fo:text-align="justify"/>
      <style:text-properties fo:color="#000000"/>
    </style:style>
    <style:style style:name="P256" style:parent-style-name="Standard" style:family="paragraph">
      <style:paragraph-properties fo:text-align="justify"/>
      <style:text-properties fo:color="#000000"/>
    </style:style>
    <style:style style:name="TableRow257" style:family="table-row">
      <style:table-row-properties style:min-row-height="2.0548in" style:use-optimal-row-height="false" fo:keep-together="always"/>
    </style:style>
    <style:style style:name="TableCell2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9" style:parent-style-name="Standard" style:family="paragraph">
      <style:paragraph-properties fo:text-align="justify"/>
      <style:text-properties fo:color="#000000"/>
    </style:style>
    <style:style style:name="P260" style:parent-style-name="Standard" style:family="paragraph">
      <style:paragraph-properties fo:text-align="justify"/>
      <style:text-properties fo:color="#000000"/>
    </style:style>
    <style:style style:name="P261" style:parent-style-name="Standard" style:family="paragraph">
      <style:paragraph-properties fo:text-align="justify"/>
      <style:text-properties fo:color="#000000"/>
    </style:style>
    <style:style style:name="TableRow262" style:family="table-row">
      <style:table-row-properties style:min-row-height="1.3562in" style:use-optimal-row-height="false" fo:keep-together="always"/>
    </style:style>
    <style:style style:name="TableCell2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4" style:parent-style-name="Standard" style:family="paragraph">
      <style:paragraph-properties fo:text-align="justify"/>
      <style:text-properties fo:color="#000000"/>
    </style:style>
    <style:style style:name="P265" style:parent-style-name="Standard" style:family="paragraph">
      <style:paragraph-properties fo:text-align="justify"/>
      <style:text-properties fo:color="#000000"/>
    </style:style>
    <style:style style:name="P266" style:parent-style-name="Standard" style:family="paragraph">
      <style:paragraph-properties fo:text-align="justify"/>
      <style:text-properties fo:color="#000000"/>
    </style:style>
    <style:style style:name="TableRow267" style:family="table-row">
      <style:table-row-properties style:min-row-height="0.6694in" style:use-optimal-row-height="false" fo:keep-together="always"/>
    </style:style>
    <style:style style:name="TableCell2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9" style:parent-style-name="Standard" style:family="paragraph">
      <style:paragraph-properties fo:text-align="justify"/>
      <style:text-properties fo:color="#000000"/>
    </style:style>
    <style:style style:name="P270" style:parent-style-name="Standard" style:family="paragraph">
      <style:paragraph-properties fo:text-align="justify"/>
      <style:text-properties fo:color="#000000"/>
    </style:style>
    <style:style style:name="P271" style:parent-style-name="Standard" style:family="paragraph">
      <style:paragraph-properties fo:text-align="justify"/>
      <style:text-properties fo:color="#000000"/>
    </style:style>
    <style:style style:name="TableRow272" style:family="table-row">
      <style:table-row-properties style:min-row-height="0.6694in" style:use-optimal-row-height="false" fo:keep-together="always"/>
    </style:style>
    <style:style style:name="TableCell2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4" style:parent-style-name="Standard" style:family="paragraph">
      <style:paragraph-properties fo:text-align="justify"/>
      <style:text-properties fo:color="#000000"/>
    </style:style>
    <style:style style:name="P275" style:parent-style-name="Standard" style:family="paragraph">
      <style:paragraph-properties fo:text-align="justify"/>
      <style:text-properties fo:color="#000000"/>
    </style:style>
    <style:style style:name="P276" style:parent-style-name="Standard" style:family="paragraph">
      <style:paragraph-properties fo:text-align="justify"/>
      <style:text-properties fo:color="#000000"/>
    </style:style>
    <style:style style:name="TableRow277" style:family="table-row">
      <style:table-row-properties style:min-row-height="0.6694in" style:use-optimal-row-height="false" fo:keep-together="always"/>
    </style:style>
    <style:style style:name="TableCell2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9" style:parent-style-name="Standard" style:family="paragraph">
      <style:paragraph-properties fo:text-align="justify"/>
      <style:text-properties fo:color="#000000"/>
    </style:style>
    <style:style style:name="P280" style:parent-style-name="Standard" style:family="paragraph">
      <style:paragraph-properties fo:text-align="justify"/>
      <style:text-properties fo:color="#000000"/>
    </style:style>
    <style:style style:name="P281" style:parent-style-name="Standard" style:family="paragraph">
      <style:paragraph-properties fo:text-align="justify"/>
      <style:text-properties fo:color="#000000"/>
    </style:style>
    <style:style style:name="TableRow282" style:family="table-row">
      <style:table-row-properties style:min-row-height="0.6694in" style:use-optimal-row-height="false" fo:keep-together="always"/>
    </style:style>
    <style:style style:name="TableCell2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4" style:parent-style-name="Standard" style:family="paragraph">
      <style:paragraph-properties fo:text-align="justify"/>
      <style:text-properties fo:color="#000000"/>
    </style:style>
    <style:style style:name="P285" style:parent-style-name="Standard" style:family="paragraph">
      <style:paragraph-properties fo:text-align="justify"/>
      <style:text-properties fo:color="#000000"/>
    </style:style>
    <style:style style:name="P286" style:parent-style-name="Standard" style:family="paragraph">
      <style:paragraph-properties fo:text-align="justify"/>
      <style:text-properties fo:color="#000000"/>
    </style:style>
    <style:style style:name="TableRow287" style:family="table-row">
      <style:table-row-properties style:min-row-height="0.6097in" style:use-optimal-row-height="false" fo:keep-together="always"/>
    </style:style>
    <style:style style:name="TableCell2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9" style:parent-style-name="Standard" style:family="paragraph">
      <style:paragraph-properties fo:text-align="justify"/>
      <style:text-properties fo:color="#000000"/>
    </style:style>
    <style:style style:name="P290" style:parent-style-name="Standard" style:family="paragraph">
      <style:paragraph-properties fo:text-align="justify"/>
      <style:text-properties fo:color="#000000"/>
    </style:style>
    <style:style style:name="P291" style:parent-style-name="Standard" style:family="paragraph">
      <style:paragraph-properties fo:text-align="justify"/>
      <style:text-properties fo:color="#000000"/>
    </style:style>
    <style:style style:name="TableRow292" style:family="table-row">
      <style:table-row-properties style:min-row-height="0.6694in" style:use-optimal-row-height="false" fo:keep-together="always"/>
    </style:style>
    <style:style style:name="TableCell29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94" style:parent-style-name="Standard" style:family="paragraph">
      <style:paragraph-properties fo:text-align="justify"/>
      <style:text-properties fo:color="#000000"/>
    </style:style>
    <style:style style:name="P295" style:parent-style-name="Standard" style:family="paragraph">
      <style:paragraph-properties fo:text-align="justify"/>
      <style:text-properties fo:color="#000000"/>
    </style:style>
    <style:style style:name="P296" style:parent-style-name="Standard" style:family="paragraph">
      <style:paragraph-properties fo:text-align="justify"/>
      <style:text-properties fo:color="#000000"/>
    </style:style>
    <style:style style:name="P297" style:parent-style-name="Titolo2" style:family="paragraph">
      <style:paragraph-properties fo:break-before="page" fo:text-align="justify"/>
    </style:style>
    <style:style style:name="TableColumn299" style:family="table-column">
      <style:table-column-properties style:column-width="3.1013in" style:use-optimal-column-width="false"/>
    </style:style>
    <style:style style:name="TableColumn300" style:family="table-column">
      <style:table-column-properties style:column-width="3.2326in" style:use-optimal-column-width="false"/>
    </style:style>
    <style:style style:name="Table298" style:family="table">
      <style:table-properties style:width="6.334in" fo:margin-left="0.068in" table:align="left"/>
    </style:style>
    <style:style style:name="TableRow301" style:family="table-row">
      <style:table-row-properties style:min-row-height="0.6694in" style:use-optimal-row-height="false" fo:keep-together="always"/>
    </style:style>
    <style:style style:name="TableCell3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03" style:parent-style-name="Standard" style:family="paragraph">
      <style:paragraph-properties fo:text-align="justify"/>
      <style:text-properties fo:color="#000000"/>
    </style:style>
    <style:style style:name="P304" style:parent-style-name="Standard" style:family="paragraph">
      <style:paragraph-properties fo:text-align="justify"/>
      <style:text-properties fo:color="#000000"/>
    </style:style>
    <style:style style:name="TableCell30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06" style:parent-style-name="Standard" style:family="paragraph">
      <style:paragraph-properties fo:text-align="justify"/>
      <style:text-properties fo:font-style="italic" style:font-style-asian="italic" fo:color="#C00000" fo:font-size="8pt" style:font-size-asian="8pt"/>
    </style:style>
    <style:style style:name="P307" style:parent-style-name="Standard" style:family="paragraph">
      <style:paragraph-properties fo:text-align="justify"/>
      <style:text-properties fo:font-style="italic" style:font-style-asian="italic" fo:color="#C00000" fo:font-size="8pt" style:font-size-asian="8pt"/>
    </style:style>
    <style:style style:name="TableRow308" style:family="table-row">
      <style:table-row-properties style:min-row-height="0.6694in" style:use-optimal-row-height="false" fo:keep-together="always"/>
    </style:style>
    <style:style style:name="TableCell3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0" style:parent-style-name="Standard" style:family="paragraph">
      <style:paragraph-properties fo:text-align="justify"/>
      <style:text-properties fo:color="#000000"/>
    </style:style>
    <style:style style:name="P311" style:parent-style-name="Standard" style:family="paragraph">
      <style:paragraph-properties fo:text-align="justify"/>
      <style:text-properties fo:color="#000000"/>
    </style:style>
    <style:style style:name="TableCell3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3" style:parent-style-name="Standard" style:family="paragraph">
      <style:paragraph-properties fo:text-align="justify"/>
      <style:text-properties fo:font-style="italic" style:font-style-asian="italic" fo:color="#C00000" fo:font-size="8pt" style:font-size-asian="8pt"/>
    </style:style>
    <style:style style:name="P314" style:parent-style-name="Standard" style:family="paragraph">
      <style:paragraph-properties fo:text-align="justify"/>
      <style:text-properties fo:font-style="italic" style:font-style-asian="italic" fo:color="#C00000" fo:font-size="8pt" style:font-size-asian="8pt"/>
    </style:style>
    <style:style style:name="TableRow315" style:family="table-row">
      <style:table-row-properties style:min-row-height="0.6694in" style:use-optimal-row-height="false" fo:keep-together="always"/>
    </style:style>
    <style:style style:name="TableCell3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7" style:parent-style-name="Standard" style:family="paragraph">
      <style:paragraph-properties fo:text-align="justify"/>
      <style:text-properties fo:color="#000000"/>
    </style:style>
    <style:style style:name="P318" style:parent-style-name="Standard" style:family="paragraph">
      <style:paragraph-properties fo:text-align="justify"/>
      <style:text-properties fo:color="#000000"/>
    </style:style>
    <style:style style:name="TableRow319" style:family="table-row">
      <style:table-row-properties style:min-row-height="2.0548in" style:use-optimal-row-height="false" fo:keep-together="always"/>
    </style:style>
    <style:style style:name="TableCell3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1" style:parent-style-name="Standard" style:family="paragraph">
      <style:paragraph-properties fo:text-align="justify"/>
      <style:text-properties fo:color="#000000"/>
    </style:style>
    <style:style style:name="P322" style:parent-style-name="Standard" style:family="paragraph">
      <style:paragraph-properties fo:text-align="justify"/>
      <style:text-properties fo:color="#000000"/>
    </style:style>
    <style:style style:name="TableRow323" style:family="table-row">
      <style:table-row-properties style:min-row-height="1.3562in" style:use-optimal-row-height="false" fo:keep-together="always"/>
    </style:style>
    <style:style style:name="TableCell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5" style:parent-style-name="Standard" style:family="paragraph">
      <style:paragraph-properties fo:text-align="justify"/>
      <style:text-properties fo:color="#000000"/>
    </style:style>
    <style:style style:name="P326" style:parent-style-name="Standard" style:family="paragraph">
      <style:paragraph-properties fo:text-align="justify"/>
      <style:text-properties fo:color="#000000"/>
    </style:style>
    <style:style style:name="P327" style:parent-style-name="Standard" style:family="paragraph">
      <style:paragraph-properties fo:text-align="justify"/>
      <style:text-properties fo:color="#000000"/>
    </style:style>
    <style:style style:name="TableRow328" style:family="table-row">
      <style:table-row-properties style:min-row-height="0.6694in" style:use-optimal-row-height="false" fo:keep-together="always"/>
    </style:style>
    <style:style style:name="TableCell3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0" style:parent-style-name="Standard" style:family="paragraph">
      <style:paragraph-properties fo:text-align="justify"/>
      <style:text-properties fo:color="#000000"/>
    </style:style>
    <style:style style:name="P331" style:parent-style-name="Standard" style:family="paragraph">
      <style:paragraph-properties fo:text-align="justify"/>
      <style:text-properties fo:color="#000000"/>
    </style:style>
    <style:style style:name="TableRow332" style:family="table-row">
      <style:table-row-properties style:min-row-height="0.6694in" style:use-optimal-row-height="false" fo:keep-together="always"/>
    </style:style>
    <style:style style:name="TableCell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4" style:parent-style-name="Standard" style:family="paragraph">
      <style:paragraph-properties fo:text-align="justify"/>
      <style:text-properties fo:color="#000000"/>
    </style:style>
    <style:style style:name="P335" style:parent-style-name="Standard" style:family="paragraph">
      <style:paragraph-properties fo:text-align="justify"/>
      <style:text-properties fo:color="#000000"/>
    </style:style>
    <style:style style:name="P336" style:parent-style-name="Standard" style:family="paragraph">
      <style:paragraph-properties fo:text-align="justify"/>
      <style:text-properties fo:color="#000000"/>
    </style:style>
    <style:style style:name="TableRow337" style:family="table-row">
      <style:table-row-properties style:min-row-height="0.6694in" style:use-optimal-row-height="false" fo:keep-together="always"/>
    </style:style>
    <style:style style:name="TableCell3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9" style:parent-style-name="Standard" style:family="paragraph">
      <style:paragraph-properties fo:text-align="justify"/>
      <style:text-properties fo:color="#000000"/>
    </style:style>
    <style:style style:name="P340" style:parent-style-name="Standard" style:family="paragraph">
      <style:paragraph-properties fo:text-align="justify"/>
      <style:text-properties fo:color="#000000"/>
    </style:style>
    <style:style style:name="P341" style:parent-style-name="Standard" style:family="paragraph">
      <style:paragraph-properties fo:text-align="justify"/>
      <style:text-properties fo:color="#000000"/>
    </style:style>
    <style:style style:name="TableRow342" style:family="table-row">
      <style:table-row-properties style:min-row-height="0.6694in" style:use-optimal-row-height="false" fo:keep-together="always"/>
    </style:style>
    <style:style style:name="TableCell3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4" style:parent-style-name="Standard" style:family="paragraph">
      <style:paragraph-properties fo:text-align="justify"/>
      <style:text-properties fo:color="#000000"/>
    </style:style>
    <style:style style:name="TableRow345" style:family="table-row">
      <style:table-row-properties style:min-row-height="0.6097in" style:use-optimal-row-height="false" fo:keep-together="always"/>
    </style:style>
    <style:style style:name="TableCell3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7" style:parent-style-name="Standard" style:family="paragraph">
      <style:paragraph-properties fo:text-align="justify"/>
      <style:text-properties fo:color="#000000"/>
    </style:style>
    <style:style style:name="P348" style:parent-style-name="Standard" style:family="paragraph">
      <style:paragraph-properties fo:text-align="justify"/>
      <style:text-properties fo:color="#000000"/>
    </style:style>
    <style:style style:name="P349" style:parent-style-name="Standard" style:family="paragraph">
      <style:paragraph-properties fo:text-align="justify"/>
      <style:text-properties fo:color="#000000"/>
    </style:style>
    <style:style style:name="TableRow350" style:family="table-row">
      <style:table-row-properties style:min-row-height="0.6694in" style:use-optimal-row-height="false" fo:keep-together="always"/>
    </style:style>
    <style:style style:name="TableCell35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52" style:parent-style-name="Standard" style:family="paragraph">
      <style:paragraph-properties fo:text-align="justify"/>
      <style:text-properties fo:color="#000000"/>
    </style:style>
    <style:style style:name="P353" style:parent-style-name="Titolo2" style:family="paragraph">
      <style:paragraph-properties fo:break-before="page" fo:text-align="justify"/>
    </style:style>
    <style:style style:name="TableColumn355" style:family="table-column">
      <style:table-column-properties style:column-width="3.1013in" style:use-optimal-column-width="false"/>
    </style:style>
    <style:style style:name="TableColumn356" style:family="table-column">
      <style:table-column-properties style:column-width="3.2326in" style:use-optimal-column-width="false"/>
    </style:style>
    <style:style style:name="Table354" style:family="table">
      <style:table-properties style:width="6.334in" fo:margin-left="0.068in" table:align="left"/>
    </style:style>
    <style:style style:name="TableRow357" style:family="table-row">
      <style:table-row-properties style:min-row-height="0.6694in" style:use-optimal-row-height="false" fo:keep-together="always"/>
    </style:style>
    <style:style style:name="TableCell3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59" style:parent-style-name="Standard" style:family="paragraph">
      <style:paragraph-properties fo:text-align="justify"/>
      <style:text-properties fo:color="#000000"/>
    </style:style>
    <style:style style:name="P360" style:parent-style-name="Standard" style:family="paragraph">
      <style:paragraph-properties fo:text-align="justify"/>
      <style:text-properties fo:color="#000000"/>
    </style:style>
    <style:style style:name="TableCell36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2" style:parent-style-name="Standard" style:family="paragraph">
      <style:paragraph-properties fo:text-align="justify"/>
      <style:text-properties fo:font-style="italic" style:font-style-asian="italic" fo:color="#C00000" fo:font-size="8pt" style:font-size-asian="8pt"/>
    </style:style>
    <style:style style:name="P363" style:parent-style-name="Standard" style:family="paragraph">
      <style:paragraph-properties fo:text-align="justify"/>
      <style:text-properties fo:font-style="italic" style:font-style-asian="italic" fo:color="#C00000" fo:font-size="8pt" style:font-size-asian="8pt"/>
    </style:style>
    <style:style style:name="TableRow364" style:family="table-row">
      <style:table-row-properties style:min-row-height="0.6694in" style:use-optimal-row-height="false" fo:keep-together="always"/>
    </style:style>
    <style:style style:name="TableCell3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6" style:parent-style-name="Standard" style:family="paragraph">
      <style:paragraph-properties fo:text-align="justify"/>
      <style:text-properties fo:color="#000000"/>
    </style:style>
    <style:style style:name="P367" style:parent-style-name="Standard" style:family="paragraph">
      <style:paragraph-properties fo:text-align="justify"/>
      <style:text-properties fo:color="#000000"/>
    </style:style>
    <style:style style:name="TableCell3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9" style:parent-style-name="Standard" style:family="paragraph">
      <style:paragraph-properties fo:text-align="justify"/>
      <style:text-properties fo:font-style="italic" style:font-style-asian="italic" fo:color="#C00000" fo:font-size="8pt" style:font-size-asian="8pt"/>
    </style:style>
    <style:style style:name="P370" style:parent-style-name="Standard" style:family="paragraph">
      <style:paragraph-properties fo:text-align="justify"/>
      <style:text-properties fo:font-style="italic" style:font-style-asian="italic" fo:color="#C00000" fo:font-size="8pt" style:font-size-asian="8pt"/>
    </style:style>
    <style:style style:name="TableRow371" style:family="table-row">
      <style:table-row-properties style:min-row-height="0.6694in" style:use-optimal-row-height="false" fo:keep-together="always"/>
    </style:style>
    <style:style style:name="TableCell3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3" style:parent-style-name="Standard" style:family="paragraph">
      <style:paragraph-properties fo:text-align="justify"/>
      <style:text-properties fo:color="#000000"/>
    </style:style>
    <style:style style:name="P374" style:parent-style-name="Standard" style:family="paragraph">
      <style:paragraph-properties fo:text-align="justify"/>
      <style:text-properties fo:color="#000000"/>
    </style:style>
    <style:style style:name="TableRow375" style:family="table-row">
      <style:table-row-properties style:min-row-height="2.0548in" style:use-optimal-row-height="false" fo:keep-together="always"/>
    </style:style>
    <style:style style:name="TableCell3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7" style:parent-style-name="Standard" style:family="paragraph">
      <style:paragraph-properties fo:text-align="justify"/>
      <style:text-properties fo:color="#000000"/>
    </style:style>
    <style:style style:name="P378" style:parent-style-name="Standard" style:family="paragraph">
      <style:paragraph-properties fo:text-align="justify"/>
      <style:text-properties fo:color="#000000"/>
    </style:style>
    <style:style style:name="P379" style:parent-style-name="Standard" style:family="paragraph">
      <style:paragraph-properties fo:text-align="justify"/>
      <style:text-properties fo:color="#000000"/>
    </style:style>
    <style:style style:name="TableRow380" style:family="table-row">
      <style:table-row-properties style:min-row-height="1.3562in" style:use-optimal-row-height="false" fo:keep-together="always"/>
    </style:style>
    <style:style style:name="TableCell3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2" style:parent-style-name="Standard" style:family="paragraph">
      <style:paragraph-properties fo:text-align="justify"/>
      <style:text-properties fo:color="#000000"/>
    </style:style>
    <style:style style:name="P383" style:parent-style-name="Standard" style:family="paragraph">
      <style:paragraph-properties fo:text-align="justify"/>
    </style:style>
    <style:style style:name="T384" style:parent-style-name="Car.predefinitoparagrafo" style:family="text">
      <style:text-properties fo:color="#000000"/>
    </style:style>
    <style:style style:name="T385" style:parent-style-name="Car.predefinitoparagrafo" style:family="text">
      <style:text-properties fo:color="#000000"/>
    </style:style>
    <style:style style:name="P386" style:parent-style-name="Standard" style:family="paragraph">
      <style:paragraph-properties fo:text-align="justify"/>
      <style:text-properties fo:color="#000000"/>
    </style:style>
    <style:style style:name="TableRow387" style:family="table-row">
      <style:table-row-properties style:min-row-height="0.6694in" style:use-optimal-row-height="false" fo:keep-together="always"/>
    </style:style>
    <style:style style:name="TableCell3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9" style:parent-style-name="Standard" style:family="paragraph">
      <style:paragraph-properties fo:text-align="justify"/>
      <style:text-properties fo:color="#000000"/>
    </style:style>
    <style:style style:name="P390" style:parent-style-name="Standard" style:family="paragraph">
      <style:paragraph-properties fo:text-align="justify"/>
      <style:text-properties fo:color="#000000"/>
    </style:style>
    <style:style style:name="TableRow391" style:family="table-row">
      <style:table-row-properties style:min-row-height="0.6694in" style:use-optimal-row-height="false" fo:keep-together="always"/>
    </style:style>
    <style:style style:name="TableCell3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3" style:parent-style-name="Standard" style:family="paragraph">
      <style:paragraph-properties fo:text-align="justify"/>
      <style:text-properties fo:color="#000000"/>
    </style:style>
    <style:style style:name="P394" style:parent-style-name="Standard" style:family="paragraph">
      <style:paragraph-properties fo:text-align="justify"/>
      <style:text-properties fo:color="#000000"/>
    </style:style>
    <style:style style:name="TableRow395" style:family="table-row">
      <style:table-row-properties style:min-row-height="0.6694in" style:use-optimal-row-height="false" fo:keep-together="always"/>
    </style:style>
    <style:style style:name="TableCell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7" style:parent-style-name="Standard" style:family="paragraph">
      <style:paragraph-properties fo:text-align="justify"/>
      <style:text-properties fo:color="#000000"/>
    </style:style>
    <style:style style:name="P398" style:parent-style-name="Textbody" style:family="paragraph">
      <style:paragraph-properties fo:text-align="justify"/>
      <style:text-properties fo:color="#000000"/>
    </style:style>
    <style:style style:name="P399" style:parent-style-name="Textbody" style:family="paragraph">
      <style:paragraph-properties fo:text-align="justify" fo:margin-bottom="0in" fo:line-height="135%"/>
      <style:text-properties fo:color="#000000"/>
    </style:style>
    <style:style style:name="P400" style:parent-style-name="Textbody" style:family="paragraph">
      <style:paragraph-properties fo:text-align="justify" fo:margin-bottom="0in" fo:line-height="135%"/>
      <style:text-properties fo:color="#000000"/>
    </style:style>
    <style:style style:name="P401" style:parent-style-name="Textbody" style:family="paragraph">
      <style:paragraph-properties fo:text-align="justify" fo:margin-bottom="0in" fo:line-height="135%"/>
      <style:text-properties fo:color="#000000"/>
    </style:style>
    <style:style style:name="P402" style:parent-style-name="Textbody" style:family="paragraph">
      <style:paragraph-properties fo:text-align="justify" fo:margin-bottom="0.1388in" fo:line-height="135%"/>
      <style:text-properties fo:color="#000000"/>
    </style:style>
    <style:style style:name="P403" style:parent-style-name="Textbody" style:family="paragraph">
      <style:paragraph-properties fo:text-align="justify" fo:margin-bottom="0in" fo:line-height="135%"/>
      <style:text-properties fo:color="#000000"/>
    </style:style>
    <style:style style:name="P404" style:parent-style-name="Standard" style:family="paragraph">
      <style:paragraph-properties fo:text-align="justify"/>
      <style:text-properties fo:color="#000000"/>
    </style:style>
    <style:style style:name="TableRow405" style:family="table-row">
      <style:table-row-properties style:min-row-height="0.6694in" style:use-optimal-row-height="false" fo:keep-together="always"/>
    </style:style>
    <style:style style:name="TableCell4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7" style:parent-style-name="Standard" style:family="paragraph">
      <style:paragraph-properties fo:text-align="justify"/>
      <style:text-properties fo:color="#000000"/>
    </style:style>
    <style:style style:name="P408" style:parent-style-name="Standard" style:family="paragraph">
      <style:paragraph-properties fo:text-align="justify"/>
      <style:text-properties fo:color="#000000"/>
    </style:style>
    <style:style style:name="P409" style:parent-style-name="Standard" style:family="paragraph">
      <style:paragraph-properties fo:text-align="justify"/>
      <style:text-properties fo:color="#000000"/>
    </style:style>
    <style:style style:name="TableRow410" style:family="table-row">
      <style:table-row-properties style:min-row-height="0.6097in" style:use-optimal-row-height="false" fo:keep-together="always"/>
    </style:style>
    <style:style style:name="TableCell4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2" style:parent-style-name="Standard" style:family="paragraph">
      <style:paragraph-properties fo:text-align="justify"/>
      <style:text-properties fo:color="#000000"/>
    </style:style>
    <style:style style:name="P413" style:parent-style-name="Standard" style:family="paragraph">
      <style:paragraph-properties fo:text-align="justify"/>
      <style:text-properties fo:color="#000000"/>
    </style:style>
    <style:style style:name="P414" style:parent-style-name="Standard" style:family="paragraph">
      <style:paragraph-properties fo:text-align="justify"/>
      <style:text-properties fo:color="#000000"/>
    </style:style>
    <style:style style:name="TableRow415" style:family="table-row">
      <style:table-row-properties style:min-row-height="0.6694in" style:use-optimal-row-height="false" fo:keep-together="always"/>
    </style:style>
    <style:style style:name="TableCell4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17" style:parent-style-name="Standard" style:family="paragraph">
      <style:paragraph-properties fo:text-align="justify"/>
      <style:text-properties fo:color="#000000"/>
    </style:style>
    <style:style style:name="P418" style:parent-style-name="Standard" style:family="paragraph">
      <style:paragraph-properties fo:text-align="justify"/>
    </style:style>
    <style:style style:name="T419" style:parent-style-name="Car.predefinitoparagrafo" style:family="text">
      <style:text-properties fo:color="#000000"/>
    </style:style>
    <style:style style:name="T420" style:parent-style-name="Car.predefinitoparagrafo" style:family="text">
      <style:text-properties fo:font-style="italic" style:font-style-asian="italic" fo:color="#000000" fo:font-size="10pt" style:font-size-asian="10pt"/>
    </style:style>
    <style:style style:name="P421" style:parent-style-name="Standard" style:family="paragraph">
      <style:paragraph-properties fo:text-align="justify"/>
      <style:text-properties fo:color="#000000"/>
    </style:style>
    <style:style style:name="P422" style:parent-style-name="Titolo2" style:family="paragraph">
      <style:paragraph-properties fo:break-before="page" fo:text-align="justify"/>
    </style:style>
    <style:style style:name="TableColumn424" style:family="table-column">
      <style:table-column-properties style:column-width="3.1013in" style:use-optimal-column-width="false"/>
    </style:style>
    <style:style style:name="TableColumn425" style:family="table-column">
      <style:table-column-properties style:column-width="3.2326in" style:use-optimal-column-width="false"/>
    </style:style>
    <style:style style:name="Table423" style:family="table">
      <style:table-properties style:width="6.334in" fo:margin-left="0.068in" table:align="left"/>
    </style:style>
    <style:style style:name="TableRow426" style:family="table-row">
      <style:table-row-properties style:min-row-height="0.6694in" style:use-optimal-row-height="false" fo:keep-together="always"/>
    </style:style>
    <style:style style:name="TableCell4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8" style:parent-style-name="Standard" style:family="paragraph">
      <style:paragraph-properties fo:text-align="justify"/>
      <style:text-properties fo:color="#000000"/>
    </style:style>
    <style:style style:name="P429" style:parent-style-name="Standard" style:family="paragraph">
      <style:paragraph-properties fo:text-align="justify"/>
      <style:text-properties fo:color="#000000"/>
    </style:style>
    <style:style style:name="TableCell43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31" style:parent-style-name="Standard" style:family="paragraph">
      <style:paragraph-properties fo:text-align="justify"/>
      <style:text-properties fo:font-style="italic" style:font-style-asian="italic" fo:color="#C00000" fo:font-size="8pt" style:font-size-asian="8pt"/>
    </style:style>
    <style:style style:name="P432" style:parent-style-name="Standard" style:family="paragraph">
      <style:paragraph-properties fo:text-align="justify"/>
      <style:text-properties fo:font-style="italic" style:font-style-asian="italic" fo:color="#C00000" fo:font-size="8pt" style:font-size-asian="8pt"/>
    </style:style>
    <style:style style:name="TableRow433" style:family="table-row">
      <style:table-row-properties style:min-row-height="0.6694in" style:use-optimal-row-height="false" fo:keep-together="always"/>
    </style:style>
    <style:style style:name="TableCell4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5" style:parent-style-name="Standard" style:family="paragraph">
      <style:paragraph-properties fo:text-align="justify"/>
      <style:text-properties fo:color="#000000"/>
    </style:style>
    <style:style style:name="P436" style:parent-style-name="Standard" style:family="paragraph">
      <style:paragraph-properties fo:text-align="justify"/>
      <style:text-properties fo:color="#000000"/>
    </style:style>
    <style:style style:name="TableCell4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8" style:parent-style-name="Standard" style:family="paragraph">
      <style:paragraph-properties fo:text-align="justify"/>
      <style:text-properties fo:font-style="italic" style:font-style-asian="italic" fo:color="#C00000" fo:font-size="8pt" style:font-size-asian="8pt"/>
    </style:style>
    <style:style style:name="P439" style:parent-style-name="Standard" style:family="paragraph">
      <style:paragraph-properties fo:text-align="justify"/>
      <style:text-properties fo:font-style="italic" style:font-style-asian="italic" fo:color="#C00000" fo:font-size="8pt" style:font-size-asian="8pt"/>
    </style:style>
    <style:style style:name="TableRow440" style:family="table-row">
      <style:table-row-properties style:min-row-height="0.6694in" style:use-optimal-row-height="false" fo:keep-together="always"/>
    </style:style>
    <style:style style:name="TableCell4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2" style:parent-style-name="Standard" style:family="paragraph">
      <style:paragraph-properties fo:text-align="justify"/>
      <style:text-properties fo:color="#000000"/>
    </style:style>
    <style:style style:name="P443" style:parent-style-name="Standard" style:family="paragraph">
      <style:paragraph-properties fo:text-align="justify"/>
      <style:text-properties fo:color="#000000"/>
    </style:style>
    <style:style style:name="TableRow444" style:family="table-row">
      <style:table-row-properties style:min-row-height="2.0548in" style:use-optimal-row-height="false" fo:keep-together="always"/>
    </style:style>
    <style:style style:name="TableCell4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6" style:parent-style-name="Standard" style:family="paragraph">
      <style:paragraph-properties fo:text-align="justify"/>
      <style:text-properties fo:color="#000000"/>
    </style:style>
    <style:style style:name="P447" style:parent-style-name="Standard" style:family="paragraph">
      <style:paragraph-properties fo:text-align="justify"/>
      <style:text-properties fo:color="#000000"/>
    </style:style>
    <style:style style:name="P448" style:parent-style-name="Standard" style:family="paragraph">
      <style:paragraph-properties fo:text-align="justify"/>
      <style:text-properties fo:color="#000000"/>
    </style:style>
    <style:style style:name="TableRow449" style:family="table-row">
      <style:table-row-properties style:min-row-height="1.3562in" style:use-optimal-row-height="false" fo:keep-together="always"/>
    </style:style>
    <style:style style:name="TableCell4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1" style:parent-style-name="Standard" style:family="paragraph">
      <style:paragraph-properties fo:text-align="justify"/>
      <style:text-properties fo:color="#000000"/>
    </style:style>
    <style:style style:name="P452" style:parent-style-name="Standard" style:family="paragraph">
      <style:paragraph-properties fo:text-align="justify"/>
      <style:text-properties fo:color="#000000"/>
    </style:style>
    <style:style style:name="P453" style:parent-style-name="Standard" style:family="paragraph">
      <style:paragraph-properties fo:text-align="justify"/>
      <style:text-properties fo:color="#000000"/>
    </style:style>
    <style:style style:name="TableRow454" style:family="table-row">
      <style:table-row-properties style:min-row-height="0.6694in" style:use-optimal-row-height="false" fo:keep-together="always"/>
    </style:style>
    <style:style style:name="TableCell4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6" style:parent-style-name="Standard" style:family="paragraph">
      <style:paragraph-properties fo:text-align="justify"/>
      <style:text-properties fo:color="#000000"/>
    </style:style>
    <style:style style:name="P457" style:parent-style-name="Standard" style:family="paragraph">
      <style:paragraph-properties fo:text-align="justify"/>
      <style:text-properties fo:color="#000000"/>
    </style:style>
    <style:style style:name="P458" style:parent-style-name="Standard" style:family="paragraph">
      <style:paragraph-properties fo:text-align="justify"/>
      <style:text-properties fo:color="#000000"/>
    </style:style>
    <style:style style:name="TableRow459" style:family="table-row">
      <style:table-row-properties style:min-row-height="0.6694in" style:use-optimal-row-height="false" fo:keep-together="always"/>
    </style:style>
    <style:style style:name="TableCell4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1" style:parent-style-name="Standard" style:family="paragraph">
      <style:paragraph-properties fo:text-align="justify"/>
      <style:text-properties fo:color="#000000"/>
    </style:style>
    <style:style style:name="P462" style:parent-style-name="Textbody" style:family="paragraph">
      <style:paragraph-properties fo:text-align="justify"/>
      <style:text-properties fo:color="#000000"/>
    </style:style>
    <style:style style:name="P463" style:parent-style-name="Textbody" style:family="paragraph">
      <style:paragraph-properties fo:text-align="justify"/>
    </style:style>
    <style:style style:name="T464" style:parent-style-name="Car.predefinitoparagrafo" style:family="text">
      <style:text-properties fo:color="#000000"/>
    </style:style>
    <style:style style:name="T465" style:parent-style-name="Car.predefinitoparagrafo" style:family="text">
      <style:text-properties fo:color="#000000"/>
    </style:style>
    <style:style style:name="T466" style:parent-style-name="Car.predefinitoparagrafo" style:family="text">
      <style:text-properties fo:color="#000000"/>
    </style:style>
    <style:style style:name="TableRow467" style:family="table-row">
      <style:table-row-properties style:min-row-height="0.6694in" style:use-optimal-row-height="false" fo:keep-together="always"/>
    </style:style>
    <style:style style:name="TableCell4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9" style:parent-style-name="Standard" style:family="paragraph">
      <style:paragraph-properties fo:text-align="justify"/>
      <style:text-properties fo:color="#000000"/>
    </style:style>
    <style:style style:name="P470" style:parent-style-name="Standard" style:family="paragraph">
      <style:paragraph-properties fo:text-align="justify"/>
      <style:text-properties fo:color="#000000"/>
    </style:style>
    <style:style style:name="P471" style:parent-style-name="Standard" style:family="paragraph">
      <style:paragraph-properties fo:text-align="justify"/>
      <style:text-properties fo:color="#000000"/>
    </style:style>
    <style:style style:name="TableRow472" style:family="table-row">
      <style:table-row-properties style:min-row-height="0.6694in" style:use-optimal-row-height="false" fo:keep-together="always"/>
    </style:style>
    <style:style style:name="TableCell4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4" style:parent-style-name="Standard" style:family="paragraph">
      <style:paragraph-properties fo:text-align="justify"/>
      <style:text-properties fo:color="#000000"/>
    </style:style>
    <style:style style:name="P475" style:parent-style-name="Standard" style:family="paragraph">
      <style:paragraph-properties fo:text-align="justify"/>
      <style:text-properties fo:color="#000000"/>
    </style:style>
    <style:style style:name="P476" style:parent-style-name="Standard" style:family="paragraph">
      <style:paragraph-properties fo:text-align="justify"/>
      <style:text-properties fo:color="#000000"/>
    </style:style>
    <style:style style:name="TableRow477" style:family="table-row">
      <style:table-row-properties style:min-row-height="0.6097in" style:use-optimal-row-height="false" fo:keep-together="always"/>
    </style:style>
    <style:style style:name="TableCell4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9" style:parent-style-name="Standard" style:family="paragraph">
      <style:paragraph-properties fo:text-align="justify"/>
      <style:text-properties fo:color="#000000"/>
    </style:style>
    <style:style style:name="TableRow480" style:family="table-row">
      <style:table-row-properties style:min-row-height="0.6694in" style:use-optimal-row-height="false" fo:keep-together="always"/>
    </style:style>
    <style:style style:name="TableCell48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82" style:parent-style-name="Standard" style:family="paragraph">
      <style:paragraph-properties fo:text-align="justify"/>
      <style:text-properties fo:color="#000000"/>
    </style:style>
    <style:style style:name="P483" style:parent-style-name="Standard" style:family="paragraph">
      <style:paragraph-properties fo:text-align="justify"/>
      <style:text-properties fo:color="#000000"/>
    </style:style>
    <style:style style:name="P484" style:parent-style-name="Standard" style:family="paragraph">
      <style:paragraph-properties fo:text-align="justify"/>
      <style:text-properties fo:color="#000000"/>
    </style:style>
    <style:style style:name="P485" style:parent-style-name="Titolo2" style:family="paragraph">
      <style:paragraph-properties fo:break-before="page" fo:text-align="justify"/>
    </style:style>
    <style:style style:name="TableColumn487" style:family="table-column">
      <style:table-column-properties style:column-width="3.1013in" style:use-optimal-column-width="false"/>
    </style:style>
    <style:style style:name="TableColumn488" style:family="table-column">
      <style:table-column-properties style:column-width="3.2326in" style:use-optimal-column-width="false"/>
    </style:style>
    <style:style style:name="Table486" style:family="table">
      <style:table-properties style:width="6.334in" fo:margin-left="0.068in" table:align="left"/>
    </style:style>
    <style:style style:name="TableRow489" style:family="table-row">
      <style:table-row-properties style:min-row-height="0.6694in" style:use-optimal-row-height="false" fo:keep-together="always"/>
    </style:style>
    <style:style style:name="TableCell49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91" style:parent-style-name="Standard" style:family="paragraph">
      <style:paragraph-properties fo:text-align="justify"/>
      <style:text-properties fo:color="#000000"/>
    </style:style>
    <style:style style:name="P492" style:parent-style-name="Standard" style:family="paragraph">
      <style:paragraph-properties fo:text-align="justify"/>
      <style:text-properties fo:color="#000000"/>
    </style:style>
    <style:style style:name="TableCell4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94" style:parent-style-name="Standard" style:family="paragraph">
      <style:paragraph-properties fo:text-align="justify"/>
      <style:text-properties fo:font-style="italic" style:font-style-asian="italic" fo:color="#C00000" fo:font-size="8pt" style:font-size-asian="8pt"/>
    </style:style>
    <style:style style:name="P495" style:parent-style-name="Standard" style:family="paragraph">
      <style:paragraph-properties fo:text-align="justify"/>
      <style:text-properties fo:font-style="italic" style:font-style-asian="italic" fo:color="#C00000" fo:font-size="8pt" style:font-size-asian="8pt"/>
    </style:style>
    <style:style style:name="TableRow496" style:family="table-row">
      <style:table-row-properties style:min-row-height="0.6694in" style:use-optimal-row-height="false" fo:keep-together="always"/>
    </style:style>
    <style:style style:name="TableCell4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8" style:parent-style-name="Standard" style:family="paragraph">
      <style:paragraph-properties fo:text-align="justify"/>
      <style:text-properties fo:color="#000000"/>
    </style:style>
    <style:style style:name="P499" style:parent-style-name="Standard" style:family="paragraph">
      <style:paragraph-properties fo:text-align="justify"/>
      <style:text-properties fo:color="#000000"/>
    </style:style>
    <style:style style:name="TableCell5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1" style:parent-style-name="Standard" style:family="paragraph">
      <style:paragraph-properties fo:text-align="justify"/>
      <style:text-properties fo:font-style="italic" style:font-style-asian="italic" fo:color="#C00000" fo:font-size="8pt" style:font-size-asian="8pt"/>
    </style:style>
    <style:style style:name="TableRow502" style:family="table-row">
      <style:table-row-properties style:min-row-height="0.6694in" style:use-optimal-row-height="false" fo:keep-together="always"/>
    </style:style>
    <style:style style:name="TableCell5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4" style:parent-style-name="Standard" style:family="paragraph">
      <style:paragraph-properties fo:text-align="justify"/>
      <style:text-properties fo:color="#000000"/>
    </style:style>
    <style:style style:name="P505" style:parent-style-name="Standard" style:family="paragraph">
      <style:paragraph-properties fo:text-align="justify"/>
      <style:text-properties fo:color="#000000"/>
    </style:style>
    <style:style style:name="TableRow506" style:family="table-row">
      <style:table-row-properties style:min-row-height="2.0548in" style:use-optimal-row-height="false" fo:keep-together="always"/>
    </style:style>
    <style:style style:name="TableCell5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8" style:parent-style-name="Standard" style:family="paragraph">
      <style:paragraph-properties fo:text-align="justify"/>
      <style:text-properties fo:color="#000000"/>
    </style:style>
    <style:style style:name="P509" style:parent-style-name="Standard" style:family="paragraph">
      <style:paragraph-properties fo:text-align="justify"/>
      <style:text-properties fo:color="#000000"/>
    </style:style>
    <style:style style:name="TableRow510" style:family="table-row">
      <style:table-row-properties style:min-row-height="1.3562in" style:use-optimal-row-height="false" fo:keep-together="always"/>
    </style:style>
    <style:style style:name="TableCell5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2" style:parent-style-name="Standard" style:family="paragraph">
      <style:paragraph-properties fo:text-align="justify"/>
      <style:text-properties fo:color="#000000"/>
    </style:style>
    <style:style style:name="P513" style:parent-style-name="Normale" style:family="paragraph">
      <style:paragraph-properties fo:text-align="justify" style:vertical-align="auto" fo:margin-bottom="0.1388in"/>
    </style:style>
    <style:style style:name="T514" style:parent-style-name="Car.predefinitoparagrafo" style:family="text">
      <style:text-properties style:font-name-asian="Times New Roman" style:font-name-complex="Times New Roman" fo:color="#000000" style:language-asian="it" style:country-asian="IT"/>
    </style:style>
    <style:style style:name="P515" style:parent-style-name="Standard" style:family="paragraph">
      <style:paragraph-properties fo:text-align="justify"/>
      <style:text-properties fo:color="#000000"/>
    </style:style>
    <style:style style:name="TableRow516" style:family="table-row">
      <style:table-row-properties style:min-row-height="0.6694in" style:use-optimal-row-height="false" fo:keep-together="always"/>
    </style:style>
    <style:style style:name="TableCell5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8" style:parent-style-name="Standard" style:family="paragraph">
      <style:paragraph-properties fo:text-align="justify"/>
      <style:text-properties fo:color="#000000"/>
    </style:style>
    <style:style style:name="P519" style:parent-style-name="Standard" style:family="paragraph">
      <style:paragraph-properties fo:text-align="justify"/>
      <style:text-properties fo:color="#000000"/>
    </style:style>
    <style:style style:name="TableRow520" style:family="table-row">
      <style:table-row-properties style:min-row-height="0.6694in" style:use-optimal-row-height="false" fo:keep-together="always"/>
    </style:style>
    <style:style style:name="TableCell5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2" style:parent-style-name="Standard" style:family="paragraph">
      <style:paragraph-properties fo:text-align="justify"/>
      <style:text-properties fo:color="#000000"/>
    </style:style>
    <style:style style:name="P523" style:parent-style-name="Normale" style:family="paragraph">
      <style:paragraph-properties fo:text-align="justify" style:vertical-align="auto" fo:margin-bottom="0.1388in"/>
    </style:style>
    <style:style style:name="T524" style:parent-style-name="Car.predefinitoparagrafo" style:family="text">
      <style:text-properties style:font-name-asian="Times New Roman" style:font-name-complex="Times New Roman" fo:color="#000000" style:language-asian="it" style:country-asian="IT"/>
    </style:style>
    <style:style style:name="P525" style:parent-style-name="Standard" style:family="paragraph">
      <style:paragraph-properties fo:text-align="justify"/>
      <style:text-properties fo:color="#000000"/>
    </style:style>
    <style:style style:name="TableRow526" style:family="table-row">
      <style:table-row-properties style:min-row-height="0.6694in" style:use-optimal-row-height="false" fo:keep-together="always"/>
    </style:style>
    <style:style style:name="TableCell5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8" style:parent-style-name="Standard" style:family="paragraph">
      <style:paragraph-properties fo:text-align="justify"/>
      <style:text-properties fo:color="#000000"/>
    </style:style>
    <style:style style:name="P529" style:parent-style-name="Standard" style:family="paragraph">
      <style:paragraph-properties fo:text-align="justify"/>
      <style:text-properties fo:color="#000000"/>
    </style:style>
    <style:style style:name="TableRow530" style:family="table-row">
      <style:table-row-properties style:min-row-height="0.6694in" style:use-optimal-row-height="false" fo:keep-together="always"/>
    </style:style>
    <style:style style:name="TableCell5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2" style:parent-style-name="Standard" style:family="paragraph">
      <style:paragraph-properties fo:text-align="justify"/>
      <style:text-properties fo:color="#000000"/>
    </style:style>
    <style:style style:name="P533" style:parent-style-name="Standard" style:family="paragraph">
      <style:paragraph-properties fo:text-align="justify"/>
      <style:text-properties fo:color="#000000"/>
    </style:style>
    <style:style style:name="TableRow534" style:family="table-row">
      <style:table-row-properties style:min-row-height="0.6097in" style:use-optimal-row-height="false" fo:keep-together="always"/>
    </style:style>
    <style:style style:name="TableCell5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6" style:parent-style-name="Standard" style:family="paragraph">
      <style:paragraph-properties fo:text-align="justify"/>
      <style:text-properties fo:color="#000000"/>
    </style:style>
    <style:style style:name="TableRow537" style:family="table-row">
      <style:table-row-properties style:min-row-height="0.6694in" style:use-optimal-row-height="false" fo:keep-together="always"/>
    </style:style>
    <style:style style:name="TableCell53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39" style:parent-style-name="Standard" style:family="paragraph">
      <style:paragraph-properties fo:text-align="justify"/>
      <style:text-properties fo:color="#000000"/>
    </style:style>
    <style:style style:name="P540" style:parent-style-name="Standard" style:family="paragraph">
      <style:paragraph-properties fo:text-align="justify"/>
      <style:text-properties fo:color="#000000"/>
    </style:style>
    <style:style style:name="P541" style:parent-style-name="Titolo2" style:family="paragraph">
      <style:paragraph-properties fo:break-before="page" fo:text-align="justify"/>
    </style:style>
    <style:style style:name="TableColumn543" style:family="table-column">
      <style:table-column-properties style:column-width="3.1013in" style:use-optimal-column-width="false"/>
    </style:style>
    <style:style style:name="TableColumn544" style:family="table-column">
      <style:table-column-properties style:column-width="3.2326in" style:use-optimal-column-width="false"/>
    </style:style>
    <style:style style:name="Table542" style:family="table">
      <style:table-properties style:width="6.334in" fo:margin-left="0.068in" table:align="left"/>
    </style:style>
    <style:style style:name="TableRow545" style:family="table-row">
      <style:table-row-properties style:min-row-height="0.6694in" style:use-optimal-row-height="false" fo:keep-together="always"/>
    </style:style>
    <style:style style:name="TableCell54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7" style:parent-style-name="Standard" style:family="paragraph">
      <style:paragraph-properties fo:text-align="justify"/>
      <style:text-properties fo:color="#000000"/>
    </style:style>
    <style:style style:name="P548" style:parent-style-name="Standard" style:family="paragraph">
      <style:paragraph-properties fo:text-align="justify"/>
      <style:text-properties fo:color="#000000"/>
    </style:style>
    <style:style style:name="TableCell54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0" style:parent-style-name="Standard" style:family="paragraph">
      <style:paragraph-properties fo:text-align="justify"/>
      <style:text-properties fo:font-style="italic" style:font-style-asian="italic" fo:color="#C00000" fo:font-size="8pt" style:font-size-asian="8pt"/>
    </style:style>
    <style:style style:name="P551" style:parent-style-name="Standard" style:family="paragraph">
      <style:paragraph-properties fo:text-align="justify"/>
      <style:text-properties fo:font-style="italic" style:font-style-asian="italic" fo:color="#C00000" fo:font-size="8pt" style:font-size-asian="8pt"/>
    </style:style>
    <style:style style:name="TableRow552" style:family="table-row">
      <style:table-row-properties style:min-row-height="0.6694in" style:use-optimal-row-height="false" fo:keep-together="always"/>
    </style:style>
    <style:style style:name="TableCell5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4" style:parent-style-name="Standard" style:family="paragraph">
      <style:paragraph-properties fo:text-align="justify"/>
      <style:text-properties fo:color="#000000"/>
    </style:style>
    <style:style style:name="P555" style:parent-style-name="Standard" style:family="paragraph">
      <style:paragraph-properties fo:text-align="justify"/>
      <style:text-properties fo:color="#000000"/>
    </style:style>
    <style:style style:name="TableCell5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7" style:parent-style-name="Standard" style:family="paragraph">
      <style:paragraph-properties fo:text-align="justify"/>
      <style:text-properties fo:font-style="italic" style:font-style-asian="italic" fo:color="#C00000" fo:font-size="8pt" style:font-size-asian="8pt"/>
    </style:style>
    <style:style style:name="TableRow558" style:family="table-row">
      <style:table-row-properties style:min-row-height="0.6694in" style:use-optimal-row-height="false" fo:keep-together="always"/>
    </style:style>
    <style:style style:name="TableCell5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0" style:parent-style-name="Standard" style:family="paragraph">
      <style:paragraph-properties fo:text-align="justify"/>
      <style:text-properties fo:color="#000000"/>
    </style:style>
    <style:style style:name="P561" style:parent-style-name="Normale" style:family="paragraph">
      <style:paragraph-properties fo:text-align="justify" style:vertical-align="auto" fo:margin-bottom="0.1388in"/>
    </style:style>
    <style:style style:name="P562" style:parent-style-name="Normale" style:family="paragraph">
      <style:paragraph-properties fo:text-align="justify">
        <style:tab-stops>
          <style:tab-stop style:type="left" style:position="1.4166in"/>
        </style:tab-stops>
      </style:paragraph-properties>
    </style:style>
    <style:style style:name="TableRow563" style:family="table-row">
      <style:table-row-properties style:min-row-height="2.0548in" style:use-optimal-row-height="false" fo:keep-together="always"/>
    </style:style>
    <style:style style:name="TableCell5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5" style:parent-style-name="Standard" style:family="paragraph">
      <style:paragraph-properties fo:text-align="justify"/>
      <style:text-properties fo:color="#000000"/>
    </style:style>
    <style:style style:name="P566" style:parent-style-name="Normale" style:family="paragraph">
      <style:paragraph-properties fo:text-align="justify" style:vertical-align="auto"/>
      <style:text-properties fo:color="#000000"/>
    </style:style>
    <style:style style:name="TableRow567" style:family="table-row">
      <style:table-row-properties style:min-row-height="1.3562in" style:use-optimal-row-height="false" fo:keep-together="always"/>
    </style:style>
    <style:style style:name="TableCell5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9" style:parent-style-name="Standard" style:family="paragraph">
      <style:paragraph-properties fo:text-align="justify"/>
      <style:text-properties fo:color="#000000"/>
    </style:style>
    <style:style style:name="TableRow570" style:family="table-row">
      <style:table-row-properties style:min-row-height="0.6694in" style:use-optimal-row-height="false" fo:keep-together="always"/>
    </style:style>
    <style:style style:name="TableCell5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2" style:parent-style-name="Standard" style:family="paragraph">
      <style:paragraph-properties fo:text-align="justify"/>
      <style:text-properties fo:color="#000000"/>
    </style:style>
    <style:style style:name="P573" style:parent-style-name="Normale" style:family="paragraph">
      <style:paragraph-properties fo:text-align="justify" style:vertical-align="auto"/>
    </style:style>
    <style:style style:name="P574" style:parent-style-name="Standard" style:family="paragraph">
      <style:paragraph-properties fo:text-align="justify"/>
      <style:text-properties fo:color="#000000"/>
    </style:style>
    <style:style style:name="TableRow575" style:family="table-row">
      <style:table-row-properties style:min-row-height="0.6694in" style:use-optimal-row-height="false" fo:keep-together="always"/>
    </style:style>
    <style:style style:name="TableCell5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7" style:parent-style-name="Standard" style:family="paragraph">
      <style:paragraph-properties fo:text-align="justify"/>
      <style:text-properties fo:color="#000000"/>
    </style:style>
    <style:style style:name="P578" style:parent-style-name="Normale" style:family="paragraph">
      <style:paragraph-properties fo:text-align="justify" style:vertical-align="auto"/>
    </style:style>
    <style:style style:name="P579" style:parent-style-name="Standard" style:family="paragraph">
      <style:paragraph-properties fo:text-align="justify"/>
      <style:text-properties fo:color="#000000"/>
    </style:style>
    <style:style style:name="TableRow580" style:family="table-row">
      <style:table-row-properties style:min-row-height="0.6694in" style:use-optimal-row-height="false" fo:keep-together="always"/>
    </style:style>
    <style:style style:name="TableCell5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2" style:parent-style-name="Standard" style:family="paragraph">
      <style:paragraph-properties fo:text-align="justify"/>
      <style:text-properties fo:color="#000000"/>
    </style:style>
    <style:style style:name="TableRow583" style:family="table-row">
      <style:table-row-properties style:min-row-height="0.6694in" style:use-optimal-row-height="false" fo:keep-together="always"/>
    </style:style>
    <style:style style:name="TableCell5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5" style:parent-style-name="Standard" style:family="paragraph">
      <style:paragraph-properties fo:text-align="justify"/>
    </style:style>
    <style:style style:name="T586" style:parent-style-name="Car.predefinitoparagrafo" style:family="text">
      <style:text-properties fo:color="#000000"/>
    </style:style>
    <style:style style:name="TableRow587" style:family="table-row">
      <style:table-row-properties style:min-row-height="0.6097in" style:use-optimal-row-height="false" fo:keep-together="always"/>
    </style:style>
    <style:style style:name="TableCell5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9" style:parent-style-name="Standard" style:family="paragraph">
      <style:paragraph-properties fo:text-align="justify"/>
      <style:text-properties fo:color="#000000"/>
    </style:style>
    <style:style style:name="TableRow590" style:family="table-row">
      <style:table-row-properties style:min-row-height="0.6694in" style:use-optimal-row-height="false" fo:keep-together="always"/>
    </style:style>
    <style:style style:name="TableCell59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92" style:parent-style-name="Standard" style:family="paragraph">
      <style:paragraph-properties fo:text-align="justify"/>
      <style:text-properties fo:color="#000000"/>
    </style:style>
    <style:style style:name="P593" style:parent-style-name="Standard" style:family="paragraph">
      <style:paragraph-properties fo:text-align="justify"/>
      <style:text-properties fo:color="#000000"/>
    </style:style>
    <style:style style:name="P594" style:parent-style-name="Titolo2" style:family="paragraph">
      <style:paragraph-properties fo:break-before="page" fo:text-align="justify"/>
    </style:style>
    <style:style style:name="TableColumn596" style:family="table-column">
      <style:table-column-properties style:column-width="3.1013in" style:use-optimal-column-width="false"/>
    </style:style>
    <style:style style:name="TableColumn597" style:family="table-column">
      <style:table-column-properties style:column-width="3.2326in" style:use-optimal-column-width="false"/>
    </style:style>
    <style:style style:name="Table595" style:family="table">
      <style:table-properties style:width="6.334in" fo:margin-left="0.068in" table:align="left"/>
    </style:style>
    <style:style style:name="TableRow598" style:family="table-row">
      <style:table-row-properties style:min-row-height="0.6694in" style:use-optimal-row-height="false" fo:keep-together="always"/>
    </style:style>
    <style:style style:name="TableCell5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00" style:parent-style-name="Standard" style:family="paragraph">
      <style:paragraph-properties fo:text-align="justify"/>
      <style:text-properties fo:color="#000000" fo:language="en" fo:country="US"/>
    </style:style>
    <style:style style:name="P601" style:parent-style-name="Standard" style:family="paragraph">
      <style:paragraph-properties fo:text-align="justify"/>
      <style:text-properties fo:color="#000000" fo:language="en" fo:country="US"/>
    </style:style>
    <style:style style:name="TableCell6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03" style:parent-style-name="Standard" style:family="paragraph">
      <style:paragraph-properties fo:text-align="justify"/>
      <style:text-properties fo:font-style="italic" style:font-style-asian="italic" fo:color="#C00000" fo:font-size="8pt" style:font-size-asian="8pt"/>
    </style:style>
    <style:style style:name="P604" style:parent-style-name="Standard" style:family="paragraph">
      <style:paragraph-properties fo:text-align="justify"/>
      <style:text-properties fo:font-style="italic" style:font-style-asian="italic" fo:color="#C00000" fo:font-size="8pt" style:font-size-asian="8pt"/>
    </style:style>
    <style:style style:name="TableRow605" style:family="table-row">
      <style:table-row-properties style:min-row-height="0.6694in" style:use-optimal-row-height="false" fo:keep-together="always"/>
    </style:style>
    <style:style style:name="TableCell6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7" style:parent-style-name="Standard" style:family="paragraph">
      <style:paragraph-properties fo:text-align="justify"/>
      <style:text-properties fo:color="#000000"/>
    </style:style>
    <style:style style:name="P608" style:parent-style-name="Normale" style:family="paragraph">
      <style:paragraph-properties fo:text-align="justify" style:vertical-align="auto" fo:margin-bottom="0.1388in"/>
    </style:style>
    <style:style style:name="T609" style:parent-style-name="Car.predefinitoparagrafo" style:family="text">
      <style:text-properties style:font-name-asian="Times New Roman" style:font-name-complex="Times New Roman" fo:color="#000000" style:language-asian="it" style:country-asian="IT"/>
    </style:style>
    <style:style style:name="P610" style:parent-style-name="Standard" style:family="paragraph">
      <style:paragraph-properties fo:text-align="justify"/>
      <style:text-properties fo:color="#000000"/>
    </style:style>
    <style:style style:name="TableCell6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2" style:parent-style-name="Standard" style:family="paragraph">
      <style:paragraph-properties fo:text-align="justify"/>
      <style:text-properties fo:font-style="italic" style:font-style-asian="italic" fo:color="#C00000" fo:font-size="8pt" style:font-size-asian="8pt"/>
    </style:style>
    <style:style style:name="TableRow613" style:family="table-row">
      <style:table-row-properties style:min-row-height="0.6694in" style:use-optimal-row-height="false" fo:keep-together="always"/>
    </style:style>
    <style:style style:name="TableCell6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5" style:parent-style-name="Standard" style:family="paragraph">
      <style:paragraph-properties fo:text-align="justify"/>
      <style:text-properties fo:color="#000000"/>
    </style:style>
    <style:style style:name="P616" style:parent-style-name="Normale" style:family="paragraph">
      <style:paragraph-properties fo:text-align="justify" style:vertical-align="auto" fo:margin-bottom="0.1388in"/>
    </style:style>
    <style:style style:name="T617" style:parent-style-name="Car.predefinitoparagrafo" style:family="text">
      <style:text-properties style:font-name-asian="Times New Roman" style:font-name-complex="Times New Roman" fo:color="#000000" style:language-asian="it" style:country-asian="IT"/>
    </style:style>
    <style:style style:name="TableRow618" style:family="table-row">
      <style:table-row-properties style:min-row-height="2.0548in" style:use-optimal-row-height="false" fo:keep-together="always"/>
    </style:style>
    <style:style style:name="TableCell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0" style:parent-style-name="Standard" style:family="paragraph">
      <style:paragraph-properties fo:text-align="justify"/>
      <style:text-properties fo:color="#000000"/>
    </style:style>
    <style:style style:name="P621" style:parent-style-name="Normale" style:family="paragraph">
      <style:paragraph-properties fo:text-align="justify" style:vertical-align="auto" fo:margin-bottom="0.1388in"/>
    </style:style>
    <style:style style:name="T622" style:parent-style-name="Car.predefinitoparagrafo" style:family="text">
      <style:text-properties style:font-name-asian="Times New Roman" style:font-name-complex="Times New Roman" fo:color="#000000" style:language-asian="it" style:country-asian="IT"/>
    </style:style>
    <style:style style:name="P623" style:parent-style-name="Normale" style:family="paragraph">
      <style:paragraph-properties fo:text-align="justify"/>
      <style:text-properties style:font-name-asian="Times New Roman" style:font-name-complex="Times New Roman" fo:color="#000000" style:language-asian="it" style:country-asian="IT"/>
    </style:style>
    <style:style style:name="P624" style:parent-style-name="Normale" style:family="paragraph">
      <style:paragraph-properties fo:text-align="justify"/>
      <style:text-properties style:font-name-asian="Times New Roman" style:font-name-complex="Times New Roman" fo:color="#000000" style:language-asian="it" style:country-asian="IT"/>
    </style:style>
    <style:style style:name="P625" style:parent-style-name="Normale" style:family="paragraph">
      <style:paragraph-properties fo:text-align="justify"/>
      <style:text-properties style:font-name-asian="Times New Roman" style:font-name-complex="Times New Roman" fo:color="#000000" style:language-asian="it" style:country-asian="IT"/>
    </style:style>
    <style:style style:name="P626" style:parent-style-name="Normale" style:family="paragraph">
      <style:paragraph-properties fo:text-align="justify" fo:margin-bottom="0.1388in"/>
      <style:text-properties style:font-name-asian="Times New Roman" style:font-name-complex="Times New Roman" fo:color="#000000" style:language-asian="it" style:country-asian="IT"/>
    </style:style>
    <style:style style:name="P627" style:parent-style-name="Normale" style:family="paragraph">
      <style:paragraph-properties fo:text-align="justify" fo:margin-bottom="0.1388in"/>
      <style:text-properties style:font-name-asian="Times New Roman" style:font-name-complex="Times New Roman" fo:color="#000000" style:language-asian="it" style:country-asian="IT"/>
    </style:style>
    <style:style style:name="P628" style:parent-style-name="Standard" style:family="paragraph">
      <style:paragraph-properties fo:text-align="justify"/>
      <style:text-properties fo:color="#000000"/>
    </style:style>
    <style:style style:name="TableRow629" style:family="table-row">
      <style:table-row-properties style:min-row-height="1.3562in" style:use-optimal-row-height="false" fo:keep-together="always"/>
    </style:style>
    <style:style style:name="TableCell6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1" style:parent-style-name="Standard" style:family="paragraph">
      <style:paragraph-properties fo:text-align="justify"/>
      <style:text-properties fo:color="#000000"/>
    </style:style>
    <style:style style:name="P632" style:parent-style-name="Standard" style:family="paragraph">
      <style:paragraph-properties fo:text-align="justify"/>
      <style:text-properties fo:color="#000000"/>
    </style:style>
    <style:style style:name="TableRow633" style:family="table-row">
      <style:table-row-properties style:min-row-height="0.6694in" style:use-optimal-row-height="false" fo:keep-together="always"/>
    </style:style>
    <style:style style:name="TableCell6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5" style:parent-style-name="Standard" style:family="paragraph">
      <style:paragraph-properties fo:text-align="justify"/>
      <style:text-properties fo:color="#000000"/>
    </style:style>
    <style:style style:name="P636" style:parent-style-name="Standard" style:family="paragraph">
      <style:paragraph-properties fo:text-align="justify"/>
      <style:text-properties fo:color="#000000"/>
    </style:style>
    <style:style style:name="TableRow637" style:family="table-row">
      <style:table-row-properties style:min-row-height="0.6694in" style:use-optimal-row-height="false" fo:keep-together="always"/>
    </style:style>
    <style:style style:name="TableCell6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9" style:parent-style-name="Standard" style:family="paragraph">
      <style:paragraph-properties fo:text-align="justify"/>
      <style:text-properties fo:color="#000000"/>
    </style:style>
    <style:style style:name="P640" style:parent-style-name="Normale" style:family="paragraph">
      <style:paragraph-properties fo:text-align="justify" style:vertical-align="auto" fo:margin-bottom="0.1388in"/>
    </style:style>
    <style:style style:name="T641" style:parent-style-name="Car.predefinitoparagrafo" style:family="text">
      <style:text-properties style:font-name-asian="Times New Roman" style:font-name-complex="Times New Roman" fo:color="#000000" style:language-asian="it" style:country-asian="IT"/>
    </style:style>
    <style:style style:name="P642" style:parent-style-name="Standard" style:family="paragraph">
      <style:paragraph-properties fo:text-align="justify"/>
      <style:text-properties fo:color="#000000"/>
    </style:style>
    <style:style style:name="TableRow643" style:family="table-row">
      <style:table-row-properties style:min-row-height="0.6694in" style:use-optimal-row-height="false" fo:keep-together="always"/>
    </style:style>
    <style:style style:name="TableCell6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5" style:parent-style-name="Standard" style:family="paragraph">
      <style:paragraph-properties fo:text-align="justify"/>
      <style:text-properties fo:color="#000000"/>
    </style:style>
    <style:style style:name="P646" style:parent-style-name="Normale" style:family="paragraph">
      <style:paragraph-properties fo:text-align="justify" style:vertical-align="auto" fo:margin-bottom="0.1388in"/>
    </style:style>
    <style:style style:name="T647" style:parent-style-name="Car.predefinitoparagrafo" style:family="text">
      <style:text-properties style:font-name-asian="Times New Roman" style:font-name-complex="Times New Roman" fo:color="#000000" style:language-asian="it" style:country-asian="IT"/>
    </style:style>
    <style:style style:name="P648" style:parent-style-name="Normale" style:family="paragraph">
      <style:paragraph-properties fo:text-align="justify" style:vertical-align="auto" fo:margin-bottom="0.1388in"/>
    </style:style>
    <style:style style:name="T649" style:parent-style-name="Car.predefinitoparagrafo" style:family="text">
      <style:text-properties style:font-name-asian="Times New Roman" style:font-name-complex="Times New Roman" fo:color="#000000" style:language-asian="it" style:country-asian="IT"/>
    </style:style>
    <style:style style:name="P650" style:parent-style-name="Standard" style:family="paragraph">
      <style:paragraph-properties fo:text-align="justify"/>
      <style:text-properties fo:color="#000000"/>
    </style:style>
    <style:style style:name="TableRow651" style:family="table-row">
      <style:table-row-properties style:min-row-height="0.6694in" style:use-optimal-row-height="false" fo:keep-together="always"/>
    </style:style>
    <style:style style:name="TableCell6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3" style:parent-style-name="Standard" style:family="paragraph">
      <style:paragraph-properties fo:text-align="justify"/>
      <style:text-properties fo:color="#000000"/>
    </style:style>
    <style:style style:name="P654" style:parent-style-name="Normale" style:family="paragraph">
      <style:paragraph-properties fo:text-align="justify" style:vertical-align="auto" fo:margin-bottom="0.1388in"/>
    </style:style>
    <style:style style:name="T655" style:parent-style-name="Car.predefinitoparagrafo" style:family="text">
      <style:text-properties style:font-name-asian="Times New Roman" style:font-name-complex="Times New Roman" fo:color="#000000" style:language-asian="it" style:country-asian="IT"/>
    </style:style>
    <style:style style:name="P656" style:parent-style-name="Standard" style:family="paragraph">
      <style:paragraph-properties fo:text-align="justify"/>
      <style:text-properties fo:color="#000000"/>
    </style:style>
    <style:style style:name="TableRow657" style:family="table-row">
      <style:table-row-properties style:min-row-height="0.6097in" style:use-optimal-row-height="false" fo:keep-together="always"/>
    </style:style>
    <style:style style:name="TableCell6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9" style:parent-style-name="Standard" style:family="paragraph">
      <style:paragraph-properties fo:text-align="justify"/>
      <style:text-properties fo:color="#000000"/>
    </style:style>
    <style:style style:name="TableRow660" style:family="table-row">
      <style:table-row-properties style:min-row-height="0.6694in" style:use-optimal-row-height="false" fo:keep-together="always"/>
    </style:style>
    <style:style style:name="TableCell6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62" style:parent-style-name="Standard" style:family="paragraph">
      <style:paragraph-properties fo:text-align="justify"/>
      <style:text-properties fo:color="#000000"/>
    </style:style>
    <style:style style:name="P663" style:parent-style-name="Standard" style:family="paragraph">
      <style:paragraph-properties fo:text-align="justify"/>
      <style:text-properties fo:color="#000000"/>
    </style:style>
    <style:style style:name="P664" style:parent-style-name="Titolo2" style:family="paragraph">
      <style:paragraph-properties fo:break-before="page" fo:text-align="justify"/>
    </style:style>
    <style:style style:name="TableColumn666" style:family="table-column">
      <style:table-column-properties style:column-width="3.1013in" style:use-optimal-column-width="false"/>
    </style:style>
    <style:style style:name="TableColumn667" style:family="table-column">
      <style:table-column-properties style:column-width="3.2326in" style:use-optimal-column-width="false"/>
    </style:style>
    <style:style style:name="Table665" style:family="table">
      <style:table-properties style:width="6.334in" fo:margin-left="0.068in" table:align="left"/>
    </style:style>
    <style:style style:name="TableRow668" style:family="table-row">
      <style:table-row-properties style:min-row-height="0.6694in" style:use-optimal-row-height="false" fo:keep-together="always"/>
    </style:style>
    <style:style style:name="TableCell6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70" style:parent-style-name="Standard" style:family="paragraph">
      <style:paragraph-properties fo:text-align="justify"/>
      <style:text-properties fo:color="#000000"/>
    </style:style>
    <style:style style:name="P671" style:parent-style-name="Standard" style:family="paragraph">
      <style:paragraph-properties fo:text-align="justify"/>
      <style:text-properties fo:color="#000000"/>
    </style:style>
    <style:style style:name="TableCell6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73" style:parent-style-name="Standard" style:family="paragraph">
      <style:paragraph-properties fo:text-align="justify"/>
      <style:text-properties fo:font-style="italic" style:font-style-asian="italic" fo:color="#C00000" fo:font-size="8pt" style:font-size-asian="8pt"/>
    </style:style>
    <style:style style:name="P674" style:parent-style-name="Standard" style:family="paragraph">
      <style:paragraph-properties fo:text-align="justify"/>
      <style:text-properties fo:font-style="italic" style:font-style-asian="italic" fo:color="#C00000" fo:font-size="8pt" style:font-size-asian="8pt"/>
    </style:style>
    <style:style style:name="TableRow675" style:family="table-row">
      <style:table-row-properties style:min-row-height="0.6694in" style:use-optimal-row-height="false" fo:keep-together="always"/>
    </style:style>
    <style:style style:name="TableCell6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7" style:parent-style-name="Standard" style:family="paragraph">
      <style:paragraph-properties fo:text-align="justify"/>
      <style:text-properties fo:color="#000000"/>
    </style:style>
    <style:style style:name="P678" style:parent-style-name="Standard" style:family="paragraph">
      <style:paragraph-properties fo:text-align="justify"/>
      <style:text-properties fo:color="#000000"/>
    </style:style>
    <style:style style:name="TableCell6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0" style:parent-style-name="Standard" style:family="paragraph">
      <style:paragraph-properties fo:text-align="justify"/>
      <style:text-properties fo:font-style="italic" style:font-style-asian="italic" fo:color="#C00000" fo:font-size="8pt" style:font-size-asian="8pt"/>
    </style:style>
    <style:style style:name="TableRow681" style:family="table-row">
      <style:table-row-properties style:min-row-height="0.6694in" style:use-optimal-row-height="false" fo:keep-together="always"/>
    </style:style>
    <style:style style:name="TableCell6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3" style:parent-style-name="Standard" style:family="paragraph">
      <style:paragraph-properties fo:text-align="justify"/>
      <style:text-properties fo:color="#000000"/>
    </style:style>
    <style:style style:name="P684" style:parent-style-name="Standard" style:family="paragraph">
      <style:paragraph-properties fo:text-align="justify"/>
      <style:text-properties fo:color="#000000"/>
    </style:style>
    <style:style style:name="TableRow685" style:family="table-row">
      <style:table-row-properties style:min-row-height="2.0548in" style:use-optimal-row-height="false" fo:keep-together="always"/>
    </style:style>
    <style:style style:name="TableCell6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7" style:parent-style-name="Standard" style:family="paragraph">
      <style:paragraph-properties fo:text-align="justify"/>
      <style:text-properties fo:color="#000000"/>
    </style:style>
    <style:style style:name="P688" style:parent-style-name="Standard" style:family="paragraph">
      <style:paragraph-properties fo:text-align="justify"/>
      <style:text-properties fo:color="#000000"/>
    </style:style>
    <style:style style:name="TableRow689" style:family="table-row">
      <style:table-row-properties style:min-row-height="1.3562in" style:use-optimal-row-height="false" fo:keep-together="always"/>
    </style:style>
    <style:style style:name="TableCell6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1" style:parent-style-name="Standard" style:family="paragraph">
      <style:paragraph-properties fo:text-align="justify"/>
      <style:text-properties fo:color="#000000"/>
    </style:style>
    <style:style style:name="P692" style:parent-style-name="Normale" style:family="paragraph">
      <style:paragraph-properties fo:text-align="justify" style:vertical-align="auto" fo:margin-bottom="0.1388in"/>
    </style:style>
    <style:style style:name="T693" style:parent-style-name="Car.predefinitoparagrafo" style:family="text">
      <style:text-properties style:font-name-asian="Times New Roman" style:font-name-complex="Times New Roman" fo:color="#000000" style:language-asian="it" style:country-asian="IT"/>
    </style:style>
    <style:style style:name="P694" style:parent-style-name="Standard" style:family="paragraph">
      <style:paragraph-properties fo:text-align="justify"/>
      <style:text-properties fo:color="#000000"/>
    </style:style>
    <style:style style:name="TableRow695" style:family="table-row">
      <style:table-row-properties style:min-row-height="0.6694in" style:use-optimal-row-height="false" fo:keep-together="always"/>
    </style:style>
    <style:style style:name="TableCell6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7" style:parent-style-name="Standard" style:family="paragraph">
      <style:paragraph-properties fo:text-align="justify"/>
      <style:text-properties fo:color="#000000"/>
    </style:style>
    <style:style style:name="P698" style:parent-style-name="Normale" style:family="paragraph">
      <style:paragraph-properties fo:text-align="justify" style:vertical-align="auto" fo:margin-bottom="0.1388in"/>
    </style:style>
    <style:style style:name="T699" style:parent-style-name="Car.predefinitoparagrafo" style:family="text">
      <style:text-properties style:font-name-asian="Times New Roman" style:font-name-complex="Times New Roman" fo:color="#000000" style:language-asian="it" style:country-asian="IT"/>
    </style:style>
    <style:style style:name="P700" style:parent-style-name="Standard" style:family="paragraph">
      <style:paragraph-properties fo:text-align="justify"/>
      <style:text-properties fo:color="#000000"/>
    </style:style>
    <style:style style:name="TableRow701" style:family="table-row">
      <style:table-row-properties style:min-row-height="0.6694in" style:use-optimal-row-height="false" fo:keep-together="always"/>
    </style:style>
    <style:style style:name="TableCell7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3" style:parent-style-name="Standard" style:family="paragraph">
      <style:paragraph-properties fo:text-align="justify"/>
      <style:text-properties fo:color="#000000"/>
    </style:style>
    <style:style style:name="P704" style:parent-style-name="Standard" style:family="paragraph">
      <style:paragraph-properties fo:text-align="justify"/>
      <style:text-properties fo:color="#000000"/>
    </style:style>
    <style:style style:name="TableRow705" style:family="table-row">
      <style:table-row-properties style:min-row-height="0.6694in" style:use-optimal-row-height="false" fo:keep-together="always"/>
    </style:style>
    <style:style style:name="TableCell7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7" style:parent-style-name="Standard" style:family="paragraph">
      <style:paragraph-properties fo:text-align="justify"/>
      <style:text-properties fo:color="#000000"/>
    </style:style>
    <style:style style:name="P708" style:parent-style-name="Standard" style:family="paragraph">
      <style:paragraph-properties fo:text-align="justify"/>
      <style:text-properties fo:color="#000000"/>
    </style:style>
    <style:style style:name="TableRow709" style:family="table-row">
      <style:table-row-properties style:min-row-height="0.6694in" style:use-optimal-row-height="false" fo:keep-together="always"/>
    </style:style>
    <style:style style:name="TableCell7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1" style:parent-style-name="Standard" style:family="paragraph">
      <style:paragraph-properties fo:text-align="justify"/>
      <style:text-properties fo:color="#000000"/>
    </style:style>
    <style:style style:name="P712" style:parent-style-name="Normale" style:family="paragraph">
      <style:paragraph-properties fo:text-align="justify" style:vertical-align="auto" fo:margin-bottom="0.1388in"/>
    </style:style>
    <style:style style:name="T713" style:parent-style-name="Car.predefinitoparagrafo" style:family="text">
      <style:text-properties style:font-name-asian="Times New Roman" style:font-name-complex="Times New Roman" fo:color="#000000" style:language-asian="it" style:country-asian="IT"/>
    </style:style>
    <style:style style:name="TableRow714" style:family="table-row">
      <style:table-row-properties style:min-row-height="0.6097in" style:use-optimal-row-height="false" fo:keep-together="always"/>
    </style:style>
    <style:style style:name="TableCell7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6" style:parent-style-name="Standard" style:family="paragraph">
      <style:paragraph-properties fo:text-align="justify"/>
      <style:text-properties fo:color="#000000"/>
    </style:style>
    <style:style style:name="TableRow717" style:family="table-row">
      <style:table-row-properties style:min-row-height="0.6694in" style:use-optimal-row-height="false" fo:keep-together="always"/>
    </style:style>
    <style:style style:name="TableCell71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19" style:parent-style-name="Standard" style:family="paragraph">
      <style:paragraph-properties fo:text-align="justify"/>
      <style:text-properties fo:color="#000000"/>
    </style:style>
    <style:style style:name="P720" style:parent-style-name="Standard" style:family="paragraph">
      <style:paragraph-properties fo:text-align="justify"/>
      <style:text-properties fo:color="#000000"/>
    </style:style>
    <style:style style:name="P721" style:parent-style-name="Titolo2" style:family="paragraph">
      <style:paragraph-properties fo:break-before="page" fo:text-align="justify"/>
    </style:style>
    <style:style style:name="TableColumn723" style:family="table-column">
      <style:table-column-properties style:column-width="3.1013in" style:use-optimal-column-width="false"/>
    </style:style>
    <style:style style:name="TableColumn724" style:family="table-column">
      <style:table-column-properties style:column-width="3.2326in" style:use-optimal-column-width="false"/>
    </style:style>
    <style:style style:name="Table722" style:family="table">
      <style:table-properties style:width="6.334in" fo:margin-left="0.068in" table:align="left"/>
    </style:style>
    <style:style style:name="TableRow725" style:family="table-row">
      <style:table-row-properties style:min-row-height="0.6694in" style:use-optimal-row-height="false" fo:keep-together="always"/>
    </style:style>
    <style:style style:name="TableCell7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27" style:parent-style-name="Standard" style:family="paragraph">
      <style:paragraph-properties fo:text-align="justify"/>
      <style:text-properties fo:color="#000000"/>
    </style:style>
    <style:style style:name="P728" style:parent-style-name="Normale" style:family="paragraph">
      <style:paragraph-properties fo:text-align="justify" style:vertical-align="auto" fo:margin-bottom="0.1388in"/>
    </style:style>
    <style:style style:name="T729" style:parent-style-name="Car.predefinitoparagrafo" style:family="text">
      <style:text-properties style:font-name-asian="Times New Roman" style:font-name-complex="Times New Roman" fo:color="#000000" style:language-asian="it" style:country-asian="IT"/>
    </style:style>
    <style:style style:name="P730" style:parent-style-name="Standard" style:family="paragraph">
      <style:paragraph-properties fo:text-align="justify"/>
      <style:text-properties fo:color="#000000"/>
    </style:style>
    <style:style style:name="TableCell7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32" style:parent-style-name="Standard" style:family="paragraph">
      <style:paragraph-properties fo:text-align="justify"/>
      <style:text-properties fo:font-style="italic" style:font-style-asian="italic" fo:color="#C00000" fo:font-size="8pt" style:font-size-asian="8pt"/>
    </style:style>
    <style:style style:name="P733" style:parent-style-name="Standard" style:family="paragraph">
      <style:paragraph-properties fo:text-align="justify"/>
      <style:text-properties fo:font-style="italic" style:font-style-asian="italic" fo:color="#C00000" fo:font-size="8pt" style:font-size-asian="8pt"/>
    </style:style>
    <style:style style:name="TableRow734" style:family="table-row">
      <style:table-row-properties style:min-row-height="0.6694in" style:use-optimal-row-height="false" fo:keep-together="always"/>
    </style:style>
    <style:style style:name="TableCell7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6" style:parent-style-name="Standard" style:family="paragraph">
      <style:paragraph-properties fo:text-align="justify"/>
      <style:text-properties fo:color="#000000"/>
    </style:style>
    <style:style style:name="P737" style:parent-style-name="Standard" style:family="paragraph">
      <style:paragraph-properties fo:text-align="justify"/>
      <style:text-properties fo:color="#000000"/>
    </style:style>
    <style:style style:name="TableCell7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9" style:parent-style-name="Standard" style:family="paragraph">
      <style:paragraph-properties fo:text-align="justify"/>
      <style:text-properties fo:font-style="italic" style:font-style-asian="italic" fo:color="#C00000" fo:font-size="8pt" style:font-size-asian="8pt"/>
    </style:style>
    <style:style style:name="TableRow740" style:family="table-row">
      <style:table-row-properties style:min-row-height="0.6694in" style:use-optimal-row-height="false" fo:keep-together="always"/>
    </style:style>
    <style:style style:name="TableCell7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2" style:parent-style-name="Standard" style:family="paragraph">
      <style:paragraph-properties fo:text-align="justify"/>
      <style:text-properties fo:color="#000000"/>
    </style:style>
    <style:style style:name="P743" style:parent-style-name="Standard" style:family="paragraph">
      <style:paragraph-properties fo:text-align="justify"/>
      <style:text-properties fo:color="#000000"/>
    </style:style>
    <style:style style:name="TableRow744" style:family="table-row">
      <style:table-row-properties style:min-row-height="2.0548in" style:use-optimal-row-height="false" fo:keep-together="always"/>
    </style:style>
    <style:style style:name="TableCell7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6" style:parent-style-name="Standard" style:family="paragraph">
      <style:paragraph-properties fo:text-align="justify"/>
      <style:text-properties fo:color="#000000"/>
    </style:style>
    <style:style style:name="P747" style:parent-style-name="Standard" style:family="paragraph">
      <style:paragraph-properties fo:text-align="justify"/>
      <style:text-properties fo:color="#000000"/>
    </style:style>
    <style:style style:name="TableRow748" style:family="table-row">
      <style:table-row-properties style:min-row-height="1.3562in" style:use-optimal-row-height="false" fo:keep-together="always"/>
    </style:style>
    <style:style style:name="TableCell7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0" style:parent-style-name="Standard" style:family="paragraph">
      <style:paragraph-properties fo:text-align="justify"/>
      <style:text-properties fo:color="#000000"/>
    </style:style>
    <style:style style:name="P751" style:parent-style-name="Normale" style:family="paragraph">
      <style:paragraph-properties fo:text-align="justify" style:vertical-align="auto" fo:margin-bottom="0.1388in"/>
    </style:style>
    <style:style style:name="T752" style:parent-style-name="Car.predefinitoparagrafo" style:family="text">
      <style:text-properties style:font-name-asian="Times New Roman" style:font-name-complex="Times New Roman" fo:color="#000000" style:language-asian="it" style:country-asian="IT"/>
    </style:style>
    <style:style style:name="TableRow753" style:family="table-row">
      <style:table-row-properties style:min-row-height="0.6694in" style:use-optimal-row-height="false" fo:keep-together="always"/>
    </style:style>
    <style:style style:name="TableCell7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5" style:parent-style-name="Standard" style:family="paragraph">
      <style:paragraph-properties fo:text-align="justify"/>
      <style:text-properties fo:color="#000000"/>
    </style:style>
    <style:style style:name="P756" style:parent-style-name="Standard" style:family="paragraph">
      <style:paragraph-properties fo:text-align="justify"/>
      <style:text-properties fo:color="#000000"/>
    </style:style>
    <style:style style:name="TableRow757" style:family="table-row">
      <style:table-row-properties style:min-row-height="0.6694in" style:use-optimal-row-height="false" fo:keep-together="always"/>
    </style:style>
    <style:style style:name="TableCell7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9" style:parent-style-name="Standard" style:family="paragraph">
      <style:paragraph-properties fo:text-align="justify"/>
      <style:text-properties fo:color="#000000"/>
    </style:style>
    <style:style style:name="P760" style:parent-style-name="Standard" style:family="paragraph">
      <style:paragraph-properties fo:text-align="justify"/>
      <style:text-properties fo:color="#000000"/>
    </style:style>
    <style:style style:name="TableRow761" style:family="table-row">
      <style:table-row-properties style:min-row-height="0.6694in" style:use-optimal-row-height="false" fo:keep-together="always"/>
    </style:style>
    <style:style style:name="TableCell7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3" style:parent-style-name="Standard" style:family="paragraph">
      <style:paragraph-properties fo:text-align="justify"/>
      <style:text-properties fo:color="#000000"/>
    </style:style>
    <style:style style:name="P764" style:parent-style-name="Standard" style:family="paragraph">
      <style:paragraph-properties fo:text-align="justify"/>
      <style:text-properties fo:color="#000000"/>
    </style:style>
    <style:style style:name="TableRow765" style:family="table-row">
      <style:table-row-properties style:min-row-height="0.6694in" style:use-optimal-row-height="false" fo:keep-together="always"/>
    </style:style>
    <style:style style:name="TableCell7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7" style:parent-style-name="Standard" style:family="paragraph">
      <style:paragraph-properties fo:text-align="justify"/>
      <style:text-properties fo:color="#000000"/>
    </style:style>
    <style:style style:name="P768" style:parent-style-name="Standard" style:family="paragraph">
      <style:paragraph-properties fo:text-align="justify"/>
      <style:text-properties fo:color="#000000"/>
    </style:style>
    <style:style style:name="TableRow769" style:family="table-row">
      <style:table-row-properties style:min-row-height="0.6097in" style:use-optimal-row-height="false" fo:keep-together="always"/>
    </style:style>
    <style:style style:name="TableCell7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1" style:parent-style-name="Standard" style:family="paragraph">
      <style:paragraph-properties fo:text-align="justify"/>
      <style:text-properties fo:color="#000000"/>
    </style:style>
    <style:style style:name="TableRow772" style:family="table-row">
      <style:table-row-properties style:min-row-height="0.6694in" style:use-optimal-row-height="false" fo:keep-together="always"/>
    </style:style>
    <style:style style:name="TableCell77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74" style:parent-style-name="Standard" style:family="paragraph">
      <style:paragraph-properties fo:text-align="justify"/>
      <style:text-properties fo:color="#000000"/>
    </style:style>
    <style:style style:name="P775" style:parent-style-name="Standard" style:family="paragraph">
      <style:paragraph-properties fo:text-align="justify"/>
      <style:text-properties fo:color="#000000"/>
    </style:style>
    <style:style style:name="P776" style:parent-style-name="Titolo2" style:family="paragraph">
      <style:paragraph-properties fo:break-before="page" fo:text-align="justify"/>
    </style:style>
    <style:style style:name="TableColumn778" style:family="table-column">
      <style:table-column-properties style:column-width="3.1013in" style:use-optimal-column-width="false"/>
    </style:style>
    <style:style style:name="TableColumn779" style:family="table-column">
      <style:table-column-properties style:column-width="3.2326in" style:use-optimal-column-width="false"/>
    </style:style>
    <style:style style:name="Table777" style:family="table">
      <style:table-properties style:width="6.334in" fo:margin-left="0.068in" table:align="left"/>
    </style:style>
    <style:style style:name="TableRow780" style:family="table-row">
      <style:table-row-properties style:min-row-height="0.6694in" style:use-optimal-row-height="false" fo:keep-together="always"/>
    </style:style>
    <style:style style:name="TableCell7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82" style:parent-style-name="Standard" style:family="paragraph">
      <style:paragraph-properties fo:text-align="justify"/>
      <style:text-properties fo:color="#000000"/>
    </style:style>
    <style:style style:name="P783" style:parent-style-name="Standard" style:family="paragraph">
      <style:paragraph-properties fo:text-align="justify"/>
      <style:text-properties fo:color="#000000"/>
    </style:style>
    <style:style style:name="TableCell7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85" style:parent-style-name="Standard" style:family="paragraph">
      <style:paragraph-properties fo:text-align="justify"/>
      <style:text-properties fo:font-style="italic" style:font-style-asian="italic" fo:color="#C00000" fo:font-size="8pt" style:font-size-asian="8pt"/>
    </style:style>
    <style:style style:name="P786" style:parent-style-name="Standard" style:family="paragraph">
      <style:paragraph-properties fo:text-align="justify"/>
      <style:text-properties fo:font-style="italic" style:font-style-asian="italic" fo:color="#C00000" fo:font-size="8pt" style:font-size-asian="8pt"/>
    </style:style>
    <style:style style:name="TableRow787" style:family="table-row">
      <style:table-row-properties style:min-row-height="0.6694in" style:use-optimal-row-height="false" fo:keep-together="always"/>
    </style:style>
    <style:style style:name="TableCell7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9" style:parent-style-name="Standard" style:family="paragraph">
      <style:paragraph-properties fo:text-align="justify"/>
      <style:text-properties fo:color="#000000"/>
    </style:style>
    <style:style style:name="P790" style:parent-style-name="Standard" style:family="paragraph">
      <style:paragraph-properties fo:text-align="justify"/>
      <style:text-properties fo:color="#000000"/>
    </style:style>
    <style:style style:name="TableCell7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2" style:parent-style-name="Standard" style:family="paragraph">
      <style:paragraph-properties fo:text-align="justify"/>
      <style:text-properties fo:font-style="italic" style:font-style-asian="italic" fo:color="#C00000" fo:font-size="8pt" style:font-size-asian="8pt"/>
    </style:style>
    <style:style style:name="TableRow793" style:family="table-row">
      <style:table-row-properties style:min-row-height="0.6694in" style:use-optimal-row-height="false" fo:keep-together="always"/>
    </style:style>
    <style:style style:name="TableCell7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5" style:parent-style-name="Standard" style:family="paragraph">
      <style:paragraph-properties fo:text-align="justify"/>
      <style:text-properties fo:color="#000000"/>
    </style:style>
    <style:style style:name="P796" style:parent-style-name="Standard" style:family="paragraph">
      <style:paragraph-properties fo:text-align="justify"/>
      <style:text-properties fo:color="#000000"/>
    </style:style>
    <style:style style:name="TableRow797" style:family="table-row">
      <style:table-row-properties style:min-row-height="2.0548in" style:use-optimal-row-height="false" fo:keep-together="always"/>
    </style:style>
    <style:style style:name="TableCell7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9" style:parent-style-name="Standard" style:family="paragraph">
      <style:paragraph-properties fo:text-align="justify"/>
      <style:text-properties fo:color="#000000"/>
    </style:style>
    <style:style style:name="P800" style:parent-style-name="Normale" style:family="paragraph">
      <style:paragraph-properties fo:text-align="justify" style:vertical-align="auto" fo:background-color="#FFFFFF"/>
    </style:style>
    <style:style style:name="T801" style:parent-style-name="Car.predefinitoparagrafo" style:family="text">
      <style:text-properties style:font-name-asian="Times New Roman" style:font-name-complex="Times New Roman" fo:color="#212121" fo:background-color="#FFFFFF" style:language-asian="it" style:country-asian="IT"/>
    </style:style>
    <style:style style:name="P802" style:parent-style-name="Standard" style:family="paragraph">
      <style:paragraph-properties fo:text-align="justify"/>
      <style:text-properties fo:color="#000000"/>
    </style:style>
    <style:style style:name="TableRow803" style:family="table-row">
      <style:table-row-properties style:min-row-height="1.3562in" style:use-optimal-row-height="false" fo:keep-together="always"/>
    </style:style>
    <style:style style:name="TableCell8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5" style:parent-style-name="Standard" style:family="paragraph">
      <style:paragraph-properties fo:text-align="justify"/>
      <style:text-properties fo:color="#000000"/>
    </style:style>
    <style:style style:name="P806" style:parent-style-name="Standard" style:family="paragraph">
      <style:paragraph-properties fo:text-align="justify"/>
      <style:text-properties fo:color="#000000"/>
    </style:style>
    <style:style style:name="TableRow807" style:family="table-row">
      <style:table-row-properties style:min-row-height="0.6694in" style:use-optimal-row-height="false" fo:keep-together="always"/>
    </style:style>
    <style:style style:name="TableCell8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9" style:parent-style-name="Standard" style:family="paragraph">
      <style:paragraph-properties fo:text-align="justify"/>
      <style:text-properties fo:color="#000000"/>
    </style:style>
    <style:style style:name="P810" style:parent-style-name="Normale" style:family="paragraph">
      <style:paragraph-properties fo:text-align="justify" style:vertical-align="auto" fo:margin-bottom="0.1388in"/>
    </style:style>
    <style:style style:name="T811" style:parent-style-name="Car.predefinitoparagrafo" style:family="text">
      <style:text-properties style:font-name-asian="Times New Roman" style:font-name-complex="Times New Roman" fo:color="#000000" style:language-asian="it" style:country-asian="IT"/>
    </style:style>
    <style:style style:name="P812" style:parent-style-name="Standard" style:family="paragraph">
      <style:paragraph-properties fo:text-align="justify"/>
      <style:text-properties fo:color="#000000"/>
    </style:style>
    <style:style style:name="TableRow813" style:family="table-row">
      <style:table-row-properties style:min-row-height="0.6694in" style:use-optimal-row-height="false" fo:keep-together="always"/>
    </style:style>
    <style:style style:name="TableCell8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5" style:parent-style-name="Standard" style:family="paragraph">
      <style:paragraph-properties fo:text-align="justify"/>
      <style:text-properties fo:color="#000000"/>
    </style:style>
    <style:style style:name="P816" style:parent-style-name="Normale" style:family="paragraph">
      <style:paragraph-properties fo:text-align="justify" style:vertical-align="auto" fo:margin-bottom="0.1388in"/>
    </style:style>
    <style:style style:name="T817" style:parent-style-name="Car.predefinitoparagrafo" style:family="text">
      <style:text-properties style:font-name-asian="Times New Roman" style:font-name-complex="Times New Roman" fo:color="#000000" style:language-asian="it" style:country-asian="IT"/>
    </style:style>
    <style:style style:name="P818" style:parent-style-name="Standard" style:family="paragraph">
      <style:paragraph-properties fo:text-align="justify"/>
    </style:style>
    <style:style style:name="T819" style:parent-style-name="Car.predefinitoparagrafo" style:family="text">
      <style:text-properties style:font-name-asian="Times New Roman" style:font-name-complex="Times New Roman" fo:color="#000000" style:language-asian="it" style:country-asian="IT"/>
    </style:style>
    <style:style style:name="T820" style:parent-style-name="Car.predefinitoparagrafo" style:family="text">
      <style:text-properties style:font-name-asian="Times New Roman" style:font-name-complex="Times New Roman" fo:color="#212121" fo:background-color="#FFFFFF" style:language-asian="it" style:country-asian="IT"/>
    </style:style>
    <style:style style:name="TableRow821" style:family="table-row">
      <style:table-row-properties style:min-row-height="0.6694in" style:use-optimal-row-height="false" fo:keep-together="always"/>
    </style:style>
    <style:style style:name="TableCell8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3" style:parent-style-name="Standard" style:family="paragraph">
      <style:paragraph-properties fo:text-align="justify"/>
      <style:text-properties fo:color="#000000"/>
    </style:style>
    <style:style style:name="P824" style:parent-style-name="Standard" style:family="paragraph">
      <style:paragraph-properties fo:text-align="justify"/>
      <style:text-properties fo:color="#000000"/>
    </style:style>
    <style:style style:name="TableRow825" style:family="table-row">
      <style:table-row-properties style:min-row-height="0.6694in" style:use-optimal-row-height="false" fo:keep-together="always"/>
    </style:style>
    <style:style style:name="TableCell8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7" style:parent-style-name="Standard" style:family="paragraph">
      <style:paragraph-properties fo:text-align="justify"/>
      <style:text-properties fo:color="#000000"/>
    </style:style>
    <style:style style:name="P828" style:parent-style-name="Standard" style:family="paragraph">
      <style:paragraph-properties fo:text-align="justify"/>
      <style:text-properties fo:color="#000000"/>
    </style:style>
    <style:style style:name="TableRow829" style:family="table-row">
      <style:table-row-properties style:min-row-height="0.6097in" style:use-optimal-row-height="false" fo:keep-together="always"/>
    </style:style>
    <style:style style:name="TableCell8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1" style:parent-style-name="Standard" style:family="paragraph">
      <style:paragraph-properties fo:text-align="justify"/>
      <style:text-properties fo:color="#000000"/>
    </style:style>
    <style:style style:name="TableRow832" style:family="table-row">
      <style:table-row-properties style:min-row-height="0.6694in" style:use-optimal-row-height="false" fo:keep-together="always"/>
    </style:style>
    <style:style style:name="TableCell83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34" style:parent-style-name="Standard" style:family="paragraph">
      <style:paragraph-properties fo:text-align="justify"/>
      <style:text-properties fo:color="#000000"/>
    </style:style>
    <style:style style:name="P835" style:parent-style-name="Standard" style:family="paragraph">
      <style:paragraph-properties fo:text-align="justify"/>
      <style:text-properties fo:color="#000000"/>
    </style:style>
    <style:style style:name="P836" style:parent-style-name="Titolo2" style:family="paragraph">
      <style:paragraph-properties fo:break-before="page" fo:text-align="justify"/>
    </style:style>
    <style:style style:name="TableColumn838" style:family="table-column">
      <style:table-column-properties style:column-width="3.1013in" style:use-optimal-column-width="false"/>
    </style:style>
    <style:style style:name="TableColumn839" style:family="table-column">
      <style:table-column-properties style:column-width="3.2326in" style:use-optimal-column-width="false"/>
    </style:style>
    <style:style style:name="Table837" style:family="table">
      <style:table-properties style:width="6.334in" fo:margin-left="0.068in" table:align="left"/>
    </style:style>
    <style:style style:name="TableRow840" style:family="table-row">
      <style:table-row-properties style:min-row-height="0.6694in" style:use-optimal-row-height="false" fo:keep-together="always"/>
    </style:style>
    <style:style style:name="TableCell8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42" style:parent-style-name="Standard" style:family="paragraph">
      <style:paragraph-properties fo:text-align="justify"/>
      <style:text-properties fo:color="#000000"/>
    </style:style>
    <style:style style:name="P843" style:parent-style-name="Standard" style:family="paragraph">
      <style:paragraph-properties fo:text-align="justify"/>
      <style:text-properties fo:color="#000000"/>
    </style:style>
    <style:style style:name="TableCell8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45" style:parent-style-name="Standard" style:family="paragraph">
      <style:paragraph-properties fo:text-align="justify"/>
      <style:text-properties fo:font-style="italic" style:font-style-asian="italic" fo:color="#C00000" fo:font-size="8pt" style:font-size-asian="8pt"/>
    </style:style>
    <style:style style:name="P846" style:parent-style-name="Standard" style:family="paragraph">
      <style:paragraph-properties fo:text-align="justify"/>
      <style:text-properties fo:font-style="italic" style:font-style-asian="italic" fo:color="#C00000" fo:font-size="8pt" style:font-size-asian="8pt"/>
    </style:style>
    <style:style style:name="TableRow847" style:family="table-row">
      <style:table-row-properties style:min-row-height="0.6694in" style:use-optimal-row-height="false" fo:keep-together="always"/>
    </style:style>
    <style:style style:name="TableCell8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9" style:parent-style-name="Standard" style:family="paragraph">
      <style:paragraph-properties fo:text-align="justify"/>
      <style:text-properties fo:color="#000000"/>
    </style:style>
    <style:style style:name="P850" style:parent-style-name="Standard" style:family="paragraph">
      <style:paragraph-properties fo:text-align="justify"/>
      <style:text-properties fo:color="#000000"/>
    </style:style>
    <style:style style:name="TableCell8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2" style:parent-style-name="Standard" style:family="paragraph">
      <style:paragraph-properties fo:text-align="justify"/>
      <style:text-properties fo:font-style="italic" style:font-style-asian="italic" fo:color="#C00000" fo:font-size="8pt" style:font-size-asian="8pt"/>
    </style:style>
    <style:style style:name="TableRow853" style:family="table-row">
      <style:table-row-properties style:min-row-height="0.6694in" style:use-optimal-row-height="false" fo:keep-together="always"/>
    </style:style>
    <style:style style:name="TableCell8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5" style:parent-style-name="Standard" style:family="paragraph">
      <style:paragraph-properties fo:text-align="justify"/>
      <style:text-properties fo:color="#000000"/>
    </style:style>
    <style:style style:name="P856" style:parent-style-name="Standard" style:family="paragraph">
      <style:paragraph-properties fo:text-align="justify"/>
      <style:text-properties fo:color="#000000"/>
    </style:style>
    <style:style style:name="TableRow857" style:family="table-row">
      <style:table-row-properties style:min-row-height="2.0548in" style:use-optimal-row-height="false" fo:keep-together="always"/>
    </style:style>
    <style:style style:name="TableCell8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9" style:parent-style-name="Standard" style:family="paragraph">
      <style:paragraph-properties fo:text-align="justify"/>
      <style:text-properties fo:color="#000000"/>
    </style:style>
    <style:style style:name="P860" style:parent-style-name="Standard" style:family="paragraph">
      <style:paragraph-properties fo:text-align="justify"/>
      <style:text-properties fo:color="#000000"/>
    </style:style>
    <style:style style:name="TableRow861" style:family="table-row">
      <style:table-row-properties style:min-row-height="1.3562in" style:use-optimal-row-height="false" fo:keep-together="always"/>
    </style:style>
    <style:style style:name="TableCell8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3" style:parent-style-name="Standard" style:family="paragraph">
      <style:paragraph-properties fo:text-align="justify"/>
      <style:text-properties fo:color="#000000"/>
    </style:style>
    <style:style style:name="P864" style:parent-style-name="Standard" style:family="paragraph">
      <style:paragraph-properties fo:text-align="justify"/>
      <style:text-properties fo:color="#000000"/>
    </style:style>
    <style:style style:name="TableRow865" style:family="table-row">
      <style:table-row-properties style:min-row-height="0.6694in" style:use-optimal-row-height="false" fo:keep-together="always"/>
    </style:style>
    <style:style style:name="TableCell8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7" style:parent-style-name="Standard" style:family="paragraph">
      <style:paragraph-properties fo:text-align="justify"/>
      <style:text-properties fo:color="#000000"/>
    </style:style>
    <style:style style:name="P868" style:parent-style-name="Standard" style:family="paragraph">
      <style:paragraph-properties fo:text-align="justify"/>
      <style:text-properties fo:color="#000000"/>
    </style:style>
    <style:style style:name="TableRow869" style:family="table-row">
      <style:table-row-properties style:min-row-height="0.6694in" style:use-optimal-row-height="false" fo:keep-together="always"/>
    </style:style>
    <style:style style:name="TableCell8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1" style:parent-style-name="Standard" style:family="paragraph">
      <style:paragraph-properties fo:text-align="justify"/>
      <style:text-properties fo:color="#000000"/>
    </style:style>
    <style:style style:name="P872" style:parent-style-name="Standard" style:family="paragraph">
      <style:paragraph-properties fo:text-align="justify"/>
      <style:text-properties fo:color="#000000"/>
    </style:style>
    <style:style style:name="TableRow873" style:family="table-row">
      <style:table-row-properties style:min-row-height="0.6694in" style:use-optimal-row-height="false" fo:keep-together="always"/>
    </style:style>
    <style:style style:name="TableCell8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5" style:parent-style-name="Standard" style:family="paragraph">
      <style:paragraph-properties fo:text-align="justify"/>
      <style:text-properties fo:color="#000000"/>
    </style:style>
    <style:style style:name="P876" style:parent-style-name="Normale" style:family="paragraph">
      <style:paragraph-properties fo:text-align="justify" style:vertical-align="auto" fo:margin-bottom="0.1388in"/>
    </style:style>
    <style:style style:name="T877" style:parent-style-name="Car.predefinitoparagrafo" style:family="text">
      <style:text-properties style:font-name-asian="Times New Roman" style:font-name-complex="Times New Roman" fo:color="#000000" style:language-asian="it" style:country-asian="IT"/>
    </style:style>
    <style:style style:name="TableRow878" style:family="table-row">
      <style:table-row-properties style:min-row-height="0.6694in" style:use-optimal-row-height="false" fo:keep-together="always"/>
    </style:style>
    <style:style style:name="TableCell8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0" style:parent-style-name="Standard" style:family="paragraph">
      <style:paragraph-properties fo:text-align="justify"/>
      <style:text-properties fo:color="#000000"/>
    </style:style>
    <style:style style:name="P881" style:parent-style-name="Standard" style:family="paragraph">
      <style:paragraph-properties fo:text-align="justify"/>
      <style:text-properties fo:color="#000000"/>
    </style:style>
    <style:style style:name="TableRow882" style:family="table-row">
      <style:table-row-properties style:min-row-height="0.6097in" style:use-optimal-row-height="false" fo:keep-together="always"/>
    </style:style>
    <style:style style:name="TableCell8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4" style:parent-style-name="Standard" style:family="paragraph">
      <style:paragraph-properties fo:text-align="justify"/>
      <style:text-properties fo:color="#000000"/>
    </style:style>
    <style:style style:name="TableRow885" style:family="table-row">
      <style:table-row-properties style:min-row-height="0.6694in" style:use-optimal-row-height="false" fo:keep-together="always"/>
    </style:style>
    <style:style style:name="TableCell88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87" style:parent-style-name="Standard" style:family="paragraph">
      <style:paragraph-properties fo:text-align="justify"/>
      <style:text-properties fo:color="#000000"/>
    </style:style>
    <style:style style:name="P888" style:parent-style-name="Standard" style:family="paragraph">
      <style:paragraph-properties fo:text-align="justify"/>
      <style:text-properties fo:color="#000000"/>
    </style:style>
    <style:style style:name="P889" style:parent-style-name="Titolo2" style:family="paragraph">
      <style:paragraph-properties fo:break-before="page" fo:text-align="justify"/>
    </style:style>
    <style:style style:name="TableColumn891" style:family="table-column">
      <style:table-column-properties style:column-width="3.1013in" style:use-optimal-column-width="false"/>
    </style:style>
    <style:style style:name="TableColumn892" style:family="table-column">
      <style:table-column-properties style:column-width="3.2326in" style:use-optimal-column-width="false"/>
    </style:style>
    <style:style style:name="Table890" style:family="table">
      <style:table-properties style:width="6.334in" fo:margin-left="0.068in" table:align="left"/>
    </style:style>
    <style:style style:name="TableRow893" style:family="table-row">
      <style:table-row-properties style:min-row-height="0.6694in" style:use-optimal-row-height="false" fo:keep-together="always"/>
    </style:style>
    <style:style style:name="TableCell89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95" style:parent-style-name="Standard" style:family="paragraph">
      <style:paragraph-properties fo:text-align="justify"/>
      <style:text-properties fo:color="#000000"/>
    </style:style>
    <style:style style:name="TableCell8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97" style:parent-style-name="Standard" style:family="paragraph">
      <style:paragraph-properties fo:text-align="justify"/>
      <style:text-properties fo:font-style="italic" style:font-style-asian="italic" fo:color="#C00000" fo:font-size="8pt" style:font-size-asian="8pt"/>
    </style:style>
    <style:style style:name="TableRow898" style:family="table-row">
      <style:table-row-properties style:min-row-height="0.6694in" style:use-optimal-row-height="false" fo:keep-together="always"/>
    </style:style>
    <style:style style:name="TableCell8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0" style:parent-style-name="Standard" style:family="paragraph">
      <style:paragraph-properties fo:text-align="justify"/>
      <style:text-properties fo:color="#000000"/>
    </style:style>
    <style:style style:name="TableCell9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2" style:parent-style-name="Standard" style:family="paragraph">
      <style:paragraph-properties fo:text-align="justify"/>
      <style:text-properties fo:font-style="italic" style:font-style-asian="italic" fo:color="#C00000" fo:font-size="8pt" style:font-size-asian="8pt"/>
    </style:style>
    <style:style style:name="TableRow903" style:family="table-row">
      <style:table-row-properties style:min-row-height="0.6694in" style:use-optimal-row-height="false" fo:keep-together="always"/>
    </style:style>
    <style:style style:name="TableCell9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5" style:parent-style-name="Standard" style:family="paragraph">
      <style:paragraph-properties fo:text-align="justify"/>
      <style:text-properties fo:color="#000000"/>
    </style:style>
    <style:style style:name="TableRow906" style:family="table-row">
      <style:table-row-properties style:min-row-height="2.0548in" style:use-optimal-row-height="false" fo:keep-together="always"/>
    </style:style>
    <style:style style:name="TableCell9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8" style:parent-style-name="Standard" style:family="paragraph">
      <style:paragraph-properties fo:text-align="justify"/>
      <style:text-properties fo:color="#000000"/>
    </style:style>
    <style:style style:name="TableRow909" style:family="table-row">
      <style:table-row-properties style:min-row-height="1.3562in" style:use-optimal-row-height="false" fo:keep-together="always"/>
    </style:style>
    <style:style style:name="TableCell9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1" style:parent-style-name="Standard" style:family="paragraph">
      <style:paragraph-properties fo:text-align="justify"/>
      <style:text-properties fo:color="#000000"/>
    </style:style>
    <style:style style:name="TableRow912" style:family="table-row">
      <style:table-row-properties style:min-row-height="0.6694in" style:use-optimal-row-height="false" fo:keep-together="always"/>
    </style:style>
    <style:style style:name="TableCell9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4" style:parent-style-name="Standard" style:family="paragraph">
      <style:paragraph-properties fo:text-align="justify"/>
      <style:text-properties fo:color="#000000"/>
    </style:style>
    <style:style style:name="TableRow915" style:family="table-row">
      <style:table-row-properties style:min-row-height="0.6694in" style:use-optimal-row-height="false" fo:keep-together="always"/>
    </style:style>
    <style:style style:name="TableCell9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7" style:parent-style-name="Standard" style:family="paragraph">
      <style:paragraph-properties fo:text-align="justify"/>
      <style:text-properties fo:color="#000000"/>
    </style:style>
    <style:style style:name="TableRow918" style:family="table-row">
      <style:table-row-properties style:min-row-height="0.6694in" style:use-optimal-row-height="false" fo:keep-together="always"/>
    </style:style>
    <style:style style:name="TableCell9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0" style:parent-style-name="Standard" style:family="paragraph">
      <style:paragraph-properties fo:text-align="justify"/>
      <style:text-properties fo:color="#000000"/>
    </style:style>
    <style:style style:name="TableRow921" style:family="table-row">
      <style:table-row-properties style:min-row-height="0.6694in" style:use-optimal-row-height="false" fo:keep-together="always"/>
    </style:style>
    <style:style style:name="TableCell9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3" style:parent-style-name="Standard" style:family="paragraph">
      <style:paragraph-properties fo:text-align="justify"/>
      <style:text-properties fo:color="#000000"/>
    </style:style>
    <style:style style:name="TableRow924" style:family="table-row">
      <style:table-row-properties style:min-row-height="0.6097in" style:use-optimal-row-height="false" fo:keep-together="always"/>
    </style:style>
    <style:style style:name="TableCell9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6" style:parent-style-name="Standard" style:family="paragraph">
      <style:paragraph-properties fo:text-align="justify"/>
      <style:text-properties fo:color="#000000"/>
    </style:style>
    <style:style style:name="TableRow927" style:family="table-row">
      <style:table-row-properties style:min-row-height="0.6694in" style:use-optimal-row-height="false" fo:keep-together="always"/>
    </style:style>
    <style:style style:name="TableCell92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29" style:parent-style-name="Standard" style:family="paragraph">
      <style:paragraph-properties fo:text-align="justify"/>
      <style:text-properties fo:color="#000000"/>
    </style:style>
    <style:style style:name="P930" style:parent-style-name="Titolo2" style:family="paragraph">
      <style:paragraph-properties fo:break-before="page" fo:text-align="justify"/>
    </style:style>
    <style:style style:name="TableColumn932" style:family="table-column">
      <style:table-column-properties style:column-width="3.1013in" style:use-optimal-column-width="false"/>
    </style:style>
    <style:style style:name="TableColumn933" style:family="table-column">
      <style:table-column-properties style:column-width="3.2326in" style:use-optimal-column-width="false"/>
    </style:style>
    <style:style style:name="Table931" style:family="table">
      <style:table-properties style:width="6.334in" fo:margin-left="0.068in" table:align="left"/>
    </style:style>
    <style:style style:name="TableRow934" style:family="table-row">
      <style:table-row-properties style:min-row-height="0.6694in" style:use-optimal-row-height="false" fo:keep-together="always"/>
    </style:style>
    <style:style style:name="TableCell9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36" style:parent-style-name="Standard" style:family="paragraph">
      <style:paragraph-properties fo:text-align="justify"/>
      <style:text-properties fo:color="#000000"/>
    </style:style>
    <style:style style:name="TableCell93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38" style:parent-style-name="Standard" style:family="paragraph">
      <style:paragraph-properties fo:text-align="justify"/>
      <style:text-properties fo:font-style="italic" style:font-style-asian="italic" fo:color="#C00000" fo:font-size="8pt" style:font-size-asian="8pt"/>
    </style:style>
    <style:style style:name="TableRow939" style:family="table-row">
      <style:table-row-properties style:min-row-height="0.6694in" style:use-optimal-row-height="false" fo:keep-together="always"/>
    </style:style>
    <style:style style:name="TableCell9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1" style:parent-style-name="Standard" style:family="paragraph">
      <style:paragraph-properties fo:text-align="justify"/>
      <style:text-properties fo:color="#000000"/>
    </style:style>
    <style:style style:name="TableCell9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3" style:parent-style-name="Standard" style:family="paragraph">
      <style:paragraph-properties fo:text-align="justify"/>
      <style:text-properties fo:font-style="italic" style:font-style-asian="italic" fo:color="#C00000" fo:font-size="8pt" style:font-size-asian="8pt"/>
    </style:style>
    <style:style style:name="TableRow944" style:family="table-row">
      <style:table-row-properties style:min-row-height="0.6694in" style:use-optimal-row-height="false" fo:keep-together="always"/>
    </style:style>
    <style:style style:name="TableCell9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6" style:parent-style-name="Standard" style:family="paragraph">
      <style:paragraph-properties fo:text-align="justify"/>
      <style:text-properties fo:color="#000000"/>
    </style:style>
    <style:style style:name="TableRow947" style:family="table-row">
      <style:table-row-properties style:min-row-height="2.0548in" style:use-optimal-row-height="false" fo:keep-together="always"/>
    </style:style>
    <style:style style:name="TableCell9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9" style:parent-style-name="Standard" style:family="paragraph">
      <style:paragraph-properties fo:text-align="justify"/>
      <style:text-properties fo:color="#000000"/>
    </style:style>
    <style:style style:name="TableRow950" style:family="table-row">
      <style:table-row-properties style:min-row-height="1.3562in" style:use-optimal-row-height="false" fo:keep-together="always"/>
    </style:style>
    <style:style style:name="TableCell9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2" style:parent-style-name="Standard" style:family="paragraph">
      <style:paragraph-properties fo:text-align="justify"/>
      <style:text-properties fo:color="#000000"/>
    </style:style>
    <style:style style:name="TableRow953" style:family="table-row">
      <style:table-row-properties style:min-row-height="0.6694in" style:use-optimal-row-height="false" fo:keep-together="always"/>
    </style:style>
    <style:style style:name="TableCell9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5" style:parent-style-name="Standard" style:family="paragraph">
      <style:paragraph-properties fo:text-align="justify"/>
      <style:text-properties fo:color="#000000"/>
    </style:style>
    <style:style style:name="TableRow956" style:family="table-row">
      <style:table-row-properties style:min-row-height="0.6694in" style:use-optimal-row-height="false" fo:keep-together="always"/>
    </style:style>
    <style:style style:name="TableCell9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8" style:parent-style-name="Standard" style:family="paragraph">
      <style:paragraph-properties fo:text-align="justify"/>
      <style:text-properties fo:color="#000000"/>
    </style:style>
    <style:style style:name="TableRow959" style:family="table-row">
      <style:table-row-properties style:min-row-height="0.6694in" style:use-optimal-row-height="false" fo:keep-together="always"/>
    </style:style>
    <style:style style:name="TableCell9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1" style:parent-style-name="Standard" style:family="paragraph">
      <style:paragraph-properties fo:text-align="justify"/>
      <style:text-properties fo:color="#000000"/>
    </style:style>
    <style:style style:name="TableRow962" style:family="table-row">
      <style:table-row-properties style:min-row-height="0.6694in" style:use-optimal-row-height="false" fo:keep-together="always"/>
    </style:style>
    <style:style style:name="TableCell9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4" style:parent-style-name="Standard" style:family="paragraph">
      <style:paragraph-properties fo:text-align="justify"/>
      <style:text-properties fo:color="#000000"/>
    </style:style>
    <style:style style:name="TableRow965" style:family="table-row">
      <style:table-row-properties style:min-row-height="0.6097in" style:use-optimal-row-height="false" fo:keep-together="always"/>
    </style:style>
    <style:style style:name="TableCell9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7" style:parent-style-name="Standard" style:family="paragraph">
      <style:paragraph-properties fo:text-align="justify"/>
      <style:text-properties fo:color="#000000"/>
    </style:style>
    <style:style style:name="TableRow968" style:family="table-row">
      <style:table-row-properties style:min-row-height="0.6694in" style:use-optimal-row-height="false" fo:keep-together="always"/>
    </style:style>
    <style:style style:name="TableCell96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70" style:parent-style-name="Standard" style:family="paragraph">
      <style:paragraph-properties fo:text-align="justify"/>
      <style:text-properties fo:color="#000000"/>
    </style:style>
    <style:style style:name="P971" style:parent-style-name="Titolo2" style:family="paragraph">
      <style:paragraph-properties fo:break-before="page" fo:text-align="justify"/>
    </style:style>
    <style:style style:name="TableColumn973" style:family="table-column">
      <style:table-column-properties style:column-width="3.1013in" style:use-optimal-column-width="false"/>
    </style:style>
    <style:style style:name="TableColumn974" style:family="table-column">
      <style:table-column-properties style:column-width="3.2326in" style:use-optimal-column-width="false"/>
    </style:style>
    <style:style style:name="Table972" style:family="table">
      <style:table-properties style:width="6.334in" fo:margin-left="0.068in" table:align="left"/>
    </style:style>
    <style:style style:name="TableRow975" style:family="table-row">
      <style:table-row-properties style:min-row-height="0.6694in" style:use-optimal-row-height="false" fo:keep-together="always"/>
    </style:style>
    <style:style style:name="TableCell9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77" style:parent-style-name="Standard" style:family="paragraph">
      <style:paragraph-properties fo:text-align="justify"/>
      <style:text-properties fo:color="#000000"/>
    </style:style>
    <style:style style:name="TableCell9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79" style:parent-style-name="Standard" style:family="paragraph">
      <style:paragraph-properties fo:text-align="justify"/>
      <style:text-properties fo:font-style="italic" style:font-style-asian="italic" fo:color="#C00000" fo:font-size="8pt" style:font-size-asian="8pt"/>
    </style:style>
    <style:style style:name="TableRow980" style:family="table-row">
      <style:table-row-properties style:min-row-height="0.6694in" style:use-optimal-row-height="false" fo:keep-together="always"/>
    </style:style>
    <style:style style:name="TableCell9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2" style:parent-style-name="Standard" style:family="paragraph">
      <style:paragraph-properties fo:text-align="justify"/>
      <style:text-properties fo:color="#000000"/>
    </style:style>
    <style:style style:name="TableCell9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4" style:parent-style-name="Standard" style:family="paragraph">
      <style:paragraph-properties fo:text-align="justify"/>
      <style:text-properties fo:font-style="italic" style:font-style-asian="italic" fo:color="#C00000" fo:font-size="8pt" style:font-size-asian="8pt"/>
    </style:style>
    <style:style style:name="TableRow985" style:family="table-row">
      <style:table-row-properties style:min-row-height="0.6694in" style:use-optimal-row-height="false" fo:keep-together="always"/>
    </style:style>
    <style:style style:name="TableCell9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7" style:parent-style-name="Standard" style:family="paragraph">
      <style:paragraph-properties fo:text-align="justify"/>
      <style:text-properties fo:color="#000000"/>
    </style:style>
    <style:style style:name="TableRow988" style:family="table-row">
      <style:table-row-properties style:min-row-height="2.0548in" style:use-optimal-row-height="false" fo:keep-together="always"/>
    </style:style>
    <style:style style:name="TableCell9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0" style:parent-style-name="Standard" style:family="paragraph">
      <style:paragraph-properties fo:text-align="justify"/>
      <style:text-properties fo:color="#000000"/>
    </style:style>
    <style:style style:name="TableRow991" style:family="table-row">
      <style:table-row-properties style:min-row-height="1.3562in" style:use-optimal-row-height="false" fo:keep-together="always"/>
    </style:style>
    <style:style style:name="TableCell9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3" style:parent-style-name="Standard" style:family="paragraph">
      <style:paragraph-properties fo:text-align="justify"/>
      <style:text-properties fo:color="#000000"/>
    </style:style>
    <style:style style:name="TableRow994" style:family="table-row">
      <style:table-row-properties style:min-row-height="0.6694in" style:use-optimal-row-height="false" fo:keep-together="always"/>
    </style:style>
    <style:style style:name="TableCell9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6" style:parent-style-name="Standard" style:family="paragraph">
      <style:paragraph-properties fo:text-align="justify"/>
      <style:text-properties fo:color="#000000"/>
    </style:style>
    <style:style style:name="TableRow997" style:family="table-row">
      <style:table-row-properties style:min-row-height="0.6694in" style:use-optimal-row-height="false" fo:keep-together="always"/>
    </style:style>
    <style:style style:name="TableCell9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9" style:parent-style-name="Standard" style:family="paragraph">
      <style:paragraph-properties fo:text-align="justify"/>
      <style:text-properties fo:color="#000000"/>
    </style:style>
    <style:style style:name="TableRow1000" style:family="table-row">
      <style:table-row-properties style:min-row-height="0.6694in" style:use-optimal-row-height="false" fo:keep-together="always"/>
    </style:style>
    <style:style style:name="TableCell10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2" style:parent-style-name="Standard" style:family="paragraph">
      <style:paragraph-properties fo:text-align="justify"/>
      <style:text-properties fo:color="#000000"/>
    </style:style>
    <style:style style:name="TableRow1003" style:family="table-row">
      <style:table-row-properties style:min-row-height="0.6694in" style:use-optimal-row-height="false" fo:keep-together="always"/>
    </style:style>
    <style:style style:name="TableCell10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5" style:parent-style-name="Standard" style:family="paragraph">
      <style:paragraph-properties fo:text-align="justify"/>
      <style:text-properties fo:color="#000000"/>
    </style:style>
    <style:style style:name="TableRow1006" style:family="table-row">
      <style:table-row-properties style:min-row-height="0.6097in" style:use-optimal-row-height="false" fo:keep-together="always"/>
    </style:style>
    <style:style style:name="TableCell10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8" style:parent-style-name="Standard" style:family="paragraph">
      <style:paragraph-properties fo:text-align="justify"/>
      <style:text-properties fo:color="#000000"/>
    </style:style>
    <style:style style:name="TableRow1009" style:family="table-row">
      <style:table-row-properties style:min-row-height="0.6694in" style:use-optimal-row-height="false" fo:keep-together="always"/>
    </style:style>
    <style:style style:name="TableCell101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11" style:parent-style-name="Standard" style:family="paragraph">
      <style:paragraph-properties fo:text-align="justify"/>
      <style:text-properties fo:color="#000000"/>
    </style:style>
    <style:style style:name="P1012" style:parent-style-name="Titolo2" style:family="paragraph">
      <style:paragraph-properties fo:break-before="page" fo:text-align="justify"/>
    </style:style>
    <style:style style:name="TableColumn1014" style:family="table-column">
      <style:table-column-properties style:column-width="3.1013in" style:use-optimal-column-width="false"/>
    </style:style>
    <style:style style:name="TableColumn1015" style:family="table-column">
      <style:table-column-properties style:column-width="3.2326in" style:use-optimal-column-width="false"/>
    </style:style>
    <style:style style:name="Table1013" style:family="table">
      <style:table-properties style:width="6.334in" fo:margin-left="0.068in" table:align="left"/>
    </style:style>
    <style:style style:name="TableRow1016" style:family="table-row">
      <style:table-row-properties style:min-row-height="0.6694in" style:use-optimal-row-height="false" fo:keep-together="always"/>
    </style:style>
    <style:style style:name="TableCell10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18" style:parent-style-name="Standard" style:family="paragraph">
      <style:paragraph-properties fo:text-align="justify"/>
      <style:text-properties fo:color="#000000"/>
    </style:style>
    <style:style style:name="TableCell10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20" style:parent-style-name="Standard" style:family="paragraph">
      <style:paragraph-properties fo:text-align="justify"/>
      <style:text-properties fo:font-style="italic" style:font-style-asian="italic" fo:color="#C00000" fo:font-size="8pt" style:font-size-asian="8pt"/>
    </style:style>
    <style:style style:name="TableRow1021" style:family="table-row">
      <style:table-row-properties style:min-row-height="0.6694in" style:use-optimal-row-height="false" fo:keep-together="always"/>
    </style:style>
    <style:style style:name="TableCell10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3" style:parent-style-name="Standard" style:family="paragraph">
      <style:paragraph-properties fo:text-align="justify"/>
      <style:text-properties fo:color="#000000"/>
    </style:style>
    <style:style style:name="TableCell10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5" style:parent-style-name="Standard" style:family="paragraph">
      <style:paragraph-properties fo:text-align="justify"/>
      <style:text-properties fo:font-style="italic" style:font-style-asian="italic" fo:color="#C00000" fo:font-size="8pt" style:font-size-asian="8pt"/>
    </style:style>
    <style:style style:name="TableRow1026" style:family="table-row">
      <style:table-row-properties style:min-row-height="0.6694in" style:use-optimal-row-height="false" fo:keep-together="always"/>
    </style:style>
    <style:style style:name="TableCell10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8" style:parent-style-name="Standard" style:family="paragraph">
      <style:paragraph-properties fo:text-align="justify"/>
      <style:text-properties fo:color="#000000"/>
    </style:style>
    <style:style style:name="TableRow1029" style:family="table-row">
      <style:table-row-properties style:min-row-height="2.0548in" style:use-optimal-row-height="false" fo:keep-together="always"/>
    </style:style>
    <style:style style:name="TableCell10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1" style:parent-style-name="Standard" style:family="paragraph">
      <style:paragraph-properties fo:text-align="justify"/>
      <style:text-properties fo:color="#000000"/>
    </style:style>
    <style:style style:name="TableRow1032" style:family="table-row">
      <style:table-row-properties style:min-row-height="1.3562in" style:use-optimal-row-height="false" fo:keep-together="always"/>
    </style:style>
    <style:style style:name="TableCell10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4" style:parent-style-name="Standard" style:family="paragraph">
      <style:paragraph-properties fo:text-align="justify"/>
      <style:text-properties fo:color="#000000"/>
    </style:style>
    <style:style style:name="TableRow1035" style:family="table-row">
      <style:table-row-properties style:min-row-height="0.6694in" style:use-optimal-row-height="false" fo:keep-together="always"/>
    </style:style>
    <style:style style:name="TableCell10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7" style:parent-style-name="Standard" style:family="paragraph">
      <style:paragraph-properties fo:text-align="justify"/>
      <style:text-properties fo:color="#000000"/>
    </style:style>
    <style:style style:name="TableRow1038" style:family="table-row">
      <style:table-row-properties style:min-row-height="0.6694in" style:use-optimal-row-height="false" fo:keep-together="always"/>
    </style:style>
    <style:style style:name="TableCell10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0" style:parent-style-name="Standard" style:family="paragraph">
      <style:paragraph-properties fo:text-align="justify"/>
      <style:text-properties fo:color="#000000"/>
    </style:style>
    <style:style style:name="TableRow1041" style:family="table-row">
      <style:table-row-properties style:min-row-height="0.6694in" style:use-optimal-row-height="false" fo:keep-together="always"/>
    </style:style>
    <style:style style:name="TableCell10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3" style:parent-style-name="Standard" style:family="paragraph">
      <style:paragraph-properties fo:text-align="justify"/>
      <style:text-properties fo:color="#000000"/>
    </style:style>
    <style:style style:name="TableRow1044" style:family="table-row">
      <style:table-row-properties style:min-row-height="0.6694in" style:use-optimal-row-height="false" fo:keep-together="always"/>
    </style:style>
    <style:style style:name="TableCell10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6" style:parent-style-name="Standard" style:family="paragraph">
      <style:paragraph-properties fo:text-align="justify"/>
      <style:text-properties fo:color="#000000"/>
    </style:style>
    <style:style style:name="TableRow1047" style:family="table-row">
      <style:table-row-properties style:min-row-height="0.6097in" style:use-optimal-row-height="false" fo:keep-together="always"/>
    </style:style>
    <style:style style:name="TableCell10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9" style:parent-style-name="Standard" style:family="paragraph">
      <style:paragraph-properties fo:text-align="justify"/>
      <style:text-properties fo:color="#000000"/>
    </style:style>
    <style:style style:name="TableRow1050" style:family="table-row">
      <style:table-row-properties style:min-row-height="0.6694in" style:use-optimal-row-height="false" fo:keep-together="always"/>
    </style:style>
    <style:style style:name="TableCell105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52" style:parent-style-name="Standard" style:family="paragraph">
      <style:paragraph-properties fo:text-align="justify"/>
      <style:text-properties fo:color="#000000"/>
    </style:style>
    <style:style style:name="P1053" style:parent-style-name="Titolo2" style:family="paragraph">
      <style:paragraph-properties fo:break-before="page" fo:text-align="justify"/>
    </style:style>
    <style:style style:name="TableColumn1055" style:family="table-column">
      <style:table-column-properties style:column-width="3.1013in" style:use-optimal-column-width="false"/>
    </style:style>
    <style:style style:name="TableColumn1056" style:family="table-column">
      <style:table-column-properties style:column-width="3.2326in" style:use-optimal-column-width="false"/>
    </style:style>
    <style:style style:name="Table1054" style:family="table">
      <style:table-properties style:width="6.334in" fo:margin-left="0.068in" table:align="left"/>
    </style:style>
    <style:style style:name="TableRow1057" style:family="table-row">
      <style:table-row-properties style:min-row-height="0.6694in" style:use-optimal-row-height="false" fo:keep-together="always"/>
    </style:style>
    <style:style style:name="TableCell10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59" style:parent-style-name="Standard" style:family="paragraph">
      <style:paragraph-properties fo:text-align="justify"/>
      <style:text-properties fo:color="#000000"/>
    </style:style>
    <style:style style:name="TableCell10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61" style:parent-style-name="Standard" style:family="paragraph">
      <style:paragraph-properties fo:text-align="justify"/>
      <style:text-properties fo:font-style="italic" style:font-style-asian="italic" fo:color="#C00000" fo:font-size="8pt" style:font-size-asian="8pt"/>
    </style:style>
    <style:style style:name="TableRow1062" style:family="table-row">
      <style:table-row-properties style:min-row-height="0.6694in" style:use-optimal-row-height="false" fo:keep-together="always"/>
    </style:style>
    <style:style style:name="TableCell10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4" style:parent-style-name="Standard" style:family="paragraph">
      <style:paragraph-properties fo:text-align="justify"/>
      <style:text-properties fo:color="#000000"/>
    </style:style>
    <style:style style:name="TableCell10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6" style:parent-style-name="Standard" style:family="paragraph">
      <style:paragraph-properties fo:text-align="justify"/>
      <style:text-properties fo:font-style="italic" style:font-style-asian="italic" fo:color="#C00000" fo:font-size="8pt" style:font-size-asian="8pt"/>
    </style:style>
    <style:style style:name="TableRow1067" style:family="table-row">
      <style:table-row-properties style:min-row-height="0.6694in" style:use-optimal-row-height="false" fo:keep-together="always"/>
    </style:style>
    <style:style style:name="TableCell10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9" style:parent-style-name="Standard" style:family="paragraph">
      <style:paragraph-properties fo:text-align="justify"/>
      <style:text-properties fo:color="#000000"/>
    </style:style>
    <style:style style:name="TableRow1070" style:family="table-row">
      <style:table-row-properties style:min-row-height="2.0548in" style:use-optimal-row-height="false" fo:keep-together="always"/>
    </style:style>
    <style:style style:name="TableCell10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2" style:parent-style-name="Standard" style:family="paragraph">
      <style:paragraph-properties fo:text-align="justify"/>
      <style:text-properties fo:color="#000000"/>
    </style:style>
    <style:style style:name="TableRow1073" style:family="table-row">
      <style:table-row-properties style:min-row-height="1.3562in" style:use-optimal-row-height="false" fo:keep-together="always"/>
    </style:style>
    <style:style style:name="TableCell10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5" style:parent-style-name="Standard" style:family="paragraph">
      <style:paragraph-properties fo:text-align="justify"/>
      <style:text-properties fo:color="#000000"/>
    </style:style>
    <style:style style:name="TableRow1076" style:family="table-row">
      <style:table-row-properties style:min-row-height="0.6694in" style:use-optimal-row-height="false" fo:keep-together="always"/>
    </style:style>
    <style:style style:name="TableCell10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8" style:parent-style-name="Standard" style:family="paragraph">
      <style:paragraph-properties fo:text-align="justify"/>
      <style:text-properties fo:color="#000000"/>
    </style:style>
    <style:style style:name="TableRow1079" style:family="table-row">
      <style:table-row-properties style:min-row-height="0.6694in" style:use-optimal-row-height="false" fo:keep-together="always"/>
    </style:style>
    <style:style style:name="TableCell10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1" style:parent-style-name="Standard" style:family="paragraph">
      <style:paragraph-properties fo:text-align="justify"/>
      <style:text-properties fo:color="#000000"/>
    </style:style>
    <style:style style:name="TableRow1082" style:family="table-row">
      <style:table-row-properties style:min-row-height="0.6694in" style:use-optimal-row-height="false" fo:keep-together="always"/>
    </style:style>
    <style:style style:name="TableCell10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4" style:parent-style-name="Standard" style:family="paragraph">
      <style:paragraph-properties fo:text-align="justify"/>
      <style:text-properties fo:color="#000000"/>
    </style:style>
    <style:style style:name="TableRow1085" style:family="table-row">
      <style:table-row-properties style:min-row-height="0.6694in" style:use-optimal-row-height="false" fo:keep-together="always"/>
    </style:style>
    <style:style style:name="TableCell10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7" style:parent-style-name="Standard" style:family="paragraph">
      <style:paragraph-properties fo:text-align="justify"/>
      <style:text-properties fo:color="#000000"/>
    </style:style>
    <style:style style:name="TableRow1088" style:family="table-row">
      <style:table-row-properties style:min-row-height="0.6097in" style:use-optimal-row-height="false" fo:keep-together="always"/>
    </style:style>
    <style:style style:name="TableCell10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0" style:parent-style-name="Standard" style:family="paragraph">
      <style:paragraph-properties fo:text-align="justify"/>
      <style:text-properties fo:color="#000000"/>
    </style:style>
    <style:style style:name="TableRow1091" style:family="table-row">
      <style:table-row-properties style:min-row-height="0.6694in" style:use-optimal-row-height="false" fo:keep-together="always"/>
    </style:style>
    <style:style style:name="TableCell109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93" style:parent-style-name="Standard" style:family="paragraph">
      <style:paragraph-properties fo:text-align="justify"/>
      <style:text-properties fo:color="#000000"/>
    </style:style>
    <style:style style:name="P1094" style:parent-style-name="Titolo2" style:family="paragraph">
      <style:paragraph-properties fo:break-before="page" fo:text-align="justify"/>
    </style:style>
    <style:style style:name="TableColumn1096" style:family="table-column">
      <style:table-column-properties style:column-width="3.1013in" style:use-optimal-column-width="false"/>
    </style:style>
    <style:style style:name="TableColumn1097" style:family="table-column">
      <style:table-column-properties style:column-width="3.2326in" style:use-optimal-column-width="false"/>
    </style:style>
    <style:style style:name="Table1095" style:family="table">
      <style:table-properties style:width="6.334in" fo:margin-left="0.068in" table:align="left"/>
    </style:style>
    <style:style style:name="TableRow1098" style:family="table-row">
      <style:table-row-properties style:min-row-height="0.6694in" style:use-optimal-row-height="false" fo:keep-together="always"/>
    </style:style>
    <style:style style:name="TableCell10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00" style:parent-style-name="Standard" style:family="paragraph">
      <style:paragraph-properties fo:text-align="justify"/>
      <style:text-properties fo:color="#000000"/>
    </style:style>
    <style:style style:name="TableCell11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02" style:parent-style-name="Standard" style:family="paragraph">
      <style:paragraph-properties fo:text-align="justify"/>
      <style:text-properties fo:font-style="italic" style:font-style-asian="italic" fo:color="#C00000" fo:font-size="8pt" style:font-size-asian="8pt"/>
    </style:style>
    <style:style style:name="TableRow1103" style:family="table-row">
      <style:table-row-properties style:min-row-height="0.6694in" style:use-optimal-row-height="false" fo:keep-together="always"/>
    </style:style>
    <style:style style:name="TableCell11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5" style:parent-style-name="Standard" style:family="paragraph">
      <style:paragraph-properties fo:text-align="justify"/>
      <style:text-properties fo:color="#000000"/>
    </style:style>
    <style:style style:name="TableCell11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7" style:parent-style-name="Standard" style:family="paragraph">
      <style:paragraph-properties fo:text-align="justify"/>
      <style:text-properties fo:font-style="italic" style:font-style-asian="italic" fo:color="#C00000" fo:font-size="8pt" style:font-size-asian="8pt"/>
    </style:style>
    <style:style style:name="TableRow1108" style:family="table-row">
      <style:table-row-properties style:min-row-height="0.6694in" style:use-optimal-row-height="false" fo:keep-together="always"/>
    </style:style>
    <style:style style:name="TableCell11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0" style:parent-style-name="Standard" style:family="paragraph">
      <style:paragraph-properties fo:text-align="justify"/>
      <style:text-properties fo:color="#000000"/>
    </style:style>
    <style:style style:name="TableRow1111" style:family="table-row">
      <style:table-row-properties style:min-row-height="2.0548in" style:use-optimal-row-height="false" fo:keep-together="always"/>
    </style:style>
    <style:style style:name="TableCell11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3" style:parent-style-name="Standard" style:family="paragraph">
      <style:paragraph-properties fo:text-align="justify"/>
      <style:text-properties fo:color="#000000"/>
    </style:style>
    <style:style style:name="TableRow1114" style:family="table-row">
      <style:table-row-properties style:min-row-height="1.3562in" style:use-optimal-row-height="false" fo:keep-together="always"/>
    </style:style>
    <style:style style:name="TableCell11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6" style:parent-style-name="Standard" style:family="paragraph">
      <style:paragraph-properties fo:text-align="justify"/>
      <style:text-properties fo:color="#000000"/>
    </style:style>
    <style:style style:name="TableRow1117" style:family="table-row">
      <style:table-row-properties style:min-row-height="0.6694in" style:use-optimal-row-height="false" fo:keep-together="always"/>
    </style:style>
    <style:style style:name="TableCell11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9" style:parent-style-name="Standard" style:family="paragraph">
      <style:paragraph-properties fo:text-align="justify"/>
      <style:text-properties fo:color="#000000"/>
    </style:style>
    <style:style style:name="TableRow1120" style:family="table-row">
      <style:table-row-properties style:min-row-height="0.6694in" style:use-optimal-row-height="false" fo:keep-together="always"/>
    </style:style>
    <style:style style:name="TableCell11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2" style:parent-style-name="Standard" style:family="paragraph">
      <style:paragraph-properties fo:text-align="justify"/>
      <style:text-properties fo:color="#000000"/>
    </style:style>
    <style:style style:name="TableRow1123" style:family="table-row">
      <style:table-row-properties style:min-row-height="0.6694in" style:use-optimal-row-height="false" fo:keep-together="always"/>
    </style:style>
    <style:style style:name="TableCell11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5" style:parent-style-name="Standard" style:family="paragraph">
      <style:paragraph-properties fo:text-align="justify"/>
      <style:text-properties fo:color="#000000"/>
    </style:style>
    <style:style style:name="TableRow1126" style:family="table-row">
      <style:table-row-properties style:min-row-height="0.6694in" style:use-optimal-row-height="false" fo:keep-together="always"/>
    </style:style>
    <style:style style:name="TableCell11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8" style:parent-style-name="Standard" style:family="paragraph">
      <style:paragraph-properties fo:text-align="justify"/>
      <style:text-properties fo:color="#000000"/>
    </style:style>
    <style:style style:name="TableRow1129" style:family="table-row">
      <style:table-row-properties style:min-row-height="0.6097in" style:use-optimal-row-height="false" fo:keep-together="always"/>
    </style:style>
    <style:style style:name="TableCell11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1" style:parent-style-name="Standard" style:family="paragraph">
      <style:paragraph-properties fo:text-align="justify"/>
      <style:text-properties fo:color="#000000"/>
    </style:style>
    <style:style style:name="TableRow1132" style:family="table-row">
      <style:table-row-properties style:min-row-height="0.6694in" style:use-optimal-row-height="false" fo:keep-together="always"/>
    </style:style>
    <style:style style:name="TableCell113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34" style:parent-style-name="Standard" style:family="paragraph">
      <style:paragraph-properties fo:text-align="justify"/>
      <style:text-properties fo:color="#000000"/>
    </style:style>
    <style:style style:name="P1135" style:parent-style-name="Titolo2" style:family="paragraph">
      <style:paragraph-properties fo:break-before="page" fo:text-align="justify"/>
    </style:style>
    <style:style style:name="TableColumn1137" style:family="table-column">
      <style:table-column-properties style:column-width="3.1013in" style:use-optimal-column-width="false"/>
    </style:style>
    <style:style style:name="TableColumn1138" style:family="table-column">
      <style:table-column-properties style:column-width="3.2326in" style:use-optimal-column-width="false"/>
    </style:style>
    <style:style style:name="Table1136" style:family="table">
      <style:table-properties style:width="6.334in" fo:margin-left="0.068in" table:align="left"/>
    </style:style>
    <style:style style:name="TableRow1139" style:family="table-row">
      <style:table-row-properties style:min-row-height="0.6694in" style:use-optimal-row-height="false" fo:keep-together="always"/>
    </style:style>
    <style:style style:name="TableCell11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41" style:parent-style-name="Standard" style:family="paragraph">
      <style:paragraph-properties fo:text-align="justify"/>
      <style:text-properties fo:color="#000000"/>
    </style:style>
    <style:style style:name="TableCell114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43" style:parent-style-name="Standard" style:family="paragraph">
      <style:paragraph-properties fo:text-align="justify"/>
      <style:text-properties fo:font-style="italic" style:font-style-asian="italic" fo:color="#C00000" fo:font-size="8pt" style:font-size-asian="8pt"/>
    </style:style>
    <style:style style:name="TableRow1144" style:family="table-row">
      <style:table-row-properties style:min-row-height="0.6694in" style:use-optimal-row-height="false" fo:keep-together="always"/>
    </style:style>
    <style:style style:name="TableCell11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6" style:parent-style-name="Standard" style:family="paragraph">
      <style:paragraph-properties fo:text-align="justify"/>
      <style:text-properties fo:color="#000000"/>
    </style:style>
    <style:style style:name="TableCell11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8" style:parent-style-name="Standard" style:family="paragraph">
      <style:paragraph-properties fo:text-align="justify"/>
      <style:text-properties fo:font-style="italic" style:font-style-asian="italic" fo:color="#C00000" fo:font-size="8pt" style:font-size-asian="8pt"/>
    </style:style>
    <style:style style:name="TableRow1149" style:family="table-row">
      <style:table-row-properties style:min-row-height="0.6694in" style:use-optimal-row-height="false" fo:keep-together="always"/>
    </style:style>
    <style:style style:name="TableCell11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1" style:parent-style-name="Standard" style:family="paragraph">
      <style:paragraph-properties fo:text-align="justify"/>
      <style:text-properties fo:color="#000000"/>
    </style:style>
    <style:style style:name="TableRow1152" style:family="table-row">
      <style:table-row-properties style:min-row-height="2.0548in" style:use-optimal-row-height="false" fo:keep-together="always"/>
    </style:style>
    <style:style style:name="TableCell11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4" style:parent-style-name="Standard" style:family="paragraph">
      <style:paragraph-properties fo:text-align="justify"/>
      <style:text-properties fo:color="#000000"/>
    </style:style>
    <style:style style:name="TableRow1155" style:family="table-row">
      <style:table-row-properties style:min-row-height="1.3562in" style:use-optimal-row-height="false" fo:keep-together="always"/>
    </style:style>
    <style:style style:name="TableCell11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7" style:parent-style-name="Standard" style:family="paragraph">
      <style:paragraph-properties fo:text-align="justify"/>
      <style:text-properties fo:color="#000000"/>
    </style:style>
    <style:style style:name="TableRow1158" style:family="table-row">
      <style:table-row-properties style:min-row-height="0.6694in" style:use-optimal-row-height="false" fo:keep-together="always"/>
    </style:style>
    <style:style style:name="TableCell1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0" style:parent-style-name="Standard" style:family="paragraph">
      <style:paragraph-properties fo:text-align="justify"/>
      <style:text-properties fo:color="#000000"/>
    </style:style>
    <style:style style:name="TableRow1161" style:family="table-row">
      <style:table-row-properties style:min-row-height="0.6694in" style:use-optimal-row-height="false" fo:keep-together="always"/>
    </style:style>
    <style:style style:name="TableCell11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3" style:parent-style-name="Standard" style:family="paragraph">
      <style:paragraph-properties fo:text-align="justify"/>
      <style:text-properties fo:color="#000000"/>
    </style:style>
    <style:style style:name="TableRow1164" style:family="table-row">
      <style:table-row-properties style:min-row-height="0.6694in" style:use-optimal-row-height="false" fo:keep-together="always"/>
    </style:style>
    <style:style style:name="TableCell1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6" style:parent-style-name="Standard" style:family="paragraph">
      <style:paragraph-properties fo:text-align="justify"/>
      <style:text-properties fo:color="#000000"/>
    </style:style>
    <style:style style:name="TableRow1167" style:family="table-row">
      <style:table-row-properties style:min-row-height="0.6694in" style:use-optimal-row-height="false" fo:keep-together="always"/>
    </style:style>
    <style:style style:name="TableCell11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9" style:parent-style-name="Standard" style:family="paragraph">
      <style:paragraph-properties fo:text-align="justify"/>
      <style:text-properties fo:color="#000000"/>
    </style:style>
    <style:style style:name="TableRow1170" style:family="table-row">
      <style:table-row-properties style:min-row-height="0.6097in" style:use-optimal-row-height="false" fo:keep-together="always"/>
    </style:style>
    <style:style style:name="TableCell11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2" style:parent-style-name="Standard" style:family="paragraph">
      <style:paragraph-properties fo:text-align="justify"/>
      <style:text-properties fo:color="#000000"/>
    </style:style>
    <style:style style:name="TableRow1173" style:family="table-row">
      <style:table-row-properties style:min-row-height="0.6694in" style:use-optimal-row-height="false" fo:keep-together="always"/>
    </style:style>
    <style:style style:name="TableCell11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75" style:parent-style-name="Standard" style:family="paragraph">
      <style:paragraph-properties fo:text-align="justify"/>
      <style:text-properties fo:color="#000000"/>
    </style:style>
    <style:style style:name="P1176" style:parent-style-name="Titolo2" style:family="paragraph">
      <style:paragraph-properties fo:break-before="page" fo:text-align="justify"/>
    </style:style>
    <style:style style:name="TableColumn1178" style:family="table-column">
      <style:table-column-properties style:column-width="3.1013in" style:use-optimal-column-width="false"/>
    </style:style>
    <style:style style:name="TableColumn1179" style:family="table-column">
      <style:table-column-properties style:column-width="3.2326in" style:use-optimal-column-width="false"/>
    </style:style>
    <style:style style:name="Table1177" style:family="table">
      <style:table-properties style:width="6.334in" fo:margin-left="0.068in" table:align="left"/>
    </style:style>
    <style:style style:name="TableRow1180" style:family="table-row">
      <style:table-row-properties style:min-row-height="0.6694in" style:use-optimal-row-height="false" fo:keep-together="always"/>
    </style:style>
    <style:style style:name="TableCell11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2" style:parent-style-name="Standard" style:family="paragraph">
      <style:paragraph-properties fo:text-align="justify"/>
      <style:text-properties fo:color="#000000"/>
    </style:style>
    <style:style style:name="TableCell11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4" style:parent-style-name="Standard" style:family="paragraph">
      <style:paragraph-properties fo:text-align="justify"/>
      <style:text-properties fo:font-style="italic" style:font-style-asian="italic" fo:color="#C00000" fo:font-size="8pt" style:font-size-asian="8pt"/>
    </style:style>
    <style:style style:name="TableRow1185" style:family="table-row">
      <style:table-row-properties style:min-row-height="0.6694in" style:use-optimal-row-height="false" fo:keep-together="always"/>
    </style:style>
    <style:style style:name="TableCell11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7" style:parent-style-name="Standard" style:family="paragraph">
      <style:paragraph-properties fo:text-align="justify"/>
      <style:text-properties fo:color="#000000"/>
    </style:style>
    <style:style style:name="TableCell11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9" style:parent-style-name="Standard" style:family="paragraph">
      <style:paragraph-properties fo:text-align="justify"/>
      <style:text-properties fo:font-style="italic" style:font-style-asian="italic" fo:color="#C00000" fo:font-size="8pt" style:font-size-asian="8pt"/>
    </style:style>
    <style:style style:name="TableRow1190" style:family="table-row">
      <style:table-row-properties style:min-row-height="0.6694in" style:use-optimal-row-height="false" fo:keep-together="always"/>
    </style:style>
    <style:style style:name="TableCell11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2" style:parent-style-name="Standard" style:family="paragraph">
      <style:paragraph-properties fo:text-align="justify"/>
      <style:text-properties fo:color="#000000"/>
    </style:style>
    <style:style style:name="TableRow1193" style:family="table-row">
      <style:table-row-properties style:min-row-height="2.0548in" style:use-optimal-row-height="false" fo:keep-together="always"/>
    </style:style>
    <style:style style:name="TableCell11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5" style:parent-style-name="Standard" style:family="paragraph">
      <style:paragraph-properties fo:text-align="justify"/>
      <style:text-properties fo:color="#000000"/>
    </style:style>
    <style:style style:name="TableRow1196" style:family="table-row">
      <style:table-row-properties style:min-row-height="1.3562in" style:use-optimal-row-height="false" fo:keep-together="always"/>
    </style:style>
    <style:style style:name="TableCell11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8" style:parent-style-name="Standard" style:family="paragraph">
      <style:paragraph-properties fo:text-align="justify"/>
      <style:text-properties fo:color="#000000"/>
    </style:style>
    <style:style style:name="TableRow1199" style:family="table-row">
      <style:table-row-properties style:min-row-height="0.6694in" style:use-optimal-row-height="false" fo:keep-together="always"/>
    </style:style>
    <style:style style:name="TableCell12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1" style:parent-style-name="Standard" style:family="paragraph">
      <style:paragraph-properties fo:text-align="justify"/>
      <style:text-properties fo:color="#000000"/>
    </style:style>
    <style:style style:name="TableRow1202" style:family="table-row">
      <style:table-row-properties style:min-row-height="0.6694in" style:use-optimal-row-height="false" fo:keep-together="always"/>
    </style:style>
    <style:style style:name="TableCell12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4" style:parent-style-name="Standard" style:family="paragraph">
      <style:paragraph-properties fo:text-align="justify"/>
      <style:text-properties fo:color="#000000"/>
    </style:style>
    <style:style style:name="TableRow1205" style:family="table-row">
      <style:table-row-properties style:min-row-height="0.6694in" style:use-optimal-row-height="false" fo:keep-together="always"/>
    </style:style>
    <style:style style:name="TableCell12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7" style:parent-style-name="Standard" style:family="paragraph">
      <style:paragraph-properties fo:text-align="justify"/>
      <style:text-properties fo:color="#000000"/>
    </style:style>
    <style:style style:name="TableRow1208" style:family="table-row">
      <style:table-row-properties style:min-row-height="0.6694in" style:use-optimal-row-height="false" fo:keep-together="always"/>
    </style:style>
    <style:style style:name="TableCell12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0" style:parent-style-name="Standard" style:family="paragraph">
      <style:paragraph-properties fo:text-align="justify"/>
      <style:text-properties fo:color="#000000"/>
    </style:style>
    <style:style style:name="TableRow1211" style:family="table-row">
      <style:table-row-properties style:min-row-height="0.6097in" style:use-optimal-row-height="false" fo:keep-together="always"/>
    </style:style>
    <style:style style:name="TableCell12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3" style:parent-style-name="Standard" style:family="paragraph">
      <style:paragraph-properties fo:text-align="justify"/>
      <style:text-properties fo:color="#000000"/>
    </style:style>
    <style:style style:name="TableRow1214" style:family="table-row">
      <style:table-row-properties style:min-row-height="0.6694in" style:use-optimal-row-height="false" fo:keep-together="always"/>
    </style:style>
    <style:style style:name="TableCell121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16" style:parent-style-name="Standard" style:family="paragraph">
      <style:paragraph-properties fo:text-align="justify"/>
      <style:text-properties fo:color="#000000"/>
    </style:style>
    <style:style style:name="P1217" style:parent-style-name="Titolo2" style:family="paragraph">
      <style:paragraph-properties fo:break-before="page" fo:text-align="justify"/>
    </style:style>
    <style:style style:name="TableColumn1219" style:family="table-column">
      <style:table-column-properties style:column-width="3.1013in" style:use-optimal-column-width="false"/>
    </style:style>
    <style:style style:name="TableColumn1220" style:family="table-column">
      <style:table-column-properties style:column-width="3.2326in" style:use-optimal-column-width="false"/>
    </style:style>
    <style:style style:name="Table1218" style:family="table">
      <style:table-properties style:width="6.334in" fo:margin-left="0.068in" table:align="left"/>
    </style:style>
    <style:style style:name="TableRow1221" style:family="table-row">
      <style:table-row-properties style:min-row-height="0.6694in" style:use-optimal-row-height="false" fo:keep-together="always"/>
    </style:style>
    <style:style style:name="TableCell122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23" style:parent-style-name="Standard" style:family="paragraph">
      <style:paragraph-properties fo:text-align="justify"/>
      <style:text-properties fo:color="#000000"/>
    </style:style>
    <style:style style:name="TableCell12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25" style:parent-style-name="Standard" style:family="paragraph">
      <style:paragraph-properties fo:text-align="justify"/>
      <style:text-properties fo:font-style="italic" style:font-style-asian="italic" fo:color="#C00000" fo:font-size="8pt" style:font-size-asian="8pt"/>
    </style:style>
    <style:style style:name="TableRow1226" style:family="table-row">
      <style:table-row-properties style:min-row-height="0.6694in" style:use-optimal-row-height="false" fo:keep-together="always"/>
    </style:style>
    <style:style style:name="TableCell12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8" style:parent-style-name="Standard" style:family="paragraph">
      <style:paragraph-properties fo:text-align="justify"/>
      <style:text-properties fo:color="#000000"/>
    </style:style>
    <style:style style:name="TableCell12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0" style:parent-style-name="Standard" style:family="paragraph">
      <style:paragraph-properties fo:text-align="justify"/>
      <style:text-properties fo:font-style="italic" style:font-style-asian="italic" fo:color="#C00000" fo:font-size="8pt" style:font-size-asian="8pt"/>
    </style:style>
    <style:style style:name="TableRow1231" style:family="table-row">
      <style:table-row-properties style:min-row-height="0.6694in" style:use-optimal-row-height="false" fo:keep-together="always"/>
    </style:style>
    <style:style style:name="TableCell12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3" style:parent-style-name="Standard" style:family="paragraph">
      <style:paragraph-properties fo:text-align="justify"/>
      <style:text-properties fo:color="#000000"/>
    </style:style>
    <style:style style:name="TableRow1234" style:family="table-row">
      <style:table-row-properties style:min-row-height="2.0548in" style:use-optimal-row-height="false" fo:keep-together="always"/>
    </style:style>
    <style:style style:name="TableCell12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6" style:parent-style-name="Standard" style:family="paragraph">
      <style:paragraph-properties fo:text-align="justify"/>
      <style:text-properties fo:color="#000000"/>
    </style:style>
    <style:style style:name="TableRow1237" style:family="table-row">
      <style:table-row-properties style:min-row-height="1.3562in" style:use-optimal-row-height="false" fo:keep-together="always"/>
    </style:style>
    <style:style style:name="TableCell12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9" style:parent-style-name="Standard" style:family="paragraph">
      <style:paragraph-properties fo:text-align="justify"/>
      <style:text-properties fo:color="#000000"/>
    </style:style>
    <style:style style:name="TableRow1240" style:family="table-row">
      <style:table-row-properties style:min-row-height="0.6694in" style:use-optimal-row-height="false" fo:keep-together="always"/>
    </style:style>
    <style:style style:name="TableCell12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2" style:parent-style-name="Standard" style:family="paragraph">
      <style:paragraph-properties fo:text-align="justify"/>
      <style:text-properties fo:color="#000000"/>
    </style:style>
    <style:style style:name="TableRow1243" style:family="table-row">
      <style:table-row-properties style:min-row-height="0.6694in" style:use-optimal-row-height="false" fo:keep-together="always"/>
    </style:style>
    <style:style style:name="TableCell12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5" style:parent-style-name="Standard" style:family="paragraph">
      <style:paragraph-properties fo:text-align="justify"/>
      <style:text-properties fo:color="#000000"/>
    </style:style>
    <style:style style:name="TableRow1246" style:family="table-row">
      <style:table-row-properties style:min-row-height="0.6694in" style:use-optimal-row-height="false" fo:keep-together="always"/>
    </style:style>
    <style:style style:name="TableCell12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8" style:parent-style-name="Standard" style:family="paragraph">
      <style:paragraph-properties fo:text-align="justify"/>
      <style:text-properties fo:color="#000000"/>
    </style:style>
    <style:style style:name="TableRow1249" style:family="table-row">
      <style:table-row-properties style:min-row-height="0.6694in" style:use-optimal-row-height="false" fo:keep-together="always"/>
    </style:style>
    <style:style style:name="TableCell12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1" style:parent-style-name="Standard" style:family="paragraph">
      <style:paragraph-properties fo:text-align="justify"/>
      <style:text-properties fo:color="#000000"/>
    </style:style>
    <style:style style:name="TableRow1252" style:family="table-row">
      <style:table-row-properties style:min-row-height="0.6097in" style:use-optimal-row-height="false" fo:keep-together="always"/>
    </style:style>
    <style:style style:name="TableCell12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4" style:parent-style-name="Standard" style:family="paragraph">
      <style:paragraph-properties fo:text-align="justify"/>
      <style:text-properties fo:color="#000000"/>
    </style:style>
    <style:style style:name="TableRow1255" style:family="table-row">
      <style:table-row-properties style:min-row-height="0.6694in" style:use-optimal-row-height="false" fo:keep-together="always"/>
    </style:style>
    <style:style style:name="TableCell125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57" style:parent-style-name="Standard" style:family="paragraph">
      <style:paragraph-properties fo:text-align="justify"/>
      <style:text-properties fo:color="#000000"/>
    </style:style>
    <style:style style:name="P1258" style:parent-style-name="Titolo2" style:family="paragraph">
      <style:paragraph-properties fo:break-before="page" fo:text-align="justify"/>
    </style:style>
    <style:style style:name="TableColumn1260" style:family="table-column">
      <style:table-column-properties style:column-width="3.1013in" style:use-optimal-column-width="false"/>
    </style:style>
    <style:style style:name="TableColumn1261" style:family="table-column">
      <style:table-column-properties style:column-width="3.2326in" style:use-optimal-column-width="false"/>
    </style:style>
    <style:style style:name="Table1259" style:family="table">
      <style:table-properties style:width="6.334in" fo:margin-left="0.068in" table:align="left"/>
    </style:style>
    <style:style style:name="TableRow1262" style:family="table-row">
      <style:table-row-properties style:min-row-height="0.6694in" style:use-optimal-row-height="false" fo:keep-together="always"/>
    </style:style>
    <style:style style:name="TableCell12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64" style:parent-style-name="Standard" style:family="paragraph">
      <style:paragraph-properties fo:text-align="justify"/>
      <style:text-properties fo:color="#000000"/>
    </style:style>
    <style:style style:name="TableCell126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66" style:parent-style-name="Standard" style:family="paragraph">
      <style:paragraph-properties fo:text-align="justify"/>
      <style:text-properties fo:font-style="italic" style:font-style-asian="italic" fo:color="#C00000" fo:font-size="8pt" style:font-size-asian="8pt"/>
    </style:style>
    <style:style style:name="TableRow1267" style:family="table-row">
      <style:table-row-properties style:min-row-height="0.6694in" style:use-optimal-row-height="false" fo:keep-together="always"/>
    </style:style>
    <style:style style:name="TableCell12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9" style:parent-style-name="Standard" style:family="paragraph">
      <style:paragraph-properties fo:text-align="justify"/>
      <style:text-properties fo:color="#000000"/>
    </style:style>
    <style:style style:name="TableCell12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1" style:parent-style-name="Standard" style:family="paragraph">
      <style:paragraph-properties fo:text-align="justify"/>
      <style:text-properties fo:font-style="italic" style:font-style-asian="italic" fo:color="#C00000" fo:font-size="8pt" style:font-size-asian="8pt"/>
    </style:style>
    <style:style style:name="TableRow1272" style:family="table-row">
      <style:table-row-properties style:min-row-height="0.6694in" style:use-optimal-row-height="false" fo:keep-together="always"/>
    </style:style>
    <style:style style:name="TableCell12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4" style:parent-style-name="Standard" style:family="paragraph">
      <style:paragraph-properties fo:text-align="justify"/>
      <style:text-properties fo:color="#000000"/>
    </style:style>
    <style:style style:name="TableRow1275" style:family="table-row">
      <style:table-row-properties style:min-row-height="2.0548in" style:use-optimal-row-height="false" fo:keep-together="always"/>
    </style:style>
    <style:style style:name="TableCell12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7" style:parent-style-name="Standard" style:family="paragraph">
      <style:paragraph-properties fo:text-align="justify"/>
      <style:text-properties fo:color="#000000"/>
    </style:style>
    <style:style style:name="TableRow1278" style:family="table-row">
      <style:table-row-properties style:min-row-height="1.3562in" style:use-optimal-row-height="false" fo:keep-together="always"/>
    </style:style>
    <style:style style:name="TableCell12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0" style:parent-style-name="Standard" style:family="paragraph">
      <style:paragraph-properties fo:text-align="justify"/>
      <style:text-properties fo:color="#000000"/>
    </style:style>
    <style:style style:name="TableRow1281" style:family="table-row">
      <style:table-row-properties style:min-row-height="0.6694in" style:use-optimal-row-height="false" fo:keep-together="always"/>
    </style:style>
    <style:style style:name="TableCell12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3" style:parent-style-name="Standard" style:family="paragraph">
      <style:paragraph-properties fo:text-align="justify"/>
      <style:text-properties fo:color="#000000"/>
    </style:style>
    <style:style style:name="TableRow1284" style:family="table-row">
      <style:table-row-properties style:min-row-height="0.6694in" style:use-optimal-row-height="false" fo:keep-together="always"/>
    </style:style>
    <style:style style:name="TableCell12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6" style:parent-style-name="Standard" style:family="paragraph">
      <style:paragraph-properties fo:text-align="justify"/>
      <style:text-properties fo:color="#000000"/>
    </style:style>
    <style:style style:name="TableRow1287" style:family="table-row">
      <style:table-row-properties style:min-row-height="0.6694in" style:use-optimal-row-height="false" fo:keep-together="always"/>
    </style:style>
    <style:style style:name="TableCell12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9" style:parent-style-name="Standard" style:family="paragraph">
      <style:paragraph-properties fo:text-align="justify"/>
      <style:text-properties fo:color="#000000"/>
    </style:style>
    <style:style style:name="TableRow1290" style:family="table-row">
      <style:table-row-properties style:min-row-height="0.6694in" style:use-optimal-row-height="false" fo:keep-together="always"/>
    </style:style>
    <style:style style:name="TableCell12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2" style:parent-style-name="Standard" style:family="paragraph">
      <style:paragraph-properties fo:text-align="justify"/>
      <style:text-properties fo:color="#000000"/>
    </style:style>
    <style:style style:name="TableRow1293" style:family="table-row">
      <style:table-row-properties style:min-row-height="0.6097in" style:use-optimal-row-height="false" fo:keep-together="always"/>
    </style:style>
    <style:style style:name="TableCell12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5" style:parent-style-name="Standard" style:family="paragraph">
      <style:paragraph-properties fo:text-align="justify"/>
      <style:text-properties fo:color="#000000"/>
    </style:style>
    <style:style style:name="TableRow1296" style:family="table-row">
      <style:table-row-properties style:min-row-height="0.6694in" style:use-optimal-row-height="false" fo:keep-together="always"/>
    </style:style>
    <style:style style:name="TableCell129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98" style:parent-style-name="Standard" style:family="paragraph">
      <style:paragraph-properties fo:text-align="justify"/>
      <style:text-properties fo:color="#000000"/>
    </style:style>
    <style:style style:name="P1299" style:parent-style-name="Titolo2" style:family="paragraph">
      <style:paragraph-properties fo:break-before="page" fo:text-align="justify"/>
    </style:style>
    <style:style style:name="TableColumn1301" style:family="table-column">
      <style:table-column-properties style:column-width="3.1013in" style:use-optimal-column-width="false"/>
    </style:style>
    <style:style style:name="TableColumn1302" style:family="table-column">
      <style:table-column-properties style:column-width="3.2326in" style:use-optimal-column-width="false"/>
    </style:style>
    <style:style style:name="Table1300" style:family="table">
      <style:table-properties style:width="6.334in" fo:margin-left="0.068in" table:align="left"/>
    </style:style>
    <style:style style:name="TableRow1303" style:family="table-row">
      <style:table-row-properties style:min-row-height="0.6694in" style:use-optimal-row-height="false" fo:keep-together="always"/>
    </style:style>
    <style:style style:name="TableCell130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05" style:parent-style-name="Standard" style:family="paragraph">
      <style:paragraph-properties fo:text-align="justify"/>
      <style:text-properties fo:color="#000000"/>
    </style:style>
    <style:style style:name="TableCell130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07" style:parent-style-name="Standard" style:family="paragraph">
      <style:paragraph-properties fo:text-align="justify"/>
      <style:text-properties fo:font-style="italic" style:font-style-asian="italic" fo:color="#C00000" fo:font-size="8pt" style:font-size-asian="8pt"/>
    </style:style>
    <style:style style:name="TableRow1308" style:family="table-row">
      <style:table-row-properties style:min-row-height="0.6694in" style:use-optimal-row-height="false" fo:keep-together="always"/>
    </style:style>
    <style:style style:name="TableCell13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0" style:parent-style-name="Standard" style:family="paragraph">
      <style:paragraph-properties fo:text-align="justify"/>
      <style:text-properties fo:color="#000000"/>
    </style:style>
    <style:style style:name="TableCell13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2" style:parent-style-name="Standard" style:family="paragraph">
      <style:paragraph-properties fo:text-align="justify"/>
      <style:text-properties fo:font-style="italic" style:font-style-asian="italic" fo:color="#C00000" fo:font-size="8pt" style:font-size-asian="8pt"/>
    </style:style>
    <style:style style:name="TableRow1313" style:family="table-row">
      <style:table-row-properties style:min-row-height="0.6694in" style:use-optimal-row-height="false" fo:keep-together="always"/>
    </style:style>
    <style:style style:name="TableCell13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5" style:parent-style-name="Standard" style:family="paragraph">
      <style:paragraph-properties fo:text-align="justify"/>
      <style:text-properties fo:color="#000000"/>
    </style:style>
    <style:style style:name="TableRow1316" style:family="table-row">
      <style:table-row-properties style:min-row-height="2.0548in" style:use-optimal-row-height="false" fo:keep-together="always"/>
    </style:style>
    <style:style style:name="TableCell13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8" style:parent-style-name="Standard" style:family="paragraph">
      <style:paragraph-properties fo:text-align="justify"/>
      <style:text-properties fo:color="#000000"/>
    </style:style>
    <style:style style:name="TableRow1319" style:family="table-row">
      <style:table-row-properties style:min-row-height="1.3562in" style:use-optimal-row-height="false" fo:keep-together="always"/>
    </style:style>
    <style:style style:name="TableCell13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1" style:parent-style-name="Standard" style:family="paragraph">
      <style:paragraph-properties fo:text-align="justify"/>
      <style:text-properties fo:color="#000000"/>
    </style:style>
    <style:style style:name="TableRow1322" style:family="table-row">
      <style:table-row-properties style:min-row-height="0.6694in" style:use-optimal-row-height="false" fo:keep-together="always"/>
    </style:style>
    <style:style style:name="TableCell13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4" style:parent-style-name="Standard" style:family="paragraph">
      <style:paragraph-properties fo:text-align="justify"/>
      <style:text-properties fo:color="#000000"/>
    </style:style>
    <style:style style:name="TableRow1325" style:family="table-row">
      <style:table-row-properties style:min-row-height="0.6694in" style:use-optimal-row-height="false" fo:keep-together="always"/>
    </style:style>
    <style:style style:name="TableCell13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7" style:parent-style-name="Standard" style:family="paragraph">
      <style:paragraph-properties fo:text-align="justify"/>
      <style:text-properties fo:color="#000000"/>
    </style:style>
    <style:style style:name="TableRow1328" style:family="table-row">
      <style:table-row-properties style:min-row-height="0.6694in" style:use-optimal-row-height="false" fo:keep-together="always"/>
    </style:style>
    <style:style style:name="TableCell13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0" style:parent-style-name="Standard" style:family="paragraph">
      <style:paragraph-properties fo:text-align="justify"/>
      <style:text-properties fo:color="#000000"/>
    </style:style>
    <style:style style:name="TableRow1331" style:family="table-row">
      <style:table-row-properties style:min-row-height="0.6694in" style:use-optimal-row-height="false" fo:keep-together="always"/>
    </style:style>
    <style:style style:name="TableCell13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3" style:parent-style-name="Standard" style:family="paragraph">
      <style:paragraph-properties fo:text-align="justify"/>
      <style:text-properties fo:color="#000000"/>
    </style:style>
    <style:style style:name="TableRow1334" style:family="table-row">
      <style:table-row-properties style:min-row-height="0.6097in" style:use-optimal-row-height="false" fo:keep-together="always"/>
    </style:style>
    <style:style style:name="TableCell13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6" style:parent-style-name="Standard" style:family="paragraph">
      <style:paragraph-properties fo:text-align="justify"/>
      <style:text-properties fo:color="#000000"/>
    </style:style>
    <style:style style:name="TableRow1337" style:family="table-row">
      <style:table-row-properties style:min-row-height="0.6694in" style:use-optimal-row-height="false" fo:keep-together="always"/>
    </style:style>
    <style:style style:name="TableCell133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39" style:parent-style-name="Standard" style:family="paragraph">
      <style:paragraph-properties fo:text-align="justify"/>
      <style:text-properties fo:color="#000000"/>
    </style:style>
    <style:style style:name="P1340" style:parent-style-name="Titolo2" style:family="paragraph">
      <style:paragraph-properties fo:text-align="justify"/>
    </style:style>
    <style:style style:name="TableColumn1342" style:family="table-column">
      <style:table-column-properties style:column-width="3.1013in" style:use-optimal-column-width="false"/>
    </style:style>
    <style:style style:name="TableColumn1343" style:family="table-column">
      <style:table-column-properties style:column-width="3.2326in" style:use-optimal-column-width="false"/>
    </style:style>
    <style:style style:name="Table1341" style:family="table">
      <style:table-properties style:width="6.334in" fo:margin-left="0.068in" table:align="left"/>
    </style:style>
    <style:style style:name="TableRow1344" style:family="table-row">
      <style:table-row-properties style:min-row-height="0.6694in" style:use-optimal-row-height="false" fo:keep-together="always"/>
    </style:style>
    <style:style style:name="TableCell134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46" style:parent-style-name="Standard" style:family="paragraph">
      <style:paragraph-properties fo:text-align="justify"/>
      <style:text-properties fo:color="#000000"/>
    </style:style>
    <style:style style:name="TableCell134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48" style:parent-style-name="Standard" style:family="paragraph">
      <style:paragraph-properties fo:text-align="justify"/>
      <style:text-properties fo:font-style="italic" style:font-style-asian="italic" fo:color="#C00000" fo:font-size="8pt" style:font-size-asian="8pt"/>
    </style:style>
    <style:style style:name="TableRow1349" style:family="table-row">
      <style:table-row-properties style:min-row-height="0.6694in" style:use-optimal-row-height="false" fo:keep-together="always"/>
    </style:style>
    <style:style style:name="TableCell13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1" style:parent-style-name="Standard" style:family="paragraph">
      <style:paragraph-properties fo:text-align="justify"/>
      <style:text-properties fo:color="#000000"/>
    </style:style>
    <style:style style:name="TableCell13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3" style:parent-style-name="Standard" style:family="paragraph">
      <style:paragraph-properties fo:text-align="justify"/>
      <style:text-properties fo:font-style="italic" style:font-style-asian="italic" fo:color="#C00000" fo:font-size="8pt" style:font-size-asian="8pt"/>
    </style:style>
    <style:style style:name="TableRow1354" style:family="table-row">
      <style:table-row-properties style:min-row-height="0.6694in" style:use-optimal-row-height="false" fo:keep-together="always"/>
    </style:style>
    <style:style style:name="TableCell13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6" style:parent-style-name="Standard" style:family="paragraph">
      <style:paragraph-properties fo:text-align="justify"/>
      <style:text-properties fo:color="#000000"/>
    </style:style>
    <style:style style:name="TableRow1357" style:family="table-row">
      <style:table-row-properties style:min-row-height="2.0548in" style:use-optimal-row-height="false" fo:keep-together="always"/>
    </style:style>
    <style:style style:name="TableCell13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9" style:parent-style-name="Standard" style:family="paragraph">
      <style:paragraph-properties fo:text-align="justify"/>
      <style:text-properties fo:color="#000000"/>
    </style:style>
    <style:style style:name="TableRow1360" style:family="table-row">
      <style:table-row-properties style:min-row-height="1.3562in" style:use-optimal-row-height="false" fo:keep-together="always"/>
    </style:style>
    <style:style style:name="TableCell13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2" style:parent-style-name="Standard" style:family="paragraph">
      <style:paragraph-properties fo:text-align="justify"/>
      <style:text-properties fo:color="#000000"/>
    </style:style>
    <style:style style:name="TableRow1363" style:family="table-row">
      <style:table-row-properties style:min-row-height="0.6694in" style:use-optimal-row-height="false" fo:keep-together="always"/>
    </style:style>
    <style:style style:name="TableCell13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5" style:parent-style-name="Standard" style:family="paragraph">
      <style:paragraph-properties fo:text-align="justify"/>
      <style:text-properties fo:color="#000000"/>
    </style:style>
    <style:style style:name="TableRow1366" style:family="table-row">
      <style:table-row-properties style:min-row-height="0.6694in" style:use-optimal-row-height="false" fo:keep-together="always"/>
    </style:style>
    <style:style style:name="TableCell13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8" style:parent-style-name="Standard" style:family="paragraph">
      <style:paragraph-properties fo:text-align="justify"/>
      <style:text-properties fo:color="#000000"/>
    </style:style>
    <style:style style:name="TableRow1369" style:family="table-row">
      <style:table-row-properties style:min-row-height="0.6694in" style:use-optimal-row-height="false" fo:keep-together="always"/>
    </style:style>
    <style:style style:name="TableCell13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1" style:parent-style-name="Standard" style:family="paragraph">
      <style:paragraph-properties fo:text-align="justify"/>
      <style:text-properties fo:color="#000000"/>
    </style:style>
    <style:style style:name="TableRow1372" style:family="table-row">
      <style:table-row-properties style:min-row-height="0.6694in" style:use-optimal-row-height="false" fo:keep-together="always"/>
    </style:style>
    <style:style style:name="TableCell13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4" style:parent-style-name="Standard" style:family="paragraph">
      <style:paragraph-properties fo:text-align="justify"/>
      <style:text-properties fo:color="#000000"/>
    </style:style>
    <style:style style:name="TableRow1375" style:family="table-row">
      <style:table-row-properties style:min-row-height="0.6097in" style:use-optimal-row-height="false" fo:keep-together="always"/>
    </style:style>
    <style:style style:name="TableCell13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7" style:parent-style-name="Standard" style:family="paragraph">
      <style:paragraph-properties fo:text-align="justify"/>
      <style:text-properties fo:color="#000000"/>
    </style:style>
    <style:style style:name="TableRow1378" style:family="table-row">
      <style:table-row-properties style:min-row-height="0.6694in" style:use-optimal-row-height="false" fo:keep-together="always"/>
    </style:style>
    <style:style style:name="TableCell137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80" style:parent-style-name="Standard" style:family="paragraph">
      <style:paragraph-properties fo:text-align="justify"/>
      <style:text-properties fo:color="#000000"/>
    </style:style>
    <style:style style:name="P1381" style:parent-style-name="Titolo2" style:family="paragraph">
      <style:paragraph-properties fo:break-before="page" fo:text-align="justify"/>
    </style:style>
    <style:style style:name="TableColumn1383" style:family="table-column">
      <style:table-column-properties style:column-width="3.1013in" style:use-optimal-column-width="false"/>
    </style:style>
    <style:style style:name="TableColumn1384" style:family="table-column">
      <style:table-column-properties style:column-width="3.2326in" style:use-optimal-column-width="false"/>
    </style:style>
    <style:style style:name="Table1382" style:family="table">
      <style:table-properties style:width="6.334in" fo:margin-left="0.068in" table:align="left"/>
    </style:style>
    <style:style style:name="TableRow1385" style:family="table-row">
      <style:table-row-properties style:min-row-height="0.6694in" style:use-optimal-row-height="false" fo:keep-together="always"/>
    </style:style>
    <style:style style:name="TableCell138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87" style:parent-style-name="Standard" style:family="paragraph">
      <style:paragraph-properties fo:text-align="justify"/>
      <style:text-properties fo:color="#000000"/>
    </style:style>
    <style:style style:name="TableCell13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89" style:parent-style-name="Standard" style:family="paragraph">
      <style:paragraph-properties fo:text-align="justify"/>
      <style:text-properties fo:font-style="italic" style:font-style-asian="italic" fo:color="#C00000" fo:font-size="8pt" style:font-size-asian="8pt"/>
    </style:style>
    <style:style style:name="TableRow1390" style:family="table-row">
      <style:table-row-properties style:min-row-height="0.6694in" style:use-optimal-row-height="false" fo:keep-together="always"/>
    </style:style>
    <style:style style:name="TableCell13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2" style:parent-style-name="Standard" style:family="paragraph">
      <style:paragraph-properties fo:text-align="justify"/>
      <style:text-properties fo:color="#000000"/>
    </style:style>
    <style:style style:name="TableCell13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4" style:parent-style-name="Standard" style:family="paragraph">
      <style:paragraph-properties fo:text-align="justify"/>
      <style:text-properties fo:font-style="italic" style:font-style-asian="italic" fo:color="#C00000" fo:font-size="8pt" style:font-size-asian="8pt"/>
    </style:style>
    <style:style style:name="TableRow1395" style:family="table-row">
      <style:table-row-properties style:min-row-height="0.6694in" style:use-optimal-row-height="false" fo:keep-together="always"/>
    </style:style>
    <style:style style:name="TableCell1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7" style:parent-style-name="Standard" style:family="paragraph">
      <style:paragraph-properties fo:text-align="justify"/>
      <style:text-properties fo:color="#000000"/>
    </style:style>
    <style:style style:name="TableRow1398" style:family="table-row">
      <style:table-row-properties style:min-row-height="2.0548in" style:use-optimal-row-height="false" fo:keep-together="always"/>
    </style:style>
    <style:style style:name="TableCell13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0" style:parent-style-name="Standard" style:family="paragraph">
      <style:paragraph-properties fo:text-align="justify"/>
      <style:text-properties fo:color="#000000"/>
    </style:style>
    <style:style style:name="TableRow1401" style:family="table-row">
      <style:table-row-properties style:min-row-height="1.3562in" style:use-optimal-row-height="false" fo:keep-together="always"/>
    </style:style>
    <style:style style:name="TableCell14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3" style:parent-style-name="Standard" style:family="paragraph">
      <style:paragraph-properties fo:text-align="justify"/>
      <style:text-properties fo:color="#000000"/>
    </style:style>
    <style:style style:name="TableRow1404" style:family="table-row">
      <style:table-row-properties style:min-row-height="0.6694in" style:use-optimal-row-height="false" fo:keep-together="always"/>
    </style:style>
    <style:style style:name="TableCell14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6" style:parent-style-name="Standard" style:family="paragraph">
      <style:paragraph-properties fo:text-align="justify"/>
      <style:text-properties fo:color="#000000"/>
    </style:style>
    <style:style style:name="TableRow1407" style:family="table-row">
      <style:table-row-properties style:min-row-height="0.6694in" style:use-optimal-row-height="false" fo:keep-together="always"/>
    </style:style>
    <style:style style:name="TableCell14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9" style:parent-style-name="Standard" style:family="paragraph">
      <style:paragraph-properties fo:text-align="justify"/>
      <style:text-properties fo:color="#000000"/>
    </style:style>
    <style:style style:name="TableRow1410" style:family="table-row">
      <style:table-row-properties style:min-row-height="0.6694in" style:use-optimal-row-height="false" fo:keep-together="always"/>
    </style:style>
    <style:style style:name="TableCell14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2" style:parent-style-name="Standard" style:family="paragraph">
      <style:paragraph-properties fo:text-align="justify"/>
      <style:text-properties fo:color="#000000"/>
    </style:style>
    <style:style style:name="TableRow1413" style:family="table-row">
      <style:table-row-properties style:min-row-height="0.6694in" style:use-optimal-row-height="false" fo:keep-together="always"/>
    </style:style>
    <style:style style:name="TableCell14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5" style:parent-style-name="Standard" style:family="paragraph">
      <style:paragraph-properties fo:text-align="justify"/>
      <style:text-properties fo:color="#000000"/>
    </style:style>
    <style:style style:name="TableRow1416" style:family="table-row">
      <style:table-row-properties style:min-row-height="0.6097in" style:use-optimal-row-height="false" fo:keep-together="always"/>
    </style:style>
    <style:style style:name="TableCell14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8" style:parent-style-name="Standard" style:family="paragraph">
      <style:paragraph-properties fo:text-align="justify"/>
      <style:text-properties fo:color="#000000"/>
    </style:style>
    <style:style style:name="TableRow1419" style:family="table-row">
      <style:table-row-properties style:min-row-height="0.6694in" style:use-optimal-row-height="false" fo:keep-together="always"/>
    </style:style>
    <style:style style:name="TableCell142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21" style:parent-style-name="Standard" style:family="paragraph">
      <style:paragraph-properties fo:text-align="justify"/>
      <style:text-properties fo:color="#000000"/>
    </style:style>
    <style:style style:name="P1422" style:parent-style-name="Titolo2" style:family="paragraph">
      <style:paragraph-properties fo:break-before="page" fo:text-align="justify"/>
    </style:style>
    <style:style style:name="TableColumn1424" style:family="table-column">
      <style:table-column-properties style:column-width="3.1013in" style:use-optimal-column-width="false"/>
    </style:style>
    <style:style style:name="TableColumn1425" style:family="table-column">
      <style:table-column-properties style:column-width="3.2326in" style:use-optimal-column-width="false"/>
    </style:style>
    <style:style style:name="Table1423" style:family="table">
      <style:table-properties style:width="6.334in" fo:margin-left="0.068in" table:align="left"/>
    </style:style>
    <style:style style:name="TableRow1426" style:family="table-row">
      <style:table-row-properties style:min-row-height="0.6694in" style:use-optimal-row-height="false" fo:keep-together="always"/>
    </style:style>
    <style:style style:name="TableCell14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28" style:parent-style-name="Standard" style:family="paragraph">
      <style:paragraph-properties fo:text-align="justify"/>
      <style:text-properties fo:color="#000000"/>
    </style:style>
    <style:style style:name="TableCell14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30" style:parent-style-name="Standard" style:family="paragraph">
      <style:paragraph-properties fo:text-align="justify"/>
      <style:text-properties fo:font-style="italic" style:font-style-asian="italic" fo:color="#C00000" fo:font-size="8pt" style:font-size-asian="8pt"/>
    </style:style>
    <style:style style:name="TableRow1431" style:family="table-row">
      <style:table-row-properties style:min-row-height="0.6694in" style:use-optimal-row-height="false" fo:keep-together="always"/>
    </style:style>
    <style:style style:name="TableCell14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3" style:parent-style-name="Standard" style:family="paragraph">
      <style:paragraph-properties fo:text-align="justify"/>
      <style:text-properties fo:color="#000000"/>
    </style:style>
    <style:style style:name="TableCell14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5" style:parent-style-name="Standard" style:family="paragraph">
      <style:paragraph-properties fo:text-align="justify"/>
      <style:text-properties fo:font-style="italic" style:font-style-asian="italic" fo:color="#C00000" fo:font-size="8pt" style:font-size-asian="8pt"/>
    </style:style>
    <style:style style:name="TableRow1436" style:family="table-row">
      <style:table-row-properties style:min-row-height="0.6694in" style:use-optimal-row-height="false" fo:keep-together="always"/>
    </style:style>
    <style:style style:name="TableCell14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8" style:parent-style-name="Standard" style:family="paragraph">
      <style:paragraph-properties fo:text-align="justify"/>
      <style:text-properties fo:color="#000000"/>
    </style:style>
    <style:style style:name="TableRow1439" style:family="table-row">
      <style:table-row-properties style:min-row-height="2.0548in" style:use-optimal-row-height="false" fo:keep-together="always"/>
    </style:style>
    <style:style style:name="TableCell14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1" style:parent-style-name="Standard" style:family="paragraph">
      <style:paragraph-properties fo:text-align="justify"/>
      <style:text-properties fo:color="#000000"/>
    </style:style>
    <style:style style:name="TableRow1442" style:family="table-row">
      <style:table-row-properties style:min-row-height="1.3562in" style:use-optimal-row-height="false" fo:keep-together="always"/>
    </style:style>
    <style:style style:name="TableCell14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4" style:parent-style-name="Standard" style:family="paragraph">
      <style:paragraph-properties fo:text-align="justify"/>
      <style:text-properties fo:color="#000000"/>
    </style:style>
    <style:style style:name="TableRow1445" style:family="table-row">
      <style:table-row-properties style:min-row-height="0.6694in" style:use-optimal-row-height="false" fo:keep-together="always"/>
    </style:style>
    <style:style style:name="TableCell14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7" style:parent-style-name="Standard" style:family="paragraph">
      <style:paragraph-properties fo:text-align="justify"/>
      <style:text-properties fo:color="#000000"/>
    </style:style>
    <style:style style:name="TableRow1448" style:family="table-row">
      <style:table-row-properties style:min-row-height="0.6694in" style:use-optimal-row-height="false" fo:keep-together="always"/>
    </style:style>
    <style:style style:name="TableCell14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0" style:parent-style-name="Standard" style:family="paragraph">
      <style:paragraph-properties fo:text-align="justify"/>
      <style:text-properties fo:color="#000000"/>
    </style:style>
    <style:style style:name="TableRow1451" style:family="table-row">
      <style:table-row-properties style:min-row-height="0.6694in" style:use-optimal-row-height="false" fo:keep-together="always"/>
    </style:style>
    <style:style style:name="TableCell14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3" style:parent-style-name="Standard" style:family="paragraph">
      <style:paragraph-properties fo:text-align="justify"/>
      <style:text-properties fo:color="#000000"/>
    </style:style>
    <style:style style:name="TableRow1454" style:family="table-row">
      <style:table-row-properties style:min-row-height="0.6694in" style:use-optimal-row-height="false" fo:keep-together="always"/>
    </style:style>
    <style:style style:name="TableCell14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6" style:parent-style-name="Standard" style:family="paragraph">
      <style:paragraph-properties fo:text-align="justify"/>
      <style:text-properties fo:color="#000000"/>
    </style:style>
    <style:style style:name="TableRow1457" style:family="table-row">
      <style:table-row-properties style:min-row-height="0.6097in" style:use-optimal-row-height="false" fo:keep-together="always"/>
    </style:style>
    <style:style style:name="TableCell14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9" style:parent-style-name="Standard" style:family="paragraph">
      <style:paragraph-properties fo:text-align="justify"/>
      <style:text-properties fo:color="#000000"/>
    </style:style>
    <style:style style:name="TableRow1460" style:family="table-row">
      <style:table-row-properties style:min-row-height="0.6694in" style:use-optimal-row-height="false" fo:keep-together="always"/>
    </style:style>
    <style:style style:name="TableCell14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62" style:parent-style-name="Standard" style:family="paragraph">
      <style:paragraph-properties fo:text-align="justify"/>
      <style:text-properties fo:color="#000000"/>
    </style:style>
    <style:style style:name="P1463" style:parent-style-name="Titolo2" style:family="paragraph">
      <style:paragraph-properties fo:break-before="page" fo:text-align="justify"/>
    </style:style>
    <style:style style:name="TableColumn1465" style:family="table-column">
      <style:table-column-properties style:column-width="3.1013in" style:use-optimal-column-width="false"/>
    </style:style>
    <style:style style:name="TableColumn1466" style:family="table-column">
      <style:table-column-properties style:column-width="3.2326in" style:use-optimal-column-width="false"/>
    </style:style>
    <style:style style:name="Table1464" style:family="table">
      <style:table-properties style:width="6.334in" fo:margin-left="0.068in" table:align="left"/>
    </style:style>
    <style:style style:name="TableRow1467" style:family="table-row">
      <style:table-row-properties style:min-row-height="0.6694in" style:use-optimal-row-height="false" fo:keep-together="always"/>
    </style:style>
    <style:style style:name="TableCell146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69" style:parent-style-name="Standard" style:family="paragraph">
      <style:paragraph-properties fo:text-align="justify"/>
      <style:text-properties fo:color="#000000"/>
    </style:style>
    <style:style style:name="TableCell14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71" style:parent-style-name="Standard" style:family="paragraph">
      <style:paragraph-properties fo:text-align="justify"/>
      <style:text-properties fo:font-style="italic" style:font-style-asian="italic" fo:color="#C00000" fo:font-size="8pt" style:font-size-asian="8pt"/>
    </style:style>
    <style:style style:name="TableRow1472" style:family="table-row">
      <style:table-row-properties style:min-row-height="0.6694in" style:use-optimal-row-height="false" fo:keep-together="always"/>
    </style:style>
    <style:style style:name="TableCell14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4" style:parent-style-name="Standard" style:family="paragraph">
      <style:paragraph-properties fo:text-align="justify"/>
      <style:text-properties fo:color="#000000"/>
    </style:style>
    <style:style style:name="TableCell14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6" style:parent-style-name="Standard" style:family="paragraph">
      <style:paragraph-properties fo:text-align="justify"/>
      <style:text-properties fo:font-style="italic" style:font-style-asian="italic" fo:color="#C00000" fo:font-size="8pt" style:font-size-asian="8pt"/>
    </style:style>
    <style:style style:name="TableRow1477" style:family="table-row">
      <style:table-row-properties style:min-row-height="0.6694in" style:use-optimal-row-height="false" fo:keep-together="always"/>
    </style:style>
    <style:style style:name="TableCell14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9" style:parent-style-name="Standard" style:family="paragraph">
      <style:paragraph-properties fo:text-align="justify"/>
      <style:text-properties fo:color="#000000"/>
    </style:style>
    <style:style style:name="TableRow1480" style:family="table-row">
      <style:table-row-properties style:min-row-height="2.0548in" style:use-optimal-row-height="false" fo:keep-together="always"/>
    </style:style>
    <style:style style:name="TableCell14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2" style:parent-style-name="Standard" style:family="paragraph">
      <style:paragraph-properties fo:text-align="justify"/>
      <style:text-properties fo:color="#000000"/>
    </style:style>
    <style:style style:name="TableRow1483" style:family="table-row">
      <style:table-row-properties style:min-row-height="1.3562in" style:use-optimal-row-height="false" fo:keep-together="always"/>
    </style:style>
    <style:style style:name="TableCell14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5" style:parent-style-name="Standard" style:family="paragraph">
      <style:paragraph-properties fo:text-align="justify"/>
      <style:text-properties fo:color="#000000"/>
    </style:style>
    <style:style style:name="TableRow1486" style:family="table-row">
      <style:table-row-properties style:min-row-height="0.6694in" style:use-optimal-row-height="false" fo:keep-together="always"/>
    </style:style>
    <style:style style:name="TableCell14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8" style:parent-style-name="Standard" style:family="paragraph">
      <style:paragraph-properties fo:text-align="justify"/>
      <style:text-properties fo:color="#000000"/>
    </style:style>
    <style:style style:name="TableRow1489" style:family="table-row">
      <style:table-row-properties style:min-row-height="0.6694in" style:use-optimal-row-height="false" fo:keep-together="always"/>
    </style:style>
    <style:style style:name="TableCell14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1" style:parent-style-name="Standard" style:family="paragraph">
      <style:paragraph-properties fo:text-align="justify"/>
      <style:text-properties fo:color="#000000"/>
    </style:style>
    <style:style style:name="TableRow1492" style:family="table-row">
      <style:table-row-properties style:min-row-height="0.6694in" style:use-optimal-row-height="false" fo:keep-together="always"/>
    </style:style>
    <style:style style:name="TableCell14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4" style:parent-style-name="Standard" style:family="paragraph">
      <style:paragraph-properties fo:text-align="justify"/>
      <style:text-properties fo:color="#000000"/>
    </style:style>
    <style:style style:name="TableRow1495" style:family="table-row">
      <style:table-row-properties style:min-row-height="0.6694in" style:use-optimal-row-height="false" fo:keep-together="always"/>
    </style:style>
    <style:style style:name="TableCell14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7" style:parent-style-name="Standard" style:family="paragraph">
      <style:paragraph-properties fo:text-align="justify"/>
      <style:text-properties fo:color="#000000"/>
    </style:style>
    <style:style style:name="TableRow1498" style:family="table-row">
      <style:table-row-properties style:min-row-height="0.6097in" style:use-optimal-row-height="false" fo:keep-together="always"/>
    </style:style>
    <style:style style:name="TableCell14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0" style:parent-style-name="Standard" style:family="paragraph">
      <style:paragraph-properties fo:text-align="justify"/>
      <style:text-properties fo:color="#000000"/>
    </style:style>
    <style:style style:name="TableRow1501" style:family="table-row">
      <style:table-row-properties style:min-row-height="0.6694in" style:use-optimal-row-height="false" fo:keep-together="always"/>
    </style:style>
    <style:style style:name="TableCell150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03" style:parent-style-name="Standard" style:family="paragraph">
      <style:paragraph-properties fo:text-align="justify"/>
      <style:text-properties fo:color="#000000"/>
    </style:style>
    <style:style style:name="P1504" style:parent-style-name="Titolo2" style:family="paragraph">
      <style:paragraph-properties fo:break-before="page" fo:text-align="justify"/>
    </style:style>
    <style:style style:name="TableColumn1506" style:family="table-column">
      <style:table-column-properties style:column-width="3.1013in" style:use-optimal-column-width="false"/>
    </style:style>
    <style:style style:name="TableColumn1507" style:family="table-column">
      <style:table-column-properties style:column-width="3.2326in" style:use-optimal-column-width="false"/>
    </style:style>
    <style:style style:name="Table1505" style:family="table">
      <style:table-properties style:width="6.334in" fo:margin-left="0.068in" table:align="left"/>
    </style:style>
    <style:style style:name="TableRow1508" style:family="table-row">
      <style:table-row-properties style:min-row-height="0.6694in" style:use-optimal-row-height="false" fo:keep-together="always"/>
    </style:style>
    <style:style style:name="TableCell150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10" style:parent-style-name="Standard" style:family="paragraph">
      <style:paragraph-properties fo:text-align="justify"/>
      <style:text-properties fo:color="#000000"/>
    </style:style>
    <style:style style:name="TableCell15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12" style:parent-style-name="Standard" style:family="paragraph">
      <style:paragraph-properties fo:text-align="justify"/>
      <style:text-properties fo:font-style="italic" style:font-style-asian="italic" fo:color="#C00000" fo:font-size="8pt" style:font-size-asian="8pt"/>
    </style:style>
    <style:style style:name="TableRow1513" style:family="table-row">
      <style:table-row-properties style:min-row-height="0.6694in" style:use-optimal-row-height="false" fo:keep-together="always"/>
    </style:style>
    <style:style style:name="TableCell15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5" style:parent-style-name="Standard" style:family="paragraph">
      <style:paragraph-properties fo:text-align="justify"/>
      <style:text-properties fo:color="#000000"/>
    </style:style>
    <style:style style:name="TableCell15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7" style:parent-style-name="Standard" style:family="paragraph">
      <style:paragraph-properties fo:text-align="justify"/>
      <style:text-properties fo:font-style="italic" style:font-style-asian="italic" fo:color="#C00000" fo:font-size="8pt" style:font-size-asian="8pt"/>
    </style:style>
    <style:style style:name="TableRow1518" style:family="table-row">
      <style:table-row-properties style:min-row-height="0.6694in" style:use-optimal-row-height="false" fo:keep-together="always"/>
    </style:style>
    <style:style style:name="TableCell15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0" style:parent-style-name="Standard" style:family="paragraph">
      <style:paragraph-properties fo:text-align="justify"/>
      <style:text-properties fo:color="#000000"/>
    </style:style>
    <style:style style:name="TableRow1521" style:family="table-row">
      <style:table-row-properties style:min-row-height="2.0548in" style:use-optimal-row-height="false" fo:keep-together="always"/>
    </style:style>
    <style:style style:name="TableCell15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3" style:parent-style-name="Standard" style:family="paragraph">
      <style:paragraph-properties fo:text-align="justify"/>
      <style:text-properties fo:color="#000000"/>
    </style:style>
    <style:style style:name="TableRow1524" style:family="table-row">
      <style:table-row-properties style:min-row-height="1.3562in" style:use-optimal-row-height="false" fo:keep-together="always"/>
    </style:style>
    <style:style style:name="TableCell15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6" style:parent-style-name="Standard" style:family="paragraph">
      <style:paragraph-properties fo:text-align="justify"/>
      <style:text-properties fo:color="#000000"/>
    </style:style>
    <style:style style:name="TableRow1527" style:family="table-row">
      <style:table-row-properties style:min-row-height="0.6694in" style:use-optimal-row-height="false" fo:keep-together="always"/>
    </style:style>
    <style:style style:name="TableCell15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9" style:parent-style-name="Standard" style:family="paragraph">
      <style:paragraph-properties fo:text-align="justify"/>
      <style:text-properties fo:color="#000000"/>
    </style:style>
    <style:style style:name="TableRow1530" style:family="table-row">
      <style:table-row-properties style:min-row-height="0.6694in" style:use-optimal-row-height="false" fo:keep-together="always"/>
    </style:style>
    <style:style style:name="TableCell15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2" style:parent-style-name="Standard" style:family="paragraph">
      <style:paragraph-properties fo:text-align="justify"/>
      <style:text-properties fo:color="#000000"/>
    </style:style>
    <style:style style:name="TableRow1533" style:family="table-row">
      <style:table-row-properties style:min-row-height="0.6694in" style:use-optimal-row-height="false" fo:keep-together="always"/>
    </style:style>
    <style:style style:name="TableCell15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5" style:parent-style-name="Standard" style:family="paragraph">
      <style:paragraph-properties fo:text-align="justify"/>
      <style:text-properties fo:color="#000000"/>
    </style:style>
    <style:style style:name="TableRow1536" style:family="table-row">
      <style:table-row-properties style:min-row-height="0.6694in" style:use-optimal-row-height="false" fo:keep-together="always"/>
    </style:style>
    <style:style style:name="TableCell15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8" style:parent-style-name="Standard" style:family="paragraph">
      <style:paragraph-properties fo:text-align="justify"/>
      <style:text-properties fo:color="#000000"/>
    </style:style>
    <style:style style:name="TableRow1539" style:family="table-row">
      <style:table-row-properties style:min-row-height="0.6097in" style:use-optimal-row-height="false" fo:keep-together="always"/>
    </style:style>
    <style:style style:name="TableCell15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1" style:parent-style-name="Standard" style:family="paragraph">
      <style:paragraph-properties fo:text-align="justify"/>
      <style:text-properties fo:color="#000000"/>
    </style:style>
    <style:style style:name="TableRow1542" style:family="table-row">
      <style:table-row-properties style:min-row-height="0.6694in" style:use-optimal-row-height="false" fo:keep-together="always"/>
    </style:style>
    <style:style style:name="TableCell154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44" style:parent-style-name="Standard" style:family="paragraph">
      <style:paragraph-properties fo:text-align="justify"/>
      <style:text-properties fo:color="#000000"/>
    </style:style>
    <style:style style:name="P1545" style:parent-style-name="Titolo2" style:family="paragraph">
      <style:paragraph-properties fo:break-before="page" fo:text-align="justify"/>
    </style:style>
    <style:style style:name="TableColumn1547" style:family="table-column">
      <style:table-column-properties style:column-width="3.1013in" style:use-optimal-column-width="false"/>
    </style:style>
    <style:style style:name="TableColumn1548" style:family="table-column">
      <style:table-column-properties style:column-width="3.2326in" style:use-optimal-column-width="false"/>
    </style:style>
    <style:style style:name="Table1546" style:family="table">
      <style:table-properties style:width="6.334in" fo:margin-left="0.068in" table:align="left"/>
    </style:style>
    <style:style style:name="TableRow1549" style:family="table-row">
      <style:table-row-properties style:min-row-height="0.6694in" style:use-optimal-row-height="false" fo:keep-together="always"/>
    </style:style>
    <style:style style:name="TableCell15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51" style:parent-style-name="Standard" style:family="paragraph">
      <style:paragraph-properties fo:text-align="justify"/>
      <style:text-properties fo:color="#000000"/>
    </style:style>
    <style:style style:name="TableCell15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53" style:parent-style-name="Standard" style:family="paragraph">
      <style:paragraph-properties fo:text-align="justify"/>
      <style:text-properties fo:font-style="italic" style:font-style-asian="italic" fo:color="#C00000" fo:font-size="8pt" style:font-size-asian="8pt"/>
    </style:style>
    <style:style style:name="TableRow1554" style:family="table-row">
      <style:table-row-properties style:min-row-height="0.6694in" style:use-optimal-row-height="false" fo:keep-together="always"/>
    </style:style>
    <style:style style:name="TableCell15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6" style:parent-style-name="Standard" style:family="paragraph">
      <style:paragraph-properties fo:text-align="justify"/>
      <style:text-properties fo:color="#000000"/>
    </style:style>
    <style:style style:name="TableCell15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8" style:parent-style-name="Standard" style:family="paragraph">
      <style:paragraph-properties fo:text-align="justify"/>
      <style:text-properties fo:font-style="italic" style:font-style-asian="italic" fo:color="#C00000" fo:font-size="8pt" style:font-size-asian="8pt"/>
    </style:style>
    <style:style style:name="TableRow1559" style:family="table-row">
      <style:table-row-properties style:min-row-height="0.6694in" style:use-optimal-row-height="false" fo:keep-together="always"/>
    </style:style>
    <style:style style:name="TableCell15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1" style:parent-style-name="Standard" style:family="paragraph">
      <style:paragraph-properties fo:text-align="justify"/>
      <style:text-properties fo:color="#000000"/>
    </style:style>
    <style:style style:name="TableRow1562" style:family="table-row">
      <style:table-row-properties style:min-row-height="2.0548in" style:use-optimal-row-height="false" fo:keep-together="always"/>
    </style:style>
    <style:style style:name="TableCell15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4" style:parent-style-name="Standard" style:family="paragraph">
      <style:paragraph-properties fo:text-align="justify"/>
      <style:text-properties fo:color="#000000"/>
    </style:style>
    <style:style style:name="TableRow1565" style:family="table-row">
      <style:table-row-properties style:min-row-height="1.3562in" style:use-optimal-row-height="false" fo:keep-together="always"/>
    </style:style>
    <style:style style:name="TableCell15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7" style:parent-style-name="Standard" style:family="paragraph">
      <style:paragraph-properties fo:text-align="justify"/>
      <style:text-properties fo:color="#000000"/>
    </style:style>
    <style:style style:name="TableRow1568" style:family="table-row">
      <style:table-row-properties style:min-row-height="0.6694in" style:use-optimal-row-height="false" fo:keep-together="always"/>
    </style:style>
    <style:style style:name="TableCell15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0" style:parent-style-name="Standard" style:family="paragraph">
      <style:paragraph-properties fo:text-align="justify"/>
      <style:text-properties fo:color="#000000"/>
    </style:style>
    <style:style style:name="TableRow1571" style:family="table-row">
      <style:table-row-properties style:min-row-height="0.6694in" style:use-optimal-row-height="false" fo:keep-together="always"/>
    </style:style>
    <style:style style:name="TableCell15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3" style:parent-style-name="Standard" style:family="paragraph">
      <style:paragraph-properties fo:text-align="justify"/>
      <style:text-properties fo:color="#000000"/>
    </style:style>
    <style:style style:name="TableRow1574" style:family="table-row">
      <style:table-row-properties style:min-row-height="0.6694in" style:use-optimal-row-height="false" fo:keep-together="always"/>
    </style:style>
    <style:style style:name="TableCell15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6" style:parent-style-name="Standard" style:family="paragraph">
      <style:paragraph-properties fo:text-align="justify"/>
      <style:text-properties fo:color="#000000"/>
    </style:style>
    <style:style style:name="TableRow1577" style:family="table-row">
      <style:table-row-properties style:min-row-height="0.6694in" style:use-optimal-row-height="false" fo:keep-together="always"/>
    </style:style>
    <style:style style:name="TableCell15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9" style:parent-style-name="Standard" style:family="paragraph">
      <style:paragraph-properties fo:text-align="justify"/>
      <style:text-properties fo:color="#000000"/>
    </style:style>
    <style:style style:name="TableRow1580" style:family="table-row">
      <style:table-row-properties style:min-row-height="0.6097in" style:use-optimal-row-height="false" fo:keep-together="always"/>
    </style:style>
    <style:style style:name="TableCell15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2" style:parent-style-name="Standard" style:family="paragraph">
      <style:paragraph-properties fo:text-align="justify"/>
      <style:text-properties fo:color="#000000"/>
    </style:style>
    <style:style style:name="TableRow1583" style:family="table-row">
      <style:table-row-properties style:min-row-height="0.6694in" style:use-optimal-row-height="false" fo:keep-together="always"/>
    </style:style>
    <style:style style:name="TableCell158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85" style:parent-style-name="Standard" style:family="paragraph">
      <style:paragraph-properties fo:text-align="justify"/>
      <style:text-properties fo:color="#000000"/>
    </style:style>
    <style:style style:name="P1586" style:parent-style-name="Titolo2" style:family="paragraph">
      <style:paragraph-properties fo:break-before="page" fo:text-align="justify"/>
    </style:style>
    <style:style style:name="TableColumn1588" style:family="table-column">
      <style:table-column-properties style:column-width="3.1013in" style:use-optimal-column-width="false"/>
    </style:style>
    <style:style style:name="TableColumn1589" style:family="table-column">
      <style:table-column-properties style:column-width="3.2326in" style:use-optimal-column-width="false"/>
    </style:style>
    <style:style style:name="Table1587" style:family="table">
      <style:table-properties style:width="6.334in" fo:margin-left="0.068in" table:align="left"/>
    </style:style>
    <style:style style:name="TableRow1590" style:family="table-row">
      <style:table-row-properties style:min-row-height="0.6694in" style:use-optimal-row-height="false" fo:keep-together="always"/>
    </style:style>
    <style:style style:name="TableCell15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92" style:parent-style-name="Standard" style:family="paragraph">
      <style:paragraph-properties fo:text-align="justify"/>
      <style:text-properties fo:color="#000000"/>
    </style:style>
    <style:style style:name="TableCell15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94" style:parent-style-name="Standard" style:family="paragraph">
      <style:paragraph-properties fo:text-align="justify"/>
      <style:text-properties fo:font-style="italic" style:font-style-asian="italic" fo:color="#C00000" fo:font-size="8pt" style:font-size-asian="8pt"/>
    </style:style>
    <style:style style:name="TableRow1595" style:family="table-row">
      <style:table-row-properties style:min-row-height="0.6694in" style:use-optimal-row-height="false" fo:keep-together="always"/>
    </style:style>
    <style:style style:name="TableCell15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7" style:parent-style-name="Standard" style:family="paragraph">
      <style:paragraph-properties fo:text-align="justify"/>
      <style:text-properties fo:color="#000000"/>
    </style:style>
    <style:style style:name="TableCell15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9" style:parent-style-name="Standard" style:family="paragraph">
      <style:paragraph-properties fo:text-align="justify"/>
      <style:text-properties fo:font-style="italic" style:font-style-asian="italic" fo:color="#C00000" fo:font-size="8pt" style:font-size-asian="8pt"/>
    </style:style>
    <style:style style:name="TableRow1600" style:family="table-row">
      <style:table-row-properties style:min-row-height="0.6694in" style:use-optimal-row-height="false" fo:keep-together="always"/>
    </style:style>
    <style:style style:name="TableCell16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2" style:parent-style-name="Standard" style:family="paragraph">
      <style:paragraph-properties fo:text-align="justify"/>
      <style:text-properties fo:color="#000000"/>
    </style:style>
    <style:style style:name="TableRow1603" style:family="table-row">
      <style:table-row-properties style:min-row-height="2.0548in" style:use-optimal-row-height="false" fo:keep-together="always"/>
    </style:style>
    <style:style style:name="TableCell16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5" style:parent-style-name="Standard" style:family="paragraph">
      <style:paragraph-properties fo:text-align="justify"/>
      <style:text-properties fo:color="#000000"/>
    </style:style>
    <style:style style:name="TableRow1606" style:family="table-row">
      <style:table-row-properties style:min-row-height="1.3562in" style:use-optimal-row-height="false" fo:keep-together="always"/>
    </style:style>
    <style:style style:name="TableCell16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8" style:parent-style-name="Standard" style:family="paragraph">
      <style:paragraph-properties fo:text-align="justify"/>
      <style:text-properties fo:color="#000000"/>
    </style:style>
    <style:style style:name="TableRow1609" style:family="table-row">
      <style:table-row-properties style:min-row-height="0.6694in" style:use-optimal-row-height="false" fo:keep-together="always"/>
    </style:style>
    <style:style style:name="TableCell16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1" style:parent-style-name="Standard" style:family="paragraph">
      <style:paragraph-properties fo:text-align="justify"/>
      <style:text-properties fo:color="#000000"/>
    </style:style>
    <style:style style:name="TableRow1612" style:family="table-row">
      <style:table-row-properties style:min-row-height="0.6694in" style:use-optimal-row-height="false" fo:keep-together="always"/>
    </style:style>
    <style:style style:name="TableCell16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4" style:parent-style-name="Standard" style:family="paragraph">
      <style:paragraph-properties fo:text-align="justify"/>
      <style:text-properties fo:color="#000000"/>
    </style:style>
    <style:style style:name="TableRow1615" style:family="table-row">
      <style:table-row-properties style:min-row-height="0.6694in" style:use-optimal-row-height="false" fo:keep-together="always"/>
    </style:style>
    <style:style style:name="TableCell16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7" style:parent-style-name="Standard" style:family="paragraph">
      <style:paragraph-properties fo:text-align="justify"/>
      <style:text-properties fo:color="#000000"/>
    </style:style>
    <style:style style:name="TableRow1618" style:family="table-row">
      <style:table-row-properties style:min-row-height="0.6694in" style:use-optimal-row-height="false" fo:keep-together="always"/>
    </style:style>
    <style:style style:name="TableCell1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0" style:parent-style-name="Standard" style:family="paragraph">
      <style:paragraph-properties fo:text-align="justify"/>
      <style:text-properties fo:color="#000000"/>
    </style:style>
    <style:style style:name="TableRow1621" style:family="table-row">
      <style:table-row-properties style:min-row-height="0.6097in" style:use-optimal-row-height="false" fo:keep-together="always"/>
    </style:style>
    <style:style style:name="TableCell16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3" style:parent-style-name="Standard" style:family="paragraph">
      <style:paragraph-properties fo:text-align="justify"/>
      <style:text-properties fo:color="#000000"/>
    </style:style>
    <style:style style:name="TableRow1624" style:family="table-row">
      <style:table-row-properties style:min-row-height="0.6694in" style:use-optimal-row-height="false" fo:keep-together="always"/>
    </style:style>
    <style:style style:name="TableCell162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26" style:parent-style-name="Standard" style:family="paragraph">
      <style:paragraph-properties fo:text-align="justify"/>
      <style:text-properties fo:color="#000000"/>
    </style:style>
    <style:style style:name="P1627" style:parent-style-name="Titolo2" style:family="paragraph">
      <style:paragraph-properties fo:text-align="justify"/>
    </style:style>
    <style:style style:name="P1628" style:parent-style-name="Standard" style:family="paragraph">
      <style:paragraph-properties fo:text-align="justify"/>
    </style:style>
    <style:style style:name="TableColumn1630" style:family="table-column">
      <style:table-column-properties style:column-width="3.3152in" style:use-optimal-column-width="false"/>
    </style:style>
    <style:style style:name="TableColumn1631" style:family="table-column">
      <style:table-column-properties style:column-width="0.0687in" style:use-optimal-column-width="false"/>
    </style:style>
    <style:style style:name="TableColumn1632" style:family="table-column">
      <style:table-column-properties style:column-width="3.3847in" style:use-optimal-column-width="false"/>
    </style:style>
    <style:style style:name="Table1629" style:family="table">
      <style:table-properties style:width="6.7687in" fo:margin-left="0.068in" table:align="left"/>
    </style:style>
    <style:style style:name="TableRow1633" style:family="table-row">
      <style:table-row-properties style:min-row-height="0.6694in" style:use-optimal-row-height="false" fo:keep-together="always"/>
    </style:style>
    <style:style style:name="TableCell163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35" style:parent-style-name="Standard" style:family="paragraph">
      <style:paragraph-properties fo:text-align="justify"/>
      <style:text-properties fo:color="#000000"/>
    </style:style>
    <style:style style:name="P1636" style:parent-style-name="Standard" style:family="paragraph">
      <style:paragraph-properties fo:text-align="justify"/>
      <style:text-properties fo:color="#000000"/>
    </style:style>
    <style:style style:name="TableCell163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38" style:parent-style-name="Standard" style:family="paragraph">
      <style:paragraph-properties fo:text-align="justify"/>
      <style:text-properties fo:font-style="italic" style:font-style-asian="italic" fo:color="#C00000" fo:font-size="8pt" style:font-size-asian="8pt"/>
    </style:style>
    <style:style style:name="P1639" style:parent-style-name="Standard" style:family="paragraph">
      <style:paragraph-properties fo:text-align="justify"/>
      <style:text-properties fo:font-style="italic" style:font-style-asian="italic" fo:color="#C00000" fo:font-size="8pt" style:font-size-asian="8pt"/>
    </style:style>
    <style:style style:name="TableRow1640" style:family="table-row">
      <style:table-row-properties style:min-row-height="0.6694in" style:use-optimal-row-height="false" fo:keep-together="always"/>
    </style:style>
    <style:style style:name="TableCell16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2" style:parent-style-name="Standard" style:family="paragraph">
      <style:paragraph-properties fo:text-align="justify"/>
      <style:text-properties fo:color="#000000"/>
    </style:style>
    <style:style style:name="P1643" style:parent-style-name="Standard" style:family="paragraph">
      <style:paragraph-properties fo:text-align="justify"/>
      <style:text-properties fo:color="#000000"/>
    </style:style>
    <style:style style:name="TableCell16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5" style:parent-style-name="Standard" style:family="paragraph">
      <style:paragraph-properties fo:text-align="justify"/>
      <style:text-properties fo:font-style="italic" style:font-style-asian="italic" fo:color="#C00000" fo:font-size="8pt" style:font-size-asian="8pt"/>
    </style:style>
    <style:style style:name="P1646" style:parent-style-name="Standard" style:family="paragraph">
      <style:paragraph-properties fo:text-align="justify"/>
      <style:text-properties fo:font-style="italic" style:font-style-asian="italic" fo:color="#C00000" fo:font-size="8pt" style:font-size-asian="8pt"/>
    </style:style>
    <style:style style:name="P1647" style:parent-style-name="Standard" style:family="paragraph">
      <style:paragraph-properties fo:text-align="justify"/>
      <style:text-properties fo:font-style="italic" style:font-style-asian="italic" fo:color="#C00000" fo:font-size="8pt" style:font-size-asian="8pt"/>
    </style:style>
    <style:style style:name="P1648" style:parent-style-name="Standard" style:family="paragraph">
      <style:paragraph-properties fo:text-align="justify"/>
      <style:text-properties fo:font-style="italic" style:font-style-asian="italic" fo:color="#C00000" fo:font-size="8pt" style:font-size-asian="8pt"/>
    </style:style>
    <style:style style:name="P1649" style:parent-style-name="Standard" style:family="paragraph">
      <style:paragraph-properties fo:text-align="justify"/>
      <style:text-properties fo:font-style="italic" style:font-style-asian="italic" fo:color="#C00000" fo:font-size="8pt" style:font-size-asian="8pt"/>
    </style:style>
    <style:style style:name="P1650" style:parent-style-name="Standard" style:family="paragraph">
      <style:paragraph-properties fo:text-align="justify"/>
      <style:text-properties fo:font-style="italic" style:font-style-asian="italic" fo:color="#C00000" fo:font-size="8pt" style:font-size-asian="8pt"/>
    </style:style>
    <style:style style:name="P1651" style:parent-style-name="Standard" style:family="paragraph">
      <style:paragraph-properties fo:text-align="justify"/>
      <style:text-properties fo:font-style="italic" style:font-style-asian="italic" fo:color="#C00000" fo:font-size="8pt" style:font-size-asian="8pt"/>
    </style:style>
    <style:style style:name="P1652" style:parent-style-name="Standard" style:family="paragraph">
      <style:paragraph-properties fo:text-align="justify"/>
      <style:text-properties fo:font-style="italic" style:font-style-asian="italic" fo:color="#C00000" fo:font-size="8pt" style:font-size-asian="8pt"/>
    </style:style>
    <style:style style:name="TableRow1653" style:family="table-row">
      <style:table-row-properties style:min-row-height="2.0548in" style:use-optimal-row-height="false" fo:keep-together="always"/>
    </style:style>
    <style:style style:name="TableCell16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5" style:parent-style-name="Standard" style:family="paragraph">
      <style:paragraph-properties fo:text-align="justify"/>
      <style:text-properties fo:color="#000000"/>
    </style:style>
    <style:style style:name="P1656" style:parent-style-name="Standard" style:family="paragraph">
      <style:paragraph-properties fo:text-align="justify"/>
    </style:style>
    <style:style style:name="T1657" style:parent-style-name="Car.predefinitoparagrafo" style:family="text">
      <style:text-properties fo:color="#000000"/>
    </style:style>
    <style:style style:name="T1658" style:parent-style-name="Car.predefinitoparagrafo" style:family="text">
      <style:text-properties style:font-name="Open Sans" fo:color="#000000"/>
    </style:style>
    <style:style style:name="P1659" style:parent-style-name="Standard" style:family="paragraph">
      <style:paragraph-properties fo:text-align="justify"/>
      <style:text-properties fo:color="#000000"/>
    </style:style>
    <style:style style:name="TableRow1660" style:family="table-row">
      <style:table-row-properties style:min-row-height="1.3388in" style:use-optimal-row-height="false" fo:keep-together="always"/>
    </style:style>
    <style:style style:name="TableCell16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2" style:parent-style-name="Standard" style:family="paragraph">
      <style:paragraph-properties fo:text-align="justify"/>
      <style:text-properties fo:color="#000000"/>
    </style:style>
    <style:style style:name="P1663" style:parent-style-name="Standard" style:family="paragraph">
      <style:paragraph-properties fo:text-align="justify"/>
      <style:text-properties fo:color="#000000"/>
    </style:style>
    <style:style style:name="TableCell16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5" style:parent-style-name="Standard" style:family="paragraph">
      <style:paragraph-properties fo:text-align="justify"/>
      <style:text-properties fo:font-style="italic" style:font-style-asian="italic" fo:color="#C00000" fo:font-size="8pt" style:font-size-asian="8pt"/>
    </style:style>
    <style:style style:name="P1666" style:parent-style-name="Standard" style:family="paragraph">
      <style:paragraph-properties fo:text-align="justify"/>
      <style:text-properties fo:font-style="italic" style:font-style-asian="italic" fo:color="#C00000" fo:font-size="8pt" style:font-size-asian="8pt"/>
    </style:style>
    <style:style style:name="TableRow1667" style:family="table-row">
      <style:table-row-properties style:min-row-height="1.3388in" style:use-optimal-row-height="false" fo:keep-together="always"/>
    </style:style>
    <style:style style:name="TableCell16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9" style:parent-style-name="Standard" style:family="paragraph">
      <style:paragraph-properties fo:text-align="justify"/>
      <style:text-properties fo:color="#000000"/>
    </style:style>
    <style:style style:name="P1670" style:parent-style-name="Standard" style:family="paragraph">
      <style:paragraph-properties fo:text-align="justify"/>
      <style:text-properties fo:color="#000000"/>
    </style:style>
    <style:style style:name="TableRow1671" style:family="table-row">
      <style:table-row-properties style:min-row-height="0.7868in" style:use-optimal-row-height="false" fo:keep-together="always"/>
    </style:style>
    <style:style style:name="TableCell16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3" style:parent-style-name="Standard" style:family="paragraph">
      <style:paragraph-properties fo:text-align="justify"/>
      <style:text-properties fo:color="#000000"/>
    </style:style>
    <style:style style:name="P1674" style:parent-style-name="Standard" style:family="paragraph">
      <style:paragraph-properties fo:text-align="justify"/>
      <style:text-properties fo:color="#000000"/>
    </style:style>
    <style:style style:name="TableRow1675" style:family="table-row">
      <style:table-row-properties style:min-row-height="1.6729in" style:use-optimal-row-height="false" fo:keep-together="always"/>
    </style:style>
    <style:style style:name="TableCell167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77" style:parent-style-name="Standard" style:family="paragraph">
      <style:paragraph-properties fo:text-align="justify"/>
      <style:text-properties fo:color="#000000"/>
    </style:style>
    <style:style style:name="P1678" style:parent-style-name="Standard" style:family="paragraph">
      <style:paragraph-properties fo:text-align="justify"/>
    </style:style>
    <style:style style:name="P1679" style:parent-style-name="Titolo2" style:family="paragraph">
      <style:paragraph-properties fo:text-align="justify"/>
    </style:style>
    <style:style style:name="P1680" style:parent-style-name="Standard" style:family="paragraph">
      <style:paragraph-properties fo:text-align="justify"/>
    </style:style>
    <style:style style:name="TableColumn1682" style:family="table-column">
      <style:table-column-properties style:column-width="3.3152in" style:use-optimal-column-width="false"/>
    </style:style>
    <style:style style:name="TableColumn1683" style:family="table-column">
      <style:table-column-properties style:column-width="0.0687in" style:use-optimal-column-width="false"/>
    </style:style>
    <style:style style:name="TableColumn1684" style:family="table-column">
      <style:table-column-properties style:column-width="3.3847in" style:use-optimal-column-width="false"/>
    </style:style>
    <style:style style:name="Table1681" style:family="table">
      <style:table-properties style:width="6.7687in" fo:margin-left="0.068in" table:align="left"/>
    </style:style>
    <style:style style:name="TableRow1685" style:family="table-row">
      <style:table-row-properties style:min-row-height="0.6694in" style:use-optimal-row-height="false" fo:keep-together="always"/>
    </style:style>
    <style:style style:name="TableCell168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87" style:parent-style-name="Standard" style:family="paragraph">
      <style:paragraph-properties fo:text-align="justify"/>
      <style:text-properties fo:color="#000000"/>
    </style:style>
    <style:style style:name="P1688" style:parent-style-name="Standard" style:family="paragraph">
      <style:paragraph-properties fo:text-align="justify"/>
      <style:text-properties fo:color="#000000"/>
    </style:style>
    <style:style style:name="TableCell168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90" style:parent-style-name="Standard" style:family="paragraph">
      <style:paragraph-properties fo:text-align="justify"/>
      <style:text-properties fo:font-style="italic" style:font-style-asian="italic" fo:color="#C00000" fo:font-size="8pt" style:font-size-asian="8pt"/>
    </style:style>
    <style:style style:name="P1691" style:parent-style-name="Standard" style:family="paragraph">
      <style:paragraph-properties fo:text-align="justify"/>
      <style:text-properties fo:font-style="italic" style:font-style-asian="italic" fo:color="#C00000" fo:font-size="8pt" style:font-size-asian="8pt"/>
    </style:style>
    <style:style style:name="TableRow1692" style:family="table-row">
      <style:table-row-properties style:min-row-height="0.6694in" style:use-optimal-row-height="false" fo:keep-together="always"/>
    </style:style>
    <style:style style:name="TableCell16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4" style:parent-style-name="Standard" style:family="paragraph">
      <style:paragraph-properties fo:text-align="justify"/>
      <style:text-properties fo:color="#000000" fo:language="en" fo:country="US"/>
    </style:style>
    <style:style style:name="P1695" style:parent-style-name="Standard" style:family="paragraph">
      <style:paragraph-properties fo:text-align="justify"/>
      <style:text-properties fo:color="#000000" fo:language="en" fo:country="US"/>
    </style:style>
    <style:style style:name="TableCell16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7" style:parent-style-name="Standard" style:family="paragraph">
      <style:paragraph-properties fo:text-align="justify"/>
      <style:text-properties fo:font-style="italic" style:font-style-asian="italic" fo:color="#C00000" fo:font-size="8pt" style:font-size-asian="8pt"/>
    </style:style>
    <style:style style:name="P1698" style:parent-style-name="Standard" style:family="paragraph">
      <style:paragraph-properties fo:text-align="justify"/>
      <style:text-properties fo:font-style="italic" style:font-style-asian="italic" fo:color="#C00000" fo:font-size="8pt" style:font-size-asian="8pt"/>
    </style:style>
    <style:style style:name="P1699" style:parent-style-name="Standard" style:family="paragraph">
      <style:paragraph-properties fo:text-align="justify"/>
      <style:text-properties fo:font-style="italic" style:font-style-asian="italic" fo:color="#C00000" fo:font-size="8pt" style:font-size-asian="8pt"/>
    </style:style>
    <style:style style:name="P1700" style:parent-style-name="Standard" style:family="paragraph">
      <style:paragraph-properties fo:text-align="justify"/>
      <style:text-properties fo:font-style="italic" style:font-style-asian="italic" fo:color="#C00000" fo:font-size="8pt" style:font-size-asian="8pt"/>
    </style:style>
    <style:style style:name="P1701" style:parent-style-name="Standard" style:family="paragraph">
      <style:paragraph-properties fo:text-align="justify"/>
      <style:text-properties fo:font-style="italic" style:font-style-asian="italic" fo:color="#C00000" fo:font-size="8pt" style:font-size-asian="8pt"/>
    </style:style>
    <style:style style:name="P1702" style:parent-style-name="Standard" style:family="paragraph">
      <style:paragraph-properties fo:text-align="justify"/>
      <style:text-properties fo:font-style="italic" style:font-style-asian="italic" fo:color="#C00000" fo:font-size="8pt" style:font-size-asian="8pt"/>
    </style:style>
    <style:style style:name="P1703" style:parent-style-name="Standard" style:family="paragraph">
      <style:paragraph-properties fo:text-align="justify"/>
      <style:text-properties fo:font-style="italic" style:font-style-asian="italic" fo:color="#C00000" fo:font-size="8pt" style:font-size-asian="8pt"/>
    </style:style>
    <style:style style:name="TableRow1704" style:family="table-row">
      <style:table-row-properties style:min-row-height="2.0548in" style:use-optimal-row-height="false" fo:keep-together="always"/>
    </style:style>
    <style:style style:name="TableCell17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06" style:parent-style-name="Standard" style:family="paragraph">
      <style:paragraph-properties fo:text-align="justify"/>
      <style:text-properties fo:color="#000000"/>
    </style:style>
    <style:style style:name="P1707" style:parent-style-name="Standard" style:family="paragraph">
      <style:paragraph-properties fo:text-align="justify"/>
      <style:text-properties fo:color="#000000"/>
    </style:style>
    <style:style style:name="P1708" style:parent-style-name="Standard" style:family="paragraph">
      <style:paragraph-properties fo:text-align="justify"/>
      <style:text-properties style:font-name="Source Sans Pro" fo:color="#000000"/>
    </style:style>
    <style:style style:name="P1709" style:parent-style-name="Standard" style:family="paragraph">
      <style:paragraph-properties fo:text-align="justify"/>
      <style:text-properties style:font-name="Source Sans Pro" fo:color="#000000"/>
    </style:style>
    <style:style style:name="TableRow1710" style:family="table-row">
      <style:table-row-properties style:min-row-height="1.3388in" style:use-optimal-row-height="false" fo:keep-together="always"/>
    </style:style>
    <style:style style:name="TableCell17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2" style:parent-style-name="Standard" style:family="paragraph">
      <style:paragraph-properties fo:text-align="justify"/>
      <style:text-properties fo:color="#000000"/>
    </style:style>
    <style:style style:name="P1713" style:parent-style-name="Standard" style:family="paragraph">
      <style:paragraph-properties fo:text-align="justify"/>
      <style:text-properties fo:color="#000000"/>
    </style:style>
    <style:style style:name="TableCell17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5" style:parent-style-name="Standard" style:family="paragraph">
      <style:paragraph-properties fo:text-align="justify"/>
      <style:text-properties fo:font-style="italic" style:font-style-asian="italic" fo:color="#C00000" fo:font-size="8pt" style:font-size-asian="8pt"/>
    </style:style>
    <style:style style:name="P1716" style:parent-style-name="Standard" style:family="paragraph">
      <style:paragraph-properties fo:text-align="justify"/>
      <style:text-properties fo:font-style="italic" style:font-style-asian="italic" fo:color="#C00000" fo:font-size="8pt" style:font-size-asian="8pt"/>
    </style:style>
    <style:style style:name="TableRow1717" style:family="table-row">
      <style:table-row-properties style:min-row-height="1.3388in" style:use-optimal-row-height="false" fo:keep-together="always"/>
    </style:style>
    <style:style style:name="TableCell17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9" style:parent-style-name="Standard" style:family="paragraph">
      <style:paragraph-properties fo:text-align="justify"/>
      <style:text-properties fo:color="#000000"/>
    </style:style>
    <style:style style:name="P1720" style:parent-style-name="Standard" style:family="paragraph">
      <style:paragraph-properties fo:text-align="justify"/>
      <style:text-properties fo:color="#000000"/>
    </style:style>
    <style:style style:name="TableRow1721" style:family="table-row">
      <style:table-row-properties style:min-row-height="0.7868in" style:use-optimal-row-height="false" fo:keep-together="always"/>
    </style:style>
    <style:style style:name="TableCell17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3" style:parent-style-name="Standard" style:family="paragraph">
      <style:paragraph-properties fo:text-align="justify"/>
      <style:text-properties fo:color="#000000"/>
    </style:style>
    <style:style style:name="P1724" style:parent-style-name="Standard" style:family="paragraph">
      <style:paragraph-properties fo:text-align="justify"/>
      <style:text-properties fo:color="#000000"/>
    </style:style>
    <style:style style:name="P1725" style:parent-style-name="Standard" style:family="paragraph">
      <style:paragraph-properties fo:text-align="justify"/>
      <style:text-properties fo:color="#000000"/>
    </style:style>
    <style:style style:name="TableRow1726" style:family="table-row">
      <style:table-row-properties style:min-row-height="1.6729in" style:use-optimal-row-height="false" fo:keep-together="always"/>
    </style:style>
    <style:style style:name="TableCell172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28" style:parent-style-name="Standard" style:family="paragraph">
      <style:paragraph-properties fo:text-align="justify"/>
      <style:text-properties fo:color="#000000"/>
    </style:style>
    <style:style style:name="P1729" style:parent-style-name="Standard" style:family="paragraph">
      <style:paragraph-properties fo:break-before="page" fo:text-align="justify"/>
    </style:style>
    <style:style style:name="P1730" style:parent-style-name="Titolo2" style:family="paragraph">
      <style:paragraph-properties fo:text-align="justify"/>
    </style:style>
    <style:style style:name="P1731" style:parent-style-name="Standard" style:family="paragraph">
      <style:paragraph-properties fo:text-align="justify"/>
    </style:style>
    <style:style style:name="TableColumn1733" style:family="table-column">
      <style:table-column-properties style:column-width="3.3152in" style:use-optimal-column-width="false"/>
    </style:style>
    <style:style style:name="TableColumn1734" style:family="table-column">
      <style:table-column-properties style:column-width="0.0687in" style:use-optimal-column-width="false"/>
    </style:style>
    <style:style style:name="TableColumn1735" style:family="table-column">
      <style:table-column-properties style:column-width="3.3847in" style:use-optimal-column-width="false"/>
    </style:style>
    <style:style style:name="Table1732" style:family="table">
      <style:table-properties style:width="6.7687in" fo:margin-left="0.068in" table:align="left"/>
    </style:style>
    <style:style style:name="TableRow1736" style:family="table-row">
      <style:table-row-properties style:min-row-height="0.6694in" style:use-optimal-row-height="false" fo:keep-together="always"/>
    </style:style>
    <style:style style:name="TableCell173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38" style:parent-style-name="Standard" style:family="paragraph">
      <style:paragraph-properties fo:text-align="justify"/>
      <style:text-properties fo:color="#000000"/>
    </style:style>
    <style:style style:name="P1739" style:parent-style-name="Standard" style:family="paragraph">
      <style:paragraph-properties fo:text-align="justify"/>
      <style:text-properties fo:color="#000000"/>
    </style:style>
    <style:style style:name="TableCell17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41" style:parent-style-name="Standard" style:family="paragraph">
      <style:paragraph-properties fo:text-align="justify"/>
      <style:text-properties fo:font-style="italic" style:font-style-asian="italic" fo:color="#C00000" fo:font-size="8pt" style:font-size-asian="8pt"/>
    </style:style>
    <style:style style:name="P1742" style:parent-style-name="Standard" style:family="paragraph">
      <style:paragraph-properties fo:text-align="justify"/>
      <style:text-properties fo:font-style="italic" style:font-style-asian="italic" fo:color="#C00000" fo:font-size="8pt" style:font-size-asian="8pt"/>
    </style:style>
    <style:style style:name="TableRow1743" style:family="table-row">
      <style:table-row-properties style:min-row-height="0.6694in" style:use-optimal-row-height="false" fo:keep-together="always"/>
    </style:style>
    <style:style style:name="TableCell17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5" style:parent-style-name="Standard" style:family="paragraph">
      <style:paragraph-properties fo:text-align="justify"/>
      <style:text-properties fo:color="#000000"/>
    </style:style>
    <style:style style:name="P1746" style:parent-style-name="Standard" style:family="paragraph">
      <style:paragraph-properties fo:text-align="justify"/>
      <style:text-properties fo:color="#000000"/>
    </style:style>
    <style:style style:name="TableCell17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8" style:parent-style-name="Standard" style:family="paragraph">
      <style:paragraph-properties fo:text-align="justify"/>
      <style:text-properties fo:font-style="italic" style:font-style-asian="italic" fo:color="#C00000" fo:font-size="8pt" style:font-size-asian="8pt"/>
    </style:style>
    <style:style style:name="P1749" style:parent-style-name="Standard" style:family="paragraph">
      <style:paragraph-properties fo:text-align="justify"/>
      <style:text-properties fo:font-style="italic" style:font-style-asian="italic" fo:color="#C00000" fo:font-size="8pt" style:font-size-asian="8pt"/>
    </style:style>
    <style:style style:name="P1750" style:parent-style-name="Standard" style:family="paragraph">
      <style:paragraph-properties fo:text-align="justify"/>
      <style:text-properties fo:font-style="italic" style:font-style-asian="italic" fo:color="#C00000" fo:font-size="8pt" style:font-size-asian="8pt"/>
    </style:style>
    <style:style style:name="P1751" style:parent-style-name="Standard" style:family="paragraph">
      <style:paragraph-properties fo:text-align="justify"/>
      <style:text-properties fo:font-style="italic" style:font-style-asian="italic" fo:color="#C00000" fo:font-size="8pt" style:font-size-asian="8pt"/>
    </style:style>
    <style:style style:name="P1752" style:parent-style-name="Standard" style:family="paragraph">
      <style:paragraph-properties fo:text-align="justify"/>
      <style:text-properties fo:font-style="italic" style:font-style-asian="italic" fo:color="#C00000" fo:font-size="8pt" style:font-size-asian="8pt"/>
    </style:style>
    <style:style style:name="P1753" style:parent-style-name="Standard" style:family="paragraph">
      <style:paragraph-properties fo:text-align="justify"/>
      <style:text-properties fo:font-style="italic" style:font-style-asian="italic" fo:color="#C00000" fo:font-size="8pt" style:font-size-asian="8pt"/>
    </style:style>
    <style:style style:name="P1754" style:parent-style-name="Standard" style:family="paragraph">
      <style:paragraph-properties fo:text-align="justify"/>
      <style:text-properties fo:font-style="italic" style:font-style-asian="italic" fo:color="#C00000" fo:font-size="8pt" style:font-size-asian="8pt"/>
    </style:style>
    <style:style style:name="TableRow1755" style:family="table-row">
      <style:table-row-properties style:min-row-height="2.0548in" style:use-optimal-row-height="false" fo:keep-together="always"/>
    </style:style>
    <style:style style:name="TableCell17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57" style:parent-style-name="Standard" style:family="paragraph">
      <style:paragraph-properties fo:text-align="justify"/>
      <style:text-properties fo:color="#000000"/>
    </style:style>
    <style:style style:name="P1758" style:parent-style-name="Standard" style:family="paragraph">
      <style:paragraph-properties fo:text-align="justify"/>
      <style:text-properties fo:color="#000000"/>
    </style:style>
    <style:style style:name="TableRow1759" style:family="table-row">
      <style:table-row-properties style:min-row-height="1.3388in" style:use-optimal-row-height="false" fo:keep-together="always"/>
    </style:style>
    <style:style style:name="TableCell17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1" style:parent-style-name="Standard" style:family="paragraph">
      <style:paragraph-properties fo:text-align="justify"/>
      <style:text-properties fo:color="#000000"/>
    </style:style>
    <style:style style:name="P1762" style:parent-style-name="Standard" style:family="paragraph">
      <style:paragraph-properties fo:text-align="justify"/>
      <style:text-properties fo:color="#000000"/>
    </style:style>
    <style:style style:name="TableCell1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4" style:parent-style-name="Standard" style:family="paragraph">
      <style:paragraph-properties fo:text-align="justify"/>
      <style:text-properties fo:font-style="italic" style:font-style-asian="italic" fo:color="#C00000" fo:font-size="8pt" style:font-size-asian="8pt"/>
    </style:style>
    <style:style style:name="P1765" style:parent-style-name="Standard" style:family="paragraph">
      <style:paragraph-properties fo:text-align="justify"/>
      <style:text-properties fo:font-style="italic" style:font-style-asian="italic" fo:color="#C00000" fo:font-size="8pt" style:font-size-asian="8pt"/>
    </style:style>
    <style:style style:name="TableRow1766" style:family="table-row">
      <style:table-row-properties style:min-row-height="1.3388in" style:use-optimal-row-height="false" fo:keep-together="always"/>
    </style:style>
    <style:style style:name="TableCell17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8" style:parent-style-name="Standard" style:family="paragraph">
      <style:paragraph-properties fo:text-align="justify"/>
      <style:text-properties fo:color="#000000"/>
    </style:style>
    <style:style style:name="P1769" style:parent-style-name="Standard" style:family="paragraph">
      <style:paragraph-properties fo:text-align="justify"/>
      <style:text-properties fo:color="#000000"/>
    </style:style>
    <style:style style:name="P1770" style:parent-style-name="Standard" style:family="paragraph">
      <style:paragraph-properties fo:text-align="justify"/>
      <style:text-properties fo:color="#000000"/>
    </style:style>
    <style:style style:name="P1771" style:parent-style-name="Standard" style:family="paragraph">
      <style:paragraph-properties fo:text-align="justify"/>
      <style:text-properties fo:color="#000000"/>
    </style:style>
    <style:style style:name="P1772" style:parent-style-name="Standard" style:family="paragraph">
      <style:paragraph-properties fo:text-align="justify"/>
      <style:text-properties fo:color="#000000"/>
    </style:style>
    <style:style style:name="TableRow1773" style:family="table-row">
      <style:table-row-properties style:min-row-height="0.7868in" style:use-optimal-row-height="false" fo:keep-together="always"/>
    </style:style>
    <style:style style:name="TableCell17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5" style:parent-style-name="Standard" style:family="paragraph">
      <style:paragraph-properties fo:text-align="justify"/>
      <style:text-properties fo:color="#000000"/>
    </style:style>
    <style:style style:name="P1776" style:parent-style-name="Standard" style:family="paragraph">
      <style:paragraph-properties fo:text-align="justify"/>
      <style:text-properties fo:color="#000000"/>
    </style:style>
    <style:style style:name="P1777" style:parent-style-name="Standard" style:family="paragraph">
      <style:paragraph-properties fo:text-align="justify"/>
      <style:text-properties fo:color="#000000"/>
    </style:style>
    <style:style style:name="TableRow1778" style:family="table-row">
      <style:table-row-properties style:min-row-height="1.6729in" style:use-optimal-row-height="false" fo:keep-together="always"/>
    </style:style>
    <style:style style:name="TableCell177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80" style:parent-style-name="Standard" style:family="paragraph">
      <style:paragraph-properties fo:text-align="justify"/>
      <style:text-properties fo:color="#000000"/>
    </style:style>
    <style:style style:name="P1781" style:parent-style-name="Titolo2" style:family="paragraph">
      <style:paragraph-properties fo:break-before="page" fo:text-align="justify"/>
    </style:style>
    <style:style style:name="P1782" style:parent-style-name="Standard" style:family="paragraph">
      <style:paragraph-properties fo:text-align="justify"/>
    </style:style>
    <style:style style:name="TableColumn1784" style:family="table-column">
      <style:table-column-properties style:column-width="3.3152in" style:use-optimal-column-width="false"/>
    </style:style>
    <style:style style:name="TableColumn1785" style:family="table-column">
      <style:table-column-properties style:column-width="0.0687in" style:use-optimal-column-width="false"/>
    </style:style>
    <style:style style:name="TableColumn1786" style:family="table-column">
      <style:table-column-properties style:column-width="3.3847in" style:use-optimal-column-width="false"/>
    </style:style>
    <style:style style:name="Table1783" style:family="table">
      <style:table-properties style:width="6.7687in" fo:margin-left="0.068in" table:align="left"/>
    </style:style>
    <style:style style:name="TableRow1787" style:family="table-row">
      <style:table-row-properties style:min-row-height="0.6694in" style:use-optimal-row-height="false" fo:keep-together="always"/>
    </style:style>
    <style:style style:name="TableCell17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89" style:parent-style-name="Standard" style:family="paragraph">
      <style:paragraph-properties fo:text-align="justify"/>
      <style:text-properties fo:color="#000000"/>
    </style:style>
    <style:style style:name="P1790" style:parent-style-name="Standard" style:family="paragraph">
      <style:paragraph-properties fo:text-align="justify"/>
      <style:text-properties fo:color="#000000"/>
    </style:style>
    <style:style style:name="TableCell17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92" style:parent-style-name="Standard" style:family="paragraph">
      <style:paragraph-properties fo:text-align="justify"/>
      <style:text-properties fo:font-style="italic" style:font-style-asian="italic" fo:color="#C00000" fo:font-size="8pt" style:font-size-asian="8pt"/>
    </style:style>
    <style:style style:name="P1793" style:parent-style-name="Standard" style:family="paragraph">
      <style:paragraph-properties fo:text-align="justify"/>
      <style:text-properties fo:font-style="italic" style:font-style-asian="italic" fo:color="#C00000" fo:font-size="8pt" style:font-size-asian="8pt"/>
    </style:style>
    <style:style style:name="TableRow1794" style:family="table-row">
      <style:table-row-properties style:min-row-height="0.6694in" style:use-optimal-row-height="false" fo:keep-together="always"/>
    </style:style>
    <style:style style:name="TableCell17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6" style:parent-style-name="Standard" style:family="paragraph">
      <style:paragraph-properties fo:text-align="justify"/>
      <style:text-properties fo:color="#000000"/>
    </style:style>
    <style:style style:name="P1797" style:parent-style-name="Standard" style:family="paragraph">
      <style:paragraph-properties fo:text-align="justify"/>
      <style:text-properties fo:color="#000000"/>
    </style:style>
    <style:style style:name="TableCell17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99" style:parent-style-name="Standard" style:family="paragraph">
      <style:paragraph-properties fo:text-align="justify"/>
      <style:text-properties fo:font-style="italic" style:font-style-asian="italic" fo:color="#C00000" fo:font-size="8pt" style:font-size-asian="8pt"/>
    </style:style>
    <style:style style:name="P1800" style:parent-style-name="Standard" style:family="paragraph">
      <style:paragraph-properties fo:text-align="justify"/>
      <style:text-properties fo:font-style="italic" style:font-style-asian="italic" fo:color="#C00000" fo:font-size="8pt" style:font-size-asian="8pt"/>
    </style:style>
    <style:style style:name="P1801" style:parent-style-name="Standard" style:family="paragraph">
      <style:paragraph-properties fo:text-align="justify"/>
      <style:text-properties fo:font-style="italic" style:font-style-asian="italic" fo:color="#C00000" fo:font-size="8pt" style:font-size-asian="8pt"/>
    </style:style>
    <style:style style:name="P1802" style:parent-style-name="Standard" style:family="paragraph">
      <style:paragraph-properties fo:text-align="justify"/>
      <style:text-properties fo:font-style="italic" style:font-style-asian="italic" fo:color="#C00000" fo:font-size="8pt" style:font-size-asian="8pt"/>
    </style:style>
    <style:style style:name="TableRow1803" style:family="table-row">
      <style:table-row-properties style:min-row-height="2.0548in" style:use-optimal-row-height="false" fo:keep-together="always"/>
    </style:style>
    <style:style style:name="TableCell18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5" style:parent-style-name="Standard" style:family="paragraph">
      <style:paragraph-properties fo:text-align="justify"/>
      <style:text-properties fo:color="#000000"/>
    </style:style>
    <style:style style:name="P1806" style:parent-style-name="Standard" style:family="paragraph">
      <style:paragraph-properties fo:text-align="justify"/>
      <style:text-properties fo:color="#000000"/>
    </style:style>
    <style:style style:name="TableRow1807" style:family="table-row">
      <style:table-row-properties style:min-row-height="1.3388in" style:use-optimal-row-height="false" fo:keep-together="always"/>
    </style:style>
    <style:style style:name="TableCell18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9" style:parent-style-name="Standard" style:family="paragraph">
      <style:paragraph-properties fo:text-align="justify"/>
      <style:text-properties fo:color="#000000"/>
    </style:style>
    <style:style style:name="P1810" style:parent-style-name="Standard" style:family="paragraph">
      <style:paragraph-properties fo:text-align="justify"/>
      <style:text-properties fo:color="#000000"/>
    </style:style>
    <style:style style:name="TableCell18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2" style:parent-style-name="Standard" style:family="paragraph">
      <style:paragraph-properties fo:text-align="justify"/>
      <style:text-properties fo:font-style="italic" style:font-style-asian="italic" fo:color="#C00000" fo:font-size="8pt" style:font-size-asian="8pt"/>
    </style:style>
    <style:style style:name="P1813" style:parent-style-name="Standard" style:family="paragraph">
      <style:paragraph-properties fo:text-align="justify"/>
      <style:text-properties fo:font-style="italic" style:font-style-asian="italic" fo:color="#C00000" fo:font-size="8pt" style:font-size-asian="8pt"/>
    </style:style>
    <style:style style:name="TableRow1814" style:family="table-row">
      <style:table-row-properties style:min-row-height="1.3388in" style:use-optimal-row-height="false" fo:keep-together="always"/>
    </style:style>
    <style:style style:name="TableCell18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6" style:parent-style-name="Standard" style:family="paragraph">
      <style:paragraph-properties fo:text-align="justify"/>
      <style:text-properties fo:color="#000000"/>
    </style:style>
    <style:style style:name="P1817" style:parent-style-name="Standard" style:family="paragraph">
      <style:paragraph-properties fo:text-align="justify"/>
      <style:text-properties fo:color="#000000"/>
    </style:style>
    <style:style style:name="TableRow1818" style:family="table-row">
      <style:table-row-properties style:min-row-height="0.7868in" style:use-optimal-row-height="false" fo:keep-together="always"/>
    </style:style>
    <style:style style:name="TableCell18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0" style:parent-style-name="Standard" style:family="paragraph">
      <style:paragraph-properties fo:text-align="justify"/>
      <style:text-properties fo:color="#000000"/>
    </style:style>
    <style:style style:name="P1821" style:parent-style-name="Standard" style:family="paragraph">
      <style:paragraph-properties fo:text-align="justify"/>
      <style:text-properties fo:color="#000000"/>
    </style:style>
    <style:style style:name="TableRow1822" style:family="table-row">
      <style:table-row-properties style:min-row-height="1.6729in" style:use-optimal-row-height="false" fo:keep-together="always"/>
    </style:style>
    <style:style style:name="TableCell182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24" style:parent-style-name="Standard" style:family="paragraph">
      <style:paragraph-properties fo:text-align="justify"/>
      <style:text-properties fo:color="#000000"/>
    </style:style>
    <style:style style:name="P1825" style:parent-style-name="Standard" style:family="paragraph">
      <style:paragraph-properties fo:text-align="justify"/>
      <style:text-properties fo:color="#000000"/>
    </style:style>
    <style:style style:name="P1826" style:parent-style-name="Titolo2" style:family="paragraph">
      <style:paragraph-properties fo:break-before="page" fo:text-align="justify"/>
    </style:style>
    <style:style style:name="P1827" style:parent-style-name="Standard" style:family="paragraph">
      <style:paragraph-properties fo:text-align="justify"/>
    </style:style>
    <style:style style:name="TableColumn1829" style:family="table-column">
      <style:table-column-properties style:column-width="3.3152in" style:use-optimal-column-width="false"/>
    </style:style>
    <style:style style:name="TableColumn1830" style:family="table-column">
      <style:table-column-properties style:column-width="0.0687in" style:use-optimal-column-width="false"/>
    </style:style>
    <style:style style:name="TableColumn1831" style:family="table-column">
      <style:table-column-properties style:column-width="3.3847in" style:use-optimal-column-width="false"/>
    </style:style>
    <style:style style:name="Table1828" style:family="table">
      <style:table-properties style:width="6.7687in" fo:margin-left="0.068in" table:align="left"/>
    </style:style>
    <style:style style:name="TableRow1832" style:family="table-row">
      <style:table-row-properties style:min-row-height="0.6694in" style:use-optimal-row-height="false" fo:keep-together="always"/>
    </style:style>
    <style:style style:name="TableCell18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34" style:parent-style-name="Standard" style:family="paragraph">
      <style:paragraph-properties fo:text-align="justify"/>
      <style:text-properties fo:color="#000000"/>
    </style:style>
    <style:style style:name="P1835" style:parent-style-name="Standard" style:family="paragraph">
      <style:paragraph-properties fo:text-align="justify"/>
      <style:text-properties fo:color="#000000"/>
    </style:style>
    <style:style style:name="TableCell18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37" style:parent-style-name="Standard" style:family="paragraph">
      <style:paragraph-properties fo:text-align="justify"/>
      <style:text-properties fo:font-style="italic" style:font-style-asian="italic" fo:color="#C00000" fo:font-size="8pt" style:font-size-asian="8pt"/>
    </style:style>
    <style:style style:name="TableRow1838" style:family="table-row">
      <style:table-row-properties style:min-row-height="0.6694in" style:use-optimal-row-height="false" fo:keep-together="always"/>
    </style:style>
    <style:style style:name="TableCell18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0" style:parent-style-name="Standard" style:family="paragraph">
      <style:paragraph-properties fo:text-align="justify"/>
      <style:text-properties fo:color="#000000"/>
    </style:style>
    <style:style style:name="P1841" style:parent-style-name="Standard" style:family="paragraph">
      <style:paragraph-properties fo:text-align="justify"/>
      <style:text-properties fo:color="#000000"/>
    </style:style>
    <style:style style:name="TableCell18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3" style:parent-style-name="Standard" style:family="paragraph">
      <style:paragraph-properties fo:text-align="justify"/>
      <style:text-properties fo:font-style="italic" style:font-style-asian="italic" fo:color="#C00000" fo:font-size="8pt" style:font-size-asian="8pt"/>
    </style:style>
    <style:style style:name="P1844" style:parent-style-name="Standard" style:family="paragraph">
      <style:paragraph-properties fo:text-align="justify"/>
      <style:text-properties fo:font-style="italic" style:font-style-asian="italic" fo:color="#C00000" fo:font-size="8pt" style:font-size-asian="8pt"/>
    </style:style>
    <style:style style:name="P1845" style:parent-style-name="Standard" style:family="paragraph">
      <style:paragraph-properties fo:text-align="justify"/>
      <style:text-properties fo:font-style="italic" style:font-style-asian="italic" fo:color="#C00000" fo:font-size="8pt" style:font-size-asian="8pt"/>
    </style:style>
    <style:style style:name="P1846" style:parent-style-name="Standard" style:family="paragraph">
      <style:paragraph-properties fo:text-align="justify"/>
      <style:text-properties fo:font-style="italic" style:font-style-asian="italic" fo:color="#C00000" fo:font-size="8pt" style:font-size-asian="8pt"/>
    </style:style>
    <style:style style:name="P1847" style:parent-style-name="Standard" style:family="paragraph">
      <style:paragraph-properties fo:text-align="justify"/>
      <style:text-properties fo:font-style="italic" style:font-style-asian="italic" fo:color="#C00000" fo:font-size="8pt" style:font-size-asian="8pt"/>
    </style:style>
    <style:style style:name="TableRow1848" style:family="table-row">
      <style:table-row-properties style:min-row-height="2.0548in" style:use-optimal-row-height="false" fo:keep-together="always"/>
    </style:style>
    <style:style style:name="TableCell18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0" style:parent-style-name="Standard" style:family="paragraph">
      <style:paragraph-properties fo:text-align="justify"/>
      <style:text-properties fo:color="#000000"/>
    </style:style>
    <style:style style:name="P1851" style:parent-style-name="Standard" style:family="paragraph">
      <style:paragraph-properties fo:text-align="justify"/>
      <style:text-properties fo:color="#000000"/>
    </style:style>
    <style:style style:name="P1852" style:parent-style-name="Standard" style:family="paragraph">
      <style:paragraph-properties fo:text-align="justify"/>
      <style:text-properties fo:color="#000000"/>
    </style:style>
    <style:style style:name="P1853" style:parent-style-name="Standard" style:family="paragraph">
      <style:paragraph-properties fo:text-align="justify"/>
      <style:text-properties fo:color="#000000"/>
    </style:style>
    <style:style style:name="TableRow1854" style:family="table-row">
      <style:table-row-properties style:min-row-height="1.3388in" style:use-optimal-row-height="false" fo:keep-together="always"/>
    </style:style>
    <style:style style:name="TableCell18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6" style:parent-style-name="Standard" style:family="paragraph">
      <style:paragraph-properties fo:text-align="justify"/>
      <style:text-properties fo:color="#000000"/>
    </style:style>
    <style:style style:name="P1857" style:parent-style-name="Standard" style:family="paragraph">
      <style:paragraph-properties fo:text-align="justify"/>
      <style:text-properties fo:color="#000000"/>
    </style:style>
    <style:style style:name="TableCell18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9" style:parent-style-name="Standard" style:family="paragraph">
      <style:paragraph-properties fo:text-align="justify"/>
      <style:text-properties fo:font-style="italic" style:font-style-asian="italic" fo:color="#C00000" fo:font-size="8pt" style:font-size-asian="8pt"/>
    </style:style>
    <style:style style:name="P1860" style:parent-style-name="Standard" style:family="paragraph">
      <style:paragraph-properties fo:text-align="justify"/>
      <style:text-properties fo:font-style="italic" style:font-style-asian="italic" fo:color="#C00000" fo:font-size="8pt" style:font-size-asian="8pt"/>
    </style:style>
    <style:style style:name="TableRow1861" style:family="table-row">
      <style:table-row-properties style:min-row-height="1.3388in" style:use-optimal-row-height="false" fo:keep-together="always"/>
    </style:style>
    <style:style style:name="TableCell18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3" style:parent-style-name="Standard" style:family="paragraph">
      <style:paragraph-properties fo:text-align="justify"/>
      <style:text-properties fo:color="#000000"/>
    </style:style>
    <style:style style:name="P1864" style:parent-style-name="Standard" style:family="paragraph">
      <style:paragraph-properties fo:text-align="justify"/>
      <style:text-properties fo:color="#000000"/>
    </style:style>
    <style:style style:name="TableRow1865" style:family="table-row">
      <style:table-row-properties style:min-row-height="0.7868in" style:use-optimal-row-height="false" fo:keep-together="always"/>
    </style:style>
    <style:style style:name="TableCell18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7" style:parent-style-name="Standard" style:family="paragraph">
      <style:paragraph-properties fo:text-align="justify"/>
      <style:text-properties fo:color="#000000"/>
    </style:style>
    <style:style style:name="TableRow1868" style:family="table-row">
      <style:table-row-properties style:min-row-height="1.6729in" style:use-optimal-row-height="false" fo:keep-together="always"/>
    </style:style>
    <style:style style:name="TableCell186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70" style:parent-style-name="Standard" style:family="paragraph">
      <style:paragraph-properties fo:text-align="justify"/>
      <style:text-properties fo:color="#000000"/>
    </style:style>
    <style:style style:name="P1871" style:parent-style-name="Titolo2" style:family="paragraph">
      <style:paragraph-properties fo:break-before="page" fo:text-align="justify"/>
    </style:style>
    <style:style style:name="P1872" style:parent-style-name="Standard" style:family="paragraph">
      <style:paragraph-properties fo:text-align="justify"/>
    </style:style>
    <style:style style:name="TableColumn1874" style:family="table-column">
      <style:table-column-properties style:column-width="3.3152in" style:use-optimal-column-width="false"/>
    </style:style>
    <style:style style:name="TableColumn1875" style:family="table-column">
      <style:table-column-properties style:column-width="0.0687in" style:use-optimal-column-width="false"/>
    </style:style>
    <style:style style:name="TableColumn1876" style:family="table-column">
      <style:table-column-properties style:column-width="3.3847in" style:use-optimal-column-width="false"/>
    </style:style>
    <style:style style:name="Table1873" style:family="table">
      <style:table-properties style:width="6.7687in" fo:margin-left="0.068in" table:align="left"/>
    </style:style>
    <style:style style:name="TableRow1877" style:family="table-row">
      <style:table-row-properties style:min-row-height="0.6694in" style:use-optimal-row-height="false" fo:keep-together="always"/>
    </style:style>
    <style:style style:name="TableCell18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79" style:parent-style-name="Standard" style:family="paragraph">
      <style:paragraph-properties fo:text-align="justify"/>
      <style:text-properties fo:color="#000000"/>
    </style:style>
    <style:style style:name="P1880" style:parent-style-name="Standard" style:family="paragraph">
      <style:paragraph-properties fo:text-align="justify"/>
      <style:text-properties fo:color="#000000"/>
    </style:style>
    <style:style style:name="TableCell18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82" style:parent-style-name="Standard" style:family="paragraph">
      <style:paragraph-properties fo:text-align="justify"/>
      <style:text-properties fo:font-style="italic" style:font-style-asian="italic" fo:color="#C00000" fo:font-size="8pt" style:font-size-asian="8pt"/>
    </style:style>
    <style:style style:name="TableRow1883" style:family="table-row">
      <style:table-row-properties style:min-row-height="0.6694in" style:use-optimal-row-height="false" fo:keep-together="always"/>
    </style:style>
    <style:style style:name="TableCell18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5" style:parent-style-name="Standard" style:family="paragraph">
      <style:paragraph-properties fo:text-align="justify"/>
      <style:text-properties fo:color="#000000"/>
    </style:style>
    <style:style style:name="P1886" style:parent-style-name="Standard" style:family="paragraph">
      <style:paragraph-properties fo:text-align="justify"/>
      <style:text-properties fo:color="#000000"/>
    </style:style>
    <style:style style:name="TableCell18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88" style:parent-style-name="Standard" style:family="paragraph">
      <style:paragraph-properties fo:text-align="justify"/>
      <style:text-properties fo:font-style="italic" style:font-style-asian="italic" fo:color="#C00000" fo:font-size="8pt" style:font-size-asian="8pt"/>
    </style:style>
    <style:style style:name="P1889" style:parent-style-name="Standard" style:family="paragraph">
      <style:paragraph-properties fo:text-align="justify"/>
      <style:text-properties fo:font-style="italic" style:font-style-asian="italic" fo:color="#C00000" fo:font-size="8pt" style:font-size-asian="8pt"/>
    </style:style>
    <style:style style:name="P1890" style:parent-style-name="Standard" style:family="paragraph">
      <style:paragraph-properties fo:text-align="justify"/>
      <style:text-properties fo:font-style="italic" style:font-style-asian="italic" fo:color="#C00000" fo:font-size="8pt" style:font-size-asian="8pt"/>
    </style:style>
    <style:style style:name="P1891" style:parent-style-name="Standard" style:family="paragraph">
      <style:paragraph-properties fo:text-align="justify"/>
      <style:text-properties fo:font-style="italic" style:font-style-asian="italic" fo:color="#C00000" fo:font-size="8pt" style:font-size-asian="8pt"/>
    </style:style>
    <style:style style:name="TableRow1892" style:family="table-row">
      <style:table-row-properties style:min-row-height="2.0548in" style:use-optimal-row-height="false" fo:keep-together="always"/>
    </style:style>
    <style:style style:name="TableCell18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4" style:parent-style-name="Standard" style:family="paragraph">
      <style:paragraph-properties fo:text-align="justify"/>
      <style:text-properties fo:color="#000000"/>
    </style:style>
    <style:style style:name="P1895" style:parent-style-name="Standard" style:family="paragraph">
      <style:paragraph-properties fo:text-align="justify"/>
      <style:text-properties fo:color="#000000"/>
    </style:style>
    <style:style style:name="P1896" style:parent-style-name="Standard" style:family="paragraph">
      <style:paragraph-properties fo:text-align="justify"/>
      <style:text-properties fo:color="#000000"/>
    </style:style>
    <style:style style:name="TableRow1897" style:family="table-row">
      <style:table-row-properties style:min-row-height="1.3388in" style:use-optimal-row-height="false" fo:keep-together="always"/>
    </style:style>
    <style:style style:name="TableCell18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9" style:parent-style-name="Standard" style:family="paragraph">
      <style:paragraph-properties fo:text-align="justify"/>
      <style:text-properties fo:color="#000000"/>
    </style:style>
    <style:style style:name="P1900" style:parent-style-name="Standard" style:family="paragraph">
      <style:paragraph-properties fo:text-align="justify"/>
      <style:text-properties fo:color="#000000"/>
    </style:style>
    <style:style style:name="TableCell19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2" style:parent-style-name="Standard" style:family="paragraph">
      <style:paragraph-properties fo:text-align="justify"/>
      <style:text-properties fo:font-style="italic" style:font-style-asian="italic" fo:color="#C00000" fo:font-size="8pt" style:font-size-asian="8pt"/>
    </style:style>
    <style:style style:name="P1903" style:parent-style-name="Standard" style:family="paragraph">
      <style:paragraph-properties fo:text-align="justify"/>
      <style:text-properties fo:font-style="italic" style:font-style-asian="italic" fo:color="#C00000" fo:font-size="8pt" style:font-size-asian="8pt"/>
    </style:style>
    <style:style style:name="TableRow1904" style:family="table-row">
      <style:table-row-properties style:min-row-height="1.3388in" style:use-optimal-row-height="false" fo:keep-together="always"/>
    </style:style>
    <style:style style:name="TableCell19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6" style:parent-style-name="Standard" style:family="paragraph">
      <style:paragraph-properties fo:text-align="justify"/>
      <style:text-properties fo:color="#000000"/>
    </style:style>
    <style:style style:name="P1907" style:parent-style-name="Standard" style:family="paragraph">
      <style:paragraph-properties fo:text-align="justify"/>
      <style:text-properties fo:color="#000000"/>
    </style:style>
    <style:style style:name="TableRow1908" style:family="table-row">
      <style:table-row-properties style:min-row-height="0.7868in" style:use-optimal-row-height="false" fo:keep-together="always"/>
    </style:style>
    <style:style style:name="TableCell19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0" style:parent-style-name="Standard" style:family="paragraph">
      <style:paragraph-properties fo:text-align="justify"/>
      <style:text-properties fo:color="#000000"/>
    </style:style>
    <style:style style:name="TableRow1911" style:family="table-row">
      <style:table-row-properties style:min-row-height="1.6729in" style:use-optimal-row-height="false" fo:keep-together="always"/>
    </style:style>
    <style:style style:name="TableCell191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13" style:parent-style-name="Standard" style:family="paragraph">
      <style:paragraph-properties fo:text-align="justify"/>
      <style:text-properties fo:color="#000000"/>
    </style:style>
    <style:style style:name="P1914" style:parent-style-name="Standard" style:family="paragraph">
      <style:paragraph-properties fo:text-align="justify"/>
    </style:style>
    <style:style style:name="P1915" style:parent-style-name="Titolo2" style:family="paragraph">
      <style:paragraph-properties fo:break-before="page" fo:text-align="justify"/>
    </style:style>
    <style:style style:name="P1916" style:parent-style-name="Standard" style:family="paragraph">
      <style:paragraph-properties fo:text-align="justify"/>
    </style:style>
    <style:style style:name="TableColumn1918" style:family="table-column">
      <style:table-column-properties style:column-width="3.3152in" style:use-optimal-column-width="false"/>
    </style:style>
    <style:style style:name="TableColumn1919" style:family="table-column">
      <style:table-column-properties style:column-width="0.0687in" style:use-optimal-column-width="false"/>
    </style:style>
    <style:style style:name="TableColumn1920" style:family="table-column">
      <style:table-column-properties style:column-width="3.3847in" style:use-optimal-column-width="false"/>
    </style:style>
    <style:style style:name="Table1917" style:family="table">
      <style:table-properties style:width="6.7687in" fo:margin-left="0.068in" table:align="left"/>
    </style:style>
    <style:style style:name="TableRow1921" style:family="table-row">
      <style:table-row-properties style:min-row-height="0.6694in" style:use-optimal-row-height="false" fo:keep-together="always"/>
    </style:style>
    <style:style style:name="TableCell192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23" style:parent-style-name="Standard" style:family="paragraph">
      <style:paragraph-properties fo:text-align="justify"/>
      <style:text-properties fo:color="#000000"/>
    </style:style>
    <style:style style:name="P1924" style:parent-style-name="Standard" style:family="paragraph">
      <style:paragraph-properties fo:text-align="justify"/>
      <style:text-properties fo:color="#000000"/>
    </style:style>
    <style:style style:name="TableCell19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26" style:parent-style-name="Standard" style:family="paragraph">
      <style:paragraph-properties fo:text-align="justify"/>
      <style:text-properties fo:font-style="italic" style:font-style-asian="italic" fo:color="#C00000" fo:font-size="8pt" style:font-size-asian="8pt"/>
    </style:style>
    <style:style style:name="TableRow1927" style:family="table-row">
      <style:table-row-properties style:min-row-height="0.6694in" style:use-optimal-row-height="false" fo:keep-together="always"/>
    </style:style>
    <style:style style:name="TableCell19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9" style:parent-style-name="Standard" style:family="paragraph">
      <style:paragraph-properties fo:text-align="justify"/>
      <style:text-properties fo:color="#000000"/>
    </style:style>
    <style:style style:name="P1930" style:parent-style-name="Standard" style:family="paragraph">
      <style:paragraph-properties fo:text-align="justify"/>
      <style:text-properties fo:color="#000000"/>
    </style:style>
    <style:style style:name="TableCell19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2" style:parent-style-name="Standard" style:family="paragraph">
      <style:paragraph-properties fo:text-align="justify"/>
      <style:text-properties fo:font-style="italic" style:font-style-asian="italic" fo:color="#C00000" fo:font-size="8pt" style:font-size-asian="8pt"/>
    </style:style>
    <style:style style:name="P1933" style:parent-style-name="Standard" style:family="paragraph">
      <style:paragraph-properties fo:text-align="justify"/>
      <style:text-properties fo:font-style="italic" style:font-style-asian="italic" fo:color="#C00000" fo:font-size="8pt" style:font-size-asian="8pt"/>
    </style:style>
    <style:style style:name="P1934" style:parent-style-name="Standard" style:family="paragraph">
      <style:paragraph-properties fo:text-align="justify"/>
      <style:text-properties fo:font-style="italic" style:font-style-asian="italic" fo:color="#C00000" fo:font-size="8pt" style:font-size-asian="8pt"/>
    </style:style>
    <style:style style:name="TableRow1935" style:family="table-row">
      <style:table-row-properties style:min-row-height="2.0548in" style:use-optimal-row-height="false" fo:keep-together="always"/>
    </style:style>
    <style:style style:name="TableCell19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7" style:parent-style-name="Standard" style:family="paragraph">
      <style:paragraph-properties fo:text-align="justify"/>
      <style:text-properties fo:color="#000000"/>
    </style:style>
    <style:style style:name="P1938" style:parent-style-name="Standard" style:family="paragraph">
      <style:paragraph-properties fo:text-align="justify"/>
      <style:text-properties fo:color="#000000"/>
    </style:style>
    <style:style style:name="P1939" style:parent-style-name="Standard" style:family="paragraph">
      <style:paragraph-properties fo:text-align="justify"/>
      <style:text-properties fo:color="#000000"/>
    </style:style>
    <style:style style:name="TableRow1940" style:family="table-row">
      <style:table-row-properties style:min-row-height="1.3388in" style:use-optimal-row-height="false" fo:keep-together="always"/>
    </style:style>
    <style:style style:name="TableCell19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2" style:parent-style-name="Standard" style:family="paragraph">
      <style:paragraph-properties fo:text-align="justify"/>
      <style:text-properties fo:color="#000000"/>
    </style:style>
    <style:style style:name="P1943" style:parent-style-name="Standard" style:family="paragraph">
      <style:paragraph-properties fo:text-align="justify"/>
      <style:text-properties fo:color="#000000"/>
    </style:style>
    <style:style style:name="TableCell19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5" style:parent-style-name="Standard" style:family="paragraph">
      <style:paragraph-properties fo:text-align="justify"/>
      <style:text-properties fo:font-style="italic" style:font-style-asian="italic" fo:color="#C00000" fo:font-size="8pt" style:font-size-asian="8pt"/>
    </style:style>
    <style:style style:name="P1946" style:parent-style-name="Standard" style:family="paragraph">
      <style:paragraph-properties fo:text-align="justify"/>
      <style:text-properties fo:font-style="italic" style:font-style-asian="italic" fo:color="#C00000" fo:font-size="8pt" style:font-size-asian="8pt"/>
    </style:style>
    <style:style style:name="TableRow1947" style:family="table-row">
      <style:table-row-properties style:min-row-height="1.3388in" style:use-optimal-row-height="false" fo:keep-together="always"/>
    </style:style>
    <style:style style:name="TableCell19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9" style:parent-style-name="Standard" style:family="paragraph">
      <style:paragraph-properties fo:text-align="justify"/>
      <style:text-properties fo:color="#000000"/>
    </style:style>
    <style:style style:name="P1950" style:parent-style-name="Standard" style:family="paragraph">
      <style:paragraph-properties fo:text-align="justify"/>
      <style:text-properties fo:color="#000000"/>
    </style:style>
    <style:style style:name="TableRow1951" style:family="table-row">
      <style:table-row-properties style:min-row-height="0.7868in" style:use-optimal-row-height="false" fo:keep-together="always"/>
    </style:style>
    <style:style style:name="TableCell19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53" style:parent-style-name="Standard" style:family="paragraph">
      <style:paragraph-properties fo:text-align="justify"/>
      <style:text-properties fo:color="#000000"/>
    </style:style>
    <style:style style:name="P1954" style:parent-style-name="Standard" style:family="paragraph">
      <style:paragraph-properties fo:text-align="justify"/>
      <style:text-properties fo:color="#000000"/>
    </style:style>
    <style:style style:name="TableRow1955" style:family="table-row">
      <style:table-row-properties style:min-row-height="1.6729in" style:use-optimal-row-height="false" fo:keep-together="always"/>
    </style:style>
    <style:style style:name="TableCell195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57" style:parent-style-name="Standard" style:family="paragraph">
      <style:paragraph-properties fo:text-align="justify"/>
      <style:text-properties fo:color="#000000"/>
    </style:style>
    <style:style style:name="P1958" style:parent-style-name="Standard" style:family="paragraph">
      <style:paragraph-properties fo:text-align="justify"/>
      <style:text-properties fo:color="#000000"/>
    </style:style>
    <style:style style:name="P1959" style:parent-style-name="Standard" style:family="paragraph">
      <style:paragraph-properties fo:text-align="justify"/>
      <style:text-properties fo:color="#000000"/>
    </style:style>
    <style:style style:name="P1960" style:parent-style-name="Titolo2" style:family="paragraph">
      <style:paragraph-properties fo:break-before="page" fo:text-align="justify"/>
    </style:style>
    <style:style style:name="P1961" style:parent-style-name="Standard" style:family="paragraph">
      <style:paragraph-properties fo:text-align="justify"/>
    </style:style>
    <style:style style:name="TableColumn1963" style:family="table-column">
      <style:table-column-properties style:column-width="3.3152in" style:use-optimal-column-width="false"/>
    </style:style>
    <style:style style:name="TableColumn1964" style:family="table-column">
      <style:table-column-properties style:column-width="0.0687in" style:use-optimal-column-width="false"/>
    </style:style>
    <style:style style:name="TableColumn1965" style:family="table-column">
      <style:table-column-properties style:column-width="3.3847in" style:use-optimal-column-width="false"/>
    </style:style>
    <style:style style:name="Table1962" style:family="table">
      <style:table-properties style:width="6.7687in" fo:margin-left="0.068in" table:align="left"/>
    </style:style>
    <style:style style:name="TableRow1966" style:family="table-row">
      <style:table-row-properties style:min-row-height="0.6694in" style:use-optimal-row-height="false" fo:keep-together="always"/>
    </style:style>
    <style:style style:name="TableCell196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68" style:parent-style-name="Standard" style:family="paragraph">
      <style:paragraph-properties fo:text-align="justify"/>
      <style:text-properties fo:color="#000000"/>
    </style:style>
    <style:style style:name="P1969" style:parent-style-name="Standard" style:family="paragraph">
      <style:paragraph-properties fo:text-align="justify"/>
      <style:text-properties fo:color="#000000"/>
    </style:style>
    <style:style style:name="TableCell19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71" style:parent-style-name="Standard" style:family="paragraph">
      <style:paragraph-properties fo:text-align="justify"/>
      <style:text-properties fo:font-style="italic" style:font-style-asian="italic" fo:color="#C00000" fo:font-size="8pt" style:font-size-asian="8pt"/>
    </style:style>
    <style:style style:name="P1972" style:parent-style-name="Standard" style:family="paragraph">
      <style:paragraph-properties fo:text-align="justify"/>
      <style:text-properties fo:font-style="italic" style:font-style-asian="italic" fo:color="#C00000" fo:font-size="8pt" style:font-size-asian="8pt"/>
    </style:style>
    <style:style style:name="P1973" style:parent-style-name="Standard" style:family="paragraph">
      <style:paragraph-properties fo:text-align="justify"/>
      <style:text-properties fo:font-style="italic" style:font-style-asian="italic" fo:color="#C00000" fo:font-size="8pt" style:font-size-asian="8pt"/>
    </style:style>
    <style:style style:name="TableRow1974" style:family="table-row">
      <style:table-row-properties style:min-row-height="0.6694in" style:use-optimal-row-height="false" fo:keep-together="always"/>
    </style:style>
    <style:style style:name="TableCell19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6" style:parent-style-name="Standard" style:family="paragraph">
      <style:paragraph-properties fo:text-align="justify"/>
      <style:text-properties fo:color="#000000"/>
    </style:style>
    <style:style style:name="P1977" style:parent-style-name="Standard" style:family="paragraph">
      <style:paragraph-properties fo:text-align="justify"/>
      <style:text-properties fo:color="#000000"/>
    </style:style>
    <style:style style:name="TableCell19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9" style:parent-style-name="Standard" style:family="paragraph">
      <style:paragraph-properties fo:text-align="justify"/>
      <style:text-properties fo:font-style="italic" style:font-style-asian="italic" fo:color="#C00000" fo:font-size="8pt" style:font-size-asian="8pt"/>
    </style:style>
    <style:style style:name="P1980" style:parent-style-name="Standard" style:family="paragraph">
      <style:paragraph-properties fo:text-align="justify"/>
      <style:text-properties fo:font-style="italic" style:font-style-asian="italic" fo:color="#C00000" fo:font-size="8pt" style:font-size-asian="8pt"/>
    </style:style>
    <style:style style:name="TableRow1981" style:family="table-row">
      <style:table-row-properties style:min-row-height="2.0548in" style:use-optimal-row-height="false" fo:keep-together="always"/>
    </style:style>
    <style:style style:name="TableCell19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83" style:parent-style-name="Standard" style:family="paragraph">
      <style:paragraph-properties fo:text-align="justify"/>
      <style:text-properties fo:color="#000000"/>
    </style:style>
    <style:style style:name="P1984" style:parent-style-name="Normale" style:family="paragraph">
      <style:paragraph-properties fo:text-align="justify" style:vertical-align="auto" fo:margin-bottom="0.1388in"/>
      <style:text-properties fo:hyphenate="true"/>
    </style:style>
    <style:style style:name="T1985" style:parent-style-name="Car.predefinitoparagrafo" style:family="text">
      <style:text-properties style:font-name-asian="Times New Roman" style:font-name-complex="Times New Roman" fo:color="#000000" style:language-asian="it" style:country-asian="IT"/>
    </style:style>
    <style:style style:name="P1986" style:parent-style-name="Standard" style:family="paragraph">
      <style:paragraph-properties fo:text-align="justify"/>
      <style:text-properties fo:color="#000000"/>
    </style:style>
    <style:style style:name="TableRow1987" style:family="table-row">
      <style:table-row-properties style:min-row-height="1.3388in" style:use-optimal-row-height="false" fo:keep-together="always"/>
    </style:style>
    <style:style style:name="TableCell19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89" style:parent-style-name="Standard" style:family="paragraph">
      <style:paragraph-properties fo:text-align="justify"/>
      <style:text-properties fo:color="#000000"/>
    </style:style>
    <style:style style:name="P1990" style:parent-style-name="Standard" style:family="paragraph">
      <style:paragraph-properties fo:text-align="justify"/>
      <style:text-properties fo:color="#000000"/>
    </style:style>
    <style:style style:name="TableCell19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2" style:parent-style-name="Standard" style:family="paragraph">
      <style:paragraph-properties fo:text-align="justify"/>
      <style:text-properties fo:font-style="italic" style:font-style-asian="italic" fo:color="#C00000" fo:font-size="8pt" style:font-size-asian="8pt"/>
    </style:style>
    <style:style style:name="P1993" style:parent-style-name="Standard" style:family="paragraph">
      <style:paragraph-properties fo:text-align="justify"/>
      <style:text-properties fo:font-style="italic" style:font-style-asian="italic" fo:color="#C00000" fo:font-size="8pt" style:font-size-asian="8pt"/>
    </style:style>
    <style:style style:name="TableRow1994" style:family="table-row">
      <style:table-row-properties style:min-row-height="1.3388in" style:use-optimal-row-height="false" fo:keep-together="always"/>
    </style:style>
    <style:style style:name="TableCell19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6" style:parent-style-name="Standard" style:family="paragraph">
      <style:paragraph-properties fo:text-align="justify"/>
      <style:text-properties fo:color="#000000"/>
    </style:style>
    <style:style style:name="P1997" style:parent-style-name="Standard" style:family="paragraph">
      <style:paragraph-properties fo:text-align="justify"/>
    </style:style>
    <style:style style:name="T1998" style:parent-style-name="Car.predefinitoparagrafo" style:family="text">
      <style:text-properties fo:color="#000000"/>
    </style:style>
    <style:style style:name="P1999" style:parent-style-name="Standard" style:family="paragraph">
      <style:paragraph-properties fo:text-align="justify"/>
      <style:text-properties fo:color="#000000"/>
    </style:style>
    <style:style style:name="P2000" style:parent-style-name="Standard" style:family="paragraph">
      <style:paragraph-properties fo:text-align="justify"/>
      <style:text-properties fo:color="#000000"/>
    </style:style>
    <style:style style:name="TableRow2001" style:family="table-row">
      <style:table-row-properties style:min-row-height="0.7868in" style:use-optimal-row-height="false" fo:keep-together="always"/>
    </style:style>
    <style:style style:name="TableCell20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03" style:parent-style-name="Standard" style:family="paragraph">
      <style:paragraph-properties fo:text-align="justify"/>
      <style:text-properties fo:color="#000000"/>
    </style:style>
    <style:style style:name="P2004" style:parent-style-name="Standard" style:family="paragraph">
      <style:paragraph-properties fo:text-align="justify"/>
    </style:style>
    <style:style style:name="T2005" style:parent-style-name="Car.predefinitoparagrafo" style:family="text">
      <style:text-properties fo:color="#000000"/>
    </style:style>
    <style:style style:name="T2006" style:parent-style-name="Car.predefinitoparagrafo" style:family="text">
      <style:text-properties style:font-name-complex="Arial" fo:color="#000000" fo:background-color="#FFFFFF"/>
    </style:style>
    <style:style style:name="TableRow2007" style:family="table-row">
      <style:table-row-properties style:min-row-height="1.6729in" style:use-optimal-row-height="false" fo:keep-together="always"/>
    </style:style>
    <style:style style:name="TableCell200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09" style:parent-style-name="Standard" style:family="paragraph">
      <style:paragraph-properties fo:text-align="justify"/>
      <style:text-properties fo:color="#000000"/>
    </style:style>
    <style:style style:name="P2010" style:parent-style-name="Standard" style:family="paragraph">
      <style:paragraph-properties fo:text-align="justify"/>
    </style:style>
    <style:style style:name="P2011" style:parent-style-name="Titolo2" style:family="paragraph">
      <style:paragraph-properties fo:break-before="page" fo:text-align="justify"/>
    </style:style>
    <style:style style:name="P2012" style:parent-style-name="Standard" style:family="paragraph">
      <style:paragraph-properties fo:text-align="justify"/>
    </style:style>
    <style:style style:name="TableColumn2014" style:family="table-column">
      <style:table-column-properties style:column-width="3.3152in" style:use-optimal-column-width="false"/>
    </style:style>
    <style:style style:name="TableColumn2015" style:family="table-column">
      <style:table-column-properties style:column-width="0.0687in" style:use-optimal-column-width="false"/>
    </style:style>
    <style:style style:name="TableColumn2016" style:family="table-column">
      <style:table-column-properties style:column-width="3.3847in" style:use-optimal-column-width="false"/>
    </style:style>
    <style:style style:name="Table2013" style:family="table">
      <style:table-properties style:width="6.7687in" fo:margin-left="0.068in" table:align="left"/>
    </style:style>
    <style:style style:name="TableRow2017" style:family="table-row">
      <style:table-row-properties style:min-row-height="0.6694in" style:use-optimal-row-height="false" fo:keep-together="always"/>
    </style:style>
    <style:style style:name="TableCell201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19" style:parent-style-name="Standard" style:family="paragraph">
      <style:paragraph-properties fo:text-align="justify"/>
      <style:text-properties fo:color="#000000"/>
    </style:style>
    <style:style style:name="P2020" style:parent-style-name="Standard" style:family="paragraph">
      <style:paragraph-properties fo:text-align="justify"/>
      <style:text-properties fo:color="#000000"/>
    </style:style>
    <style:style style:name="TableCell202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22" style:parent-style-name="Standard" style:family="paragraph">
      <style:paragraph-properties fo:text-align="justify"/>
      <style:text-properties fo:font-style="italic" style:font-style-asian="italic" fo:color="#C00000" fo:font-size="8pt" style:font-size-asian="8pt"/>
    </style:style>
    <style:style style:name="P2023" style:parent-style-name="Standard" style:family="paragraph">
      <style:paragraph-properties fo:text-align="justify"/>
      <style:text-properties fo:font-style="italic" style:font-style-asian="italic" fo:color="#C00000" fo:font-size="8pt" style:font-size-asian="8pt"/>
    </style:style>
    <style:style style:name="P2024" style:parent-style-name="Standard" style:family="paragraph">
      <style:paragraph-properties fo:text-align="justify"/>
      <style:text-properties fo:font-style="italic" style:font-style-asian="italic" fo:color="#C00000" fo:font-size="8pt" style:font-size-asian="8pt"/>
    </style:style>
    <style:style style:name="P2025" style:parent-style-name="Standard" style:family="paragraph">
      <style:paragraph-properties fo:text-align="justify"/>
      <style:text-properties fo:font-style="italic" style:font-style-asian="italic" fo:color="#C00000" fo:font-size="8pt" style:font-size-asian="8pt"/>
    </style:style>
    <style:style style:name="P2026" style:parent-style-name="Standard" style:family="paragraph">
      <style:paragraph-properties fo:text-align="justify"/>
      <style:text-properties fo:font-style="italic" style:font-style-asian="italic" fo:color="#C00000" fo:font-size="8pt" style:font-size-asian="8pt"/>
    </style:style>
    <style:style style:name="TableRow2027" style:family="table-row">
      <style:table-row-properties style:min-row-height="0.6694in" style:use-optimal-row-height="false" fo:keep-together="always"/>
    </style:style>
    <style:style style:name="TableCell20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29" style:parent-style-name="Standard" style:family="paragraph">
      <style:paragraph-properties fo:text-align="justify"/>
      <style:text-properties fo:color="#000000"/>
    </style:style>
    <style:style style:name="P2030" style:parent-style-name="Standard" style:family="paragraph">
      <style:paragraph-properties fo:text-align="justify"/>
      <style:text-properties fo:color="#000000"/>
    </style:style>
    <style:style style:name="P2031" style:parent-style-name="Standard" style:family="paragraph">
      <style:paragraph-properties fo:text-align="justify"/>
      <style:text-properties fo:color="#000000"/>
    </style:style>
    <style:style style:name="P2032" style:parent-style-name="Standard" style:family="paragraph">
      <style:paragraph-properties fo:text-align="justify"/>
      <style:text-properties fo:color="#000000"/>
    </style:style>
    <style:style style:name="TableCell20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34" style:parent-style-name="Standard" style:family="paragraph">
      <style:paragraph-properties fo:text-align="justify"/>
      <style:text-properties fo:font-style="italic" style:font-style-asian="italic" fo:color="#C00000" fo:font-size="8pt" style:font-size-asian="8pt"/>
    </style:style>
    <style:style style:name="P2035" style:parent-style-name="Standard" style:family="paragraph">
      <style:paragraph-properties fo:text-align="justify"/>
      <style:text-properties fo:font-style="italic" style:font-style-asian="italic" fo:color="#C00000" fo:font-size="8pt" style:font-size-asian="8pt"/>
    </style:style>
    <style:style style:name="P2036" style:parent-style-name="Standard" style:family="paragraph">
      <style:paragraph-properties fo:text-align="justify"/>
      <style:text-properties fo:font-style="italic" style:font-style-asian="italic" fo:color="#C00000" fo:font-size="8pt" style:font-size-asian="8pt"/>
    </style:style>
    <style:style style:name="TableRow2037" style:family="table-row">
      <style:table-row-properties style:min-row-height="2.0548in" style:use-optimal-row-height="false" fo:keep-together="always"/>
    </style:style>
    <style:style style:name="TableCell20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39" style:parent-style-name="Standard" style:family="paragraph">
      <style:paragraph-properties fo:text-align="justify"/>
    </style:style>
    <style:style style:name="T2040" style:parent-style-name="Car.predefinitoparagrafo" style:family="text">
      <style:text-properties fo:color="#000000"/>
    </style:style>
    <style:style style:name="P2041" style:parent-style-name="Normale" style:family="paragraph">
      <style:paragraph-properties fo:text-align="justify"/>
    </style:style>
    <style:style style:name="P2042" style:parent-style-name="Normale" style:family="paragraph">
      <style:paragraph-properties fo:text-align="justify"/>
    </style:style>
    <style:style style:name="P2043" style:parent-style-name="Normale" style:family="paragraph">
      <style:paragraph-properties fo:text-align="justify"/>
    </style:style>
    <style:style style:name="P2044" style:parent-style-name="Normale" style:family="paragraph">
      <style:paragraph-properties fo:text-align="justify"/>
    </style:style>
    <style:style style:name="P2045" style:parent-style-name="Normale" style:family="paragraph">
      <style:paragraph-properties fo:text-align="justify" style:vertical-align="auto" fo:margin-bottom="0.1388in"/>
      <style:text-properties fo:color="#000000" fo:hyphenate="true"/>
    </style:style>
    <style:style style:name="TableRow2046" style:family="table-row">
      <style:table-row-properties style:min-row-height="1.3388in" style:use-optimal-row-height="false" fo:keep-together="always"/>
    </style:style>
    <style:style style:name="TableCell2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8" style:parent-style-name="Standard" style:family="paragraph">
      <style:paragraph-properties fo:text-align="justify"/>
      <style:text-properties fo:color="#000000"/>
    </style:style>
    <style:style style:name="P2049" style:parent-style-name="Standard" style:family="paragraph">
      <style:paragraph-properties fo:text-align="justify"/>
      <style:text-properties fo:color="#000000"/>
    </style:style>
    <style:style style:name="P2050" style:parent-style-name="Standard" style:family="paragraph">
      <style:paragraph-properties fo:text-align="justify"/>
      <style:text-properties fo:color="#000000"/>
    </style:style>
    <style:style style:name="TableCell20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52" style:parent-style-name="Standard" style:family="paragraph">
      <style:paragraph-properties fo:text-align="justify"/>
      <style:text-properties fo:font-style="italic" style:font-style-asian="italic" fo:color="#C00000" fo:font-size="8pt" style:font-size-asian="8pt"/>
    </style:style>
    <style:style style:name="P2053" style:parent-style-name="Standard" style:family="paragraph">
      <style:paragraph-properties fo:text-align="justify"/>
      <style:text-properties fo:font-style="italic" style:font-style-asian="italic" fo:color="#C00000" fo:font-size="8pt" style:font-size-asian="8pt"/>
    </style:style>
    <style:style style:name="TableRow2054" style:family="table-row">
      <style:table-row-properties style:min-row-height="1.3388in" style:use-optimal-row-height="false" fo:keep-together="always"/>
    </style:style>
    <style:style style:name="TableCell20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56" style:parent-style-name="Standard" style:family="paragraph">
      <style:paragraph-properties fo:text-align="justify"/>
      <style:text-properties fo:color="#000000"/>
    </style:style>
    <style:style style:name="P2057" style:parent-style-name="Standard" style:family="paragraph">
      <style:paragraph-properties fo:text-align="justify"/>
      <style:text-properties fo:color="#000000"/>
    </style:style>
    <style:style style:name="TableRow2058" style:family="table-row">
      <style:table-row-properties style:min-row-height="0.7868in" style:use-optimal-row-height="false" fo:keep-together="always"/>
    </style:style>
    <style:style style:name="TableCell20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0" style:parent-style-name="Standard" style:family="paragraph">
      <style:paragraph-properties fo:text-align="justify"/>
    </style:style>
    <style:style style:name="T2061" style:parent-style-name="Car.predefinitoparagrafo" style:family="text">
      <style:text-properties fo:color="#000000"/>
    </style:style>
    <style:style style:name="T2062" style:parent-style-name="Car.predefinitoparagrafo" style:family="text">
      <style:text-properties style:font-name-complex="Arial" fo:color="#000000" fo:background-color="#FFFFFF"/>
    </style:style>
    <style:style style:name="P2063" style:parent-style-name="Standard" style:family="paragraph">
      <style:paragraph-properties fo:text-align="justify"/>
      <style:text-properties fo:color="#000000"/>
    </style:style>
    <style:style style:name="TableRow2064" style:family="table-row">
      <style:table-row-properties style:min-row-height="1.6729in" style:use-optimal-row-height="false" fo:keep-together="always"/>
    </style:style>
    <style:style style:name="TableCell206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66" style:parent-style-name="Standard" style:family="paragraph">
      <style:paragraph-properties fo:text-align="justify"/>
      <style:text-properties fo:color="#000000"/>
    </style:style>
    <style:style style:name="P2067" style:parent-style-name="Titolo2" style:family="paragraph">
      <style:paragraph-properties fo:break-before="page" fo:text-align="justify"/>
    </style:style>
    <style:style style:name="P2068" style:parent-style-name="Standard" style:family="paragraph">
      <style:paragraph-properties fo:text-align="justify"/>
    </style:style>
    <style:style style:name="TableColumn2070" style:family="table-column">
      <style:table-column-properties style:column-width="3.3152in" style:use-optimal-column-width="false"/>
    </style:style>
    <style:style style:name="TableColumn2071" style:family="table-column">
      <style:table-column-properties style:column-width="0.0687in" style:use-optimal-column-width="false"/>
    </style:style>
    <style:style style:name="TableColumn2072" style:family="table-column">
      <style:table-column-properties style:column-width="3.3847in" style:use-optimal-column-width="false"/>
    </style:style>
    <style:style style:name="Table2069" style:family="table">
      <style:table-properties style:width="6.7687in" fo:margin-left="0.068in" table:align="left"/>
    </style:style>
    <style:style style:name="TableRow2073" style:family="table-row">
      <style:table-row-properties style:min-row-height="0.6694in" style:use-optimal-row-height="false" fo:keep-together="always"/>
    </style:style>
    <style:style style:name="TableCell207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75" style:parent-style-name="Standard" style:family="paragraph">
      <style:paragraph-properties fo:text-align="justify"/>
      <style:text-properties fo:color="#000000"/>
    </style:style>
    <style:style style:name="P2076" style:parent-style-name="Standard" style:family="paragraph">
      <style:paragraph-properties fo:text-align="justify"/>
      <style:text-properties fo:color="#000000"/>
    </style:style>
    <style:style style:name="TableCell20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78" style:parent-style-name="Standard" style:family="paragraph">
      <style:paragraph-properties fo:text-align="justify"/>
      <style:text-properties fo:font-style="italic" style:font-style-asian="italic" fo:color="#C00000" fo:font-size="8pt" style:font-size-asian="8pt"/>
    </style:style>
    <style:style style:name="P2079" style:parent-style-name="Standard" style:family="paragraph">
      <style:paragraph-properties fo:text-align="justify"/>
      <style:text-properties fo:font-style="italic" style:font-style-asian="italic" fo:color="#C00000" fo:font-size="8pt" style:font-size-asian="8pt"/>
    </style:style>
    <style:style style:name="P2080" style:parent-style-name="Standard" style:family="paragraph">
      <style:paragraph-properties fo:text-align="justify"/>
      <style:text-properties fo:font-style="italic" style:font-style-asian="italic" fo:color="#C00000" fo:font-size="8pt" style:font-size-asian="8pt"/>
    </style:style>
    <style:style style:name="P2081" style:parent-style-name="Standard" style:family="paragraph">
      <style:paragraph-properties fo:text-align="justify"/>
      <style:text-properties fo:font-style="italic" style:font-style-asian="italic" fo:color="#C00000" fo:font-size="8pt" style:font-size-asian="8pt"/>
    </style:style>
    <style:style style:name="TableRow2082" style:family="table-row">
      <style:table-row-properties style:min-row-height="0.6694in" style:use-optimal-row-height="false" fo:keep-together="always"/>
    </style:style>
    <style:style style:name="TableCell20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84" style:parent-style-name="Standard" style:family="paragraph">
      <style:paragraph-properties fo:text-align="justify"/>
      <style:text-properties fo:color="#000000"/>
    </style:style>
    <style:style style:name="P2085" style:parent-style-name="Standard" style:family="paragraph">
      <style:paragraph-properties fo:text-align="justify"/>
      <style:text-properties fo:color="#000000"/>
    </style:style>
    <style:style style:name="P2086" style:parent-style-name="Standard" style:family="paragraph">
      <style:paragraph-properties fo:text-align="justify"/>
      <style:text-properties fo:color="#000000"/>
    </style:style>
    <style:style style:name="TableCell20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88" style:parent-style-name="Standard" style:family="paragraph">
      <style:paragraph-properties fo:text-align="justify"/>
      <style:text-properties fo:font-style="italic" style:font-style-asian="italic" fo:color="#C00000" fo:font-size="8pt" style:font-size-asian="8pt"/>
    </style:style>
    <style:style style:name="P2089" style:parent-style-name="Standard" style:family="paragraph">
      <style:paragraph-properties fo:text-align="justify"/>
      <style:text-properties fo:font-style="italic" style:font-style-asian="italic" fo:color="#C00000" fo:font-size="8pt" style:font-size-asian="8pt"/>
    </style:style>
    <style:style style:name="P2090" style:parent-style-name="Standard" style:family="paragraph">
      <style:paragraph-properties fo:text-align="justify"/>
      <style:text-properties fo:font-style="italic" style:font-style-asian="italic" fo:color="#C00000" fo:font-size="8pt" style:font-size-asian="8pt"/>
    </style:style>
    <style:style style:name="TableRow2091" style:family="table-row">
      <style:table-row-properties style:min-row-height="2.0548in" style:use-optimal-row-height="false" fo:keep-together="always"/>
    </style:style>
    <style:style style:name="TableCell20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93" style:parent-style-name="Standard" style:family="paragraph">
      <style:paragraph-properties fo:text-align="justify"/>
    </style:style>
    <style:style style:name="T2094" style:parent-style-name="Car.predefinitoparagrafo" style:family="text">
      <style:text-properties fo:color="#000000"/>
    </style:style>
    <style:style style:name="P2095" style:parent-style-name="Normale" style:family="paragraph">
      <style:paragraph-properties fo:text-align="justify"/>
    </style:style>
    <style:style style:name="P2096" style:parent-style-name="Normale" style:family="paragraph">
      <style:paragraph-properties fo:text-align="justify"/>
    </style:style>
    <style:style style:name="P2097" style:parent-style-name="Normale" style:family="paragraph">
      <style:paragraph-properties fo:text-align="justify"/>
    </style:style>
    <style:style style:name="P2098" style:parent-style-name="Normale" style:family="paragraph">
      <style:paragraph-properties fo:text-align="justify"/>
    </style:style>
    <style:style style:name="P2099" style:parent-style-name="Normale" style:family="paragraph">
      <style:paragraph-properties fo:text-align="justify" style:vertical-align="auto" fo:margin-bottom="0.1388in"/>
      <style:text-properties fo:color="#000000" fo:hyphenate="true"/>
    </style:style>
    <style:style style:name="TableRow2100" style:family="table-row">
      <style:table-row-properties style:min-row-height="1.3388in" style:use-optimal-row-height="false" fo:keep-together="always"/>
    </style:style>
    <style:style style:name="TableCell2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02" style:parent-style-name="Standard" style:family="paragraph">
      <style:paragraph-properties fo:text-align="justify"/>
      <style:text-properties fo:color="#000000"/>
    </style:style>
    <style:style style:name="P2103" style:parent-style-name="Standard" style:family="paragraph">
      <style:paragraph-properties fo:text-align="justify"/>
      <style:text-properties fo:color="#000000"/>
    </style:style>
    <style:style style:name="P2104" style:parent-style-name="Standard" style:family="paragraph">
      <style:paragraph-properties fo:text-align="justify"/>
      <style:text-properties fo:color="#000000"/>
    </style:style>
    <style:style style:name="TableCell21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06" style:parent-style-name="Standard" style:family="paragraph">
      <style:paragraph-properties fo:text-align="justify"/>
      <style:text-properties fo:font-style="italic" style:font-style-asian="italic" fo:color="#C00000" fo:font-size="8pt" style:font-size-asian="8pt"/>
    </style:style>
    <style:style style:name="P2107" style:parent-style-name="Standard" style:family="paragraph">
      <style:paragraph-properties fo:text-align="justify"/>
      <style:text-properties fo:font-style="italic" style:font-style-asian="italic" fo:color="#C00000" fo:font-size="8pt" style:font-size-asian="8pt"/>
    </style:style>
    <style:style style:name="TableRow2108" style:family="table-row">
      <style:table-row-properties style:min-row-height="1.3388in" style:use-optimal-row-height="false" fo:keep-together="always"/>
    </style:style>
    <style:style style:name="TableCell21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10" style:parent-style-name="Standard" style:family="paragraph">
      <style:paragraph-properties fo:text-align="justify"/>
      <style:text-properties fo:color="#000000"/>
    </style:style>
    <style:style style:name="P2111" style:parent-style-name="Standard" style:family="paragraph">
      <style:paragraph-properties fo:text-align="justify"/>
      <style:text-properties fo:color="#000000"/>
    </style:style>
    <style:style style:name="TableRow2112" style:family="table-row">
      <style:table-row-properties style:min-row-height="0.7868in" style:use-optimal-row-height="false" fo:keep-together="always"/>
    </style:style>
    <style:style style:name="TableCell21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14" style:parent-style-name="Standard" style:family="paragraph">
      <style:paragraph-properties fo:text-align="justify"/>
    </style:style>
    <style:style style:name="T2115" style:parent-style-name="Car.predefinitoparagrafo" style:family="text">
      <style:text-properties fo:color="#000000"/>
    </style:style>
    <style:style style:name="P2116" style:parent-style-name="Standard" style:family="paragraph">
      <style:paragraph-properties fo:text-align="justify"/>
    </style:style>
    <style:style style:name="T2117" style:parent-style-name="Car.predefinitoparagrafo" style:family="text">
      <style:text-properties style:font-name-complex="Arial" fo:color="#000000" fo:background-color="#FFFFFF"/>
    </style:style>
    <style:style style:name="P2118" style:parent-style-name="Standard" style:family="paragraph">
      <style:paragraph-properties fo:text-align="justify"/>
      <style:text-properties fo:color="#000000"/>
    </style:style>
    <style:style style:name="TableRow2119" style:family="table-row">
      <style:table-row-properties style:min-row-height="1.6729in" style:use-optimal-row-height="false" fo:keep-together="always"/>
    </style:style>
    <style:style style:name="TableCell212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121" style:parent-style-name="Standard" style:family="paragraph">
      <style:paragraph-properties fo:text-align="justify"/>
      <style:text-properties fo:color="#000000"/>
    </style:style>
    <style:style style:name="P2122" style:parent-style-name="Titolo2" style:family="paragraph">
      <style:paragraph-properties fo:break-before="page" fo:text-align="justify"/>
    </style:style>
    <style:style style:name="P2123" style:parent-style-name="Standard" style:family="paragraph">
      <style:paragraph-properties fo:text-align="justify"/>
    </style:style>
    <style:style style:name="TableColumn2125" style:family="table-column">
      <style:table-column-properties style:column-width="3.3152in" style:use-optimal-column-width="false"/>
    </style:style>
    <style:style style:name="TableColumn2126" style:family="table-column">
      <style:table-column-properties style:column-width="0.0687in" style:use-optimal-column-width="false"/>
    </style:style>
    <style:style style:name="TableColumn2127" style:family="table-column">
      <style:table-column-properties style:column-width="3.3847in" style:use-optimal-column-width="false"/>
    </style:style>
    <style:style style:name="Table2124" style:family="table">
      <style:table-properties style:width="6.7687in" fo:margin-left="0.068in" table:align="left"/>
    </style:style>
    <style:style style:name="TableRow2128" style:family="table-row">
      <style:table-row-properties style:min-row-height="0.6694in" style:use-optimal-row-height="false" fo:keep-together="always"/>
    </style:style>
    <style:style style:name="TableCell21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130" style:parent-style-name="Standard" style:family="paragraph">
      <style:paragraph-properties fo:text-align="justify"/>
      <style:text-properties fo:color="#000000"/>
    </style:style>
    <style:style style:name="P2131" style:parent-style-name="Standard" style:family="paragraph">
      <style:paragraph-properties fo:text-align="justify"/>
      <style:text-properties fo:color="#000000"/>
    </style:style>
    <style:style style:name="TableCell213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133" style:parent-style-name="Standard" style:family="paragraph">
      <style:paragraph-properties fo:text-align="justify"/>
      <style:text-properties fo:font-style="italic" style:font-style-asian="italic" fo:color="#C00000" fo:font-size="8pt" style:font-size-asian="8pt"/>
    </style:style>
    <style:style style:name="P2134" style:parent-style-name="Standard" style:family="paragraph">
      <style:paragraph-properties fo:text-align="justify"/>
      <style:text-properties fo:font-style="italic" style:font-style-asian="italic" fo:color="#C00000" fo:font-size="8pt" style:font-size-asian="8pt"/>
    </style:style>
    <style:style style:name="P2135" style:parent-style-name="Standard" style:family="paragraph">
      <style:paragraph-properties fo:text-align="justify"/>
      <style:text-properties fo:font-style="italic" style:font-style-asian="italic" fo:color="#C00000" fo:font-size="8pt" style:font-size-asian="8pt"/>
    </style:style>
    <style:style style:name="TableRow2136" style:family="table-row">
      <style:table-row-properties style:min-row-height="0.6694in" style:use-optimal-row-height="false" fo:keep-together="always"/>
    </style:style>
    <style:style style:name="TableCell21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38" style:parent-style-name="Standard" style:family="paragraph">
      <style:paragraph-properties fo:text-align="justify"/>
      <style:text-properties fo:color="#000000"/>
    </style:style>
    <style:style style:name="P2139" style:parent-style-name="Standard" style:family="paragraph">
      <style:paragraph-properties fo:text-align="justify"/>
      <style:text-properties fo:color="#000000"/>
    </style:style>
    <style:style style:name="P2140" style:parent-style-name="Standard" style:family="paragraph">
      <style:paragraph-properties fo:text-align="justify"/>
      <style:text-properties fo:color="#000000"/>
    </style:style>
    <style:style style:name="TableCell2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42" style:parent-style-name="Standard" style:family="paragraph">
      <style:paragraph-properties fo:text-align="justify"/>
      <style:text-properties fo:font-style="italic" style:font-style-asian="italic" fo:color="#C00000" fo:font-size="8pt" style:font-size-asian="8pt"/>
    </style:style>
    <style:style style:name="P2143" style:parent-style-name="Standard" style:family="paragraph">
      <style:paragraph-properties fo:text-align="justify"/>
      <style:text-properties fo:font-style="italic" style:font-style-asian="italic" fo:color="#C00000" fo:font-size="8pt" style:font-size-asian="8pt"/>
    </style:style>
    <style:style style:name="P2144" style:parent-style-name="Standard" style:family="paragraph">
      <style:paragraph-properties fo:text-align="justify"/>
      <style:text-properties fo:font-style="italic" style:font-style-asian="italic" fo:color="#C00000" fo:font-size="8pt" style:font-size-asian="8pt"/>
    </style:style>
    <style:style style:name="TableRow2145" style:family="table-row">
      <style:table-row-properties style:min-row-height="2.0548in" style:use-optimal-row-height="false" fo:keep-together="always"/>
    </style:style>
    <style:style style:name="TableCell21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47" style:parent-style-name="Standard" style:family="paragraph">
      <style:paragraph-properties fo:text-align="justify"/>
    </style:style>
    <style:style style:name="T2148" style:parent-style-name="Car.predefinitoparagrafo" style:family="text">
      <style:text-properties fo:color="#000000"/>
    </style:style>
    <style:style style:name="P2149" style:parent-style-name="Normale" style:family="paragraph">
      <style:paragraph-properties fo:text-align="justify"/>
    </style:style>
    <style:style style:name="P2150" style:parent-style-name="Normale" style:family="paragraph">
      <style:paragraph-properties fo:text-align="justify"/>
    </style:style>
    <style:style style:name="P2151" style:parent-style-name="Normale" style:family="paragraph">
      <style:paragraph-properties fo:text-align="justify"/>
    </style:style>
    <style:style style:name="P2152" style:parent-style-name="Normale" style:family="paragraph">
      <style:paragraph-properties fo:text-align="justify"/>
    </style:style>
    <style:style style:name="P2153" style:parent-style-name="Normale" style:family="paragraph">
      <style:paragraph-properties fo:text-align="justify"/>
    </style:style>
    <style:style style:name="P2154" style:parent-style-name="Normale" style:family="paragraph">
      <style:paragraph-properties fo:text-align="justify"/>
    </style:style>
    <style:style style:name="P2155" style:parent-style-name="Normale" style:family="paragraph">
      <style:paragraph-properties fo:text-align="justify" style:vertical-align="auto" fo:margin-bottom="0.1388in"/>
      <style:text-properties fo:color="#000000" fo:hyphenate="true"/>
    </style:style>
    <style:style style:name="TableRow2156" style:family="table-row">
      <style:table-row-properties style:min-row-height="1.3388in" style:use-optimal-row-height="false" fo:keep-together="always"/>
    </style:style>
    <style:style style:name="TableCell21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58" style:parent-style-name="Standard" style:family="paragraph">
      <style:paragraph-properties fo:text-align="justify"/>
      <style:text-properties fo:color="#000000"/>
    </style:style>
    <style:style style:name="P2159" style:parent-style-name="Standard" style:family="paragraph">
      <style:paragraph-properties fo:text-align="justify"/>
      <style:text-properties fo:color="#000000"/>
    </style:style>
    <style:style style:name="P2160" style:parent-style-name="Standard" style:family="paragraph">
      <style:paragraph-properties fo:text-align="justify"/>
      <style:text-properties fo:color="#000000"/>
    </style:style>
    <style:style style:name="TableCell21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62" style:parent-style-name="Standard" style:family="paragraph">
      <style:paragraph-properties fo:text-align="justify"/>
      <style:text-properties fo:font-style="italic" style:font-style-asian="italic" fo:color="#C00000" fo:font-size="8pt" style:font-size-asian="8pt"/>
    </style:style>
    <style:style style:name="P2163" style:parent-style-name="Standard" style:family="paragraph">
      <style:paragraph-properties fo:text-align="justify"/>
      <style:text-properties fo:font-style="italic" style:font-style-asian="italic" fo:color="#C00000" fo:font-size="8pt" style:font-size-asian="8pt"/>
    </style:style>
    <style:style style:name="TableRow2164" style:family="table-row">
      <style:table-row-properties style:min-row-height="1.3388in" style:use-optimal-row-height="false" fo:keep-together="always"/>
    </style:style>
    <style:style style:name="TableCell2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66" style:parent-style-name="Standard" style:family="paragraph">
      <style:paragraph-properties fo:text-align="justify"/>
      <style:text-properties fo:color="#000000"/>
    </style:style>
    <style:style style:name="P2167" style:parent-style-name="Standard" style:family="paragraph">
      <style:paragraph-properties fo:text-align="justify"/>
      <style:text-properties fo:color="#000000"/>
    </style:style>
    <style:style style:name="TableRow2168" style:family="table-row">
      <style:table-row-properties style:min-row-height="0.7868in" style:use-optimal-row-height="false" fo:keep-together="always"/>
    </style:style>
    <style:style style:name="TableCell21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70" style:parent-style-name="Standard" style:family="paragraph">
      <style:paragraph-properties fo:text-align="justify"/>
    </style:style>
    <style:style style:name="T2171" style:parent-style-name="Car.predefinitoparagrafo" style:family="text">
      <style:text-properties fo:color="#000000"/>
    </style:style>
    <style:style style:name="T2172" style:parent-style-name="Car.predefinitoparagrafo" style:family="text">
      <style:text-properties fo:color="#000000"/>
    </style:style>
    <style:style style:name="P2173" style:parent-style-name="Standard" style:family="paragraph">
      <style:paragraph-properties fo:text-align="justify"/>
      <style:text-properties fo:color="#000000"/>
    </style:style>
    <style:style style:name="TableRow2174" style:family="table-row">
      <style:table-row-properties style:min-row-height="1.6729in" style:use-optimal-row-height="false" fo:keep-together="always"/>
    </style:style>
    <style:style style:name="TableCell21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176" style:parent-style-name="Standard" style:family="paragraph">
      <style:paragraph-properties fo:text-align="justify"/>
      <style:text-properties fo:color="#000000"/>
    </style:style>
    <style:style style:name="P2177" style:parent-style-name="Standard" style:family="paragraph">
      <style:paragraph-properties fo:text-align="justify"/>
      <style:text-properties fo:color="#000000"/>
    </style:style>
    <style:style style:name="P2178" style:parent-style-name="Standard" style:family="paragraph">
      <style:paragraph-properties fo:text-align="justify"/>
    </style:style>
    <style:style style:name="P2179" style:parent-style-name="Titolo2" style:family="paragraph">
      <style:paragraph-properties fo:text-align="justify"/>
    </style:style>
    <style:style style:name="P2180" style:parent-style-name="Titolo2" style:family="paragraph">
      <style:paragraph-properties fo:text-align="justify"/>
    </style:style>
    <style:style style:name="P2181" style:parent-style-name="Standard" style:family="paragraph">
      <style:paragraph-properties fo:text-align="justify"/>
    </style:style>
    <style:style style:name="P2182" style:parent-style-name="Standard" style:family="paragraph">
      <style:paragraph-properties fo:text-align="justify"/>
    </style:style>
    <style:style style:name="P2183" style:parent-style-name="Standard" style:family="paragraph">
      <style:paragraph-properties fo:text-align="justify"/>
    </style:style>
    <style:style style:name="P2184" style:parent-style-name="Titolo2" style:family="paragraph">
      <style:paragraph-properties fo:text-align="justify"/>
    </style:style>
    <style:style style:name="TableColumn2186" style:family="table-column">
      <style:table-column-properties style:column-width="6.693in" style:use-optimal-column-width="false"/>
    </style:style>
    <style:style style:name="Table2185" style:family="table">
      <style:table-properties style:width="6.693in" fo:margin-left="-0.0069in" table:align="left"/>
    </style:style>
    <style:style style:name="TableRow2187" style:family="table-row">
      <style:table-row-properties style:use-optimal-row-height="false"/>
    </style:style>
    <style:style style:name="TableCell2188"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89" style:parent-style-name="Standard" style:family="paragraph">
      <style:paragraph-properties fo:text-align="justify" fo:margin-bottom="0in"/>
    </style:style>
    <style:style style:name="TableRow2190" style:family="table-row">
      <style:table-row-properties style:use-optimal-row-height="false"/>
    </style:style>
    <style:style style:name="TableCell2191" style:family="table-cell">
      <style:table-cell-properties fo:border="0.0069in solid #808080" style:writing-mode="lr-tb" fo:padding-top="0in" fo:padding-left="0.0715in" fo:padding-bottom="0in" fo:padding-right="0.075in"/>
    </style:style>
    <style:style style:name="P2192" style:parent-style-name="Standard" style:family="paragraph">
      <style:paragraph-properties fo:text-align="justify" fo:margin-bottom="0in"/>
      <style:text-properties style:use-window-font-color="true"/>
    </style:style>
    <style:style style:name="TableRow2193" style:family="table-row">
      <style:table-row-properties style:use-optimal-row-height="false"/>
    </style:style>
    <style:style style:name="TableCell2194" style:family="table-cell">
      <style:table-cell-properties fo:border="0.0069in solid #808080" style:writing-mode="lr-tb" fo:padding-top="0in" fo:padding-left="0.0715in" fo:padding-bottom="0in" fo:padding-right="0.075in"/>
    </style:style>
    <style:style style:name="P2195" style:parent-style-name="Standard" style:family="paragraph">
      <style:paragraph-properties fo:text-align="justify" fo:margin-bottom="0in"/>
    </style:style>
    <style:style style:name="T2196" style:parent-style-name="Car.predefinitoparagrafo" style:family="text">
      <style:text-properties style:use-window-font-color="true"/>
    </style:style>
    <style:style style:name="TableRow2197" style:family="table-row">
      <style:table-row-properties style:min-row-height="0.143in" style:use-optimal-row-height="false"/>
    </style:style>
    <style:style style:name="TableCell2198" style:family="table-cell">
      <style:table-cell-properties fo:border="0.0069in solid #808080" style:writing-mode="lr-tb" fo:padding-top="0in" fo:padding-left="0.0715in" fo:padding-bottom="0in" fo:padding-right="0.075in"/>
    </style:style>
    <style:style style:name="P2199" style:parent-style-name="Standard" style:family="paragraph">
      <style:paragraph-properties fo:text-align="justify" fo:margin-bottom="0in"/>
      <style:text-properties style:use-window-font-color="true"/>
    </style:style>
    <style:style style:name="TableRow2200" style:family="table-row">
      <style:table-row-properties style:use-optimal-row-height="false"/>
    </style:style>
    <style:style style:name="TableCell2201" style:family="table-cell">
      <style:table-cell-properties fo:border="0.0069in solid #808080" style:writing-mode="lr-tb" fo:padding-top="0in" fo:padding-left="0.0715in" fo:padding-bottom="0in" fo:padding-right="0.075in"/>
    </style:style>
    <style:style style:name="P2202" style:parent-style-name="Standard" style:family="paragraph">
      <style:paragraph-properties fo:text-align="justify" fo:margin-bottom="0in"/>
      <style:text-properties style:use-window-font-color="true"/>
    </style:style>
    <style:style style:name="TableRow2203" style:family="table-row">
      <style:table-row-properties style:use-optimal-row-height="false"/>
    </style:style>
    <style:style style:name="TableCell2204" style:family="table-cell">
      <style:table-cell-properties fo:border="0.0069in solid #808080" style:writing-mode="lr-tb" fo:padding-top="0in" fo:padding-left="0.0715in" fo:padding-bottom="0in" fo:padding-right="0.075in"/>
    </style:style>
    <style:style style:name="P2205" style:parent-style-name="Standard" style:family="paragraph">
      <style:paragraph-properties fo:text-align="justify" fo:margin-bottom="0in"/>
      <style:text-properties style:use-window-font-color="true"/>
    </style:style>
    <style:style style:name="TableRow2206" style:family="table-row">
      <style:table-row-properties style:use-optimal-row-height="false"/>
    </style:style>
    <style:style style:name="TableCell2207" style:family="table-cell">
      <style:table-cell-properties fo:border="0.0069in solid #808080" style:writing-mode="lr-tb" fo:padding-top="0in" fo:padding-left="0.0715in" fo:padding-bottom="0in" fo:padding-right="0.075in"/>
    </style:style>
    <style:style style:name="P2208" style:parent-style-name="Standard" style:family="paragraph">
      <style:paragraph-properties fo:text-align="justify" fo:margin-bottom="0in"/>
      <style:text-properties style:use-window-font-color="true"/>
    </style:style>
    <style:style style:name="TableRow2209" style:family="table-row">
      <style:table-row-properties style:use-optimal-row-height="false"/>
    </style:style>
    <style:style style:name="TableCell2210" style:family="table-cell">
      <style:table-cell-properties fo:border="0.0069in solid #808080" style:writing-mode="lr-tb" fo:padding-top="0in" fo:padding-left="0.0715in" fo:padding-bottom="0in" fo:padding-right="0.075in"/>
    </style:style>
    <style:style style:name="P2211" style:parent-style-name="Standard" style:family="paragraph">
      <style:paragraph-properties fo:text-align="justify" fo:margin-bottom="0in"/>
      <style:text-properties style:use-window-font-color="true"/>
    </style:style>
    <style:style style:name="TableRow2212" style:family="table-row">
      <style:table-row-properties style:use-optimal-row-height="false"/>
    </style:style>
    <style:style style:name="TableCell2213" style:family="table-cell">
      <style:table-cell-properties fo:border="0.0069in solid #808080" style:writing-mode="lr-tb" fo:padding-top="0in" fo:padding-left="0.0715in" fo:padding-bottom="0in" fo:padding-right="0.075in"/>
    </style:style>
    <style:style style:name="P2214" style:parent-style-name="Standard" style:family="paragraph">
      <style:paragraph-properties fo:text-align="justify" fo:margin-bottom="0in"/>
    </style:style>
    <style:style style:name="TableRow2215" style:family="table-row">
      <style:table-row-properties style:use-optimal-row-height="false"/>
    </style:style>
    <style:style style:name="TableCell2216" style:family="table-cell">
      <style:table-cell-properties fo:border="0.0069in solid #808080" style:writing-mode="lr-tb" fo:padding-top="0in" fo:padding-left="0.0715in" fo:padding-bottom="0in" fo:padding-right="0.075in"/>
    </style:style>
    <style:style style:name="P2217" style:parent-style-name="Standard" style:family="paragraph">
      <style:paragraph-properties fo:text-align="justify" fo:margin-bottom="0in"/>
    </style:style>
    <style:style style:name="TableRow2218" style:family="table-row">
      <style:table-row-properties style:use-optimal-row-height="false"/>
    </style:style>
    <style:style style:name="TableCell2219" style:family="table-cell">
      <style:table-cell-properties fo:border="0.0069in solid #808080" style:writing-mode="lr-tb" fo:padding-top="0in" fo:padding-left="0.0715in" fo:padding-bottom="0in" fo:padding-right="0.075in"/>
    </style:style>
    <style:style style:name="P2220" style:parent-style-name="Standard" style:family="paragraph">
      <style:paragraph-properties fo:text-align="justify" fo:margin-bottom="0in"/>
    </style:style>
    <style:style style:name="TableRow2221" style:family="table-row">
      <style:table-row-properties style:use-optimal-row-height="false"/>
    </style:style>
    <style:style style:name="TableCell2222" style:family="table-cell">
      <style:table-cell-properties fo:border="0.0069in solid #808080" style:writing-mode="lr-tb" fo:padding-top="0in" fo:padding-left="0.0715in" fo:padding-bottom="0in" fo:padding-right="0.075in"/>
    </style:style>
    <style:style style:name="P2223" style:parent-style-name="Standard" style:family="paragraph">
      <style:paragraph-properties fo:text-align="justify" fo:margin-bottom="0in"/>
    </style:style>
    <style:style style:name="TableRow2224" style:family="table-row">
      <style:table-row-properties style:use-optimal-row-height="false"/>
    </style:style>
    <style:style style:name="TableCell2225" style:family="table-cell">
      <style:table-cell-properties fo:border="0.0069in solid #808080" style:writing-mode="lr-tb" fo:padding-top="0in" fo:padding-left="0.0715in" fo:padding-bottom="0in" fo:padding-right="0.075in"/>
    </style:style>
    <style:style style:name="P2226" style:parent-style-name="Standard" style:family="paragraph">
      <style:paragraph-properties fo:text-align="justify" fo:margin-bottom="0in"/>
    </style:style>
    <style:style style:name="P2227" style:parent-style-name="Standard" style:family="paragraph">
      <style:paragraph-properties fo:text-align="justify"/>
    </style:style>
    <style:style style:name="TableColumn2229" style:family="table-column">
      <style:table-column-properties style:column-width="6.693in" style:use-optimal-column-width="false"/>
    </style:style>
    <style:style style:name="Table2228" style:family="table">
      <style:table-properties style:width="6.693in" fo:margin-left="-0.0069in" table:align="left"/>
    </style:style>
    <style:style style:name="TableRow2230" style:family="table-row">
      <style:table-row-properties style:use-optimal-row-height="false"/>
    </style:style>
    <style:style style:name="TableCell2231"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232" style:parent-style-name="Standard" style:family="paragraph">
      <style:paragraph-properties fo:text-align="justify" fo:margin-bottom="0in"/>
    </style:style>
    <style:style style:name="TableRow2233" style:family="table-row">
      <style:table-row-properties style:use-optimal-row-height="false"/>
    </style:style>
    <style:style style:name="TableCell2234" style:family="table-cell">
      <style:table-cell-properties fo:border="0.0069in solid #808080" style:writing-mode="lr-tb" fo:padding-top="0in" fo:padding-left="0.0715in" fo:padding-bottom="0in" fo:padding-right="0.075in"/>
    </style:style>
    <style:style style:name="P2235" style:parent-style-name="Standard" style:family="paragraph">
      <style:paragraph-properties fo:text-align="justify" fo:margin-bottom="0in"/>
      <style:text-properties style:use-window-font-color="true"/>
    </style:style>
    <style:style style:name="TableRow2236" style:family="table-row">
      <style:table-row-properties style:use-optimal-row-height="false"/>
    </style:style>
    <style:style style:name="TableCell2237" style:family="table-cell">
      <style:table-cell-properties fo:border="0.0069in solid #808080" style:writing-mode="lr-tb" fo:padding-top="0in" fo:padding-left="0.0715in" fo:padding-bottom="0in" fo:padding-right="0.075in"/>
    </style:style>
    <style:style style:name="P2238" style:parent-style-name="Standard" style:family="paragraph">
      <style:paragraph-properties fo:text-align="justify" fo:margin-bottom="0in"/>
      <style:text-properties style:use-window-font-color="true"/>
    </style:style>
    <style:style style:name="TableRow2239" style:family="table-row">
      <style:table-row-properties style:use-optimal-row-height="false"/>
    </style:style>
    <style:style style:name="TableCell2240" style:family="table-cell">
      <style:table-cell-properties fo:border="0.0069in solid #808080" style:writing-mode="lr-tb" fo:padding-top="0in" fo:padding-left="0.0715in" fo:padding-bottom="0in" fo:padding-right="0.075in"/>
    </style:style>
    <style:style style:name="P2241" style:parent-style-name="Standard" style:family="paragraph">
      <style:paragraph-properties fo:text-align="justify" fo:margin-bottom="0in"/>
      <style:text-properties style:use-window-font-color="true"/>
    </style:style>
    <style:style style:name="TableRow2242" style:family="table-row">
      <style:table-row-properties style:use-optimal-row-height="false"/>
    </style:style>
    <style:style style:name="TableCell2243" style:family="table-cell">
      <style:table-cell-properties fo:border="0.0069in solid #808080" style:writing-mode="lr-tb" fo:padding-top="0in" fo:padding-left="0.0715in" fo:padding-bottom="0in" fo:padding-right="0.075in"/>
    </style:style>
    <style:style style:name="P2244" style:parent-style-name="Standard" style:family="paragraph">
      <style:paragraph-properties fo:text-align="justify" fo:margin-bottom="0in"/>
      <style:text-properties style:use-window-font-color="true"/>
    </style:style>
    <style:style style:name="TableRow2245" style:family="table-row">
      <style:table-row-properties style:use-optimal-row-height="false"/>
    </style:style>
    <style:style style:name="TableCell2246" style:family="table-cell">
      <style:table-cell-properties fo:border="0.0069in solid #808080" style:writing-mode="lr-tb" fo:padding-top="0in" fo:padding-left="0.0715in" fo:padding-bottom="0in" fo:padding-right="0.075in"/>
    </style:style>
    <style:style style:name="P2247" style:parent-style-name="Standard" style:family="paragraph">
      <style:paragraph-properties fo:text-align="justify" fo:margin-bottom="0in"/>
      <style:text-properties style:use-window-font-color="true"/>
    </style:style>
    <style:style style:name="TableRow2248" style:family="table-row">
      <style:table-row-properties style:use-optimal-row-height="false"/>
    </style:style>
    <style:style style:name="TableCell2249" style:family="table-cell">
      <style:table-cell-properties fo:border="0.0069in solid #808080" style:writing-mode="lr-tb" fo:padding-top="0in" fo:padding-left="0.0715in" fo:padding-bottom="0in" fo:padding-right="0.075in"/>
    </style:style>
    <style:style style:name="P2250" style:parent-style-name="Standard" style:family="paragraph">
      <style:paragraph-properties fo:text-align="justify" fo:margin-bottom="0in"/>
      <style:text-properties style:use-window-font-color="true"/>
    </style:style>
    <style:style style:name="TableRow2251" style:family="table-row">
      <style:table-row-properties style:use-optimal-row-height="false"/>
    </style:style>
    <style:style style:name="TableCell2252" style:family="table-cell">
      <style:table-cell-properties fo:border="0.0069in solid #808080" style:writing-mode="lr-tb" fo:padding-top="0in" fo:padding-left="0.0715in" fo:padding-bottom="0in" fo:padding-right="0.075in"/>
    </style:style>
    <style:style style:name="P2253" style:parent-style-name="Standard" style:family="paragraph">
      <style:paragraph-properties fo:text-align="justify" fo:margin-bottom="0in"/>
      <style:text-properties style:use-window-font-color="true"/>
    </style:style>
    <style:style style:name="TableRow2254" style:family="table-row">
      <style:table-row-properties style:use-optimal-row-height="false"/>
    </style:style>
    <style:style style:name="TableCell2255" style:family="table-cell">
      <style:table-cell-properties fo:border="0.0069in solid #808080" style:writing-mode="lr-tb" fo:padding-top="0in" fo:padding-left="0.0715in" fo:padding-bottom="0in" fo:padding-right="0.075in"/>
    </style:style>
    <style:style style:name="P2256" style:parent-style-name="Standard" style:family="paragraph">
      <style:paragraph-properties fo:text-align="justify" fo:margin-bottom="0in"/>
      <style:text-properties style:use-window-font-color="true"/>
    </style:style>
    <style:style style:name="TableRow2257" style:family="table-row">
      <style:table-row-properties style:use-optimal-row-height="false"/>
    </style:style>
    <style:style style:name="TableCell2258" style:family="table-cell">
      <style:table-cell-properties fo:border="0.0069in solid #808080" style:writing-mode="lr-tb" fo:padding-top="0in" fo:padding-left="0.0715in" fo:padding-bottom="0in" fo:padding-right="0.075in"/>
    </style:style>
    <style:style style:name="P2259" style:parent-style-name="Standard" style:family="paragraph">
      <style:paragraph-properties fo:text-align="justify" fo:margin-bottom="0in"/>
      <style:text-properties style:use-window-font-color="true"/>
    </style:style>
    <style:style style:name="TableRow2260" style:family="table-row">
      <style:table-row-properties style:use-optimal-row-height="false"/>
    </style:style>
    <style:style style:name="TableCell2261" style:family="table-cell">
      <style:table-cell-properties fo:border="0.0069in solid #808080" style:writing-mode="lr-tb" fo:padding-top="0in" fo:padding-left="0.0715in" fo:padding-bottom="0in" fo:padding-right="0.075in"/>
    </style:style>
    <style:style style:name="P2262" style:parent-style-name="Standard" style:family="paragraph">
      <style:paragraph-properties fo:text-align="justify" fo:margin-bottom="0in"/>
    </style:style>
    <style:style style:name="TableRow2263" style:family="table-row">
      <style:table-row-properties style:use-optimal-row-height="false"/>
    </style:style>
    <style:style style:name="TableCell2264" style:family="table-cell">
      <style:table-cell-properties fo:border="0.0069in solid #808080" style:writing-mode="lr-tb" fo:padding-top="0in" fo:padding-left="0.0715in" fo:padding-bottom="0in" fo:padding-right="0.075in"/>
    </style:style>
    <style:style style:name="P2265" style:parent-style-name="Standard" style:family="paragraph">
      <style:paragraph-properties fo:text-align="justify" fo:margin-bottom="0in"/>
    </style:style>
    <style:style style:name="TableRow2266" style:family="table-row">
      <style:table-row-properties style:use-optimal-row-height="false"/>
    </style:style>
    <style:style style:name="TableCell2267" style:family="table-cell">
      <style:table-cell-properties fo:border="0.0069in solid #808080" style:writing-mode="lr-tb" fo:padding-top="0in" fo:padding-left="0.0715in" fo:padding-bottom="0in" fo:padding-right="0.075in"/>
    </style:style>
    <style:style style:name="P2268" style:parent-style-name="Standard" style:family="paragraph">
      <style:paragraph-properties fo:text-align="justify" fo:margin-bottom="0in"/>
    </style:style>
    <style:style style:name="P2269" style:parent-style-name="Titolo2" style:family="paragraph">
      <style:paragraph-properties fo:text-align="justify"/>
    </style:style>
    <style:style style:name="P2270" style:parent-style-name="Standard" style:family="paragraph">
      <style:paragraph-properties fo:text-align="justify"/>
    </style:style>
    <style:style style:name="P2271" style:parent-style-name="Titolo1" style:family="paragraph">
      <style:paragraph-properties fo:text-align="justify"/>
    </style:style>
    <style:style style:name="TableColumn2273" style:family="table-column">
      <style:table-column-properties style:column-width="6.693in" style:use-optimal-column-width="false"/>
    </style:style>
    <style:style style:name="Table2272" style:family="table">
      <style:table-properties style:width="6.693in" fo:margin-left="-0.0069in" table:align="left"/>
    </style:style>
    <style:style style:name="TableRow2274" style:family="table-row">
      <style:table-row-properties style:use-optimal-row-height="false"/>
    </style:style>
    <style:style style:name="TableCell2275"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276" style:parent-style-name="Standard" style:family="paragraph">
      <style:paragraph-properties fo:text-align="justify" fo:margin-bottom="0in"/>
      <style:text-properties style:use-window-font-color="true"/>
    </style:style>
    <style:style style:name="TableRow2277" style:family="table-row">
      <style:table-row-properties style:use-optimal-row-height="false"/>
    </style:style>
    <style:style style:name="TableCell2278" style:family="table-cell">
      <style:table-cell-properties fo:border="0.0069in solid #808080" style:writing-mode="lr-tb" fo:padding-top="0in" fo:padding-left="0.0715in" fo:padding-bottom="0in" fo:padding-right="0.075in"/>
    </style:style>
    <style:style style:name="P2279" style:parent-style-name="Standard" style:family="paragraph">
      <style:paragraph-properties fo:text-align="justify" fo:margin-bottom="0in"/>
      <style:text-properties style:use-window-font-color="true"/>
    </style:style>
    <style:style style:name="TableRow2280" style:family="table-row">
      <style:table-row-properties style:use-optimal-row-height="false"/>
    </style:style>
    <style:style style:name="TableCell2281" style:family="table-cell">
      <style:table-cell-properties fo:border="0.0069in solid #808080" style:writing-mode="lr-tb" fo:padding-top="0in" fo:padding-left="0.0715in" fo:padding-bottom="0in" fo:padding-right="0.075in"/>
    </style:style>
    <style:style style:name="P2282" style:parent-style-name="Standard" style:family="paragraph">
      <style:paragraph-properties fo:text-align="justify" fo:margin-bottom="0in"/>
      <style:text-properties style:use-window-font-color="true"/>
    </style:style>
    <style:style style:name="TableRow2283" style:family="table-row">
      <style:table-row-properties style:use-optimal-row-height="false"/>
    </style:style>
    <style:style style:name="TableCell2284" style:family="table-cell">
      <style:table-cell-properties fo:border="0.0069in solid #808080" style:writing-mode="lr-tb" fo:padding-top="0in" fo:padding-left="0.0715in" fo:padding-bottom="0in" fo:padding-right="0.075in"/>
    </style:style>
    <style:style style:name="P2285" style:parent-style-name="Standard" style:family="paragraph">
      <style:paragraph-properties fo:text-align="justify" fo:margin-bottom="0in"/>
      <style:text-properties style:use-window-font-color="true"/>
    </style:style>
    <style:style style:name="TableRow2286" style:family="table-row">
      <style:table-row-properties style:use-optimal-row-height="false"/>
    </style:style>
    <style:style style:name="TableCell2287" style:family="table-cell">
      <style:table-cell-properties fo:border="0.0069in solid #808080" style:writing-mode="lr-tb" fo:padding-top="0in" fo:padding-left="0.0715in" fo:padding-bottom="0in" fo:padding-right="0.075in"/>
    </style:style>
    <style:style style:name="P2288" style:parent-style-name="Standard" style:family="paragraph">
      <style:paragraph-properties fo:text-align="justify" fo:margin-bottom="0in"/>
      <style:text-properties style:use-window-font-color="true"/>
    </style:style>
    <style:style style:name="TableRow2289" style:family="table-row">
      <style:table-row-properties style:use-optimal-row-height="false"/>
    </style:style>
    <style:style style:name="TableCell2290" style:family="table-cell">
      <style:table-cell-properties fo:border="0.0069in solid #808080" style:writing-mode="lr-tb" fo:padding-top="0in" fo:padding-left="0.0715in" fo:padding-bottom="0in" fo:padding-right="0.075in"/>
    </style:style>
    <style:style style:name="P2291" style:parent-style-name="Standard" style:family="paragraph">
      <style:paragraph-properties fo:text-align="justify" fo:margin-bottom="0in"/>
      <style:text-properties style:use-window-font-color="true"/>
    </style:style>
    <style:style style:name="TableRow2292" style:family="table-row">
      <style:table-row-properties style:use-optimal-row-height="false"/>
    </style:style>
    <style:style style:name="TableCell2293" style:family="table-cell">
      <style:table-cell-properties fo:border="0.0069in solid #808080" style:writing-mode="lr-tb" fo:padding-top="0in" fo:padding-left="0.0715in" fo:padding-bottom="0in" fo:padding-right="0.075in"/>
    </style:style>
    <style:style style:name="P2294" style:parent-style-name="Standard" style:family="paragraph">
      <style:paragraph-properties fo:text-align="justify" fo:margin-bottom="0in"/>
      <style:text-properties style:use-window-font-color="true"/>
    </style:style>
    <style:style style:name="TableRow2295" style:family="table-row">
      <style:table-row-properties style:use-optimal-row-height="false"/>
    </style:style>
    <style:style style:name="TableCell2296" style:family="table-cell">
      <style:table-cell-properties fo:border="0.0069in solid #808080" style:writing-mode="lr-tb" fo:padding-top="0in" fo:padding-left="0.0715in" fo:padding-bottom="0in" fo:padding-right="0.075in"/>
    </style:style>
    <style:style style:name="P2297" style:parent-style-name="Standard" style:family="paragraph">
      <style:paragraph-properties fo:text-align="justify" fo:margin-bottom="0in"/>
      <style:text-properties style:use-window-font-color="true"/>
    </style:style>
    <style:style style:name="TableRow2298" style:family="table-row">
      <style:table-row-properties style:use-optimal-row-height="false"/>
    </style:style>
    <style:style style:name="TableCell2299" style:family="table-cell">
      <style:table-cell-properties fo:border="0.0069in solid #808080" style:writing-mode="lr-tb" fo:padding-top="0in" fo:padding-left="0.0715in" fo:padding-bottom="0in" fo:padding-right="0.075in"/>
    </style:style>
    <style:style style:name="P2300" style:parent-style-name="Standard" style:family="paragraph">
      <style:paragraph-properties fo:text-align="justify" fo:margin-bottom="0in"/>
      <style:text-properties style:use-window-font-color="true"/>
    </style:style>
    <style:style style:name="TableRow2301" style:family="table-row">
      <style:table-row-properties style:use-optimal-row-height="false"/>
    </style:style>
    <style:style style:name="TableCell2302" style:family="table-cell">
      <style:table-cell-properties fo:border="0.0069in solid #808080" style:writing-mode="lr-tb" fo:padding-top="0in" fo:padding-left="0.0715in" fo:padding-bottom="0in" fo:padding-right="0.075in"/>
    </style:style>
    <style:style style:name="P2303" style:parent-style-name="Standard" style:family="paragraph">
      <style:paragraph-properties fo:text-align="justify" fo:margin-bottom="0in"/>
    </style:style>
    <style:style style:name="TableRow2304" style:family="table-row">
      <style:table-row-properties style:use-optimal-row-height="false"/>
    </style:style>
    <style:style style:name="TableCell2305" style:family="table-cell">
      <style:table-cell-properties fo:border="0.0069in solid #808080" style:writing-mode="lr-tb" fo:padding-top="0in" fo:padding-left="0.0715in" fo:padding-bottom="0in" fo:padding-right="0.075in"/>
    </style:style>
    <style:style style:name="P2306" style:parent-style-name="Standard" style:family="paragraph">
      <style:paragraph-properties fo:text-align="justify" fo:margin-bottom="0in"/>
    </style:style>
    <style:style style:name="TableRow2307" style:family="table-row">
      <style:table-row-properties style:use-optimal-row-height="false"/>
    </style:style>
    <style:style style:name="TableCell2308" style:family="table-cell">
      <style:table-cell-properties fo:border="0.0069in solid #808080" style:writing-mode="lr-tb" fo:padding-top="0in" fo:padding-left="0.0715in" fo:padding-bottom="0in" fo:padding-right="0.075in"/>
    </style:style>
    <style:style style:name="P2309" style:parent-style-name="Standard" style:family="paragraph">
      <style:paragraph-properties fo:text-align="justify" fo:margin-bottom="0in"/>
    </style:style>
    <style:style style:name="TableRow2310" style:family="table-row">
      <style:table-row-properties style:use-optimal-row-height="false"/>
    </style:style>
    <style:style style:name="TableCell2311" style:family="table-cell">
      <style:table-cell-properties fo:border="0.0069in solid #808080" style:writing-mode="lr-tb" fo:padding-top="0in" fo:padding-left="0.0715in" fo:padding-bottom="0in" fo:padding-right="0.075in"/>
    </style:style>
    <style:style style:name="P2312" style:parent-style-name="Standard" style:family="paragraph">
      <style:paragraph-properties fo:text-align="justify" fo:margin-bottom="0in"/>
    </style:style>
    <style:style style:name="P2313" style:parent-style-name="Titolo1" style:family="paragraph">
      <style:paragraph-properties fo:text-align="justify"/>
    </style:style>
    <style:style style:name="P2314" style:parent-style-name="Standard" style:family="paragraph">
      <style:paragraph-properties fo:text-align="justify"/>
    </style:style>
    <style:style style:name="P2315" style:parent-style-name="Standard" style:family="paragraph">
      <style:paragraph-properties fo:text-align="justify" fo:margin-bottom="0in"/>
      <style:text-properties fo:font-weight="bold" style:font-weight-asian="bold" style:font-weight-complex="bold" fo:color="#000000"/>
    </style:style>
    <style:style style:name="P2316" style:parent-style-name="Standard" style:family="paragraph">
      <style:paragraph-properties fo:text-align="justify" fo:margin-bottom="0in"/>
    </style:style>
    <style:style style:name="T2317" style:parent-style-name="Car.predefinitoparagrafo" style:family="text">
      <style:text-properties fo:font-weight="bold" style:font-weight-asian="bold" style:font-weight-complex="bold" fo:color="#000000"/>
    </style:style>
    <style:style style:name="T2318" style:parent-style-name="Car.predefinitoparagrafo" style:family="text">
      <style:text-properties fo:color="#000000"/>
    </style:style>
    <style:style style:name="T2319" style:parent-style-name="Car.predefinitoparagrafo" style:family="text">
      <style:text-properties fo:font-weight="bold" style:font-weight-asian="bold" style:font-weight-complex="bold" fo:color="#000000"/>
    </style:style>
    <style:style style:name="P2320" style:parent-style-name="Standard" style:family="paragraph">
      <style:paragraph-properties fo:text-align="justify" fo:margin-bottom="0in"/>
      <style:text-properties fo:color="#000000"/>
    </style:style>
    <style:style style:name="P2321" style:parent-style-name="Standard" style:family="paragraph">
      <style:paragraph-properties fo:text-align="justify" fo:margin-bottom="0in"/>
      <style:text-properties fo:color="#000000"/>
    </style:style>
    <style:style style:name="P2322" style:parent-style-name="Standard" style:family="paragraph">
      <style:paragraph-properties fo:text-align="justify" fo:margin-bottom="0in"/>
      <style:text-properties fo:color="#000000"/>
    </style:style>
    <style:style style:name="P2323" style:parent-style-name="Standard" style:family="paragraph">
      <style:paragraph-properties fo:text-align="justify" fo:margin-bottom="0in"/>
      <style:text-properties fo:color="#000000"/>
    </style:style>
    <style:style style:name="P2324" style:parent-style-name="Standard" style:family="paragraph">
      <style:paragraph-properties fo:text-align="justify" fo:margin-bottom="0in"/>
      <style:text-properties fo:color="#000000"/>
    </style:style>
    <style:style style:name="P2325" style:parent-style-name="Standard" style:family="paragraph">
      <style:paragraph-properties fo:text-align="justify" fo:margin-bottom="0in"/>
      <style:text-properties fo:color="#000000"/>
    </style:style>
    <style:style style:name="P2326" style:parent-style-name="Standard" style:family="paragraph">
      <style:paragraph-properties fo:text-align="justify" fo:margin-bottom="0in"/>
      <style:text-properties fo:color="#000000"/>
    </style:style>
    <style:style style:name="P2327" style:parent-style-name="Standard" style:family="paragraph">
      <style:paragraph-properties fo:text-align="justify" fo:margin-bottom="0in"/>
    </style:style>
    <style:style style:name="P2328" style:parent-style-name="Standard" style:family="paragraph">
      <style:paragraph-properties fo:text-align="justify" fo:margin-bottom="0in"/>
      <style:text-properties fo:font-weight="bold" style:font-weight-asian="bold" style:font-weight-complex="bold" fo:color="#000000"/>
    </style:style>
    <style:style style:name="P2329" style:parent-style-name="Standard" style:family="paragraph">
      <style:paragraph-properties fo:text-align="justify" fo:margin-bottom="0in"/>
      <style:text-properties fo:font-weight="bold" style:font-weight-asian="bold" style:font-weight-complex="bold" fo:color="#000000"/>
    </style:style>
    <style:style style:name="P2330" style:parent-style-name="Standard" style:family="paragraph">
      <style:paragraph-properties fo:text-align="justify" fo:margin-bottom="0in"/>
      <style:text-properties fo:font-weight="bold" style:font-weight-asian="bold" style:font-weight-complex="bold" fo:color="#000000"/>
    </style:style>
    <style:style style:name="P2331" style:parent-style-name="Standard" style:family="paragraph">
      <style:paragraph-properties fo:text-align="justify" fo:margin-bottom="0in"/>
      <style:text-properties fo:color="#000000"/>
    </style:style>
    <style:style style:name="P2332" style:parent-style-name="Standard" style:family="paragraph">
      <style:paragraph-properties fo:text-align="justify" fo:margin-bottom="0in"/>
      <style:text-properties fo:color="#000000"/>
    </style:style>
    <style:style style:name="P2333" style:parent-style-name="Standard" style:family="paragraph">
      <style:paragraph-properties fo:text-align="justify" fo:margin-bottom="0in"/>
      <style:text-properties fo:color="#000000"/>
    </style:style>
    <style:style style:name="P2334" style:parent-style-name="Standard" style:family="paragraph">
      <style:paragraph-properties fo:text-align="justify" fo:margin-bottom="0in"/>
      <style:text-properties fo:color="#000000"/>
    </style:style>
    <style:style style:name="P2335" style:parent-style-name="Standard" style:family="paragraph">
      <style:paragraph-properties fo:text-align="justify" fo:margin-bottom="0in"/>
      <style:text-properties fo:font-weight="bold" style:font-weight-asian="bold" style:font-weight-complex="bold" fo:color="#000000"/>
    </style:style>
    <style:style style:name="P2336" style:parent-style-name="Standard" style:family="paragraph">
      <style:paragraph-properties fo:text-align="justify" fo:margin-bottom="0in"/>
      <style:text-properties fo:font-weight="bold" style:font-weight-asian="bold" style:font-weight-complex="bold" fo:color="#000000"/>
    </style:style>
    <style:style style:name="P2337" style:parent-style-name="Standard" style:family="paragraph">
      <style:paragraph-properties fo:text-align="justify" fo:margin-bottom="0in"/>
      <style:text-properties fo:font-weight="bold" style:font-weight-asian="bold" style:font-weight-complex="bold" fo:color="#000000"/>
    </style:style>
    <style:style style:name="P2338" style:parent-style-name="Standard" style:family="paragraph">
      <style:paragraph-properties fo:text-align="justify" fo:margin-bottom="0in"/>
      <style:text-properties fo:color="#000000"/>
    </style:style>
    <style:style style:name="P2339" style:parent-style-name="Standard" style:family="paragraph">
      <style:paragraph-properties fo:text-align="justify" fo:margin-bottom="0in"/>
      <style:text-properties fo:color="#000000"/>
    </style:style>
    <style:style style:name="P2340" style:parent-style-name="Standard" style:family="paragraph">
      <style:paragraph-properties fo:text-align="justify" fo:margin-bottom="0in"/>
      <style:text-properties fo:color="#000000"/>
    </style:style>
    <style:style style:name="P2341" style:parent-style-name="Standard" style:family="paragraph">
      <style:paragraph-properties fo:text-align="justify" fo:margin-bottom="0in"/>
      <style:text-properties fo:color="#000000"/>
    </style:style>
    <style:style style:name="P2342" style:parent-style-name="Standard" style:family="paragraph">
      <style:paragraph-properties fo:text-align="justify" fo:margin-bottom="0in"/>
      <style:text-properties fo:color="#000000"/>
    </style:style>
    <style:style style:name="P2343" style:parent-style-name="Standard" style:family="paragraph">
      <style:paragraph-properties fo:text-align="justify" fo:margin-bottom="0in"/>
      <style:text-properties fo:color="#000000"/>
    </style:style>
    <style:style style:name="P2344" style:parent-style-name="Standard" style:family="paragraph">
      <style:paragraph-properties fo:text-align="justify" fo:margin-bottom="0in"/>
      <style:text-properties fo:color="#000000"/>
    </style:style>
    <style:style style:name="P2345" style:parent-style-name="Standard" style:family="paragraph">
      <style:paragraph-properties fo:text-align="justify" fo:margin-bottom="0in"/>
      <style:text-properties fo:color="#000000"/>
    </style:style>
    <style:style style:name="P2346" style:parent-style-name="Standard" style:family="paragraph">
      <style:paragraph-properties fo:text-align="justify" fo:margin-bottom="0in"/>
      <style:text-properties fo:color="#000000"/>
    </style:style>
    <style:style style:name="P2347" style:parent-style-name="Standard" style:family="paragraph">
      <style:paragraph-properties fo:text-align="justify" fo:margin-bottom="0in"/>
      <style:text-properties fo:font-weight="bold" style:font-weight-asian="bold" style:font-weight-complex="bold" fo:color="#000000"/>
    </style:style>
    <style:style style:name="P2348" style:parent-style-name="Standard" style:family="paragraph">
      <style:paragraph-properties fo:text-align="justify" fo:margin-bottom="0in"/>
      <style:text-properties fo:font-weight="bold" style:font-weight-asian="bold" style:font-weight-complex="bold" fo:color="#000000"/>
    </style:style>
    <style:style style:name="P2349" style:parent-style-name="Standard" style:family="paragraph">
      <style:paragraph-properties fo:text-align="justify" fo:margin-bottom="0in"/>
      <style:text-properties fo:color="#000000"/>
    </style:style>
    <style:style style:name="P2350" style:parent-style-name="Standard" style:family="paragraph">
      <style:paragraph-properties fo:text-align="justify" fo:margin-bottom="0in"/>
      <style:text-properties fo:color="#000000"/>
    </style:style>
    <style:style style:name="P2351" style:parent-style-name="Standard" style:family="paragraph">
      <style:paragraph-properties fo:text-align="justify" fo:margin-bottom="0in"/>
      <style:text-properties fo:color="#000000"/>
    </style:style>
    <style:style style:name="P2352" style:parent-style-name="Standard" style:family="paragraph">
      <style:paragraph-properties fo:text-align="justify" fo:margin-bottom="0in"/>
      <style:text-properties fo:font-weight="bold" style:font-weight-asian="bold" style:font-weight-complex="bold" fo:color="#000000"/>
    </style:style>
    <style:style style:name="P2353" style:parent-style-name="Standard" style:family="paragraph">
      <style:paragraph-properties fo:text-align="justify" fo:margin-bottom="0in"/>
      <style:text-properties fo:font-weight="bold" style:font-weight-asian="bold" style:font-weight-complex="bold" fo:color="#000000"/>
    </style:style>
    <style:style style:name="P2354" style:parent-style-name="Standard" style:family="paragraph">
      <style:paragraph-properties fo:text-align="justify" fo:margin-bottom="0in"/>
      <style:text-properties fo:font-weight="bold" style:font-weight-asian="bold" style:font-weight-complex="bold" fo:color="#000000"/>
    </style:style>
    <style:style style:name="P2355" style:parent-style-name="Standard" style:family="paragraph">
      <style:paragraph-properties fo:text-align="justify" fo:margin-bottom="0in"/>
      <style:text-properties fo:color="#000000"/>
    </style:style>
    <style:style style:name="P2356" style:parent-style-name="Standard" style:family="paragraph">
      <style:paragraph-properties fo:text-align="justify" fo:margin-bottom="0in"/>
      <style:text-properties fo:color="#000000"/>
    </style:style>
    <style:style style:name="P2357" style:parent-style-name="Standard" style:family="paragraph">
      <style:paragraph-properties fo:text-align="justify" fo:margin-bottom="0in"/>
      <style:text-properties fo:color="#000000"/>
    </style:style>
    <style:style style:name="P2358" style:parent-style-name="Standard" style:family="paragraph">
      <style:paragraph-properties fo:text-align="justify" fo:margin-bottom="0in"/>
      <style:text-properties fo:font-weight="bold" style:font-weight-asian="bold" style:font-weight-complex="bold" fo:color="#000000"/>
    </style:style>
    <style:style style:name="P2359" style:parent-style-name="Standard" style:family="paragraph">
      <style:paragraph-properties fo:text-align="justify" fo:margin-bottom="0in"/>
      <style:text-properties fo:font-weight="bold" style:font-weight-asian="bold" style:font-weight-complex="bold" fo:color="#000000"/>
    </style:style>
    <style:style style:name="P2360" style:parent-style-name="Standard" style:family="paragraph">
      <style:paragraph-properties fo:text-align="justify" fo:margin-bottom="0in"/>
      <style:text-properties fo:color="#000000"/>
    </style:style>
    <style:style style:name="P2361" style:parent-style-name="Standard" style:family="paragraph">
      <style:paragraph-properties fo:text-align="justify" fo:margin-bottom="0in"/>
      <style:text-properties fo:font-weight="bold" style:font-weight-asian="bold" style:font-weight-complex="bold" fo:color="#000000"/>
    </style:style>
    <style:style style:name="P2362" style:parent-style-name="Standard" style:family="paragraph">
      <style:paragraph-properties fo:text-align="justify" fo:margin-bottom="0in"/>
      <style:text-properties fo:font-weight="bold" style:font-weight-asian="bold" style:font-weight-complex="bold" fo:color="#000000"/>
    </style:style>
    <style:style style:name="P2363" style:parent-style-name="Standard" style:family="paragraph">
      <style:paragraph-properties fo:text-align="justify" fo:margin-bottom="0in"/>
      <style:text-properties fo:font-weight="bold" style:font-weight-asian="bold" style:font-weight-complex="bold" fo:color="#000000"/>
    </style:style>
    <style:style style:name="P2364" style:parent-style-name="Standard" style:family="paragraph">
      <style:paragraph-properties fo:text-align="justify" fo:margin-bottom="0in"/>
      <style:text-properties fo:font-weight="bold" style:font-weight-asian="bold" style:font-weight-complex="bold" fo:color="#000000"/>
    </style:style>
    <style:style style:name="P2365" style:parent-style-name="Standard" style:family="paragraph">
      <style:paragraph-properties fo:text-align="justify" fo:margin-bottom="0in"/>
      <style:text-properties fo:color="#000000"/>
    </style:style>
    <style:style style:name="P2366" style:parent-style-name="Standard" style:family="paragraph">
      <style:paragraph-properties fo:text-align="justify" fo:margin-bottom="0in"/>
      <style:text-properties fo:color="#000000"/>
    </style:style>
    <style:style style:name="P2367" style:parent-style-name="Standard" style:family="paragraph">
      <style:paragraph-properties fo:text-align="justify" fo:margin-bottom="0in"/>
      <style:text-properties fo:color="#000000"/>
    </style:style>
    <style:style style:name="P2368" style:parent-style-name="Standard" style:family="paragraph">
      <style:paragraph-properties fo:text-align="justify" fo:margin-bottom="0in"/>
      <style:text-properties fo:font-weight="bold" style:font-weight-asian="bold" style:font-weight-complex="bold" fo:color="#000000"/>
    </style:style>
    <style:style style:name="P2369" style:parent-style-name="Standard" style:family="paragraph">
      <style:paragraph-properties fo:text-align="justify" fo:margin-bottom="0in"/>
    </style:style>
    <style:style style:name="T2370" style:parent-style-name="Car.predefinitoparagrafo" style:family="text">
      <style:text-properties fo:font-weight="bold" style:font-weight-asian="bold" style:font-weight-complex="bold" fo:color="#000000"/>
    </style:style>
    <style:style style:name="P2371" style:parent-style-name="Standard" style:family="paragraph">
      <style:paragraph-properties fo:text-align="justify" fo:margin-bottom="0in"/>
      <style:text-properties fo:color="#000000"/>
    </style:style>
    <style:style style:name="P2372" style:parent-style-name="Standard" style:family="paragraph">
      <style:paragraph-properties fo:text-align="justify" fo:margin-bottom="0in"/>
      <style:text-properties fo:color="#000000"/>
    </style:style>
    <style:style style:name="P2373" style:parent-style-name="Standard" style:family="paragraph">
      <style:paragraph-properties fo:text-align="justify" fo:margin-bottom="0in"/>
      <style:text-properties fo:color="#000000"/>
    </style:style>
    <style:style style:name="P2374" style:parent-style-name="Standard" style:family="paragraph">
      <style:paragraph-properties fo:text-align="justify" fo:margin-bottom="0in"/>
      <style:text-properties fo:font-weight="bold" style:font-weight-asian="bold" style:font-weight-complex="bold" fo:color="#000000"/>
    </style:style>
    <style:style style:name="P2375" style:parent-style-name="Standard" style:family="paragraph">
      <style:paragraph-properties fo:text-align="justify" fo:margin-bottom="0in"/>
      <style:text-properties fo:font-weight="bold" style:font-weight-asian="bold" style:font-weight-complex="bold" fo:color="#000000"/>
    </style:style>
    <style:style style:name="P2376" style:parent-style-name="Standard" style:family="paragraph">
      <style:paragraph-properties fo:text-align="justify" fo:margin-bottom="0in"/>
      <style:text-properties fo:color="#000000"/>
    </style:style>
    <style:style style:name="P2377" style:parent-style-name="Standard" style:family="paragraph">
      <style:paragraph-properties fo:text-align="justify" fo:margin-bottom="0in"/>
      <style:text-properties fo:color="#000000"/>
    </style:style>
    <style:style style:name="P2378" style:parent-style-name="Standard" style:family="paragraph">
      <style:paragraph-properties fo:text-align="justify" fo:margin-bottom="0in"/>
      <style:text-properties fo:font-weight="bold" style:font-weight-asian="bold" style:font-weight-complex="bold" fo:color="#000000"/>
    </style:style>
    <style:style style:name="P2379" style:parent-style-name="Standard" style:family="paragraph">
      <style:paragraph-properties fo:text-align="justify" fo:margin-bottom="0in"/>
      <style:text-properties fo:font-weight="bold" style:font-weight-asian="bold" style:font-weight-complex="bold" fo:color="#000000"/>
    </style:style>
    <style:style style:name="P2380" style:parent-style-name="Standard" style:family="paragraph">
      <style:paragraph-properties fo:text-align="justify" fo:margin-bottom="0in"/>
      <style:text-properties fo:font-weight="bold" style:font-weight-asian="bold" style:font-weight-complex="bold" fo:color="#000000"/>
    </style:style>
    <style:style style:name="P2381" style:parent-style-name="Standard" style:family="paragraph">
      <style:paragraph-properties fo:text-align="justify" fo:margin-bottom="0in"/>
      <style:text-properties fo:color="#000000"/>
    </style:style>
    <style:style style:name="P2382" style:parent-style-name="Standard" style:family="paragraph">
      <style:paragraph-properties fo:text-align="justify" fo:margin-bottom="0in"/>
      <style:text-properties fo:color="#000000"/>
    </style:style>
    <style:style style:name="P2383" style:parent-style-name="Titolo1" style:family="paragraph">
      <style:paragraph-properties fo:text-align="justify"/>
    </style:style>
    <style:style style:name="P2384" style:parent-style-name="Standard" style:family="paragraph">
      <style:paragraph-properties fo:text-align="justify" fo:margin-bottom="0in"/>
    </style:style>
    <style:style style:name="P2385" style:parent-style-name="Standard" style:family="paragraph">
      <style:paragraph-properties fo:text-align="justify"/>
    </style:style>
    <style:style style:name="P2386" style:parent-style-name="Normale" style:family="paragraph">
      <style:paragraph-properties fo:text-align="justify" style:vertical-align="auto" fo:margin-bottom="0.1388in"/>
    </style:style>
    <style:style style:name="T238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88" style:parent-style-name="Normale" style:family="paragraph">
      <style:paragraph-properties fo:text-align="justify" style:vertical-align="auto"/>
    </style:style>
    <style:style style:name="T2389" style:parent-style-name="Car.predefinitoparagrafo" style:family="text">
      <style:text-properties style:font-name-asian="Times New Roman" style:font-name-complex="Times New Roman" fo:color="#000000" style:language-asian="it" style:country-asian="IT"/>
    </style:style>
    <style:style style:name="T2390" style:parent-style-name="Car.predefinitoparagrafo" style:family="text">
      <style:text-properties style:font-name-asian="Times New Roman" style:font-name-complex="Times New Roman" fo:color="#000000" style:language-asian="it" style:country-asian="IT"/>
    </style:style>
    <style:style style:name="P2391" style:parent-style-name="Normale" style:family="paragraph">
      <style:paragraph-properties fo:text-align="justify" style:vertical-align="auto" fo:margin-left="0.4916in">
        <style:tab-stops/>
      </style:paragraph-properties>
    </style:style>
    <style:style style:name="T2392" style:parent-style-name="Car.predefinitoparagrafo" style:family="text">
      <style:text-properties style:font-name-asian="Times New Roman" style:font-name-complex="Times New Roman" fo:color="#000000" style:language-asian="it" style:country-asian="IT"/>
    </style:style>
    <style:style style:name="P2393" style:parent-style-name="Normale" style:family="paragraph">
      <style:paragraph-properties fo:text-align="justify" style:vertical-align="auto"/>
    </style:style>
    <style:style style:name="T2394" style:parent-style-name="Car.predefinitoparagrafo" style:family="text">
      <style:text-properties style:font-name-asian="Times New Roman" style:font-name-complex="Times New Roman" fo:color="#000000" style:language-asian="it" style:country-asian="IT"/>
    </style:style>
    <style:style style:name="P2395" style:parent-style-name="Normale" style:family="paragraph">
      <style:paragraph-properties fo:text-align="justify" style:vertical-align="auto" fo:margin-left="0.4916in">
        <style:tab-stops/>
      </style:paragraph-properties>
    </style:style>
    <style:style style:name="T2396" style:parent-style-name="Car.predefinitoparagrafo" style:family="text">
      <style:text-properties style:font-name-asian="Times New Roman" style:font-name-complex="Times New Roman" fo:color="#000000" style:language-asian="it" style:country-asian="IT"/>
    </style:style>
    <style:style style:name="P2397"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398"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399"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00" style:parent-style-name="Normale" style:family="paragraph">
      <style:paragraph-properties fo:text-align="justify" style:vertical-align="auto" fo:margin-bottom="0.1388in"/>
    </style:style>
    <style:style style:name="T240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402" style:parent-style-name="Normale" style:family="paragraph">
      <style:paragraph-properties fo:text-align="justify" style:vertical-align="auto"/>
    </style:style>
    <style:style style:name="T2403" style:parent-style-name="Car.predefinitoparagrafo" style:family="text">
      <style:text-properties style:font-name-asian="Times New Roman" style:font-name-complex="Times New Roman" fo:color="#000000" style:language-asian="it" style:country-asian="IT"/>
    </style:style>
    <style:style style:name="P2404" style:parent-style-name="Normale" style:family="paragraph">
      <style:paragraph-properties fo:text-align="justify" style:vertical-align="auto" fo:margin-left="0.4916in">
        <style:tab-stops/>
      </style:paragraph-properties>
    </style:style>
    <style:style style:name="T2405" style:parent-style-name="Car.predefinitoparagrafo" style:family="text">
      <style:text-properties style:font-name-asian="Times New Roman" style:font-name-complex="Times New Roman" fo:color="#000000" style:language-asian="it" style:country-asian="IT"/>
    </style:style>
    <style:style style:name="P2406" style:parent-style-name="Normale" style:family="paragraph">
      <style:paragraph-properties fo:text-align="justify" style:vertical-align="auto"/>
    </style:style>
    <style:style style:name="T2407" style:parent-style-name="Car.predefinitoparagrafo" style:family="text">
      <style:text-properties style:font-name-asian="Times New Roman" style:font-name-complex="Times New Roman" fo:color="#000000" style:language-asian="it" style:country-asian="IT"/>
    </style:style>
    <style:style style:name="P2408"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409" style:parent-style-name="Normale" style:family="paragraph">
      <style:paragraph-properties fo:text-align="justify" style:vertical-align="auto"/>
    </style:style>
    <style:style style:name="P2410"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11" style:parent-style-name="Normale" style:family="paragraph">
      <style:paragraph-properties fo:text-align="justify" style:vertical-align="auto" fo:margin-bottom="0.1388in"/>
    </style:style>
    <style:style style:name="T2412"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41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14" style:parent-style-name="Normale" style:family="paragraph">
      <style:paragraph-properties fo:text-align="justify" style:vertical-align="auto" fo:margin-left="0.4916in">
        <style:tab-stops/>
      </style:paragraph-properties>
    </style:style>
    <style:style style:name="T2415" style:parent-style-name="Car.predefinitoparagrafo" style:family="text">
      <style:text-properties style:font-name-asian="Times New Roman" style:font-name-complex="Times New Roman" fo:color="#000000" style:language-asian="it" style:country-asian="IT"/>
    </style:style>
    <style:style style:name="P241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17" style:parent-style-name="Normale" style:family="paragraph">
      <style:paragraph-properties fo:text-align="justify" style:vertical-align="auto" fo:margin-left="0.4916in">
        <style:tab-stops/>
      </style:paragraph-properties>
    </style:style>
    <style:style style:name="T2418" style:parent-style-name="Car.predefinitoparagrafo" style:family="text">
      <style:text-properties style:font-name-asian="Times New Roman" style:font-name-complex="Times New Roman" fo:color="#000000" style:language-asian="it" style:country-asian="IT"/>
    </style:style>
    <style:style style:name="P2419"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20"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21" style:parent-style-name="Normale" style:family="paragraph">
      <style:paragraph-properties fo:text-align="justify" style:vertical-align="auto" fo:margin-bottom="0.1388in"/>
    </style:style>
    <style:style style:name="T2422"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42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24"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42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26" style:parent-style-name="Normale" style:family="paragraph">
      <style:paragraph-properties fo:text-align="justify" style:vertical-align="auto" fo:margin-left="0.4916in">
        <style:tab-stops/>
      </style:paragraph-properties>
    </style:style>
    <style:style style:name="T2427" style:parent-style-name="Car.predefinitoparagrafo" style:family="text">
      <style:text-properties style:font-name-asian="Times New Roman" style:font-name-complex="Times New Roman" fo:color="#000000" style:language-asian="it" style:country-asian="IT"/>
    </style:style>
    <style:style style:name="P2428"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29"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30" style:parent-style-name="Normale" style:family="paragraph">
      <style:paragraph-properties fo:text-align="justify" style:vertical-align="auto" fo:margin-bottom="0.1388in"/>
    </style:style>
    <style:style style:name="T243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43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33" style:parent-style-name="Normale" style:family="paragraph">
      <style:paragraph-properties fo:text-align="justify" style:vertical-align="auto" fo:margin-left="0.4916in">
        <style:tab-stops/>
      </style:paragraph-properties>
    </style:style>
    <style:style style:name="T2434" style:parent-style-name="Car.predefinitoparagrafo" style:family="text">
      <style:text-properties style:font-name-asian="Times New Roman" style:font-name-complex="Times New Roman" fo:color="#000000" style:language-asian="it" style:country-asian="IT"/>
    </style:style>
    <style:style style:name="P243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36" style:parent-style-name="Normale" style:family="paragraph">
      <style:paragraph-properties fo:text-align="justify" style:vertical-align="auto" fo:margin-left="0.4916in">
        <style:tab-stops/>
      </style:paragraph-properties>
    </style:style>
    <style:style style:name="T2437" style:parent-style-name="Car.predefinitoparagrafo" style:family="text">
      <style:text-properties style:font-name-asian="Times New Roman" style:font-name-complex="Times New Roman" fo:color="#000000" style:language-asian="it" style:country-asian="IT"/>
    </style:style>
    <style:style style:name="P2438"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439" style:parent-style-name="Normale" style:family="paragraph">
      <style:paragraph-properties fo:text-align="justify" style:vertical-align="auto"/>
    </style:style>
    <style:style style:name="T244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441"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44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43" style:parent-style-name="Normale" style:family="paragraph">
      <style:paragraph-properties fo:text-align="justify" style:vertical-align="auto" fo:margin-left="0.4916in">
        <style:tab-stops/>
      </style:paragraph-properties>
    </style:style>
    <style:style style:name="T2444" style:parent-style-name="Car.predefinitoparagrafo" style:family="text">
      <style:text-properties style:font-name-asian="Times New Roman" style:font-name-complex="Times New Roman" fo:color="#000000" style:language-asian="it" style:country-asian="IT"/>
    </style:style>
    <style:style style:name="P244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46" style:parent-style-name="Normale" style:family="paragraph">
      <style:paragraph-properties fo:text-align="justify" style:vertical-align="auto" fo:margin-left="0.4916in">
        <style:tab-stops/>
      </style:paragraph-properties>
    </style:style>
    <style:style style:name="T2447" style:parent-style-name="Car.predefinitoparagrafo" style:family="text">
      <style:text-properties style:font-name-asian="Times New Roman" style:font-name-complex="Times New Roman" fo:color="#000000" style:language-asian="it" style:country-asian="IT"/>
    </style:style>
    <style:style style:name="P2448"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49" style:parent-style-name="Normale" style:family="paragraph">
      <style:paragraph-properties fo:text-align="justify" style:vertical-align="auto" fo:margin-bottom="0.1388in"/>
    </style:style>
    <style:style style:name="T245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45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52" style:parent-style-name="Normale" style:family="paragraph">
      <style:paragraph-properties fo:text-align="justify" style:vertical-align="auto" fo:margin-left="0.4916in">
        <style:tab-stops/>
      </style:paragraph-properties>
    </style:style>
    <style:style style:name="T2453" style:parent-style-name="Car.predefinitoparagrafo" style:family="text">
      <style:text-properties style:font-name-asian="Times New Roman" style:font-name-complex="Times New Roman" fo:color="#000000" style:language-asian="it" style:country-asian="IT"/>
    </style:style>
    <style:style style:name="P245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55" style:parent-style-name="Normale" style:family="paragraph">
      <style:paragraph-properties fo:text-align="justify" style:vertical-align="auto" fo:margin-left="0.4916in">
        <style:tab-stops/>
      </style:paragraph-properties>
    </style:style>
    <style:style style:name="T2456" style:parent-style-name="Car.predefinitoparagrafo" style:family="text">
      <style:text-properties style:font-name-asian="Times New Roman" style:font-name-complex="Times New Roman" fo:color="#000000" style:language-asian="it" style:country-asian="IT"/>
    </style:style>
    <style:style style:name="P2457"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58" style:parent-style-name="Normale" style:family="paragraph">
      <style:paragraph-properties fo:text-align="justify" style:vertical-align="auto" fo:margin-bottom="0.1388in"/>
    </style:style>
    <style:style style:name="T245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46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61"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2462" style:parent-style-name="Normale" style:family="paragraph">
      <style:paragraph-properties fo:text-align="justify" style:vertical-align="auto" fo:margin-left="0.4916in" fo:text-indent="0.0333in">
        <style:tab-stops/>
      </style:paragraph-properties>
    </style:style>
    <style:style style:name="P2463" style:parent-style-name="Normale" style:family="paragraph">
      <style:paragraph-properties fo:text-align="justify" style:vertical-align="auto" fo:margin-left="0.4916in" fo:text-indent="0.0333in">
        <style:tab-stops/>
      </style:paragraph-properties>
    </style:style>
    <style:style style:name="P246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65" style:parent-style-name="Normale" style:family="paragraph">
      <style:paragraph-properties fo:text-align="justify" style:vertical-align="auto" fo:margin-left="0.4916in">
        <style:tab-stops/>
      </style:paragraph-properties>
    </style:style>
    <style:style style:name="T2466" style:parent-style-name="Car.predefinitoparagrafo" style:family="text">
      <style:text-properties style:font-name-asian="Times New Roman" style:font-name-complex="Times New Roman" fo:color="#000000" style:language-asian="it" style:country-asian="IT"/>
    </style:style>
    <style:style style:name="P2467"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68" style:parent-style-name="Normale" style:family="paragraph">
      <style:paragraph-properties fo:text-align="justify" style:vertical-align="auto" fo:margin-bottom="0.1388in"/>
    </style:style>
    <style:style style:name="T246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47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71" style:parent-style-name="Normale" style:family="paragraph">
      <style:paragraph-properties fo:text-align="justify" style:vertical-align="auto" fo:margin-left="0.4916in">
        <style:tab-stops/>
      </style:paragraph-properties>
    </style:style>
    <style:style style:name="T2472" style:parent-style-name="Car.predefinitoparagrafo" style:family="text">
      <style:text-properties style:font-name-asian="Times New Roman" style:font-name-complex="Times New Roman" fo:color="#000000" style:language-asian="it" style:country-asian="IT"/>
    </style:style>
    <style:style style:name="P247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474" style:parent-style-name="Normale" style:family="paragraph">
      <style:paragraph-properties fo:text-align="justify" style:vertical-align="auto" fo:margin-left="0.4916in">
        <style:tab-stops/>
      </style:paragraph-properties>
    </style:style>
    <style:style style:name="T2475" style:parent-style-name="Car.predefinitoparagrafo" style:family="text">
      <style:text-properties style:font-name-asian="Times New Roman" style:font-name-complex="Times New Roman" fo:color="#000000" style:language-asian="it" style:country-asian="IT"/>
    </style:style>
    <style:style style:name="P2476" style:parent-style-name="Normale" style:family="paragraph">
      <style:paragraph-properties fo:text-align="justify" style:vertical-align="auto"/>
      <style:text-properties style:font-name="Times New Roman" style:font-name-asian="Times New Roman" style:font-name-complex="Times New Roman" fo:color="#000000" style:language-asian="it" style:country-asian="IT"/>
    </style:style>
    <style:style style:name="P2477" style:parent-style-name="Normale" style:family="paragraph">
      <style:paragraph-properties fo:text-align="justify" style:vertical-align="auto" fo:margin-bottom="0.1388in"/>
    </style:style>
    <style:style style:name="T247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479"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480" style:parent-style-name="Normale" style:family="paragraph">
      <style:paragraph-properties fo:text-align="justify" style:vertical-align="auto" fo:margin-bottom="0.1111in" fo:margin-left="0.4916in">
        <style:tab-stops/>
      </style:paragraph-properties>
    </style:style>
    <style:style style:name="T2481" style:parent-style-name="Car.predefinitoparagrafo" style:family="text">
      <style:text-properties style:font-name-asian="Times New Roman" style:font-name-complex="Times New Roman" fo:color="#000000" style:language-asian="it" style:country-asian="IT"/>
    </style:style>
    <style:style style:name="P2482"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483" style:parent-style-name="Normale" style:family="paragraph">
      <style:paragraph-properties fo:text-align="justify" style:vertical-align="auto" fo:margin-bottom="0.1111in" fo:margin-left="0.4916in">
        <style:tab-stops/>
      </style:paragraph-properties>
    </style:style>
    <style:style style:name="T2484" style:parent-style-name="Car.predefinitoparagrafo" style:family="text">
      <style:text-properties style:font-name-asian="Times New Roman" style:font-name-complex="Times New Roman" fo:color="#000000" style:language-asian="it" style:country-asian="IT"/>
    </style:style>
    <style:style style:name="P2485" style:parent-style-name="Standard" style:family="paragraph">
      <style:paragraph-properties fo:text-align="justify"/>
      <style:text-properties fo:color="#000000"/>
    </style:style>
    <style:style style:name="P2486" style:parent-style-name="Titolo1" style:family="paragraph">
      <style:paragraph-properties fo:text-align="justify"/>
    </style:style>
    <style:style style:name="P2487" style:parent-style-name="Standard" style:family="paragraph">
      <style:paragraph-properties fo:text-align="justify"/>
    </style:style>
    <style:style style:name="P2488" style:parent-style-name="Standard" style:family="paragraph">
      <style:paragraph-properties fo:text-align="justify"/>
    </style:style>
    <style:style style:name="T2489" style:parent-style-name="Car.predefinitoparagrafo" style:family="text">
      <style:text-properties fo:color="#000000" fo:background-color="#00FF00"/>
    </style:style>
    <style:style style:name="P2490" style:parent-style-name="Standard" style:family="paragraph">
      <style:paragraph-properties fo:text-align="justify"/>
      <style:text-properties fo:color="#000000"/>
    </style:style>
    <style:style style:name="P2491" style:parent-style-name="Standard" style:family="paragraph">
      <style:paragraph-properties fo:text-align="justify"/>
      <style:text-properties fo:color="#000000"/>
    </style:style>
    <style:style style:name="P2492" style:parent-style-name="Standard" style:family="paragraph">
      <style:paragraph-properties fo:text-align="justify"/>
    </style:style>
    <style:style style:name="T2493" style:parent-style-name="Car.predefinitoparagrafo" style:family="text">
      <style:text-properties fo:color="#000000"/>
    </style:style>
    <style:style style:name="P2494" style:parent-style-name="Titolo1" style:family="paragraph">
      <style:paragraph-properties fo:break-before="page" fo:text-align="justify"/>
    </style:style>
    <style:style style:name="T2495" style:parent-style-name="Car.predefinitoparagrafo" style:family="text">
      <style:text-properties fo:color="#FFFFFF" fo:font-size="8pt" style:font-size-asian="8pt" style:font-size-complex="8pt"/>
    </style:style>
    <style:style style:name="P2496" style:parent-style-name="Standard" style:family="paragraph">
      <style:paragraph-properties fo:text-align="justify"/>
    </style:style>
    <style:style style:name="T2497" style:parent-style-name="Car.predefinitoparagrafo" style:family="text">
      <style:text-properties fo:color="#000000"/>
    </style:style>
    <style:style style:name="T2498" style:parent-style-name="Car.predefinitoparagrafo" style:family="text">
      <style:text-properties fo:font-weight="bold" style:font-weight-asian="bold" fo:color="#000000"/>
    </style:style>
    <style:style style:name="P2499" style:parent-style-name="Standard" style:family="paragraph">
      <style:paragraph-properties fo:text-align="justify"/>
    </style:style>
    <style:style style:name="T2500" style:parent-style-name="Car.predefinitoparagrafo" style:family="text">
      <style:text-properties fo:language="en" fo:country="US"/>
    </style:style>
    <style:style style:name="TableColumn2502" style:family="table-column">
      <style:table-column-properties style:column-width="3.3472in" style:use-optimal-column-width="false"/>
    </style:style>
    <style:style style:name="TableColumn2503" style:family="table-column">
      <style:table-column-properties style:column-width="3.3458in" style:use-optimal-column-width="false"/>
    </style:style>
    <style:style style:name="Table2501" style:family="table">
      <style:table-properties style:width="6.693in" fo:margin-left="-0.0069in" table:align="left"/>
    </style:style>
    <style:style style:name="TableRow2504" style:family="table-row">
      <style:table-row-properties style:min-row-height="0.3937in" style:use-optimal-row-height="false"/>
    </style:style>
    <style:style style:name="TableCell2505"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06" style:parent-style-name="Standard" style:family="paragraph">
      <style:paragraph-properties fo:text-align="justify" fo:margin-bottom="0in"/>
    </style:style>
    <style:style style:name="TableRow2507" style:family="table-row">
      <style:table-row-properties style:min-row-height="2.5194in" style:use-optimal-row-height="false"/>
    </style:style>
    <style:style style:name="TableCell2508"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09" style:parent-style-name="Standard" style:family="paragraph">
      <style:paragraph-properties fo:text-align="justify" fo:margin-bottom="0in"/>
      <style:text-properties fo:font-weight="bold" style:font-weight-asian="bold"/>
    </style:style>
    <style:style style:name="P2510" style:parent-style-name="Standard" style:family="paragraph">
      <style:paragraph-properties fo:text-align="justify" fo:margin-bottom="0in"/>
      <style:text-properties fo:font-weight="bold" style:font-weight-asian="bold"/>
    </style:style>
    <style:style style:name="P2511" style:parent-style-name="Standard" style:family="paragraph">
      <style:paragraph-properties fo:text-align="justify" fo:margin-bottom="0in"/>
      <style:text-properties style:use-window-font-color="true"/>
    </style:style>
    <style:style style:name="P2512" style:parent-style-name="Standard" style:family="paragraph">
      <style:paragraph-properties fo:text-align="justify" fo:margin-bottom="0in"/>
      <style:text-properties style:use-window-font-color="true"/>
    </style:style>
    <style:style style:name="P2513" style:parent-style-name="Standard" style:family="paragraph">
      <style:paragraph-properties fo:text-align="justify" fo:margin-bottom="0in"/>
      <style:text-properties style:use-window-font-color="true"/>
    </style:style>
    <style:style style:name="P2514" style:parent-style-name="Standard" style:family="paragraph">
      <style:paragraph-properties fo:text-align="justify" fo:margin-bottom="0in" fo:margin-left="0.25in">
        <style:tab-stops/>
      </style:paragraph-properties>
      <style:text-properties style:use-window-font-color="true"/>
    </style:style>
    <style:style style:name="P2515" style:parent-style-name="Standard" style:family="paragraph">
      <style:paragraph-properties fo:text-align="justify" fo:margin-bottom="0in" fo:margin-left="0.5in">
        <style:tab-stops/>
      </style:paragraph-properties>
    </style:style>
    <style:style style:name="TableCell2516"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517" style:parent-style-name="Standard" style:family="paragraph">
      <style:paragraph-properties fo:text-align="justify" fo:margin-bottom="0in"/>
      <style:text-properties fo:font-weight="bold" style:font-weight-asian="bold"/>
    </style:style>
    <style:style style:name="P2518" style:parent-style-name="Normale" style:family="paragraph">
      <style:paragraph-properties fo:text-align="justify"/>
    </style:style>
    <style:style style:name="P2519" style:parent-style-name="Paragrafoelenco" style:family="paragraph">
      <style:paragraph-properties fo:text-align="justify"/>
    </style:style>
    <style:style style:name="P2520" style:parent-style-name="Paragrafoelenco" style:family="paragraph">
      <style:paragraph-properties fo:text-align="justify"/>
    </style:style>
    <style:style style:name="P2521" style:parent-style-name="Paragrafoelenco" style:family="paragraph">
      <style:paragraph-properties fo:text-align="justify"/>
    </style:style>
    <style:style style:name="TableRow2522" style:family="table-row">
      <style:table-row-properties style:min-row-height="2.5194in" style:use-optimal-row-height="false"/>
    </style:style>
    <style:style style:name="TableCell2523"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524" style:parent-style-name="Standard" style:family="paragraph">
      <style:paragraph-properties fo:text-align="justify" fo:margin-bottom="0in"/>
      <style:text-properties fo:font-weight="bold" style:font-weight-asian="bold"/>
    </style:style>
    <style:style style:name="P2525" style:parent-style-name="Standard" style:family="paragraph">
      <style:paragraph-properties fo:text-align="justify" fo:margin-bottom="0in"/>
    </style:style>
    <style:style style:name="P2526" style:parent-style-name="Standard" style:family="paragraph">
      <style:paragraph-properties fo:text-align="justify" fo:margin-bottom="0in"/>
      <style:text-properties style:use-window-font-color="true"/>
    </style:style>
    <style:style style:name="P2527" style:parent-style-name="Standard" style:family="paragraph">
      <style:paragraph-properties fo:text-align="justify" fo:margin-bottom="0in"/>
    </style:style>
    <style:style style:name="T2528" style:parent-style-name="Car.predefinitoparagrafo" style:family="text">
      <style:text-properties style:use-window-font-color="true"/>
    </style:style>
    <style:style style:name="P2529" style:parent-style-name="Standard" style:family="paragraph">
      <style:paragraph-properties fo:text-align="justify" fo:margin-bottom="0in"/>
    </style:style>
    <style:style style:name="T2530" style:parent-style-name="Car.predefinitoparagrafo" style:family="text">
      <style:text-properties style:use-window-font-color="true"/>
    </style:style>
    <style:style style:name="TableCell2531"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32" style:parent-style-name="Standard" style:family="paragraph">
      <style:paragraph-properties fo:text-align="justify" fo:margin-bottom="0in"/>
      <style:text-properties fo:font-weight="bold" style:font-weight-asian="bold"/>
    </style:style>
    <style:style style:name="P2533" style:parent-style-name="Normale" style:family="paragraph">
      <style:paragraph-properties fo:text-align="justify"/>
    </style:style>
    <style:style style:name="P2534" style:parent-style-name="Paragrafoelenco" style:family="paragraph">
      <style:paragraph-properties fo:text-align="justify"/>
    </style:style>
    <style:style style:name="P2535" style:parent-style-name="Paragrafoelenco" style:family="paragraph">
      <style:paragraph-properties fo:text-align="justify"/>
    </style:style>
    <style:style style:name="P2536" style:parent-style-name="Paragrafoelenco" style:family="paragraph">
      <style:paragraph-properties fo:text-align="justify"/>
    </style:style>
    <style:style style:name="P2537" style:parent-style-name="Paragrafoelenco" style:family="paragraph">
      <style:paragraph-properties fo:text-align="justify"/>
    </style:style>
    <style:style style:name="P2538" style:parent-style-name="Paragrafoelenco" style:family="paragraph">
      <style:paragraph-properties fo:text-align="justify"/>
    </style:style>
    <style:style style:name="P2539" style:parent-style-name="Standard" style:family="paragraph">
      <style:paragraph-properties fo:text-align="justify"/>
    </style:style>
    <style:style style:name="P2540" style:parent-style-name="Standard" style:family="paragraph">
      <style:paragraph-properties fo:text-align="justify"/>
    </style:style>
    <style:style style:name="TableColumn2542" style:family="table-column">
      <style:table-column-properties style:column-width="6.693in" style:use-optimal-column-width="false"/>
    </style:style>
    <style:style style:name="Table2541" style:family="table">
      <style:table-properties style:width="6.693in" fo:margin-left="-0.0069in" table:align="left"/>
    </style:style>
    <style:style style:name="TableRow2543" style:family="table-row">
      <style:table-row-properties style:use-optimal-row-height="false"/>
    </style:style>
    <style:style style:name="TableCell25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5" style:parent-style-name="Standard" style:family="paragraph">
      <style:paragraph-properties fo:text-align="justify" fo:margin-bottom="0in"/>
      <style:text-properties style:use-window-font-color="true"/>
    </style:style>
    <style:style style:name="P2546" style:parent-style-name="Standard" style:family="paragraph">
      <style:paragraph-properties fo:text-align="justify" fo:margin-bottom="0in"/>
    </style:style>
    <style:style style:name="T2547" style:parent-style-name="Car.predefinitoparagrafo" style:family="text">
      <style:text-properties style:use-window-font-color="true"/>
    </style:style>
    <style:style style:name="TableRow2548" style:family="table-row">
      <style:table-row-properties style:use-optimal-row-height="false"/>
    </style:style>
    <style:style style:name="TableCell25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0" style:parent-style-name="Standard" style:family="paragraph">
      <style:paragraph-properties fo:text-align="justify" fo:margin-bottom="0in"/>
    </style:style>
    <style:style style:name="TableRow2551" style:family="table-row">
      <style:table-row-properties style:use-optimal-row-height="false"/>
    </style:style>
    <style:style style:name="TableCell25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3" style:parent-style-name="Standard" style:family="paragraph">
      <style:paragraph-properties fo:text-align="justify" fo:margin-bottom="0in"/>
    </style:style>
    <style:style style:name="TableRow2554" style:family="table-row">
      <style:table-row-properties style:use-optimal-row-height="false"/>
    </style:style>
    <style:style style:name="TableCell25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6" style:parent-style-name="Standard" style:family="paragraph">
      <style:paragraph-properties fo:text-align="justify" fo:margin-bottom="0in"/>
    </style:style>
    <style:style style:name="TableRow2557" style:family="table-row">
      <style:table-row-properties style:use-optimal-row-height="false"/>
    </style:style>
    <style:style style:name="TableCell25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9" style:parent-style-name="Standard" style:family="paragraph">
      <style:paragraph-properties fo:text-align="justify" fo:margin-bottom="0in"/>
    </style:style>
    <style:style style:name="TableRow2560" style:family="table-row">
      <style:table-row-properties style:use-optimal-row-height="false"/>
    </style:style>
    <style:style style:name="TableCell25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2" style:parent-style-name="Standard" style:family="paragraph">
      <style:paragraph-properties fo:text-align="justify" fo:margin-bottom="0in"/>
    </style:style>
    <style:style style:name="TableRow2563" style:family="table-row">
      <style:table-row-properties style:use-optimal-row-height="false"/>
    </style:style>
    <style:style style:name="TableCell25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5" style:parent-style-name="Standard" style:family="paragraph">
      <style:paragraph-properties fo:text-align="justify" fo:margin-bottom="0in"/>
    </style:style>
    <style:style style:name="TableRow2566" style:family="table-row">
      <style:table-row-properties style:use-optimal-row-height="false"/>
    </style:style>
    <style:style style:name="TableCell25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8" style:parent-style-name="Standard" style:family="paragraph">
      <style:paragraph-properties fo:text-align="justify" fo:margin-bottom="0in"/>
    </style:style>
    <style:style style:name="TableRow2569" style:family="table-row">
      <style:table-row-properties style:use-optimal-row-height="false"/>
    </style:style>
    <style:style style:name="TableCell25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1" style:parent-style-name="Standard" style:family="paragraph">
      <style:paragraph-properties fo:text-align="justify" fo:margin-bottom="0in"/>
    </style:style>
    <style:style style:name="TableRow2572" style:family="table-row">
      <style:table-row-properties style:use-optimal-row-height="false"/>
    </style:style>
    <style:style style:name="TableCell25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4" style:parent-style-name="Standard" style:family="paragraph">
      <style:paragraph-properties fo:text-align="justify" fo:margin-bottom="0in"/>
    </style:style>
    <style:style style:name="TableRow2575" style:family="table-row">
      <style:table-row-properties style:use-optimal-row-height="false"/>
    </style:style>
    <style:style style:name="TableCell25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7" style:parent-style-name="Standard" style:family="paragraph">
      <style:paragraph-properties fo:text-align="justify" fo:margin-bottom="0in"/>
    </style:style>
    <style:style style:name="TableRow2578" style:family="table-row">
      <style:table-row-properties style:use-optimal-row-height="false"/>
    </style:style>
    <style:style style:name="TableCell25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0" style:parent-style-name="Standard" style:family="paragraph">
      <style:paragraph-properties fo:text-align="justify" fo:margin-bottom="0in"/>
    </style:style>
    <style:style style:name="TableRow2581" style:family="table-row">
      <style:table-row-properties style:use-optimal-row-height="false"/>
    </style:style>
    <style:style style:name="TableCell25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3" style:parent-style-name="Standard" style:family="paragraph">
      <style:paragraph-properties fo:text-align="justify" fo:margin-bottom="0in"/>
    </style:style>
    <style:style style:name="TableRow2584" style:family="table-row">
      <style:table-row-properties style:use-optimal-row-height="false"/>
    </style:style>
    <style:style style:name="TableCell25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6" style:parent-style-name="Standard" style:family="paragraph">
      <style:paragraph-properties fo:text-align="justify" fo:margin-bottom="0in"/>
    </style:style>
    <style:style style:name="TableRow2587" style:family="table-row">
      <style:table-row-properties style:min-row-height="0.0402in" style:use-optimal-row-height="false"/>
    </style:style>
    <style:style style:name="TableCell25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9" style:parent-style-name="Standard" style:family="paragraph">
      <style:paragraph-properties fo:text-align="justify" fo:margin-bottom="0in"/>
    </style:style>
    <style:style style:name="P2590" style:parent-style-name="Standard" style:family="paragraph">
      <style:paragraph-properties fo:text-align="justify"/>
      <style:text-properties fo:color="#000000"/>
    </style:style>
    <style:style style:name="P2591" style:parent-style-name="Standard" style:family="paragraph">
      <style:paragraph-properties fo:text-align="justify"/>
    </style:style>
    <style:style style:name="T2592" style:parent-style-name="Car.predefinitoparagrafo" style:family="text">
      <style:text-properties fo:color="#000000" fo:language="en" fo:country="US"/>
    </style:style>
    <style:style style:name="T2593" style:parent-style-name="Car.predefinitoparagrafo" style:family="text">
      <style:text-properties fo:font-weight="bold" style:font-weight-asian="bold" fo:color="#000000" fo:language="en" fo:country="US"/>
    </style:style>
    <style:style style:name="P2594" style:parent-style-name="Standard" style:family="paragraph">
      <style:paragraph-properties fo:text-align="justify"/>
    </style:style>
    <style:style style:name="T2595" style:parent-style-name="Car.predefinitoparagrafo" style:family="text">
      <style:text-properties fo:language="en" fo:country="US"/>
    </style:style>
    <style:style style:name="TableColumn2597" style:family="table-column">
      <style:table-column-properties style:column-width="3.3472in" style:use-optimal-column-width="false"/>
    </style:style>
    <style:style style:name="TableColumn2598" style:family="table-column">
      <style:table-column-properties style:column-width="3.3458in" style:use-optimal-column-width="false"/>
    </style:style>
    <style:style style:name="Table2596" style:family="table">
      <style:table-properties style:width="6.693in" fo:margin-left="-0.0069in" table:align="left"/>
    </style:style>
    <style:style style:name="TableRow2599" style:family="table-row">
      <style:table-row-properties style:min-row-height="0.3937in" style:use-optimal-row-height="false"/>
    </style:style>
    <style:style style:name="TableCell2600"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601" style:parent-style-name="Standard" style:family="paragraph">
      <style:paragraph-properties fo:text-align="justify" fo:margin-bottom="0in"/>
    </style:style>
    <style:style style:name="TableRow2602" style:family="table-row">
      <style:table-row-properties style:min-row-height="2.5194in" style:use-optimal-row-height="false"/>
    </style:style>
    <style:style style:name="TableCell2603"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604" style:parent-style-name="Standard" style:family="paragraph">
      <style:paragraph-properties fo:text-align="justify" fo:margin-bottom="0in"/>
      <style:text-properties fo:font-weight="bold" style:font-weight-asian="bold"/>
    </style:style>
    <style:style style:name="P2605" style:parent-style-name="Standard" style:family="paragraph">
      <style:paragraph-properties fo:text-align="justify" fo:margin-bottom="0in"/>
      <style:text-properties fo:font-weight="bold" style:font-weight-asian="bold"/>
    </style:style>
    <style:style style:name="P2606" style:parent-style-name="Standard" style:family="paragraph">
      <style:paragraph-properties fo:text-align="justify" fo:margin-bottom="0in"/>
      <style:text-properties style:use-window-font-color="true"/>
    </style:style>
    <style:style style:name="P2607" style:parent-style-name="Standard" style:family="paragraph">
      <style:paragraph-properties fo:text-align="justify" fo:margin-bottom="0in"/>
    </style:style>
    <style:style style:name="T2608" style:parent-style-name="Car.predefinitoparagrafo" style:family="text">
      <style:text-properties style:use-window-font-color="true"/>
    </style:style>
    <style:style style:name="P2609" style:parent-style-name="Standard" style:family="paragraph">
      <style:paragraph-properties fo:text-align="justify" fo:margin-bottom="0in"/>
    </style:style>
    <style:style style:name="T2610" style:parent-style-name="Car.predefinitoparagrafo" style:family="text">
      <style:text-properties style:use-window-font-color="true"/>
    </style:style>
    <style:style style:name="TableCell2611"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12" style:parent-style-name="Standard" style:family="paragraph">
      <style:paragraph-properties fo:text-align="justify" fo:margin-bottom="0in"/>
      <style:text-properties fo:font-weight="bold" style:font-weight-asian="bold"/>
    </style:style>
    <style:style style:name="P2613" style:parent-style-name="Standard" style:family="paragraph">
      <style:paragraph-properties fo:text-align="justify" fo:margin-bottom="0in"/>
      <style:text-properties fo:font-weight="bold" style:font-weight-asian="bold"/>
    </style:style>
    <style:style style:name="P2614" style:parent-style-name="Standard" style:family="paragraph">
      <style:paragraph-properties fo:text-align="justify" fo:margin-bottom="0in"/>
      <style:text-properties style:use-window-font-color="true"/>
    </style:style>
    <style:style style:name="P2615" style:parent-style-name="Standard" style:family="paragraph">
      <style:paragraph-properties fo:text-align="justify" fo:margin-bottom="0in"/>
      <style:text-properties style:use-window-font-color="true"/>
    </style:style>
    <style:style style:name="P2616" style:parent-style-name="Standard" style:family="paragraph">
      <style:paragraph-properties fo:text-align="justify" fo:margin-bottom="0in"/>
      <style:text-properties style:use-window-font-color="true"/>
    </style:style>
    <style:style style:name="P2617" style:parent-style-name="Standard" style:family="paragraph">
      <style:paragraph-properties fo:text-align="justify" fo:margin-bottom="0in"/>
    </style:style>
    <style:style style:name="T2618" style:parent-style-name="Car.predefinitoparagrafo" style:family="text">
      <style:text-properties style:use-window-font-color="true"/>
    </style:style>
    <style:style style:name="TableRow2619" style:family="table-row">
      <style:table-row-properties style:min-row-height="2.5194in" style:use-optimal-row-height="false"/>
    </style:style>
    <style:style style:name="TableCell2620"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21" style:parent-style-name="Standard" style:family="paragraph">
      <style:paragraph-properties fo:text-align="justify" fo:margin-bottom="0in"/>
      <style:text-properties fo:font-weight="bold" style:font-weight-asian="bold"/>
    </style:style>
    <style:style style:name="P2622" style:parent-style-name="Standard" style:family="paragraph">
      <style:paragraph-properties fo:text-align="justify" fo:margin-bottom="0in"/>
    </style:style>
    <style:style style:name="P2623" style:parent-style-name="Standard" style:family="paragraph">
      <style:paragraph-properties fo:text-align="justify" fo:margin-bottom="0in"/>
      <style:text-properties style:use-window-font-color="true"/>
    </style:style>
    <style:style style:name="P2624" style:parent-style-name="Standard" style:family="paragraph">
      <style:paragraph-properties fo:text-align="justify" fo:margin-bottom="0in"/>
    </style:style>
    <style:style style:name="T2625" style:parent-style-name="Car.predefinitoparagrafo" style:family="text">
      <style:text-properties style:use-window-font-color="true"/>
    </style:style>
    <style:style style:name="P2626" style:parent-style-name="Standard" style:family="paragraph">
      <style:paragraph-properties fo:text-align="justify" fo:margin-bottom="0in" fo:margin-left="0.5in">
        <style:tab-stops/>
      </style:paragraph-properties>
    </style:style>
    <style:style style:name="TableCell2627"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28" style:parent-style-name="Standard" style:family="paragraph">
      <style:paragraph-properties fo:text-align="justify" fo:margin-bottom="0in"/>
      <style:text-properties fo:font-weight="bold" style:font-weight-asian="bold"/>
    </style:style>
    <style:style style:name="P2629" style:parent-style-name="Standard" style:family="paragraph">
      <style:paragraph-properties fo:text-align="justify" fo:margin-bottom="0in"/>
      <style:text-properties fo:font-weight="bold" style:font-weight-asian="bold"/>
    </style:style>
    <style:style style:name="P2630" style:parent-style-name="Standard" style:family="paragraph">
      <style:paragraph-properties fo:text-align="justify" fo:margin-bottom="0in"/>
    </style:style>
    <style:style style:name="T2631" style:parent-style-name="Car.predefinitoparagrafo" style:family="text">
      <style:text-properties style:use-window-font-color="true"/>
    </style:style>
    <style:style style:name="P2632" style:parent-style-name="Standard" style:family="paragraph">
      <style:paragraph-properties fo:text-align="justify" fo:margin-bottom="0in"/>
      <style:text-properties style:use-window-font-color="true"/>
    </style:style>
    <style:style style:name="P2633" style:parent-style-name="Standard" style:family="paragraph">
      <style:paragraph-properties fo:text-align="justify" fo:margin-bottom="0in"/>
    </style:style>
    <style:style style:name="T2634" style:parent-style-name="Car.predefinitoparagrafo" style:family="text">
      <style:text-properties style:use-window-font-color="true"/>
    </style:style>
    <style:style style:name="P2635" style:parent-style-name="Standard" style:family="paragraph">
      <style:paragraph-properties fo:text-align="justify" fo:margin-bottom="0in" fo:margin-left="0.5in">
        <style:tab-stops/>
      </style:paragraph-properties>
    </style:style>
    <style:style style:name="P2636" style:parent-style-name="Standard" style:family="paragraph">
      <style:paragraph-properties fo:text-align="justify"/>
    </style:style>
    <style:style style:name="P2637" style:parent-style-name="Standard" style:family="paragraph">
      <style:paragraph-properties fo:text-align="justify"/>
    </style:style>
    <style:style style:name="P2638" style:parent-style-name="Standard" style:family="paragraph">
      <style:paragraph-properties fo:text-align="justify" fo:margin-bottom="0in"/>
      <style:text-properties style:use-window-font-color="true"/>
    </style:style>
    <style:style style:name="P2639" style:parent-style-name="Standard" style:family="paragraph">
      <style:paragraph-properties fo:text-align="justify" fo:margin-bottom="0in"/>
      <style:text-properties style:use-window-font-color="true"/>
    </style:style>
    <style:style style:name="P2640" style:parent-style-name="Standard" style:family="paragraph">
      <style:paragraph-properties fo:text-align="justify"/>
      <style:text-properties fo:color="#000000"/>
    </style:style>
    <style:style style:name="P2641" style:parent-style-name="Standard" style:family="paragraph">
      <style:paragraph-properties fo:text-align="justify"/>
      <style:text-properties fo:color="#000000"/>
    </style:style>
    <style:style style:name="P2642" style:parent-style-name="Standard" style:family="paragraph">
      <style:paragraph-properties fo:text-align="justify"/>
      <style:text-properties fo:color="#000000"/>
    </style:style>
    <style:style style:name="P2643" style:parent-style-name="Standard" style:family="paragraph">
      <style:paragraph-properties fo:text-align="justify"/>
      <style:text-properties fo:color="#000000"/>
    </style:style>
    <style:style style:name="P2644" style:parent-style-name="Standard" style:family="paragraph">
      <style:paragraph-properties fo:text-align="justify"/>
      <style:text-properties fo:color="#000000"/>
    </style:style>
    <style:style style:name="P2645" style:parent-style-name="Standard" style:family="paragraph">
      <style:paragraph-properties fo:text-align="justify"/>
      <style:text-properties fo:color="#000000"/>
    </style:style>
    <style:style style:name="P2646" style:parent-style-name="Standard" style:family="paragraph">
      <style:paragraph-properties fo:text-align="justify"/>
      <style:text-properties fo:color="#000000"/>
    </style:style>
    <style:style style:name="P2647" style:parent-style-name="Standard" style:family="paragraph">
      <style:paragraph-properties fo:text-align="justify"/>
      <style:text-properties fo:color="#000000"/>
    </style:style>
    <style:style style:name="P2648" style:parent-style-name="Standard" style:family="paragraph">
      <style:paragraph-properties fo:text-align="justify"/>
      <style:text-properties fo:color="#000000"/>
    </style:style>
    <style:style style:name="P2649" style:parent-style-name="Standard" style:family="paragraph">
      <style:paragraph-properties fo:text-align="justify"/>
    </style:style>
    <style:style style:name="T2650" style:parent-style-name="Car.predefinitoparagrafo" style:family="text">
      <style:text-properties fo:color="#000000" fo:language="en" fo:country="US"/>
    </style:style>
    <style:style style:name="T2651" style:parent-style-name="Car.predefinitoparagrafo" style:family="text">
      <style:text-properties fo:font-weight="bold" style:font-weight-asian="bold" fo:color="#000000" fo:language="en" fo:country="US"/>
    </style:style>
    <style:style style:name="P2652" style:parent-style-name="Standard" style:family="paragraph">
      <style:paragraph-properties fo:text-align="justify"/>
      <style:text-properties fo:language="en" fo:country="US"/>
    </style:style>
    <style:style style:name="P2653" style:parent-style-name="Standard" style:family="paragraph">
      <style:paragraph-properties fo:text-align="justify"/>
    </style:style>
    <style:style style:name="T2654" style:parent-style-name="Car.predefinitoparagrafo" style:family="text">
      <style:text-properties fo:color="#000000" fo:language="en" fo:country="US"/>
    </style:style>
    <style:style style:name="TableColumn2656" style:family="table-column">
      <style:table-column-properties style:column-width="3.3472in" style:use-optimal-column-width="false"/>
    </style:style>
    <style:style style:name="TableColumn2657" style:family="table-column">
      <style:table-column-properties style:column-width="3.3458in" style:use-optimal-column-width="false"/>
    </style:style>
    <style:style style:name="Table2655" style:family="table">
      <style:table-properties style:width="6.693in" fo:margin-left="-0.0069in" table:align="left"/>
    </style:style>
    <style:style style:name="TableRow2658" style:family="table-row">
      <style:table-row-properties style:min-row-height="0.3937in" style:use-optimal-row-height="false"/>
    </style:style>
    <style:style style:name="TableCell2659"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660" style:parent-style-name="Standard" style:family="paragraph">
      <style:paragraph-properties fo:text-align="justify" fo:margin-bottom="0in"/>
    </style:style>
    <style:style style:name="TableRow2661" style:family="table-row">
      <style:table-row-properties style:min-row-height="2.5194in" style:use-optimal-row-height="false"/>
    </style:style>
    <style:style style:name="TableCell2662"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663" style:parent-style-name="Standard" style:family="paragraph">
      <style:paragraph-properties fo:text-align="justify" fo:margin-bottom="0in"/>
      <style:text-properties fo:font-weight="bold" style:font-weight-asian="bold"/>
    </style:style>
    <style:style style:name="P2664" style:parent-style-name="Standard" style:family="paragraph">
      <style:paragraph-properties fo:text-align="justify" fo:margin-bottom="0in"/>
      <style:text-properties fo:font-weight="bold" style:font-weight-asian="bold"/>
    </style:style>
    <style:style style:name="P2665" style:parent-style-name="Standard" style:family="paragraph">
      <style:paragraph-properties fo:text-align="justify" fo:margin-bottom="0in"/>
      <style:text-properties style:use-window-font-color="true"/>
    </style:style>
    <style:style style:name="P2666" style:parent-style-name="Standard" style:family="paragraph">
      <style:paragraph-properties fo:text-align="justify" fo:margin-bottom="0in"/>
      <style:text-properties style:use-window-font-color="true"/>
    </style:style>
    <style:style style:name="P2667" style:parent-style-name="Standard" style:family="paragraph">
      <style:paragraph-properties fo:text-align="justify" fo:margin-bottom="0in"/>
      <style:text-properties style:use-window-font-color="true"/>
    </style:style>
    <style:style style:name="P2668" style:parent-style-name="Standard" style:family="paragraph">
      <style:paragraph-properties fo:text-align="justify" fo:margin-bottom="0in" fo:margin-left="0.5in">
        <style:tab-stops/>
      </style:paragraph-properties>
      <style:text-properties style:use-window-font-color="true"/>
    </style:style>
    <style:style style:name="P2669" style:parent-style-name="Standard" style:family="paragraph">
      <style:paragraph-properties fo:text-align="justify" fo:margin-bottom="0in" fo:margin-left="0.5in">
        <style:tab-stops/>
      </style:paragraph-properties>
    </style:style>
    <style:style style:name="TableCell2670"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71" style:parent-style-name="Standard" style:family="paragraph">
      <style:paragraph-properties fo:text-align="justify" fo:margin-bottom="0in"/>
      <style:text-properties fo:font-weight="bold" style:font-weight-asian="bold"/>
    </style:style>
    <style:style style:name="P2672" style:parent-style-name="Normale" style:family="paragraph">
      <style:paragraph-properties fo:text-align="justify"/>
    </style:style>
    <style:style style:name="P2673" style:parent-style-name="Paragrafoelenco" style:family="paragraph">
      <style:paragraph-properties fo:text-align="justify"/>
    </style:style>
    <style:style style:name="P2674" style:parent-style-name="Paragrafoelenco" style:family="paragraph">
      <style:paragraph-properties fo:text-align="justify"/>
    </style:style>
    <style:style style:name="P2675" style:parent-style-name="Paragrafoelenco" style:family="paragraph">
      <style:paragraph-properties fo:text-align="justify"/>
    </style:style>
    <style:style style:name="P2676" style:parent-style-name="Paragrafoelenco" style:family="paragraph">
      <style:paragraph-properties fo:text-align="justify"/>
    </style:style>
    <style:style style:name="P2677" style:parent-style-name="Paragrafoelenco" style:family="paragraph">
      <style:paragraph-properties fo:text-align="justify"/>
    </style:style>
    <style:style style:name="P2678" style:parent-style-name="Paragrafoelenco" style:family="paragraph">
      <style:paragraph-properties fo:text-align="justify"/>
    </style:style>
    <style:style style:name="TableRow2679" style:family="table-row">
      <style:table-row-properties style:min-row-height="2.5194in" style:use-optimal-row-height="false"/>
    </style:style>
    <style:style style:name="TableCell2680"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81" style:parent-style-name="Standard" style:family="paragraph">
      <style:paragraph-properties fo:text-align="justify" fo:margin-bottom="0in"/>
      <style:text-properties fo:font-weight="bold" style:font-weight-asian="bold"/>
    </style:style>
    <style:style style:name="P2682" style:parent-style-name="Standard" style:family="paragraph">
      <style:paragraph-properties fo:text-align="justify" fo:margin-bottom="0in"/>
    </style:style>
    <style:style style:name="P2683" style:parent-style-name="Standard" style:family="paragraph">
      <style:paragraph-properties fo:text-align="justify" fo:margin-bottom="0in"/>
      <style:text-properties style:use-window-font-color="true"/>
    </style:style>
    <style:style style:name="P2684" style:parent-style-name="Standard" style:family="paragraph">
      <style:paragraph-properties fo:text-align="justify" fo:margin-bottom="0in"/>
    </style:style>
    <style:style style:name="T2685" style:parent-style-name="Car.predefinitoparagrafo" style:family="text">
      <style:text-properties style:use-window-font-color="true"/>
    </style:style>
    <style:style style:name="P2686" style:parent-style-name="Standard" style:family="paragraph">
      <style:paragraph-properties fo:text-align="justify" fo:margin-bottom="0in"/>
    </style:style>
    <style:style style:name="T2687" style:parent-style-name="Car.predefinitoparagrafo" style:family="text">
      <style:text-properties style:use-window-font-color="true"/>
    </style:style>
    <style:style style:name="P2688" style:parent-style-name="Standard" style:family="paragraph">
      <style:paragraph-properties fo:text-align="justify" fo:margin-bottom="0in" fo:margin-left="0.5in">
        <style:tab-stops/>
      </style:paragraph-properties>
    </style:style>
    <style:style style:name="TableCell2689"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90" style:parent-style-name="Standard" style:family="paragraph">
      <style:paragraph-properties fo:text-align="justify" fo:margin-bottom="0in"/>
      <style:text-properties fo:font-weight="bold" style:font-weight-asian="bold"/>
    </style:style>
    <style:style style:name="P2691" style:parent-style-name="Normale" style:family="paragraph">
      <style:paragraph-properties fo:text-align="justify"/>
    </style:style>
    <style:style style:name="P2692" style:parent-style-name="Paragrafoelenco" style:family="paragraph">
      <style:paragraph-properties fo:text-align="justify"/>
    </style:style>
    <style:style style:name="P2693" style:parent-style-name="Paragrafoelenco" style:family="paragraph">
      <style:paragraph-properties fo:text-align="justify"/>
    </style:style>
    <style:style style:name="P2694" style:parent-style-name="Paragrafoelenco" style:family="paragraph">
      <style:paragraph-properties fo:text-align="justify"/>
    </style:style>
    <style:style style:name="P2695" style:parent-style-name="Paragrafoelenco" style:family="paragraph">
      <style:paragraph-properties fo:text-align="justify"/>
    </style:style>
    <style:style style:name="P2696" style:parent-style-name="Standard" style:family="paragraph">
      <style:paragraph-properties fo:text-align="justify"/>
    </style:style>
    <style:style style:name="P2697" style:parent-style-name="Standard" style:family="paragraph">
      <style:paragraph-properties fo:text-align="justify"/>
    </style:style>
    <style:style style:name="P2698" style:parent-style-name="Standard" style:family="paragraph">
      <style:paragraph-properties fo:text-align="justify" fo:margin-bottom="0in"/>
      <style:text-properties style:use-window-font-color="true"/>
    </style:style>
    <style:style style:name="TableColumn2700" style:family="table-column">
      <style:table-column-properties style:column-width="3.3472in" style:use-optimal-column-width="false"/>
    </style:style>
    <style:style style:name="TableColumn2701" style:family="table-column">
      <style:table-column-properties style:column-width="3.3458in" style:use-optimal-column-width="false"/>
    </style:style>
    <style:style style:name="Table2699" style:family="table">
      <style:table-properties style:width="6.693in" fo:margin-left="-0.0069in" table:align="left"/>
    </style:style>
    <style:style style:name="TableRow2702" style:family="table-row">
      <style:table-row-properties style:use-optimal-row-height="false"/>
    </style:style>
    <style:style style:name="TableCell27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4" style:parent-style-name="Standard" style:family="paragraph">
      <style:paragraph-properties fo:text-align="justify" fo:margin-bottom="0in"/>
    </style:style>
    <style:style style:name="P2705" style:parent-style-name="Standard" style:family="paragraph">
      <style:paragraph-properties fo:text-align="justify" fo:margin-bottom="0in"/>
    </style:style>
    <style:style style:name="T2706" style:parent-style-name="Car.predefinitoparagrafo" style:family="text">
      <style:text-properties style:use-window-font-color="true" fo:background-color="#00FF00"/>
    </style:style>
    <style:style style:name="T2707" style:parent-style-name="Car.predefinitoparagrafo" style:family="text">
      <style:text-properties style:use-window-font-color="true"/>
    </style:style>
    <style:style style:name="T2708" style:parent-style-name="Car.predefinitoparagrafo" style:family="text">
      <style:text-properties style:use-window-font-color="true"/>
    </style:style>
    <style:style style:name="P2709" style:parent-style-name="Standard" style:family="paragraph">
      <style:paragraph-properties fo:text-align="justify" fo:margin-bottom="0in"/>
      <style:text-properties style:use-window-font-color="true"/>
    </style:style>
    <style:style style:name="P2710" style:parent-style-name="Standard" style:family="paragraph">
      <style:paragraph-properties fo:text-align="justify" fo:margin-bottom="0in"/>
      <style:text-properties style:use-window-font-color="true"/>
    </style:style>
    <style:style style:name="P2711" style:parent-style-name="Standard" style:family="paragraph">
      <style:paragraph-properties fo:text-align="justify" fo:margin-bottom="0in"/>
      <style:text-properties style:use-window-font-color="true"/>
    </style:style>
    <style:style style:name="P2712" style:parent-style-name="Standard" style:family="paragraph">
      <style:paragraph-properties fo:text-align="justify" fo:margin-bottom="0in"/>
      <style:text-properties style:use-window-font-color="true"/>
    </style:style>
    <style:style style:name="P2713" style:parent-style-name="Standard" style:family="paragraph">
      <style:paragraph-properties fo:text-align="justify" fo:margin-bottom="0in"/>
      <style:text-properties style:use-window-font-color="true"/>
    </style:style>
    <style:style style:name="P2714" style:parent-style-name="Standard" style:family="paragraph">
      <style:paragraph-properties fo:text-align="justify" fo:margin-bottom="0in"/>
      <style:text-properties style:use-window-font-color="true"/>
    </style:style>
    <style:style style:name="P2715" style:parent-style-name="Standard" style:family="paragraph">
      <style:paragraph-properties fo:text-align="justify" fo:margin-bottom="0in"/>
      <style:text-properties style:use-window-font-color="true"/>
    </style:style>
    <style:style style:name="P2716" style:parent-style-name="Standard" style:family="paragraph">
      <style:paragraph-properties fo:text-align="justify" fo:margin-bottom="0in"/>
      <style:text-properties style:use-window-font-color="true"/>
    </style:style>
    <style:style style:name="P2717" style:parent-style-name="Standard" style:family="paragraph">
      <style:paragraph-properties fo:text-align="justify" fo:margin-bottom="0in"/>
      <style:text-properties style:use-window-font-color="true"/>
    </style:style>
    <style:style style:name="P2718" style:parent-style-name="Standard" style:family="paragraph">
      <style:paragraph-properties fo:text-align="justify" fo:margin-bottom="0in"/>
    </style:style>
    <style:style style:name="P2719" style:parent-style-name="Standard" style:family="paragraph">
      <style:paragraph-properties fo:text-align="justify" fo:margin-bottom="0in"/>
    </style:style>
    <style:style style:name="TableRow2720" style:family="table-row">
      <style:table-row-properties style:min-row-height="0.3937in" style:use-optimal-row-height="false"/>
    </style:style>
    <style:style style:name="TableCell2721"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722" style:parent-style-name="Standard" style:family="paragraph">
      <style:paragraph-properties fo:text-align="justify" fo:margin-bottom="0in"/>
    </style:style>
    <style:style style:name="P2723" style:parent-style-name="Standard" style:family="paragraph">
      <style:paragraph-properties fo:text-align="justify" fo:margin-bottom="0in"/>
    </style:style>
    <style:style style:name="T2724" style:parent-style-name="Car.predefinitoparagrafo" style:family="text">
      <style:text-properties fo:font-weight="bold" style:font-weight-asian="bold" fo:color="#000000"/>
    </style:style>
    <style:style style:name="TableRow2725" style:family="table-row">
      <style:table-row-properties style:min-row-height="2.5194in" style:use-optimal-row-height="false"/>
    </style:style>
    <style:style style:name="TableCell2726"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727" style:parent-style-name="Standard" style:family="paragraph">
      <style:paragraph-properties fo:text-align="justify" fo:margin-bottom="0in"/>
      <style:text-properties fo:font-weight="bold" style:font-weight-asian="bold"/>
    </style:style>
    <style:style style:name="P2728" style:parent-style-name="Standard" style:family="paragraph">
      <style:paragraph-properties fo:text-align="justify" fo:margin-bottom="0in"/>
      <style:text-properties style:use-window-font-color="true"/>
    </style:style>
    <style:style style:name="P2729" style:parent-style-name="Standard" style:family="paragraph">
      <style:paragraph-properties fo:text-align="justify" fo:margin-bottom="0in"/>
      <style:text-properties style:use-window-font-color="true"/>
    </style:style>
    <style:style style:name="P2730" style:parent-style-name="Standard" style:family="paragraph">
      <style:paragraph-properties fo:text-align="justify" fo:margin-bottom="0in"/>
      <style:text-properties style:use-window-font-color="true"/>
    </style:style>
    <style:style style:name="P2731" style:parent-style-name="Standard" style:family="paragraph">
      <style:paragraph-properties fo:text-align="justify" fo:margin-bottom="0in"/>
      <style:text-properties style:use-window-font-color="true"/>
    </style:style>
    <style:style style:name="P2732" style:parent-style-name="Standard" style:family="paragraph">
      <style:paragraph-properties fo:text-align="justify" fo:margin-bottom="0in"/>
      <style:text-properties style:use-window-font-color="true"/>
    </style:style>
    <style:style style:name="P2733" style:parent-style-name="Standard" style:family="paragraph">
      <style:paragraph-properties fo:text-align="justify" fo:margin-bottom="0in"/>
      <style:text-properties style:use-window-font-color="true"/>
    </style:style>
    <style:style style:name="P2734" style:parent-style-name="Standard" style:family="paragraph">
      <style:paragraph-properties fo:text-align="justify" fo:margin-bottom="0in" fo:margin-left="0.5in">
        <style:tab-stops/>
      </style:paragraph-properties>
    </style:style>
    <style:style style:name="TableCell2735"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736" style:parent-style-name="Standard" style:family="paragraph">
      <style:paragraph-properties fo:text-align="justify" fo:margin-bottom="0in"/>
      <style:text-properties fo:font-weight="bold" style:font-weight-asian="bold"/>
    </style:style>
    <style:style style:name="P2737" style:parent-style-name="Normale" style:family="paragraph">
      <style:paragraph-properties fo:text-align="justify"/>
    </style:style>
    <style:style style:name="P2738" style:parent-style-name="Paragrafoelenco" style:family="paragraph">
      <style:paragraph-properties fo:text-align="justify"/>
    </style:style>
    <style:style style:name="P2739" style:parent-style-name="Paragrafoelenco" style:family="paragraph">
      <style:paragraph-properties fo:text-align="justify"/>
    </style:style>
    <style:style style:name="P2740" style:parent-style-name="Paragrafoelenco" style:family="paragraph">
      <style:paragraph-properties fo:text-align="justify"/>
    </style:style>
    <style:style style:name="P2741" style:parent-style-name="Paragrafoelenco" style:family="paragraph">
      <style:paragraph-properties fo:text-align="justify"/>
    </style:style>
    <style:style style:name="P2742" style:parent-style-name="Paragrafoelenco" style:family="paragraph">
      <style:paragraph-properties fo:text-align="justify"/>
    </style:style>
    <style:style style:name="TableRow2743" style:family="table-row">
      <style:table-row-properties style:min-row-height="2.5194in" style:use-optimal-row-height="false"/>
    </style:style>
    <style:style style:name="TableCell2744"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745" style:parent-style-name="Standard" style:family="paragraph">
      <style:paragraph-properties fo:text-align="justify" fo:margin-bottom="0in"/>
      <style:text-properties fo:font-weight="bold" style:font-weight-asian="bold"/>
    </style:style>
    <style:style style:name="P2746" style:parent-style-name="Standard" style:family="paragraph">
      <style:paragraph-properties fo:text-align="justify" fo:margin-bottom="0in"/>
    </style:style>
    <style:style style:name="P2747" style:parent-style-name="Standard" style:family="paragraph">
      <style:paragraph-properties fo:text-align="justify" fo:margin-bottom="0in"/>
      <style:text-properties style:use-window-font-color="true"/>
    </style:style>
    <style:style style:name="P2748" style:parent-style-name="Standard" style:family="paragraph">
      <style:paragraph-properties fo:text-align="justify" fo:margin-bottom="0in"/>
      <style:text-properties style:use-window-font-color="true"/>
    </style:style>
    <style:style style:name="P2749" style:parent-style-name="Standard" style:family="paragraph">
      <style:paragraph-properties fo:text-align="justify" fo:margin-bottom="0in"/>
      <style:text-properties style:use-window-font-color="true"/>
    </style:style>
    <style:style style:name="P2750" style:parent-style-name="Standard" style:family="paragraph">
      <style:paragraph-properties fo:text-align="justify" fo:margin-bottom="0in"/>
    </style:style>
    <style:style style:name="T2751" style:parent-style-name="Car.predefinitoparagrafo" style:family="text">
      <style:text-properties style:use-window-font-color="true"/>
    </style:style>
    <style:style style:name="TableCell2752"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753" style:parent-style-name="Standard" style:family="paragraph">
      <style:paragraph-properties fo:text-align="justify" fo:margin-bottom="0in"/>
      <style:text-properties fo:font-weight="bold" style:font-weight-asian="bold"/>
    </style:style>
    <style:style style:name="P2754" style:parent-style-name="Normale" style:family="paragraph">
      <style:paragraph-properties fo:text-align="justify"/>
    </style:style>
    <style:style style:name="P2755" style:parent-style-name="Paragrafoelenco" style:family="paragraph">
      <style:paragraph-properties fo:text-align="justify"/>
    </style:style>
    <style:style style:name="P2756" style:parent-style-name="Paragrafoelenco" style:family="paragraph">
      <style:paragraph-properties fo:text-align="justify"/>
    </style:style>
    <style:style style:name="P2757" style:parent-style-name="Paragrafoelenco" style:family="paragraph">
      <style:paragraph-properties fo:text-align="justify"/>
    </style:style>
    <style:style style:name="P2758" style:parent-style-name="Paragrafoelenco" style:family="paragraph">
      <style:paragraph-properties fo:text-align="justify"/>
    </style:style>
    <style:style style:name="P2759" style:parent-style-name="Paragrafoelenco" style:family="paragraph">
      <style:paragraph-properties fo:text-align="justify"/>
    </style:style>
    <style:style style:name="P2760" style:parent-style-name="Standard" style:family="paragraph">
      <style:paragraph-properties fo:text-align="justify"/>
    </style:style>
    <style:style style:name="P2761" style:parent-style-name="Standard" style:family="paragraph">
      <style:paragraph-properties fo:text-align="justify"/>
    </style:style>
    <style:style style:name="TableColumn2763" style:family="table-column">
      <style:table-column-properties style:column-width="6.693in" style:use-optimal-column-width="false"/>
    </style:style>
    <style:style style:name="Table2762" style:family="table">
      <style:table-properties style:width="6.693in" fo:margin-left="-0.0069in" table:align="left"/>
    </style:style>
    <style:style style:name="TableRow2764" style:family="table-row">
      <style:table-row-properties style:use-optimal-row-height="false"/>
    </style:style>
    <style:style style:name="TableCell27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6" style:parent-style-name="Standard" style:family="paragraph">
      <style:paragraph-properties fo:text-align="justify" fo:margin-bottom="0in"/>
      <style:text-properties style:use-window-font-color="true"/>
    </style:style>
    <style:style style:name="P2767" style:parent-style-name="Standard" style:family="paragraph">
      <style:paragraph-properties fo:text-align="justify" fo:margin-bottom="0in"/>
      <style:text-properties style:use-window-font-color="true"/>
    </style:style>
    <style:style style:name="P2768" style:parent-style-name="Standard" style:family="paragraph">
      <style:paragraph-properties fo:text-align="justify" fo:margin-bottom="0in" fo:margin-left="0.5in">
        <style:tab-stops/>
      </style:paragraph-properties>
    </style:style>
    <style:style style:name="TableRow2769" style:family="table-row">
      <style:table-row-properties style:use-optimal-row-height="false"/>
    </style:style>
    <style:style style:name="TableCell27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1" style:parent-style-name="Standard" style:family="paragraph">
      <style:paragraph-properties fo:text-align="justify" fo:margin-bottom="0in"/>
    </style:style>
    <style:style style:name="TableRow2772" style:family="table-row">
      <style:table-row-properties style:use-optimal-row-height="false"/>
    </style:style>
    <style:style style:name="TableCell27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4" style:parent-style-name="Standard" style:family="paragraph">
      <style:paragraph-properties fo:text-align="justify" fo:margin-bottom="0in"/>
    </style:style>
    <style:style style:name="TableRow2775" style:family="table-row">
      <style:table-row-properties style:use-optimal-row-height="false"/>
    </style:style>
    <style:style style:name="TableCell27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77" style:parent-style-name="Standard" style:family="paragraph">
      <style:paragraph-properties fo:text-align="justify" fo:margin-bottom="0in"/>
    </style:style>
    <style:style style:name="TableRow2778" style:family="table-row">
      <style:table-row-properties style:use-optimal-row-height="false"/>
    </style:style>
    <style:style style:name="TableCell27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0" style:parent-style-name="Standard" style:family="paragraph">
      <style:paragraph-properties fo:text-align="justify" fo:margin-bottom="0in"/>
    </style:style>
    <style:style style:name="TableRow2781" style:family="table-row">
      <style:table-row-properties style:use-optimal-row-height="false"/>
    </style:style>
    <style:style style:name="TableCell27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3" style:parent-style-name="Standard" style:family="paragraph">
      <style:paragraph-properties fo:text-align="justify" fo:margin-bottom="0in"/>
    </style:style>
    <style:style style:name="TableRow2784" style:family="table-row">
      <style:table-row-properties style:use-optimal-row-height="false"/>
    </style:style>
    <style:style style:name="TableCell27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6" style:parent-style-name="Standard" style:family="paragraph">
      <style:paragraph-properties fo:text-align="justify" fo:margin-bottom="0in"/>
    </style:style>
    <style:style style:name="P2787" style:parent-style-name="Titolo1" style:family="paragraph">
      <style:paragraph-properties fo:text-align="justify"/>
    </style:style>
    <style:style style:name="P2788" style:parent-style-name="Titolo1" style:family="paragraph">
      <style:paragraph-properties fo:text-align="justify"/>
    </style:style>
    <style:style style:name="P2789" style:parent-style-name="Standard" style:family="paragraph">
      <style:paragraph-properties fo:text-align="justify"/>
    </style:style>
    <style:style style:name="P2790" style:parent-style-name="Standard" style:family="paragraph">
      <style:paragraph-properties fo:text-align="justify"/>
    </style:style>
    <style:style style:name="TableColumn2792" style:family="table-column">
      <style:table-column-properties style:column-width="6.693in" style:use-optimal-column-width="false"/>
    </style:style>
    <style:style style:name="Table2791" style:family="table">
      <style:table-properties style:width="6.693in" fo:margin-left="-0.0069in" table:align="left"/>
    </style:style>
    <style:style style:name="TableRow2793" style:family="table-row">
      <style:table-row-properties style:use-optimal-row-height="false"/>
    </style:style>
    <style:style style:name="TableCell2794" style:family="table-cell">
      <style:table-cell-properties fo:border-top="none" fo:border-left="none" fo:border-bottom="0.0069in solid #808080" fo:border-right="none" style:writing-mode="lr-tb" fo:padding-top="0in" fo:padding-left="0.075in" fo:padding-bottom="0in" fo:padding-right="0.075in"/>
    </style:style>
    <style:style style:name="P2795" style:parent-style-name="Standard" style:family="paragraph">
      <style:paragraph-properties fo:text-align="justify" fo:margin-bottom="0in"/>
    </style:style>
    <style:style style:name="T2796" style:parent-style-name="Car.predefinitoparagrafo" style:family="text">
      <style:text-properties fo:language="en" fo:country="US"/>
    </style:style>
    <style:style style:name="T2797" style:parent-style-name="Car.predefinitoparagrafo" style:family="text">
      <style:text-properties fo:color="#000000" fo:language="en" fo:country="US"/>
    </style:style>
    <style:style style:name="TableRow2798" style:family="table-row">
      <style:table-row-properties style:use-optimal-row-height="false"/>
    </style:style>
    <style:style style:name="TableCell27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0" style:parent-style-name="Standard" style:family="paragraph">
      <style:paragraph-properties fo:text-align="justify" fo:margin-bottom="0in"/>
    </style:style>
    <style:style style:name="P2801" style:parent-style-name="Standard" style:family="paragraph">
      <style:paragraph-properties fo:text-align="justify" fo:margin-bottom="0in"/>
    </style:style>
    <style:style style:name="T2802" style:parent-style-name="Car.predefinitoparagrafo" style:family="text">
      <style:text-properties style:use-window-font-color="true"/>
    </style:style>
    <style:style style:name="P2803" style:parent-style-name="Standard" style:family="paragraph">
      <style:paragraph-properties fo:text-align="justify" fo:margin-bottom="0in"/>
      <style:text-properties style:use-window-font-color="true"/>
    </style:style>
    <style:style style:name="P2804" style:parent-style-name="Standard" style:family="paragraph">
      <style:paragraph-properties fo:text-align="justify" fo:margin-bottom="0in"/>
      <style:text-properties style:use-window-font-color="true"/>
    </style:style>
    <style:style style:name="P2805" style:parent-style-name="Standard" style:family="paragraph">
      <style:paragraph-properties fo:text-align="justify" fo:margin-bottom="0in"/>
      <style:text-properties style:use-window-font-color="true"/>
    </style:style>
    <style:style style:name="P2806" style:parent-style-name="Standard" style:family="paragraph">
      <style:paragraph-properties fo:text-align="justify" fo:margin-bottom="0in"/>
    </style:style>
    <style:style style:name="T2807" style:parent-style-name="Car.predefinitoparagrafo" style:family="text">
      <style:text-properties fo:color="#000000"/>
    </style:style>
    <style:style style:name="T2808" style:parent-style-name="Car.predefinitoparagrafo" style:family="text">
      <style:text-properties style:use-window-font-color="true"/>
    </style:style>
    <style:style style:name="P2809" style:parent-style-name="Standard" style:family="paragraph">
      <style:paragraph-properties fo:text-align="justify" fo:margin-bottom="0in"/>
      <style:text-properties style:use-window-font-color="true"/>
    </style:style>
    <style:style style:name="P2810" style:parent-style-name="Standard" style:family="paragraph">
      <style:paragraph-properties fo:text-align="justify" fo:margin-bottom="0in"/>
      <style:text-properties style:use-window-font-color="true"/>
    </style:style>
    <style:style style:name="P2811" style:parent-style-name="Standard" style:family="paragraph">
      <style:paragraph-properties fo:text-align="justify" fo:margin-bottom="0in"/>
      <style:text-properties style:use-window-font-color="true"/>
    </style:style>
    <style:style style:name="P2812" style:parent-style-name="Standard" style:family="paragraph">
      <style:paragraph-properties fo:text-align="justify" fo:margin-bottom="0in"/>
      <style:text-properties style:use-window-font-color="true"/>
    </style:style>
    <style:style style:name="P2813" style:parent-style-name="Standard" style:family="paragraph">
      <style:paragraph-properties fo:text-align="justify" fo:margin-bottom="0in"/>
    </style:style>
    <style:style style:name="P2814" style:parent-style-name="Titolo1" style:family="paragraph">
      <style:paragraph-properties fo:text-align="justify" fo:margin-top="0in"/>
      <style:text-properties fo:color="#FF0000"/>
    </style:style>
    <style:style style:name="P2815" style:parent-style-name="Titolo1" style:family="paragraph">
      <style:paragraph-properties fo:text-align="justify" fo:margin-top="0in"/>
    </style:style>
    <style:style style:name="P2816" style:parent-style-name="Titolo1" style:family="paragraph">
      <style:paragraph-properties fo:text-align="justify" fo:margin-top="0in"/>
    </style:style>
    <style:style style:name="P2817" style:parent-style-name="Standard" style:family="paragraph">
      <style:paragraph-properties fo:text-align="justify"/>
    </style:style>
    <style:style style:name="P2818" style:parent-style-name="Standard" style:family="paragraph">
      <style:paragraph-properties fo:text-align="justify" fo:margin-bottom="0in"/>
      <style:text-properties fo:color="#000000" fo:background-color="#00FF00"/>
    </style:style>
    <style:style style:name="P2819" style:parent-style-name="Standard" style:family="paragraph">
      <style:paragraph-properties fo:text-align="justify" fo:margin-bottom="0in"/>
      <style:text-properties fo:color="#000000" fo:background-color="#00FF00"/>
    </style:style>
    <style:style style:name="P2820" style:parent-style-name="Standard" style:family="paragraph">
      <style:paragraph-properties fo:text-align="justify" fo:margin-bottom="0in"/>
      <style:text-properties fo:color="#000000" fo:background-color="#00FF00"/>
    </style:style>
    <style:style style:name="P2821" style:parent-style-name="Standard" style:family="paragraph">
      <style:paragraph-properties fo:text-align="justify" fo:margin-bottom="0in"/>
      <style:text-properties fo:color="#000000" fo:background-color="#00FF00"/>
    </style:style>
    <style:style style:name="P2822" style:parent-style-name="Standard" style:family="paragraph">
      <style:paragraph-properties fo:text-align="justify" fo:margin-bottom="0in"/>
      <style:text-properties fo:color="#000000" fo:background-color="#00FF00"/>
    </style:style>
    <style:style style:name="P2823" style:parent-style-name="Standard" style:family="paragraph">
      <style:paragraph-properties fo:text-align="justify"/>
    </style:style>
    <style:style style:name="T2824" style:parent-style-name="Car.predefinitoparagrafo" style:family="text">
      <style:text-properties fo:color="#000000" fo:background-color="#00FF00"/>
    </style:style>
    <style:style style:name="T2825" style:parent-style-name="Car.predefinitoparagrafo" style:family="text">
      <style:text-properties fo:color="#000000"/>
    </style:style>
    <style:style style:name="P2826" style:parent-style-name="Titolo1" style:family="paragraph">
      <style:paragraph-properties fo:text-align="justify"/>
      <style:text-properties style:font-name="Calibri" fo:font-weight="normal" style:font-weight-asian="normal" style:font-weight-complex="normal" fo:font-size="11pt" style:font-size-asian="11pt" style:font-size-complex="11pt" fo:background-color="#FFFF00"/>
    </style:style>
    <style:style style:name="P2827" style:parent-style-name="Titolo1" style:family="paragraph">
      <style:paragraph-properties fo:text-align="justify"/>
    </style:style>
    <style:style style:name="TableColumn2829" style:family="table-column">
      <style:table-column-properties style:column-width="6.693in" style:use-optimal-column-width="false"/>
    </style:style>
    <style:style style:name="Table2828" style:family="table">
      <style:table-properties style:width="6.693in" fo:margin-left="-0.0069in" table:align="left"/>
    </style:style>
    <style:style style:name="TableRow2830" style:family="table-row">
      <style:table-row-properties style:use-optimal-row-height="false"/>
    </style:style>
    <style:style style:name="TableCell28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2" style:parent-style-name="Normale" style:family="paragraph">
      <style:paragraph-properties fo:text-align="justify"/>
      <style:text-properties fo:hyphenate="true"/>
    </style:style>
    <style:style style:name="T2833" style:parent-style-name="Car.predefinitoparagrafo" style:family="text">
      <style:text-properties style:use-window-font-color="true"/>
    </style:style>
    <style:style style:name="TableRow2834" style:family="table-row">
      <style:table-row-properties style:use-optimal-row-height="false"/>
    </style:style>
    <style:style style:name="TableCell28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6" style:parent-style-name="Standard" style:family="paragraph">
      <style:paragraph-properties fo:text-align="justify" fo:margin-bottom="0in"/>
    </style:style>
    <style:style style:name="TableRow2837" style:family="table-row">
      <style:table-row-properties style:use-optimal-row-height="false"/>
    </style:style>
    <style:style style:name="TableCell28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9" style:parent-style-name="Standard" style:family="paragraph">
      <style:paragraph-properties fo:text-align="justify" fo:margin-bottom="0in"/>
    </style:style>
    <style:style style:name="TableRow2840" style:family="table-row">
      <style:table-row-properties style:use-optimal-row-height="false"/>
    </style:style>
    <style:style style:name="TableCell28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2" style:parent-style-name="Standard" style:family="paragraph">
      <style:paragraph-properties fo:text-align="justify" fo:margin-bottom="0in"/>
    </style:style>
    <style:style style:name="TableRow2843" style:family="table-row">
      <style:table-row-properties style:use-optimal-row-height="false"/>
    </style:style>
    <style:style style:name="TableCell28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45" style:parent-style-name="Standard" style:family="paragraph">
      <style:paragraph-properties fo:text-align="justify" fo:margin-bottom="0in"/>
    </style:style>
    <style:style style:name="P2846" style:parent-style-name="Titolo1" style:family="paragraph">
      <style:paragraph-properties fo:text-align="justify"/>
    </style:style>
    <style:style style:name="P2847" style:parent-style-name="Standard" style:family="paragraph">
      <style:paragraph-properties fo:text-align="justify"/>
    </style:style>
    <style:style style:name="TableColumn2849" style:family="table-column">
      <style:table-column-properties style:column-width="6.693in" style:use-optimal-column-width="false"/>
    </style:style>
    <style:style style:name="Table2848" style:family="table">
      <style:table-properties style:width="6.693in" fo:margin-left="-0.0069in" table:align="left"/>
    </style:style>
    <style:style style:name="TableRow2850" style:family="table-row">
      <style:table-row-properties style:use-optimal-row-height="false"/>
    </style:style>
    <style:style style:name="TableCell2851" style:family="table-cell">
      <style:table-cell-properties fo:border-top="none" fo:border-left="none" fo:border-bottom="0.0069in solid #808080" fo:border-right="none" style:writing-mode="lr-tb" fo:padding-top="0in" fo:padding-left="0.075in" fo:padding-bottom="0in" fo:padding-right="0.075in"/>
    </style:style>
    <style:style style:name="P2852" style:parent-style-name="Standard" style:family="paragraph">
      <style:paragraph-properties fo:text-align="justify" fo:margin-bottom="0in"/>
    </style:style>
    <style:style style:name="TableRow2853" style:family="table-row">
      <style:table-row-properties style:use-optimal-row-height="false"/>
    </style:style>
    <style:style style:name="TableCell28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5" style:parent-style-name="Standard" style:family="paragraph">
      <style:paragraph-properties fo:text-align="justify" fo:margin-bottom="0in"/>
    </style:style>
    <style:style style:name="P2856" style:parent-style-name="Standard" style:family="paragraph">
      <style:paragraph-properties fo:text-align="justify" fo:margin-bottom="0in"/>
      <style:text-properties fo:color="#000000"/>
    </style:style>
    <style:style style:name="P2857" style:parent-style-name="Standard" style:family="paragraph">
      <style:paragraph-properties fo:text-align="justify" fo:margin-bottom="0in"/>
      <style:text-properties fo:color="#000000"/>
    </style:style>
    <style:style style:name="P2858" style:parent-style-name="Standard" style:family="paragraph">
      <style:paragraph-properties fo:text-align="justify" fo:margin-bottom="0in"/>
      <style:text-properties fo:color="#000000"/>
    </style:style>
    <style:style style:name="P2859" style:parent-style-name="Standard" style:family="paragraph">
      <style:paragraph-properties fo:text-align="justify" fo:margin-bottom="0in"/>
      <style:text-properties fo:color="#000000"/>
    </style:style>
    <style:style style:name="P2860" style:parent-style-name="Standard" style:family="paragraph">
      <style:paragraph-properties fo:text-align="justify" fo:margin-bottom="0in"/>
      <style:text-properties fo:color="#000000"/>
    </style:style>
    <style:style style:name="P2861" style:parent-style-name="Standard" style:family="paragraph">
      <style:paragraph-properties fo:text-align="justify" fo:margin-bottom="0in"/>
      <style:text-properties fo:color="#000000"/>
    </style:style>
    <style:style style:name="P2862" style:parent-style-name="Standard" style:family="paragraph">
      <style:paragraph-properties fo:text-align="justify" fo:margin-bottom="0in"/>
      <style:text-properties fo:color="#000000"/>
    </style:style>
    <style:style style:name="P2863" style:parent-style-name="Standard" style:family="paragraph">
      <style:paragraph-properties fo:text-align="justify" fo:margin-bottom="0in"/>
    </style:style>
    <style:style style:name="P2864" style:parent-style-name="Standard" style:family="paragraph">
      <style:paragraph-properties fo:text-align="justify"/>
    </style:style>
    <style:style style:name="P2865" style:parent-style-name="Titolo1" style:family="paragraph">
      <style:paragraph-properties fo:text-align="justify"/>
    </style:style>
    <style:style style:name="P2866" style:parent-style-name="Normale" style:family="paragraph">
      <style:paragraph-properties fo:text-align="justify"/>
    </style:style>
    <style:style style:name="P2867" style:parent-style-name="Titolo2" style:family="paragraph">
      <style:paragraph-properties fo:text-align="justify"/>
    </style:style>
    <style:style style:name="P2868" style:parent-style-name="Normale" style:family="paragraph">
      <style:paragraph-properties fo:text-align="justify"/>
    </style:style>
    <style:style style:name="TableColumn2870" style:family="table-column">
      <style:table-column-properties style:column-width="6.693in"/>
    </style:style>
    <style:style style:name="Table2869" style:family="table">
      <style:table-properties style:width="6.693in" fo:margin-left="0in" table:align="left"/>
    </style:style>
    <style:style style:name="TableRow2871" style:family="table-row">
      <style:table-row-properties/>
    </style:style>
    <style:style style:name="TableCell28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3" style:parent-style-name="Normale" style:family="paragraph">
      <style:paragraph-properties fo:text-align="justify" style:vertical-align="auto"/>
    </style:style>
    <style:style style:name="P2874" style:parent-style-name="Normale" style:family="paragraph">
      <style:paragraph-properties fo:text-align="justify" style:vertical-align="auto"/>
    </style:style>
    <style:style style:name="TableRow2875" style:family="table-row">
      <style:table-row-properties/>
    </style:style>
    <style:style style:name="TableCell28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7" style:parent-style-name="Normale" style:family="paragraph">
      <style:paragraph-properties fo:text-align="justify" style:vertical-align="auto"/>
      <style:text-properties style:font-name-complex="Times New Roman"/>
    </style:style>
    <style:style style:name="TableRow2878" style:family="table-row">
      <style:table-row-properties/>
    </style:style>
    <style:style style:name="TableCell28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80" style:parent-style-name="Normale" style:family="paragraph">
      <style:paragraph-properties fo:text-align="justify" style:vertical-align="auto"/>
      <style:text-properties style:font-name-complex="Times New Roman"/>
    </style:style>
    <style:style style:name="P2881" style:parent-style-name="Normale" style:family="paragraph">
      <style:paragraph-properties fo:text-align="justify"/>
    </style:style>
    <style:style style:name="P2882" style:parent-style-name="Standard" style:family="paragraph">
      <style:paragraph-properties fo:break-before="page" fo:text-align="justify"/>
    </style:style>
    <style:style style:name="P2883" style:parent-style-name="Titolo1" style:family="paragraph">
      <style:paragraph-properties fo:text-align="justify"/>
    </style:style>
    <style:style style:name="P2884" style:parent-style-name="Standard" style:family="paragraph">
      <style:paragraph-properties fo:text-align="justify"/>
    </style:style>
    <style:style style:name="P2885" style:parent-style-name="Titolo2" style:family="paragraph">
      <style:paragraph-properties fo:text-align="justify"/>
    </style:style>
    <style:style style:name="P2886" style:parent-style-name="Standard" style:family="paragraph">
      <style:paragraph-properties fo:text-align="justify"/>
    </style:style>
    <style:style style:name="TableColumn2888" style:family="table-column">
      <style:table-column-properties style:column-width="6.693in" style:use-optimal-column-width="false"/>
    </style:style>
    <style:style style:name="Table2887" style:family="table">
      <style:table-properties style:width="6.693in" fo:margin-left="-0.0069in" table:align="left"/>
    </style:style>
    <style:style style:name="TableRow2889" style:family="table-row">
      <style:table-row-properties style:use-optimal-row-height="false"/>
    </style:style>
    <style:style style:name="TableCell289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1" style:parent-style-name="Standard" style:family="paragraph">
      <style:paragraph-properties fo:text-align="justify" fo:margin-bottom="0in"/>
    </style:style>
    <style:style style:name="T2892" style:parent-style-name="Car.predefinitoparagrafo" style:family="text">
      <style:text-properties fo:color="#000000" fo:background-color="#00FF00"/>
    </style:style>
    <style:style style:name="P2893" style:parent-style-name="Standard" style:family="paragraph">
      <style:paragraph-properties fo:text-align="justify"/>
    </style:style>
    <style:style style:name="P2894" style:parent-style-name="Standard" style:family="paragraph">
      <style:paragraph-properties fo:text-align="justify"/>
    </style:style>
    <style:style style:name="TableColumn2896" style:family="table-column">
      <style:table-column-properties style:column-width="6.693in" style:use-optimal-column-width="false"/>
    </style:style>
    <style:style style:name="Table2895" style:family="table">
      <style:table-properties style:width="6.693in" fo:margin-left="-0.0069in" table:align="left"/>
    </style:style>
    <style:style style:name="TableRow2897" style:family="table-row">
      <style:table-row-properties style:use-optimal-row-height="false"/>
    </style:style>
    <style:style style:name="TableCell289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9" style:parent-style-name="Standard" style:family="paragraph">
      <style:paragraph-properties fo:text-align="justify" fo:margin-bottom="0in"/>
      <style:text-properties fo:color="#000000"/>
    </style:style>
    <style:style style:name="P2900" style:parent-style-name="Standard" style:family="paragraph">
      <style:paragraph-properties fo:text-align="justify" fo:margin-bottom="0in"/>
      <style:text-properties fo:color="#000000" fo:background-color="#00FF00"/>
    </style:style>
    <style:style style:name="P2901" style:parent-style-name="Standard" style:family="paragraph">
      <style:paragraph-properties fo:text-align="justify" fo:margin-bottom="0in"/>
      <style:text-properties fo:color="#000000" fo:background-color="#00FF00"/>
    </style:style>
    <style:style style:name="P2902" style:parent-style-name="Standard" style:family="paragraph">
      <style:paragraph-properties fo:text-align="justify" fo:margin-bottom="0in"/>
      <style:text-properties fo:color="#000000" fo:background-color="#00FF00"/>
    </style:style>
    <style:style style:name="P2903" style:parent-style-name="Standard" style:family="paragraph">
      <style:paragraph-properties fo:text-align="justify" fo:margin-bottom="0in"/>
    </style:style>
    <style:style style:name="T2904" style:parent-style-name="Car.predefinitoparagrafo" style:family="text">
      <style:text-properties fo:color="#000000" fo:background-color="#00FF00"/>
    </style:style>
    <style:style style:name="P2905" style:parent-style-name="Standard" style:family="paragraph">
      <style:paragraph-properties fo:text-align="justify"/>
    </style:style>
    <style:style style:name="P2906" style:parent-style-name="Standard" style:family="paragraph">
      <style:paragraph-properties fo:text-align="justify"/>
    </style:style>
    <style:style style:name="TableColumn2908" style:family="table-column">
      <style:table-column-properties style:column-width="6.693in" style:use-optimal-column-width="false"/>
    </style:style>
    <style:style style:name="Table2907" style:family="table">
      <style:table-properties style:width="6.693in" fo:margin-left="-0.0069in" table:align="left"/>
    </style:style>
    <style:style style:name="TableRow2909" style:family="table-row">
      <style:table-row-properties style:use-optimal-row-height="false"/>
    </style:style>
    <style:style style:name="TableCell291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1" style:parent-style-name="Standard" style:family="paragraph">
      <style:paragraph-properties fo:text-align="justify" fo:margin-bottom="0in"/>
    </style:style>
    <style:style style:name="T2912" style:parent-style-name="Car.predefinitoparagrafo" style:family="text">
      <style:text-properties style:use-window-font-color="true" fo:background-color="#00FF00"/>
    </style:style>
    <style:style style:name="T2913" style:parent-style-name="Car.predefinitoparagrafo" style:family="text">
      <style:text-properties style:use-window-font-color="true" fo:background-color="#00FF00"/>
    </style:style>
    <style:style style:name="TableRow2914" style:family="table-row">
      <style:table-row-properties style:use-optimal-row-height="false"/>
    </style:style>
    <style:style style:name="TableCell291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6" style:parent-style-name="Standard" style:family="paragraph">
      <style:paragraph-properties fo:text-align="justify" fo:margin-bottom="0in"/>
    </style:style>
    <style:style style:name="TableRow2917" style:family="table-row">
      <style:table-row-properties style:use-optimal-row-height="false"/>
    </style:style>
    <style:style style:name="TableCell291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9" style:parent-style-name="Standard" style:family="paragraph">
      <style:paragraph-properties fo:text-align="justify" fo:margin-bottom="0in"/>
    </style:style>
    <style:style style:name="P2920" style:parent-style-name="Standard" style:family="paragraph">
      <style:paragraph-properties fo:text-align="justify"/>
    </style:style>
    <style:style style:name="P2921" style:parent-style-name="Titolo1" style:family="paragraph">
      <style:paragraph-properties fo:text-align="justify"/>
    </style:style>
    <style:style style:name="P2922" style:parent-style-name="Standard" style:family="paragraph">
      <style:paragraph-properties fo:text-align="justify"/>
    </style:style>
    <style:style style:name="P2923" style:parent-style-name="Titolo2" style:family="paragraph">
      <style:paragraph-properties fo:text-align="justify"/>
    </style:style>
    <style:style style:name="TableColumn2925" style:family="table-column">
      <style:table-column-properties style:column-width="6.693in" style:use-optimal-column-width="false"/>
    </style:style>
    <style:style style:name="Table2924" style:family="table">
      <style:table-properties style:width="6.693in" fo:margin-left="-0.0069in" table:align="left"/>
    </style:style>
    <style:style style:name="TableRow2926" style:family="table-row">
      <style:table-row-properties style:use-optimal-row-height="false"/>
    </style:style>
    <style:style style:name="TableCell292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8" style:parent-style-name="Standard" style:family="paragraph">
      <style:paragraph-properties fo:text-align="justify" fo:margin-bottom="0in"/>
    </style:style>
    <style:style style:name="T2929" style:parent-style-name="Car.predefinitoparagrafo" style:family="text">
      <style:text-properties fo:color="#000000" fo:background-color="#00FF00"/>
    </style:style>
    <style:style style:name="T2930" style:parent-style-name="Car.predefinitoparagrafo" style:family="text">
      <style:text-properties fo:color="#000000" fo:background-color="#00FF00"/>
    </style:style>
    <style:style style:name="P2931" style:parent-style-name="Standard" style:family="paragraph">
      <style:paragraph-properties fo:text-align="justify" fo:margin-bottom="0in"/>
      <style:text-properties fo:background-color="#FFFF00"/>
    </style:style>
    <style:style style:name="P2932" style:parent-style-name="Titolo2" style:family="paragraph">
      <style:paragraph-properties fo:text-align="justify"/>
    </style:style>
    <style:style style:name="TableColumn2934" style:family="table-column">
      <style:table-column-properties style:column-width="6.693in" style:use-optimal-column-width="false"/>
    </style:style>
    <style:style style:name="Table2933" style:family="table">
      <style:table-properties style:width="6.693in" fo:margin-left="-0.0069in" table:align="left"/>
    </style:style>
    <style:style style:name="TableRow2935" style:family="table-row">
      <style:table-row-properties style:use-optimal-row-height="false"/>
    </style:style>
    <style:style style:name="TableCell293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7" style:parent-style-name="Standard" style:family="paragraph">
      <style:paragraph-properties fo:text-align="justify" fo:margin-bottom="0in"/>
    </style:style>
    <style:style style:name="T2938" style:parent-style-name="Car.predefinitoparagrafo" style:family="text">
      <style:text-properties fo:color="#000000" fo:background-color="#00FF00"/>
    </style:style>
    <style:style style:name="T2939" style:parent-style-name="Car.predefinitoparagrafo" style:family="text">
      <style:text-properties fo:color="#000000"/>
    </style:style>
    <style:style style:name="P2940" style:parent-style-name="Titolo2" style:family="paragraph">
      <style:paragraph-properties fo:text-align="justify"/>
    </style:style>
    <style:style style:name="TableColumn2942" style:family="table-column">
      <style:table-column-properties style:column-width="6.693in" style:use-optimal-column-width="false"/>
    </style:style>
    <style:style style:name="Table2941" style:family="table">
      <style:table-properties style:width="6.693in" fo:margin-left="-0.0069in" table:align="left"/>
    </style:style>
    <style:style style:name="TableRow2943" style:family="table-row">
      <style:table-row-properties style:use-optimal-row-height="false"/>
    </style:style>
    <style:style style:name="TableCell294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5" style:parent-style-name="Standard" style:family="paragraph">
      <style:paragraph-properties fo:text-align="justify" fo:margin-bottom="0in"/>
      <style:text-properties fo:color="#000000"/>
    </style:style>
    <style:style style:name="P2946" style:parent-style-name="Titolo2" style:family="paragraph">
      <style:paragraph-properties fo:text-align="justify"/>
    </style:style>
    <style:style style:name="TableColumn2948" style:family="table-column">
      <style:table-column-properties style:column-width="6.693in" style:use-optimal-column-width="false"/>
    </style:style>
    <style:style style:name="Table2947" style:family="table">
      <style:table-properties style:width="6.693in" fo:margin-left="-0.0069in" table:align="left"/>
    </style:style>
    <style:style style:name="TableRow2949" style:family="table-row">
      <style:table-row-properties style:use-optimal-row-height="false"/>
    </style:style>
    <style:style style:name="TableCell295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51" style:parent-style-name="Standard" style:family="paragraph">
      <style:paragraph-properties fo:text-align="justify" fo:margin-bottom="0in"/>
    </style:style>
    <style:style style:name="T2952" style:parent-style-name="Car.predefinitoparagrafo" style:family="text">
      <style:text-properties fo:color="#000000" fo:background-color="#00FF00"/>
    </style:style>
    <style:style style:name="P2953" style:parent-style-name="Titolo2" style:family="paragraph">
      <style:paragraph-properties fo:text-align="justify"/>
    </style:style>
    <style:style style:name="TableColumn2955" style:family="table-column">
      <style:table-column-properties style:column-width="6.693in" style:use-optimal-column-width="false"/>
    </style:style>
    <style:style style:name="Table2954" style:family="table">
      <style:table-properties style:width="6.693in" fo:margin-left="-0.0069in" table:align="left"/>
    </style:style>
    <style:style style:name="TableRow2956" style:family="table-row">
      <style:table-row-properties style:use-optimal-row-height="false"/>
    </style:style>
    <style:style style:name="TableCell295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58" style:parent-style-name="Standard" style:family="paragraph">
      <style:paragraph-properties fo:text-align="justify" fo:margin-bottom="0in"/>
    </style:style>
    <style:style style:name="T2959" style:parent-style-name="Car.predefinitoparagrafo" style:family="text">
      <style:text-properties fo:color="#000000" fo:background-color="#00FF00"/>
    </style:style>
    <style:style style:name="T2960" style:parent-style-name="Car.predefinitoparagrafo" style:family="text">
      <style:text-properties fo:color="#000000" fo:background-color="#00FF00"/>
    </style:style>
    <style:style style:name="T2961" style:parent-style-name="Car.predefinitoparagrafo" style:family="text">
      <style:text-properties fo:color="#000000" fo:background-color="#00FF00"/>
    </style:style>
    <style:style style:name="P2962" style:parent-style-name="Standard" style:family="paragraph">
      <style:paragraph-properties fo:text-align="justify"/>
    </style:style>
    <style:style style:name="P2963" style:parent-style-name="Titolo1" style:family="paragraph">
      <style:paragraph-properties fo:text-align="justify"/>
    </style:style>
    <style:style style:name="P2964" style:parent-style-name="Standard" style:family="paragraph">
      <style:paragraph-properties fo:break-before="page" fo:text-align="justify"/>
    </style:style>
    <style:style style:name="P2965" style:parent-style-name="Titolo1" style:family="paragraph">
      <style:paragraph-properties fo:text-align="justify"/>
    </style:style>
    <style:style style:name="P2966" style:parent-style-name="Standard" style:family="paragraph">
      <style:paragraph-properties fo:text-align="justify"/>
    </style:style>
    <style:style style:name="P2967" style:parent-style-name="Titolo2" style:family="paragraph">
      <style:paragraph-properties fo:text-align="justify"/>
    </style:style>
    <style:style style:name="TableColumn2969" style:family="table-column">
      <style:table-column-properties style:column-width="6.693in" style:use-optimal-column-width="false"/>
    </style:style>
    <style:style style:name="Table2968" style:family="table">
      <style:table-properties style:width="6.693in" fo:margin-left="-0.0069in" table:align="left"/>
    </style:style>
    <style:style style:name="TableRow2970" style:family="table-row">
      <style:table-row-properties style:use-optimal-row-height="false"/>
    </style:style>
    <style:style style:name="TableCell297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72" style:parent-style-name="Standard" style:family="paragraph">
      <style:paragraph-properties fo:text-align="justify" fo:margin-bottom="0in"/>
      <style:text-properties style:use-window-font-color="true"/>
    </style:style>
    <style:style style:name="P2973" style:parent-style-name="Standard" style:family="paragraph">
      <style:paragraph-properties fo:text-align="justify" fo:margin-bottom="0in"/>
      <style:text-properties style:use-window-font-color="true"/>
    </style:style>
    <style:style style:name="P2974" style:parent-style-name="Standard" style:family="paragraph">
      <style:paragraph-properties fo:text-align="justify" fo:margin-bottom="0in"/>
      <style:text-properties style:use-window-font-color="true"/>
    </style:style>
    <style:style style:name="P2975" style:parent-style-name="Standard" style:family="paragraph">
      <style:paragraph-properties fo:text-align="justify" fo:margin-bottom="0in"/>
      <style:text-properties style:use-window-font-color="true"/>
    </style:style>
    <style:style style:name="P2976" style:parent-style-name="Standard" style:family="paragraph">
      <style:paragraph-properties fo:text-align="justify" fo:margin-bottom="0in"/>
      <style:text-properties style:use-window-font-color="true"/>
    </style:style>
    <style:style style:name="P2977" style:parent-style-name="Standard" style:family="paragraph">
      <style:paragraph-properties fo:text-align="justify" fo:margin-bottom="0in"/>
      <style:text-properties style:use-window-font-color="true"/>
    </style:style>
    <style:style style:name="P2978" style:parent-style-name="Standard" style:family="paragraph">
      <style:paragraph-properties fo:text-align="justify" fo:margin-bottom="0in"/>
      <style:text-properties style:use-window-font-color="true"/>
    </style:style>
    <style:style style:name="P2979" style:parent-style-name="Standard" style:family="paragraph">
      <style:paragraph-properties fo:text-align="justify" fo:margin-bottom="0in"/>
      <style:text-properties style:use-window-font-color="true"/>
    </style:style>
    <style:style style:name="P2980" style:parent-style-name="Standard" style:family="paragraph">
      <style:paragraph-properties fo:text-align="justify" fo:margin-bottom="0in"/>
      <style:text-properties style:use-window-font-color="true"/>
    </style:style>
    <style:style style:name="P2981" style:parent-style-name="Standard" style:family="paragraph">
      <style:paragraph-properties fo:text-align="justify" fo:margin-bottom="0in"/>
      <style:text-properties style:use-window-font-color="true"/>
    </style:style>
    <style:style style:name="P2982" style:parent-style-name="Standard" style:family="paragraph">
      <style:paragraph-properties fo:text-align="justify" fo:margin-bottom="0in"/>
      <style:text-properties style:use-window-font-color="true"/>
    </style:style>
    <style:style style:name="P2983" style:parent-style-name="Standard" style:family="paragraph">
      <style:paragraph-properties fo:text-align="justify" fo:margin-bottom="0in"/>
      <style:text-properties style:use-window-font-color="true"/>
    </style:style>
    <style:style style:name="P2984" style:parent-style-name="Standard" style:family="paragraph">
      <style:paragraph-properties fo:text-align="justify" fo:margin-bottom="0in" fo:margin-left="0.5in">
        <style:tab-stops/>
      </style:paragraph-properties>
      <style:text-properties style:use-window-font-color="true"/>
    </style:style>
    <style:style style:name="P2985" style:parent-style-name="Standard" style:family="paragraph">
      <style:paragraph-properties fo:text-align="justify" fo:margin-bottom="0in"/>
    </style:style>
    <style:style style:name="T2986" style:parent-style-name="Car.predefinitoparagrafo" style:family="text">
      <style:text-properties style:use-window-font-color="true"/>
    </style:style>
    <style:style style:name="TableRow2987" style:family="table-row">
      <style:table-row-properties style:use-optimal-row-height="false"/>
    </style:style>
    <style:style style:name="TableCell298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89" style:parent-style-name="Standard" style:family="paragraph">
      <style:paragraph-properties fo:text-align="justify" fo:margin-bottom="0in"/>
    </style:style>
    <style:style style:name="TableRow2990" style:family="table-row">
      <style:table-row-properties style:use-optimal-row-height="false"/>
    </style:style>
    <style:style style:name="TableCell299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2" style:parent-style-name="Standard" style:family="paragraph">
      <style:paragraph-properties fo:text-align="justify" fo:margin-bottom="0in"/>
    </style:style>
    <style:style style:name="TableRow2993" style:family="table-row">
      <style:table-row-properties style:use-optimal-row-height="false"/>
    </style:style>
    <style:style style:name="TableCell299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95" style:parent-style-name="Standard" style:family="paragraph">
      <style:paragraph-properties fo:text-align="justify" fo:margin-bottom="0in"/>
    </style:style>
    <style:style style:name="P2996" style:parent-style-name="Titolo2" style:family="paragraph">
      <style:paragraph-properties fo:text-align="justify"/>
    </style:style>
    <style:style style:name="TableColumn2998" style:family="table-column">
      <style:table-column-properties style:column-width="6.693in" style:use-optimal-column-width="false"/>
    </style:style>
    <style:style style:name="Table2997" style:family="table">
      <style:table-properties style:width="6.693in" fo:margin-left="-0.0069in" table:align="left"/>
    </style:style>
    <style:style style:name="TableRow2999" style:family="table-row">
      <style:table-row-properties style:use-optimal-row-height="false"/>
    </style:style>
    <style:style style:name="TableCell300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1" style:parent-style-name="Standard" style:family="paragraph">
      <style:paragraph-properties fo:text-align="justify" fo:margin-bottom="0in"/>
      <style:text-properties style:use-window-font-color="true"/>
    </style:style>
    <style:style style:name="P3002" style:parent-style-name="Standard" style:family="paragraph">
      <style:paragraph-properties fo:text-align="justify" fo:margin-bottom="0in"/>
    </style:style>
    <style:style style:name="T3003" style:parent-style-name="Car.predefinitoparagrafo" style:family="text">
      <style:text-properties style:use-window-font-color="true" fo:background-color="#00FF00"/>
    </style:style>
    <style:style style:name="TableRow3004" style:family="table-row">
      <style:table-row-properties style:use-optimal-row-height="false"/>
    </style:style>
    <style:style style:name="TableCell300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6" style:parent-style-name="Standard" style:family="paragraph">
      <style:paragraph-properties fo:text-align="justify" fo:margin-bottom="0in"/>
    </style:style>
    <style:style style:name="TableRow3007" style:family="table-row">
      <style:table-row-properties style:use-optimal-row-height="false"/>
    </style:style>
    <style:style style:name="TableCell300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09" style:parent-style-name="Standard" style:family="paragraph">
      <style:paragraph-properties fo:text-align="justify" fo:margin-bottom="0in"/>
    </style:style>
    <style:style style:name="TableRow3010" style:family="table-row">
      <style:table-row-properties style:use-optimal-row-height="false"/>
    </style:style>
    <style:style style:name="TableCell301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3012" style:parent-style-name="Standard" style:family="paragraph">
      <style:paragraph-properties fo:text-align="justify" fo:margin-bottom="0in"/>
    </style:style>
    <style:style style:name="P3013" style:parent-style-name="Titolo2" style:family="paragraph">
      <style:paragraph-properties fo:text-align="justify"/>
    </style:style>
    <style:style style:name="TableColumn3015" style:family="table-column">
      <style:table-column-properties style:column-width="6.693in" style:use-optimal-column-width="false"/>
    </style:style>
    <style:style style:name="Table3014" style:family="table">
      <style:table-properties style:width="6.693in" fo:margin-left="-0.0069in" table:align="left"/>
    </style:style>
    <style:style style:name="TableRow3016" style:family="table-row">
      <style:table-row-properties style:use-optimal-row-height="false"/>
    </style:style>
    <style:style style:name="TableCell3017"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3018" style:parent-style-name="Standard" style:family="paragraph">
      <style:paragraph-properties fo:text-align="justify" fo:margin-bottom="0in"/>
    </style:style>
    <style:style style:name="T3019" style:parent-style-name="Car.predefinitoparagrafo" style:family="text">
      <style:text-properties style:use-window-font-color="true"/>
    </style:style>
    <style:style style:name="T3020" style:parent-style-name="Car.predefinitoparagrafo" style:family="text">
      <style:text-properties style:use-window-font-color="true"/>
    </style:style>
    <style:style style:name="P3021" style:parent-style-name="Standard" style:family="paragraph">
      <style:paragraph-properties fo:text-align="justify" fo:margin-bottom="0in"/>
    </style:style>
    <style:style style:name="TableRow3022" style:family="table-row">
      <style:table-row-properties style:use-optimal-row-height="false"/>
    </style:style>
    <style:style style:name="TableCell3023"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3024" style:parent-style-name="Standard" style:family="paragraph">
      <style:paragraph-properties fo:text-align="justify" fo:margin-bottom="0in"/>
    </style:style>
    <style:style style:name="P3025" style:parent-style-name="Standard" style:family="paragraph">
      <style:paragraph-properties fo:break-before="page" fo:text-align="justify"/>
    </style:style>
    <style:style style:name="P3026" style:parent-style-name="Titolo1" style:family="paragraph">
      <style:paragraph-properties fo:text-align="justify"/>
    </style:style>
    <style:style style:name="P3027" style:parent-style-name="Standard" style:family="paragraph">
      <style:paragraph-properties fo:text-align="justify"/>
    </style:style>
    <style:style style:name="P3028" style:parent-style-name="Normale" style:family="paragraph">
      <style:paragraph-properties fo:text-align="justify"/>
    </style:style>
    <style:style style:name="P3029" style:parent-style-name="Normale" style:family="paragraph">
      <style:paragraph-properties fo:text-align="justify"/>
    </style:style>
    <style:style style:name="TableColumn3031" style:family="table-column">
      <style:table-column-properties style:column-width="3.8395in" style:use-optimal-column-width="false"/>
    </style:style>
    <style:style style:name="TableColumn3032" style:family="table-column">
      <style:table-column-properties style:column-width="1.477in" style:use-optimal-column-width="false"/>
    </style:style>
    <style:style style:name="TableColumn3033" style:family="table-column">
      <style:table-column-properties style:column-width="0.0979in" style:use-optimal-column-width="false"/>
    </style:style>
    <style:style style:name="TableColumn3034" style:family="table-column">
      <style:table-column-properties style:column-width="2.1659in" style:use-optimal-column-width="false"/>
    </style:style>
    <style:style style:name="Table3030" style:family="table">
      <style:table-properties style:width="7.5805in" fo:margin-left="-0.2958in" table:align="left"/>
    </style:style>
    <style:style style:name="TableRow3035" style:family="table-row">
      <style:table-row-properties style:min-row-height="0.2166in" style:use-optimal-row-height="false"/>
    </style:style>
    <style:style style:name="TableCell3036" style:family="table-cell">
      <style:table-cell-properties fo:border="none" style:writing-mode="lr-tb" style:vertical-align="bottom" fo:padding-top="0in" fo:padding-left="0.0486in" fo:padding-bottom="0in" fo:padding-right="0.0486in"/>
    </style:style>
    <style:style style:name="P3037" style:parent-style-name="Titolo1" style:family="paragraph">
      <style:paragraph-properties fo:text-align="justify" fo:margin-top="0in"/>
    </style:style>
    <style:style style:name="T3038" style:parent-style-name="Car.predefinitoparagrafo" style:family="text">
      <style:text-properties style:font-name-asian="Times New Roman" style:language-asian="it" style:country-asian="IT"/>
    </style:style>
    <style:style style:name="T3039" style:parent-style-name="Car.predefinitoparagrafo" style:family="text">
      <style:text-properties style:font-name-asian="Times New Roman" fo:color="#FF0000" style:language-asian="it" style:country-asian="IT"/>
    </style:style>
    <style:style style:name="TableCell3040" style:family="table-cell">
      <style:table-cell-properties fo:border="none" style:writing-mode="lr-tb" style:vertical-align="bottom" fo:padding-top="0in" fo:padding-left="0.0486in" fo:padding-bottom="0in" fo:padding-right="0.0486in"/>
    </style:style>
    <style:style style:name="P3041" style:parent-style-name="Standard" style:family="paragraph">
      <style:paragraph-properties fo:text-align="justify"/>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042" style:family="table-cell">
      <style:table-cell-properties fo:border="none" style:writing-mode="lr-tb" style:vertical-align="bottom" fo:padding-top="0in" fo:padding-left="0.0486in" fo:padding-bottom="0in" fo:padding-right="0.0486in"/>
    </style:style>
    <style:style style:name="P30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44" style:family="table-row">
      <style:table-row-properties style:row-height="0.0159in" style:use-optimal-row-height="false"/>
    </style:style>
    <style:style style:name="TableCell3045" style:family="table-cell">
      <style:table-cell-properties fo:border="none" style:writing-mode="lr-tb" style:vertical-align="bottom" fo:padding-top="0in" fo:padding-left="0.0486in" fo:padding-bottom="0in" fo:padding-right="0.0486in"/>
    </style:style>
    <style:style style:name="P30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047" style:family="table-cell">
      <style:table-cell-properties fo:border="none" style:writing-mode="lr-tb" style:vertical-align="bottom" fo:padding-top="0in" fo:padding-left="0.0486in" fo:padding-bottom="0in" fo:padding-right="0.0486in"/>
    </style:style>
    <style:style style:name="P30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049" style:family="table-cell">
      <style:table-cell-properties fo:border="none" style:writing-mode="lr-tb" style:vertical-align="bottom" fo:padding-top="0in" fo:padding-left="0.0486in" fo:padding-bottom="0in" fo:padding-right="0.0486in"/>
    </style:style>
    <style:style style:name="P30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51" style:family="table-row">
      <style:table-row-properties style:min-row-height="0.2083in" style:use-optimal-row-height="false"/>
    </style:style>
    <style:style style:name="TableCell3052" style:family="table-cell">
      <style:table-cell-properties fo:border="none" style:writing-mode="lr-tb" style:vertical-align="bottom" fo:padding-top="0in" fo:padding-left="0.0486in" fo:padding-bottom="0in" fo:padding-right="0.0486in"/>
    </style:style>
    <style:style style:name="P3053"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3054" style:family="table-cell">
      <style:table-cell-properties fo:border="none" style:writing-mode="lr-tb" style:vertical-align="bottom" fo:padding-top="0in" fo:padding-left="0.0486in" fo:padding-bottom="0in" fo:padding-right="0.0486in"/>
    </style:style>
    <style:style style:name="P3055"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3056" style:family="table-cell">
      <style:table-cell-properties fo:border="none" style:writing-mode="lr-tb" style:vertical-align="bottom" fo:padding-top="0in" fo:padding-left="0.0486in" fo:padding-bottom="0in" fo:padding-right="0.0486in"/>
    </style:style>
    <style:style style:name="P30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58" style:family="table-row">
      <style:table-row-properties style:row-height="0.0159in" style:use-optimal-row-height="false"/>
    </style:style>
    <style:style style:name="TableCell3059" style:family="table-cell">
      <style:table-cell-properties fo:border="none" style:writing-mode="lr-tb" style:vertical-align="bottom" fo:padding-top="0in" fo:padding-left="0.0486in" fo:padding-bottom="0in" fo:padding-right="0.0486in"/>
    </style:style>
    <style:style style:name="P30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061" style:family="table-cell">
      <style:table-cell-properties fo:border="none" style:writing-mode="lr-tb" style:vertical-align="bottom" fo:padding-top="0in" fo:padding-left="0.0486in" fo:padding-bottom="0in" fo:padding-right="0.0486in"/>
    </style:style>
    <style:style style:name="P30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063" style:family="table-cell">
      <style:table-cell-properties fo:border="none" style:writing-mode="lr-tb" style:vertical-align="bottom" fo:padding-top="0in" fo:padding-left="0.0486in" fo:padding-bottom="0in" fo:padding-right="0.0486in"/>
    </style:style>
    <style:style style:name="P30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65" style:family="table-row">
      <style:table-row-properties style:min-row-height="0.2083in" style:use-optimal-row-height="false"/>
    </style:style>
    <style:style style:name="TableCell3066" style:family="table-cell">
      <style:table-cell-properties fo:border="none" style:writing-mode="lr-tb" style:vertical-align="bottom" fo:padding-top="0in" fo:padding-left="0.0486in" fo:padding-bottom="0in" fo:padding-right="0.0486in"/>
    </style:style>
    <style:style style:name="P3067"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3068" style:family="table-cell">
      <style:table-cell-properties fo:border="none" style:writing-mode="lr-tb" style:vertical-align="bottom" fo:padding-top="0in" fo:padding-left="0.0486in" fo:padding-bottom="0in" fo:padding-right="0.0486in"/>
    </style:style>
    <style:style style:name="P3069"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3070" style:family="table-cell">
      <style:table-cell-properties fo:border="none" style:writing-mode="lr-tb" style:vertical-align="bottom" fo:padding-top="0in" fo:padding-left="0.0486in" fo:padding-bottom="0in" fo:padding-right="0.0486in"/>
    </style:style>
    <style:style style:name="P30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072" style:family="table-row">
      <style:table-row-properties style:min-row-height="0.2083in" style:use-optimal-row-height="false"/>
    </style:style>
    <style:style style:name="TableCell3073" style:family="table-cell">
      <style:table-cell-properties fo:border="none" style:writing-mode="lr-tb" style:vertical-align="bottom" fo:padding-top="0in" fo:padding-left="0.0486in" fo:padding-bottom="0in" fo:padding-right="0.0486in"/>
    </style:style>
    <style:style style:name="P3074" style:parent-style-name="Standard" style:family="paragraph">
      <style:paragraph-properties fo:text-align="justify" fo:margin-bottom="0in"/>
    </style:style>
    <style:style style:name="T3075"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76" style:parent-style-name="Car.predefinitoparagrafo" style:family="text">
      <style:text-properties style:font-name-asian="Times New Roman" style:font-name-complex="Calibri" style:font-style-complex="italic" fo:color="#E7E6E6" style:language-asian="it" style:country-asian="IT"/>
    </style:style>
    <style:style style:name="P3077" style:parent-style-name="Standard" style:family="paragraph">
      <style:paragraph-properties fo:text-align="justify" fo:margin-bottom="0in"/>
    </style:style>
    <style:style style:name="T3078"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79" style:parent-style-name="Car.predefinitoparagrafo" style:family="text">
      <style:text-properties style:font-name-asian="Times New Roman" style:font-name-complex="Calibri" style:font-style-complex="italic" fo:color="#E7E6E6" style:language-asian="it" style:country-asian="IT"/>
    </style:style>
    <style:style style:name="P3080" style:parent-style-name="Standard" style:family="paragraph">
      <style:paragraph-properties fo:text-align="justify" fo:margin-bottom="0in"/>
    </style:style>
    <style:style style:name="T3081"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82" style:parent-style-name="Car.predefinitoparagrafo" style:family="text">
      <style:text-properties style:font-name-asian="Times New Roman" style:font-name-complex="Calibri" style:font-style-complex="italic" fo:color="#E7E6E6" style:language-asian="it" style:country-asian="IT"/>
    </style:style>
    <style:style style:name="P3083" style:parent-style-name="Standard" style:family="paragraph">
      <style:paragraph-properties fo:text-align="justify" fo:margin-bottom="0in"/>
    </style:style>
    <style:style style:name="T3084"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85" style:parent-style-name="Car.predefinitoparagrafo" style:family="text">
      <style:text-properties style:font-name-asian="Times New Roman" style:font-name-complex="Calibri" style:font-style-complex="italic" fo:color="#E7E6E6" style:language-asian="it" style:country-asian="IT"/>
    </style:style>
    <style:style style:name="P3086" style:parent-style-name="Standard" style:family="paragraph">
      <style:paragraph-properties fo:text-align="justify" fo:margin-bottom="0in"/>
    </style:style>
    <style:style style:name="T3087"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88" style:parent-style-name="Car.predefinitoparagrafo" style:family="text">
      <style:text-properties style:font-name-asian="Times New Roman" style:font-name-complex="Calibri" style:font-style-complex="italic" fo:color="#E7E6E6" style:language-asian="it" style:country-asian="IT"/>
    </style:style>
    <style:style style:name="TableCell3089" style:family="table-cell">
      <style:table-cell-properties fo:border="none" style:writing-mode="lr-tb" style:vertical-align="bottom" fo:padding-top="0in" fo:padding-left="0.0486in" fo:padding-bottom="0in" fo:padding-right="0.0486in"/>
    </style:style>
    <style:style style:name="P3090" style:parent-style-name="Standard" style:family="paragraph">
      <style:paragraph-properties fo:text-align="justify" fo:margin-bottom="0in"/>
    </style:style>
    <style:style style:name="T3091"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92" style:parent-style-name="Car.predefinitoparagrafo" style:family="text">
      <style:text-properties style:font-name-asian="Times New Roman" style:font-name-complex="Calibri" style:font-style-complex="italic" fo:color="#E7E6E6" style:language-asian="it" style:country-asian="IT"/>
    </style:style>
    <style:style style:name="T3093"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P3094" style:parent-style-name="Standard" style:family="paragraph">
      <style:paragraph-properties fo:text-align="justify" fo:margin-bottom="0in"/>
    </style:style>
    <style:style style:name="T3095"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96" style:parent-style-name="Car.predefinitoparagrafo" style:family="text">
      <style:text-properties style:font-name-asian="Times New Roman" style:font-name-complex="Calibri" style:font-style-complex="italic" fo:color="#E7E6E6" style:language-asian="it" style:country-asian="IT"/>
    </style:style>
    <style:style style:name="P3097" style:parent-style-name="Standard" style:family="paragraph">
      <style:paragraph-properties fo:text-align="justify" fo:margin-bottom="0in"/>
    </style:style>
    <style:style style:name="T3098"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099" style:parent-style-name="Car.predefinitoparagrafo" style:family="text">
      <style:text-properties style:font-name-asian="Times New Roman" style:font-name-complex="Calibri" style:font-style-complex="italic" fo:color="#E7E6E6" style:language-asian="it" style:country-asian="IT"/>
    </style:style>
    <style:style style:name="P3100" style:parent-style-name="Standard" style:family="paragraph">
      <style:paragraph-properties fo:text-align="justify" fo:margin-bottom="0in"/>
    </style:style>
    <style:style style:name="T3101"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102" style:parent-style-name="Car.predefinitoparagrafo" style:family="text">
      <style:text-properties style:font-name-asian="Times New Roman" style:font-name-complex="Calibri" style:font-style-complex="italic" fo:color="#E7E6E6" style:language-asian="it" style:country-asian="IT"/>
    </style:style>
    <style:style style:name="P3103" style:parent-style-name="Standard" style:family="paragraph">
      <style:paragraph-properties fo:text-align="justify" fo:margin-bottom="0in"/>
    </style:style>
    <style:style style:name="T3104"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105" style:parent-style-name="Car.predefinitoparagrafo" style:family="text">
      <style:text-properties style:font-name-asian="Times New Roman" style:font-name-complex="Calibri" style:font-style-complex="italic" fo:color="#E7E6E6" style:language-asian="it" style:country-asian="IT"/>
    </style:style>
    <style:style style:name="TableCell3106" style:family="table-cell">
      <style:table-cell-properties fo:border="none" style:writing-mode="lr-tb" style:vertical-align="bottom" fo:padding-top="0in" fo:padding-left="0.0486in" fo:padding-bottom="0in" fo:padding-right="0.0486in"/>
    </style:style>
    <style:style style:name="P3107" style:parent-style-name="Standard" style:family="paragraph">
      <style:paragraph-properties fo:text-align="justify" fo:margin-bottom="0in"/>
    </style:style>
    <style:style style:name="T3108"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109" style:parent-style-name="Car.predefinitoparagrafo" style:family="text">
      <style:text-properties style:font-name-asian="Times New Roman" style:font-name-complex="Calibri" style:font-style-complex="italic" fo:color="#E7E6E6" style:language-asian="it" style:country-asian="IT"/>
    </style:style>
    <style:style style:name="T3110"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111" style:parent-style-name="Car.predefinitoparagrafo" style:family="text">
      <style:text-properties style:font-name-asian="Times New Roman" style:font-name-complex="Calibri" style:font-style-complex="italic" fo:color="#E7E6E6" style:language-asian="it" style:country-asian="IT"/>
    </style:style>
    <style:style style:name="P3112" style:parent-style-name="Standard" style:family="paragraph">
      <style:paragraph-properties fo:text-align="justify" fo:margin-bottom="0in"/>
    </style:style>
    <style:style style:name="T3113"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114" style:parent-style-name="Car.predefinitoparagrafo" style:family="text">
      <style:text-properties style:font-name-asian="Times New Roman" style:font-name-complex="Calibri" style:font-style-complex="italic" fo:color="#E7E6E6" style:language-asian="it" style:country-asian="IT"/>
    </style:style>
    <style:style style:name="P3115" style:parent-style-name="Standard" style:family="paragraph">
      <style:paragraph-properties fo:text-align="justify" fo:margin-bottom="0in"/>
    </style:style>
    <style:style style:name="T3116"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117" style:parent-style-name="Car.predefinitoparagrafo" style:family="text">
      <style:text-properties style:font-name-asian="Times New Roman" style:font-name-complex="Calibri" style:font-style-complex="italic" fo:color="#E7E6E6" style:language-asian="it" style:country-asian="IT"/>
    </style:style>
    <style:style style:name="P3118" style:parent-style-name="Standard" style:family="paragraph">
      <style:paragraph-properties fo:text-align="justify" fo:margin-bottom="0in"/>
    </style:style>
    <style:style style:name="T3119"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120" style:parent-style-name="Car.predefinitoparagrafo" style:family="text">
      <style:text-properties style:font-name-asian="Times New Roman" style:font-name-complex="Calibri" style:font-style-complex="italic" fo:color="#E7E6E6" style:language-asian="it" style:country-asian="IT"/>
    </style:style>
    <style:style style:name="P3121" style:parent-style-name="Standard" style:family="paragraph">
      <style:paragraph-properties fo:text-align="justify" fo:margin-bottom="0in"/>
    </style:style>
    <style:style style:name="T3122"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123" style:parent-style-name="Car.predefinitoparagrafo" style:family="text">
      <style:text-properties style:font-name-asian="Times New Roman" style:font-name-complex="Calibri" style:font-style-complex="italic" fo:color="#E7E6E6" style:language-asian="it" style:country-asian="IT"/>
    </style:style>
    <style:style style:name="TableRow3124" style:family="table-row">
      <style:table-row-properties style:row-height="0.0159in" style:use-optimal-row-height="false"/>
    </style:style>
    <style:style style:name="TableCell3125" style:family="table-cell">
      <style:table-cell-properties fo:border="none" style:writing-mode="lr-tb" style:vertical-align="bottom" fo:padding-top="0in" fo:padding-left="0.0486in" fo:padding-bottom="0in" fo:padding-right="0.0486in"/>
    </style:style>
    <style:style style:name="P3126"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3127" style:family="table-cell">
      <style:table-cell-properties fo:border="none" style:writing-mode="lr-tb" style:vertical-align="bottom" fo:padding-top="0in" fo:padding-left="0.0486in" fo:padding-bottom="0in" fo:padding-right="0.0486in"/>
    </style:style>
    <style:style style:name="P31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29" style:family="table-cell">
      <style:table-cell-properties fo:border="none" style:writing-mode="lr-tb" style:vertical-align="bottom" fo:padding-top="0in" fo:padding-left="0.0486in" fo:padding-bottom="0in" fo:padding-right="0.0486in"/>
    </style:style>
    <style:style style:name="P31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31" style:family="table-row">
      <style:table-row-properties style:row-height="0.0159in" style:use-optimal-row-height="false"/>
    </style:style>
    <style:style style:name="TableCell3132" style:family="table-cell">
      <style:table-cell-properties fo:border="none" style:writing-mode="lr-tb" style:vertical-align="bottom" fo:padding-top="0in" fo:padding-left="0.0486in" fo:padding-bottom="0in" fo:padding-right="0.0486in"/>
    </style:style>
    <style:style style:name="P31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34" style:family="table-cell">
      <style:table-cell-properties fo:border="none" style:writing-mode="lr-tb" style:vertical-align="bottom" fo:padding-top="0in" fo:padding-left="0.0486in" fo:padding-bottom="0in" fo:padding-right="0.0486in"/>
    </style:style>
    <style:style style:name="P31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36" style:family="table-cell">
      <style:table-cell-properties fo:border="none" style:writing-mode="lr-tb" style:vertical-align="bottom" fo:padding-top="0in" fo:padding-left="0.0486in" fo:padding-bottom="0in" fo:padding-right="0.0486in"/>
    </style:style>
    <style:style style:name="P31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38" style:family="table-row">
      <style:table-row-properties style:row-height="0.0159in" style:use-optimal-row-height="false"/>
    </style:style>
    <style:style style:name="TableCell3139" style:family="table-cell">
      <style:table-cell-properties fo:border="none" style:writing-mode="lr-tb" style:vertical-align="bottom" fo:padding-top="0in" fo:padding-left="0.0486in" fo:padding-bottom="0in" fo:padding-right="0.0486in"/>
    </style:style>
    <style:style style:name="P31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41" style:family="table-cell">
      <style:table-cell-properties fo:border="none" style:writing-mode="lr-tb" style:vertical-align="bottom" fo:padding-top="0in" fo:padding-left="0.0486in" fo:padding-bottom="0in" fo:padding-right="0.0486in"/>
    </style:style>
    <style:style style:name="P31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43" style:family="table-cell">
      <style:table-cell-properties fo:border="none" style:writing-mode="lr-tb" style:vertical-align="bottom" fo:padding-top="0in" fo:padding-left="0.0486in" fo:padding-bottom="0in" fo:padding-right="0.0486in"/>
    </style:style>
    <style:style style:name="P31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45" style:family="table-row">
      <style:table-row-properties style:row-height="0.0159in" style:use-optimal-row-height="false"/>
    </style:style>
    <style:style style:name="TableCell3146" style:family="table-cell">
      <style:table-cell-properties fo:border="none" style:writing-mode="lr-tb" style:vertical-align="bottom" fo:padding-top="0in" fo:padding-left="0.0486in" fo:padding-bottom="0in" fo:padding-right="0.0486in"/>
    </style:style>
    <style:style style:name="P31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48" style:family="table-cell">
      <style:table-cell-properties fo:border="none" style:writing-mode="lr-tb" style:vertical-align="bottom" fo:padding-top="0in" fo:padding-left="0.0486in" fo:padding-bottom="0in" fo:padding-right="0.0486in"/>
    </style:style>
    <style:style style:name="P31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50" style:family="table-cell">
      <style:table-cell-properties fo:border="none" style:writing-mode="lr-tb" style:vertical-align="bottom" fo:padding-top="0in" fo:padding-left="0.0486in" fo:padding-bottom="0in" fo:padding-right="0.0486in"/>
    </style:style>
    <style:style style:name="P31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52" style:family="table-row">
      <style:table-row-properties style:row-height="0.0159in" style:use-optimal-row-height="false"/>
    </style:style>
    <style:style style:name="TableCell3153" style:family="table-cell">
      <style:table-cell-properties fo:border="none" style:writing-mode="lr-tb" style:vertical-align="bottom" fo:padding-top="0in" fo:padding-left="0.0486in" fo:padding-bottom="0in" fo:padding-right="0.0486in"/>
    </style:style>
    <style:style style:name="P31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55" style:family="table-cell">
      <style:table-cell-properties fo:border="none" style:writing-mode="lr-tb" style:vertical-align="bottom" fo:padding-top="0in" fo:padding-left="0.0486in" fo:padding-bottom="0in" fo:padding-right="0.0486in"/>
    </style:style>
    <style:style style:name="P31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57" style:family="table-cell">
      <style:table-cell-properties fo:border="none" style:writing-mode="lr-tb" style:vertical-align="bottom" fo:padding-top="0in" fo:padding-left="0.0486in" fo:padding-bottom="0in" fo:padding-right="0.0486in"/>
    </style:style>
    <style:style style:name="P315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59" style:family="table-row">
      <style:table-row-properties style:row-height="0.0159in" style:use-optimal-row-height="false"/>
    </style:style>
    <style:style style:name="TableCell3160" style:family="table-cell">
      <style:table-cell-properties fo:border="none" style:writing-mode="lr-tb" style:vertical-align="bottom" fo:padding-top="0in" fo:padding-left="0.0486in" fo:padding-bottom="0in" fo:padding-right="0.0486in"/>
    </style:style>
    <style:style style:name="P31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62" style:family="table-cell">
      <style:table-cell-properties fo:border="none" style:writing-mode="lr-tb" style:vertical-align="bottom" fo:padding-top="0in" fo:padding-left="0.0486in" fo:padding-bottom="0in" fo:padding-right="0.0486in"/>
    </style:style>
    <style:style style:name="P316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64" style:family="table-cell">
      <style:table-cell-properties fo:border="none" style:writing-mode="lr-tb" style:vertical-align="bottom" fo:padding-top="0in" fo:padding-left="0.0486in" fo:padding-bottom="0in" fo:padding-right="0.0486in"/>
    </style:style>
    <style:style style:name="P31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66" style:family="table-row">
      <style:table-row-properties style:min-row-height="0.2083in" style:use-optimal-row-height="false"/>
    </style:style>
    <style:style style:name="TableCell3167" style:family="table-cell">
      <style:table-cell-properties fo:border="none" style:writing-mode="lr-tb" style:vertical-align="bottom" fo:padding-top="0in" fo:padding-left="0.0486in" fo:padding-bottom="0in" fo:padding-right="0.0486in"/>
    </style:style>
    <style:style style:name="P3168"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3169" style:family="table-cell">
      <style:table-cell-properties fo:border="none" style:writing-mode="lr-tb" style:vertical-align="bottom" fo:padding-top="0in" fo:padding-left="0.0486in" fo:padding-bottom="0in" fo:padding-right="0.0486in"/>
    </style:style>
    <style:style style:name="P3170"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3171" style:family="table-cell">
      <style:table-cell-properties fo:border="none" style:writing-mode="lr-tb" style:vertical-align="bottom" fo:padding-top="0in" fo:padding-left="0.0486in" fo:padding-bottom="0in" fo:padding-right="0.0486in"/>
    </style:style>
    <style:style style:name="P31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73" style:family="table-row">
      <style:table-row-properties style:min-row-height="0.6854in" style:use-optimal-row-height="false"/>
    </style:style>
    <style:style style:name="TableCell3174" style:family="table-cell">
      <style:table-cell-properties fo:border="none" style:writing-mode="lr-tb" style:vertical-align="bottom" fo:padding-top="0in" fo:padding-left="0.0486in" fo:padding-bottom="0in" fo:padding-right="0.0486in"/>
    </style:style>
    <style:style style:name="P3175"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Cell3176" style:family="table-cell">
      <style:table-cell-properties fo:border="none" style:writing-mode="lr-tb" style:vertical-align="bottom" fo:padding-top="0in" fo:padding-left="0.0486in" fo:padding-bottom="0in" fo:padding-right="0.0486in"/>
    </style:style>
    <style:style style:name="P3177"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Cell3178" style:family="table-cell">
      <style:table-cell-properties fo:border="none" style:writing-mode="lr-tb" style:vertical-align="bottom" fo:padding-top="0in" fo:padding-left="0.0486in" fo:padding-bottom="0in" fo:padding-right="0.0486in"/>
    </style:style>
    <style:style style:name="P3179"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3180" style:family="table-row">
      <style:table-row-properties style:row-height="0.0472in" style:use-optimal-row-height="false"/>
    </style:style>
    <style:style style:name="TableCell3181" style:family="table-cell">
      <style:table-cell-properties fo:border="none" style:writing-mode="lr-tb" style:vertical-align="bottom" fo:padding-top="0in" fo:padding-left="0.0486in" fo:padding-bottom="0in" fo:padding-right="0.0486in"/>
    </style:style>
    <style:style style:name="P3182"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3183" style:family="table-cell">
      <style:table-cell-properties fo:border="none" style:writing-mode="lr-tb" style:vertical-align="bottom" fo:padding-top="0in" fo:padding-left="0.0486in" fo:padding-bottom="0in" fo:padding-right="0.0486in"/>
    </style:style>
    <style:style style:name="P31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85" style:family="table-cell">
      <style:table-cell-properties fo:border="none" style:writing-mode="lr-tb" style:vertical-align="bottom" fo:padding-top="0in" fo:padding-left="0.0486in" fo:padding-bottom="0in" fo:padding-right="0.0486in"/>
    </style:style>
    <style:style style:name="P31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87" style:family="table-row">
      <style:table-row-properties style:row-height="0.0159in" style:use-optimal-row-height="false"/>
    </style:style>
    <style:style style:name="TableCell3188" style:family="table-cell">
      <style:table-cell-properties fo:border="none" style:writing-mode="lr-tb" style:vertical-align="bottom" fo:padding-top="0in" fo:padding-left="0.0486in" fo:padding-bottom="0in" fo:padding-right="0.0486in"/>
    </style:style>
    <style:style style:name="P31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90" style:family="table-cell">
      <style:table-cell-properties fo:border="none" style:writing-mode="lr-tb" style:vertical-align="bottom" fo:padding-top="0in" fo:padding-left="0.0486in" fo:padding-bottom="0in" fo:padding-right="0.0486in"/>
    </style:style>
    <style:style style:name="P31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92" style:family="table-cell">
      <style:table-cell-properties fo:border="none" style:writing-mode="lr-tb" style:vertical-align="bottom" fo:padding-top="0in" fo:padding-left="0.0486in" fo:padding-bottom="0in" fo:padding-right="0.0486in"/>
    </style:style>
    <style:style style:name="P31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194" style:family="table-row">
      <style:table-row-properties style:row-height="0.0159in" style:use-optimal-row-height="false"/>
    </style:style>
    <style:style style:name="TableCell3195" style:family="table-cell">
      <style:table-cell-properties fo:border="none" style:writing-mode="lr-tb" style:vertical-align="bottom" fo:padding-top="0in" fo:padding-left="0.0486in" fo:padding-bottom="0in" fo:padding-right="0.0486in"/>
    </style:style>
    <style:style style:name="P31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97" style:family="table-cell">
      <style:table-cell-properties fo:border="none" style:writing-mode="lr-tb" style:vertical-align="bottom" fo:padding-top="0in" fo:padding-left="0.0486in" fo:padding-bottom="0in" fo:padding-right="0.0486in"/>
    </style:style>
    <style:style style:name="P31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199" style:family="table-cell">
      <style:table-cell-properties fo:border="none" style:writing-mode="lr-tb" style:vertical-align="bottom" fo:padding-top="0in" fo:padding-left="0.0486in" fo:padding-bottom="0in" fo:padding-right="0.0486in"/>
    </style:style>
    <style:style style:name="P32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01" style:family="table-row">
      <style:table-row-properties style:row-height="0.0159in" style:use-optimal-row-height="false"/>
    </style:style>
    <style:style style:name="TableCell3202" style:family="table-cell">
      <style:table-cell-properties fo:border="none" style:writing-mode="lr-tb" style:vertical-align="bottom" fo:padding-top="0in" fo:padding-left="0.0486in" fo:padding-bottom="0in" fo:padding-right="0.0486in"/>
    </style:style>
    <style:style style:name="P32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04" style:family="table-cell">
      <style:table-cell-properties fo:border="none" style:writing-mode="lr-tb" style:vertical-align="bottom" fo:padding-top="0in" fo:padding-left="0.0486in" fo:padding-bottom="0in" fo:padding-right="0.0486in"/>
    </style:style>
    <style:style style:name="P32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06" style:family="table-cell">
      <style:table-cell-properties fo:border="none" style:writing-mode="lr-tb" style:vertical-align="bottom" fo:padding-top="0in" fo:padding-left="0.0486in" fo:padding-bottom="0in" fo:padding-right="0.0486in"/>
    </style:style>
    <style:style style:name="P32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08" style:family="table-row">
      <style:table-row-properties style:row-height="0.0472in" style:use-optimal-row-height="false"/>
    </style:style>
    <style:style style:name="TableCell3209" style:family="table-cell">
      <style:table-cell-properties fo:border="none" style:writing-mode="lr-tb" style:vertical-align="bottom" fo:padding-top="0in" fo:padding-left="0.0486in" fo:padding-bottom="0in" fo:padding-right="0.0486in"/>
    </style:style>
    <style:style style:name="P32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11" style:family="table-cell">
      <style:table-cell-properties fo:border="none" style:writing-mode="lr-tb" style:vertical-align="bottom" fo:padding-top="0in" fo:padding-left="0.0486in" fo:padding-bottom="0in" fo:padding-right="0.0486in"/>
    </style:style>
    <style:style style:name="P32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13" style:family="table-cell">
      <style:table-cell-properties fo:border="none" style:writing-mode="lr-tb" style:vertical-align="bottom" fo:padding-top="0in" fo:padding-left="0.0486in" fo:padding-bottom="0in" fo:padding-right="0.0486in"/>
    </style:style>
    <style:style style:name="P32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15" style:family="table-row">
      <style:table-row-properties style:row-height="0.0159in" style:use-optimal-row-height="false"/>
    </style:style>
    <style:style style:name="TableCell3216" style:family="table-cell">
      <style:table-cell-properties fo:border="none" style:writing-mode="lr-tb" style:vertical-align="bottom" fo:padding-top="0in" fo:padding-left="0.0486in" fo:padding-bottom="0in" fo:padding-right="0.0486in"/>
    </style:style>
    <style:style style:name="P32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18" style:family="table-cell">
      <style:table-cell-properties fo:border="none" style:writing-mode="lr-tb" style:vertical-align="bottom" fo:padding-top="0in" fo:padding-left="0.0486in" fo:padding-bottom="0in" fo:padding-right="0.0486in"/>
    </style:style>
    <style:style style:name="P32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20" style:family="table-cell">
      <style:table-cell-properties fo:border="none" style:writing-mode="lr-tb" style:vertical-align="bottom" fo:padding-top="0in" fo:padding-left="0.0486in" fo:padding-bottom="0in" fo:padding-right="0.0486in"/>
    </style:style>
    <style:style style:name="P32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22" style:family="table-row">
      <style:table-row-properties style:row-height="0.0159in" style:use-optimal-row-height="false"/>
    </style:style>
    <style:style style:name="TableCell3223" style:family="table-cell">
      <style:table-cell-properties fo:border="none" style:writing-mode="lr-tb" style:vertical-align="bottom" fo:padding-top="0in" fo:padding-left="0.0486in" fo:padding-bottom="0in" fo:padding-right="0.0486in"/>
    </style:style>
    <style:style style:name="P32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25" style:family="table-cell">
      <style:table-cell-properties fo:border="none" style:writing-mode="lr-tb" style:vertical-align="bottom" fo:padding-top="0in" fo:padding-left="0.0486in" fo:padding-bottom="0in" fo:padding-right="0.0486in"/>
    </style:style>
    <style:style style:name="P32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27" style:family="table-cell">
      <style:table-cell-properties fo:border="none" style:writing-mode="lr-tb" style:vertical-align="bottom" fo:padding-top="0in" fo:padding-left="0.0486in" fo:padding-bottom="0in" fo:padding-right="0.0486in"/>
    </style:style>
    <style:style style:name="P32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29" style:family="table-row">
      <style:table-row-properties style:row-height="0.0159in" style:use-optimal-row-height="false"/>
    </style:style>
    <style:style style:name="TableCell3230" style:family="table-cell">
      <style:table-cell-properties fo:border="none" style:writing-mode="lr-tb" style:vertical-align="bottom" fo:padding-top="0in" fo:padding-left="0.0486in" fo:padding-bottom="0in" fo:padding-right="0.0486in"/>
    </style:style>
    <style:style style:name="P323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32" style:family="table-cell">
      <style:table-cell-properties fo:border="none" style:writing-mode="lr-tb" style:vertical-align="bottom" fo:padding-top="0in" fo:padding-left="0.0486in" fo:padding-bottom="0in" fo:padding-right="0.0486in"/>
    </style:style>
    <style:style style:name="P32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34" style:family="table-cell">
      <style:table-cell-properties fo:border="none" style:writing-mode="lr-tb" style:vertical-align="bottom" fo:padding-top="0in" fo:padding-left="0.0486in" fo:padding-bottom="0in" fo:padding-right="0.0486in"/>
    </style:style>
    <style:style style:name="P32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36" style:family="table-row">
      <style:table-row-properties style:row-height="0.0159in" style:use-optimal-row-height="false"/>
    </style:style>
    <style:style style:name="TableCell3237" style:family="table-cell">
      <style:table-cell-properties fo:border="none" style:writing-mode="lr-tb" style:vertical-align="bottom" fo:padding-top="0in" fo:padding-left="0.0486in" fo:padding-bottom="0in" fo:padding-right="0.0486in"/>
    </style:style>
    <style:style style:name="P32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39" style:family="table-cell">
      <style:table-cell-properties fo:border="none" style:writing-mode="lr-tb" style:vertical-align="bottom" fo:padding-top="0in" fo:padding-left="0.0486in" fo:padding-bottom="0in" fo:padding-right="0.0486in"/>
    </style:style>
    <style:style style:name="P32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41" style:family="table-cell">
      <style:table-cell-properties fo:border="none" style:writing-mode="lr-tb" style:vertical-align="bottom" fo:padding-top="0in" fo:padding-left="0.0486in" fo:padding-bottom="0in" fo:padding-right="0.0486in"/>
    </style:style>
    <style:style style:name="P32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43" style:family="table-row">
      <style:table-row-properties style:row-height="0.0159in" style:use-optimal-row-height="false"/>
    </style:style>
    <style:style style:name="TableCell3244" style:family="table-cell">
      <style:table-cell-properties fo:border="none" style:writing-mode="lr-tb" style:vertical-align="bottom" fo:padding-top="0in" fo:padding-left="0.0486in" fo:padding-bottom="0in" fo:padding-right="0.0486in"/>
    </style:style>
    <style:style style:name="P324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46" style:family="table-cell">
      <style:table-cell-properties fo:border="none" style:writing-mode="lr-tb" style:vertical-align="bottom" fo:padding-top="0in" fo:padding-left="0.0486in" fo:padding-bottom="0in" fo:padding-right="0.0486in"/>
    </style:style>
    <style:style style:name="P32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48" style:family="table-cell">
      <style:table-cell-properties fo:border="none" style:writing-mode="lr-tb" style:vertical-align="bottom" fo:padding-top="0in" fo:padding-left="0.0486in" fo:padding-bottom="0in" fo:padding-right="0.0486in"/>
    </style:style>
    <style:style style:name="P32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50" style:family="table-row">
      <style:table-row-properties style:min-row-height="0.2083in" style:use-optimal-row-height="false"/>
    </style:style>
    <style:style style:name="TableCell3251" style:family="table-cell">
      <style:table-cell-properties fo:border="none" style:writing-mode="lr-tb" style:vertical-align="bottom" fo:padding-top="0in" fo:padding-left="0.0486in" fo:padding-bottom="0in" fo:padding-right="0.0486in"/>
    </style:style>
    <style:style style:name="P3252"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3253" style:family="table-cell">
      <style:table-cell-properties fo:border="none" style:writing-mode="lr-tb" style:vertical-align="bottom" fo:padding-top="0in" fo:padding-left="0.0486in" fo:padding-bottom="0in" fo:padding-right="0.0486in"/>
    </style:style>
    <style:style style:name="P3254"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3255" style:family="table-cell">
      <style:table-cell-properties fo:border="none" style:writing-mode="lr-tb" style:vertical-align="bottom" fo:padding-top="0in" fo:padding-left="0.0486in" fo:padding-bottom="0in" fo:padding-right="0.0486in"/>
    </style:style>
    <style:style style:name="P32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57" style:family="table-row">
      <style:table-row-properties style:min-row-height="0.2083in" style:use-optimal-row-height="false"/>
    </style:style>
    <style:style style:name="TableCell3258" style:family="table-cell">
      <style:table-cell-properties fo:border="none" style:writing-mode="lr-tb" style:vertical-align="bottom" fo:padding-top="0in" fo:padding-left="0.0486in" fo:padding-bottom="0in" fo:padding-right="0.0486in"/>
    </style:style>
    <style:style style:name="P3259"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260" style:family="table-cell">
      <style:table-cell-properties fo:border="none" style:writing-mode="lr-tb" style:vertical-align="bottom" fo:padding-top="0in" fo:padding-left="0.0486in" fo:padding-bottom="0in" fo:padding-right="0.0486in"/>
    </style:style>
    <style:style style:name="P3261" style:parent-style-name="Standard" style:family="paragraph">
      <style:paragraph-properties fo:text-align="justify" fo:margin-bottom="0in"/>
    </style:style>
    <style:style style:name="T3262"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263" style:parent-style-name="Car.predefinitoparagrafo" style:family="text">
      <style:text-properties style:font-name-asian="Times New Roman" style:font-name-complex="Calibri" style:font-style-complex="italic" fo:color="#E7E6E6" style:language-asian="it" style:country-asian="IT"/>
    </style:style>
    <style:style style:name="TableCell3264" style:family="table-cell">
      <style:table-cell-properties fo:border="none" style:writing-mode="lr-tb" fo:padding-top="0in" fo:padding-left="0.0069in" fo:padding-bottom="0in" fo:padding-right="0.0069in"/>
    </style:style>
    <style:style style:name="P3265" style:parent-style-name="Standard" style:family="paragraph">
      <style:paragraph-properties fo:text-align="justify" fo:margin-bottom="0in"/>
    </style:style>
    <style:style style:name="TableCell3266" style:family="table-cell">
      <style:table-cell-properties fo:border="none" style:writing-mode="lr-tb" fo:padding-top="0in" fo:padding-left="0.0069in" fo:padding-bottom="0in" fo:padding-right="0.0069in"/>
    </style:style>
    <style:style style:name="P3267" style:parent-style-name="Standard" style:family="paragraph">
      <style:paragraph-properties fo:text-align="justify" fo:margin-bottom="0in"/>
    </style:style>
    <style:style style:name="TableRow3268" style:family="table-row">
      <style:table-row-properties style:row-height="0.0159in" style:use-optimal-row-height="false"/>
    </style:style>
    <style:style style:name="TableCell3269" style:family="table-cell">
      <style:table-cell-properties fo:border="none" style:writing-mode="lr-tb" style:vertical-align="bottom" fo:padding-top="0in" fo:padding-left="0.0486in" fo:padding-bottom="0in" fo:padding-right="0.0486in"/>
    </style:style>
    <style:style style:name="P3270" style:parent-style-name="Standard" style:family="paragraph">
      <style:paragraph-properties fo:text-align="justify"/>
      <style:text-properties style:font-name-asian="Times New Roman" style:font-name-complex="Calibri" style:font-style-complex="italic" fo:color="#E7E6E6" style:language-asian="it" style:country-asian="IT"/>
    </style:style>
    <style:style style:name="TableCell3271" style:family="table-cell">
      <style:table-cell-properties fo:border="none" style:writing-mode="lr-tb" style:vertical-align="bottom" fo:padding-top="0in" fo:padding-left="0.0486in" fo:padding-bottom="0in" fo:padding-right="0.0486in"/>
    </style:style>
    <style:style style:name="P32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73" style:family="table-cell">
      <style:table-cell-properties fo:border="none" style:writing-mode="lr-tb" fo:padding-top="0in" fo:padding-left="0.0069in" fo:padding-bottom="0in" fo:padding-right="0.0069in"/>
    </style:style>
    <style:style style:name="P32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75" style:family="table-cell">
      <style:table-cell-properties fo:border="none" style:writing-mode="lr-tb" fo:padding-top="0in" fo:padding-left="0.0069in" fo:padding-bottom="0in" fo:padding-right="0.0069in"/>
    </style:style>
    <style:style style:name="P32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77" style:family="table-row">
      <style:table-row-properties style:row-height="0.0472in" style:use-optimal-row-height="false"/>
    </style:style>
    <style:style style:name="TableCell3278" style:family="table-cell">
      <style:table-cell-properties fo:border="none" style:writing-mode="lr-tb" style:vertical-align="bottom" fo:padding-top="0in" fo:padding-left="0.0486in" fo:padding-bottom="0in" fo:padding-right="0.0486in"/>
    </style:style>
    <style:style style:name="P3279"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3280" style:family="table-cell">
      <style:table-cell-properties fo:border="none" style:writing-mode="lr-tb" style:vertical-align="bottom" fo:padding-top="0in" fo:padding-left="0.0486in" fo:padding-bottom="0in" fo:padding-right="0.0486in"/>
    </style:style>
    <style:style style:name="P32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82" style:family="table-cell">
      <style:table-cell-properties fo:border="none" style:writing-mode="lr-tb" fo:padding-top="0in" fo:padding-left="0.0069in" fo:padding-bottom="0in" fo:padding-right="0.0069in"/>
    </style:style>
    <style:style style:name="P32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84" style:family="table-cell">
      <style:table-cell-properties fo:border="none" style:writing-mode="lr-tb" fo:padding-top="0in" fo:padding-left="0.0069in" fo:padding-bottom="0in" fo:padding-right="0.0069in"/>
    </style:style>
    <style:style style:name="P32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86" style:family="table-row">
      <style:table-row-properties style:row-height="0.0159in" style:use-optimal-row-height="false"/>
    </style:style>
    <style:style style:name="TableCell3287" style:family="table-cell">
      <style:table-cell-properties fo:border="none" style:writing-mode="lr-tb" style:vertical-align="bottom" fo:padding-top="0in" fo:padding-left="0.0486in" fo:padding-bottom="0in" fo:padding-right="0.0486in"/>
    </style:style>
    <style:style style:name="P3288"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3289" style:family="table-cell">
      <style:table-cell-properties fo:border="none" style:writing-mode="lr-tb" style:vertical-align="bottom" fo:padding-top="0in" fo:padding-left="0.0486in" fo:padding-bottom="0in" fo:padding-right="0.0486in"/>
    </style:style>
    <style:style style:name="P32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91" style:family="table-cell">
      <style:table-cell-properties fo:border="none" style:writing-mode="lr-tb" fo:padding-top="0in" fo:padding-left="0.0069in" fo:padding-bottom="0in" fo:padding-right="0.0069in"/>
    </style:style>
    <style:style style:name="P32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293" style:family="table-cell">
      <style:table-cell-properties fo:border="none" style:writing-mode="lr-tb" fo:padding-top="0in" fo:padding-left="0.0069in" fo:padding-bottom="0in" fo:padding-right="0.0069in"/>
    </style:style>
    <style:style style:name="P32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295" style:family="table-row">
      <style:table-row-properties style:min-row-height="0.2083in" style:use-optimal-row-height="false"/>
    </style:style>
    <style:style style:name="TableCell3296" style:family="table-cell">
      <style:table-cell-properties fo:border="none" style:writing-mode="lr-tb" style:vertical-align="bottom" fo:padding-top="0in" fo:padding-left="0.0486in" fo:padding-bottom="0in" fo:padding-right="0.0486in"/>
    </style:style>
    <style:style style:name="P3297" style:parent-style-name="Normale" style:family="paragraph">
      <style:paragraph-properties fo:text-align="justify"/>
    </style:style>
    <style:style style:name="T3298" style:parent-style-name="Car.predefinitoparagrafo" style:family="text">
      <style:text-properties fo:color="#E7E6E6" style:language-asian="it" style:country-asian="IT"/>
    </style:style>
    <style:style style:name="T3299" style:parent-style-name="Car.predefinitoparagrafo" style:family="text">
      <style:text-properties fo:font-style="italic" style:font-style-asian="italic" fo:color="#E7E6E6" style:language-asian="it" style:country-asian="IT"/>
    </style:style>
    <style:style style:name="T3300" style:parent-style-name="Car.predefinitoparagrafo" style:family="text">
      <style:text-properties fo:color="#E7E6E6" style:language-asian="it" style:country-asian="IT"/>
    </style:style>
    <style:style style:name="P3301" style:parent-style-name="Normale" style:family="paragraph">
      <style:paragraph-properties fo:text-align="justify"/>
      <style:text-properties fo:color="#E7E6E6"/>
    </style:style>
    <style:style style:name="P330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TableCell3303" style:family="table-cell">
      <style:table-cell-properties fo:border="none" style:writing-mode="lr-tb" style:vertical-align="bottom" fo:padding-top="0in" fo:padding-left="0.0486in" fo:padding-bottom="0in" fo:padding-right="0.0486in"/>
    </style:style>
    <style:style style:name="P3304"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3305" style:family="table-row">
      <style:table-row-properties style:row-height="0.0472in" style:use-optimal-row-height="false"/>
    </style:style>
    <style:style style:name="TableCell3306" style:family="table-cell">
      <style:table-cell-properties fo:border="none" style:writing-mode="lr-tb" style:vertical-align="bottom" fo:padding-top="0in" fo:padding-left="0.0486in" fo:padding-bottom="0in" fo:padding-right="0.0486in"/>
    </style:style>
    <style:style style:name="P3307"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3308" style:family="table-cell">
      <style:table-cell-properties fo:border="none" style:writing-mode="lr-tb" style:vertical-align="bottom" fo:padding-top="0in" fo:padding-left="0.0486in" fo:padding-bottom="0in" fo:padding-right="0.0486in"/>
    </style:style>
    <style:style style:name="P33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10" style:family="table-cell">
      <style:table-cell-properties fo:border="none" style:writing-mode="lr-tb" style:vertical-align="bottom" fo:padding-top="0in" fo:padding-left="0.0486in" fo:padding-bottom="0in" fo:padding-right="0.0486in"/>
    </style:style>
    <style:style style:name="P33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12" style:family="table-row">
      <style:table-row-properties style:row-height="0.0159in" style:use-optimal-row-height="false"/>
    </style:style>
    <style:style style:name="TableCell3313" style:family="table-cell">
      <style:table-cell-properties fo:border="none" style:writing-mode="lr-tb" style:vertical-align="bottom" fo:padding-top="0in" fo:padding-left="0.0486in" fo:padding-bottom="0in" fo:padding-right="0.0486in"/>
    </style:style>
    <style:style style:name="P33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15" style:family="table-cell">
      <style:table-cell-properties fo:border="none" style:writing-mode="lr-tb" style:vertical-align="bottom" fo:padding-top="0in" fo:padding-left="0.0486in" fo:padding-bottom="0in" fo:padding-right="0.0486in"/>
    </style:style>
    <style:style style:name="P33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17" style:family="table-cell">
      <style:table-cell-properties fo:border="none" style:writing-mode="lr-tb" style:vertical-align="bottom" fo:padding-top="0in" fo:padding-left="0.0486in" fo:padding-bottom="0in" fo:padding-right="0.0486in"/>
    </style:style>
    <style:style style:name="P33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19" style:family="table-row">
      <style:table-row-properties style:row-height="0.0159in" style:use-optimal-row-height="false"/>
    </style:style>
    <style:style style:name="TableCell3320" style:family="table-cell">
      <style:table-cell-properties fo:border="none" style:writing-mode="lr-tb" style:vertical-align="bottom" fo:padding-top="0in" fo:padding-left="0.0486in" fo:padding-bottom="0in" fo:padding-right="0.0486in"/>
    </style:style>
    <style:style style:name="P33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22" style:family="table-cell">
      <style:table-cell-properties fo:border="none" style:writing-mode="lr-tb" style:vertical-align="bottom" fo:padding-top="0in" fo:padding-left="0.0486in" fo:padding-bottom="0in" fo:padding-right="0.0486in"/>
    </style:style>
    <style:style style:name="P33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24" style:family="table-cell">
      <style:table-cell-properties fo:border="none" style:writing-mode="lr-tb" style:vertical-align="bottom" fo:padding-top="0in" fo:padding-left="0.0486in" fo:padding-bottom="0in" fo:padding-right="0.0486in"/>
    </style:style>
    <style:style style:name="P33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26" style:family="table-row">
      <style:table-row-properties style:row-height="0.0159in" style:use-optimal-row-height="false"/>
    </style:style>
    <style:style style:name="TableCell3327" style:family="table-cell">
      <style:table-cell-properties fo:border="none" style:writing-mode="lr-tb" style:vertical-align="bottom" fo:padding-top="0in" fo:padding-left="0.0486in" fo:padding-bottom="0in" fo:padding-right="0.0486in"/>
    </style:style>
    <style:style style:name="P33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29" style:family="table-cell">
      <style:table-cell-properties fo:border="none" style:writing-mode="lr-tb" style:vertical-align="bottom" fo:padding-top="0in" fo:padding-left="0.0486in" fo:padding-bottom="0in" fo:padding-right="0.0486in"/>
    </style:style>
    <style:style style:name="P33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31" style:family="table-cell">
      <style:table-cell-properties fo:border="none" style:writing-mode="lr-tb" style:vertical-align="bottom" fo:padding-top="0in" fo:padding-left="0.0486in" fo:padding-bottom="0in" fo:padding-right="0.0486in"/>
    </style:style>
    <style:style style:name="P33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33" style:family="table-row">
      <style:table-row-properties style:row-height="0.0159in" style:use-optimal-row-height="false"/>
    </style:style>
    <style:style style:name="TableCell3334" style:family="table-cell">
      <style:table-cell-properties fo:border="none" style:writing-mode="lr-tb" style:vertical-align="bottom" fo:padding-top="0in" fo:padding-left="0.0486in" fo:padding-bottom="0in" fo:padding-right="0.0486in"/>
    </style:style>
    <style:style style:name="P33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36" style:family="table-cell">
      <style:table-cell-properties fo:border="none" style:writing-mode="lr-tb" style:vertical-align="bottom" fo:padding-top="0in" fo:padding-left="0.0486in" fo:padding-bottom="0in" fo:padding-right="0.0486in"/>
    </style:style>
    <style:style style:name="P33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38" style:family="table-cell">
      <style:table-cell-properties fo:border="none" style:writing-mode="lr-tb" style:vertical-align="bottom" fo:padding-top="0in" fo:padding-left="0.0486in" fo:padding-bottom="0in" fo:padding-right="0.0486in"/>
    </style:style>
    <style:style style:name="P33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40" style:family="table-row">
      <style:table-row-properties style:row-height="0.0159in" style:use-optimal-row-height="false"/>
    </style:style>
    <style:style style:name="TableCell3341" style:family="table-cell">
      <style:table-cell-properties fo:border="none" style:writing-mode="lr-tb" style:vertical-align="bottom" fo:padding-top="0in" fo:padding-left="0.0486in" fo:padding-bottom="0in" fo:padding-right="0.0486in"/>
    </style:style>
    <style:style style:name="P33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43" style:family="table-cell">
      <style:table-cell-properties fo:border="none" style:writing-mode="lr-tb" style:vertical-align="bottom" fo:padding-top="0in" fo:padding-left="0.0486in" fo:padding-bottom="0in" fo:padding-right="0.0486in"/>
    </style:style>
    <style:style style:name="P33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45" style:family="table-cell">
      <style:table-cell-properties fo:border="none" style:writing-mode="lr-tb" style:vertical-align="bottom" fo:padding-top="0in" fo:padding-left="0.0486in" fo:padding-bottom="0in" fo:padding-right="0.0486in"/>
    </style:style>
    <style:style style:name="P33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47" style:family="table-row">
      <style:table-row-properties style:row-height="0.0159in" style:use-optimal-row-height="false"/>
    </style:style>
    <style:style style:name="TableCell3348" style:family="table-cell">
      <style:table-cell-properties fo:border="none" style:writing-mode="lr-tb" style:vertical-align="bottom" fo:padding-top="0in" fo:padding-left="0.0486in" fo:padding-bottom="0in" fo:padding-right="0.0486in"/>
    </style:style>
    <style:style style:name="P33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50" style:family="table-cell">
      <style:table-cell-properties fo:border="none" style:writing-mode="lr-tb" style:vertical-align="bottom" fo:padding-top="0in" fo:padding-left="0.0486in" fo:padding-bottom="0in" fo:padding-right="0.0486in"/>
    </style:style>
    <style:style style:name="P33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52" style:family="table-cell">
      <style:table-cell-properties fo:border="none" style:writing-mode="lr-tb" style:vertical-align="bottom" fo:padding-top="0in" fo:padding-left="0.0486in" fo:padding-bottom="0in" fo:padding-right="0.0486in"/>
    </style:style>
    <style:style style:name="P33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54" style:family="table-row">
      <style:table-row-properties style:row-height="0.0159in" style:use-optimal-row-height="false"/>
    </style:style>
    <style:style style:name="TableCell3355" style:family="table-cell">
      <style:table-cell-properties fo:border="none" style:writing-mode="lr-tb" style:vertical-align="bottom" fo:padding-top="0in" fo:padding-left="0.0486in" fo:padding-bottom="0in" fo:padding-right="0.0486in"/>
    </style:style>
    <style:style style:name="P33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57" style:family="table-cell">
      <style:table-cell-properties fo:border="none" style:writing-mode="lr-tb" style:vertical-align="bottom" fo:padding-top="0in" fo:padding-left="0.0486in" fo:padding-bottom="0in" fo:padding-right="0.0486in"/>
    </style:style>
    <style:style style:name="P335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59" style:family="table-cell">
      <style:table-cell-properties fo:border="none" style:writing-mode="lr-tb" style:vertical-align="bottom" fo:padding-top="0in" fo:padding-left="0.0486in" fo:padding-bottom="0in" fo:padding-right="0.0486in"/>
    </style:style>
    <style:style style:name="P33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61" style:family="table-row">
      <style:table-row-properties style:row-height="0.0159in" style:use-optimal-row-height="false"/>
    </style:style>
    <style:style style:name="TableCell3362" style:family="table-cell">
      <style:table-cell-properties fo:border="none" style:writing-mode="lr-tb" style:vertical-align="bottom" fo:padding-top="0in" fo:padding-left="0.0486in" fo:padding-bottom="0in" fo:padding-right="0.0486in"/>
    </style:style>
    <style:style style:name="P336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64" style:family="table-cell">
      <style:table-cell-properties fo:border="none" style:writing-mode="lr-tb" style:vertical-align="bottom" fo:padding-top="0in" fo:padding-left="0.0486in" fo:padding-bottom="0in" fo:padding-right="0.0486in"/>
    </style:style>
    <style:style style:name="P33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66" style:family="table-cell">
      <style:table-cell-properties fo:border="none" style:writing-mode="lr-tb" style:vertical-align="bottom" fo:padding-top="0in" fo:padding-left="0.0486in" fo:padding-bottom="0in" fo:padding-right="0.0486in"/>
    </style:style>
    <style:style style:name="P33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68" style:family="table-row">
      <style:table-row-properties style:row-height="0.0472in" style:use-optimal-row-height="false"/>
    </style:style>
    <style:style style:name="TableCell3369" style:family="table-cell">
      <style:table-cell-properties fo:border="none" style:writing-mode="lr-tb" style:vertical-align="bottom" fo:padding-top="0in" fo:padding-left="0.0486in" fo:padding-bottom="0in" fo:padding-right="0.0486in"/>
    </style:style>
    <style:style style:name="P33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71" style:family="table-cell">
      <style:table-cell-properties fo:border="none" style:writing-mode="lr-tb" style:vertical-align="bottom" fo:padding-top="0in" fo:padding-left="0.0486in" fo:padding-bottom="0in" fo:padding-right="0.0486in"/>
    </style:style>
    <style:style style:name="P33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73" style:family="table-cell">
      <style:table-cell-properties fo:border="none" style:writing-mode="lr-tb" style:vertical-align="bottom" fo:padding-top="0in" fo:padding-left="0.0486in" fo:padding-bottom="0in" fo:padding-right="0.0486in"/>
    </style:style>
    <style:style style:name="P33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75" style:family="table-row">
      <style:table-row-properties style:row-height="0.0159in" style:use-optimal-row-height="false"/>
    </style:style>
    <style:style style:name="TableCell3376" style:family="table-cell">
      <style:table-cell-properties fo:border="none" style:writing-mode="lr-tb" style:vertical-align="bottom" fo:padding-top="0in" fo:padding-left="0.0486in" fo:padding-bottom="0in" fo:padding-right="0.0486in"/>
    </style:style>
    <style:style style:name="P33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78" style:family="table-cell">
      <style:table-cell-properties fo:border="none" style:writing-mode="lr-tb" style:vertical-align="bottom" fo:padding-top="0in" fo:padding-left="0.0486in" fo:padding-bottom="0in" fo:padding-right="0.0486in"/>
    </style:style>
    <style:style style:name="P33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80" style:family="table-cell">
      <style:table-cell-properties fo:border="none" style:writing-mode="lr-tb" style:vertical-align="bottom" fo:padding-top="0in" fo:padding-left="0.0486in" fo:padding-bottom="0in" fo:padding-right="0.0486in"/>
    </style:style>
    <style:style style:name="P33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82" style:family="table-row">
      <style:table-row-properties style:row-height="0.0159in" style:use-optimal-row-height="false"/>
    </style:style>
    <style:style style:name="TableCell3383" style:family="table-cell">
      <style:table-cell-properties fo:border="none" style:writing-mode="lr-tb" style:vertical-align="bottom" fo:padding-top="0in" fo:padding-left="0.0486in" fo:padding-bottom="0in" fo:padding-right="0.0486in"/>
    </style:style>
    <style:style style:name="P33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85" style:family="table-cell">
      <style:table-cell-properties fo:border="none" style:writing-mode="lr-tb" style:vertical-align="bottom" fo:padding-top="0in" fo:padding-left="0.0486in" fo:padding-bottom="0in" fo:padding-right="0.0486in"/>
    </style:style>
    <style:style style:name="P33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87" style:family="table-cell">
      <style:table-cell-properties fo:border="none" style:writing-mode="lr-tb" style:vertical-align="bottom" fo:padding-top="0in" fo:padding-left="0.0486in" fo:padding-bottom="0in" fo:padding-right="0.0486in"/>
    </style:style>
    <style:style style:name="P33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89" style:family="table-row">
      <style:table-row-properties style:row-height="0.0159in" style:use-optimal-row-height="false"/>
    </style:style>
    <style:style style:name="TableCell3390" style:family="table-cell">
      <style:table-cell-properties fo:border="none" style:writing-mode="lr-tb" style:vertical-align="bottom" fo:padding-top="0in" fo:padding-left="0.0486in" fo:padding-bottom="0in" fo:padding-right="0.0486in"/>
    </style:style>
    <style:style style:name="P33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92" style:family="table-cell">
      <style:table-cell-properties fo:border="none" style:writing-mode="lr-tb" style:vertical-align="bottom" fo:padding-top="0in" fo:padding-left="0.0486in" fo:padding-bottom="0in" fo:padding-right="0.0486in"/>
    </style:style>
    <style:style style:name="P33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94" style:family="table-cell">
      <style:table-cell-properties fo:border="none" style:writing-mode="lr-tb" style:vertical-align="bottom" fo:padding-top="0in" fo:padding-left="0.0486in" fo:padding-bottom="0in" fo:padding-right="0.0486in"/>
    </style:style>
    <style:style style:name="P339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396" style:family="table-row">
      <style:table-row-properties style:row-height="0.0159in" style:use-optimal-row-height="false"/>
    </style:style>
    <style:style style:name="TableCell3397" style:family="table-cell">
      <style:table-cell-properties fo:border="none" style:writing-mode="lr-tb" style:vertical-align="bottom" fo:padding-top="0in" fo:padding-left="0.0486in" fo:padding-bottom="0in" fo:padding-right="0.0486in"/>
    </style:style>
    <style:style style:name="P33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399" style:family="table-cell">
      <style:table-cell-properties fo:border="none" style:writing-mode="lr-tb" style:vertical-align="bottom" fo:padding-top="0in" fo:padding-left="0.0486in" fo:padding-bottom="0in" fo:padding-right="0.0486in"/>
    </style:style>
    <style:style style:name="P34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01" style:family="table-cell">
      <style:table-cell-properties fo:border="none" style:writing-mode="lr-tb" style:vertical-align="bottom" fo:padding-top="0in" fo:padding-left="0.0486in" fo:padding-bottom="0in" fo:padding-right="0.0486in"/>
    </style:style>
    <style:style style:name="P340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03" style:family="table-row">
      <style:table-row-properties style:row-height="0.0159in" style:use-optimal-row-height="false"/>
    </style:style>
    <style:style style:name="TableCell3404" style:family="table-cell">
      <style:table-cell-properties fo:border="none" style:writing-mode="lr-tb" style:vertical-align="bottom" fo:padding-top="0in" fo:padding-left="0.0486in" fo:padding-bottom="0in" fo:padding-right="0.0486in"/>
    </style:style>
    <style:style style:name="P34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06" style:family="table-cell">
      <style:table-cell-properties fo:border="none" style:writing-mode="lr-tb" style:vertical-align="bottom" fo:padding-top="0in" fo:padding-left="0.0486in" fo:padding-bottom="0in" fo:padding-right="0.0486in"/>
    </style:style>
    <style:style style:name="P34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08" style:family="table-cell">
      <style:table-cell-properties fo:border="none" style:writing-mode="lr-tb" style:vertical-align="bottom" fo:padding-top="0in" fo:padding-left="0.0486in" fo:padding-bottom="0in" fo:padding-right="0.0486in"/>
    </style:style>
    <style:style style:name="P34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10" style:family="table-row">
      <style:table-row-properties style:row-height="0.0472in" style:use-optimal-row-height="false"/>
    </style:style>
    <style:style style:name="TableCell3411" style:family="table-cell">
      <style:table-cell-properties fo:border="none" style:writing-mode="lr-tb" style:vertical-align="bottom" fo:padding-top="0in" fo:padding-left="0.0486in" fo:padding-bottom="0in" fo:padding-right="0.0486in"/>
    </style:style>
    <style:style style:name="P34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13" style:family="table-cell">
      <style:table-cell-properties fo:border="none" style:writing-mode="lr-tb" style:vertical-align="bottom" fo:padding-top="0in" fo:padding-left="0.0486in" fo:padding-bottom="0in" fo:padding-right="0.0486in"/>
    </style:style>
    <style:style style:name="P34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15" style:family="table-cell">
      <style:table-cell-properties fo:border="none" style:writing-mode="lr-tb" style:vertical-align="bottom" fo:padding-top="0in" fo:padding-left="0.0486in" fo:padding-bottom="0in" fo:padding-right="0.0486in"/>
    </style:style>
    <style:style style:name="P34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17" style:family="table-row">
      <style:table-row-properties style:row-height="0.0159in" style:use-optimal-row-height="false"/>
    </style:style>
    <style:style style:name="TableCell3418" style:family="table-cell">
      <style:table-cell-properties fo:border="none" style:writing-mode="lr-tb" style:vertical-align="bottom" fo:padding-top="0in" fo:padding-left="0.0486in" fo:padding-bottom="0in" fo:padding-right="0.0486in"/>
    </style:style>
    <style:style style:name="P34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20" style:family="table-cell">
      <style:table-cell-properties fo:border="none" style:writing-mode="lr-tb" style:vertical-align="bottom" fo:padding-top="0in" fo:padding-left="0.0486in" fo:padding-bottom="0in" fo:padding-right="0.0486in"/>
    </style:style>
    <style:style style:name="P34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22" style:family="table-cell">
      <style:table-cell-properties fo:border="none" style:writing-mode="lr-tb" style:vertical-align="bottom" fo:padding-top="0in" fo:padding-left="0.0486in" fo:padding-bottom="0in" fo:padding-right="0.0486in"/>
    </style:style>
    <style:style style:name="P34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24" style:family="table-row">
      <style:table-row-properties style:row-height="0.0159in" style:use-optimal-row-height="false"/>
    </style:style>
    <style:style style:name="TableCell3425" style:family="table-cell">
      <style:table-cell-properties fo:border="none" style:writing-mode="lr-tb" style:vertical-align="bottom" fo:padding-top="0in" fo:padding-left="0.0486in" fo:padding-bottom="0in" fo:padding-right="0.0486in"/>
    </style:style>
    <style:style style:name="P34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27" style:family="table-cell">
      <style:table-cell-properties fo:border="none" style:writing-mode="lr-tb" style:vertical-align="bottom" fo:padding-top="0in" fo:padding-left="0.0486in" fo:padding-bottom="0in" fo:padding-right="0.0486in"/>
    </style:style>
    <style:style style:name="P34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29" style:family="table-cell">
      <style:table-cell-properties fo:border="none" style:writing-mode="lr-tb" style:vertical-align="bottom" fo:padding-top="0in" fo:padding-left="0.0486in" fo:padding-bottom="0in" fo:padding-right="0.0486in"/>
    </style:style>
    <style:style style:name="P34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31" style:family="table-row">
      <style:table-row-properties style:row-height="0.0159in" style:use-optimal-row-height="false"/>
    </style:style>
    <style:style style:name="TableCell3432" style:family="table-cell">
      <style:table-cell-properties fo:border="none" style:writing-mode="lr-tb" style:vertical-align="bottom" fo:padding-top="0in" fo:padding-left="0.0486in" fo:padding-bottom="0in" fo:padding-right="0.0486in"/>
    </style:style>
    <style:style style:name="P3433"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3434" style:family="table-cell">
      <style:table-cell-properties fo:border="none" style:writing-mode="lr-tb" style:vertical-align="bottom" fo:padding-top="0in" fo:padding-left="0.0486in" fo:padding-bottom="0in" fo:padding-right="0.0486in"/>
    </style:style>
    <style:style style:name="P34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36" style:family="table-cell">
      <style:table-cell-properties fo:border="none" style:writing-mode="lr-tb" style:vertical-align="bottom" fo:padding-top="0in" fo:padding-left="0.0486in" fo:padding-bottom="0in" fo:padding-right="0.0486in"/>
    </style:style>
    <style:style style:name="P34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38" style:family="table-row">
      <style:table-row-properties style:row-height="0.0159in" style:use-optimal-row-height="false"/>
    </style:style>
    <style:style style:name="TableCell3439" style:family="table-cell">
      <style:table-cell-properties fo:border="none" style:writing-mode="lr-tb" style:vertical-align="bottom" fo:padding-top="0in" fo:padding-left="0.0486in" fo:padding-bottom="0in" fo:padding-right="0.0486in"/>
    </style:style>
    <style:style style:name="P34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41" style:family="table-cell">
      <style:table-cell-properties fo:border="none" style:writing-mode="lr-tb" style:vertical-align="bottom" fo:padding-top="0in" fo:padding-left="0.0486in" fo:padding-bottom="0in" fo:padding-right="0.0486in"/>
    </style:style>
    <style:style style:name="P34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43" style:family="table-cell">
      <style:table-cell-properties fo:border="none" style:writing-mode="lr-tb" style:vertical-align="bottom" fo:padding-top="0in" fo:padding-left="0.0486in" fo:padding-bottom="0in" fo:padding-right="0.0486in"/>
    </style:style>
    <style:style style:name="P34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45" style:family="table-row">
      <style:table-row-properties style:row-height="0.0159in" style:use-optimal-row-height="false"/>
    </style:style>
    <style:style style:name="TableCell3446" style:family="table-cell">
      <style:table-cell-properties fo:border="none" style:writing-mode="lr-tb" style:vertical-align="bottom" fo:padding-top="0in" fo:padding-left="0.0486in" fo:padding-bottom="0in" fo:padding-right="0.0486in"/>
    </style:style>
    <style:style style:name="P34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48" style:family="table-cell">
      <style:table-cell-properties fo:border="none" style:writing-mode="lr-tb" style:vertical-align="bottom" fo:padding-top="0in" fo:padding-left="0.0486in" fo:padding-bottom="0in" fo:padding-right="0.0486in"/>
    </style:style>
    <style:style style:name="P34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50" style:family="table-cell">
      <style:table-cell-properties fo:border="none" style:writing-mode="lr-tb" style:vertical-align="bottom" fo:padding-top="0in" fo:padding-left="0.0486in" fo:padding-bottom="0in" fo:padding-right="0.0486in"/>
    </style:style>
    <style:style style:name="P34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52" style:family="table-row">
      <style:table-row-properties style:row-height="0.0159in" style:use-optimal-row-height="false"/>
    </style:style>
    <style:style style:name="TableCell3453" style:family="table-cell">
      <style:table-cell-properties fo:border="none" style:writing-mode="lr-tb" style:vertical-align="bottom" fo:padding-top="0in" fo:padding-left="0.0486in" fo:padding-bottom="0in" fo:padding-right="0.0486in"/>
    </style:style>
    <style:style style:name="P34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55" style:family="table-cell">
      <style:table-cell-properties fo:border="none" style:writing-mode="lr-tb" style:vertical-align="bottom" fo:padding-top="0in" fo:padding-left="0.0486in" fo:padding-bottom="0in" fo:padding-right="0.0486in"/>
    </style:style>
    <style:style style:name="P34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57" style:family="table-cell">
      <style:table-cell-properties fo:border="none" style:writing-mode="lr-tb" style:vertical-align="bottom" fo:padding-top="0in" fo:padding-left="0.0486in" fo:padding-bottom="0in" fo:padding-right="0.0486in"/>
    </style:style>
    <style:style style:name="P345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59" style:family="table-row">
      <style:table-row-properties style:row-height="0.0159in" style:use-optimal-row-height="false"/>
    </style:style>
    <style:style style:name="TableCell3460" style:family="table-cell">
      <style:table-cell-properties fo:border="none" style:writing-mode="lr-tb" style:vertical-align="bottom" fo:padding-top="0in" fo:padding-left="0.0486in" fo:padding-bottom="0in" fo:padding-right="0.0486in"/>
    </style:style>
    <style:style style:name="P34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62" style:family="table-cell">
      <style:table-cell-properties fo:border="none" style:writing-mode="lr-tb" style:vertical-align="bottom" fo:padding-top="0in" fo:padding-left="0.0486in" fo:padding-bottom="0in" fo:padding-right="0.0486in"/>
    </style:style>
    <style:style style:name="P346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64" style:family="table-cell">
      <style:table-cell-properties fo:border="none" style:writing-mode="lr-tb" style:vertical-align="bottom" fo:padding-top="0in" fo:padding-left="0.0486in" fo:padding-bottom="0in" fo:padding-right="0.0486in"/>
    </style:style>
    <style:style style:name="P34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66" style:family="table-row">
      <style:table-row-properties style:row-height="0.0159in" style:use-optimal-row-height="false"/>
    </style:style>
    <style:style style:name="TableCell3467" style:family="table-cell">
      <style:table-cell-properties fo:border="none" style:writing-mode="lr-tb" style:vertical-align="bottom" fo:padding-top="0in" fo:padding-left="0.0486in" fo:padding-bottom="0in" fo:padding-right="0.0486in"/>
    </style:style>
    <style:style style:name="P34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69" style:family="table-cell">
      <style:table-cell-properties fo:border="none" style:writing-mode="lr-tb" style:vertical-align="bottom" fo:padding-top="0in" fo:padding-left="0.0486in" fo:padding-bottom="0in" fo:padding-right="0.0486in"/>
    </style:style>
    <style:style style:name="P34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71" style:family="table-cell">
      <style:table-cell-properties fo:border="none" style:writing-mode="lr-tb" style:vertical-align="bottom" fo:padding-top="0in" fo:padding-left="0.0486in" fo:padding-bottom="0in" fo:padding-right="0.0486in"/>
    </style:style>
    <style:style style:name="P34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73" style:family="table-row">
      <style:table-row-properties style:row-height="0.0159in" style:use-optimal-row-height="false"/>
    </style:style>
    <style:style style:name="TableCell3474" style:family="table-cell">
      <style:table-cell-properties fo:border="none" style:writing-mode="lr-tb" style:vertical-align="bottom" fo:padding-top="0in" fo:padding-left="0.0486in" fo:padding-bottom="0in" fo:padding-right="0.0486in"/>
    </style:style>
    <style:style style:name="P34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76" style:family="table-cell">
      <style:table-cell-properties fo:border="none" style:writing-mode="lr-tb" style:vertical-align="bottom" fo:padding-top="0in" fo:padding-left="0.0486in" fo:padding-bottom="0in" fo:padding-right="0.0486in"/>
    </style:style>
    <style:style style:name="P34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78" style:family="table-cell">
      <style:table-cell-properties fo:border="none" style:writing-mode="lr-tb" style:vertical-align="bottom" fo:padding-top="0in" fo:padding-left="0.0486in" fo:padding-bottom="0in" fo:padding-right="0.0486in"/>
    </style:style>
    <style:style style:name="P34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80" style:family="table-row">
      <style:table-row-properties style:row-height="0.0159in" style:use-optimal-row-height="false"/>
    </style:style>
    <style:style style:name="TableCell3481" style:family="table-cell">
      <style:table-cell-properties fo:border="none" style:writing-mode="lr-tb" style:vertical-align="bottom" fo:padding-top="0in" fo:padding-left="0.0486in" fo:padding-bottom="0in" fo:padding-right="0.0486in"/>
    </style:style>
    <style:style style:name="P34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83" style:family="table-cell">
      <style:table-cell-properties fo:border="none" style:writing-mode="lr-tb" style:vertical-align="bottom" fo:padding-top="0in" fo:padding-left="0.0486in" fo:padding-bottom="0in" fo:padding-right="0.0486in"/>
    </style:style>
    <style:style style:name="P34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85" style:family="table-cell">
      <style:table-cell-properties fo:border="none" style:writing-mode="lr-tb" style:vertical-align="bottom" fo:padding-top="0in" fo:padding-left="0.0486in" fo:padding-bottom="0in" fo:padding-right="0.0486in"/>
    </style:style>
    <style:style style:name="P34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87" style:family="table-row">
      <style:table-row-properties style:row-height="0.0159in" style:use-optimal-row-height="false"/>
    </style:style>
    <style:style style:name="TableCell3488" style:family="table-cell">
      <style:table-cell-properties fo:border="none" style:writing-mode="lr-tb" style:vertical-align="bottom" fo:padding-top="0in" fo:padding-left="0.0486in" fo:padding-bottom="0in" fo:padding-right="0.0486in"/>
    </style:style>
    <style:style style:name="P34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90" style:family="table-cell">
      <style:table-cell-properties fo:border="none" style:writing-mode="lr-tb" style:vertical-align="bottom" fo:padding-top="0in" fo:padding-left="0.0486in" fo:padding-bottom="0in" fo:padding-right="0.0486in"/>
    </style:style>
    <style:style style:name="P34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92" style:family="table-cell">
      <style:table-cell-properties fo:border="none" style:writing-mode="lr-tb" style:vertical-align="bottom" fo:padding-top="0in" fo:padding-left="0.0486in" fo:padding-bottom="0in" fo:padding-right="0.0486in"/>
    </style:style>
    <style:style style:name="P34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494" style:family="table-row">
      <style:table-row-properties style:row-height="0.0159in" style:use-optimal-row-height="false"/>
    </style:style>
    <style:style style:name="TableCell3495" style:family="table-cell">
      <style:table-cell-properties fo:border="none" style:writing-mode="lr-tb" style:vertical-align="bottom" fo:padding-top="0in" fo:padding-left="0.0486in" fo:padding-bottom="0in" fo:padding-right="0.0486in"/>
    </style:style>
    <style:style style:name="P34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97" style:family="table-cell">
      <style:table-cell-properties fo:border="none" style:writing-mode="lr-tb" style:vertical-align="bottom" fo:padding-top="0in" fo:padding-left="0.0486in" fo:padding-bottom="0in" fo:padding-right="0.0486in"/>
    </style:style>
    <style:style style:name="P34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499" style:family="table-cell">
      <style:table-cell-properties fo:border="none" style:writing-mode="lr-tb" style:vertical-align="bottom" fo:padding-top="0in" fo:padding-left="0.0486in" fo:padding-bottom="0in" fo:padding-right="0.0486in"/>
    </style:style>
    <style:style style:name="P35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01" style:family="table-row">
      <style:table-row-properties style:row-height="0.0159in" style:use-optimal-row-height="false"/>
    </style:style>
    <style:style style:name="TableCell3502" style:family="table-cell">
      <style:table-cell-properties fo:border="none" style:writing-mode="lr-tb" style:vertical-align="bottom" fo:padding-top="0in" fo:padding-left="0.0486in" fo:padding-bottom="0in" fo:padding-right="0.0486in"/>
    </style:style>
    <style:style style:name="P35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04" style:family="table-cell">
      <style:table-cell-properties fo:border="none" style:writing-mode="lr-tb" style:vertical-align="bottom" fo:padding-top="0in" fo:padding-left="0.0486in" fo:padding-bottom="0in" fo:padding-right="0.0486in"/>
    </style:style>
    <style:style style:name="P35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06" style:family="table-cell">
      <style:table-cell-properties fo:border="none" style:writing-mode="lr-tb" style:vertical-align="bottom" fo:padding-top="0in" fo:padding-left="0.0486in" fo:padding-bottom="0in" fo:padding-right="0.0486in"/>
    </style:style>
    <style:style style:name="P35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08" style:family="table-row">
      <style:table-row-properties style:row-height="0.0159in" style:use-optimal-row-height="false"/>
    </style:style>
    <style:style style:name="TableCell3509" style:family="table-cell">
      <style:table-cell-properties fo:border="none" style:writing-mode="lr-tb" style:vertical-align="bottom" fo:padding-top="0in" fo:padding-left="0.0486in" fo:padding-bottom="0in" fo:padding-right="0.0486in"/>
    </style:style>
    <style:style style:name="P35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11" style:family="table-cell">
      <style:table-cell-properties fo:border="none" style:writing-mode="lr-tb" style:vertical-align="bottom" fo:padding-top="0in" fo:padding-left="0.0486in" fo:padding-bottom="0in" fo:padding-right="0.0486in"/>
    </style:style>
    <style:style style:name="P35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13" style:family="table-cell">
      <style:table-cell-properties fo:border="none" style:writing-mode="lr-tb" style:vertical-align="bottom" fo:padding-top="0in" fo:padding-left="0.0486in" fo:padding-bottom="0in" fo:padding-right="0.0486in"/>
    </style:style>
    <style:style style:name="P35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15" style:family="table-row">
      <style:table-row-properties style:min-row-height="0.2083in" style:use-optimal-row-height="false"/>
    </style:style>
    <style:style style:name="TableCell3516" style:family="table-cell">
      <style:table-cell-properties fo:border="none" style:writing-mode="lr-tb" style:vertical-align="bottom" fo:padding-top="0in" fo:padding-left="0.0486in" fo:padding-bottom="0in" fo:padding-right="0.0486in"/>
    </style:style>
    <style:style style:name="P3517"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P3518"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3519"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3520"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P3521"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P3522"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3523" style:family="table-cell">
      <style:table-cell-properties fo:border="none" style:writing-mode="lr-tb" style:vertical-align="bottom" fo:padding-top="0in" fo:padding-left="0.0486in" fo:padding-bottom="0in" fo:padding-right="0.0486in"/>
    </style:style>
    <style:style style:name="P3524"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3525" style:family="table-cell">
      <style:table-cell-properties fo:border="none" style:writing-mode="lr-tb" style:vertical-align="bottom" fo:padding-top="0in" fo:padding-left="0.0486in" fo:padding-bottom="0in" fo:padding-right="0.0486in"/>
    </style:style>
    <style:style style:name="P35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27" style:family="table-row">
      <style:table-row-properties style:min-row-height="0.2083in" style:use-optimal-row-height="false"/>
    </style:style>
    <style:style style:name="TableCell3528" style:family="table-cell">
      <style:table-cell-properties fo:border="none" style:writing-mode="lr-tb" style:vertical-align="bottom" fo:padding-top="0in" fo:padding-left="0.0486in" fo:padding-bottom="0in" fo:padding-right="0.0486in"/>
    </style:style>
    <style:style style:name="P3529" style:parent-style-name="Standard" style:family="paragraph">
      <style:paragraph-properties fo:text-align="justify" fo:margin-bottom="0in"/>
    </style:style>
    <style:style style:name="T3530" style:parent-style-name="Car.predefinitoparagrafo" style:family="text">
      <style:text-properties style:font-name-asian="Times New Roman" style:font-name-complex="Calibri" style:font-style-complex="italic" fo:color="#E7E6E6" style:language-asian="it" style:country-asian="IT"/>
    </style:style>
    <style:style style:name="T3531"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532" style:parent-style-name="Car.predefinitoparagrafo" style:family="text">
      <style:text-properties style:font-name-asian="Times New Roman" style:font-name-complex="Calibri" style:font-style-complex="italic" fo:color="#E7E6E6" style:language-asian="it" style:country-asian="IT"/>
    </style:style>
    <style:style style:name="TableCell3533" style:family="table-cell">
      <style:table-cell-properties fo:border="none" style:writing-mode="lr-tb" style:vertical-align="bottom" fo:padding-top="0in" fo:padding-left="0.0486in" fo:padding-bottom="0in" fo:padding-right="0.0486in"/>
    </style:style>
    <style:style style:name="P3534"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3535" style:family="table-cell">
      <style:table-cell-properties fo:border="none" style:writing-mode="lr-tb" style:vertical-align="bottom" fo:padding-top="0in" fo:padding-left="0.0486in" fo:padding-bottom="0in" fo:padding-right="0.0486in"/>
    </style:style>
    <style:style style:name="P3536"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3537" style:family="table-row">
      <style:table-row-properties style:row-height="0.0159in" style:use-optimal-row-height="false"/>
    </style:style>
    <style:style style:name="TableCell3538" style:family="table-cell">
      <style:table-cell-properties fo:border="none" style:writing-mode="lr-tb" style:vertical-align="bottom" fo:padding-top="0in" fo:padding-left="0.0486in" fo:padding-bottom="0in" fo:padding-right="0.0486in"/>
    </style:style>
    <style:style style:name="P3539"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3540" style:family="table-cell">
      <style:table-cell-properties fo:border="none" style:writing-mode="lr-tb" style:vertical-align="bottom" fo:padding-top="0in" fo:padding-left="0.0486in" fo:padding-bottom="0in" fo:padding-right="0.0486in"/>
    </style:style>
    <style:style style:name="P35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42" style:family="table-cell">
      <style:table-cell-properties fo:border="none" style:writing-mode="lr-tb" style:vertical-align="bottom" fo:padding-top="0in" fo:padding-left="0.0486in" fo:padding-bottom="0in" fo:padding-right="0.0486in"/>
    </style:style>
    <style:style style:name="P35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44" style:family="table-row">
      <style:table-row-properties style:row-height="0.0159in" style:use-optimal-row-height="false"/>
    </style:style>
    <style:style style:name="TableCell3545" style:family="table-cell">
      <style:table-cell-properties fo:border="none" style:writing-mode="lr-tb" style:vertical-align="bottom" fo:padding-top="0in" fo:padding-left="0.0486in" fo:padding-bottom="0in" fo:padding-right="0.0486in"/>
    </style:style>
    <style:style style:name="P35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47" style:family="table-cell">
      <style:table-cell-properties fo:border="none" style:writing-mode="lr-tb" style:vertical-align="bottom" fo:padding-top="0in" fo:padding-left="0.0486in" fo:padding-bottom="0in" fo:padding-right="0.0486in"/>
    </style:style>
    <style:style style:name="P35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49" style:family="table-cell">
      <style:table-cell-properties fo:border="none" style:writing-mode="lr-tb" style:vertical-align="bottom" fo:padding-top="0in" fo:padding-left="0.0486in" fo:padding-bottom="0in" fo:padding-right="0.0486in"/>
    </style:style>
    <style:style style:name="P35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51" style:family="table-row">
      <style:table-row-properties style:row-height="0.0159in" style:use-optimal-row-height="false"/>
    </style:style>
    <style:style style:name="TableCell3552" style:family="table-cell">
      <style:table-cell-properties fo:border="none" style:writing-mode="lr-tb" style:vertical-align="bottom" fo:padding-top="0in" fo:padding-left="0.0486in" fo:padding-bottom="0in" fo:padding-right="0.0486in"/>
    </style:style>
    <style:style style:name="P35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54" style:family="table-cell">
      <style:table-cell-properties fo:border="none" style:writing-mode="lr-tb" style:vertical-align="bottom" fo:padding-top="0in" fo:padding-left="0.0486in" fo:padding-bottom="0in" fo:padding-right="0.0486in"/>
    </style:style>
    <style:style style:name="P35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56" style:family="table-cell">
      <style:table-cell-properties fo:border="none" style:writing-mode="lr-tb" style:vertical-align="bottom" fo:padding-top="0in" fo:padding-left="0.0486in" fo:padding-bottom="0in" fo:padding-right="0.0486in"/>
    </style:style>
    <style:style style:name="P35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58" style:family="table-row">
      <style:table-row-properties style:row-height="0.0159in" style:use-optimal-row-height="false"/>
    </style:style>
    <style:style style:name="TableCell3559" style:family="table-cell">
      <style:table-cell-properties fo:border="none" style:writing-mode="lr-tb" style:vertical-align="bottom" fo:padding-top="0in" fo:padding-left="0.0486in" fo:padding-bottom="0in" fo:padding-right="0.0486in"/>
    </style:style>
    <style:style style:name="P35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61" style:family="table-cell">
      <style:table-cell-properties fo:border="none" style:writing-mode="lr-tb" style:vertical-align="bottom" fo:padding-top="0in" fo:padding-left="0.0486in" fo:padding-bottom="0in" fo:padding-right="0.0486in"/>
    </style:style>
    <style:style style:name="P35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63" style:family="table-cell">
      <style:table-cell-properties fo:border="none" style:writing-mode="lr-tb" style:vertical-align="bottom" fo:padding-top="0in" fo:padding-left="0.0486in" fo:padding-bottom="0in" fo:padding-right="0.0486in"/>
    </style:style>
    <style:style style:name="P35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65" style:family="table-row">
      <style:table-row-properties style:row-height="0.0159in" style:use-optimal-row-height="false"/>
    </style:style>
    <style:style style:name="TableCell3566" style:family="table-cell">
      <style:table-cell-properties fo:border="none" style:writing-mode="lr-tb" style:vertical-align="bottom" fo:padding-top="0in" fo:padding-left="0.0486in" fo:padding-bottom="0in" fo:padding-right="0.0486in"/>
    </style:style>
    <style:style style:name="P35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68" style:family="table-cell">
      <style:table-cell-properties fo:border="none" style:writing-mode="lr-tb" style:vertical-align="bottom" fo:padding-top="0in" fo:padding-left="0.0486in" fo:padding-bottom="0in" fo:padding-right="0.0486in"/>
    </style:style>
    <style:style style:name="P35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70" style:family="table-cell">
      <style:table-cell-properties fo:border="none" style:writing-mode="lr-tb" style:vertical-align="bottom" fo:padding-top="0in" fo:padding-left="0.0486in" fo:padding-bottom="0in" fo:padding-right="0.0486in"/>
    </style:style>
    <style:style style:name="P35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72" style:family="table-row">
      <style:table-row-properties style:row-height="0.0159in" style:use-optimal-row-height="false"/>
    </style:style>
    <style:style style:name="TableCell3573" style:family="table-cell">
      <style:table-cell-properties fo:border="none" style:writing-mode="lr-tb" style:vertical-align="bottom" fo:padding-top="0in" fo:padding-left="0.0486in" fo:padding-bottom="0in" fo:padding-right="0.0486in"/>
    </style:style>
    <style:style style:name="P35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75" style:family="table-cell">
      <style:table-cell-properties fo:border="none" style:writing-mode="lr-tb" style:vertical-align="bottom" fo:padding-top="0in" fo:padding-left="0.0486in" fo:padding-bottom="0in" fo:padding-right="0.0486in"/>
    </style:style>
    <style:style style:name="P35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77" style:family="table-cell">
      <style:table-cell-properties fo:border="none" style:writing-mode="lr-tb" style:vertical-align="bottom" fo:padding-top="0in" fo:padding-left="0.0486in" fo:padding-bottom="0in" fo:padding-right="0.0486in"/>
    </style:style>
    <style:style style:name="P35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79" style:family="table-row">
      <style:table-row-properties style:row-height="0.0159in" style:use-optimal-row-height="false"/>
    </style:style>
    <style:style style:name="TableCell3580" style:family="table-cell">
      <style:table-cell-properties fo:border="none" style:writing-mode="lr-tb" style:vertical-align="bottom" fo:padding-top="0in" fo:padding-left="0.0486in" fo:padding-bottom="0in" fo:padding-right="0.0486in"/>
    </style:style>
    <style:style style:name="P35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82" style:family="table-cell">
      <style:table-cell-properties fo:border="none" style:writing-mode="lr-tb" style:vertical-align="bottom" fo:padding-top="0in" fo:padding-left="0.0486in" fo:padding-bottom="0in" fo:padding-right="0.0486in"/>
    </style:style>
    <style:style style:name="P35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84" style:family="table-cell">
      <style:table-cell-properties fo:border="none" style:writing-mode="lr-tb" style:vertical-align="bottom" fo:padding-top="0in" fo:padding-left="0.0486in" fo:padding-bottom="0in" fo:padding-right="0.0486in"/>
    </style:style>
    <style:style style:name="P35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86" style:family="table-row">
      <style:table-row-properties style:row-height="0.0159in" style:use-optimal-row-height="false"/>
    </style:style>
    <style:style style:name="TableCell3587" style:family="table-cell">
      <style:table-cell-properties fo:border="none" style:writing-mode="lr-tb" style:vertical-align="bottom" fo:padding-top="0in" fo:padding-left="0.0486in" fo:padding-bottom="0in" fo:padding-right="0.0486in"/>
    </style:style>
    <style:style style:name="P35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89" style:family="table-cell">
      <style:table-cell-properties fo:border="none" style:writing-mode="lr-tb" style:vertical-align="bottom" fo:padding-top="0in" fo:padding-left="0.0486in" fo:padding-bottom="0in" fo:padding-right="0.0486in"/>
    </style:style>
    <style:style style:name="P35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591" style:family="table-cell">
      <style:table-cell-properties fo:border="none" style:writing-mode="lr-tb" style:vertical-align="bottom" fo:padding-top="0in" fo:padding-left="0.0486in" fo:padding-bottom="0in" fo:padding-right="0.0486in"/>
    </style:style>
    <style:style style:name="P35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593" style:family="table-row">
      <style:table-row-properties style:min-row-height="0.2083in" style:use-optimal-row-height="false"/>
    </style:style>
    <style:style style:name="TableCell3594" style:family="table-cell">
      <style:table-cell-properties fo:border="none" style:writing-mode="lr-tb" style:vertical-align="bottom" fo:padding-top="0in" fo:padding-left="0.0486in" fo:padding-bottom="0in" fo:padding-right="0.0486in"/>
    </style:style>
    <style:style style:name="P3595"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P3596" style:parent-style-name="Standard" style:family="paragraph">
      <style:paragraph-properties fo:text-align="justify" fo:margin-bottom="0in"/>
    </style:style>
    <style:style style:name="T3597" style:parent-style-name="Car.predefinitoparagrafo" style:family="text">
      <style:text-properties style:font-name-asian="Times New Roman" style:font-name-complex="Calibri" style:font-style-complex="italic" fo:color="#E7E6E6" style:language-asian="it" style:country-asian="IT"/>
    </style:style>
    <style:style style:name="T3598"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3599" style:parent-style-name="Car.predefinitoparagrafo" style:family="text">
      <style:text-properties style:font-name-asian="Times New Roman" style:font-name-complex="Calibri" style:font-style-complex="italic" fo:color="#E7E6E6" style:language-asian="it" style:country-asian="IT"/>
    </style:style>
    <style:style style:name="P3600"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01"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02"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03"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04"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05" style:parent-style-name="Standard" style:family="paragraph">
      <style:paragraph-properties fo:text-align="justify" fo:margin-bottom="0in"/>
      <style:text-properties style:font-name-asian="Times New Roman" style:font-name-complex="Calibri" fo:font-weight="bold" style:font-weight-asian="bold" style:font-weight-complex="bold" fo:color="#E7E6E6" style:language-asian="it" style:country-asian="IT"/>
    </style:style>
    <style:style style:name="P360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07"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3608" style:parent-style-name="Standard" style:family="paragraph">
      <style:paragraph-properties fo:text-align="justify" fo:margin-bottom="0in"/>
    </style:style>
    <style:style style:name="T3609" style:parent-style-name="Car.predefinitoparagrafo" style:family="text">
      <style:text-properties style:font-name-asian="Times New Roman" style:font-name-complex="Calibri" style:font-weight-complex="bold" fo:color="#E7E6E6" style:language-asian="it" style:country-asian="IT"/>
    </style:style>
    <style:style style:name="T3610" style:parent-style-name="Car.predefinitoparagrafo" style:family="text">
      <style:text-properties style:font-name-asian="Times New Roman" style:font-name-complex="Calibri" style:font-weight-complex="bold" fo:font-style="italic" style:font-style-asian="italic" fo:color="#E7E6E6" style:language-asian="it" style:country-asian="IT"/>
    </style:style>
    <style:style style:name="T3611" style:parent-style-name="Car.predefinitoparagrafo" style:family="text">
      <style:text-properties style:font-name-asian="Times New Roman" style:font-name-complex="Calibri" style:font-weight-complex="bold" fo:color="#E7E6E6" style:language-asian="it" style:country-asian="IT"/>
    </style:style>
    <style:style style:name="TableCell3612" style:family="table-cell">
      <style:table-cell-properties fo:border="none" style:writing-mode="lr-tb" style:vertical-align="bottom" fo:padding-top="0in" fo:padding-left="0.0486in" fo:padding-bottom="0in" fo:padding-right="0.0486in"/>
    </style:style>
    <style:style style:name="P3613"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3614" style:family="table-cell">
      <style:table-cell-properties fo:border="none" style:writing-mode="lr-tb" style:vertical-align="bottom" fo:padding-top="0in" fo:padding-left="0.0486in" fo:padding-bottom="0in" fo:padding-right="0.0486in"/>
    </style:style>
    <style:style style:name="P36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16" style:family="table-row">
      <style:table-row-properties style:row-height="0.0159in" style:use-optimal-row-height="false"/>
    </style:style>
    <style:style style:name="TableCell3617" style:family="table-cell">
      <style:table-cell-properties fo:border="none" style:writing-mode="lr-tb" style:vertical-align="bottom" fo:padding-top="0in" fo:padding-left="0.0486in" fo:padding-bottom="0in" fo:padding-right="0.0486in"/>
    </style:style>
    <style:style style:name="P3618"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3619" style:family="table-cell">
      <style:table-cell-properties fo:border="none" style:writing-mode="lr-tb" style:vertical-align="bottom" fo:padding-top="0in" fo:padding-left="0.0486in" fo:padding-bottom="0in" fo:padding-right="0.0486in"/>
    </style:style>
    <style:style style:name="P36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21" style:family="table-cell">
      <style:table-cell-properties fo:border="none" style:writing-mode="lr-tb" style:vertical-align="bottom" fo:padding-top="0in" fo:padding-left="0.0486in" fo:padding-bottom="0in" fo:padding-right="0.0486in"/>
    </style:style>
    <style:style style:name="P36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23" style:family="table-row">
      <style:table-row-properties style:row-height="0.0159in" style:use-optimal-row-height="false"/>
    </style:style>
    <style:style style:name="TableCell3624" style:family="table-cell">
      <style:table-cell-properties fo:border="none" style:writing-mode="lr-tb" style:vertical-align="bottom" fo:padding-top="0in" fo:padding-left="0.0486in" fo:padding-bottom="0in" fo:padding-right="0.0486in"/>
    </style:style>
    <style:style style:name="P36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26" style:family="table-cell">
      <style:table-cell-properties fo:border="none" style:writing-mode="lr-tb" style:vertical-align="bottom" fo:padding-top="0in" fo:padding-left="0.0486in" fo:padding-bottom="0in" fo:padding-right="0.0486in"/>
    </style:style>
    <style:style style:name="P36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28" style:family="table-cell">
      <style:table-cell-properties fo:border="none" style:writing-mode="lr-tb" style:vertical-align="bottom" fo:padding-top="0in" fo:padding-left="0.0486in" fo:padding-bottom="0in" fo:padding-right="0.0486in"/>
    </style:style>
    <style:style style:name="P36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30" style:family="table-row">
      <style:table-row-properties style:row-height="0.1277in" style:use-optimal-row-height="false"/>
    </style:style>
    <style:style style:name="TableCell3631" style:family="table-cell">
      <style:table-cell-properties fo:border="none" style:writing-mode="lr-tb" style:vertical-align="bottom" fo:padding-top="0in" fo:padding-left="0.0486in" fo:padding-bottom="0in" fo:padding-right="0.0486in"/>
    </style:style>
    <style:style style:name="P36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33" style:family="table-cell">
      <style:table-cell-properties fo:border="none" style:writing-mode="lr-tb" style:vertical-align="bottom" fo:padding-top="0in" fo:padding-left="0.0486in" fo:padding-bottom="0in" fo:padding-right="0.0486in"/>
    </style:style>
    <style:style style:name="P36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35" style:family="table-cell">
      <style:table-cell-properties fo:border="none" style:writing-mode="lr-tb" style:vertical-align="bottom" fo:padding-top="0in" fo:padding-left="0.0486in" fo:padding-bottom="0in" fo:padding-right="0.0486in"/>
    </style:style>
    <style:style style:name="P36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37" style:family="table-row">
      <style:table-row-properties style:row-height="0.0159in" style:use-optimal-row-height="false"/>
    </style:style>
    <style:style style:name="TableCell3638" style:family="table-cell">
      <style:table-cell-properties fo:border="none" style:writing-mode="lr-tb" style:vertical-align="bottom" fo:padding-top="0in" fo:padding-left="0.0486in" fo:padding-bottom="0in" fo:padding-right="0.0486in"/>
    </style:style>
    <style:style style:name="P36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40" style:family="table-cell">
      <style:table-cell-properties fo:border="none" style:writing-mode="lr-tb" style:vertical-align="bottom" fo:padding-top="0in" fo:padding-left="0.0486in" fo:padding-bottom="0in" fo:padding-right="0.0486in"/>
    </style:style>
    <style:style style:name="P36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42" style:family="table-cell">
      <style:table-cell-properties fo:border="none" style:writing-mode="lr-tb" style:vertical-align="bottom" fo:padding-top="0in" fo:padding-left="0.0486in" fo:padding-bottom="0in" fo:padding-right="0.0486in"/>
    </style:style>
    <style:style style:name="P36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P3644" style:parent-style-name="Standard" style:family="paragraph">
      <style:paragraph-properties fo:text-align="justify" fo:margin-left="4.9166in">
        <style:tab-stops>
          <style:tab-stop style:type="left" style:position="0.325in"/>
        </style:tab-stops>
      </style:paragraph-properties>
    </style:style>
    <style:style style:name="TableColumn3646" style:family="table-column">
      <style:table-column-properties style:column-width="2.3625in" style:use-optimal-column-width="false"/>
    </style:style>
    <style:style style:name="TableColumn3647" style:family="table-column">
      <style:table-column-properties style:column-width="2.4604in" style:use-optimal-column-width="false"/>
    </style:style>
    <style:style style:name="TableColumn3648" style:family="table-column">
      <style:table-column-properties style:column-width="2.1659in" style:use-optimal-column-width="false"/>
    </style:style>
    <style:style style:name="Table3645" style:family="table">
      <style:table-properties style:width="6.9888in" fo:margin-left="0.2958in" table:align="left"/>
    </style:style>
    <style:style style:name="TableRow3649" style:family="table-row">
      <style:table-row-properties style:min-row-height="0.2604in" style:use-optimal-row-height="false"/>
    </style:style>
    <style:style style:name="TableCell3650" style:family="table-cell">
      <style:table-cell-properties fo:border="none" style:writing-mode="lr-tb" style:vertical-align="bottom" fo:padding-top="0in" fo:padding-left="0.0486in" fo:padding-bottom="0in" fo:padding-right="0.0486in"/>
    </style:style>
    <style:style style:name="P3651" style:parent-style-name="Titolo1" style:family="paragraph">
      <style:paragraph-properties fo:text-align="justify"/>
      <style:text-properties style:font-name-asian="Times New Roman" style:language-asian="it" style:country-asian="IT"/>
    </style:style>
    <style:style style:name="TableCell3652" style:family="table-cell">
      <style:table-cell-properties fo:border="none" style:writing-mode="lr-tb" style:vertical-align="bottom" fo:padding-top="0in" fo:padding-left="0.0486in" fo:padding-bottom="0in" fo:padding-right="0.0486in"/>
    </style:style>
    <style:style style:name="P3653" style:parent-style-name="Standard" style:family="paragraph">
      <style:paragraph-properties fo:text-align="justify"/>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654" style:family="table-cell">
      <style:table-cell-properties fo:border="none" style:writing-mode="lr-tb" style:vertical-align="bottom" fo:padding-top="0in" fo:padding-left="0.0486in" fo:padding-bottom="0in" fo:padding-right="0.0486in"/>
    </style:style>
    <style:style style:name="P36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56" style:family="table-row">
      <style:table-row-properties style:row-height="0.0159in" style:use-optimal-row-height="false"/>
    </style:style>
    <style:style style:name="TableCell3657" style:family="table-cell">
      <style:table-cell-properties fo:border="none" style:writing-mode="lr-tb" style:vertical-align="bottom" fo:padding-top="0in" fo:padding-left="0.0486in" fo:padding-bottom="0in" fo:padding-right="0.0486in"/>
    </style:style>
    <style:style style:name="P365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59" style:family="table-cell">
      <style:table-cell-properties fo:border="none" style:writing-mode="lr-tb" style:vertical-align="bottom" fo:padding-top="0in" fo:padding-left="0.0486in" fo:padding-bottom="0in" fo:padding-right="0.0486in"/>
    </style:style>
    <style:style style:name="P36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61" style:family="table-cell">
      <style:table-cell-properties fo:border="none" style:writing-mode="lr-tb" style:vertical-align="bottom" fo:padding-top="0in" fo:padding-left="0.0486in" fo:padding-bottom="0in" fo:padding-right="0.0486in"/>
    </style:style>
    <style:style style:name="P36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63" style:family="table-row">
      <style:table-row-properties style:min-row-height="0.2083in" style:use-optimal-row-height="false"/>
    </style:style>
    <style:style style:name="TableCell3664" style:family="table-cell">
      <style:table-cell-properties fo:border="none" style:writing-mode="lr-tb" style:vertical-align="bottom" fo:padding-top="0in" fo:padding-left="0.0486in" fo:padding-bottom="0in" fo:padding-right="0.0486in"/>
    </style:style>
    <style:style style:name="P3665"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3666" style:family="table-cell">
      <style:table-cell-properties fo:border="none" style:writing-mode="lr-tb" style:vertical-align="bottom" fo:padding-top="0in" fo:padding-left="0.0486in" fo:padding-bottom="0in" fo:padding-right="0.0486in"/>
    </style:style>
    <style:style style:name="P3667"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3668" style:family="table-cell">
      <style:table-cell-properties fo:border="none" style:writing-mode="lr-tb" style:vertical-align="bottom" fo:padding-top="0in" fo:padding-left="0.0486in" fo:padding-bottom="0in" fo:padding-right="0.0486in"/>
    </style:style>
    <style:style style:name="P36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70" style:family="table-row">
      <style:table-row-properties style:row-height="0.0159in" style:use-optimal-row-height="false"/>
    </style:style>
    <style:style style:name="TableCell3671" style:family="table-cell">
      <style:table-cell-properties fo:border="none" style:writing-mode="lr-tb" style:vertical-align="bottom" fo:padding-top="0in" fo:padding-left="0.0486in" fo:padding-bottom="0in" fo:padding-right="0.0486in"/>
    </style:style>
    <style:style style:name="P36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73" style:family="table-cell">
      <style:table-cell-properties fo:border="none" style:writing-mode="lr-tb" style:vertical-align="bottom" fo:padding-top="0in" fo:padding-left="0.0486in" fo:padding-bottom="0in" fo:padding-right="0.0486in"/>
    </style:style>
    <style:style style:name="P367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675" style:family="table-cell">
      <style:table-cell-properties fo:border="none" style:writing-mode="lr-tb" style:vertical-align="bottom" fo:padding-top="0in" fo:padding-left="0.0486in" fo:padding-bottom="0in" fo:padding-right="0.0486in"/>
    </style:style>
    <style:style style:name="P36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77" style:family="table-row">
      <style:table-row-properties style:min-row-height="0.2083in" style:use-optimal-row-height="false"/>
    </style:style>
    <style:style style:name="TableCell3678" style:family="table-cell">
      <style:table-cell-properties fo:border="none" style:writing-mode="lr-tb" style:vertical-align="bottom" fo:padding-top="0in" fo:padding-left="0.0486in" fo:padding-bottom="0in" fo:padding-right="0.0486in"/>
    </style:style>
    <style:style style:name="P3679"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3680" style:family="table-cell">
      <style:table-cell-properties fo:border="none" style:writing-mode="lr-tb" style:vertical-align="bottom" fo:padding-top="0in" fo:padding-left="0.0486in" fo:padding-bottom="0in" fo:padding-right="0.0486in"/>
    </style:style>
    <style:style style:name="P3681"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3682" style:family="table-cell">
      <style:table-cell-properties fo:border="none" style:writing-mode="lr-tb" style:vertical-align="bottom" fo:padding-top="0in" fo:padding-left="0.0486in" fo:padding-bottom="0in" fo:padding-right="0.0486in"/>
    </style:style>
    <style:style style:name="P36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684" style:family="table-row">
      <style:table-row-properties style:min-row-height="0.2083in" style:use-optimal-row-height="false"/>
    </style:style>
    <style:style style:name="TableCell3685" style:family="table-cell">
      <style:table-cell-properties fo:border="none" style:writing-mode="lr-tb" style:vertical-align="bottom" fo:padding-top="0in" fo:padding-left="0.0486in" fo:padding-bottom="0in" fo:padding-right="0.0486in"/>
    </style:style>
    <style:style style:name="P3686"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687"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688"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689"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690"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TableCell3691" style:family="table-cell">
      <style:table-cell-properties fo:border="none" style:writing-mode="lr-tb" style:vertical-align="bottom" fo:padding-top="0in" fo:padding-left="0.0486in" fo:padding-bottom="0in" fo:padding-right="0.0486in"/>
    </style:style>
    <style:style style:name="P3692"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693"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694"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695"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696"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TableCell3697" style:family="table-cell">
      <style:table-cell-properties fo:border="none" style:writing-mode="lr-tb" style:vertical-align="bottom" fo:padding-top="0in" fo:padding-left="0.0486in" fo:padding-bottom="0in" fo:padding-right="0.0486in"/>
    </style:style>
    <style:style style:name="P3698"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699"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700"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701"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702"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TableRow3703" style:family="table-row">
      <style:table-row-properties style:row-height="0.0159in" style:use-optimal-row-height="false"/>
    </style:style>
    <style:style style:name="TableCell3704" style:family="table-cell">
      <style:table-cell-properties fo:border="none" style:writing-mode="lr-tb" style:vertical-align="bottom" fo:padding-top="0in" fo:padding-left="0.0486in" fo:padding-bottom="0in" fo:padding-right="0.0486in"/>
    </style:style>
    <style:style style:name="P3705"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3706" style:family="table-cell">
      <style:table-cell-properties fo:border="none" style:writing-mode="lr-tb" style:vertical-align="bottom" fo:padding-top="0in" fo:padding-left="0.0486in" fo:padding-bottom="0in" fo:padding-right="0.0486in"/>
    </style:style>
    <style:style style:name="P37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08" style:family="table-cell">
      <style:table-cell-properties fo:border="none" style:writing-mode="lr-tb" style:vertical-align="bottom" fo:padding-top="0in" fo:padding-left="0.0486in" fo:padding-bottom="0in" fo:padding-right="0.0486in"/>
    </style:style>
    <style:style style:name="P37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10" style:family="table-row">
      <style:table-row-properties style:row-height="0.0159in" style:use-optimal-row-height="false"/>
    </style:style>
    <style:style style:name="TableCell3711" style:family="table-cell">
      <style:table-cell-properties fo:border="none" style:writing-mode="lr-tb" style:vertical-align="bottom" fo:padding-top="0in" fo:padding-left="0.0486in" fo:padding-bottom="0in" fo:padding-right="0.0486in"/>
    </style:style>
    <style:style style:name="P37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13" style:family="table-cell">
      <style:table-cell-properties fo:border="none" style:writing-mode="lr-tb" style:vertical-align="bottom" fo:padding-top="0in" fo:padding-left="0.0486in" fo:padding-bottom="0in" fo:padding-right="0.0486in"/>
    </style:style>
    <style:style style:name="P37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15" style:family="table-cell">
      <style:table-cell-properties fo:border="none" style:writing-mode="lr-tb" style:vertical-align="bottom" fo:padding-top="0in" fo:padding-left="0.0486in" fo:padding-bottom="0in" fo:padding-right="0.0486in"/>
    </style:style>
    <style:style style:name="P37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17" style:family="table-row">
      <style:table-row-properties style:row-height="0.0159in" style:use-optimal-row-height="false"/>
    </style:style>
    <style:style style:name="TableCell3718" style:family="table-cell">
      <style:table-cell-properties fo:border="none" style:writing-mode="lr-tb" style:vertical-align="bottom" fo:padding-top="0in" fo:padding-left="0.0486in" fo:padding-bottom="0in" fo:padding-right="0.0486in"/>
    </style:style>
    <style:style style:name="P37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20" style:family="table-cell">
      <style:table-cell-properties fo:border="none" style:writing-mode="lr-tb" style:vertical-align="bottom" fo:padding-top="0in" fo:padding-left="0.0486in" fo:padding-bottom="0in" fo:padding-right="0.0486in"/>
    </style:style>
    <style:style style:name="P37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22" style:family="table-cell">
      <style:table-cell-properties fo:border="none" style:writing-mode="lr-tb" style:vertical-align="bottom" fo:padding-top="0in" fo:padding-left="0.0486in" fo:padding-bottom="0in" fo:padding-right="0.0486in"/>
    </style:style>
    <style:style style:name="P37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24" style:family="table-row">
      <style:table-row-properties style:row-height="0.0159in" style:use-optimal-row-height="false"/>
    </style:style>
    <style:style style:name="TableCell3725" style:family="table-cell">
      <style:table-cell-properties fo:border="none" style:writing-mode="lr-tb" style:vertical-align="bottom" fo:padding-top="0in" fo:padding-left="0.0486in" fo:padding-bottom="0in" fo:padding-right="0.0486in"/>
    </style:style>
    <style:style style:name="P37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27" style:family="table-cell">
      <style:table-cell-properties fo:border="none" style:writing-mode="lr-tb" style:vertical-align="bottom" fo:padding-top="0in" fo:padding-left="0.0486in" fo:padding-bottom="0in" fo:padding-right="0.0486in"/>
    </style:style>
    <style:style style:name="P37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29" style:family="table-cell">
      <style:table-cell-properties fo:border="none" style:writing-mode="lr-tb" style:vertical-align="bottom" fo:padding-top="0in" fo:padding-left="0.0486in" fo:padding-bottom="0in" fo:padding-right="0.0486in"/>
    </style:style>
    <style:style style:name="P37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31" style:family="table-row">
      <style:table-row-properties style:row-height="0.0159in" style:use-optimal-row-height="false"/>
    </style:style>
    <style:style style:name="TableCell3732" style:family="table-cell">
      <style:table-cell-properties fo:border="none" style:writing-mode="lr-tb" style:vertical-align="bottom" fo:padding-top="0in" fo:padding-left="0.0486in" fo:padding-bottom="0in" fo:padding-right="0.0486in"/>
    </style:style>
    <style:style style:name="P37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34" style:family="table-cell">
      <style:table-cell-properties fo:border="none" style:writing-mode="lr-tb" style:vertical-align="bottom" fo:padding-top="0in" fo:padding-left="0.0486in" fo:padding-bottom="0in" fo:padding-right="0.0486in"/>
    </style:style>
    <style:style style:name="P37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36" style:family="table-cell">
      <style:table-cell-properties fo:border="none" style:writing-mode="lr-tb" style:vertical-align="bottom" fo:padding-top="0in" fo:padding-left="0.0486in" fo:padding-bottom="0in" fo:padding-right="0.0486in"/>
    </style:style>
    <style:style style:name="P37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38" style:family="table-row">
      <style:table-row-properties style:row-height="0.0159in" style:use-optimal-row-height="false"/>
    </style:style>
    <style:style style:name="TableCell3739" style:family="table-cell">
      <style:table-cell-properties fo:border="none" style:writing-mode="lr-tb" style:vertical-align="bottom" fo:padding-top="0in" fo:padding-left="0.0486in" fo:padding-bottom="0in" fo:padding-right="0.0486in"/>
    </style:style>
    <style:style style:name="P37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41" style:family="table-cell">
      <style:table-cell-properties fo:border="none" style:writing-mode="lr-tb" style:vertical-align="bottom" fo:padding-top="0in" fo:padding-left="0.0486in" fo:padding-bottom="0in" fo:padding-right="0.0486in"/>
    </style:style>
    <style:style style:name="P37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43" style:family="table-cell">
      <style:table-cell-properties fo:border="none" style:writing-mode="lr-tb" style:vertical-align="bottom" fo:padding-top="0in" fo:padding-left="0.0486in" fo:padding-bottom="0in" fo:padding-right="0.0486in"/>
    </style:style>
    <style:style style:name="P37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45" style:family="table-row">
      <style:table-row-properties style:min-row-height="0.2083in" style:use-optimal-row-height="false"/>
    </style:style>
    <style:style style:name="TableCell3746" style:family="table-cell">
      <style:table-cell-properties fo:border="none" style:writing-mode="lr-tb" style:vertical-align="bottom" fo:padding-top="0in" fo:padding-left="0.0486in" fo:padding-bottom="0in" fo:padding-right="0.0486in"/>
    </style:style>
    <style:style style:name="P3747"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3748" style:family="table-cell">
      <style:table-cell-properties fo:border="none" style:writing-mode="lr-tb" style:vertical-align="bottom" fo:padding-top="0in" fo:padding-left="0.0486in" fo:padding-bottom="0in" fo:padding-right="0.0486in"/>
    </style:style>
    <style:style style:name="P3749"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3750" style:family="table-cell">
      <style:table-cell-properties fo:border="none" style:writing-mode="lr-tb" style:vertical-align="bottom" fo:padding-top="0in" fo:padding-left="0.0486in" fo:padding-bottom="0in" fo:padding-right="0.0486in"/>
    </style:style>
    <style:style style:name="P37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52" style:family="table-row">
      <style:table-row-properties style:min-row-height="0.2083in" style:use-optimal-row-height="false"/>
    </style:style>
    <style:style style:name="TableCell3753" style:family="table-cell">
      <style:table-cell-properties fo:border="none" style:writing-mode="lr-tb" style:vertical-align="bottom" fo:padding-top="0in" fo:padding-left="0.0486in" fo:padding-bottom="0in" fo:padding-right="0.0486in"/>
    </style:style>
    <style:style style:name="P3754"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755"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TableCell3756" style:family="table-cell">
      <style:table-cell-properties fo:border="none" style:writing-mode="lr-tb" style:vertical-align="bottom" fo:padding-top="0in" fo:padding-left="0.0486in" fo:padding-bottom="0in" fo:padding-right="0.0486in"/>
    </style:style>
    <style:style style:name="P3757"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758"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TableCell3759" style:family="table-cell">
      <style:table-cell-properties fo:border="none" style:writing-mode="lr-tb" style:vertical-align="bottom" fo:padding-top="0in" fo:padding-left="0.0486in" fo:padding-bottom="0in" fo:padding-right="0.0486in"/>
    </style:style>
    <style:style style:name="P3760"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761"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TableRow3762" style:family="table-row">
      <style:table-row-properties style:row-height="0.0159in" style:use-optimal-row-height="false"/>
    </style:style>
    <style:style style:name="TableCell3763" style:family="table-cell">
      <style:table-cell-properties fo:border="none" style:writing-mode="lr-tb" style:vertical-align="bottom" fo:padding-top="0in" fo:padding-left="0.0486in" fo:padding-bottom="0in" fo:padding-right="0.0486in"/>
    </style:style>
    <style:style style:name="P3764"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3765" style:family="table-cell">
      <style:table-cell-properties fo:border="none" style:writing-mode="lr-tb" style:vertical-align="bottom" fo:padding-top="0in" fo:padding-left="0.0486in" fo:padding-bottom="0in" fo:padding-right="0.0486in"/>
    </style:style>
    <style:style style:name="P37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67" style:family="table-cell">
      <style:table-cell-properties fo:border="none" style:writing-mode="lr-tb" style:vertical-align="bottom" fo:padding-top="0in" fo:padding-left="0.0486in" fo:padding-bottom="0in" fo:padding-right="0.0486in"/>
    </style:style>
    <style:style style:name="P37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69" style:family="table-row">
      <style:table-row-properties style:row-height="0.0159in" style:use-optimal-row-height="false"/>
    </style:style>
    <style:style style:name="TableCell3770" style:family="table-cell">
      <style:table-cell-properties fo:border="none" style:writing-mode="lr-tb" style:vertical-align="bottom" fo:padding-top="0in" fo:padding-left="0.0486in" fo:padding-bottom="0in" fo:padding-right="0.0486in"/>
    </style:style>
    <style:style style:name="P37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72" style:family="table-cell">
      <style:table-cell-properties fo:border="none" style:writing-mode="lr-tb" style:vertical-align="bottom" fo:padding-top="0in" fo:padding-left="0.0486in" fo:padding-bottom="0in" fo:padding-right="0.0486in"/>
    </style:style>
    <style:style style:name="P37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74" style:family="table-cell">
      <style:table-cell-properties fo:border="none" style:writing-mode="lr-tb" style:vertical-align="bottom" fo:padding-top="0in" fo:padding-left="0.0486in" fo:padding-bottom="0in" fo:padding-right="0.0486in"/>
    </style:style>
    <style:style style:name="P37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76" style:family="table-row">
      <style:table-row-properties style:row-height="0.0159in" style:use-optimal-row-height="false"/>
    </style:style>
    <style:style style:name="TableCell3777" style:family="table-cell">
      <style:table-cell-properties fo:border="none" style:writing-mode="lr-tb" style:vertical-align="bottom" fo:padding-top="0in" fo:padding-left="0.0486in" fo:padding-bottom="0in" fo:padding-right="0.0486in"/>
    </style:style>
    <style:style style:name="P37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79" style:family="table-cell">
      <style:table-cell-properties fo:border="none" style:writing-mode="lr-tb" style:vertical-align="bottom" fo:padding-top="0in" fo:padding-left="0.0486in" fo:padding-bottom="0in" fo:padding-right="0.0486in"/>
    </style:style>
    <style:style style:name="P37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81" style:family="table-cell">
      <style:table-cell-properties fo:border="none" style:writing-mode="lr-tb" style:vertical-align="bottom" fo:padding-top="0in" fo:padding-left="0.0486in" fo:padding-bottom="0in" fo:padding-right="0.0486in"/>
    </style:style>
    <style:style style:name="P37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83" style:family="table-row">
      <style:table-row-properties style:row-height="0.0159in" style:use-optimal-row-height="false"/>
    </style:style>
    <style:style style:name="TableCell3784" style:family="table-cell">
      <style:table-cell-properties fo:border="none" style:writing-mode="lr-tb" style:vertical-align="bottom" fo:padding-top="0in" fo:padding-left="0.0486in" fo:padding-bottom="0in" fo:padding-right="0.0486in"/>
    </style:style>
    <style:style style:name="P37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86" style:family="table-cell">
      <style:table-cell-properties fo:border="none" style:writing-mode="lr-tb" style:vertical-align="bottom" fo:padding-top="0in" fo:padding-left="0.0486in" fo:padding-bottom="0in" fo:padding-right="0.0486in"/>
    </style:style>
    <style:style style:name="P37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88" style:family="table-cell">
      <style:table-cell-properties fo:border="none" style:writing-mode="lr-tb" style:vertical-align="bottom" fo:padding-top="0in" fo:padding-left="0.0486in" fo:padding-bottom="0in" fo:padding-right="0.0486in"/>
    </style:style>
    <style:style style:name="P37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90" style:family="table-row">
      <style:table-row-properties style:row-height="0.0159in" style:use-optimal-row-height="false"/>
    </style:style>
    <style:style style:name="TableCell3791" style:family="table-cell">
      <style:table-cell-properties fo:border="none" style:writing-mode="lr-tb" style:vertical-align="bottom" fo:padding-top="0in" fo:padding-left="0.0486in" fo:padding-bottom="0in" fo:padding-right="0.0486in"/>
    </style:style>
    <style:style style:name="P37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93" style:family="table-cell">
      <style:table-cell-properties fo:border="none" style:writing-mode="lr-tb" style:vertical-align="bottom" fo:padding-top="0in" fo:padding-left="0.0486in" fo:padding-bottom="0in" fo:padding-right="0.0486in"/>
    </style:style>
    <style:style style:name="P37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795" style:family="table-cell">
      <style:table-cell-properties fo:border="none" style:writing-mode="lr-tb" style:vertical-align="bottom" fo:padding-top="0in" fo:padding-left="0.0486in" fo:padding-bottom="0in" fo:padding-right="0.0486in"/>
    </style:style>
    <style:style style:name="P37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797" style:family="table-row">
      <style:table-row-properties style:row-height="0.0159in" style:use-optimal-row-height="false"/>
    </style:style>
    <style:style style:name="TableCell3798" style:family="table-cell">
      <style:table-cell-properties fo:border="none" style:writing-mode="lr-tb" style:vertical-align="bottom" fo:padding-top="0in" fo:padding-left="0.0486in" fo:padding-bottom="0in" fo:padding-right="0.0486in"/>
    </style:style>
    <style:style style:name="P379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00" style:family="table-cell">
      <style:table-cell-properties fo:border="none" style:writing-mode="lr-tb" style:vertical-align="bottom" fo:padding-top="0in" fo:padding-left="0.0486in" fo:padding-bottom="0in" fo:padding-right="0.0486in"/>
    </style:style>
    <style:style style:name="P38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02" style:family="table-cell">
      <style:table-cell-properties fo:border="none" style:writing-mode="lr-tb" style:vertical-align="bottom" fo:padding-top="0in" fo:padding-left="0.0486in" fo:padding-bottom="0in" fo:padding-right="0.0486in"/>
    </style:style>
    <style:style style:name="P38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04" style:family="table-row">
      <style:table-row-properties style:row-height="0.0159in" style:use-optimal-row-height="false"/>
    </style:style>
    <style:style style:name="TableCell3805" style:family="table-cell">
      <style:table-cell-properties fo:border="none" style:writing-mode="lr-tb" style:vertical-align="bottom" fo:padding-top="0in" fo:padding-left="0.0486in" fo:padding-bottom="0in" fo:padding-right="0.0486in"/>
    </style:style>
    <style:style style:name="P38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07" style:family="table-cell">
      <style:table-cell-properties fo:border="none" style:writing-mode="lr-tb" style:vertical-align="bottom" fo:padding-top="0in" fo:padding-left="0.0486in" fo:padding-bottom="0in" fo:padding-right="0.0486in"/>
    </style:style>
    <style:style style:name="P38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09" style:family="table-cell">
      <style:table-cell-properties fo:border="none" style:writing-mode="lr-tb" style:vertical-align="bottom" fo:padding-top="0in" fo:padding-left="0.0486in" fo:padding-bottom="0in" fo:padding-right="0.0486in"/>
    </style:style>
    <style:style style:name="P38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11" style:family="table-row">
      <style:table-row-properties style:row-height="0.0159in" style:use-optimal-row-height="false"/>
    </style:style>
    <style:style style:name="TableCell3812" style:family="table-cell">
      <style:table-cell-properties fo:border="none" style:writing-mode="lr-tb" style:vertical-align="bottom" fo:padding-top="0in" fo:padding-left="0.0486in" fo:padding-bottom="0in" fo:padding-right="0.0486in"/>
    </style:style>
    <style:style style:name="P38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14" style:family="table-cell">
      <style:table-cell-properties fo:border="none" style:writing-mode="lr-tb" style:vertical-align="bottom" fo:padding-top="0in" fo:padding-left="0.0486in" fo:padding-bottom="0in" fo:padding-right="0.0486in"/>
    </style:style>
    <style:style style:name="P38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16" style:family="table-cell">
      <style:table-cell-properties fo:border="none" style:writing-mode="lr-tb" style:vertical-align="bottom" fo:padding-top="0in" fo:padding-left="0.0486in" fo:padding-bottom="0in" fo:padding-right="0.0486in"/>
    </style:style>
    <style:style style:name="P38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18" style:family="table-row">
      <style:table-row-properties style:row-height="0.0159in" style:use-optimal-row-height="false"/>
    </style:style>
    <style:style style:name="TableCell3819" style:family="table-cell">
      <style:table-cell-properties fo:border="none" style:writing-mode="lr-tb" style:vertical-align="bottom" fo:padding-top="0in" fo:padding-left="0.0486in" fo:padding-bottom="0in" fo:padding-right="0.0486in"/>
    </style:style>
    <style:style style:name="P38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21" style:family="table-cell">
      <style:table-cell-properties fo:border="none" style:writing-mode="lr-tb" style:vertical-align="bottom" fo:padding-top="0in" fo:padding-left="0.0486in" fo:padding-bottom="0in" fo:padding-right="0.0486in"/>
    </style:style>
    <style:style style:name="P38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23" style:family="table-cell">
      <style:table-cell-properties fo:border="none" style:writing-mode="lr-tb" style:vertical-align="bottom" fo:padding-top="0in" fo:padding-left="0.0486in" fo:padding-bottom="0in" fo:padding-right="0.0486in"/>
    </style:style>
    <style:style style:name="P38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25" style:family="table-row">
      <style:table-row-properties style:row-height="0.0159in" style:use-optimal-row-height="false"/>
    </style:style>
    <style:style style:name="TableCell3826" style:family="table-cell">
      <style:table-cell-properties fo:border="none" style:writing-mode="lr-tb" style:vertical-align="bottom" fo:padding-top="0in" fo:padding-left="0.0486in" fo:padding-bottom="0in" fo:padding-right="0.0486in"/>
    </style:style>
    <style:style style:name="P38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28" style:family="table-cell">
      <style:table-cell-properties fo:border="none" style:writing-mode="lr-tb" style:vertical-align="bottom" fo:padding-top="0in" fo:padding-left="0.0486in" fo:padding-bottom="0in" fo:padding-right="0.0486in"/>
    </style:style>
    <style:style style:name="P38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30" style:family="table-cell">
      <style:table-cell-properties fo:border="none" style:writing-mode="lr-tb" style:vertical-align="bottom" fo:padding-top="0in" fo:padding-left="0.0486in" fo:padding-bottom="0in" fo:padding-right="0.0486in"/>
    </style:style>
    <style:style style:name="P383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32" style:family="table-row">
      <style:table-row-properties style:min-row-height="0.2083in" style:use-optimal-row-height="false"/>
    </style:style>
    <style:style style:name="TableCell3833" style:family="table-cell">
      <style:table-cell-properties fo:border="none" style:writing-mode="lr-tb" style:vertical-align="bottom" fo:padding-top="0in" fo:padding-left="0.0486in" fo:padding-bottom="0in" fo:padding-right="0.0486in"/>
    </style:style>
    <style:style style:name="P3834"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3835" style:family="table-cell">
      <style:table-cell-properties fo:border="none" style:writing-mode="lr-tb" style:vertical-align="bottom" fo:padding-top="0in" fo:padding-left="0.0486in" fo:padding-bottom="0in" fo:padding-right="0.0486in"/>
    </style:style>
    <style:style style:name="P3836"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3837" style:family="table-cell">
      <style:table-cell-properties fo:border="none" style:writing-mode="lr-tb" style:vertical-align="bottom" fo:padding-top="0in" fo:padding-left="0.0486in" fo:padding-bottom="0in" fo:padding-right="0.0486in"/>
    </style:style>
    <style:style style:name="P38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39" style:family="table-row">
      <style:table-row-properties style:min-row-height="0.2083in" style:use-optimal-row-height="false"/>
    </style:style>
    <style:style style:name="TableCell3840" style:family="table-cell">
      <style:table-cell-properties fo:border="none" style:writing-mode="lr-tb" style:vertical-align="bottom" fo:padding-top="0in" fo:padding-left="0.0486in" fo:padding-bottom="0in" fo:padding-right="0.0486in"/>
    </style:style>
    <style:style style:name="P3841"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TableCell3842" style:family="table-cell">
      <style:table-cell-properties fo:border="none" style:writing-mode="lr-tb" style:vertical-align="bottom" fo:padding-top="0in" fo:padding-left="0.0486in" fo:padding-bottom="0in" fo:padding-right="0.0486in"/>
    </style:style>
    <style:style style:name="P3843"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3844" style:family="table-cell">
      <style:table-cell-properties fo:border="none" style:writing-mode="lr-tb" fo:padding-top="0in" fo:padding-left="0.0069in" fo:padding-bottom="0in" fo:padding-right="0.0069in"/>
    </style:style>
    <style:style style:name="P3845"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Row3846" style:family="table-row">
      <style:table-row-properties style:row-height="0.0159in" style:use-optimal-row-height="false"/>
    </style:style>
    <style:style style:name="TableCell3847" style:family="table-cell">
      <style:table-cell-properties fo:border="none" style:writing-mode="lr-tb" style:vertical-align="bottom" fo:padding-top="0in" fo:padding-left="0.0486in" fo:padding-bottom="0in" fo:padding-right="0.0486in"/>
    </style:style>
    <style:style style:name="P3848" style:parent-style-name="Standard" style:family="paragraph">
      <style:paragraph-properties fo:text-align="justify"/>
      <style:text-properties style:font-name-asian="Times New Roman" style:font-name-complex="Calibri" fo:font-style="italic" style:font-style-asian="italic" style:font-style-complex="italic" fo:color="#E7E6E6" style:language-asian="it" style:country-asian="IT"/>
    </style:style>
    <style:style style:name="TableCell3849" style:family="table-cell">
      <style:table-cell-properties fo:border="none" style:writing-mode="lr-tb" style:vertical-align="bottom" fo:padding-top="0in" fo:padding-left="0.0486in" fo:padding-bottom="0in" fo:padding-right="0.0486in"/>
    </style:style>
    <style:style style:name="P38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51" style:family="table-cell">
      <style:table-cell-properties fo:border="none" style:writing-mode="lr-tb" fo:padding-top="0in" fo:padding-left="0.0069in" fo:padding-bottom="0in" fo:padding-right="0.0069in"/>
    </style:style>
    <style:style style:name="P38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53" style:family="table-row">
      <style:table-row-properties style:row-height="0.0159in" style:use-optimal-row-height="false"/>
    </style:style>
    <style:style style:name="TableCell3854" style:family="table-cell">
      <style:table-cell-properties fo:border="none" style:writing-mode="lr-tb" style:vertical-align="bottom" fo:padding-top="0in" fo:padding-left="0.0486in" fo:padding-bottom="0in" fo:padding-right="0.0486in"/>
    </style:style>
    <style:style style:name="P3855"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3856" style:family="table-cell">
      <style:table-cell-properties fo:border="none" style:writing-mode="lr-tb" style:vertical-align="bottom" fo:padding-top="0in" fo:padding-left="0.0486in" fo:padding-bottom="0in" fo:padding-right="0.0486in"/>
    </style:style>
    <style:style style:name="P38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58" style:family="table-cell">
      <style:table-cell-properties fo:border="none" style:writing-mode="lr-tb" fo:padding-top="0in" fo:padding-left="0.0069in" fo:padding-bottom="0in" fo:padding-right="0.0069in"/>
    </style:style>
    <style:style style:name="P38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60" style:family="table-row">
      <style:table-row-properties style:row-height="0.0159in" style:use-optimal-row-height="false"/>
    </style:style>
    <style:style style:name="TableCell3861" style:family="table-cell">
      <style:table-cell-properties fo:border="none" style:writing-mode="lr-tb" style:vertical-align="bottom" fo:padding-top="0in" fo:padding-left="0.0486in" fo:padding-bottom="0in" fo:padding-right="0.0486in"/>
    </style:style>
    <style:style style:name="P3862"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3863" style:family="table-cell">
      <style:table-cell-properties fo:border="none" style:writing-mode="lr-tb" style:vertical-align="bottom" fo:padding-top="0in" fo:padding-left="0.0486in" fo:padding-bottom="0in" fo:padding-right="0.0486in"/>
    </style:style>
    <style:style style:name="P38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65" style:family="table-cell">
      <style:table-cell-properties fo:border="none" style:writing-mode="lr-tb" fo:padding-top="0in" fo:padding-left="0.0069in" fo:padding-bottom="0in" fo:padding-right="0.0069in"/>
    </style:style>
    <style:style style:name="P38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67" style:family="table-row">
      <style:table-row-properties style:min-row-height="0.2083in" style:use-optimal-row-height="false"/>
    </style:style>
    <style:style style:name="TableCell3868" style:family="table-cell">
      <style:table-cell-properties fo:border="none" style:writing-mode="lr-tb" style:vertical-align="bottom" fo:padding-top="0in" fo:padding-left="0.0486in" fo:padding-bottom="0in" fo:padding-right="0.0486in"/>
    </style:style>
    <style:style style:name="P3869"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3870"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TableCell3871" style:family="table-cell">
      <style:table-cell-properties fo:border="none" style:writing-mode="lr-tb" fo:padding-top="0in" fo:padding-left="0.0069in" fo:padding-bottom="0in" fo:padding-right="0.0069in"/>
    </style:style>
    <style:style style:name="P3872"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3873" style:family="table-row">
      <style:table-row-properties style:row-height="0.0159in" style:use-optimal-row-height="false"/>
    </style:style>
    <style:style style:name="TableCell3874" style:family="table-cell">
      <style:table-cell-properties fo:border="none" style:writing-mode="lr-tb" style:vertical-align="bottom" fo:padding-top="0in" fo:padding-left="0.0486in" fo:padding-bottom="0in" fo:padding-right="0.0486in"/>
    </style:style>
    <style:style style:name="P3875"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3876" style:family="table-cell">
      <style:table-cell-properties fo:border="none" style:writing-mode="lr-tb" style:vertical-align="bottom" fo:padding-top="0in" fo:padding-left="0.0486in" fo:padding-bottom="0in" fo:padding-right="0.0486in"/>
    </style:style>
    <style:style style:name="P38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78" style:family="table-cell">
      <style:table-cell-properties fo:border="none" style:writing-mode="lr-tb" style:vertical-align="bottom" fo:padding-top="0in" fo:padding-left="0.0486in" fo:padding-bottom="0in" fo:padding-right="0.0486in"/>
    </style:style>
    <style:style style:name="P38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80" style:family="table-row">
      <style:table-row-properties style:row-height="0.0159in" style:use-optimal-row-height="false"/>
    </style:style>
    <style:style style:name="TableCell3881" style:family="table-cell">
      <style:table-cell-properties fo:border="none" style:writing-mode="lr-tb" style:vertical-align="bottom" fo:padding-top="0in" fo:padding-left="0.0486in" fo:padding-bottom="0in" fo:padding-right="0.0486in"/>
    </style:style>
    <style:style style:name="P38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83" style:family="table-cell">
      <style:table-cell-properties fo:border="none" style:writing-mode="lr-tb" style:vertical-align="bottom" fo:padding-top="0in" fo:padding-left="0.0486in" fo:padding-bottom="0in" fo:padding-right="0.0486in"/>
    </style:style>
    <style:style style:name="P38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85" style:family="table-cell">
      <style:table-cell-properties fo:border="none" style:writing-mode="lr-tb" style:vertical-align="bottom" fo:padding-top="0in" fo:padding-left="0.0486in" fo:padding-bottom="0in" fo:padding-right="0.0486in"/>
    </style:style>
    <style:style style:name="P38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87" style:family="table-row">
      <style:table-row-properties style:row-height="0.0159in" style:use-optimal-row-height="false"/>
    </style:style>
    <style:style style:name="TableCell3888" style:family="table-cell">
      <style:table-cell-properties fo:border="none" style:writing-mode="lr-tb" style:vertical-align="bottom" fo:padding-top="0in" fo:padding-left="0.0486in" fo:padding-bottom="0in" fo:padding-right="0.0486in"/>
    </style:style>
    <style:style style:name="P38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90" style:family="table-cell">
      <style:table-cell-properties fo:border="none" style:writing-mode="lr-tb" style:vertical-align="bottom" fo:padding-top="0in" fo:padding-left="0.0486in" fo:padding-bottom="0in" fo:padding-right="0.0486in"/>
    </style:style>
    <style:style style:name="P38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92" style:family="table-cell">
      <style:table-cell-properties fo:border="none" style:writing-mode="lr-tb" style:vertical-align="bottom" fo:padding-top="0in" fo:padding-left="0.0486in" fo:padding-bottom="0in" fo:padding-right="0.0486in"/>
    </style:style>
    <style:style style:name="P38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894" style:family="table-row">
      <style:table-row-properties style:row-height="0.0159in" style:use-optimal-row-height="false"/>
    </style:style>
    <style:style style:name="TableCell3895" style:family="table-cell">
      <style:table-cell-properties fo:border="none" style:writing-mode="lr-tb" style:vertical-align="bottom" fo:padding-top="0in" fo:padding-left="0.0486in" fo:padding-bottom="0in" fo:padding-right="0.0486in"/>
    </style:style>
    <style:style style:name="P38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97" style:family="table-cell">
      <style:table-cell-properties fo:border="none" style:writing-mode="lr-tb" style:vertical-align="bottom" fo:padding-top="0in" fo:padding-left="0.0486in" fo:padding-bottom="0in" fo:padding-right="0.0486in"/>
    </style:style>
    <style:style style:name="P38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899" style:family="table-cell">
      <style:table-cell-properties fo:border="none" style:writing-mode="lr-tb" style:vertical-align="bottom" fo:padding-top="0in" fo:padding-left="0.0486in" fo:padding-bottom="0in" fo:padding-right="0.0486in"/>
    </style:style>
    <style:style style:name="P39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01" style:family="table-row">
      <style:table-row-properties style:row-height="0.0159in" style:use-optimal-row-height="false"/>
    </style:style>
    <style:style style:name="TableCell3902" style:family="table-cell">
      <style:table-cell-properties fo:border="none" style:writing-mode="lr-tb" style:vertical-align="bottom" fo:padding-top="0in" fo:padding-left="0.0486in" fo:padding-bottom="0in" fo:padding-right="0.0486in"/>
    </style:style>
    <style:style style:name="P39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04" style:family="table-cell">
      <style:table-cell-properties fo:border="none" style:writing-mode="lr-tb" style:vertical-align="bottom" fo:padding-top="0in" fo:padding-left="0.0486in" fo:padding-bottom="0in" fo:padding-right="0.0486in"/>
    </style:style>
    <style:style style:name="P39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06" style:family="table-cell">
      <style:table-cell-properties fo:border="none" style:writing-mode="lr-tb" style:vertical-align="bottom" fo:padding-top="0in" fo:padding-left="0.0486in" fo:padding-bottom="0in" fo:padding-right="0.0486in"/>
    </style:style>
    <style:style style:name="P39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08" style:family="table-row">
      <style:table-row-properties style:row-height="0.0159in" style:use-optimal-row-height="false"/>
    </style:style>
    <style:style style:name="TableCell3909" style:family="table-cell">
      <style:table-cell-properties fo:border="none" style:writing-mode="lr-tb" style:vertical-align="bottom" fo:padding-top="0in" fo:padding-left="0.0486in" fo:padding-bottom="0in" fo:padding-right="0.0486in"/>
    </style:style>
    <style:style style:name="P39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11" style:family="table-cell">
      <style:table-cell-properties fo:border="none" style:writing-mode="lr-tb" style:vertical-align="bottom" fo:padding-top="0in" fo:padding-left="0.0486in" fo:padding-bottom="0in" fo:padding-right="0.0486in"/>
    </style:style>
    <style:style style:name="P39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13" style:family="table-cell">
      <style:table-cell-properties fo:border="none" style:writing-mode="lr-tb" style:vertical-align="bottom" fo:padding-top="0in" fo:padding-left="0.0486in" fo:padding-bottom="0in" fo:padding-right="0.0486in"/>
    </style:style>
    <style:style style:name="P39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15" style:family="table-row">
      <style:table-row-properties style:row-height="0.0159in" style:use-optimal-row-height="false"/>
    </style:style>
    <style:style style:name="TableCell3916" style:family="table-cell">
      <style:table-cell-properties fo:border="none" style:writing-mode="lr-tb" style:vertical-align="bottom" fo:padding-top="0in" fo:padding-left="0.0486in" fo:padding-bottom="0in" fo:padding-right="0.0486in"/>
    </style:style>
    <style:style style:name="P39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18" style:family="table-cell">
      <style:table-cell-properties fo:border="none" style:writing-mode="lr-tb" style:vertical-align="bottom" fo:padding-top="0in" fo:padding-left="0.0486in" fo:padding-bottom="0in" fo:padding-right="0.0486in"/>
    </style:style>
    <style:style style:name="P39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20" style:family="table-cell">
      <style:table-cell-properties fo:border="none" style:writing-mode="lr-tb" style:vertical-align="bottom" fo:padding-top="0in" fo:padding-left="0.0486in" fo:padding-bottom="0in" fo:padding-right="0.0486in"/>
    </style:style>
    <style:style style:name="P39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22" style:family="table-row">
      <style:table-row-properties style:row-height="0.0159in" style:use-optimal-row-height="false"/>
    </style:style>
    <style:style style:name="TableCell3923" style:family="table-cell">
      <style:table-cell-properties fo:border="none" style:writing-mode="lr-tb" style:vertical-align="bottom" fo:padding-top="0in" fo:padding-left="0.0486in" fo:padding-bottom="0in" fo:padding-right="0.0486in"/>
    </style:style>
    <style:style style:name="P39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25" style:family="table-cell">
      <style:table-cell-properties fo:border="none" style:writing-mode="lr-tb" style:vertical-align="bottom" fo:padding-top="0in" fo:padding-left="0.0486in" fo:padding-bottom="0in" fo:padding-right="0.0486in"/>
    </style:style>
    <style:style style:name="P39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27" style:family="table-cell">
      <style:table-cell-properties fo:border="none" style:writing-mode="lr-tb" style:vertical-align="bottom" fo:padding-top="0in" fo:padding-left="0.0486in" fo:padding-bottom="0in" fo:padding-right="0.0486in"/>
    </style:style>
    <style:style style:name="P39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29" style:family="table-row">
      <style:table-row-properties style:row-height="0.0159in" style:use-optimal-row-height="false"/>
    </style:style>
    <style:style style:name="TableCell3930" style:family="table-cell">
      <style:table-cell-properties fo:border="none" style:writing-mode="lr-tb" style:vertical-align="bottom" fo:padding-top="0in" fo:padding-left="0.0486in" fo:padding-bottom="0in" fo:padding-right="0.0486in"/>
    </style:style>
    <style:style style:name="P393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32" style:family="table-cell">
      <style:table-cell-properties fo:border="none" style:writing-mode="lr-tb" style:vertical-align="bottom" fo:padding-top="0in" fo:padding-left="0.0486in" fo:padding-bottom="0in" fo:padding-right="0.0486in"/>
    </style:style>
    <style:style style:name="P39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34" style:family="table-cell">
      <style:table-cell-properties fo:border="none" style:writing-mode="lr-tb" style:vertical-align="bottom" fo:padding-top="0in" fo:padding-left="0.0486in" fo:padding-bottom="0in" fo:padding-right="0.0486in"/>
    </style:style>
    <style:style style:name="P39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36" style:family="table-row">
      <style:table-row-properties style:row-height="0.0159in" style:use-optimal-row-height="false"/>
    </style:style>
    <style:style style:name="TableCell3937" style:family="table-cell">
      <style:table-cell-properties fo:border="none" style:writing-mode="lr-tb" style:vertical-align="bottom" fo:padding-top="0in" fo:padding-left="0.0486in" fo:padding-bottom="0in" fo:padding-right="0.0486in"/>
    </style:style>
    <style:style style:name="P39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39" style:family="table-cell">
      <style:table-cell-properties fo:border="none" style:writing-mode="lr-tb" style:vertical-align="bottom" fo:padding-top="0in" fo:padding-left="0.0486in" fo:padding-bottom="0in" fo:padding-right="0.0486in"/>
    </style:style>
    <style:style style:name="P39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41" style:family="table-cell">
      <style:table-cell-properties fo:border="none" style:writing-mode="lr-tb" style:vertical-align="bottom" fo:padding-top="0in" fo:padding-left="0.0486in" fo:padding-bottom="0in" fo:padding-right="0.0486in"/>
    </style:style>
    <style:style style:name="P39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43" style:family="table-row">
      <style:table-row-properties style:row-height="0.0159in" style:use-optimal-row-height="false"/>
    </style:style>
    <style:style style:name="TableCell3944" style:family="table-cell">
      <style:table-cell-properties fo:border="none" style:writing-mode="lr-tb" style:vertical-align="bottom" fo:padding-top="0in" fo:padding-left="0.0486in" fo:padding-bottom="0in" fo:padding-right="0.0486in"/>
    </style:style>
    <style:style style:name="P394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46" style:family="table-cell">
      <style:table-cell-properties fo:border="none" style:writing-mode="lr-tb" style:vertical-align="bottom" fo:padding-top="0in" fo:padding-left="0.0486in" fo:padding-bottom="0in" fo:padding-right="0.0486in"/>
    </style:style>
    <style:style style:name="P39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48" style:family="table-cell">
      <style:table-cell-properties fo:border="none" style:writing-mode="lr-tb" style:vertical-align="bottom" fo:padding-top="0in" fo:padding-left="0.0486in" fo:padding-bottom="0in" fo:padding-right="0.0486in"/>
    </style:style>
    <style:style style:name="P39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50" style:family="table-row">
      <style:table-row-properties style:row-height="0.0159in" style:use-optimal-row-height="false"/>
    </style:style>
    <style:style style:name="TableCell3951" style:family="table-cell">
      <style:table-cell-properties fo:border="none" style:writing-mode="lr-tb" style:vertical-align="bottom" fo:padding-top="0in" fo:padding-left="0.0486in" fo:padding-bottom="0in" fo:padding-right="0.0486in"/>
    </style:style>
    <style:style style:name="P39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53" style:family="table-cell">
      <style:table-cell-properties fo:border="none" style:writing-mode="lr-tb" style:vertical-align="bottom" fo:padding-top="0in" fo:padding-left="0.0486in" fo:padding-bottom="0in" fo:padding-right="0.0486in"/>
    </style:style>
    <style:style style:name="P39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55" style:family="table-cell">
      <style:table-cell-properties fo:border="none" style:writing-mode="lr-tb" style:vertical-align="bottom" fo:padding-top="0in" fo:padding-left="0.0486in" fo:padding-bottom="0in" fo:padding-right="0.0486in"/>
    </style:style>
    <style:style style:name="P39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57" style:family="table-row">
      <style:table-row-properties style:row-height="0.0159in" style:use-optimal-row-height="false"/>
    </style:style>
    <style:style style:name="TableCell3958" style:family="table-cell">
      <style:table-cell-properties fo:border="none" style:writing-mode="lr-tb" style:vertical-align="bottom" fo:padding-top="0in" fo:padding-left="0.0486in" fo:padding-bottom="0in" fo:padding-right="0.0486in"/>
    </style:style>
    <style:style style:name="P39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60" style:family="table-cell">
      <style:table-cell-properties fo:border="none" style:writing-mode="lr-tb" style:vertical-align="bottom" fo:padding-top="0in" fo:padding-left="0.0486in" fo:padding-bottom="0in" fo:padding-right="0.0486in"/>
    </style:style>
    <style:style style:name="P39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62" style:family="table-cell">
      <style:table-cell-properties fo:border="none" style:writing-mode="lr-tb" style:vertical-align="bottom" fo:padding-top="0in" fo:padding-left="0.0486in" fo:padding-bottom="0in" fo:padding-right="0.0486in"/>
    </style:style>
    <style:style style:name="P396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64" style:family="table-row">
      <style:table-row-properties style:row-height="0.0159in" style:use-optimal-row-height="false"/>
    </style:style>
    <style:style style:name="TableCell3965" style:family="table-cell">
      <style:table-cell-properties fo:border="none" style:writing-mode="lr-tb" style:vertical-align="bottom" fo:padding-top="0in" fo:padding-left="0.0486in" fo:padding-bottom="0in" fo:padding-right="0.0486in"/>
    </style:style>
    <style:style style:name="P39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67" style:family="table-cell">
      <style:table-cell-properties fo:border="none" style:writing-mode="lr-tb" style:vertical-align="bottom" fo:padding-top="0in" fo:padding-left="0.0486in" fo:padding-bottom="0in" fo:padding-right="0.0486in"/>
    </style:style>
    <style:style style:name="P39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69" style:family="table-cell">
      <style:table-cell-properties fo:border="none" style:writing-mode="lr-tb" style:vertical-align="bottom" fo:padding-top="0in" fo:padding-left="0.0486in" fo:padding-bottom="0in" fo:padding-right="0.0486in"/>
    </style:style>
    <style:style style:name="P39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71" style:family="table-row">
      <style:table-row-properties style:row-height="0.0159in" style:use-optimal-row-height="false"/>
    </style:style>
    <style:style style:name="TableCell3972" style:family="table-cell">
      <style:table-cell-properties fo:border="none" style:writing-mode="lr-tb" style:vertical-align="bottom" fo:padding-top="0in" fo:padding-left="0.0486in" fo:padding-bottom="0in" fo:padding-right="0.0486in"/>
    </style:style>
    <style:style style:name="P39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74" style:family="table-cell">
      <style:table-cell-properties fo:border="none" style:writing-mode="lr-tb" style:vertical-align="bottom" fo:padding-top="0in" fo:padding-left="0.0486in" fo:padding-bottom="0in" fo:padding-right="0.0486in"/>
    </style:style>
    <style:style style:name="P39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76" style:family="table-cell">
      <style:table-cell-properties fo:border="none" style:writing-mode="lr-tb" style:vertical-align="bottom" fo:padding-top="0in" fo:padding-left="0.0486in" fo:padding-bottom="0in" fo:padding-right="0.0486in"/>
    </style:style>
    <style:style style:name="P39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78" style:family="table-row">
      <style:table-row-properties style:row-height="0.0159in" style:use-optimal-row-height="false"/>
    </style:style>
    <style:style style:name="TableCell3979" style:family="table-cell">
      <style:table-cell-properties fo:border="none" style:writing-mode="lr-tb" style:vertical-align="bottom" fo:padding-top="0in" fo:padding-left="0.0486in" fo:padding-bottom="0in" fo:padding-right="0.0486in"/>
    </style:style>
    <style:style style:name="P39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81" style:family="table-cell">
      <style:table-cell-properties fo:border="none" style:writing-mode="lr-tb" style:vertical-align="bottom" fo:padding-top="0in" fo:padding-left="0.0486in" fo:padding-bottom="0in" fo:padding-right="0.0486in"/>
    </style:style>
    <style:style style:name="P39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83" style:family="table-cell">
      <style:table-cell-properties fo:border="none" style:writing-mode="lr-tb" style:vertical-align="bottom" fo:padding-top="0in" fo:padding-left="0.0486in" fo:padding-bottom="0in" fo:padding-right="0.0486in"/>
    </style:style>
    <style:style style:name="P39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85" style:family="table-row">
      <style:table-row-properties style:row-height="0.0159in" style:use-optimal-row-height="false"/>
    </style:style>
    <style:style style:name="TableCell3986" style:family="table-cell">
      <style:table-cell-properties fo:border="none" style:writing-mode="lr-tb" style:vertical-align="bottom" fo:padding-top="0in" fo:padding-left="0.0486in" fo:padding-bottom="0in" fo:padding-right="0.0486in"/>
    </style:style>
    <style:style style:name="P39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88" style:family="table-cell">
      <style:table-cell-properties fo:border="none" style:writing-mode="lr-tb" style:vertical-align="bottom" fo:padding-top="0in" fo:padding-left="0.0486in" fo:padding-bottom="0in" fo:padding-right="0.0486in"/>
    </style:style>
    <style:style style:name="P39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90" style:family="table-cell">
      <style:table-cell-properties fo:border="none" style:writing-mode="lr-tb" style:vertical-align="bottom" fo:padding-top="0in" fo:padding-left="0.0486in" fo:padding-bottom="0in" fo:padding-right="0.0486in"/>
    </style:style>
    <style:style style:name="P39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92" style:family="table-row">
      <style:table-row-properties style:row-height="0.0159in" style:use-optimal-row-height="false"/>
    </style:style>
    <style:style style:name="TableCell3993" style:family="table-cell">
      <style:table-cell-properties fo:border="none" style:writing-mode="lr-tb" style:vertical-align="bottom" fo:padding-top="0in" fo:padding-left="0.0486in" fo:padding-bottom="0in" fo:padding-right="0.0486in"/>
    </style:style>
    <style:style style:name="P3994"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3995" style:family="table-cell">
      <style:table-cell-properties fo:border="none" style:writing-mode="lr-tb" style:vertical-align="bottom" fo:padding-top="0in" fo:padding-left="0.0486in" fo:padding-bottom="0in" fo:padding-right="0.0486in"/>
    </style:style>
    <style:style style:name="P39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3997" style:family="table-cell">
      <style:table-cell-properties fo:border="none" style:writing-mode="lr-tb" style:vertical-align="bottom" fo:padding-top="0in" fo:padding-left="0.0486in" fo:padding-bottom="0in" fo:padding-right="0.0486in"/>
    </style:style>
    <style:style style:name="P39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3999" style:family="table-row">
      <style:table-row-properties style:row-height="0.0159in" style:use-optimal-row-height="false"/>
    </style:style>
    <style:style style:name="TableCell4000" style:family="table-cell">
      <style:table-cell-properties fo:border="none" style:writing-mode="lr-tb" style:vertical-align="bottom" fo:padding-top="0in" fo:padding-left="0.0486in" fo:padding-bottom="0in" fo:padding-right="0.0486in"/>
    </style:style>
    <style:style style:name="P40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02" style:family="table-cell">
      <style:table-cell-properties fo:border="none" style:writing-mode="lr-tb" style:vertical-align="bottom" fo:padding-top="0in" fo:padding-left="0.0486in" fo:padding-bottom="0in" fo:padding-right="0.0486in"/>
    </style:style>
    <style:style style:name="P40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04" style:family="table-cell">
      <style:table-cell-properties fo:border="none" style:writing-mode="lr-tb" style:vertical-align="bottom" fo:padding-top="0in" fo:padding-left="0.0486in" fo:padding-bottom="0in" fo:padding-right="0.0486in"/>
    </style:style>
    <style:style style:name="P40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06" style:family="table-row">
      <style:table-row-properties style:row-height="0.0159in" style:use-optimal-row-height="false"/>
    </style:style>
    <style:style style:name="TableCell4007" style:family="table-cell">
      <style:table-cell-properties fo:border="none" style:writing-mode="lr-tb" style:vertical-align="bottom" fo:padding-top="0in" fo:padding-left="0.0486in" fo:padding-bottom="0in" fo:padding-right="0.0486in"/>
    </style:style>
    <style:style style:name="P40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09" style:family="table-cell">
      <style:table-cell-properties fo:border="none" style:writing-mode="lr-tb" style:vertical-align="bottom" fo:padding-top="0in" fo:padding-left="0.0486in" fo:padding-bottom="0in" fo:padding-right="0.0486in"/>
    </style:style>
    <style:style style:name="P40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11" style:family="table-cell">
      <style:table-cell-properties fo:border="none" style:writing-mode="lr-tb" style:vertical-align="bottom" fo:padding-top="0in" fo:padding-left="0.0486in" fo:padding-bottom="0in" fo:padding-right="0.0486in"/>
    </style:style>
    <style:style style:name="P40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13" style:family="table-row">
      <style:table-row-properties style:row-height="0.0159in" style:use-optimal-row-height="false"/>
    </style:style>
    <style:style style:name="TableCell4014" style:family="table-cell">
      <style:table-cell-properties fo:border="none" style:writing-mode="lr-tb" style:vertical-align="bottom" fo:padding-top="0in" fo:padding-left="0.0486in" fo:padding-bottom="0in" fo:padding-right="0.0486in"/>
    </style:style>
    <style:style style:name="P40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16" style:family="table-cell">
      <style:table-cell-properties fo:border="none" style:writing-mode="lr-tb" style:vertical-align="bottom" fo:padding-top="0in" fo:padding-left="0.0486in" fo:padding-bottom="0in" fo:padding-right="0.0486in"/>
    </style:style>
    <style:style style:name="P40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18" style:family="table-cell">
      <style:table-cell-properties fo:border="none" style:writing-mode="lr-tb" style:vertical-align="bottom" fo:padding-top="0in" fo:padding-left="0.0486in" fo:padding-bottom="0in" fo:padding-right="0.0486in"/>
    </style:style>
    <style:style style:name="P40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20" style:family="table-row">
      <style:table-row-properties style:row-height="0.0159in" style:use-optimal-row-height="false"/>
    </style:style>
    <style:style style:name="TableCell4021" style:family="table-cell">
      <style:table-cell-properties fo:border="none" style:writing-mode="lr-tb" style:vertical-align="bottom" fo:padding-top="0in" fo:padding-left="0.0486in" fo:padding-bottom="0in" fo:padding-right="0.0486in"/>
    </style:style>
    <style:style style:name="P40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23" style:family="table-cell">
      <style:table-cell-properties fo:border="none" style:writing-mode="lr-tb" style:vertical-align="bottom" fo:padding-top="0in" fo:padding-left="0.0486in" fo:padding-bottom="0in" fo:padding-right="0.0486in"/>
    </style:style>
    <style:style style:name="P40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25" style:family="table-cell">
      <style:table-cell-properties fo:border="none" style:writing-mode="lr-tb" style:vertical-align="bottom" fo:padding-top="0in" fo:padding-left="0.0486in" fo:padding-bottom="0in" fo:padding-right="0.0486in"/>
    </style:style>
    <style:style style:name="P40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27" style:family="table-row">
      <style:table-row-properties style:row-height="0.0159in" style:use-optimal-row-height="false"/>
    </style:style>
    <style:style style:name="TableCell4028" style:family="table-cell">
      <style:table-cell-properties fo:border="none" style:writing-mode="lr-tb" style:vertical-align="bottom" fo:padding-top="0in" fo:padding-left="0.0486in" fo:padding-bottom="0in" fo:padding-right="0.0486in"/>
    </style:style>
    <style:style style:name="P40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30" style:family="table-cell">
      <style:table-cell-properties fo:border="none" style:writing-mode="lr-tb" style:vertical-align="bottom" fo:padding-top="0in" fo:padding-left="0.0486in" fo:padding-bottom="0in" fo:padding-right="0.0486in"/>
    </style:style>
    <style:style style:name="P403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32" style:family="table-cell">
      <style:table-cell-properties fo:border="none" style:writing-mode="lr-tb" style:vertical-align="bottom" fo:padding-top="0in" fo:padding-left="0.0486in" fo:padding-bottom="0in" fo:padding-right="0.0486in"/>
    </style:style>
    <style:style style:name="P40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34" style:family="table-row">
      <style:table-row-properties style:row-height="0.0159in" style:use-optimal-row-height="false"/>
    </style:style>
    <style:style style:name="TableCell4035" style:family="table-cell">
      <style:table-cell-properties fo:border="none" style:writing-mode="lr-tb" style:vertical-align="bottom" fo:padding-top="0in" fo:padding-left="0.0486in" fo:padding-bottom="0in" fo:padding-right="0.0486in"/>
    </style:style>
    <style:style style:name="P40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37" style:family="table-cell">
      <style:table-cell-properties fo:border="none" style:writing-mode="lr-tb" style:vertical-align="bottom" fo:padding-top="0in" fo:padding-left="0.0486in" fo:padding-bottom="0in" fo:padding-right="0.0486in"/>
    </style:style>
    <style:style style:name="P40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39" style:family="table-cell">
      <style:table-cell-properties fo:border="none" style:writing-mode="lr-tb" style:vertical-align="bottom" fo:padding-top="0in" fo:padding-left="0.0486in" fo:padding-bottom="0in" fo:padding-right="0.0486in"/>
    </style:style>
    <style:style style:name="P40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41" style:family="table-row">
      <style:table-row-properties style:row-height="0.0159in" style:use-optimal-row-height="false"/>
    </style:style>
    <style:style style:name="TableCell4042" style:family="table-cell">
      <style:table-cell-properties fo:border="none" style:writing-mode="lr-tb" style:vertical-align="bottom" fo:padding-top="0in" fo:padding-left="0.0486in" fo:padding-bottom="0in" fo:padding-right="0.0486in"/>
    </style:style>
    <style:style style:name="P40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44" style:family="table-cell">
      <style:table-cell-properties fo:border="none" style:writing-mode="lr-tb" style:vertical-align="bottom" fo:padding-top="0in" fo:padding-left="0.0486in" fo:padding-bottom="0in" fo:padding-right="0.0486in"/>
    </style:style>
    <style:style style:name="P404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46" style:family="table-cell">
      <style:table-cell-properties fo:border="none" style:writing-mode="lr-tb" style:vertical-align="bottom" fo:padding-top="0in" fo:padding-left="0.0486in" fo:padding-bottom="0in" fo:padding-right="0.0486in"/>
    </style:style>
    <style:style style:name="P40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48" style:family="table-row">
      <style:table-row-properties style:row-height="0.0159in" style:use-optimal-row-height="false"/>
    </style:style>
    <style:style style:name="TableCell4049" style:family="table-cell">
      <style:table-cell-properties fo:border="none" style:writing-mode="lr-tb" style:vertical-align="bottom" fo:padding-top="0in" fo:padding-left="0.0486in" fo:padding-bottom="0in" fo:padding-right="0.0486in"/>
    </style:style>
    <style:style style:name="P40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51" style:family="table-cell">
      <style:table-cell-properties fo:border="none" style:writing-mode="lr-tb" style:vertical-align="bottom" fo:padding-top="0in" fo:padding-left="0.0486in" fo:padding-bottom="0in" fo:padding-right="0.0486in"/>
    </style:style>
    <style:style style:name="P40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53" style:family="table-cell">
      <style:table-cell-properties fo:border="none" style:writing-mode="lr-tb" style:vertical-align="bottom" fo:padding-top="0in" fo:padding-left="0.0486in" fo:padding-bottom="0in" fo:padding-right="0.0486in"/>
    </style:style>
    <style:style style:name="P40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55" style:family="table-row">
      <style:table-row-properties style:row-height="0.0159in" style:use-optimal-row-height="false"/>
    </style:style>
    <style:style style:name="TableCell4056" style:family="table-cell">
      <style:table-cell-properties fo:border="none" style:writing-mode="lr-tb" style:vertical-align="bottom" fo:padding-top="0in" fo:padding-left="0.0486in" fo:padding-bottom="0in" fo:padding-right="0.0486in"/>
    </style:style>
    <style:style style:name="P40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58" style:family="table-cell">
      <style:table-cell-properties fo:border="none" style:writing-mode="lr-tb" style:vertical-align="bottom" fo:padding-top="0in" fo:padding-left="0.0486in" fo:padding-bottom="0in" fo:padding-right="0.0486in"/>
    </style:style>
    <style:style style:name="P40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60" style:family="table-cell">
      <style:table-cell-properties fo:border="none" style:writing-mode="lr-tb" style:vertical-align="bottom" fo:padding-top="0in" fo:padding-left="0.0486in" fo:padding-bottom="0in" fo:padding-right="0.0486in"/>
    </style:style>
    <style:style style:name="P40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62" style:family="table-row">
      <style:table-row-properties style:row-height="0.0159in" style:use-optimal-row-height="false"/>
    </style:style>
    <style:style style:name="TableCell4063" style:family="table-cell">
      <style:table-cell-properties fo:border="none" style:writing-mode="lr-tb" style:vertical-align="bottom" fo:padding-top="0in" fo:padding-left="0.0486in" fo:padding-bottom="0in" fo:padding-right="0.0486in"/>
    </style:style>
    <style:style style:name="P40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65" style:family="table-cell">
      <style:table-cell-properties fo:border="none" style:writing-mode="lr-tb" style:vertical-align="bottom" fo:padding-top="0in" fo:padding-left="0.0486in" fo:padding-bottom="0in" fo:padding-right="0.0486in"/>
    </style:style>
    <style:style style:name="P40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67" style:family="table-cell">
      <style:table-cell-properties fo:border="none" style:writing-mode="lr-tb" style:vertical-align="bottom" fo:padding-top="0in" fo:padding-left="0.0486in" fo:padding-bottom="0in" fo:padding-right="0.0486in"/>
    </style:style>
    <style:style style:name="P40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69" style:family="table-row">
      <style:table-row-properties style:row-height="0.0159in" style:use-optimal-row-height="false"/>
    </style:style>
    <style:style style:name="TableCell4070" style:family="table-cell">
      <style:table-cell-properties fo:border="none" style:writing-mode="lr-tb" style:vertical-align="bottom" fo:padding-top="0in" fo:padding-left="0.0486in" fo:padding-bottom="0in" fo:padding-right="0.0486in"/>
    </style:style>
    <style:style style:name="P40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72" style:family="table-cell">
      <style:table-cell-properties fo:border="none" style:writing-mode="lr-tb" style:vertical-align="bottom" fo:padding-top="0in" fo:padding-left="0.0486in" fo:padding-bottom="0in" fo:padding-right="0.0486in"/>
    </style:style>
    <style:style style:name="P40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074" style:family="table-cell">
      <style:table-cell-properties fo:border="none" style:writing-mode="lr-tb" style:vertical-align="bottom" fo:padding-top="0in" fo:padding-left="0.0486in" fo:padding-bottom="0in" fo:padding-right="0.0486in"/>
    </style:style>
    <style:style style:name="P40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76" style:family="table-row">
      <style:table-row-properties style:min-row-height="0.2083in" style:use-optimal-row-height="false"/>
    </style:style>
    <style:style style:name="TableCell4077" style:family="table-cell">
      <style:table-cell-properties fo:border="none" style:writing-mode="lr-tb" style:vertical-align="bottom" fo:padding-top="0in" fo:padding-left="0.0486in" fo:padding-bottom="0in" fo:padding-right="0.0486in"/>
    </style:style>
    <style:style style:name="P4078"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P4079"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080"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P4081"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P4082"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4083" style:family="table-cell">
      <style:table-cell-properties fo:border="none" style:writing-mode="lr-tb" style:vertical-align="bottom" fo:padding-top="0in" fo:padding-left="0.0486in" fo:padding-bottom="0in" fo:padding-right="0.0486in"/>
    </style:style>
    <style:style style:name="P4084"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4085" style:family="table-cell">
      <style:table-cell-properties fo:border="none" style:writing-mode="lr-tb" style:vertical-align="bottom" fo:padding-top="0in" fo:padding-left="0.0486in" fo:padding-bottom="0in" fo:padding-right="0.0486in"/>
    </style:style>
    <style:style style:name="P40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087" style:family="table-row">
      <style:table-row-properties style:min-row-height="0.2083in" style:use-optimal-row-height="false"/>
    </style:style>
    <style:style style:name="TableCell4088" style:family="table-cell">
      <style:table-cell-properties fo:border="none" style:writing-mode="lr-tb" style:vertical-align="bottom" fo:padding-top="0in" fo:padding-left="0.0486in" fo:padding-bottom="0in" fo:padding-right="0.0486in"/>
    </style:style>
    <style:style style:name="P4089"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090"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Cell4091" style:family="table-cell">
      <style:table-cell-properties fo:border="none" style:writing-mode="lr-tb" style:vertical-align="bottom" fo:padding-top="0in" fo:padding-left="0.0486in" fo:padding-bottom="0in" fo:padding-right="0.0486in"/>
    </style:style>
    <style:style style:name="P4092"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4093" style:family="table-cell">
      <style:table-cell-properties fo:border="none" style:writing-mode="lr-tb" style:vertical-align="bottom" fo:padding-top="0in" fo:padding-left="0.0486in" fo:padding-bottom="0in" fo:padding-right="0.0486in"/>
    </style:style>
    <style:style style:name="P4094"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4095" style:family="table-row">
      <style:table-row-properties style:row-height="0.0159in" style:use-optimal-row-height="false"/>
    </style:style>
    <style:style style:name="TableCell4096" style:family="table-cell">
      <style:table-cell-properties fo:border="none" style:writing-mode="lr-tb" style:vertical-align="bottom" fo:padding-top="0in" fo:padding-left="0.0486in" fo:padding-bottom="0in" fo:padding-right="0.0486in"/>
    </style:style>
    <style:style style:name="P4097"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4098" style:family="table-cell">
      <style:table-cell-properties fo:border="none" style:writing-mode="lr-tb" style:vertical-align="bottom" fo:padding-top="0in" fo:padding-left="0.0486in" fo:padding-bottom="0in" fo:padding-right="0.0486in"/>
    </style:style>
    <style:style style:name="P409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00" style:family="table-cell">
      <style:table-cell-properties fo:border="none" style:writing-mode="lr-tb" style:vertical-align="bottom" fo:padding-top="0in" fo:padding-left="0.0486in" fo:padding-bottom="0in" fo:padding-right="0.0486in"/>
    </style:style>
    <style:style style:name="P41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02" style:family="table-row">
      <style:table-row-properties style:row-height="0.0159in" style:use-optimal-row-height="false"/>
    </style:style>
    <style:style style:name="TableCell4103" style:family="table-cell">
      <style:table-cell-properties fo:border="none" style:writing-mode="lr-tb" style:vertical-align="bottom" fo:padding-top="0in" fo:padding-left="0.0486in" fo:padding-bottom="0in" fo:padding-right="0.0486in"/>
    </style:style>
    <style:style style:name="P41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05" style:family="table-cell">
      <style:table-cell-properties fo:border="none" style:writing-mode="lr-tb" style:vertical-align="bottom" fo:padding-top="0in" fo:padding-left="0.0486in" fo:padding-bottom="0in" fo:padding-right="0.0486in"/>
    </style:style>
    <style:style style:name="P41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07" style:family="table-cell">
      <style:table-cell-properties fo:border="none" style:writing-mode="lr-tb" style:vertical-align="bottom" fo:padding-top="0in" fo:padding-left="0.0486in" fo:padding-bottom="0in" fo:padding-right="0.0486in"/>
    </style:style>
    <style:style style:name="P41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09" style:family="table-row">
      <style:table-row-properties style:row-height="0.0159in" style:use-optimal-row-height="false"/>
    </style:style>
    <style:style style:name="TableCell4110" style:family="table-cell">
      <style:table-cell-properties fo:border="none" style:writing-mode="lr-tb" style:vertical-align="bottom" fo:padding-top="0in" fo:padding-left="0.0486in" fo:padding-bottom="0in" fo:padding-right="0.0486in"/>
    </style:style>
    <style:style style:name="P41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12" style:family="table-cell">
      <style:table-cell-properties fo:border="none" style:writing-mode="lr-tb" style:vertical-align="bottom" fo:padding-top="0in" fo:padding-left="0.0486in" fo:padding-bottom="0in" fo:padding-right="0.0486in"/>
    </style:style>
    <style:style style:name="P41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14" style:family="table-cell">
      <style:table-cell-properties fo:border="none" style:writing-mode="lr-tb" style:vertical-align="bottom" fo:padding-top="0in" fo:padding-left="0.0486in" fo:padding-bottom="0in" fo:padding-right="0.0486in"/>
    </style:style>
    <style:style style:name="P41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16" style:family="table-row">
      <style:table-row-properties style:row-height="0.0159in" style:use-optimal-row-height="false"/>
    </style:style>
    <style:style style:name="TableCell4117" style:family="table-cell">
      <style:table-cell-properties fo:border="none" style:writing-mode="lr-tb" style:vertical-align="bottom" fo:padding-top="0in" fo:padding-left="0.0486in" fo:padding-bottom="0in" fo:padding-right="0.0486in"/>
    </style:style>
    <style:style style:name="P41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19" style:family="table-cell">
      <style:table-cell-properties fo:border="none" style:writing-mode="lr-tb" style:vertical-align="bottom" fo:padding-top="0in" fo:padding-left="0.0486in" fo:padding-bottom="0in" fo:padding-right="0.0486in"/>
    </style:style>
    <style:style style:name="P41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21" style:family="table-cell">
      <style:table-cell-properties fo:border="none" style:writing-mode="lr-tb" style:vertical-align="bottom" fo:padding-top="0in" fo:padding-left="0.0486in" fo:padding-bottom="0in" fo:padding-right="0.0486in"/>
    </style:style>
    <style:style style:name="P41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23" style:family="table-row">
      <style:table-row-properties style:row-height="0.0159in" style:use-optimal-row-height="false"/>
    </style:style>
    <style:style style:name="TableCell4124" style:family="table-cell">
      <style:table-cell-properties fo:border="none" style:writing-mode="lr-tb" style:vertical-align="bottom" fo:padding-top="0in" fo:padding-left="0.0486in" fo:padding-bottom="0in" fo:padding-right="0.0486in"/>
    </style:style>
    <style:style style:name="P41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26" style:family="table-cell">
      <style:table-cell-properties fo:border="none" style:writing-mode="lr-tb" style:vertical-align="bottom" fo:padding-top="0in" fo:padding-left="0.0486in" fo:padding-bottom="0in" fo:padding-right="0.0486in"/>
    </style:style>
    <style:style style:name="P41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28" style:family="table-cell">
      <style:table-cell-properties fo:border="none" style:writing-mode="lr-tb" style:vertical-align="bottom" fo:padding-top="0in" fo:padding-left="0.0486in" fo:padding-bottom="0in" fo:padding-right="0.0486in"/>
    </style:style>
    <style:style style:name="P41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30" style:family="table-row">
      <style:table-row-properties style:row-height="0.0159in" style:use-optimal-row-height="false"/>
    </style:style>
    <style:style style:name="TableCell4131" style:family="table-cell">
      <style:table-cell-properties fo:border="none" style:writing-mode="lr-tb" style:vertical-align="bottom" fo:padding-top="0in" fo:padding-left="0.0486in" fo:padding-bottom="0in" fo:padding-right="0.0486in"/>
    </style:style>
    <style:style style:name="P41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33" style:family="table-cell">
      <style:table-cell-properties fo:border="none" style:writing-mode="lr-tb" style:vertical-align="bottom" fo:padding-top="0in" fo:padding-left="0.0486in" fo:padding-bottom="0in" fo:padding-right="0.0486in"/>
    </style:style>
    <style:style style:name="P41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35" style:family="table-cell">
      <style:table-cell-properties fo:border="none" style:writing-mode="lr-tb" style:vertical-align="bottom" fo:padding-top="0in" fo:padding-left="0.0486in" fo:padding-bottom="0in" fo:padding-right="0.0486in"/>
    </style:style>
    <style:style style:name="P41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37" style:family="table-row">
      <style:table-row-properties style:row-height="0.0159in" style:use-optimal-row-height="false"/>
    </style:style>
    <style:style style:name="TableCell4138" style:family="table-cell">
      <style:table-cell-properties fo:border="none" style:writing-mode="lr-tb" style:vertical-align="bottom" fo:padding-top="0in" fo:padding-left="0.0486in" fo:padding-bottom="0in" fo:padding-right="0.0486in"/>
    </style:style>
    <style:style style:name="P41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40" style:family="table-cell">
      <style:table-cell-properties fo:border="none" style:writing-mode="lr-tb" style:vertical-align="bottom" fo:padding-top="0in" fo:padding-left="0.0486in" fo:padding-bottom="0in" fo:padding-right="0.0486in"/>
    </style:style>
    <style:style style:name="P41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42" style:family="table-cell">
      <style:table-cell-properties fo:border="none" style:writing-mode="lr-tb" style:vertical-align="bottom" fo:padding-top="0in" fo:padding-left="0.0486in" fo:padding-bottom="0in" fo:padding-right="0.0486in"/>
    </style:style>
    <style:style style:name="P41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44" style:family="table-row">
      <style:table-row-properties style:row-height="0.0159in" style:use-optimal-row-height="false"/>
    </style:style>
    <style:style style:name="TableCell4145" style:family="table-cell">
      <style:table-cell-properties fo:border="none" style:writing-mode="lr-tb" style:vertical-align="bottom" fo:padding-top="0in" fo:padding-left="0.0486in" fo:padding-bottom="0in" fo:padding-right="0.0486in"/>
    </style:style>
    <style:style style:name="P41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47" style:family="table-cell">
      <style:table-cell-properties fo:border="none" style:writing-mode="lr-tb" style:vertical-align="bottom" fo:padding-top="0in" fo:padding-left="0.0486in" fo:padding-bottom="0in" fo:padding-right="0.0486in"/>
    </style:style>
    <style:style style:name="P41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49" style:family="table-cell">
      <style:table-cell-properties fo:border="none" style:writing-mode="lr-tb" style:vertical-align="bottom" fo:padding-top="0in" fo:padding-left="0.0486in" fo:padding-bottom="0in" fo:padding-right="0.0486in"/>
    </style:style>
    <style:style style:name="P41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51" style:family="table-row">
      <style:table-row-properties style:min-row-height="0.2083in" style:use-optimal-row-height="false"/>
    </style:style>
    <style:style style:name="TableCell4152" style:family="table-cell">
      <style:table-cell-properties fo:border="none" style:writing-mode="lr-tb" style:vertical-align="bottom" fo:padding-top="0in" fo:padding-left="0.0486in" fo:padding-bottom="0in" fo:padding-right="0.0486in"/>
    </style:style>
    <style:style style:name="P4153"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P4154"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155"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156"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157"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158"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159" style:parent-style-name="Standard" style:family="paragraph">
      <style:paragraph-properties fo:text-align="justify" fo:margin-bottom="0in"/>
      <style:text-properties style:font-name-asian="Times New Roman" style:font-name-complex="Calibri" style:font-style-complex="italic" fo:color="#E7E6E6" style:language-asian="it" style:country-asian="IT"/>
    </style:style>
    <style:style style:name="P4160" style:parent-style-name="Standard" style:family="paragraph">
      <style:paragraph-properties fo:text-align="justify" fo:margin-bottom="0in"/>
      <style:text-properties style:font-name-asian="Times New Roman" style:font-name-complex="Calibri" fo:font-weight="bold" style:font-weight-asian="bold" style:font-weight-complex="bold" fo:color="#E7E6E6" style:language-asian="it" style:country-asian="IT"/>
    </style:style>
    <style:style style:name="P4161"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162" style:parent-style-name="Standard" style:family="paragraph">
      <style:paragraph-properties fo:text-align="justify" fo:margin-bottom="0in"/>
      <style:text-properties style:font-name-asian="Times New Roman" style:font-name-complex="Calibri" fo:font-weight="bold" style:font-weight-asian="bold" style:font-weight-complex="bold" fo:color="#E7E6E6" style:language-asian="it" style:country-asian="IT"/>
    </style:style>
    <style:style style:name="P4163" style:parent-style-name="Default" style:family="paragraph">
      <style:paragraph-properties fo:text-align="justify"/>
    </style:style>
    <style:style style:name="T4164" style:parent-style-name="Car.predefinitoparagrafo" style:family="text">
      <style:text-properties fo:font-style="italic" style:font-style-asian="italic" style:font-style-complex="italic" fo:color="#E7E6E6" fo:font-size="11pt" style:font-size-asian="11pt" style:font-size-complex="11pt"/>
    </style:style>
    <style:style style:name="P4165" style:parent-style-name="Standard" style:family="paragraph">
      <style:paragraph-properties fo:text-align="justify" fo:margin-bottom="0in"/>
      <style:text-properties style:font-name-asian="Times New Roman" style:font-name-complex="Calibri" style:font-weight-complex="bold" fo:color="#000000" style:language-asian="it" style:country-asian="IT"/>
    </style:style>
    <style:style style:name="TableCell4166" style:family="table-cell">
      <style:table-cell-properties fo:border="none" style:writing-mode="lr-tb" style:vertical-align="bottom" fo:padding-top="0in" fo:padding-left="0.0486in" fo:padding-bottom="0in" fo:padding-right="0.0486in"/>
    </style:style>
    <style:style style:name="P4167"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P4168"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4169" style:family="table-cell">
      <style:table-cell-properties fo:border="none" style:writing-mode="lr-tb" style:vertical-align="bottom" fo:padding-top="0in" fo:padding-left="0.0486in" fo:padding-bottom="0in" fo:padding-right="0.0486in"/>
    </style:style>
    <style:style style:name="P41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71" style:family="table-row">
      <style:table-row-properties style:min-row-height="0.8069in" style:use-optimal-row-height="false"/>
    </style:style>
    <style:style style:name="TableCell4172" style:family="table-cell">
      <style:table-cell-properties fo:border="none" style:writing-mode="lr-tb" style:vertical-align="bottom" fo:padding-top="0in" fo:padding-left="0.0486in" fo:padding-bottom="0in" fo:padding-right="0.0486in"/>
    </style:style>
    <style:style style:name="P41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74" style:family="table-cell">
      <style:table-cell-properties fo:border="none" style:writing-mode="lr-tb" style:vertical-align="bottom" fo:padding-top="0in" fo:padding-left="0.0486in" fo:padding-bottom="0in" fo:padding-right="0.0486in"/>
    </style:style>
    <style:style style:name="P41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76" style:family="table-cell">
      <style:table-cell-properties fo:border="none" style:writing-mode="lr-tb" style:vertical-align="bottom" fo:padding-top="0in" fo:padding-left="0.0486in" fo:padding-bottom="0in" fo:padding-right="0.0486in"/>
    </style:style>
    <style:style style:name="P4177"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4178" style:family="table-row">
      <style:table-row-properties style:row-height="0.0159in" style:use-optimal-row-height="false"/>
    </style:style>
    <style:style style:name="TableCell4179" style:family="table-cell">
      <style:table-cell-properties fo:border="none" style:writing-mode="lr-tb" style:vertical-align="bottom" fo:padding-top="0in" fo:padding-left="0.0486in" fo:padding-bottom="0in" fo:padding-right="0.0486in"/>
    </style:style>
    <style:style style:name="P4180"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4181" style:family="table-cell">
      <style:table-cell-properties fo:border="none" style:writing-mode="lr-tb" style:vertical-align="bottom" fo:padding-top="0in" fo:padding-left="0.0486in" fo:padding-bottom="0in" fo:padding-right="0.0486in"/>
    </style:style>
    <style:style style:name="P41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83" style:family="table-cell">
      <style:table-cell-properties fo:border="none" style:writing-mode="lr-tb" style:vertical-align="bottom" fo:padding-top="0in" fo:padding-left="0.0486in" fo:padding-bottom="0in" fo:padding-right="0.0486in"/>
    </style:style>
    <style:style style:name="P41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85" style:family="table-row">
      <style:table-row-properties style:row-height="0.0159in" style:use-optimal-row-height="false"/>
    </style:style>
    <style:style style:name="TableCell4186" style:family="table-cell">
      <style:table-cell-properties fo:border="none" style:writing-mode="lr-tb" style:vertical-align="bottom" fo:padding-top="0in" fo:padding-left="0.0486in" fo:padding-bottom="0in" fo:padding-right="0.0486in"/>
    </style:style>
    <style:style style:name="P41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88" style:family="table-cell">
      <style:table-cell-properties fo:border="none" style:writing-mode="lr-tb" style:vertical-align="bottom" fo:padding-top="0in" fo:padding-left="0.0486in" fo:padding-bottom="0in" fo:padding-right="0.0486in"/>
    </style:style>
    <style:style style:name="P41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90" style:family="table-cell">
      <style:table-cell-properties fo:border="none" style:writing-mode="lr-tb" style:vertical-align="bottom" fo:padding-top="0in" fo:padding-left="0.0486in" fo:padding-bottom="0in" fo:padding-right="0.0486in"/>
    </style:style>
    <style:style style:name="P41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92" style:family="table-row">
      <style:table-row-properties style:row-height="0.0159in" style:use-optimal-row-height="false"/>
    </style:style>
    <style:style style:name="TableCell4193" style:family="table-cell">
      <style:table-cell-properties fo:border="none" style:writing-mode="lr-tb" style:vertical-align="bottom" fo:padding-top="0in" fo:padding-left="0.0486in" fo:padding-bottom="0in" fo:padding-right="0.0486in"/>
    </style:style>
    <style:style style:name="P41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95" style:family="table-cell">
      <style:table-cell-properties fo:border="none" style:writing-mode="lr-tb" style:vertical-align="bottom" fo:padding-top="0in" fo:padding-left="0.0486in" fo:padding-bottom="0in" fo:padding-right="0.0486in"/>
    </style:style>
    <style:style style:name="P41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197" style:family="table-cell">
      <style:table-cell-properties fo:border="none" style:writing-mode="lr-tb" style:vertical-align="bottom" fo:padding-top="0in" fo:padding-left="0.0486in" fo:padding-bottom="0in" fo:padding-right="0.0486in"/>
    </style:style>
    <style:style style:name="P41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199" style:family="table-row">
      <style:table-row-properties style:row-height="0.0159in" style:use-optimal-row-height="false"/>
    </style:style>
    <style:style style:name="TableCell4200" style:family="table-cell">
      <style:table-cell-properties fo:border="none" style:writing-mode="lr-tb" style:vertical-align="bottom" fo:padding-top="0in" fo:padding-left="0.0486in" fo:padding-bottom="0in" fo:padding-right="0.0486in"/>
    </style:style>
    <style:style style:name="P42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02" style:family="table-cell">
      <style:table-cell-properties fo:border="none" style:writing-mode="lr-tb" style:vertical-align="bottom" fo:padding-top="0in" fo:padding-left="0.0486in" fo:padding-bottom="0in" fo:padding-right="0.0486in"/>
    </style:style>
    <style:style style:name="P42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04" style:family="table-cell">
      <style:table-cell-properties fo:border="none" style:writing-mode="lr-tb" style:vertical-align="bottom" fo:padding-top="0in" fo:padding-left="0.0486in" fo:padding-bottom="0in" fo:padding-right="0.0486in"/>
    </style:style>
    <style:style style:name="P42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P4206" style:parent-style-name="Standard" style:family="paragraph">
      <style:paragraph-properties fo:text-align="justify"/>
    </style:style>
    <style:style style:name="P4207" style:parent-style-name="Normale" style:family="paragraph">
      <style:paragraph-properties fo:break-before="page" fo:text-align="justify"/>
    </style:style>
    <style:style style:name="TableColumn4209" style:family="table-column">
      <style:table-column-properties style:column-width="1.8395in" style:use-optimal-column-width="false"/>
    </style:style>
    <style:style style:name="TableColumn4210" style:family="table-column">
      <style:table-column-properties style:column-width="2.0666in" style:use-optimal-column-width="false"/>
    </style:style>
    <style:style style:name="TableColumn4211" style:family="table-column">
      <style:table-column-properties style:column-width="1.0833in" style:use-optimal-column-width="false"/>
    </style:style>
    <style:style style:name="TableColumn4212" style:family="table-column">
      <style:table-column-properties style:column-width="1.2791in" style:use-optimal-column-width="false"/>
    </style:style>
    <style:style style:name="TableColumn4213" style:family="table-column">
      <style:table-column-properties style:column-width="0.7875in" style:use-optimal-column-width="false"/>
    </style:style>
    <style:style style:name="TableColumn4214" style:family="table-column">
      <style:table-column-properties style:column-width="0.0986in" style:use-optimal-column-width="false"/>
    </style:style>
    <style:style style:name="Table4208" style:family="table">
      <style:table-properties style:width="7.1548in" fo:margin-left="0.0312in" table:align="left"/>
    </style:style>
    <style:style style:name="TableRow4215" style:family="table-row">
      <style:table-row-properties style:min-row-height="0.2604in" style:use-optimal-row-height="false"/>
    </style:style>
    <style:style style:name="TableCell4216" style:family="table-cell">
      <style:table-cell-properties fo:border="none" style:writing-mode="lr-tb" style:vertical-align="bottom" fo:padding-top="0in" fo:padding-left="0.0486in" fo:padding-bottom="0in" fo:padding-right="0.0486in"/>
    </style:style>
    <style:style style:name="P4217" style:parent-style-name="Titolo1" style:family="paragraph">
      <style:paragraph-properties fo:text-align="justify"/>
      <style:text-properties style:font-name-asian="Times New Roman" style:language-asian="it" style:country-asian="IT"/>
    </style:style>
    <style:style style:name="TableCell4218" style:family="table-cell">
      <style:table-cell-properties fo:border="none" style:writing-mode="lr-tb" style:vertical-align="bottom" fo:padding-top="0in" fo:padding-left="0.0486in" fo:padding-bottom="0in" fo:padding-right="0.0486in"/>
    </style:style>
    <style:style style:name="P4219" style:parent-style-name="Standard" style:family="paragraph">
      <style:paragraph-properties fo:text-align="justify"/>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4220" style:family="table-cell">
      <style:table-cell-properties fo:border="none" style:writing-mode="lr-tb" style:vertical-align="bottom" fo:padding-top="0in" fo:padding-left="0.0486in" fo:padding-bottom="0in" fo:padding-right="0.0486in"/>
    </style:style>
    <style:style style:name="P42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22" style:family="table-cell">
      <style:table-cell-properties fo:border="none" style:writing-mode="lr-tb" fo:padding-top="0in" fo:padding-left="0.0069in" fo:padding-bottom="0in" fo:padding-right="0.0069in"/>
    </style:style>
    <style:style style:name="P42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24" style:family="table-row">
      <style:table-row-properties style:row-height="0.0159in" style:use-optimal-row-height="false"/>
    </style:style>
    <style:style style:name="TableCell4225" style:family="table-cell">
      <style:table-cell-properties fo:border="none" style:writing-mode="lr-tb" style:vertical-align="bottom" fo:padding-top="0in" fo:padding-left="0.0486in" fo:padding-bottom="0in" fo:padding-right="0.0486in"/>
    </style:style>
    <style:style style:name="P42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27" style:family="table-cell">
      <style:table-cell-properties fo:border="none" style:writing-mode="lr-tb" style:vertical-align="bottom" fo:padding-top="0in" fo:padding-left="0.0486in" fo:padding-bottom="0in" fo:padding-right="0.0486in"/>
    </style:style>
    <style:style style:name="P42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29" style:family="table-cell">
      <style:table-cell-properties fo:border="none" style:writing-mode="lr-tb" style:vertical-align="bottom" fo:padding-top="0in" fo:padding-left="0.0486in" fo:padding-bottom="0in" fo:padding-right="0.0486in"/>
    </style:style>
    <style:style style:name="P42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31" style:family="table-cell">
      <style:table-cell-properties fo:border="none" style:writing-mode="lr-tb" fo:padding-top="0in" fo:padding-left="0.0069in" fo:padding-bottom="0in" fo:padding-right="0.0069in"/>
    </style:style>
    <style:style style:name="P42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33" style:family="table-row">
      <style:table-row-properties style:min-row-height="0.2083in" style:use-optimal-row-height="false"/>
    </style:style>
    <style:style style:name="TableCell4234" style:family="table-cell">
      <style:table-cell-properties fo:border="none" style:writing-mode="lr-tb" style:vertical-align="bottom" fo:padding-top="0in" fo:padding-left="0.0486in" fo:padding-bottom="0in" fo:padding-right="0.0486in"/>
    </style:style>
    <style:style style:name="P4235"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4236" style:family="table-cell">
      <style:table-cell-properties fo:border="none" style:writing-mode="lr-tb" style:vertical-align="bottom" fo:padding-top="0in" fo:padding-left="0.0486in" fo:padding-bottom="0in" fo:padding-right="0.0486in"/>
    </style:style>
    <style:style style:name="P4237"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4238" style:family="table-cell">
      <style:table-cell-properties fo:border="none" style:writing-mode="lr-tb" style:vertical-align="bottom" fo:padding-top="0in" fo:padding-left="0.0486in" fo:padding-bottom="0in" fo:padding-right="0.0486in"/>
    </style:style>
    <style:style style:name="P42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40" style:family="table-cell">
      <style:table-cell-properties fo:border="none" style:writing-mode="lr-tb" fo:padding-top="0in" fo:padding-left="0.0069in" fo:padding-bottom="0in" fo:padding-right="0.0069in"/>
    </style:style>
    <style:style style:name="P42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42" style:family="table-row">
      <style:table-row-properties style:row-height="0.0159in" style:use-optimal-row-height="false"/>
    </style:style>
    <style:style style:name="TableCell4243" style:family="table-cell">
      <style:table-cell-properties fo:border="none" style:writing-mode="lr-tb" style:vertical-align="bottom" fo:padding-top="0in" fo:padding-left="0.0486in" fo:padding-bottom="0in" fo:padding-right="0.0486in"/>
    </style:style>
    <style:style style:name="P42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45" style:family="table-cell">
      <style:table-cell-properties fo:border="none" style:writing-mode="lr-tb" style:vertical-align="bottom" fo:padding-top="0in" fo:padding-left="0.0486in" fo:padding-bottom="0in" fo:padding-right="0.0486in"/>
    </style:style>
    <style:style style:name="P42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47" style:family="table-cell">
      <style:table-cell-properties fo:border="none" style:writing-mode="lr-tb" style:vertical-align="bottom" fo:padding-top="0in" fo:padding-left="0.0486in" fo:padding-bottom="0in" fo:padding-right="0.0486in"/>
    </style:style>
    <style:style style:name="P42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49" style:family="table-cell">
      <style:table-cell-properties fo:border="none" style:writing-mode="lr-tb" fo:padding-top="0in" fo:padding-left="0.0069in" fo:padding-bottom="0in" fo:padding-right="0.0069in"/>
    </style:style>
    <style:style style:name="P42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51" style:family="table-row">
      <style:table-row-properties style:min-row-height="0.2083in" style:use-optimal-row-height="false"/>
    </style:style>
    <style:style style:name="TableCell4252" style:family="table-cell">
      <style:table-cell-properties fo:border="none" style:writing-mode="lr-tb" style:vertical-align="bottom" fo:padding-top="0in" fo:padding-left="0.0486in" fo:padding-bottom="0in" fo:padding-right="0.0486in"/>
    </style:style>
    <style:style style:name="P4253"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4254" style:family="table-cell">
      <style:table-cell-properties fo:border="none" style:writing-mode="lr-tb" style:vertical-align="bottom" fo:padding-top="0in" fo:padding-left="0.0486in" fo:padding-bottom="0in" fo:padding-right="0.0486in"/>
    </style:style>
    <style:style style:name="P4255"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4256" style:family="table-cell">
      <style:table-cell-properties fo:border="none" style:writing-mode="lr-tb" style:vertical-align="bottom" fo:padding-top="0in" fo:padding-left="0.0486in" fo:padding-bottom="0in" fo:padding-right="0.0486in"/>
    </style:style>
    <style:style style:name="P42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58" style:family="table-cell">
      <style:table-cell-properties fo:border="none" style:writing-mode="lr-tb" fo:padding-top="0in" fo:padding-left="0.0069in" fo:padding-bottom="0in" fo:padding-right="0.0069in"/>
    </style:style>
    <style:style style:name="P42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60" style:family="table-row">
      <style:table-row-properties style:min-row-height="0.2083in" style:use-optimal-row-height="false"/>
    </style:style>
    <style:style style:name="TableCell4261" style:family="table-cell">
      <style:table-cell-properties fo:border="none" style:writing-mode="lr-tb" style:vertical-align="bottom" fo:padding-top="0in" fo:padding-left="0.0486in" fo:padding-bottom="0in" fo:padding-right="0.0486in"/>
    </style:style>
    <style:style style:name="P4262"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263"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264"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265"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266"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TableCell4267" style:family="table-cell">
      <style:table-cell-properties fo:border="none" style:writing-mode="lr-tb" style:vertical-align="bottom" fo:padding-top="0in" fo:padding-left="0.0486in" fo:padding-bottom="0in" fo:padding-right="0.0486in"/>
    </style:style>
    <style:style style:name="P4268"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269"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270"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271"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272"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TableCell4273" style:family="table-cell">
      <style:table-cell-properties fo:border="none" style:writing-mode="lr-tb" style:vertical-align="bottom" fo:padding-top="0in" fo:padding-left="0.0486in" fo:padding-bottom="0in" fo:padding-right="0.0486in"/>
    </style:style>
    <style:style style:name="P4274"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275"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276"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277"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278"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TableCell4279" style:family="table-cell">
      <style:table-cell-properties fo:border="none" style:writing-mode="lr-tb" fo:padding-top="0in" fo:padding-left="0.0069in" fo:padding-bottom="0in" fo:padding-right="0.0069in"/>
    </style:style>
    <style:style style:name="P4280"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4281" style:family="table-row">
      <style:table-row-properties style:row-height="0.0159in" style:use-optimal-row-height="false"/>
    </style:style>
    <style:style style:name="TableCell4282" style:family="table-cell">
      <style:table-cell-properties fo:border="none" style:writing-mode="lr-tb" style:vertical-align="bottom" fo:padding-top="0in" fo:padding-left="0.0486in" fo:padding-bottom="0in" fo:padding-right="0.0486in"/>
    </style:style>
    <style:style style:name="P4283"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4284" style:family="table-cell">
      <style:table-cell-properties fo:border="none" style:writing-mode="lr-tb" style:vertical-align="bottom" fo:padding-top="0in" fo:padding-left="0.0486in" fo:padding-bottom="0in" fo:padding-right="0.0486in"/>
    </style:style>
    <style:style style:name="P42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86" style:family="table-cell">
      <style:table-cell-properties fo:border="none" style:writing-mode="lr-tb" style:vertical-align="bottom" fo:padding-top="0in" fo:padding-left="0.0486in" fo:padding-bottom="0in" fo:padding-right="0.0486in"/>
    </style:style>
    <style:style style:name="P42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88" style:family="table-cell">
      <style:table-cell-properties fo:border="none" style:writing-mode="lr-tb" fo:padding-top="0in" fo:padding-left="0.0069in" fo:padding-bottom="0in" fo:padding-right="0.0069in"/>
    </style:style>
    <style:style style:name="P42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90" style:family="table-row">
      <style:table-row-properties style:row-height="0.0159in" style:use-optimal-row-height="false"/>
    </style:style>
    <style:style style:name="TableCell4291" style:family="table-cell">
      <style:table-cell-properties fo:border="none" style:writing-mode="lr-tb" style:vertical-align="bottom" fo:padding-top="0in" fo:padding-left="0.0486in" fo:padding-bottom="0in" fo:padding-right="0.0486in"/>
    </style:style>
    <style:style style:name="P42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93" style:family="table-cell">
      <style:table-cell-properties fo:border="none" style:writing-mode="lr-tb" style:vertical-align="bottom" fo:padding-top="0in" fo:padding-left="0.0486in" fo:padding-bottom="0in" fo:padding-right="0.0486in"/>
    </style:style>
    <style:style style:name="P42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95" style:family="table-cell">
      <style:table-cell-properties fo:border="none" style:writing-mode="lr-tb" style:vertical-align="bottom" fo:padding-top="0in" fo:padding-left="0.0486in" fo:padding-bottom="0in" fo:padding-right="0.0486in"/>
    </style:style>
    <style:style style:name="P42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297" style:family="table-cell">
      <style:table-cell-properties fo:border="none" style:writing-mode="lr-tb" fo:padding-top="0in" fo:padding-left="0.0069in" fo:padding-bottom="0in" fo:padding-right="0.0069in"/>
    </style:style>
    <style:style style:name="P42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299" style:family="table-row">
      <style:table-row-properties style:row-height="0.0159in" style:use-optimal-row-height="false"/>
    </style:style>
    <style:style style:name="TableCell4300" style:family="table-cell">
      <style:table-cell-properties fo:border="none" style:writing-mode="lr-tb" style:vertical-align="bottom" fo:padding-top="0in" fo:padding-left="0.0486in" fo:padding-bottom="0in" fo:padding-right="0.0486in"/>
    </style:style>
    <style:style style:name="P43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02" style:family="table-cell">
      <style:table-cell-properties fo:border="none" style:writing-mode="lr-tb" style:vertical-align="bottom" fo:padding-top="0in" fo:padding-left="0.0486in" fo:padding-bottom="0in" fo:padding-right="0.0486in"/>
    </style:style>
    <style:style style:name="P43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04" style:family="table-cell">
      <style:table-cell-properties fo:border="none" style:writing-mode="lr-tb" style:vertical-align="bottom" fo:padding-top="0in" fo:padding-left="0.0486in" fo:padding-bottom="0in" fo:padding-right="0.0486in"/>
    </style:style>
    <style:style style:name="P43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06" style:family="table-cell">
      <style:table-cell-properties fo:border="none" style:writing-mode="lr-tb" fo:padding-top="0in" fo:padding-left="0.0069in" fo:padding-bottom="0in" fo:padding-right="0.0069in"/>
    </style:style>
    <style:style style:name="P43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08" style:family="table-row">
      <style:table-row-properties style:row-height="0.0159in" style:use-optimal-row-height="false"/>
    </style:style>
    <style:style style:name="TableCell4309" style:family="table-cell">
      <style:table-cell-properties fo:border="none" style:writing-mode="lr-tb" style:vertical-align="bottom" fo:padding-top="0in" fo:padding-left="0.0486in" fo:padding-bottom="0in" fo:padding-right="0.0486in"/>
    </style:style>
    <style:style style:name="P43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11" style:family="table-cell">
      <style:table-cell-properties fo:border="none" style:writing-mode="lr-tb" style:vertical-align="bottom" fo:padding-top="0in" fo:padding-left="0.0486in" fo:padding-bottom="0in" fo:padding-right="0.0486in"/>
    </style:style>
    <style:style style:name="P43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13" style:family="table-cell">
      <style:table-cell-properties fo:border="none" style:writing-mode="lr-tb" style:vertical-align="bottom" fo:padding-top="0in" fo:padding-left="0.0486in" fo:padding-bottom="0in" fo:padding-right="0.0486in"/>
    </style:style>
    <style:style style:name="P43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15" style:family="table-cell">
      <style:table-cell-properties fo:border="none" style:writing-mode="lr-tb" fo:padding-top="0in" fo:padding-left="0.0069in" fo:padding-bottom="0in" fo:padding-right="0.0069in"/>
    </style:style>
    <style:style style:name="P43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17" style:family="table-row">
      <style:table-row-properties style:row-height="0.0159in" style:use-optimal-row-height="false"/>
    </style:style>
    <style:style style:name="TableCell4318" style:family="table-cell">
      <style:table-cell-properties fo:border="none" style:writing-mode="lr-tb" style:vertical-align="bottom" fo:padding-top="0in" fo:padding-left="0.0486in" fo:padding-bottom="0in" fo:padding-right="0.0486in"/>
    </style:style>
    <style:style style:name="P43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20" style:family="table-cell">
      <style:table-cell-properties fo:border="none" style:writing-mode="lr-tb" style:vertical-align="bottom" fo:padding-top="0in" fo:padding-left="0.0486in" fo:padding-bottom="0in" fo:padding-right="0.0486in"/>
    </style:style>
    <style:style style:name="P43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22" style:family="table-cell">
      <style:table-cell-properties fo:border="none" style:writing-mode="lr-tb" style:vertical-align="bottom" fo:padding-top="0in" fo:padding-left="0.0486in" fo:padding-bottom="0in" fo:padding-right="0.0486in"/>
    </style:style>
    <style:style style:name="P43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24" style:family="table-cell">
      <style:table-cell-properties fo:border="none" style:writing-mode="lr-tb" fo:padding-top="0in" fo:padding-left="0.0069in" fo:padding-bottom="0in" fo:padding-right="0.0069in"/>
    </style:style>
    <style:style style:name="P43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26" style:family="table-row">
      <style:table-row-properties style:row-height="0.0159in" style:use-optimal-row-height="false"/>
    </style:style>
    <style:style style:name="TableCell4327" style:family="table-cell">
      <style:table-cell-properties fo:border="none" style:writing-mode="lr-tb" style:vertical-align="bottom" fo:padding-top="0in" fo:padding-left="0.0486in" fo:padding-bottom="0in" fo:padding-right="0.0486in"/>
    </style:style>
    <style:style style:name="P43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29" style:family="table-cell">
      <style:table-cell-properties fo:border="none" style:writing-mode="lr-tb" style:vertical-align="bottom" fo:padding-top="0in" fo:padding-left="0.0486in" fo:padding-bottom="0in" fo:padding-right="0.0486in"/>
    </style:style>
    <style:style style:name="P43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31" style:family="table-cell">
      <style:table-cell-properties fo:border="none" style:writing-mode="lr-tb" style:vertical-align="bottom" fo:padding-top="0in" fo:padding-left="0.0486in" fo:padding-bottom="0in" fo:padding-right="0.0486in"/>
    </style:style>
    <style:style style:name="P43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33" style:family="table-cell">
      <style:table-cell-properties fo:border="none" style:writing-mode="lr-tb" fo:padding-top="0in" fo:padding-left="0.0069in" fo:padding-bottom="0in" fo:padding-right="0.0069in"/>
    </style:style>
    <style:style style:name="P43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35" style:family="table-row">
      <style:table-row-properties style:min-row-height="0.2083in" style:use-optimal-row-height="false"/>
    </style:style>
    <style:style style:name="TableCell4336" style:family="table-cell">
      <style:table-cell-properties fo:border="none" style:writing-mode="lr-tb" style:vertical-align="bottom" fo:padding-top="0in" fo:padding-left="0.0486in" fo:padding-bottom="0in" fo:padding-right="0.0486in"/>
    </style:style>
    <style:style style:name="P4337"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4338" style:family="table-cell">
      <style:table-cell-properties fo:border="none" style:writing-mode="lr-tb" style:vertical-align="bottom" fo:padding-top="0in" fo:padding-left="0.0486in" fo:padding-bottom="0in" fo:padding-right="0.0486in"/>
    </style:style>
    <style:style style:name="P4339"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4340" style:family="table-cell">
      <style:table-cell-properties fo:border="none" style:writing-mode="lr-tb" style:vertical-align="bottom" fo:padding-top="0in" fo:padding-left="0.0486in" fo:padding-bottom="0in" fo:padding-right="0.0486in"/>
    </style:style>
    <style:style style:name="P43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42" style:family="table-cell">
      <style:table-cell-properties fo:border="none" style:writing-mode="lr-tb" fo:padding-top="0in" fo:padding-left="0.0069in" fo:padding-bottom="0in" fo:padding-right="0.0069in"/>
    </style:style>
    <style:style style:name="P43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44" style:family="table-row">
      <style:table-row-properties style:min-row-height="0.2083in" style:use-optimal-row-height="false"/>
    </style:style>
    <style:style style:name="TableCell4345" style:family="table-cell">
      <style:table-cell-properties fo:border="none" style:writing-mode="lr-tb" style:vertical-align="bottom" fo:padding-top="0in" fo:padding-left="0.0486in" fo:padding-bottom="0in" fo:padding-right="0.0486in"/>
    </style:style>
    <style:style style:name="P4346"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347"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TableCell4348" style:family="table-cell">
      <style:table-cell-properties fo:border="none" style:writing-mode="lr-tb" style:vertical-align="bottom" fo:padding-top="0in" fo:padding-left="0.0486in" fo:padding-bottom="0in" fo:padding-right="0.0486in"/>
    </style:style>
    <style:style style:name="P4349"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350"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TableCell4351" style:family="table-cell">
      <style:table-cell-properties fo:border="none" style:writing-mode="lr-tb" style:vertical-align="bottom" fo:padding-top="0in" fo:padding-left="0.0486in" fo:padding-bottom="0in" fo:padding-right="0.0486in"/>
    </style:style>
    <style:style style:name="P4352"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353" style:parent-style-name="Standard" style:family="paragraph">
      <style:paragraph-properties fo:text-align="justify" fo:margin-bottom="0in"/>
    </style:style>
    <style:style style:name="T4354"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4355" style:parent-style-name="Car.predefinitoparagrafo" style:family="text">
      <style:text-properties style:font-name-asian="Times New Roman" style:font-name-complex="Calibri" style:font-style-complex="italic" fo:color="#E7E6E6" style:language-asian="it" style:country-asian="IT"/>
    </style:style>
    <style:style style:name="TableRow4356" style:family="table-row">
      <style:table-row-properties style:row-height="0.0159in" style:use-optimal-row-height="false"/>
    </style:style>
    <style:style style:name="TableCell4357" style:family="table-cell">
      <style:table-cell-properties fo:border="none" style:writing-mode="lr-tb" style:vertical-align="bottom" fo:padding-top="0in" fo:padding-left="0.0486in" fo:padding-bottom="0in" fo:padding-right="0.0486in"/>
    </style:style>
    <style:style style:name="P4358"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4359" style:family="table-cell">
      <style:table-cell-properties fo:border="none" style:writing-mode="lr-tb" style:vertical-align="bottom" fo:padding-top="0in" fo:padding-left="0.0486in" fo:padding-bottom="0in" fo:padding-right="0.0486in"/>
    </style:style>
    <style:style style:name="P43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61" style:family="table-cell">
      <style:table-cell-properties fo:border="none" style:writing-mode="lr-tb" style:vertical-align="bottom" fo:padding-top="0in" fo:padding-left="0.0486in" fo:padding-bottom="0in" fo:padding-right="0.0486in"/>
    </style:style>
    <style:style style:name="P43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63" style:family="table-cell">
      <style:table-cell-properties fo:border="none" style:writing-mode="lr-tb" fo:padding-top="0in" fo:padding-left="0.0069in" fo:padding-bottom="0in" fo:padding-right="0.0069in"/>
    </style:style>
    <style:style style:name="P43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65" style:family="table-row">
      <style:table-row-properties style:row-height="0.0159in" style:use-optimal-row-height="false"/>
    </style:style>
    <style:style style:name="TableCell4366" style:family="table-cell">
      <style:table-cell-properties fo:border="none" style:writing-mode="lr-tb" style:vertical-align="bottom" fo:padding-top="0in" fo:padding-left="0.0486in" fo:padding-bottom="0in" fo:padding-right="0.0486in"/>
    </style:style>
    <style:style style:name="P43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68" style:family="table-cell">
      <style:table-cell-properties fo:border="none" style:writing-mode="lr-tb" style:vertical-align="bottom" fo:padding-top="0in" fo:padding-left="0.0486in" fo:padding-bottom="0in" fo:padding-right="0.0486in"/>
    </style:style>
    <style:style style:name="P43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70" style:family="table-cell">
      <style:table-cell-properties fo:border="none" style:writing-mode="lr-tb" style:vertical-align="bottom" fo:padding-top="0in" fo:padding-left="0.0486in" fo:padding-bottom="0in" fo:padding-right="0.0486in"/>
    </style:style>
    <style:style style:name="P43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72" style:family="table-cell">
      <style:table-cell-properties fo:border="none" style:writing-mode="lr-tb" fo:padding-top="0in" fo:padding-left="0.0069in" fo:padding-bottom="0in" fo:padding-right="0.0069in"/>
    </style:style>
    <style:style style:name="P43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74" style:family="table-row">
      <style:table-row-properties style:row-height="0.0159in" style:use-optimal-row-height="false"/>
    </style:style>
    <style:style style:name="TableCell4375" style:family="table-cell">
      <style:table-cell-properties fo:border="none" style:writing-mode="lr-tb" style:vertical-align="bottom" fo:padding-top="0in" fo:padding-left="0.0486in" fo:padding-bottom="0in" fo:padding-right="0.0486in"/>
    </style:style>
    <style:style style:name="P43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77" style:family="table-cell">
      <style:table-cell-properties fo:border="none" style:writing-mode="lr-tb" style:vertical-align="bottom" fo:padding-top="0in" fo:padding-left="0.0486in" fo:padding-bottom="0in" fo:padding-right="0.0486in"/>
    </style:style>
    <style:style style:name="P43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79" style:family="table-cell">
      <style:table-cell-properties fo:border="none" style:writing-mode="lr-tb" style:vertical-align="bottom" fo:padding-top="0in" fo:padding-left="0.0486in" fo:padding-bottom="0in" fo:padding-right="0.0486in"/>
    </style:style>
    <style:style style:name="P43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81" style:family="table-cell">
      <style:table-cell-properties fo:border="none" style:writing-mode="lr-tb" fo:padding-top="0in" fo:padding-left="0.0069in" fo:padding-bottom="0in" fo:padding-right="0.0069in"/>
    </style:style>
    <style:style style:name="P43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83" style:family="table-row">
      <style:table-row-properties style:row-height="0.0159in" style:use-optimal-row-height="false"/>
    </style:style>
    <style:style style:name="TableCell4384" style:family="table-cell">
      <style:table-cell-properties fo:border="none" style:writing-mode="lr-tb" style:vertical-align="bottom" fo:padding-top="0in" fo:padding-left="0.0486in" fo:padding-bottom="0in" fo:padding-right="0.0486in"/>
    </style:style>
    <style:style style:name="P43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86" style:family="table-cell">
      <style:table-cell-properties fo:border="none" style:writing-mode="lr-tb" style:vertical-align="bottom" fo:padding-top="0in" fo:padding-left="0.0486in" fo:padding-bottom="0in" fo:padding-right="0.0486in"/>
    </style:style>
    <style:style style:name="P43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88" style:family="table-cell">
      <style:table-cell-properties fo:border="none" style:writing-mode="lr-tb" style:vertical-align="bottom" fo:padding-top="0in" fo:padding-left="0.0486in" fo:padding-bottom="0in" fo:padding-right="0.0486in"/>
    </style:style>
    <style:style style:name="P43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90" style:family="table-cell">
      <style:table-cell-properties fo:border="none" style:writing-mode="lr-tb" fo:padding-top="0in" fo:padding-left="0.0069in" fo:padding-bottom="0in" fo:padding-right="0.0069in"/>
    </style:style>
    <style:style style:name="P43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392" style:family="table-row">
      <style:table-row-properties style:row-height="0.0159in" style:use-optimal-row-height="false"/>
    </style:style>
    <style:style style:name="TableCell4393" style:family="table-cell">
      <style:table-cell-properties fo:border="none" style:writing-mode="lr-tb" style:vertical-align="bottom" fo:padding-top="0in" fo:padding-left="0.0486in" fo:padding-bottom="0in" fo:padding-right="0.0486in"/>
    </style:style>
    <style:style style:name="P43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95" style:family="table-cell">
      <style:table-cell-properties fo:border="none" style:writing-mode="lr-tb" style:vertical-align="bottom" fo:padding-top="0in" fo:padding-left="0.0486in" fo:padding-bottom="0in" fo:padding-right="0.0486in"/>
    </style:style>
    <style:style style:name="P43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97" style:family="table-cell">
      <style:table-cell-properties fo:border="none" style:writing-mode="lr-tb" style:vertical-align="bottom" fo:padding-top="0in" fo:padding-left="0.0486in" fo:padding-bottom="0in" fo:padding-right="0.0486in"/>
    </style:style>
    <style:style style:name="P43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399" style:family="table-cell">
      <style:table-cell-properties fo:border="none" style:writing-mode="lr-tb" fo:padding-top="0in" fo:padding-left="0.0069in" fo:padding-bottom="0in" fo:padding-right="0.0069in"/>
    </style:style>
    <style:style style:name="P44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01" style:family="table-row">
      <style:table-row-properties style:row-height="0.0159in" style:use-optimal-row-height="false"/>
    </style:style>
    <style:style style:name="TableCell4402" style:family="table-cell">
      <style:table-cell-properties fo:border="none" style:writing-mode="lr-tb" style:vertical-align="bottom" fo:padding-top="0in" fo:padding-left="0.0486in" fo:padding-bottom="0in" fo:padding-right="0.0486in"/>
    </style:style>
    <style:style style:name="P44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04" style:family="table-cell">
      <style:table-cell-properties fo:border="none" style:writing-mode="lr-tb" style:vertical-align="bottom" fo:padding-top="0in" fo:padding-left="0.0486in" fo:padding-bottom="0in" fo:padding-right="0.0486in"/>
    </style:style>
    <style:style style:name="P44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06" style:family="table-cell">
      <style:table-cell-properties fo:border="none" style:writing-mode="lr-tb" style:vertical-align="bottom" fo:padding-top="0in" fo:padding-left="0.0486in" fo:padding-bottom="0in" fo:padding-right="0.0486in"/>
    </style:style>
    <style:style style:name="P44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08" style:family="table-cell">
      <style:table-cell-properties fo:border="none" style:writing-mode="lr-tb" fo:padding-top="0in" fo:padding-left="0.0069in" fo:padding-bottom="0in" fo:padding-right="0.0069in"/>
    </style:style>
    <style:style style:name="P44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10" style:family="table-row">
      <style:table-row-properties style:row-height="0.0159in" style:use-optimal-row-height="false"/>
    </style:style>
    <style:style style:name="TableCell4411" style:family="table-cell">
      <style:table-cell-properties fo:border="none" style:writing-mode="lr-tb" style:vertical-align="bottom" fo:padding-top="0in" fo:padding-left="0.0486in" fo:padding-bottom="0in" fo:padding-right="0.0486in"/>
    </style:style>
    <style:style style:name="P44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13" style:family="table-cell">
      <style:table-cell-properties fo:border="none" style:writing-mode="lr-tb" style:vertical-align="bottom" fo:padding-top="0in" fo:padding-left="0.0486in" fo:padding-bottom="0in" fo:padding-right="0.0486in"/>
    </style:style>
    <style:style style:name="P44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15" style:family="table-cell">
      <style:table-cell-properties fo:border="none" style:writing-mode="lr-tb" style:vertical-align="bottom" fo:padding-top="0in" fo:padding-left="0.0486in" fo:padding-bottom="0in" fo:padding-right="0.0486in"/>
    </style:style>
    <style:style style:name="P44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17" style:family="table-cell">
      <style:table-cell-properties fo:border="none" style:writing-mode="lr-tb" fo:padding-top="0in" fo:padding-left="0.0069in" fo:padding-bottom="0in" fo:padding-right="0.0069in"/>
    </style:style>
    <style:style style:name="P44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19" style:family="table-row">
      <style:table-row-properties style:row-height="0.0159in" style:use-optimal-row-height="false"/>
    </style:style>
    <style:style style:name="TableCell4420" style:family="table-cell">
      <style:table-cell-properties fo:border="none" style:writing-mode="lr-tb" style:vertical-align="bottom" fo:padding-top="0in" fo:padding-left="0.0486in" fo:padding-bottom="0in" fo:padding-right="0.0486in"/>
    </style:style>
    <style:style style:name="P44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22" style:family="table-cell">
      <style:table-cell-properties fo:border="none" style:writing-mode="lr-tb" style:vertical-align="bottom" fo:padding-top="0in" fo:padding-left="0.0486in" fo:padding-bottom="0in" fo:padding-right="0.0486in"/>
    </style:style>
    <style:style style:name="P44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24" style:family="table-cell">
      <style:table-cell-properties fo:border="none" style:writing-mode="lr-tb" style:vertical-align="bottom" fo:padding-top="0in" fo:padding-left="0.0486in" fo:padding-bottom="0in" fo:padding-right="0.0486in"/>
    </style:style>
    <style:style style:name="P44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26" style:family="table-cell">
      <style:table-cell-properties fo:border="none" style:writing-mode="lr-tb" fo:padding-top="0in" fo:padding-left="0.0069in" fo:padding-bottom="0in" fo:padding-right="0.0069in"/>
    </style:style>
    <style:style style:name="P44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28" style:family="table-row">
      <style:table-row-properties style:row-height="0.0159in" style:use-optimal-row-height="false"/>
    </style:style>
    <style:style style:name="TableCell4429" style:family="table-cell">
      <style:table-cell-properties fo:border="none" style:writing-mode="lr-tb" style:vertical-align="bottom" fo:padding-top="0in" fo:padding-left="0.0486in" fo:padding-bottom="0in" fo:padding-right="0.0486in"/>
    </style:style>
    <style:style style:name="P44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31" style:family="table-cell">
      <style:table-cell-properties fo:border="none" style:writing-mode="lr-tb" style:vertical-align="bottom" fo:padding-top="0in" fo:padding-left="0.0486in" fo:padding-bottom="0in" fo:padding-right="0.0486in"/>
    </style:style>
    <style:style style:name="P44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33" style:family="table-cell">
      <style:table-cell-properties fo:border="none" style:writing-mode="lr-tb" style:vertical-align="bottom" fo:padding-top="0in" fo:padding-left="0.0486in" fo:padding-bottom="0in" fo:padding-right="0.0486in"/>
    </style:style>
    <style:style style:name="P44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35" style:family="table-cell">
      <style:table-cell-properties fo:border="none" style:writing-mode="lr-tb" fo:padding-top="0in" fo:padding-left="0.0069in" fo:padding-bottom="0in" fo:padding-right="0.0069in"/>
    </style:style>
    <style:style style:name="P44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37" style:family="table-row">
      <style:table-row-properties style:row-height="0.0159in" style:use-optimal-row-height="false"/>
    </style:style>
    <style:style style:name="TableCell4438" style:family="table-cell">
      <style:table-cell-properties fo:border="none" style:writing-mode="lr-tb" style:vertical-align="bottom" fo:padding-top="0in" fo:padding-left="0.0486in" fo:padding-bottom="0in" fo:padding-right="0.0486in"/>
    </style:style>
    <style:style style:name="P44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40" style:family="table-cell">
      <style:table-cell-properties fo:border="none" style:writing-mode="lr-tb" style:vertical-align="bottom" fo:padding-top="0in" fo:padding-left="0.0486in" fo:padding-bottom="0in" fo:padding-right="0.0486in"/>
    </style:style>
    <style:style style:name="P44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42" style:family="table-cell">
      <style:table-cell-properties fo:border="none" style:writing-mode="lr-tb" style:vertical-align="bottom" fo:padding-top="0in" fo:padding-left="0.0486in" fo:padding-bottom="0in" fo:padding-right="0.0486in"/>
    </style:style>
    <style:style style:name="P44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44" style:family="table-cell">
      <style:table-cell-properties fo:border="none" style:writing-mode="lr-tb" fo:padding-top="0in" fo:padding-left="0.0069in" fo:padding-bottom="0in" fo:padding-right="0.0069in"/>
    </style:style>
    <style:style style:name="P444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46" style:family="table-row">
      <style:table-row-properties style:min-row-height="0.2083in" style:use-optimal-row-height="false"/>
    </style:style>
    <style:style style:name="TableCell4447" style:family="table-cell">
      <style:table-cell-properties fo:border="none" style:writing-mode="lr-tb" style:vertical-align="bottom" fo:padding-top="0in" fo:padding-left="0.0486in" fo:padding-bottom="0in" fo:padding-right="0.0486in"/>
    </style:style>
    <style:style style:name="P4448"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4449" style:family="table-cell">
      <style:table-cell-properties fo:border="none" style:writing-mode="lr-tb" style:vertical-align="bottom" fo:padding-top="0in" fo:padding-left="0.0486in" fo:padding-bottom="0in" fo:padding-right="0.0486in"/>
    </style:style>
    <style:style style:name="P4450"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4451" style:family="table-cell">
      <style:table-cell-properties fo:border="none" style:writing-mode="lr-tb" style:vertical-align="bottom" fo:padding-top="0in" fo:padding-left="0.0486in" fo:padding-bottom="0in" fo:padding-right="0.0486in"/>
    </style:style>
    <style:style style:name="P44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53" style:family="table-cell">
      <style:table-cell-properties fo:border="none" style:writing-mode="lr-tb" fo:padding-top="0in" fo:padding-left="0.0069in" fo:padding-bottom="0in" fo:padding-right="0.0069in"/>
    </style:style>
    <style:style style:name="P445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55" style:family="table-row">
      <style:table-row-properties style:min-row-height="0.2083in" style:use-optimal-row-height="false"/>
    </style:style>
    <style:style style:name="TableCell4456" style:family="table-cell">
      <style:table-cell-properties fo:border="none" style:writing-mode="lr-tb" style:vertical-align="bottom" fo:padding-top="0in" fo:padding-left="0.0486in" fo:padding-bottom="0in" fo:padding-right="0.0486in"/>
    </style:style>
    <style:style style:name="P4457"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TableCell4458" style:family="table-cell">
      <style:table-cell-properties fo:border="none" style:writing-mode="lr-tb" style:vertical-align="bottom" fo:padding-top="0in" fo:padding-left="0.0486in" fo:padding-bottom="0in" fo:padding-right="0.0486in"/>
    </style:style>
    <style:style style:name="P4459"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4460" style:family="table-cell">
      <style:table-cell-properties fo:border="none" style:writing-mode="lr-tb" style:vertical-align="bottom" fo:padding-top="0in" fo:padding-left="0.0486in" fo:padding-bottom="0in" fo:padding-right="0.0486in"/>
    </style:style>
    <style:style style:name="P4461"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Cell4462" style:family="table-cell">
      <style:table-cell-properties fo:border="none" style:writing-mode="lr-tb" fo:padding-top="0in" fo:padding-left="0.0069in" fo:padding-bottom="0in" fo:padding-right="0.0069in"/>
    </style:style>
    <style:style style:name="P4463"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4464" style:family="table-row">
      <style:table-row-properties style:row-height="0.0159in" style:use-optimal-row-height="false"/>
    </style:style>
    <style:style style:name="TableCell4465" style:family="table-cell">
      <style:table-cell-properties fo:border="none" style:writing-mode="lr-tb" style:vertical-align="bottom" fo:padding-top="0in" fo:padding-left="0.0486in" fo:padding-bottom="0in" fo:padding-right="0.0486in"/>
    </style:style>
    <style:style style:name="P4466" style:parent-style-name="Standard" style:family="paragraph">
      <style:paragraph-properties fo:text-align="justify"/>
      <style:text-properties style:font-name-asian="Times New Roman" style:font-name-complex="Calibri" fo:font-style="italic" style:font-style-asian="italic" style:font-style-complex="italic" fo:color="#E7E6E6" style:language-asian="it" style:country-asian="IT"/>
    </style:style>
    <style:style style:name="TableCell4467" style:family="table-cell">
      <style:table-cell-properties fo:border="none" style:writing-mode="lr-tb" style:vertical-align="bottom" fo:padding-top="0in" fo:padding-left="0.0486in" fo:padding-bottom="0in" fo:padding-right="0.0486in"/>
    </style:style>
    <style:style style:name="P4468"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469" style:family="table-cell">
      <style:table-cell-properties fo:border="none" style:writing-mode="lr-tb" style:vertical-align="bottom" fo:padding-top="0in" fo:padding-left="0.0486in" fo:padding-bottom="0in" fo:padding-right="0.0486in"/>
    </style:style>
    <style:style style:name="P44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71" style:family="table-cell">
      <style:table-cell-properties fo:border="none" style:writing-mode="lr-tb" fo:padding-top="0in" fo:padding-left="0.0069in" fo:padding-bottom="0in" fo:padding-right="0.0069in"/>
    </style:style>
    <style:style style:name="P447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73" style:family="table-row">
      <style:table-row-properties style:row-height="0.0159in" style:use-optimal-row-height="false"/>
    </style:style>
    <style:style style:name="TableCell4474" style:family="table-cell">
      <style:table-cell-properties fo:border="none" style:writing-mode="lr-tb" style:vertical-align="bottom" fo:padding-top="0in" fo:padding-left="0.0486in" fo:padding-bottom="0in" fo:padding-right="0.0486in"/>
    </style:style>
    <style:style style:name="P4475"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476" style:family="table-cell">
      <style:table-cell-properties fo:border="none" style:writing-mode="lr-tb" style:vertical-align="bottom" fo:padding-top="0in" fo:padding-left="0.0486in" fo:padding-bottom="0in" fo:padding-right="0.0486in"/>
    </style:style>
    <style:style style:name="P4477"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478" style:family="table-cell">
      <style:table-cell-properties fo:border="none" style:writing-mode="lr-tb" style:vertical-align="bottom" fo:padding-top="0in" fo:padding-left="0.0486in" fo:padding-bottom="0in" fo:padding-right="0.0486in"/>
    </style:style>
    <style:style style:name="P44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80" style:family="table-cell">
      <style:table-cell-properties fo:border="none" style:writing-mode="lr-tb" fo:padding-top="0in" fo:padding-left="0.0069in" fo:padding-bottom="0in" fo:padding-right="0.0069in"/>
    </style:style>
    <style:style style:name="P448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82" style:family="table-row">
      <style:table-row-properties style:row-height="0.0159in" style:use-optimal-row-height="false"/>
    </style:style>
    <style:style style:name="TableCell4483" style:family="table-cell">
      <style:table-cell-properties fo:border="none" style:writing-mode="lr-tb" style:vertical-align="bottom" fo:padding-top="0in" fo:padding-left="0.0486in" fo:padding-bottom="0in" fo:padding-right="0.0486in"/>
    </style:style>
    <style:style style:name="P4484"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485" style:family="table-cell">
      <style:table-cell-properties fo:border="none" style:writing-mode="lr-tb" style:vertical-align="bottom" fo:padding-top="0in" fo:padding-left="0.0486in" fo:padding-bottom="0in" fo:padding-right="0.0486in"/>
    </style:style>
    <style:style style:name="P4486"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487" style:family="table-cell">
      <style:table-cell-properties fo:border="none" style:writing-mode="lr-tb" style:vertical-align="bottom" fo:padding-top="0in" fo:padding-left="0.0486in" fo:padding-bottom="0in" fo:padding-right="0.0486in"/>
    </style:style>
    <style:style style:name="P44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489" style:family="table-cell">
      <style:table-cell-properties fo:border="none" style:writing-mode="lr-tb" fo:padding-top="0in" fo:padding-left="0.0069in" fo:padding-bottom="0in" fo:padding-right="0.0069in"/>
    </style:style>
    <style:style style:name="P44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491" style:family="table-row">
      <style:table-row-properties style:min-row-height="0.2083in" style:use-optimal-row-height="false"/>
    </style:style>
    <style:style style:name="TableCell4492" style:family="table-cell">
      <style:table-cell-properties fo:border="none" style:writing-mode="lr-tb" style:vertical-align="bottom" fo:padding-top="0in" fo:padding-left="0.0486in" fo:padding-bottom="0in" fo:padding-right="0.0486in"/>
    </style:style>
    <style:style style:name="P4493"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494"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TableCell4495" style:family="table-cell">
      <style:table-cell-properties fo:border="none" style:writing-mode="lr-tb" style:vertical-align="bottom" fo:padding-top="0in" fo:padding-left="0.0486in" fo:padding-bottom="0in" fo:padding-right="0.0486in"/>
    </style:style>
    <style:style style:name="P4496"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Cell4497" style:family="table-cell">
      <style:table-cell-properties fo:border="none" style:writing-mode="lr-tb" fo:padding-top="0in" fo:padding-left="0.0069in" fo:padding-bottom="0in" fo:padding-right="0.0069in"/>
    </style:style>
    <style:style style:name="P4498"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4499" style:family="table-row">
      <style:table-row-properties style:row-height="0.0159in" style:use-optimal-row-height="false"/>
    </style:style>
    <style:style style:name="TableCell4500" style:family="table-cell">
      <style:table-cell-properties fo:border="none" style:writing-mode="lr-tb" style:vertical-align="bottom" fo:padding-top="0in" fo:padding-left="0.0486in" fo:padding-bottom="0in" fo:padding-right="0.0486in"/>
    </style:style>
    <style:style style:name="P4501"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4502" style:family="table-cell">
      <style:table-cell-properties fo:border="none" style:writing-mode="lr-tb" style:vertical-align="bottom" fo:padding-top="0in" fo:padding-left="0.0486in" fo:padding-bottom="0in" fo:padding-right="0.0486in"/>
    </style:style>
    <style:style style:name="P45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04" style:family="table-cell">
      <style:table-cell-properties fo:border="none" style:writing-mode="lr-tb" style:vertical-align="bottom" fo:padding-top="0in" fo:padding-left="0.0486in" fo:padding-bottom="0in" fo:padding-right="0.0486in"/>
    </style:style>
    <style:style style:name="P45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06" style:family="table-cell">
      <style:table-cell-properties fo:border="none" style:writing-mode="lr-tb" fo:padding-top="0in" fo:padding-left="0.0069in" fo:padding-bottom="0in" fo:padding-right="0.0069in"/>
    </style:style>
    <style:style style:name="P45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08" style:family="table-row">
      <style:table-row-properties style:row-height="0.0159in" style:use-optimal-row-height="false"/>
    </style:style>
    <style:style style:name="TableCell4509" style:family="table-cell">
      <style:table-cell-properties fo:border="none" style:writing-mode="lr-tb" style:vertical-align="bottom" fo:padding-top="0in" fo:padding-left="0.0486in" fo:padding-bottom="0in" fo:padding-right="0.0486in"/>
    </style:style>
    <style:style style:name="P45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11" style:family="table-cell">
      <style:table-cell-properties fo:border="none" style:writing-mode="lr-tb" style:vertical-align="bottom" fo:padding-top="0in" fo:padding-left="0.0486in" fo:padding-bottom="0in" fo:padding-right="0.0486in"/>
    </style:style>
    <style:style style:name="P45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13" style:family="table-cell">
      <style:table-cell-properties fo:border="none" style:writing-mode="lr-tb" style:vertical-align="bottom" fo:padding-top="0in" fo:padding-left="0.0486in" fo:padding-bottom="0in" fo:padding-right="0.0486in"/>
    </style:style>
    <style:style style:name="P45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15" style:family="table-cell">
      <style:table-cell-properties fo:border="none" style:writing-mode="lr-tb" fo:padding-top="0in" fo:padding-left="0.0069in" fo:padding-bottom="0in" fo:padding-right="0.0069in"/>
    </style:style>
    <style:style style:name="P45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17" style:family="table-row">
      <style:table-row-properties style:row-height="0.0159in" style:use-optimal-row-height="false"/>
    </style:style>
    <style:style style:name="TableCell4518" style:family="table-cell">
      <style:table-cell-properties fo:border="none" style:writing-mode="lr-tb" style:vertical-align="bottom" fo:padding-top="0in" fo:padding-left="0.0486in" fo:padding-bottom="0in" fo:padding-right="0.0486in"/>
    </style:style>
    <style:style style:name="P45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20" style:family="table-cell">
      <style:table-cell-properties fo:border="none" style:writing-mode="lr-tb" style:vertical-align="bottom" fo:padding-top="0in" fo:padding-left="0.0486in" fo:padding-bottom="0in" fo:padding-right="0.0486in"/>
    </style:style>
    <style:style style:name="P45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22" style:family="table-cell">
      <style:table-cell-properties fo:border="none" style:writing-mode="lr-tb" style:vertical-align="bottom" fo:padding-top="0in" fo:padding-left="0.0486in" fo:padding-bottom="0in" fo:padding-right="0.0486in"/>
    </style:style>
    <style:style style:name="P45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24" style:family="table-cell">
      <style:table-cell-properties fo:border="none" style:writing-mode="lr-tb" fo:padding-top="0in" fo:padding-left="0.0069in" fo:padding-bottom="0in" fo:padding-right="0.0069in"/>
    </style:style>
    <style:style style:name="P45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26" style:family="table-row">
      <style:table-row-properties style:row-height="0.0159in" style:use-optimal-row-height="false"/>
    </style:style>
    <style:style style:name="TableCell4527" style:family="table-cell">
      <style:table-cell-properties fo:border="none" style:writing-mode="lr-tb" style:vertical-align="bottom" fo:padding-top="0in" fo:padding-left="0.0486in" fo:padding-bottom="0in" fo:padding-right="0.0486in"/>
    </style:style>
    <style:style style:name="P45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29" style:family="table-cell">
      <style:table-cell-properties fo:border="none" style:writing-mode="lr-tb" style:vertical-align="bottom" fo:padding-top="0in" fo:padding-left="0.0486in" fo:padding-bottom="0in" fo:padding-right="0.0486in"/>
    </style:style>
    <style:style style:name="P45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31" style:family="table-cell">
      <style:table-cell-properties fo:border="none" style:writing-mode="lr-tb" style:vertical-align="bottom" fo:padding-top="0in" fo:padding-left="0.0486in" fo:padding-bottom="0in" fo:padding-right="0.0486in"/>
    </style:style>
    <style:style style:name="P45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33" style:family="table-cell">
      <style:table-cell-properties fo:border="none" style:writing-mode="lr-tb" fo:padding-top="0in" fo:padding-left="0.0069in" fo:padding-bottom="0in" fo:padding-right="0.0069in"/>
    </style:style>
    <style:style style:name="P45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35" style:family="table-row">
      <style:table-row-properties style:row-height="0.0159in" style:use-optimal-row-height="false"/>
    </style:style>
    <style:style style:name="TableCell4536" style:family="table-cell">
      <style:table-cell-properties fo:border="none" style:writing-mode="lr-tb" style:vertical-align="bottom" fo:padding-top="0in" fo:padding-left="0.0486in" fo:padding-bottom="0in" fo:padding-right="0.0486in"/>
    </style:style>
    <style:style style:name="P45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38" style:family="table-cell">
      <style:table-cell-properties fo:border="none" style:writing-mode="lr-tb" style:vertical-align="bottom" fo:padding-top="0in" fo:padding-left="0.0486in" fo:padding-bottom="0in" fo:padding-right="0.0486in"/>
    </style:style>
    <style:style style:name="P45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40" style:family="table-cell">
      <style:table-cell-properties fo:border="none" style:writing-mode="lr-tb" style:vertical-align="bottom" fo:padding-top="0in" fo:padding-left="0.0486in" fo:padding-bottom="0in" fo:padding-right="0.0486in"/>
    </style:style>
    <style:style style:name="P45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42" style:family="table-cell">
      <style:table-cell-properties fo:border="none" style:writing-mode="lr-tb" fo:padding-top="0in" fo:padding-left="0.0069in" fo:padding-bottom="0in" fo:padding-right="0.0069in"/>
    </style:style>
    <style:style style:name="P45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44" style:family="table-row">
      <style:table-row-properties style:row-height="0.0159in" style:use-optimal-row-height="false"/>
    </style:style>
    <style:style style:name="TableCell4545" style:family="table-cell">
      <style:table-cell-properties fo:border="none" style:writing-mode="lr-tb" style:vertical-align="bottom" fo:padding-top="0in" fo:padding-left="0.0486in" fo:padding-bottom="0in" fo:padding-right="0.0486in"/>
    </style:style>
    <style:style style:name="P45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47" style:family="table-cell">
      <style:table-cell-properties fo:border="none" style:writing-mode="lr-tb" style:vertical-align="bottom" fo:padding-top="0in" fo:padding-left="0.0486in" fo:padding-bottom="0in" fo:padding-right="0.0486in"/>
    </style:style>
    <style:style style:name="P45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49" style:family="table-cell">
      <style:table-cell-properties fo:border="none" style:writing-mode="lr-tb" style:vertical-align="bottom" fo:padding-top="0in" fo:padding-left="0.0486in" fo:padding-bottom="0in" fo:padding-right="0.0486in"/>
    </style:style>
    <style:style style:name="P45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51" style:family="table-cell">
      <style:table-cell-properties fo:border="none" style:writing-mode="lr-tb" fo:padding-top="0in" fo:padding-left="0.0069in" fo:padding-bottom="0in" fo:padding-right="0.0069in"/>
    </style:style>
    <style:style style:name="P45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53" style:family="table-row">
      <style:table-row-properties style:row-height="0.0159in" style:use-optimal-row-height="false"/>
    </style:style>
    <style:style style:name="TableCell4554" style:family="table-cell">
      <style:table-cell-properties fo:border="none" style:writing-mode="lr-tb" style:vertical-align="bottom" fo:padding-top="0in" fo:padding-left="0.0486in" fo:padding-bottom="0in" fo:padding-right="0.0486in"/>
    </style:style>
    <style:style style:name="P45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56" style:family="table-cell">
      <style:table-cell-properties fo:border="none" style:writing-mode="lr-tb" style:vertical-align="bottom" fo:padding-top="0in" fo:padding-left="0.0486in" fo:padding-bottom="0in" fo:padding-right="0.0486in"/>
    </style:style>
    <style:style style:name="P45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58" style:family="table-cell">
      <style:table-cell-properties fo:border="none" style:writing-mode="lr-tb" style:vertical-align="bottom" fo:padding-top="0in" fo:padding-left="0.0486in" fo:padding-bottom="0in" fo:padding-right="0.0486in"/>
    </style:style>
    <style:style style:name="P45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60" style:family="table-cell">
      <style:table-cell-properties fo:border="none" style:writing-mode="lr-tb" fo:padding-top="0in" fo:padding-left="0.0069in" fo:padding-bottom="0in" fo:padding-right="0.0069in"/>
    </style:style>
    <style:style style:name="P45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62" style:family="table-row">
      <style:table-row-properties style:row-height="0.0159in" style:use-optimal-row-height="false"/>
    </style:style>
    <style:style style:name="TableCell4563" style:family="table-cell">
      <style:table-cell-properties fo:border="none" style:writing-mode="lr-tb" style:vertical-align="bottom" fo:padding-top="0in" fo:padding-left="0.0486in" fo:padding-bottom="0in" fo:padding-right="0.0486in"/>
    </style:style>
    <style:style style:name="P45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65" style:family="table-cell">
      <style:table-cell-properties fo:border="none" style:writing-mode="lr-tb" style:vertical-align="bottom" fo:padding-top="0in" fo:padding-left="0.0486in" fo:padding-bottom="0in" fo:padding-right="0.0486in"/>
    </style:style>
    <style:style style:name="P45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67" style:family="table-cell">
      <style:table-cell-properties fo:border="none" style:writing-mode="lr-tb" style:vertical-align="bottom" fo:padding-top="0in" fo:padding-left="0.0486in" fo:padding-bottom="0in" fo:padding-right="0.0486in"/>
    </style:style>
    <style:style style:name="P45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69" style:family="table-cell">
      <style:table-cell-properties fo:border="none" style:writing-mode="lr-tb" fo:padding-top="0in" fo:padding-left="0.0069in" fo:padding-bottom="0in" fo:padding-right="0.0069in"/>
    </style:style>
    <style:style style:name="P45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71" style:family="table-row">
      <style:table-row-properties style:row-height="0.0159in" style:use-optimal-row-height="false"/>
    </style:style>
    <style:style style:name="TableCell4572" style:family="table-cell">
      <style:table-cell-properties fo:border="none" style:writing-mode="lr-tb" style:vertical-align="bottom" fo:padding-top="0in" fo:padding-left="0.0486in" fo:padding-bottom="0in" fo:padding-right="0.0486in"/>
    </style:style>
    <style:style style:name="P45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74" style:family="table-cell">
      <style:table-cell-properties fo:border="none" style:writing-mode="lr-tb" style:vertical-align="bottom" fo:padding-top="0in" fo:padding-left="0.0486in" fo:padding-bottom="0in" fo:padding-right="0.0486in"/>
    </style:style>
    <style:style style:name="P45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76" style:family="table-cell">
      <style:table-cell-properties fo:border="none" style:writing-mode="lr-tb" style:vertical-align="bottom" fo:padding-top="0in" fo:padding-left="0.0486in" fo:padding-bottom="0in" fo:padding-right="0.0486in"/>
    </style:style>
    <style:style style:name="P45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78" style:family="table-cell">
      <style:table-cell-properties fo:border="none" style:writing-mode="lr-tb" fo:padding-top="0in" fo:padding-left="0.0069in" fo:padding-bottom="0in" fo:padding-right="0.0069in"/>
    </style:style>
    <style:style style:name="P45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80" style:family="table-row">
      <style:table-row-properties style:row-height="0.0159in" style:use-optimal-row-height="false"/>
    </style:style>
    <style:style style:name="TableCell4581" style:family="table-cell">
      <style:table-cell-properties fo:border="none" style:writing-mode="lr-tb" style:vertical-align="bottom" fo:padding-top="0in" fo:padding-left="0.0486in" fo:padding-bottom="0in" fo:padding-right="0.0486in"/>
    </style:style>
    <style:style style:name="P458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83" style:family="table-cell">
      <style:table-cell-properties fo:border="none" style:writing-mode="lr-tb" style:vertical-align="bottom" fo:padding-top="0in" fo:padding-left="0.0486in" fo:padding-bottom="0in" fo:padding-right="0.0486in"/>
    </style:style>
    <style:style style:name="P458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85" style:family="table-cell">
      <style:table-cell-properties fo:border="none" style:writing-mode="lr-tb" style:vertical-align="bottom" fo:padding-top="0in" fo:padding-left="0.0486in" fo:padding-bottom="0in" fo:padding-right="0.0486in"/>
    </style:style>
    <style:style style:name="P45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87" style:family="table-cell">
      <style:table-cell-properties fo:border="none" style:writing-mode="lr-tb" fo:padding-top="0in" fo:padding-left="0.0069in" fo:padding-bottom="0in" fo:padding-right="0.0069in"/>
    </style:style>
    <style:style style:name="P45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89" style:family="table-row">
      <style:table-row-properties style:row-height="0.0159in" style:use-optimal-row-height="false"/>
    </style:style>
    <style:style style:name="TableCell4590" style:family="table-cell">
      <style:table-cell-properties fo:border="none" style:writing-mode="lr-tb" style:vertical-align="bottom" fo:padding-top="0in" fo:padding-left="0.0486in" fo:padding-bottom="0in" fo:padding-right="0.0486in"/>
    </style:style>
    <style:style style:name="P459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92" style:family="table-cell">
      <style:table-cell-properties fo:border="none" style:writing-mode="lr-tb" style:vertical-align="bottom" fo:padding-top="0in" fo:padding-left="0.0486in" fo:padding-bottom="0in" fo:padding-right="0.0486in"/>
    </style:style>
    <style:style style:name="P459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94" style:family="table-cell">
      <style:table-cell-properties fo:border="none" style:writing-mode="lr-tb" style:vertical-align="bottom" fo:padding-top="0in" fo:padding-left="0.0486in" fo:padding-bottom="0in" fo:padding-right="0.0486in"/>
    </style:style>
    <style:style style:name="P459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596" style:family="table-cell">
      <style:table-cell-properties fo:border="none" style:writing-mode="lr-tb" fo:padding-top="0in" fo:padding-left="0.0069in" fo:padding-bottom="0in" fo:padding-right="0.0069in"/>
    </style:style>
    <style:style style:name="P459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598" style:family="table-row">
      <style:table-row-properties style:row-height="0.0159in" style:use-optimal-row-height="false"/>
    </style:style>
    <style:style style:name="TableCell4599" style:family="table-cell">
      <style:table-cell-properties fo:border="none" style:writing-mode="lr-tb" style:vertical-align="bottom" fo:padding-top="0in" fo:padding-left="0.0486in" fo:padding-bottom="0in" fo:padding-right="0.0486in"/>
    </style:style>
    <style:style style:name="P460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01" style:family="table-cell">
      <style:table-cell-properties fo:border="none" style:writing-mode="lr-tb" style:vertical-align="bottom" fo:padding-top="0in" fo:padding-left="0.0486in" fo:padding-bottom="0in" fo:padding-right="0.0486in"/>
    </style:style>
    <style:style style:name="P460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03" style:family="table-cell">
      <style:table-cell-properties fo:border="none" style:writing-mode="lr-tb" style:vertical-align="bottom" fo:padding-top="0in" fo:padding-left="0.0486in" fo:padding-bottom="0in" fo:padding-right="0.0486in"/>
    </style:style>
    <style:style style:name="P46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05" style:family="table-cell">
      <style:table-cell-properties fo:border="none" style:writing-mode="lr-tb" fo:padding-top="0in" fo:padding-left="0.0069in" fo:padding-bottom="0in" fo:padding-right="0.0069in"/>
    </style:style>
    <style:style style:name="P46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07" style:family="table-row">
      <style:table-row-properties style:row-height="0.0159in" style:use-optimal-row-height="false"/>
    </style:style>
    <style:style style:name="TableCell4608" style:family="table-cell">
      <style:table-cell-properties fo:border="none" style:writing-mode="lr-tb" style:vertical-align="bottom" fo:padding-top="0in" fo:padding-left="0.0486in" fo:padding-bottom="0in" fo:padding-right="0.0486in"/>
    </style:style>
    <style:style style:name="P46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10" style:family="table-cell">
      <style:table-cell-properties fo:border="none" style:writing-mode="lr-tb" style:vertical-align="bottom" fo:padding-top="0in" fo:padding-left="0.0486in" fo:padding-bottom="0in" fo:padding-right="0.0486in"/>
    </style:style>
    <style:style style:name="P46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12" style:family="table-cell">
      <style:table-cell-properties fo:border="none" style:writing-mode="lr-tb" style:vertical-align="bottom" fo:padding-top="0in" fo:padding-left="0.0486in" fo:padding-bottom="0in" fo:padding-right="0.0486in"/>
    </style:style>
    <style:style style:name="P46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14" style:family="table-cell">
      <style:table-cell-properties fo:border="none" style:writing-mode="lr-tb" fo:padding-top="0in" fo:padding-left="0.0069in" fo:padding-bottom="0in" fo:padding-right="0.0069in"/>
    </style:style>
    <style:style style:name="P46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16" style:family="table-row">
      <style:table-row-properties style:row-height="0.0159in" style:use-optimal-row-height="false"/>
    </style:style>
    <style:style style:name="TableCell4617" style:family="table-cell">
      <style:table-cell-properties fo:border="none" style:writing-mode="lr-tb" style:vertical-align="bottom" fo:padding-top="0in" fo:padding-left="0.0486in" fo:padding-bottom="0in" fo:padding-right="0.0486in"/>
    </style:style>
    <style:style style:name="P46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19" style:family="table-cell">
      <style:table-cell-properties fo:border="none" style:writing-mode="lr-tb" style:vertical-align="bottom" fo:padding-top="0in" fo:padding-left="0.0486in" fo:padding-bottom="0in" fo:padding-right="0.0486in"/>
    </style:style>
    <style:style style:name="P46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21" style:family="table-cell">
      <style:table-cell-properties fo:border="none" style:writing-mode="lr-tb" style:vertical-align="bottom" fo:padding-top="0in" fo:padding-left="0.0486in" fo:padding-bottom="0in" fo:padding-right="0.0486in"/>
    </style:style>
    <style:style style:name="P46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23" style:family="table-cell">
      <style:table-cell-properties fo:border="none" style:writing-mode="lr-tb" fo:padding-top="0in" fo:padding-left="0.0069in" fo:padding-bottom="0in" fo:padding-right="0.0069in"/>
    </style:style>
    <style:style style:name="P46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25" style:family="table-row">
      <style:table-row-properties style:row-height="0.0159in" style:use-optimal-row-height="false"/>
    </style:style>
    <style:style style:name="TableCell4626" style:family="table-cell">
      <style:table-cell-properties fo:border="none" style:writing-mode="lr-tb" style:vertical-align="bottom" fo:padding-top="0in" fo:padding-left="0.0486in" fo:padding-bottom="0in" fo:padding-right="0.0486in"/>
    </style:style>
    <style:style style:name="P462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28" style:family="table-cell">
      <style:table-cell-properties fo:border="none" style:writing-mode="lr-tb" style:vertical-align="bottom" fo:padding-top="0in" fo:padding-left="0.0486in" fo:padding-bottom="0in" fo:padding-right="0.0486in"/>
    </style:style>
    <style:style style:name="P46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30" style:family="table-cell">
      <style:table-cell-properties fo:border="none" style:writing-mode="lr-tb" style:vertical-align="bottom" fo:padding-top="0in" fo:padding-left="0.0486in" fo:padding-bottom="0in" fo:padding-right="0.0486in"/>
    </style:style>
    <style:style style:name="P463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32" style:family="table-cell">
      <style:table-cell-properties fo:border="none" style:writing-mode="lr-tb" fo:padding-top="0in" fo:padding-left="0.0069in" fo:padding-bottom="0in" fo:padding-right="0.0069in"/>
    </style:style>
    <style:style style:name="P46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34" style:family="table-row">
      <style:table-row-properties style:row-height="0.0159in" style:use-optimal-row-height="false"/>
    </style:style>
    <style:style style:name="TableCell4635" style:family="table-cell">
      <style:table-cell-properties fo:border="none" style:writing-mode="lr-tb" style:vertical-align="bottom" fo:padding-top="0in" fo:padding-left="0.0486in" fo:padding-bottom="0in" fo:padding-right="0.0486in"/>
    </style:style>
    <style:style style:name="P463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37" style:family="table-cell">
      <style:table-cell-properties fo:border="none" style:writing-mode="lr-tb" style:vertical-align="bottom" fo:padding-top="0in" fo:padding-left="0.0486in" fo:padding-bottom="0in" fo:padding-right="0.0486in"/>
    </style:style>
    <style:style style:name="P46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39" style:family="table-cell">
      <style:table-cell-properties fo:border="none" style:writing-mode="lr-tb" style:vertical-align="bottom" fo:padding-top="0in" fo:padding-left="0.0486in" fo:padding-bottom="0in" fo:padding-right="0.0486in"/>
    </style:style>
    <style:style style:name="P46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41" style:family="table-cell">
      <style:table-cell-properties fo:border="none" style:writing-mode="lr-tb" fo:padding-top="0in" fo:padding-left="0.0069in" fo:padding-bottom="0in" fo:padding-right="0.0069in"/>
    </style:style>
    <style:style style:name="P46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43" style:family="table-row">
      <style:table-row-properties style:row-height="0.0159in" style:use-optimal-row-height="false"/>
    </style:style>
    <style:style style:name="TableCell4644" style:family="table-cell">
      <style:table-cell-properties fo:border="none" style:writing-mode="lr-tb" style:vertical-align="bottom" fo:padding-top="0in" fo:padding-left="0.0486in" fo:padding-bottom="0in" fo:padding-right="0.0486in"/>
    </style:style>
    <style:style style:name="P464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46" style:family="table-cell">
      <style:table-cell-properties fo:border="none" style:writing-mode="lr-tb" style:vertical-align="bottom" fo:padding-top="0in" fo:padding-left="0.0486in" fo:padding-bottom="0in" fo:padding-right="0.0486in"/>
    </style:style>
    <style:style style:name="P46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48" style:family="table-cell">
      <style:table-cell-properties fo:border="none" style:writing-mode="lr-tb" style:vertical-align="bottom" fo:padding-top="0in" fo:padding-left="0.0486in" fo:padding-bottom="0in" fo:padding-right="0.0486in"/>
    </style:style>
    <style:style style:name="P46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50" style:family="table-cell">
      <style:table-cell-properties fo:border="none" style:writing-mode="lr-tb" fo:padding-top="0in" fo:padding-left="0.0069in" fo:padding-bottom="0in" fo:padding-right="0.0069in"/>
    </style:style>
    <style:style style:name="P46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52" style:family="table-row">
      <style:table-row-properties style:min-row-height="0.2083in" style:use-optimal-row-height="false"/>
    </style:style>
    <style:style style:name="TableCell4653" style:family="table-cell">
      <style:table-cell-properties fo:border="none" style:writing-mode="lr-tb" style:vertical-align="bottom" fo:padding-top="0in" fo:padding-left="0.0486in" fo:padding-bottom="0in" fo:padding-right="0.0486in"/>
    </style:style>
    <style:style style:name="P4654"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P4655"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4656" style:family="table-cell">
      <style:table-cell-properties fo:border="none" style:writing-mode="lr-tb" style:vertical-align="bottom" fo:padding-top="0in" fo:padding-left="0.0486in" fo:padding-bottom="0in" fo:padding-right="0.0486in"/>
    </style:style>
    <style:style style:name="P4657"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4658" style:family="table-cell">
      <style:table-cell-properties fo:border="none" style:writing-mode="lr-tb" style:vertical-align="bottom" fo:padding-top="0in" fo:padding-left="0.0486in" fo:padding-bottom="0in" fo:padding-right="0.0486in"/>
    </style:style>
    <style:style style:name="P46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60" style:family="table-cell">
      <style:table-cell-properties fo:border="none" style:writing-mode="lr-tb" fo:padding-top="0in" fo:padding-left="0.0069in" fo:padding-bottom="0in" fo:padding-right="0.0069in"/>
    </style:style>
    <style:style style:name="P46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62" style:family="table-row">
      <style:table-row-properties style:min-row-height="0.2083in" style:use-optimal-row-height="false"/>
    </style:style>
    <style:style style:name="TableCell4663" style:family="table-cell">
      <style:table-cell-properties fo:border="none" style:writing-mode="lr-tb" style:vertical-align="bottom" fo:padding-top="0in" fo:padding-left="0.0486in" fo:padding-bottom="0in" fo:padding-right="0.0486in"/>
    </style:style>
    <style:style style:name="P4664"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665"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Cell4666" style:family="table-cell">
      <style:table-cell-properties fo:border="none" style:writing-mode="lr-tb" style:vertical-align="bottom" fo:padding-top="0in" fo:padding-left="0.0486in" fo:padding-bottom="0in" fo:padding-right="0.0486in"/>
    </style:style>
    <style:style style:name="P4667"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4668" style:family="table-cell">
      <style:table-cell-properties fo:border="none" style:writing-mode="lr-tb" style:vertical-align="bottom" fo:padding-top="0in" fo:padding-left="0.0486in" fo:padding-bottom="0in" fo:padding-right="0.0486in"/>
    </style:style>
    <style:style style:name="P4669"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Cell4670" style:family="table-cell">
      <style:table-cell-properties fo:border="none" style:writing-mode="lr-tb" fo:padding-top="0in" fo:padding-left="0.0069in" fo:padding-bottom="0in" fo:padding-right="0.0069in"/>
    </style:style>
    <style:style style:name="P4671"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4672" style:family="table-row">
      <style:table-row-properties style:row-height="0.0159in" style:use-optimal-row-height="false"/>
    </style:style>
    <style:style style:name="TableCell4673" style:family="table-cell">
      <style:table-cell-properties fo:border="none" style:writing-mode="lr-tb" style:vertical-align="bottom" fo:padding-top="0in" fo:padding-left="0.0486in" fo:padding-bottom="0in" fo:padding-right="0.0486in"/>
    </style:style>
    <style:style style:name="P4674"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4675" style:family="table-cell">
      <style:table-cell-properties fo:border="none" style:writing-mode="lr-tb" style:vertical-align="bottom" fo:padding-top="0in" fo:padding-left="0.0486in" fo:padding-bottom="0in" fo:padding-right="0.0486in"/>
    </style:style>
    <style:style style:name="P467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77" style:family="table-cell">
      <style:table-cell-properties fo:border="none" style:writing-mode="lr-tb" style:vertical-align="bottom" fo:padding-top="0in" fo:padding-left="0.0486in" fo:padding-bottom="0in" fo:padding-right="0.0486in"/>
    </style:style>
    <style:style style:name="P46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79" style:family="table-cell">
      <style:table-cell-properties fo:border="none" style:writing-mode="lr-tb" fo:padding-top="0in" fo:padding-left="0.0069in" fo:padding-bottom="0in" fo:padding-right="0.0069in"/>
    </style:style>
    <style:style style:name="P46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81" style:family="table-row">
      <style:table-row-properties style:row-height="0.0159in" style:use-optimal-row-height="false"/>
    </style:style>
    <style:style style:name="TableCell4682" style:family="table-cell">
      <style:table-cell-properties fo:border="none" style:writing-mode="lr-tb" style:vertical-align="bottom" fo:padding-top="0in" fo:padding-left="0.0486in" fo:padding-bottom="0in" fo:padding-right="0.0486in"/>
    </style:style>
    <style:style style:name="P468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84" style:family="table-cell">
      <style:table-cell-properties fo:border="none" style:writing-mode="lr-tb" style:vertical-align="bottom" fo:padding-top="0in" fo:padding-left="0.0486in" fo:padding-bottom="0in" fo:padding-right="0.0486in"/>
    </style:style>
    <style:style style:name="P468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86" style:family="table-cell">
      <style:table-cell-properties fo:border="none" style:writing-mode="lr-tb" style:vertical-align="bottom" fo:padding-top="0in" fo:padding-left="0.0486in" fo:padding-bottom="0in" fo:padding-right="0.0486in"/>
    </style:style>
    <style:style style:name="P468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88" style:family="table-cell">
      <style:table-cell-properties fo:border="none" style:writing-mode="lr-tb" fo:padding-top="0in" fo:padding-left="0.0069in" fo:padding-bottom="0in" fo:padding-right="0.0069in"/>
    </style:style>
    <style:style style:name="P468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90" style:family="table-row">
      <style:table-row-properties style:row-height="0.0159in" style:use-optimal-row-height="false"/>
    </style:style>
    <style:style style:name="TableCell4691" style:family="table-cell">
      <style:table-cell-properties fo:border="none" style:writing-mode="lr-tb" style:vertical-align="bottom" fo:padding-top="0in" fo:padding-left="0.0486in" fo:padding-bottom="0in" fo:padding-right="0.0486in"/>
    </style:style>
    <style:style style:name="P46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93" style:family="table-cell">
      <style:table-cell-properties fo:border="none" style:writing-mode="lr-tb" style:vertical-align="bottom" fo:padding-top="0in" fo:padding-left="0.0486in" fo:padding-bottom="0in" fo:padding-right="0.0486in"/>
    </style:style>
    <style:style style:name="P469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95" style:family="table-cell">
      <style:table-cell-properties fo:border="none" style:writing-mode="lr-tb" style:vertical-align="bottom" fo:padding-top="0in" fo:padding-left="0.0486in" fo:padding-bottom="0in" fo:padding-right="0.0486in"/>
    </style:style>
    <style:style style:name="P469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697" style:family="table-cell">
      <style:table-cell-properties fo:border="none" style:writing-mode="lr-tb" fo:padding-top="0in" fo:padding-left="0.0069in" fo:padding-bottom="0in" fo:padding-right="0.0069in"/>
    </style:style>
    <style:style style:name="P469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699" style:family="table-row">
      <style:table-row-properties style:row-height="0.0159in" style:use-optimal-row-height="false"/>
    </style:style>
    <style:style style:name="TableCell4700" style:family="table-cell">
      <style:table-cell-properties fo:border="none" style:writing-mode="lr-tb" style:vertical-align="bottom" fo:padding-top="0in" fo:padding-left="0.0486in" fo:padding-bottom="0in" fo:padding-right="0.0486in"/>
    </style:style>
    <style:style style:name="P47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02" style:family="table-cell">
      <style:table-cell-properties fo:border="none" style:writing-mode="lr-tb" style:vertical-align="bottom" fo:padding-top="0in" fo:padding-left="0.0486in" fo:padding-bottom="0in" fo:padding-right="0.0486in"/>
    </style:style>
    <style:style style:name="P47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04" style:family="table-cell">
      <style:table-cell-properties fo:border="none" style:writing-mode="lr-tb" style:vertical-align="bottom" fo:padding-top="0in" fo:padding-left="0.0486in" fo:padding-bottom="0in" fo:padding-right="0.0486in"/>
    </style:style>
    <style:style style:name="P47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06" style:family="table-cell">
      <style:table-cell-properties fo:border="none" style:writing-mode="lr-tb" fo:padding-top="0in" fo:padding-left="0.0069in" fo:padding-bottom="0in" fo:padding-right="0.0069in"/>
    </style:style>
    <style:style style:name="P470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08" style:family="table-row">
      <style:table-row-properties style:row-height="0.0159in" style:use-optimal-row-height="false"/>
    </style:style>
    <style:style style:name="TableCell4709" style:family="table-cell">
      <style:table-cell-properties fo:border="none" style:writing-mode="lr-tb" style:vertical-align="bottom" fo:padding-top="0in" fo:padding-left="0.0486in" fo:padding-bottom="0in" fo:padding-right="0.0486in"/>
    </style:style>
    <style:style style:name="P471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11" style:family="table-cell">
      <style:table-cell-properties fo:border="none" style:writing-mode="lr-tb" style:vertical-align="bottom" fo:padding-top="0in" fo:padding-left="0.0486in" fo:padding-bottom="0in" fo:padding-right="0.0486in"/>
    </style:style>
    <style:style style:name="P471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13" style:family="table-cell">
      <style:table-cell-properties fo:border="none" style:writing-mode="lr-tb" style:vertical-align="bottom" fo:padding-top="0in" fo:padding-left="0.0486in" fo:padding-bottom="0in" fo:padding-right="0.0486in"/>
    </style:style>
    <style:style style:name="P471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15" style:family="table-cell">
      <style:table-cell-properties fo:border="none" style:writing-mode="lr-tb" fo:padding-top="0in" fo:padding-left="0.0069in" fo:padding-bottom="0in" fo:padding-right="0.0069in"/>
    </style:style>
    <style:style style:name="P47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17" style:family="table-row">
      <style:table-row-properties style:row-height="0.0159in" style:use-optimal-row-height="false"/>
    </style:style>
    <style:style style:name="TableCell4718" style:family="table-cell">
      <style:table-cell-properties fo:border="none" style:writing-mode="lr-tb" style:vertical-align="bottom" fo:padding-top="0in" fo:padding-left="0.0486in" fo:padding-bottom="0in" fo:padding-right="0.0486in"/>
    </style:style>
    <style:style style:name="P471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20" style:family="table-cell">
      <style:table-cell-properties fo:border="none" style:writing-mode="lr-tb" style:vertical-align="bottom" fo:padding-top="0in" fo:padding-left="0.0486in" fo:padding-bottom="0in" fo:padding-right="0.0486in"/>
    </style:style>
    <style:style style:name="P472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22" style:family="table-cell">
      <style:table-cell-properties fo:border="none" style:writing-mode="lr-tb" style:vertical-align="bottom" fo:padding-top="0in" fo:padding-left="0.0486in" fo:padding-bottom="0in" fo:padding-right="0.0486in"/>
    </style:style>
    <style:style style:name="P472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24" style:family="table-cell">
      <style:table-cell-properties fo:border="none" style:writing-mode="lr-tb" fo:padding-top="0in" fo:padding-left="0.0069in" fo:padding-bottom="0in" fo:padding-right="0.0069in"/>
    </style:style>
    <style:style style:name="P472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26" style:family="table-row">
      <style:table-row-properties style:row-height="0.0159in" style:use-optimal-row-height="false"/>
    </style:style>
    <style:style style:name="TableCell4727" style:family="table-cell">
      <style:table-cell-properties fo:border="none" style:writing-mode="lr-tb" style:vertical-align="bottom" fo:padding-top="0in" fo:padding-left="0.0486in" fo:padding-bottom="0in" fo:padding-right="0.0486in"/>
    </style:style>
    <style:style style:name="P472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29" style:family="table-cell">
      <style:table-cell-properties fo:border="none" style:writing-mode="lr-tb" style:vertical-align="bottom" fo:padding-top="0in" fo:padding-left="0.0486in" fo:padding-bottom="0in" fo:padding-right="0.0486in"/>
    </style:style>
    <style:style style:name="P47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31" style:family="table-cell">
      <style:table-cell-properties fo:border="none" style:writing-mode="lr-tb" style:vertical-align="bottom" fo:padding-top="0in" fo:padding-left="0.0486in" fo:padding-bottom="0in" fo:padding-right="0.0486in"/>
    </style:style>
    <style:style style:name="P473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33" style:family="table-cell">
      <style:table-cell-properties fo:border="none" style:writing-mode="lr-tb" fo:padding-top="0in" fo:padding-left="0.0069in" fo:padding-bottom="0in" fo:padding-right="0.0069in"/>
    </style:style>
    <style:style style:name="P473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35" style:family="table-row">
      <style:table-row-properties style:row-height="0.0159in" style:use-optimal-row-height="false"/>
    </style:style>
    <style:style style:name="TableCell4736" style:family="table-cell">
      <style:table-cell-properties fo:border="none" style:writing-mode="lr-tb" style:vertical-align="bottom" fo:padding-top="0in" fo:padding-left="0.0486in" fo:padding-bottom="0in" fo:padding-right="0.0486in"/>
    </style:style>
    <style:style style:name="P47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38" style:family="table-cell">
      <style:table-cell-properties fo:border="none" style:writing-mode="lr-tb" style:vertical-align="bottom" fo:padding-top="0in" fo:padding-left="0.0486in" fo:padding-bottom="0in" fo:padding-right="0.0486in"/>
    </style:style>
    <style:style style:name="P473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40" style:family="table-cell">
      <style:table-cell-properties fo:border="none" style:writing-mode="lr-tb" style:vertical-align="bottom" fo:padding-top="0in" fo:padding-left="0.0486in" fo:padding-bottom="0in" fo:padding-right="0.0486in"/>
    </style:style>
    <style:style style:name="P474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42" style:family="table-cell">
      <style:table-cell-properties fo:border="none" style:writing-mode="lr-tb" fo:padding-top="0in" fo:padding-left="0.0069in" fo:padding-bottom="0in" fo:padding-right="0.0069in"/>
    </style:style>
    <style:style style:name="P474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44" style:family="table-row">
      <style:table-row-properties style:row-height="0.0159in" style:use-optimal-row-height="false"/>
    </style:style>
    <style:style style:name="TableCell4745" style:family="table-cell">
      <style:table-cell-properties fo:border="none" style:writing-mode="lr-tb" style:vertical-align="bottom" fo:padding-top="0in" fo:padding-left="0.0486in" fo:padding-bottom="0in" fo:padding-right="0.0486in"/>
    </style:style>
    <style:style style:name="P474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47" style:family="table-cell">
      <style:table-cell-properties fo:border="none" style:writing-mode="lr-tb" style:vertical-align="bottom" fo:padding-top="0in" fo:padding-left="0.0486in" fo:padding-bottom="0in" fo:padding-right="0.0486in"/>
    </style:style>
    <style:style style:name="P474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49" style:family="table-cell">
      <style:table-cell-properties fo:border="none" style:writing-mode="lr-tb" style:vertical-align="bottom" fo:padding-top="0in" fo:padding-left="0.0486in" fo:padding-bottom="0in" fo:padding-right="0.0486in"/>
    </style:style>
    <style:style style:name="P475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51" style:family="table-cell">
      <style:table-cell-properties fo:border="none" style:writing-mode="lr-tb" fo:padding-top="0in" fo:padding-left="0.0069in" fo:padding-bottom="0in" fo:padding-right="0.0069in"/>
    </style:style>
    <style:style style:name="P475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53" style:family="table-row">
      <style:table-row-properties style:row-height="0.0159in" style:use-optimal-row-height="false"/>
    </style:style>
    <style:style style:name="TableCell4754" style:family="table-cell">
      <style:table-cell-properties fo:border="none" style:writing-mode="lr-tb" style:vertical-align="bottom" fo:padding-top="0in" fo:padding-left="0.0486in" fo:padding-bottom="0in" fo:padding-right="0.0486in"/>
    </style:style>
    <style:style style:name="P475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56" style:family="table-cell">
      <style:table-cell-properties fo:border="none" style:writing-mode="lr-tb" style:vertical-align="bottom" fo:padding-top="0in" fo:padding-left="0.0486in" fo:padding-bottom="0in" fo:padding-right="0.0486in"/>
    </style:style>
    <style:style style:name="P475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58" style:family="table-cell">
      <style:table-cell-properties fo:border="none" style:writing-mode="lr-tb" style:vertical-align="bottom" fo:padding-top="0in" fo:padding-left="0.0486in" fo:padding-bottom="0in" fo:padding-right="0.0486in"/>
    </style:style>
    <style:style style:name="P475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60" style:family="table-cell">
      <style:table-cell-properties fo:border="none" style:writing-mode="lr-tb" fo:padding-top="0in" fo:padding-left="0.0069in" fo:padding-bottom="0in" fo:padding-right="0.0069in"/>
    </style:style>
    <style:style style:name="P476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62" style:family="table-row">
      <style:table-row-properties style:row-height="0.0159in" style:use-optimal-row-height="false"/>
    </style:style>
    <style:style style:name="TableCell4763" style:family="table-cell">
      <style:table-cell-properties fo:border="none" style:writing-mode="lr-tb" style:vertical-align="bottom" fo:padding-top="0in" fo:padding-left="0.0486in" fo:padding-bottom="0in" fo:padding-right="0.0486in"/>
    </style:style>
    <style:style style:name="P476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65" style:family="table-cell">
      <style:table-cell-properties fo:border="none" style:writing-mode="lr-tb" style:vertical-align="bottom" fo:padding-top="0in" fo:padding-left="0.0486in" fo:padding-bottom="0in" fo:padding-right="0.0486in"/>
    </style:style>
    <style:style style:name="P476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67" style:family="table-cell">
      <style:table-cell-properties fo:border="none" style:writing-mode="lr-tb" style:vertical-align="bottom" fo:padding-top="0in" fo:padding-left="0.0486in" fo:padding-bottom="0in" fo:padding-right="0.0486in"/>
    </style:style>
    <style:style style:name="P476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69" style:family="table-cell">
      <style:table-cell-properties fo:border="none" style:writing-mode="lr-tb" fo:padding-top="0in" fo:padding-left="0.0069in" fo:padding-bottom="0in" fo:padding-right="0.0069in"/>
    </style:style>
    <style:style style:name="P477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71" style:family="table-row">
      <style:table-row-properties style:row-height="0.0159in" style:use-optimal-row-height="false"/>
    </style:style>
    <style:style style:name="TableCell4772" style:family="table-cell">
      <style:table-cell-properties fo:border="none" style:writing-mode="lr-tb" style:vertical-align="bottom" fo:padding-top="0in" fo:padding-left="0.0486in" fo:padding-bottom="0in" fo:padding-right="0.0486in"/>
    </style:style>
    <style:style style:name="P477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74" style:family="table-cell">
      <style:table-cell-properties fo:border="none" style:writing-mode="lr-tb" style:vertical-align="bottom" fo:padding-top="0in" fo:padding-left="0.0486in" fo:padding-bottom="0in" fo:padding-right="0.0486in"/>
    </style:style>
    <style:style style:name="P477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76" style:family="table-cell">
      <style:table-cell-properties fo:border="none" style:writing-mode="lr-tb" style:vertical-align="bottom" fo:padding-top="0in" fo:padding-left="0.0486in" fo:padding-bottom="0in" fo:padding-right="0.0486in"/>
    </style:style>
    <style:style style:name="P477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78" style:family="table-cell">
      <style:table-cell-properties fo:border="none" style:writing-mode="lr-tb" fo:padding-top="0in" fo:padding-left="0.0069in" fo:padding-bottom="0in" fo:padding-right="0.0069in"/>
    </style:style>
    <style:style style:name="P477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80" style:family="table-row">
      <style:table-row-properties style:min-row-height="0.2083in" style:use-optimal-row-height="false"/>
    </style:style>
    <style:style style:name="TableCell4781" style:family="table-cell">
      <style:table-cell-properties fo:border="none" style:writing-mode="lr-tb" style:vertical-align="bottom" fo:padding-top="0in" fo:padding-left="0.0486in" fo:padding-bottom="0in" fo:padding-right="0.0486in"/>
    </style:style>
    <style:style style:name="P4782"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4783" style:family="table-cell">
      <style:table-cell-properties fo:border="none" style:writing-mode="lr-tb" style:vertical-align="bottom" fo:padding-top="0in" fo:padding-left="0.0486in" fo:padding-bottom="0in" fo:padding-right="0.0486in"/>
    </style:style>
    <style:style style:name="P4784"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4785" style:family="table-cell">
      <style:table-cell-properties fo:border="none" style:writing-mode="lr-tb" style:vertical-align="bottom" fo:padding-top="0in" fo:padding-left="0.0486in" fo:padding-bottom="0in" fo:padding-right="0.0486in"/>
    </style:style>
    <style:style style:name="P478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787" style:family="table-cell">
      <style:table-cell-properties fo:border="none" style:writing-mode="lr-tb" fo:padding-top="0in" fo:padding-left="0.0069in" fo:padding-bottom="0in" fo:padding-right="0.0069in"/>
    </style:style>
    <style:style style:name="P478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789" style:family="table-row">
      <style:table-row-properties style:min-row-height="0.2083in" style:use-optimal-row-height="false"/>
    </style:style>
    <style:style style:name="TableCell4790" style:family="table-cell">
      <style:table-cell-properties fo:border="none" style:writing-mode="lr-tb" style:vertical-align="bottom" fo:padding-top="0in" fo:padding-left="0.0486in" fo:padding-bottom="0in" fo:padding-right="0.0486in"/>
    </style:style>
    <style:style style:name="P4791" style:parent-style-name="Standard" style:family="paragraph">
      <style:paragraph-properties fo:text-align="justify" fo:margin-bottom="0in"/>
      <style:text-properties style:font-name-asian="Times New Roman" style:font-name-complex="Calibri" fo:font-style="italic" style:font-style-asian="italic" style:font-style-complex="italic" fo:color="#E7E6E6" style:language-asian="it" style:country-asian="IT"/>
    </style:style>
    <style:style style:name="P4792" style:parent-style-name="Standard" style:family="paragraph">
      <style:paragraph-properties fo:text-align="justify" fo:margin-bottom="0in"/>
    </style:style>
    <style:style style:name="T4793" style:parent-style-name="Car.predefinitoparagrafo" style:family="text">
      <style:text-properties style:font-name-asian="Times New Roman" style:font-name-complex="Calibri" fo:font-style="italic" style:font-style-asian="italic" style:font-style-complex="italic" fo:color="#E7E6E6" style:language-asian="it" style:country-asian="IT"/>
    </style:style>
    <style:style style:name="TableCell4794" style:family="table-cell">
      <style:table-cell-properties fo:border="none" style:writing-mode="lr-tb" style:vertical-align="bottom" fo:padding-top="0in" fo:padding-left="0.0486in" fo:padding-bottom="0in" fo:padding-right="0.0486in"/>
    </style:style>
    <style:style style:name="P4795"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4796" style:family="table-cell">
      <style:table-cell-properties fo:border="none" style:writing-mode="lr-tb" style:vertical-align="bottom" fo:padding-top="0in" fo:padding-left="0.0486in" fo:padding-bottom="0in" fo:padding-right="0.0486in"/>
    </style:style>
    <style:style style:name="P4797"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Cell4798" style:family="table-cell">
      <style:table-cell-properties fo:border="none" style:writing-mode="lr-tb" fo:padding-top="0in" fo:padding-left="0.0069in" fo:padding-bottom="0in" fo:padding-right="0.0069in"/>
    </style:style>
    <style:style style:name="P4799"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4800" style:family="table-row">
      <style:table-row-properties style:row-height="0.0159in" style:use-optimal-row-height="false"/>
    </style:style>
    <style:style style:name="TableCell4801" style:family="table-cell">
      <style:table-cell-properties fo:border="none" style:writing-mode="lr-tb" style:vertical-align="bottom" fo:padding-top="0in" fo:padding-left="0.0486in" fo:padding-bottom="0in" fo:padding-right="0.0486in"/>
    </style:style>
    <style:style style:name="P4802"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4803" style:family="table-cell">
      <style:table-cell-properties fo:border="none" style:writing-mode="lr-tb" style:vertical-align="bottom" fo:padding-top="0in" fo:padding-left="0.0486in" fo:padding-bottom="0in" fo:padding-right="0.0486in"/>
    </style:style>
    <style:style style:name="P48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05" style:family="table-cell">
      <style:table-cell-properties fo:border="none" style:writing-mode="lr-tb" style:vertical-align="bottom" fo:padding-top="0in" fo:padding-left="0.0486in" fo:padding-bottom="0in" fo:padding-right="0.0486in"/>
    </style:style>
    <style:style style:name="P48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07" style:family="table-cell">
      <style:table-cell-properties fo:border="none" style:writing-mode="lr-tb" fo:padding-top="0in" fo:padding-left="0.0069in" fo:padding-bottom="0in" fo:padding-right="0.0069in"/>
    </style:style>
    <style:style style:name="P480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09" style:family="table-row">
      <style:table-row-properties style:row-height="0.0159in" style:use-optimal-row-height="false"/>
    </style:style>
    <style:style style:name="TableCell4810" style:family="table-cell">
      <style:table-cell-properties fo:border="none" style:writing-mode="lr-tb" style:vertical-align="bottom" fo:padding-top="0in" fo:padding-left="0.0486in" fo:padding-bottom="0in" fo:padding-right="0.0486in"/>
    </style:style>
    <style:style style:name="P48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12" style:family="table-cell">
      <style:table-cell-properties fo:border="none" style:writing-mode="lr-tb" style:vertical-align="bottom" fo:padding-top="0in" fo:padding-left="0.0486in" fo:padding-bottom="0in" fo:padding-right="0.0486in"/>
    </style:style>
    <style:style style:name="P48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14" style:family="table-cell">
      <style:table-cell-properties fo:border="none" style:writing-mode="lr-tb" style:vertical-align="bottom" fo:padding-top="0in" fo:padding-left="0.0486in" fo:padding-bottom="0in" fo:padding-right="0.0486in"/>
    </style:style>
    <style:style style:name="P48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16" style:family="table-cell">
      <style:table-cell-properties fo:border="none" style:writing-mode="lr-tb" fo:padding-top="0in" fo:padding-left="0.0069in" fo:padding-bottom="0in" fo:padding-right="0.0069in"/>
    </style:style>
    <style:style style:name="P481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18" style:family="table-row">
      <style:table-row-properties style:row-height="0.0159in" style:use-optimal-row-height="false"/>
    </style:style>
    <style:style style:name="TableCell4819" style:family="table-cell">
      <style:table-cell-properties fo:border="none" style:writing-mode="lr-tb" style:vertical-align="bottom" fo:padding-top="0in" fo:padding-left="0.0486in" fo:padding-bottom="0in" fo:padding-right="0.0486in"/>
    </style:style>
    <style:style style:name="P48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21" style:family="table-cell">
      <style:table-cell-properties fo:border="none" style:writing-mode="lr-tb" style:vertical-align="bottom" fo:padding-top="0in" fo:padding-left="0.0486in" fo:padding-bottom="0in" fo:padding-right="0.0486in"/>
    </style:style>
    <style:style style:name="P482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23" style:family="table-cell">
      <style:table-cell-properties fo:border="none" style:writing-mode="lr-tb" style:vertical-align="bottom" fo:padding-top="0in" fo:padding-left="0.0486in" fo:padding-bottom="0in" fo:padding-right="0.0486in"/>
    </style:style>
    <style:style style:name="P482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25" style:family="table-cell">
      <style:table-cell-properties fo:border="none" style:writing-mode="lr-tb" fo:padding-top="0in" fo:padding-left="0.0069in" fo:padding-bottom="0in" fo:padding-right="0.0069in"/>
    </style:style>
    <style:style style:name="P482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27" style:family="table-row">
      <style:table-row-properties style:row-height="0.0159in" style:use-optimal-row-height="false"/>
    </style:style>
    <style:style style:name="TableCell4828" style:family="table-cell">
      <style:table-cell-properties fo:border="none" style:writing-mode="lr-tb" style:vertical-align="bottom" fo:padding-top="0in" fo:padding-left="0.0486in" fo:padding-bottom="0in" fo:padding-right="0.0486in"/>
    </style:style>
    <style:style style:name="P482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30" style:family="table-cell">
      <style:table-cell-properties fo:border="none" style:writing-mode="lr-tb" style:vertical-align="bottom" fo:padding-top="0in" fo:padding-left="0.0486in" fo:padding-bottom="0in" fo:padding-right="0.0486in"/>
    </style:style>
    <style:style style:name="P483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32" style:family="table-cell">
      <style:table-cell-properties fo:border="none" style:writing-mode="lr-tb" style:vertical-align="bottom" fo:padding-top="0in" fo:padding-left="0.0486in" fo:padding-bottom="0in" fo:padding-right="0.0486in"/>
    </style:style>
    <style:style style:name="P48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34" style:family="table-cell">
      <style:table-cell-properties fo:border="none" style:writing-mode="lr-tb" fo:padding-top="0in" fo:padding-left="0.0069in" fo:padding-bottom="0in" fo:padding-right="0.0069in"/>
    </style:style>
    <style:style style:name="P48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36" style:family="table-row">
      <style:table-row-properties style:row-height="0.0159in" style:use-optimal-row-height="false"/>
    </style:style>
    <style:style style:name="TableCell4837" style:family="table-cell">
      <style:table-cell-properties fo:border="none" style:writing-mode="lr-tb" style:vertical-align="bottom" fo:padding-top="0in" fo:padding-left="0.0486in" fo:padding-bottom="0in" fo:padding-right="0.0486in"/>
    </style:style>
    <style:style style:name="P483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39" style:family="table-cell">
      <style:table-cell-properties fo:border="none" style:writing-mode="lr-tb" style:vertical-align="bottom" fo:padding-top="0in" fo:padding-left="0.0486in" fo:padding-bottom="0in" fo:padding-right="0.0486in"/>
    </style:style>
    <style:style style:name="P484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41" style:family="table-cell">
      <style:table-cell-properties fo:border="none" style:writing-mode="lr-tb" style:vertical-align="bottom" fo:padding-top="0in" fo:padding-left="0.0486in" fo:padding-bottom="0in" fo:padding-right="0.0486in"/>
    </style:style>
    <style:style style:name="P484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43" style:family="table-cell">
      <style:table-cell-properties fo:border="none" style:writing-mode="lr-tb" fo:padding-top="0in" fo:padding-left="0.0069in" fo:padding-bottom="0in" fo:padding-right="0.0069in"/>
    </style:style>
    <style:style style:name="P484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45" style:family="table-row">
      <style:table-row-properties style:row-height="0.0159in" style:use-optimal-row-height="false"/>
    </style:style>
    <style:style style:name="TableCell4846" style:family="table-cell">
      <style:table-cell-properties fo:border="none" style:writing-mode="lr-tb" style:vertical-align="bottom" fo:padding-top="0in" fo:padding-left="0.0486in" fo:padding-bottom="0in" fo:padding-right="0.0486in"/>
    </style:style>
    <style:style style:name="P484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48" style:family="table-cell">
      <style:table-cell-properties fo:border="none" style:writing-mode="lr-tb" style:vertical-align="bottom" fo:padding-top="0in" fo:padding-left="0.0486in" fo:padding-bottom="0in" fo:padding-right="0.0486in"/>
    </style:style>
    <style:style style:name="P484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50" style:family="table-cell">
      <style:table-cell-properties fo:border="none" style:writing-mode="lr-tb" style:vertical-align="bottom" fo:padding-top="0in" fo:padding-left="0.0486in" fo:padding-bottom="0in" fo:padding-right="0.0486in"/>
    </style:style>
    <style:style style:name="P485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52" style:family="table-cell">
      <style:table-cell-properties fo:border="none" style:writing-mode="lr-tb" fo:padding-top="0in" fo:padding-left="0.0069in" fo:padding-bottom="0in" fo:padding-right="0.0069in"/>
    </style:style>
    <style:style style:name="P485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54" style:family="table-row">
      <style:table-row-properties style:row-height="0.0159in" style:use-optimal-row-height="false"/>
    </style:style>
    <style:style style:name="TableCell4855" style:family="table-cell">
      <style:table-cell-properties fo:border="none" style:writing-mode="lr-tb" style:vertical-align="bottom" fo:padding-top="0in" fo:padding-left="0.0486in" fo:padding-bottom="0in" fo:padding-right="0.0486in"/>
    </style:style>
    <style:style style:name="P485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57" style:family="table-cell">
      <style:table-cell-properties fo:border="none" style:writing-mode="lr-tb" style:vertical-align="bottom" fo:padding-top="0in" fo:padding-left="0.0486in" fo:padding-bottom="0in" fo:padding-right="0.0486in"/>
    </style:style>
    <style:style style:name="P485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59" style:family="table-cell">
      <style:table-cell-properties fo:border="none" style:writing-mode="lr-tb" style:vertical-align="bottom" fo:padding-top="0in" fo:padding-left="0.0486in" fo:padding-bottom="0in" fo:padding-right="0.0486in"/>
    </style:style>
    <style:style style:name="P486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61" style:family="table-cell">
      <style:table-cell-properties fo:border="none" style:writing-mode="lr-tb" fo:padding-top="0in" fo:padding-left="0.0069in" fo:padding-bottom="0in" fo:padding-right="0.0069in"/>
    </style:style>
    <style:style style:name="P486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63" style:family="table-row">
      <style:table-row-properties style:row-height="0.0159in" style:use-optimal-row-height="false"/>
    </style:style>
    <style:style style:name="TableCell4864" style:family="table-cell">
      <style:table-cell-properties fo:border="none" style:writing-mode="lr-tb" style:vertical-align="bottom" fo:padding-top="0in" fo:padding-left="0.0486in" fo:padding-bottom="0in" fo:padding-right="0.0486in"/>
    </style:style>
    <style:style style:name="P486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66" style:family="table-cell">
      <style:table-cell-properties fo:border="none" style:writing-mode="lr-tb" style:vertical-align="bottom" fo:padding-top="0in" fo:padding-left="0.0486in" fo:padding-bottom="0in" fo:padding-right="0.0486in"/>
    </style:style>
    <style:style style:name="P486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68" style:family="table-cell">
      <style:table-cell-properties fo:border="none" style:writing-mode="lr-tb" style:vertical-align="bottom" fo:padding-top="0in" fo:padding-left="0.0486in" fo:padding-bottom="0in" fo:padding-right="0.0486in"/>
    </style:style>
    <style:style style:name="P486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70" style:family="table-cell">
      <style:table-cell-properties fo:border="none" style:writing-mode="lr-tb" fo:padding-top="0in" fo:padding-left="0.0069in" fo:padding-bottom="0in" fo:padding-right="0.0069in"/>
    </style:style>
    <style:style style:name="P487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72" style:family="table-row">
      <style:table-row-properties style:min-row-height="0.2083in" style:use-optimal-row-height="false"/>
    </style:style>
    <style:style style:name="TableCell4873" style:family="table-cell">
      <style:table-cell-properties fo:border="none" style:writing-mode="lr-tb" style:vertical-align="bottom" fo:padding-top="0in" fo:padding-left="0.0486in" fo:padding-bottom="0in" fo:padding-right="0.0486in"/>
    </style:style>
    <style:style style:name="P4874" style:parent-style-name="Standard" style:family="paragraph">
      <style:paragraph-properties fo:text-align="justify" fo:margin-bottom="0in"/>
      <style:text-properties style:font-name-asian="Times New Roman" style:font-name-complex="Calibri" fo:font-weight="bold" style:font-weight-asian="bold" style:font-weight-complex="bold" fo:color="#000000" style:language-asian="it" style:country-asian="IT"/>
    </style:style>
    <style:style style:name="TableCell4875" style:family="table-cell">
      <style:table-cell-properties fo:border="none" style:writing-mode="lr-tb" style:vertical-align="bottom" fo:padding-top="0in" fo:padding-left="0.0486in" fo:padding-bottom="0in" fo:padding-right="0.0486in"/>
    </style:style>
    <style:style style:name="P4876" style:parent-style-name="Standard" style:family="paragraph">
      <style:paragraph-properties fo:text-align="justify"/>
      <style:text-properties style:font-name-asian="Times New Roman" style:font-name-complex="Calibri" fo:font-weight="bold" style:font-weight-asian="bold" style:font-weight-complex="bold" fo:color="#000000" style:language-asian="it" style:country-asian="IT"/>
    </style:style>
    <style:style style:name="TableCell4877" style:family="table-cell">
      <style:table-cell-properties fo:border="none" style:writing-mode="lr-tb" style:vertical-align="bottom" fo:padding-top="0in" fo:padding-left="0.0486in" fo:padding-bottom="0in" fo:padding-right="0.0486in"/>
    </style:style>
    <style:style style:name="P487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79" style:family="table-cell">
      <style:table-cell-properties fo:border="none" style:writing-mode="lr-tb" fo:padding-top="0in" fo:padding-left="0.0069in" fo:padding-bottom="0in" fo:padding-right="0.0069in"/>
    </style:style>
    <style:style style:name="P488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881" style:family="table-row">
      <style:table-row-properties style:min-row-height="0.2083in" style:use-optimal-row-height="false"/>
    </style:style>
    <style:style style:name="TableCell4882" style:family="table-cell">
      <style:table-cell-properties fo:border="none" style:writing-mode="lr-tb" style:vertical-align="bottom" fo:padding-top="0in" fo:padding-left="0.0486in" fo:padding-bottom="0in" fo:padding-right="0.0486in"/>
    </style:style>
    <style:style style:name="P4883"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884"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P4885"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886"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887" style:parent-style-name="Standard" style:family="paragraph">
      <style:paragraph-properties fo:text-align="justify" fo:margin-bottom="0in"/>
      <style:text-properties style:font-name-asian="Times New Roman" style:font-name-complex="Calibri" style:font-weight-complex="bold" fo:color="#E7E6E6" style:language-asian="it" style:country-asian="IT"/>
    </style:style>
    <style:style style:name="P4888" style:parent-style-name="Default" style:family="paragraph">
      <style:paragraph-properties fo:text-align="justify"/>
    </style:style>
    <style:style style:name="T4889" style:parent-style-name="Car.predefinitoparagrafo" style:family="text">
      <style:text-properties fo:font-style="italic" style:font-style-asian="italic" style:font-style-complex="italic" fo:color="#E7E6E6" fo:font-size="11pt" style:font-size-asian="11pt" style:font-size-complex="11pt"/>
    </style:style>
    <style:style style:name="P489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91" style:family="table-cell">
      <style:table-cell-properties fo:border="none" style:writing-mode="lr-tb" style:vertical-align="bottom" fo:padding-top="0in" fo:padding-left="0.0486in" fo:padding-bottom="0in" fo:padding-right="0.0486in"/>
    </style:style>
    <style:style style:name="P4892"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893" style:family="table-cell">
      <style:table-cell-properties fo:border="none" style:writing-mode="lr-tb" style:vertical-align="bottom" fo:padding-top="0in" fo:padding-left="0.0486in" fo:padding-bottom="0in" fo:padding-right="0.0486in"/>
    </style:style>
    <style:style style:name="P4894"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Cell4895" style:family="table-cell">
      <style:table-cell-properties fo:border="none" style:writing-mode="lr-tb" fo:padding-top="0in" fo:padding-left="0.0069in" fo:padding-bottom="0in" fo:padding-right="0.0069in"/>
    </style:style>
    <style:style style:name="P4896"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4897" style:family="table-row">
      <style:table-row-properties style:row-height="0.0159in" style:use-optimal-row-height="false"/>
    </style:style>
    <style:style style:name="TableCell4898" style:family="table-cell">
      <style:table-cell-properties fo:border="none" style:writing-mode="lr-tb" style:vertical-align="bottom" fo:padding-top="0in" fo:padding-left="0.0486in" fo:padding-bottom="0in" fo:padding-right="0.0486in"/>
    </style:style>
    <style:style style:name="P4899" style:parent-style-name="Standard" style:family="paragraph">
      <style:paragraph-properties fo:text-align="justify"/>
      <style:text-properties style:font-name-asian="Times New Roman" style:font-name-complex="Calibri" fo:font-style="italic" style:font-style-asian="italic" style:font-style-complex="italic" fo:color="#000000" style:language-asian="it" style:country-asian="IT"/>
    </style:style>
    <style:style style:name="TableCell4900" style:family="table-cell">
      <style:table-cell-properties fo:border="none" style:writing-mode="lr-tb" style:vertical-align="bottom" fo:padding-top="0in" fo:padding-left="0.0486in" fo:padding-bottom="0in" fo:padding-right="0.0486in"/>
    </style:style>
    <style:style style:name="P490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902" style:family="table-cell">
      <style:table-cell-properties fo:border="none" style:writing-mode="lr-tb" style:vertical-align="bottom" fo:padding-top="0in" fo:padding-left="0.0486in" fo:padding-bottom="0in" fo:padding-right="0.0486in"/>
    </style:style>
    <style:style style:name="P490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904" style:family="table-cell">
      <style:table-cell-properties fo:border="none" style:writing-mode="lr-tb" fo:padding-top="0in" fo:padding-left="0.0069in" fo:padding-bottom="0in" fo:padding-right="0.0069in"/>
    </style:style>
    <style:style style:name="P490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906" style:family="table-row">
      <style:table-row-properties style:min-row-height="0.2083in" style:use-optimal-row-height="false"/>
    </style:style>
    <style:style style:name="TableCell4907" style:family="table-cell">
      <style:table-cell-properties fo:border="none" style:writing-mode="lr-tb" style:vertical-align="bottom" fo:padding-top="0in" fo:padding-left="0.0486in" fo:padding-bottom="0in" fo:padding-right="0.0486in"/>
    </style:style>
    <style:style style:name="P4908" style:parent-style-name="Standard" style:family="paragraph">
      <style:paragraph-properties fo:text-align="justify" fo:margin-bottom="0in"/>
      <style:text-properties style:font-name-asian="Times New Roman" style:font-name-complex="Calibri" fo:color="#000000" style:language-asian="it" style:country-asian="IT"/>
    </style:style>
    <style:style style:name="P4909" style:parent-style-name="Standard" style:family="paragraph">
      <style:paragraph-properties fo:text-align="justify" fo:margin-bottom="0in"/>
      <style:text-properties style:font-name-asian="Times New Roman" style:font-name-complex="Calibri" fo:color="#000000" style:language-asian="it" style:country-asian="IT"/>
    </style:style>
    <style:style style:name="TableCell4910" style:family="table-cell">
      <style:table-cell-properties fo:border="none" style:writing-mode="lr-tb" style:vertical-align="bottom" fo:padding-top="0in" fo:padding-left="0.0486in" fo:padding-bottom="0in" fo:padding-right="0.0486in"/>
    </style:style>
    <style:style style:name="P4911" style:parent-style-name="Standard" style:family="paragraph">
      <style:paragraph-properties fo:text-align="justify"/>
      <style:text-properties style:font-name-asian="Times New Roman" style:font-name-complex="Calibri" fo:color="#000000" style:language-asian="it" style:country-asian="IT"/>
    </style:style>
    <style:style style:name="TableCell4912" style:family="table-cell">
      <style:table-cell-properties fo:border="none" style:writing-mode="lr-tb" style:vertical-align="bottom" fo:padding-top="0in" fo:padding-left="0.0486in" fo:padding-bottom="0in" fo:padding-right="0.0486in"/>
    </style:style>
    <style:style style:name="P49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914" style:family="table-cell">
      <style:table-cell-properties fo:border="none" style:writing-mode="lr-tb" fo:padding-top="0in" fo:padding-left="0.0069in" fo:padding-bottom="0in" fo:padding-right="0.0069in"/>
    </style:style>
    <style:style style:name="P491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P4916" style:parent-style-name="Normale" style:family="paragraph">
      <style:paragraph-properties fo:break-before="page" fo:text-align="justify"/>
    </style:style>
    <style:style style:name="TableColumn4918" style:family="table-column">
      <style:table-column-properties style:column-width="2.2333in" style:use-optimal-column-width="false"/>
    </style:style>
    <style:style style:name="TableColumn4919" style:family="table-column">
      <style:table-column-properties style:column-width="0.5229in" style:use-optimal-column-width="false"/>
    </style:style>
    <style:style style:name="TableColumn4920" style:family="table-column">
      <style:table-column-properties style:column-width="1.0493in" style:use-optimal-column-width="false"/>
    </style:style>
    <style:style style:name="TableColumn4921" style:family="table-column">
      <style:table-column-properties style:column-width="1.9027in" style:use-optimal-column-width="false"/>
    </style:style>
    <style:style style:name="Table4917" style:family="table">
      <style:table-properties style:width="5.7083in" fo:margin-left="0in" table:align="left"/>
    </style:style>
    <style:style style:name="TableRow4922" style:family="table-row">
      <style:table-row-properties style:min-row-height="0.2083in" style:use-optimal-row-height="false"/>
    </style:style>
    <style:style style:name="TableCell4923" style:family="table-cell">
      <style:table-cell-properties fo:border="none" style:writing-mode="lr-tb" style:vertical-align="bottom" fo:padding-top="0in" fo:padding-left="0.0486in" fo:padding-bottom="0in" fo:padding-right="0.0486in"/>
    </style:style>
    <style:style style:name="P4924" style:parent-style-name="Titolo1" style:family="paragraph">
      <style:paragraph-properties fo:text-align="justify"/>
    </style:style>
    <style:style style:name="T4925" style:parent-style-name="Car.predefinitoparagrafo" style:family="text">
      <style:text-properties style:font-name-asian="Times New Roman" style:language-asian="it" style:country-asian="IT"/>
    </style:style>
    <style:style style:name="T4926" style:parent-style-name="Car.predefinitoparagrafo" style:family="text">
      <style:text-properties style:font-name-asian="Times New Roman" fo:color="#FF0000" style:language-asian="it" style:country-asian="IT"/>
    </style:style>
    <style:style style:name="TableCell4927" style:family="table-cell">
      <style:table-cell-properties fo:border="none" style:writing-mode="lr-tb" style:vertical-align="bottom" fo:padding-top="0in" fo:padding-left="0.0486in" fo:padding-bottom="0in" fo:padding-right="0.0486in"/>
    </style:style>
    <style:style style:name="P4928" style:parent-style-name="Standard" style:family="paragraph">
      <style:paragraph-properties fo:text-align="justify"/>
      <style:text-properties style:font-name-asian="Times New Roman" style:font-name-complex="Calibri" fo:font-weight="bold" style:font-weight-asian="bold" fo:color="#000000" style:language-asian="it" style:country-asian="IT"/>
    </style:style>
    <style:style style:name="TableCell4929" style:family="table-cell">
      <style:table-cell-properties fo:border="none" style:writing-mode="lr-tb" style:vertical-align="bottom" fo:padding-top="0in" fo:padding-left="0.0486in" fo:padding-bottom="0in" fo:padding-right="0.0486in"/>
    </style:style>
    <style:style style:name="P493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931" style:family="table-row">
      <style:table-row-properties style:row-height="0.0159in" style:use-optimal-row-height="false"/>
    </style:style>
    <style:style style:name="TableCell4932" style:family="table-cell">
      <style:table-cell-properties fo:border="none" style:writing-mode="lr-tb" style:vertical-align="bottom" fo:padding-top="0in" fo:padding-left="0.0486in" fo:padding-bottom="0in" fo:padding-right="0.0486in"/>
    </style:style>
    <style:style style:name="P493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934" style:family="table-cell">
      <style:table-cell-properties fo:border="none" style:writing-mode="lr-tb" style:vertical-align="bottom" fo:padding-top="0in" fo:padding-left="0.0486in" fo:padding-bottom="0in" fo:padding-right="0.0486in"/>
    </style:style>
    <style:style style:name="P4935"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4936" style:family="table-cell">
      <style:table-cell-properties fo:border="none" style:writing-mode="lr-tb" style:vertical-align="bottom" fo:padding-top="0in" fo:padding-left="0.0486in" fo:padding-bottom="0in" fo:padding-right="0.0486in"/>
    </style:style>
    <style:style style:name="P4937"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4938" style:family="table-row">
      <style:table-row-properties style:min-row-height="0.2083in" style:use-optimal-row-height="false"/>
    </style:style>
    <style:style style:name="TableCell4939" style:family="table-cell">
      <style:table-cell-properties fo:border="none" style:writing-mode="lr-tb" style:vertical-align="bottom" fo:padding-top="0in" fo:padding-left="0.0486in" fo:padding-bottom="0in" fo:padding-right="0.0486in"/>
    </style:style>
    <style:style style:name="P4940"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4941" style:family="table-cell">
      <style:table-cell-properties fo:border="none" style:writing-mode="lr-tb" style:vertical-align="bottom" fo:padding-top="0in" fo:padding-left="0.0486in" fo:padding-bottom="0in" fo:padding-right="0.0486in"/>
    </style:style>
    <style:style style:name="P4942" style:parent-style-name="Standard" style:family="paragraph">
      <style:paragraph-properties fo:text-align="justify"/>
      <style:text-properties style:font-name-asian="Times New Roman" style:font-name-complex="Calibri" style:use-window-font-color="true" style:language-asian="it" style:country-asian="IT"/>
    </style:style>
    <style:style style:name="TableCell4943" style:family="table-cell">
      <style:table-cell-properties fo:border="none" style:writing-mode="lr-tb" style:vertical-align="bottom" fo:padding-top="0in" fo:padding-left="0.0486in" fo:padding-bottom="0in" fo:padding-right="0.0486in"/>
    </style:style>
    <style:style style:name="P4944"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45" style:family="table-row">
      <style:table-row-properties style:row-height="0.0159in" style:use-optimal-row-height="false"/>
    </style:style>
    <style:style style:name="TableCell4946" style:family="table-cell">
      <style:table-cell-properties fo:border="none" style:writing-mode="lr-tb" style:vertical-align="bottom" fo:padding-top="0in" fo:padding-left="0.0486in" fo:padding-bottom="0in" fo:padding-right="0.0486in"/>
    </style:style>
    <style:style style:name="P4947"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48" style:family="table-cell">
      <style:table-cell-properties fo:border="none" style:writing-mode="lr-tb" style:vertical-align="bottom" fo:padding-top="0in" fo:padding-left="0.0486in" fo:padding-bottom="0in" fo:padding-right="0.0486in"/>
    </style:style>
    <style:style style:name="P4949"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50" style:family="table-cell">
      <style:table-cell-properties fo:border="none" style:writing-mode="lr-tb" style:vertical-align="bottom" fo:padding-top="0in" fo:padding-left="0.0486in" fo:padding-bottom="0in" fo:padding-right="0.0486in"/>
    </style:style>
    <style:style style:name="P4951"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52" style:family="table-row">
      <style:table-row-properties style:row-height="0.0159in" style:use-optimal-row-height="false"/>
    </style:style>
    <style:style style:name="TableCell4953" style:family="table-cell">
      <style:table-cell-properties fo:border="none" style:writing-mode="lr-tb" style:vertical-align="bottom" fo:padding-top="0in" fo:padding-left="0.0486in" fo:padding-bottom="0in" fo:padding-right="0.0486in"/>
    </style:style>
    <style:style style:name="P4954"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55" style:family="table-cell">
      <style:table-cell-properties fo:border="none" style:writing-mode="lr-tb" style:vertical-align="bottom" fo:padding-top="0in" fo:padding-left="0.0486in" fo:padding-bottom="0in" fo:padding-right="0.0486in"/>
    </style:style>
    <style:style style:name="P4956"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57" style:family="table-cell">
      <style:table-cell-properties fo:border="none" style:writing-mode="lr-tb" style:vertical-align="bottom" fo:padding-top="0in" fo:padding-left="0.0486in" fo:padding-bottom="0in" fo:padding-right="0.0486in"/>
    </style:style>
    <style:style style:name="P4958"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59" style:family="table-row">
      <style:table-row-properties style:min-row-height="0.2083in" style:use-optimal-row-height="false"/>
    </style:style>
    <style:style style:name="TableCell4960" style:family="table-cell">
      <style:table-cell-properties fo:border="none" style:writing-mode="lr-tb" style:vertical-align="bottom" fo:padding-top="0in" fo:padding-left="0.0486in" fo:padding-bottom="0in" fo:padding-right="0.0486in"/>
    </style:style>
    <style:style style:name="P4961"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4962" style:family="table-cell">
      <style:table-cell-properties fo:border="none" style:writing-mode="lr-tb" style:vertical-align="bottom" fo:padding-top="0in" fo:padding-left="0.0486in" fo:padding-bottom="0in" fo:padding-right="0.0486in"/>
    </style:style>
    <style:style style:name="P4963" style:parent-style-name="Standard" style:family="paragraph">
      <style:paragraph-properties fo:text-align="justify"/>
      <style:text-properties style:font-name-asian="Times New Roman" style:font-name-complex="Calibri" fo:color="#E7E6E6" style:language-asian="it" style:country-asian="IT"/>
    </style:style>
    <style:style style:name="TableCell4964" style:family="table-cell">
      <style:table-cell-properties fo:border="none" style:writing-mode="lr-tb" style:vertical-align="bottom" fo:padding-top="0in" fo:padding-left="0.0486in" fo:padding-bottom="0in" fo:padding-right="0.0486in"/>
    </style:style>
    <style:style style:name="P4965"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66" style:family="table-row">
      <style:table-row-properties style:row-height="0.0159in" style:use-optimal-row-height="false"/>
    </style:style>
    <style:style style:name="TableCell4967" style:family="table-cell">
      <style:table-cell-properties fo:border="none" style:writing-mode="lr-tb" style:vertical-align="bottom" fo:padding-top="0in" fo:padding-left="0.0486in" fo:padding-bottom="0in" fo:padding-right="0.0486in"/>
    </style:style>
    <style:style style:name="P4968"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69" style:family="table-cell">
      <style:table-cell-properties fo:border="none" style:writing-mode="lr-tb" style:vertical-align="bottom" fo:padding-top="0in" fo:padding-left="0.0486in" fo:padding-bottom="0in" fo:padding-right="0.0486in"/>
    </style:style>
    <style:style style:name="P4970"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71" style:family="table-cell">
      <style:table-cell-properties fo:border="none" style:writing-mode="lr-tb" style:vertical-align="bottom" fo:padding-top="0in" fo:padding-left="0.0486in" fo:padding-bottom="0in" fo:padding-right="0.0486in"/>
    </style:style>
    <style:style style:name="P4972"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73" style:family="table-row">
      <style:table-row-properties style:row-height="0.0159in" style:use-optimal-row-height="false"/>
    </style:style>
    <style:style style:name="TableCell4974" style:family="table-cell">
      <style:table-cell-properties fo:border="none" style:writing-mode="lr-tb" style:vertical-align="bottom" fo:padding-top="0in" fo:padding-left="0.0486in" fo:padding-bottom="0in" fo:padding-right="0.0486in"/>
    </style:style>
    <style:style style:name="P4975"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76" style:family="table-cell">
      <style:table-cell-properties fo:border="none" style:writing-mode="lr-tb" style:vertical-align="bottom" fo:padding-top="0in" fo:padding-left="0.0486in" fo:padding-bottom="0in" fo:padding-right="0.0486in"/>
    </style:style>
    <style:style style:name="P4977"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78" style:family="table-cell">
      <style:table-cell-properties fo:border="none" style:writing-mode="lr-tb" style:vertical-align="bottom" fo:padding-top="0in" fo:padding-left="0.0486in" fo:padding-bottom="0in" fo:padding-right="0.0486in"/>
    </style:style>
    <style:style style:name="P4979"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80" style:family="table-row">
      <style:table-row-properties style:min-row-height="0.2083in" style:use-optimal-row-height="false"/>
    </style:style>
    <style:style style:name="TableCell4981" style:family="table-cell">
      <style:table-cell-properties fo:border="none" style:writing-mode="lr-tb" style:vertical-align="bottom" fo:padding-top="0in" fo:padding-left="0.0486in" fo:padding-bottom="0in" fo:padding-right="0.0486in"/>
    </style:style>
    <style:style style:name="P4982"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4983" style:family="table-cell">
      <style:table-cell-properties fo:border="none" style:writing-mode="lr-tb" style:vertical-align="bottom" fo:padding-top="0in" fo:padding-left="0.0486in" fo:padding-bottom="0in" fo:padding-right="0.0486in"/>
    </style:style>
    <style:style style:name="P4984" style:parent-style-name="Standard" style:family="paragraph">
      <style:paragraph-properties fo:text-align="justify"/>
      <style:text-properties style:font-name-asian="Times New Roman" style:font-name-complex="Calibri" fo:color="#E7E6E6" style:language-asian="it" style:country-asian="IT"/>
    </style:style>
    <style:style style:name="TableCell4985" style:family="table-cell">
      <style:table-cell-properties fo:border="none" style:writing-mode="lr-tb" fo:padding-top="0in" fo:padding-left="0.0069in" fo:padding-bottom="0in" fo:padding-right="0.0069in"/>
    </style:style>
    <style:style style:name="P4986" style:parent-style-name="Standard" style:family="paragraph">
      <style:paragraph-properties fo:text-align="justify"/>
      <style:text-properties style:font-name-asian="Times New Roman" style:font-name-complex="Calibri" style:use-window-font-color="true" style:language-asian="it" style:country-asian="IT"/>
    </style:style>
    <style:style style:name="TableRow4987" style:family="table-row">
      <style:table-row-properties style:row-height="0.0159in" style:use-optimal-row-height="false"/>
    </style:style>
    <style:style style:name="TableCell4988" style:family="table-cell">
      <style:table-cell-properties fo:border="none" style:writing-mode="lr-tb" style:vertical-align="bottom" fo:padding-top="0in" fo:padding-left="0.0486in" fo:padding-bottom="0in" fo:padding-right="0.0486in"/>
    </style:style>
    <style:style style:name="P4989" style:parent-style-name="Standard" style:family="paragraph">
      <style:paragraph-properties fo:text-align="justify"/>
      <style:text-properties style:font-name-asian="Times New Roman" style:font-name-complex="Calibri" fo:color="#E7E6E6" style:language-asian="it" style:country-asian="IT"/>
    </style:style>
    <style:style style:name="TableCell4990" style:family="table-cell">
      <style:table-cell-properties fo:border="none" style:writing-mode="lr-tb" style:vertical-align="bottom" fo:padding-top="0in" fo:padding-left="0.0486in" fo:padding-bottom="0in" fo:padding-right="0.0486in"/>
    </style:style>
    <style:style style:name="P4991"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92" style:family="table-cell">
      <style:table-cell-properties fo:border="none" style:writing-mode="lr-tb" fo:padding-top="0in" fo:padding-left="0.0069in" fo:padding-bottom="0in" fo:padding-right="0.0069in"/>
    </style:style>
    <style:style style:name="P4993"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4994" style:family="table-row">
      <style:table-row-properties style:row-height="0.0159in" style:use-optimal-row-height="false"/>
    </style:style>
    <style:style style:name="TableCell4995" style:family="table-cell">
      <style:table-cell-properties fo:border="none" style:writing-mode="lr-tb" style:vertical-align="bottom" fo:padding-top="0in" fo:padding-left="0.0486in" fo:padding-bottom="0in" fo:padding-right="0.0486in"/>
    </style:style>
    <style:style style:name="P4996"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97" style:family="table-cell">
      <style:table-cell-properties fo:border="none" style:writing-mode="lr-tb" style:vertical-align="bottom" fo:padding-top="0in" fo:padding-left="0.0486in" fo:padding-bottom="0in" fo:padding-right="0.0486in"/>
    </style:style>
    <style:style style:name="P4998"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4999" style:family="table-cell">
      <style:table-cell-properties fo:border="none" style:writing-mode="lr-tb" fo:padding-top="0in" fo:padding-left="0.0069in" fo:padding-bottom="0in" fo:padding-right="0.0069in"/>
    </style:style>
    <style:style style:name="P5000"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5001" style:family="table-row">
      <style:table-row-properties style:row-height="0.0159in" style:use-optimal-row-height="false"/>
    </style:style>
    <style:style style:name="TableCell5002" style:family="table-cell">
      <style:table-cell-properties fo:border="none" style:writing-mode="lr-tb" style:vertical-align="bottom" fo:padding-top="0in" fo:padding-left="0.0486in" fo:padding-bottom="0in" fo:padding-right="0.0486in"/>
    </style:style>
    <style:style style:name="P5003"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04" style:family="table-cell">
      <style:table-cell-properties fo:border="none" style:writing-mode="lr-tb" style:vertical-align="bottom" fo:padding-top="0in" fo:padding-left="0.0486in" fo:padding-bottom="0in" fo:padding-right="0.0486in"/>
    </style:style>
    <style:style style:name="P5005"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06" style:family="table-cell">
      <style:table-cell-properties fo:border="none" style:writing-mode="lr-tb" fo:padding-top="0in" fo:padding-left="0.0069in" fo:padding-bottom="0in" fo:padding-right="0.0069in"/>
    </style:style>
    <style:style style:name="P5007"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5008" style:family="table-row">
      <style:table-row-properties style:min-row-height="0.2083in" style:use-optimal-row-height="false"/>
    </style:style>
    <style:style style:name="TableCell5009" style:family="table-cell">
      <style:table-cell-properties fo:border="none" style:writing-mode="lr-tb" style:vertical-align="bottom" fo:padding-top="0in" fo:padding-left="0.0486in" fo:padding-bottom="0in" fo:padding-right="0.0486in"/>
    </style:style>
    <style:style style:name="P5010"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5011" style:family="table-cell">
      <style:table-cell-properties fo:border="none" style:writing-mode="lr-tb" style:vertical-align="bottom" fo:padding-top="0in" fo:padding-left="0.0486in" fo:padding-bottom="0in" fo:padding-right="0.0486in"/>
    </style:style>
    <style:style style:name="P5012" style:parent-style-name="Standard" style:family="paragraph">
      <style:paragraph-properties fo:text-align="justify"/>
      <style:text-properties style:font-name-asian="Times New Roman" style:font-name-complex="Calibri" fo:color="#E7E6E6" style:language-asian="it" style:country-asian="IT"/>
    </style:style>
    <style:style style:name="TableCell5013" style:family="table-cell">
      <style:table-cell-properties fo:border="none" style:writing-mode="lr-tb" fo:padding-top="0in" fo:padding-left="0.0069in" fo:padding-bottom="0in" fo:padding-right="0.0069in"/>
    </style:style>
    <style:style style:name="P5014" style:parent-style-name="Standard" style:family="paragraph">
      <style:paragraph-properties fo:text-align="justify"/>
      <style:text-properties style:font-name-asian="Times New Roman" style:font-name-complex="Calibri" style:use-window-font-color="true" style:language-asian="it" style:country-asian="IT"/>
    </style:style>
    <style:style style:name="TableRow5015" style:family="table-row">
      <style:table-row-properties style:row-height="0.0159in" style:use-optimal-row-height="false"/>
    </style:style>
    <style:style style:name="TableCell5016" style:family="table-cell">
      <style:table-cell-properties fo:border="none" style:writing-mode="lr-tb" style:vertical-align="bottom" fo:padding-top="0in" fo:padding-left="0.0486in" fo:padding-bottom="0in" fo:padding-right="0.0486in"/>
    </style:style>
    <style:style style:name="P5017" style:parent-style-name="Standard" style:family="paragraph">
      <style:paragraph-properties fo:text-align="justify"/>
      <style:text-properties style:font-name-asian="Times New Roman" style:font-name-complex="Calibri" fo:color="#E7E6E6" style:language-asian="it" style:country-asian="IT"/>
    </style:style>
    <style:style style:name="TableCell5018" style:family="table-cell">
      <style:table-cell-properties fo:border="none" style:writing-mode="lr-tb" style:vertical-align="bottom" fo:padding-top="0in" fo:padding-left="0.0486in" fo:padding-bottom="0in" fo:padding-right="0.0486in"/>
    </style:style>
    <style:style style:name="P5019"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20" style:family="table-cell">
      <style:table-cell-properties fo:border="none" style:writing-mode="lr-tb" fo:padding-top="0in" fo:padding-left="0.0069in" fo:padding-bottom="0in" fo:padding-right="0.0069in"/>
    </style:style>
    <style:style style:name="P5021"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5022" style:family="table-row">
      <style:table-row-properties style:row-height="0.0159in" style:use-optimal-row-height="false"/>
    </style:style>
    <style:style style:name="TableCell5023" style:family="table-cell">
      <style:table-cell-properties fo:border="none" style:writing-mode="lr-tb" style:vertical-align="bottom" fo:padding-top="0in" fo:padding-left="0.0486in" fo:padding-bottom="0in" fo:padding-right="0.0486in"/>
    </style:style>
    <style:style style:name="P5024"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25" style:family="table-cell">
      <style:table-cell-properties fo:border="none" style:writing-mode="lr-tb" style:vertical-align="bottom" fo:padding-top="0in" fo:padding-left="0.0486in" fo:padding-bottom="0in" fo:padding-right="0.0486in"/>
    </style:style>
    <style:style style:name="P5026"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27" style:family="table-cell">
      <style:table-cell-properties fo:border="none" style:writing-mode="lr-tb" fo:padding-top="0in" fo:padding-left="0.0069in" fo:padding-bottom="0in" fo:padding-right="0.0069in"/>
    </style:style>
    <style:style style:name="P5028"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5029" style:family="table-row">
      <style:table-row-properties style:row-height="0.0159in" style:use-optimal-row-height="false"/>
    </style:style>
    <style:style style:name="TableCell5030" style:family="table-cell">
      <style:table-cell-properties fo:border="none" style:writing-mode="lr-tb" style:vertical-align="bottom" fo:padding-top="0in" fo:padding-left="0.0486in" fo:padding-bottom="0in" fo:padding-right="0.0486in"/>
    </style:style>
    <style:style style:name="P5031"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32" style:family="table-cell">
      <style:table-cell-properties fo:border="none" style:writing-mode="lr-tb" style:vertical-align="bottom" fo:padding-top="0in" fo:padding-left="0.0486in" fo:padding-bottom="0in" fo:padding-right="0.0486in"/>
    </style:style>
    <style:style style:name="P5033"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34" style:family="table-cell">
      <style:table-cell-properties fo:border="none" style:writing-mode="lr-tb" fo:padding-top="0in" fo:padding-left="0.0069in" fo:padding-bottom="0in" fo:padding-right="0.0069in"/>
    </style:style>
    <style:style style:name="P5035" style:parent-style-name="Standard" style:family="paragraph">
      <style:paragraph-properties fo:text-align="justify" fo:margin-bottom="0in"/>
      <style:text-properties style:use-window-font-color="true" fo:font-size="10pt" style:font-size-asian="10pt" style:font-size-complex="10pt" style:language-asian="it" style:country-asian="IT"/>
    </style:style>
    <style:style style:name="TableRow5036" style:family="table-row">
      <style:table-row-properties style:min-row-height="0.2083in" style:use-optimal-row-height="false"/>
    </style:style>
    <style:style style:name="TableCell5037" style:family="table-cell">
      <style:table-cell-properties fo:border="none" style:writing-mode="lr-tb" style:vertical-align="bottom" fo:padding-top="0in" fo:padding-left="0.0486in" fo:padding-bottom="0in" fo:padding-right="0.0486in"/>
    </style:style>
    <style:style style:name="P5038"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P5039"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P5040"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5041" style:family="table-cell">
      <style:table-cell-properties fo:border="none" style:writing-mode="lr-tb" style:vertical-align="bottom" fo:padding-top="0in" fo:padding-left="0.0486in" fo:padding-bottom="0in" fo:padding-right="0.0486in"/>
    </style:style>
    <style:style style:name="P5042" style:parent-style-name="Standard" style:family="paragraph">
      <style:paragraph-properties fo:text-align="justify"/>
      <style:text-properties style:font-name-asian="Times New Roman" style:font-name-complex="Calibri" fo:color="#E7E6E6" style:language-asian="it" style:country-asian="IT"/>
    </style:style>
    <style:style style:name="TableCell5043" style:family="table-cell">
      <style:table-cell-properties fo:border="none" style:writing-mode="lr-tb" fo:padding-top="0in" fo:padding-left="0.0069in" fo:padding-bottom="0in" fo:padding-right="0.0069in"/>
    </style:style>
    <style:style style:name="P5044" style:parent-style-name="Standard" style:family="paragraph">
      <style:paragraph-properties fo:text-align="justify"/>
      <style:text-properties style:font-name-asian="Times New Roman" style:font-name-complex="Calibri" style:use-window-font-color="true" style:language-asian="it" style:country-asian="IT"/>
    </style:style>
    <style:style style:name="TableRow5045" style:family="table-row">
      <style:table-row-properties style:row-height="0.0159in" style:use-optimal-row-height="false"/>
    </style:style>
    <style:style style:name="TableCell5046" style:family="table-cell">
      <style:table-cell-properties fo:border="none" style:writing-mode="lr-tb" style:vertical-align="bottom" fo:padding-top="0in" fo:padding-left="0.0486in" fo:padding-bottom="0in" fo:padding-right="0.0486in"/>
    </style:style>
    <style:style style:name="P5047" style:parent-style-name="Standard" style:family="paragraph">
      <style:paragraph-properties fo:text-align="justify"/>
      <style:text-properties style:font-name-asian="Times New Roman" style:font-name-complex="Calibri" fo:color="#E7E6E6" style:language-asian="it" style:country-asian="IT"/>
    </style:style>
    <style:style style:name="TableCell5048" style:family="table-cell">
      <style:table-cell-properties fo:border="none" style:writing-mode="lr-tb" style:vertical-align="bottom" fo:padding-top="0in" fo:padding-left="0.0486in" fo:padding-bottom="0in" fo:padding-right="0.0486in"/>
    </style:style>
    <style:style style:name="P5049"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50" style:family="table-cell">
      <style:table-cell-properties fo:border="none" style:writing-mode="lr-tb" style:vertical-align="bottom" fo:padding-top="0in" fo:padding-left="0.0486in" fo:padding-bottom="0in" fo:padding-right="0.0486in"/>
    </style:style>
    <style:style style:name="P5051"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Row5052" style:family="table-row">
      <style:table-row-properties style:row-height="0.0159in" style:use-optimal-row-height="false"/>
    </style:style>
    <style:style style:name="TableCell5053" style:family="table-cell">
      <style:table-cell-properties fo:border="none" style:writing-mode="lr-tb" style:vertical-align="bottom" fo:padding-top="0in" fo:padding-left="0.0486in" fo:padding-bottom="0in" fo:padding-right="0.0486in"/>
    </style:style>
    <style:style style:name="P5054"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55" style:family="table-cell">
      <style:table-cell-properties fo:border="none" style:writing-mode="lr-tb" style:vertical-align="bottom" fo:padding-top="0in" fo:padding-left="0.0486in" fo:padding-bottom="0in" fo:padding-right="0.0486in"/>
    </style:style>
    <style:style style:name="P5056"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57" style:family="table-cell">
      <style:table-cell-properties fo:border="none" style:writing-mode="lr-tb" style:vertical-align="bottom" fo:padding-top="0in" fo:padding-left="0.0486in" fo:padding-bottom="0in" fo:padding-right="0.0486in"/>
    </style:style>
    <style:style style:name="P5058"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Row5059" style:family="table-row">
      <style:table-row-properties style:row-height="0.0159in" style:use-optimal-row-height="false"/>
    </style:style>
    <style:style style:name="TableCell5060" style:family="table-cell">
      <style:table-cell-properties fo:border="none" style:writing-mode="lr-tb" style:vertical-align="bottom" fo:padding-top="0in" fo:padding-left="0.0486in" fo:padding-bottom="0in" fo:padding-right="0.0486in"/>
    </style:style>
    <style:style style:name="P5061"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62" style:family="table-cell">
      <style:table-cell-properties fo:border="none" style:writing-mode="lr-tb" style:vertical-align="bottom" fo:padding-top="0in" fo:padding-left="0.0486in" fo:padding-bottom="0in" fo:padding-right="0.0486in"/>
    </style:style>
    <style:style style:name="P5063"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64" style:family="table-cell">
      <style:table-cell-properties fo:border="none" style:writing-mode="lr-tb" style:vertical-align="bottom" fo:padding-top="0in" fo:padding-left="0.0486in" fo:padding-bottom="0in" fo:padding-right="0.0486in"/>
    </style:style>
    <style:style style:name="P5065"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Row5066" style:family="table-row">
      <style:table-row-properties style:row-height="0.0159in" style:use-optimal-row-height="false"/>
    </style:style>
    <style:style style:name="TableCell5067" style:family="table-cell">
      <style:table-cell-properties fo:border="none" style:writing-mode="lr-tb" style:vertical-align="bottom" fo:padding-top="0in" fo:padding-left="0.0486in" fo:padding-bottom="0in" fo:padding-right="0.0486in"/>
    </style:style>
    <style:style style:name="P5068"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69" style:family="table-cell">
      <style:table-cell-properties fo:border="none" style:writing-mode="lr-tb" style:vertical-align="bottom" fo:padding-top="0in" fo:padding-left="0.0486in" fo:padding-bottom="0in" fo:padding-right="0.0486in"/>
    </style:style>
    <style:style style:name="P5070"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Cell5071" style:family="table-cell">
      <style:table-cell-properties fo:border="none" style:writing-mode="lr-tb" style:vertical-align="bottom" fo:padding-top="0in" fo:padding-left="0.0486in" fo:padding-bottom="0in" fo:padding-right="0.0486in"/>
    </style:style>
    <style:style style:name="P5072"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Row5073" style:family="table-row">
      <style:table-row-properties style:min-row-height="0.2083in" style:use-optimal-row-height="false"/>
    </style:style>
    <style:style style:name="TableCell5074" style:family="table-cell">
      <style:table-cell-properties fo:border="none" style:writing-mode="lr-tb" style:vertical-align="bottom" fo:padding-top="0in" fo:padding-left="0.0486in" fo:padding-bottom="0in" fo:padding-right="0.0486in"/>
    </style:style>
    <style:style style:name="P5075" style:parent-style-name="Standard" style:family="paragraph">
      <style:paragraph-properties fo:text-align="justify" fo:margin-bottom="0in"/>
      <style:text-properties style:font-name-asian="Times New Roman" style:font-name-complex="Calibri" fo:color="#E7E6E6" style:language-asian="it" style:country-asian="IT"/>
    </style:style>
    <style:style style:name="TableCell5076" style:family="table-cell">
      <style:table-cell-properties fo:border="none" style:writing-mode="lr-tb" style:vertical-align="bottom" fo:padding-top="0in" fo:padding-left="0.0486in" fo:padding-bottom="0in" fo:padding-right="0.0486in"/>
    </style:style>
    <style:style style:name="P5077" style:parent-style-name="Standard" style:family="paragraph">
      <style:paragraph-properties fo:text-align="justify"/>
      <style:text-properties style:font-name-asian="Times New Roman" style:font-name-complex="Calibri" fo:color="#E7E6E6" style:language-asian="it" style:country-asian="IT"/>
    </style:style>
    <style:style style:name="TableCell5078" style:family="table-cell">
      <style:table-cell-properties fo:border="none" style:writing-mode="lr-tb" style:vertical-align="bottom" fo:padding-top="0in" fo:padding-left="0.0486in" fo:padding-bottom="0in" fo:padding-right="0.0486in"/>
    </style:style>
    <style:style style:name="P5079" style:parent-style-name="Standard" style:family="paragraph">
      <style:paragraph-properties fo:text-align="justify" fo:margin-bottom="0in"/>
      <style:text-properties fo:color="#E7E6E6" fo:font-size="10pt" style:font-size-asian="10pt" style:font-size-complex="10pt" style:language-asian="it" style:country-asian="IT"/>
    </style:style>
    <style:style style:name="TableRow5080" style:family="table-row">
      <style:table-row-properties style:row-height="0.0159in" style:use-optimal-row-height="false"/>
    </style:style>
    <style:style style:name="TableCell5081" style:family="table-cell">
      <style:table-cell-properties fo:border="none" style:writing-mode="lr-tb" style:vertical-align="bottom" fo:padding-top="0in" fo:padding-left="0.0486in" fo:padding-bottom="0in" fo:padding-right="0.0486in"/>
    </style:style>
    <style:style style:name="P5082"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TableCell5083" style:family="table-cell">
      <style:table-cell-properties fo:border="none" style:writing-mode="lr-tb" style:vertical-align="bottom" fo:padding-top="0in" fo:padding-left="0.0486in" fo:padding-bottom="0in" fo:padding-right="0.0486in"/>
    </style:style>
    <style:style style:name="P5084"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TableCell5085" style:family="table-cell">
      <style:table-cell-properties fo:border="none" style:writing-mode="lr-tb" style:vertical-align="bottom" fo:padding-top="0in" fo:padding-left="0.0486in" fo:padding-bottom="0in" fo:padding-right="0.0486in"/>
    </style:style>
    <style:style style:name="P5086"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TableRow5087" style:family="table-row">
      <style:table-row-properties style:row-height="0.4895in" style:use-optimal-row-height="false"/>
    </style:style>
    <style:style style:name="TableCell5088" style:family="table-cell">
      <style:table-cell-properties fo:border="none" style:writing-mode="lr-tb" style:vertical-align="bottom" fo:padding-top="0in" fo:padding-left="0.0486in" fo:padding-bottom="0in" fo:padding-right="0.0486in"/>
    </style:style>
    <style:style style:name="P5089"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TableCell5090" style:family="table-cell">
      <style:table-cell-properties fo:border="none" style:writing-mode="lr-tb" style:vertical-align="bottom" fo:padding-top="0in" fo:padding-left="0.0486in" fo:padding-bottom="0in" fo:padding-right="0.0486in"/>
    </style:style>
    <style:style style:name="P5091"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TableCell5092" style:family="table-cell">
      <style:table-cell-properties fo:border="none" style:writing-mode="lr-tb" style:vertical-align="bottom" fo:padding-top="0in" fo:padding-left="0.0486in" fo:padding-bottom="0in" fo:padding-right="0.0486in"/>
    </style:style>
    <style:style style:name="P5093" style:parent-style-name="Standard" style:family="paragraph">
      <style:paragraph-properties fo:text-align="justify" fo:margin-bottom="0in"/>
      <style:text-properties fo:color="#FF0000" fo:font-size="10pt" style:font-size-asian="10pt" style:font-size-complex="10pt" style:language-asian="it" style:country-asian="IT"/>
    </style:style>
    <style:style style:name="P5094" style:parent-style-name="Normale" style:family="paragraph">
      <style:paragraph-properties fo:text-align="justify"/>
    </style:style>
    <style:style style:name="P5095" style:parent-style-name="Normale" style:family="paragraph">
      <style:paragraph-properties fo:break-before="page" fo:text-align="justify"/>
    </style:style>
    <style:style style:name="TableColumn5097" style:family="table-column">
      <style:table-column-properties style:column-width="2.0263in" style:use-optimal-column-width="false"/>
    </style:style>
    <style:style style:name="TableColumn5098" style:family="table-column">
      <style:table-column-properties style:column-width="1.7791in" style:use-optimal-column-width="false"/>
    </style:style>
    <style:style style:name="TableColumn5099" style:family="table-column">
      <style:table-column-properties style:column-width="1.9027in" style:use-optimal-column-width="false"/>
    </style:style>
    <style:style style:name="Table5096" style:family="table">
      <style:table-properties style:width="5.7083in" fo:margin-left="0in" table:align="left"/>
    </style:style>
    <style:style style:name="TableRow5100" style:family="table-row">
      <style:table-row-properties style:row-height="0.0159in" style:use-optimal-row-height="false"/>
    </style:style>
    <style:style style:name="TableCell5101" style:family="table-cell">
      <style:table-cell-properties fo:border="none" style:writing-mode="lr-tb" style:vertical-align="bottom" fo:padding-top="0in" fo:padding-left="0.0486in" fo:padding-bottom="0in" fo:padding-right="0.0486in"/>
    </style:style>
    <style:style style:name="P5102" style:parent-style-name="Normale" style:family="paragraph">
      <style:paragraph-properties fo:text-align="justify"/>
      <style:text-properties style:font-name-asian="Times New Roman" style:font-name-complex="Calibri" fo:color="#000000" style:language-asian="it" style:country-asian="IT" fo:hyphenate="true"/>
    </style:style>
    <style:style style:name="TableCell5103" style:family="table-cell">
      <style:table-cell-properties fo:border="none" style:writing-mode="lr-tb" style:vertical-align="bottom" fo:padding-top="0in" fo:padding-left="0.0486in" fo:padding-bottom="0in" fo:padding-right="0.0486in"/>
    </style:style>
    <style:style style:name="P5104"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5105" style:family="table-cell">
      <style:table-cell-properties fo:border="none" style:writing-mode="lr-tb" style:vertical-align="bottom" fo:padding-top="0in" fo:padding-left="0.0486in" fo:padding-bottom="0in" fo:padding-right="0.0486in"/>
    </style:style>
    <style:style style:name="P510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5107" style:family="table-row">
      <style:table-row-properties style:row-height="0.0159in" style:use-optimal-row-height="false"/>
    </style:style>
    <style:style style:name="TableCell5108" style:family="table-cell">
      <style:table-cell-properties fo:border="none" style:writing-mode="lr-tb" style:vertical-align="bottom" fo:padding-top="0in" fo:padding-left="0.0486in" fo:padding-bottom="0in" fo:padding-right="0.0486in"/>
    </style:style>
    <style:style style:name="P5109"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5110" style:family="table-cell">
      <style:table-cell-properties fo:border="none" style:writing-mode="lr-tb" style:vertical-align="bottom" fo:padding-top="0in" fo:padding-left="0.0486in" fo:padding-bottom="0in" fo:padding-right="0.0486in"/>
    </style:style>
    <style:style style:name="P5111"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5112" style:family="table-cell">
      <style:table-cell-properties fo:border="none" style:writing-mode="lr-tb" style:vertical-align="bottom" fo:padding-top="0in" fo:padding-left="0.0486in" fo:padding-bottom="0in" fo:padding-right="0.0486in"/>
    </style:style>
    <style:style style:name="P5113"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Row5114" style:family="table-row">
      <style:table-row-properties style:row-height="0.0159in" style:use-optimal-row-height="false"/>
    </style:style>
    <style:style style:name="TableCell5115" style:family="table-cell">
      <style:table-cell-properties fo:border="none" style:writing-mode="lr-tb" style:vertical-align="bottom" fo:padding-top="0in" fo:padding-left="0.0486in" fo:padding-bottom="0in" fo:padding-right="0.0486in"/>
    </style:style>
    <style:style style:name="P5116"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5117" style:family="table-cell">
      <style:table-cell-properties fo:border="none" style:writing-mode="lr-tb" style:vertical-align="bottom" fo:padding-top="0in" fo:padding-left="0.0486in" fo:padding-bottom="0in" fo:padding-right="0.0486in"/>
    </style:style>
    <style:style style:name="P5118"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TableCell5119" style:family="table-cell">
      <style:table-cell-properties fo:border="none" style:writing-mode="lr-tb" style:vertical-align="bottom" fo:padding-top="0in" fo:padding-left="0.0486in" fo:padding-bottom="0in" fo:padding-right="0.0486in"/>
    </style:style>
    <style:style style:name="P5120" style:parent-style-name="Standard" style:family="paragraph">
      <style:paragraph-properties fo:text-align="justify" fo:margin-bottom="0in"/>
      <style:text-properties fo:color="#00000A" fo:font-size="10pt" style:font-size-asian="10pt" style:font-size-complex="10pt" style:language-asian="it" style:country-asian="IT"/>
    </style:style>
    <style:style style:name="P5121" style:parent-style-name="Standard" style:family="paragraph">
      <style:paragraph-properties fo:text-align="justify"/>
      <style:text-properties fo:font-weight="bold" style:font-weight-asian="bold" fo:color="#FF0000"/>
    </style:style>
    <style:style style:name="P5122" style:parent-style-name="Standard" style:family="paragraph">
      <style:paragraph-properties fo:text-align="justify"/>
      <style:text-properties fo:font-weight="bold" style:font-weight-asian="bold" fo:color="#FF0000"/>
    </style:style>
    <style:style style:name="P5123" style:parent-style-name="Standard" style:family="paragraph">
      <style:paragraph-properties fo:text-align="justify"/>
    </style:style>
    <style:style style:name="P5124" style:parent-style-name="Standard" style:family="paragraph">
      <style:paragraph-properties fo:text-align="justify"/>
    </style:style>
    <style:style style:name="P5125" style:parent-style-name="Standard" style:family="paragraph">
      <style:paragraph-properties fo:text-align="justify"/>
    </style:style>
    <style:style style:name="P5126" style:parent-style-name="Titolo2" style:family="paragraph">
      <style:paragraph-properties fo:text-align="justify"/>
    </style:style>
    <style:style style:name="TableColumn5128" style:family="table-column">
      <style:table-column-properties style:column-width="6.693in" style:use-optimal-column-width="false"/>
    </style:style>
    <style:style style:name="Table5127" style:family="table">
      <style:table-properties style:width="6.693in" fo:margin-left="-0.0069in" table:align="left"/>
    </style:style>
    <style:style style:name="TableRow5129" style:family="table-row">
      <style:table-row-properties style:use-optimal-row-height="false"/>
    </style:style>
    <style:style style:name="TableCell5130" style:family="table-cell">
      <style:table-cell-properties fo:border-top="none" fo:border-left="none" fo:border-bottom="0.0069in solid #808080" fo:border-right="none" style:writing-mode="lr-tb" fo:padding-top="0in" fo:padding-left="0.075in" fo:padding-bottom="0in" fo:padding-right="0.075in"/>
    </style:style>
    <style:style style:name="P5131" style:parent-style-name="Standard" style:family="paragraph">
      <style:paragraph-properties fo:text-align="justify" fo:margin-bottom="0in"/>
      <style:text-properties style:use-window-font-color="true"/>
    </style:style>
    <style:style style:name="TableRow5132" style:family="table-row">
      <style:table-row-properties style:use-optimal-row-height="false"/>
    </style:style>
    <style:style style:name="TableCell51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4" style:parent-style-name="Standard" style:family="paragraph">
      <style:paragraph-properties fo:text-align="justify" fo:margin-bottom="0in"/>
    </style:style>
    <style:style style:name="T5135" style:parent-style-name="Car.predefinitoparagrafo" style:family="text">
      <style:text-properties style:use-window-font-color="true"/>
    </style:style>
    <style:style style:name="T5136" style:parent-style-name="Car.predefinitoparagrafo" style:family="text">
      <style:text-properties fo:color="#000000"/>
    </style:style>
    <style:style style:name="P5137" style:parent-style-name="Standard" style:family="paragraph">
      <style:paragraph-properties fo:text-align="justify" fo:margin-bottom="0in"/>
    </style:style>
    <style:style style:name="TableRow5138" style:family="table-row">
      <style:table-row-properties style:use-optimal-row-height="false"/>
    </style:style>
    <style:style style:name="TableCell51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0" style:parent-style-name="Standard" style:family="paragraph">
      <style:paragraph-properties fo:text-align="justify" fo:margin-bottom="0in"/>
    </style:style>
    <style:style style:name="P5141" style:parent-style-name="Titolo2" style:family="paragraph">
      <style:paragraph-properties fo:break-before="page" fo:text-align="justify"/>
    </style:style>
    <style:style style:name="P5142" style:parent-style-name="Titolo1" style:family="paragraph">
      <style:paragraph-properties fo:text-align="justify"/>
    </style:style>
    <style:style style:name="P5143" style:parent-style-name="Standard" style:family="paragraph">
      <style:paragraph-properties fo:text-align="justify"/>
    </style:style>
    <style:style style:name="TableColumn5145" style:family="table-column">
      <style:table-column-properties style:column-width="6.693in" style:use-optimal-column-width="false"/>
    </style:style>
    <style:style style:name="Table5144" style:family="table">
      <style:table-properties style:width="6.693in" fo:margin-left="-0.0069in" table:align="left"/>
    </style:style>
    <style:style style:name="TableRow5146" style:family="table-row">
      <style:table-row-properties style:use-optimal-row-height="false"/>
    </style:style>
    <style:style style:name="TableCell51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8" style:parent-style-name="Standard" style:family="paragraph">
      <style:paragraph-properties fo:text-align="justify" fo:margin-bottom="0in"/>
    </style:style>
    <style:style style:name="TableRow5149" style:family="table-row">
      <style:table-row-properties style:use-optimal-row-height="false"/>
    </style:style>
    <style:style style:name="TableCell51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1" style:parent-style-name="Standard" style:family="paragraph">
      <style:paragraph-properties fo:text-align="justify" fo:margin-bottom="0in"/>
      <style:text-properties fo:color="#000000"/>
    </style:style>
    <style:style style:name="P5152" style:parent-style-name="Standard" style:family="paragraph">
      <style:paragraph-properties fo:text-align="justify" fo:margin-bottom="0in"/>
      <style:text-properties fo:color="#000000"/>
    </style:style>
    <style:style style:name="P5153" style:parent-style-name="Standard" style:family="paragraph">
      <style:paragraph-properties fo:text-align="justify" fo:margin-bottom="0in"/>
      <style:text-properties fo:color="#000000"/>
    </style:style>
    <style:style style:name="P5154" style:parent-style-name="Standard" style:family="paragraph">
      <style:paragraph-properties fo:text-align="justify" fo:margin-bottom="0in"/>
      <style:text-properties fo:color="#000000"/>
    </style:style>
    <style:style style:name="P5155" style:parent-style-name="Standard" style:family="paragraph">
      <style:paragraph-properties fo:text-align="justify" fo:margin-bottom="0in"/>
      <style:text-properties fo:color="#000000"/>
    </style:style>
    <style:style style:name="P5156" style:parent-style-name="Titolo1" style:family="paragraph">
      <style:paragraph-properties fo:text-align="justify"/>
    </style:style>
    <style:style style:name="T5157" style:parent-style-name="Car.predefinitoparagrafo" style:family="text">
      <style:text-properties fo:background-color="#00FF00"/>
    </style:style>
    <style:style style:name="P5158" style:parent-style-name="Standard" style:family="paragraph">
      <style:paragraph-properties fo:text-align="justify"/>
    </style:style>
    <style:style style:name="TableColumn5160" style:family="table-column">
      <style:table-column-properties style:column-width="6.693in" style:use-optimal-column-width="false"/>
    </style:style>
    <style:style style:name="Table5159" style:family="table">
      <style:table-properties style:width="6.693in" fo:margin-left="-0.0069in" table:align="left"/>
    </style:style>
    <style:style style:name="TableRow5161" style:family="table-row">
      <style:table-row-properties style:use-optimal-row-height="false"/>
    </style:style>
    <style:style style:name="TableCell51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3" style:parent-style-name="Standard" style:family="paragraph">
      <style:paragraph-properties fo:text-align="justify" fo:margin-bottom="0in"/>
      <style:text-properties fo:color="#000000"/>
    </style:style>
    <style:style style:name="P5164" style:parent-style-name="Standard" style:family="paragraph">
      <style:paragraph-properties fo:text-align="justify" fo:margin-bottom="0in"/>
      <style:text-properties fo:color="#000000"/>
    </style:style>
    <style:style style:name="P5165" style:parent-style-name="Standard" style:family="paragraph">
      <style:paragraph-properties fo:text-align="justify" fo:margin-bottom="0in"/>
      <style:text-properties fo:color="#000000"/>
    </style:style>
    <style:style style:name="P5166" style:parent-style-name="Standard" style:family="paragraph">
      <style:paragraph-properties fo:text-align="justify" fo:margin-bottom="0in"/>
      <style:text-properties fo:color="#000000"/>
    </style:style>
    <style:style style:name="P5167" style:parent-style-name="Standard" style:family="paragraph">
      <style:paragraph-properties fo:text-align="justify" fo:margin-bottom="0in"/>
      <style:text-properties fo:color="#000000"/>
    </style:style>
    <style:style style:name="P5168" style:parent-style-name="Standard" style:family="paragraph">
      <style:paragraph-properties fo:text-align="justify" fo:margin-bottom="0in"/>
      <style:text-properties fo:color="#000000"/>
    </style:style>
    <style:style style:name="P5169" style:parent-style-name="Standard" style:family="paragraph">
      <style:paragraph-properties fo:text-align="justify" fo:margin-bottom="0in"/>
    </style:style>
    <style:style style:name="P5170" style:parent-style-name="Titolo1" style:family="paragraph">
      <style:paragraph-properties fo:text-align="justify"/>
    </style:style>
    <style:style style:name="P5171" style:parent-style-name="Titolo1" style:family="paragraph">
      <style:paragraph-properties fo:text-align="justify"/>
    </style:style>
    <style:style style:name="T5172" style:parent-style-name="Car.predefinitoparagrafo" style:family="text">
      <style:text-properties fo:background-color="#00FF00"/>
    </style:style>
    <style:style style:name="P5173" style:parent-style-name="Standard" style:family="paragraph">
      <style:paragraph-properties fo:text-align="justify"/>
    </style:style>
    <style:style style:name="P5174" style:parent-style-name="Standard" style:family="paragraph">
      <style:paragraph-properties fo:text-align="justify"/>
      <style:text-properties fo:font-weight="bold" style:font-weight-asian="bold"/>
    </style:style>
    <style:style style:name="P5175" style:parent-style-name="Standard" style:family="paragraph">
      <style:paragraph-properties fo:text-align="justify" fo:margin-bottom="0in"/>
      <style:text-properties style:use-window-font-color="true"/>
    </style:style>
    <style:style style:name="P5176" style:parent-style-name="Standard" style:family="paragraph">
      <style:paragraph-properties fo:text-align="justify"/>
    </style:style>
    <style:style style:name="T5177" style:parent-style-name="Car.predefinitoparagrafo" style:family="text">
      <style:text-properties style:use-window-font-color="true"/>
    </style:style>
    <style:style style:name="P5178" style:parent-style-name="Standard" style:family="paragraph">
      <style:paragraph-properties fo:text-align="justify"/>
      <style:text-properties fo:font-weight="bold" style:font-weight-asian="bold"/>
    </style:style>
    <style:style style:name="TableColumn5180" style:family="table-column">
      <style:table-column-properties style:column-width="6.693in" style:use-optimal-column-width="false"/>
    </style:style>
    <style:style style:name="Table5179" style:family="table">
      <style:table-properties style:width="6.693in" fo:margin-left="-0.0069in" table:align="left"/>
    </style:style>
    <style:style style:name="TableRow5181" style:family="table-row">
      <style:table-row-properties style:use-optimal-row-height="false"/>
    </style:style>
    <style:style style:name="TableCell51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3" style:parent-style-name="Standard" style:family="paragraph">
      <style:paragraph-properties fo:text-align="justify" fo:margin-bottom="0in"/>
      <style:text-properties style:use-window-font-color="true"/>
    </style:style>
    <style:style style:name="TableRow5184" style:family="table-row">
      <style:table-row-properties style:use-optimal-row-height="false"/>
    </style:style>
    <style:style style:name="TableCell51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6" style:parent-style-name="Standard" style:family="paragraph">
      <style:paragraph-properties fo:text-align="justify" fo:margin-bottom="0in"/>
    </style:style>
    <style:style style:name="P5187" style:parent-style-name="Standard" style:family="paragraph">
      <style:paragraph-properties fo:text-align="justify"/>
    </style:style>
    <style:style style:name="P5188" style:parent-style-name="Standard" style:family="paragraph">
      <style:paragraph-properties fo:text-align="justify"/>
      <style:text-properties fo:font-weight="bold" style:font-weight-asian="bold"/>
    </style:style>
    <style:style style:name="TableColumn5190" style:family="table-column">
      <style:table-column-properties style:column-width="6.693in" style:use-optimal-column-width="false"/>
    </style:style>
    <style:style style:name="Table5189" style:family="table">
      <style:table-properties style:width="6.693in" fo:margin-left="-0.0069in" table:align="left"/>
    </style:style>
    <style:style style:name="TableRow5191" style:family="table-row">
      <style:table-row-properties style:use-optimal-row-height="false"/>
    </style:style>
    <style:style style:name="TableCell51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3" style:parent-style-name="Standard" style:family="paragraph">
      <style:paragraph-properties fo:text-align="justify" fo:margin-bottom="0in"/>
      <style:text-properties style:use-window-font-color="true"/>
    </style:style>
    <style:style style:name="P5194" style:parent-style-name="Standard" style:family="paragraph">
      <style:paragraph-properties fo:text-align="justify" fo:margin-bottom="0in"/>
      <style:text-properties style:use-window-font-color="true"/>
    </style:style>
    <style:style style:name="TableRow5195" style:family="table-row">
      <style:table-row-properties style:use-optimal-row-height="false"/>
    </style:style>
    <style:style style:name="TableCell51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7" style:parent-style-name="Standard" style:family="paragraph">
      <style:paragraph-properties fo:text-align="justify" fo:margin-bottom="0in"/>
    </style:style>
    <style:style style:name="P5198" style:parent-style-name="Standard" style:family="paragraph">
      <style:paragraph-properties fo:text-align="justify"/>
      <style:text-properties fo:font-weight="bold" style:font-weight-asian="bold"/>
    </style:style>
    <style:style style:name="TableColumn5200" style:family="table-column">
      <style:table-column-properties style:column-width="6.693in" style:use-optimal-column-width="false"/>
    </style:style>
    <style:style style:name="Table5199" style:family="table">
      <style:table-properties style:width="6.693in" fo:margin-left="-0.0069in" table:align="left"/>
    </style:style>
    <style:style style:name="TableRow5201" style:family="table-row">
      <style:table-row-properties style:use-optimal-row-height="false"/>
    </style:style>
    <style:style style:name="TableCell52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3" style:parent-style-name="Standard" style:family="paragraph">
      <style:paragraph-properties fo:text-align="justify" fo:margin-bottom="0in"/>
      <style:text-properties style:use-window-font-color="true"/>
    </style:style>
    <style:style style:name="P5204" style:parent-style-name="Standard" style:family="paragraph">
      <style:paragraph-properties fo:text-align="justify" fo:margin-bottom="0in"/>
    </style:style>
    <style:style style:name="T5205" style:parent-style-name="Car.predefinitoparagrafo" style:family="text">
      <style:text-properties style:use-window-font-color="true"/>
    </style:style>
    <style:style style:name="P5206" style:parent-style-name="Standard" style:family="paragraph">
      <style:paragraph-properties fo:text-align="justify"/>
      <style:text-properties fo:font-weight="bold" style:font-weight-asian="bold"/>
    </style:style>
    <style:style style:name="P5207" style:parent-style-name="Standard" style:family="paragraph">
      <style:paragraph-properties fo:text-align="justify"/>
      <style:text-properties fo:font-weight="bold" style:font-weight-asian="bold"/>
    </style:style>
    <style:style style:name="P5208" style:parent-style-name="Standard" style:family="paragraph">
      <style:paragraph-properties fo:text-align="justify"/>
    </style:style>
    <style:style style:name="T5209" style:parent-style-name="Car.predefinitoparagrafo" style:family="text">
      <style:text-properties fo:font-weight="bold" style:font-weight-asian="bold" fo:background-color="#00FF00"/>
    </style:style>
    <style:style style:name="TableColumn5211" style:family="table-column">
      <style:table-column-properties style:column-width="6.693in" style:use-optimal-column-width="false"/>
    </style:style>
    <style:style style:name="Table5210" style:family="table">
      <style:table-properties style:width="6.693in" fo:margin-left="-0.0069in" table:align="left"/>
    </style:style>
    <style:style style:name="TableRow5212" style:family="table-row">
      <style:table-row-properties style:use-optimal-row-height="false"/>
    </style:style>
    <style:style style:name="TableCell52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4" style:parent-style-name="Normale" style:family="paragraph">
      <style:paragraph-properties fo:text-align="justify"/>
      <style:text-properties fo:hyphenate="true"/>
    </style:style>
    <style:style style:name="T5215" style:parent-style-name="Car.predefinitoparagrafo" style:family="text">
      <style:text-properties style:use-window-font-color="true"/>
    </style:style>
    <style:style style:name="TableRow5216" style:family="table-row">
      <style:table-row-properties style:use-optimal-row-height="false"/>
    </style:style>
    <style:style style:name="TableCell52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8" style:parent-style-name="Standard" style:family="paragraph">
      <style:paragraph-properties fo:text-align="justify" fo:margin-bottom="0in"/>
    </style:style>
    <style:style style:name="TableRow5219" style:family="table-row">
      <style:table-row-properties style:use-optimal-row-height="false"/>
    </style:style>
    <style:style style:name="TableCell52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1" style:parent-style-name="Standard" style:family="paragraph">
      <style:paragraph-properties fo:text-align="justify" fo:margin-bottom="0in"/>
    </style:style>
    <style:style style:name="TableRow5222" style:family="table-row">
      <style:table-row-properties style:use-optimal-row-height="false"/>
    </style:style>
    <style:style style:name="TableCell52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4" style:parent-style-name="Standard" style:family="paragraph">
      <style:paragraph-properties fo:text-align="justify" fo:margin-bottom="0in"/>
    </style:style>
    <style:style style:name="TableRow5225" style:family="table-row">
      <style:table-row-properties style:use-optimal-row-height="false"/>
    </style:style>
    <style:style style:name="TableCell52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7" style:parent-style-name="Standard" style:family="paragraph">
      <style:paragraph-properties fo:text-align="justify" fo:margin-bottom="0in"/>
    </style:style>
    <style:style style:name="TableRow5228" style:family="table-row">
      <style:table-row-properties style:use-optimal-row-height="false"/>
    </style:style>
    <style:style style:name="TableCell52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0" style:parent-style-name="Standard" style:family="paragraph">
      <style:paragraph-properties fo:text-align="justify" fo:margin-bottom="0in"/>
    </style:style>
    <style:style style:name="P5231" style:parent-style-name="Titolo1" style:family="paragraph">
      <style:paragraph-properties fo:text-align="justify"/>
    </style:style>
    <style:style style:name="P5232" style:parent-style-name="Titolo1" style:family="paragraph">
      <style:paragraph-properties fo:text-align="justify"/>
    </style:style>
    <style:style style:name="P5233" style:parent-style-name="Titolo1" style:family="paragraph">
      <style:paragraph-properties fo:text-align="justify"/>
    </style:style>
    <style:style style:name="P5234" style:parent-style-name="Standard" style:family="paragraph">
      <style:paragraph-properties fo:text-align="justify"/>
      <style:text-properties style:use-window-font-color="true"/>
    </style:style>
    <style:style style:name="P5235" style:parent-style-name="Standard" style:family="paragraph">
      <style:paragraph-properties fo:text-align="justify" fo:margin-bottom="0in"/>
      <style:text-properties style:use-window-font-color="true" fo:background-color="#00FF00"/>
    </style:style>
    <style:style style:name="P5236" style:parent-style-name="Standard" style:family="paragraph">
      <style:paragraph-properties fo:text-align="justify"/>
    </style:style>
    <style:style style:name="T5237" style:parent-style-name="Car.predefinitoparagrafo" style:family="text">
      <style:text-properties style:use-window-font-color="true" fo:background-color="#00FF00"/>
    </style:style>
    <style:style style:name="TableColumn5239" style:family="table-column">
      <style:table-column-properties style:column-width="6.693in" style:use-optimal-column-width="false"/>
    </style:style>
    <style:style style:name="Table5238" style:family="table">
      <style:table-properties style:width="6.693in" fo:margin-left="-0.0069in" table:align="left"/>
    </style:style>
    <style:style style:name="TableRow5240" style:family="table-row">
      <style:table-row-properties style:use-optimal-row-height="false"/>
    </style:style>
    <style:style style:name="TableCell52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2" style:parent-style-name="Standard" style:family="paragraph">
      <style:paragraph-properties fo:text-align="justify" fo:margin-bottom="0in"/>
    </style:style>
    <style:style style:name="TableRow5243" style:family="table-row">
      <style:table-row-properties style:use-optimal-row-height="false"/>
    </style:style>
    <style:style style:name="TableCell52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5" style:parent-style-name="Standard" style:family="paragraph">
      <style:paragraph-properties fo:text-align="justify" fo:margin-bottom="0in"/>
    </style:style>
    <style:style style:name="TableRow5246" style:family="table-row">
      <style:table-row-properties style:use-optimal-row-height="false"/>
    </style:style>
    <style:style style:name="TableCell52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8" style:parent-style-name="Standard" style:family="paragraph">
      <style:paragraph-properties fo:text-align="justify" fo:margin-bottom="0in"/>
    </style:style>
    <style:style style:name="TableRow5249" style:family="table-row">
      <style:table-row-properties style:use-optimal-row-height="false"/>
    </style:style>
    <style:style style:name="TableCell52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1" style:parent-style-name="Standard" style:family="paragraph">
      <style:paragraph-properties fo:text-align="justify" fo:margin-bottom="0in"/>
    </style:style>
    <style:style style:name="TableRow5252" style:family="table-row">
      <style:table-row-properties style:use-optimal-row-height="false"/>
    </style:style>
    <style:style style:name="TableCell52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4" style:parent-style-name="Standard" style:family="paragraph">
      <style:paragraph-properties fo:text-align="justify" fo:margin-bottom="0in"/>
    </style:style>
    <style:style style:name="TableRow5255" style:family="table-row">
      <style:table-row-properties style:use-optimal-row-height="false"/>
    </style:style>
    <style:style style:name="TableCell52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7" style:parent-style-name="Standard" style:family="paragraph">
      <style:paragraph-properties fo:text-align="justify" fo:margin-bottom="0in"/>
    </style:style>
    <style:style style:name="TableRow5258" style:family="table-row">
      <style:table-row-properties style:use-optimal-row-height="false"/>
    </style:style>
    <style:style style:name="TableCell52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0" style:parent-style-name="Standard" style:family="paragraph">
      <style:paragraph-properties fo:text-align="justify" fo:margin-bottom="0in"/>
    </style:style>
    <style:style style:name="TableRow5261" style:family="table-row">
      <style:table-row-properties style:use-optimal-row-height="false"/>
    </style:style>
    <style:style style:name="TableCell52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3" style:parent-style-name="Standard" style:family="paragraph">
      <style:paragraph-properties fo:text-align="justify" fo:margin-bottom="0in"/>
    </style:style>
    <style:style style:name="TableRow5264" style:family="table-row">
      <style:table-row-properties style:use-optimal-row-height="false"/>
    </style:style>
    <style:style style:name="TableCell52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6" style:parent-style-name="Standard" style:family="paragraph">
      <style:paragraph-properties fo:text-align="justify" fo:margin-bottom="0in"/>
    </style:style>
    <style:style style:name="TableRow5267" style:family="table-row">
      <style:table-row-properties style:use-optimal-row-height="false"/>
    </style:style>
    <style:style style:name="TableCell52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9" style:parent-style-name="Standard" style:family="paragraph">
      <style:paragraph-properties fo:text-align="justify" fo:margin-bottom="0in"/>
    </style:style>
    <style:style style:name="TableRow5270" style:family="table-row">
      <style:table-row-properties style:use-optimal-row-height="false"/>
    </style:style>
    <style:style style:name="TableCell52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72" style:parent-style-name="Standard" style:family="paragraph">
      <style:paragraph-properties fo:text-align="justify" fo:margin-bottom="0in"/>
    </style:style>
    <style:style style:name="P5273" style:parent-style-name="Standard" style:family="paragraph">
      <style:paragraph-properties fo:text-align="justify"/>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text:span text:style-name="T23">Better Reality<text:s/></text:span><text:span text:style-name="T24">~<text:s/></text:span><text:span text:style-name="T25">B.Real</text:span></text:p>
      <text:p text:style-name="P26"/>
      <text:p text:style-name="P27">Membri:</text:p>
      <text:p text:style-name="P28">Berton Rudy</text:p>
      <text:p text:style-name="P29">Colucci Silvia</text:p>
      <text:p text:style-name="P30">Corò Giulia</text:p>
      <text:p text:style-name="P31">Pozza Marco</text:p>
      <text:p text:style-name="P32">Zanellato Federico</text:p>
      <text:p text:style-name="P33"/>
      <text:p text:style-name="P34"/>
      <text:p text:style-name="P35"/>
      <text:p text:style-name="P36"/>
      <text:soft-page-break/>
      <text:h text:style-name="P37" text:outline-level="1">Tema</text:h>
      <text:h text:style-name="P38" text:outline-level="2">Descrizione</text:h>
      <text:p text:style-name="P39">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40">La realtà aumentata è la visualizzazione diretta o indiretta del mondo reale nel quale alcuni elementi sono “aumentati” da informazioni generate dal computer, idealmente attraverso diverse modalità sensoriali, che possono essere visive, uditive, olfattive, tattili o somatosensoriali.</text:p>
      <text:p text:style-name="P41"><text:span text:style-name="T42">Per realtà virtuale, si intende una realtà digitale che simuli la realtà effettiva. Grazie all’avanzamento delle tecnologie informatiche è possibile infatti navigare in ambientazioni fotorealistiche in tempo reale, interagendo con gli oggetti presenti in esse.</text:span></text:p>
      <text:h text:style-name="P43" text:outline-level="1">Comprensione</text:h>
      <text:p text:style-name="P44"/>
      <text:p text:style-name="P45">Il secondo passo è l'analisi dell'ambiente legato al tema prescelto.</text:p>
      <text:p text:style-name="P46">Ci si concentrerà sull'analisi dei potenziali competitor e delle tecnologie disponibili.</text:p>
      <text:p text:style-name="P47">Utilizzare le schede che seguono per evidenziare gli elementi salienti di ciascun competitor e di ciascuna tecnologia potenzialmente utile individuata. (copiare la scheda per descrivere i diversi competitor)</text:p>
      <text:p text:style-name="P48">Una volta individuato un certo numero di competitor, definire quelli più importanti e provare a definirne il posizionamento sulla base di assi ritenuti salienti.</text:p>
      <text:p text:style-name="P49">Una scheda separata permetterà l’elenco delle tecnologie rilevanti per il progetto. (copiare la scheda per elencare più tecnologie utili)</text:p>
      <text:p text:style-name="P50">In conclusione, avendo il quadro complessivo dei competitor, dei progetti nati e chiusi nel corso del tempo, provare a intuire i trend a breve (1 anno) e medio termine (3-5 anni) del settore.</text:p>
      <text:soft-page-break/>
      <text:h text:style-name="P51" text:outline-level="2"><text:span text:style-name="T52"><draw:custom-shape svg:x="-0.07083in" svg:y="0.20764in" svg:width="6.33542in" svg:height="5.5in" draw:z-index="251658240" draw:id="id0" draw:style-name="a0" draw:name="Frame10" text:anchor-type="paragraph"><svg:title/><svg:desc/><text:p text:style-name="Normale"><text:span text:style-name="T53">Nome Progetto:</text:span></text:p><text:p text:style-name="Normale"><text:span text:style-name="T54">Project Sansar</text:span></text:p><text:p text:style-name="Normale"><text:span text:style-name="T55">Anno Pubblicazione</text:span></text:p><text:p text:style-name="Normale"><text:span text:style-name="T56">2017</text:span></text:p><text:p text:style-name="Normale"><text:span text:style-name="T57">Nome Competitor:</text:span></text:p><text:p text:style-name="Normale"><text:span text:style-name="T58">Linden Lab</text:span></text:p><text:p text:style-name="Normale"><text:span text:style-name="T59">Dimensione Competitor</text:span></text:p><text:p text:style-name="Normale"><text:span text:style-name="T60">200-500 dipendenti</text:span></text:p><text:p text:style-name="Normale"><text:span text:style-name="T61">Struttura Aziendale/Societaria:</text:span></text:p><text:p text:style-name="Normale"><text:span text:style-name="T62">Società privata</text:span></text:p><text:p text:style-name="Normale"><text:span text:style-name="T63">Descrizione Progetto:</text:span></text:p><text:p text:style-name="P64"><text:span text:style-name="T65">Piattaforma di realtà virtuale<text:s/></text:span><text:span text:style-name="T66">rivolta</text:span><text:span text:style-name="T67"><text:s/>al social. Permette di<text:s/></text:span><text:span text:style-name="T68">realizzare</text:span><text:span text:style-name="T69"><text:s/>spazi 3D in cui la gente ha la possibilità di creare e condividere le proprie esperienze quali giochi, guardare filmati e avere conversazioni in VR, fino addirittura<text:s/></text:span><text:span text:style-name="T70">ad<text:s/></text:span><text:span text:style-name="T71">aver</text:span><text:span text:style-name="T72">e</text:span><text:span text:style-name="T73"><text:s/>la possibilità di guadagnare. Ogni partecipante è rappresentato da un avatar plasmato sulla persona fisica, includendo le animazioni facciali e fisiche, ottenute dalla persona fisica.<text:s/></text:span><text:span text:style-name="T74">Project<text:s/></text:span><text:span text:style-name="T75">Sansar supporta i classici VR e i computer<text:s/></text:span><text:span text:style-name="T76">W</text:span><text:span text:style-name="T77">indows.</text:span></text:p><text:p text:style-name="Normale"><text:span text:style-name="T78">Value Proposition:</text:span></text:p><text:p text:style-name="Normale"><text:span text:style-name="T79">Novità</text:span></text:p><text:p text:style-name="Normale"><text:span text:style-name="T80">Customer Segments:</text:span></text:p><text:p text:style-name="Normale"><text:span text:style-name="T81">Tecnofili</text:span></text:p><text:p text:style-name="Normale"><text:span text:style-name="T82">Punti di Forza:</text:span></text:p><text:p text:style-name="Normale"><text:span text:style-name="T83">Innovazione ed ampia possibilità di utilizzo</text:span></text:p><text:p text:style-name="Normale"><text:span text:style-name="T84">Punti di Debolezza:</text:span></text:p><text:p text:style-name="Normale"><text:span text:style-name="T85">Tecnologia nuova e costo elevato</text:span></text:p><text:p text:style-name="Normale"><text:span text:style-name="T86">Canali Utilizzati:</text:span></text:p><text:p text:style-name="Normale"><text:span text:style-name="T87">Web</text:span></text:p><text:p text:style-name="Normale"><text:span text:style-name="T88">Note</text:span></text:p><text:p text:style-name="Normale"><text:span text:style-name="T89">Business Model</text:span></text:p><text:p text:style-name="Normale"/><draw:enhanced-geometry draw:type="non-primitive" svg:viewBox="0 0 21600 21600" draw:enhanced-path="M 0 0 L 21600 0 21600 21600 0 21600 Z N"/></draw:custom-shape></text:span><text:span text:style-name="T90">COMPETITOR n. 1</text:span></text:h>
      <text:h text:style-name="P91" text:outline-level="2"/>
      <text:h text:style-name="P92" text:outline-level="2"/>
      <text:p text:style-name="P93"/>
      <text:h text:style-name="P94" text:outline-level="2">COMPETITOR n. 2</text:h>
      <table:table table:style-name="Table95">
        <table:table-columns>
          <table:table-column table:style-name="TableColumn96"/>
          <table:table-column table:style-name="TableColumn97"/>
        </table:table-columns>
        <table:table-row table:style-name="TableRow98">
          <table:table-cell table:style-name="TableCell99">
            <text:p text:style-name="P100">Nome Progetto:</text:p>
            <text:p text:style-name="P101">HoloLens</text:p>
          </table:table-cell>
          <table:table-cell table:style-name="TableCell102">
            <text:p text:style-name="P103">Anno Pubblicazione</text:p>
            <text:p text:style-name="P104">2016</text:p>
          </table:table-cell>
        </table:table-row>
        <table:table-row table:style-name="TableRow105">
          <table:table-cell table:style-name="TableCell106">
            <text:p text:style-name="P107">Nome Competitor:</text:p>
            <text:p text:style-name="P108">Microsoft</text:p>
          </table:table-cell>
          <table:table-cell table:style-name="TableCell109">
            <text:p text:style-name="P110">Dimensione Competitor</text:p>
            <text:p text:style-name="P111">Multinazionale</text:p>
          </table:table-cell>
        </table:table-row>
        <table:table-row table:style-name="TableRow112">
          <table:table-cell table:style-name="TableCell113" table:number-columns-spanned="2">
            <text:p text:style-name="P114">Struttura Aziendale/Societaria:</text:p>
            <text:p text:style-name="P115">Public company</text:p>
          </table:table-cell>
          <table:covered-table-cell/>
        </table:table-row>
        <table:table-row table:style-name="TableRow116">
          <table:table-cell table:style-name="TableCell117" table:number-columns-spanned="2">
            <text:p text:style-name="P118">Descrizione Progetto:</text:p>
            <text:p text:style-name="P119"><text:bookmark-start text:name="docs-internal-guid-72f0b6d2-6da6-0c1d-5d"/><text:bookmark-end text:name="docs-internal-guid-72f0b6d2-6da6-0c1d-5d"/><text:span text:style-name="T120">HoloLens è un v</text:span><text:span text:style-name="T121">isore per la realtà mista</text:span><text:span text:style-name="T122"><text:s/>(aumentata e virtuale)</text:span><text:span text:style-name="T123">.</text:span><text:span text:style-name="T124"><text:s/>È<text:s/></text:span><text:span text:style-name="T125">in grado di fornire una visione stereoscopica tridimensionale in tempo reale, attraverso una tecnologia che sfrutta i principi fisici dell’olografia.  Immagini ed oggetti virtuali vengono mostrati come fossero “sospesi” all’interno dell’ambiente circostante.</text:span><text:span text:style-name="T126"><text:s/></text:span><text:span text:style-name="T127">È un device molto semplice da utilizzare che apre la sua disponibilità a molteplici realtà (infatti, può essere adottato da varie aziende appartenenti a settori diversi). In più permette di aumentare l’esperienza lavorativa rendendo il tutto più appagante ed agevole. E’ uno strumento unico che può essere utilizzato in vari ambiti (grafica, video conferenza, visualizzazione di progetti virtuali, … ).</text:span></text:p>
            <text:p text:style-name="P128"><text:line-break/></text:p>
          </table:table-cell>
          <table:covered-table-cell/>
        </table:table-row>
        <table:table-row table:style-name="TableRow129">
          <table:table-cell table:style-name="TableCell130" table:number-columns-spanned="2">
            <text:p text:style-name="P131">Value Proposition:</text:p>
            <text:p text:style-name="P132"><text:bookmark-start text:name="docs-internal-guid-86fd5021-6da6-232f-a5"/><text:bookmark-end text:name="docs-internal-guid-86fd5021-6da6-232f-a5"/><text:span text:style-name="T133"><text:line-break/>Value proposition: <text:s/>Novità, Accessibilità e riduzione dei costi.</text:span></text:p>
            <text:p text:style-name="P134"/>
          </table:table-cell>
          <table:covered-table-cell/>
        </table:table-row>
        <table:table-row table:style-name="TableRow135">
          <table:table-cell table:style-name="TableCell136" table:number-columns-spanned="2">
            <text:p text:style-name="P137">Customer Segments:</text:p>
            <text:p text:style-name="P138"><text:bookmark-start text:name="docs-internal-guid-9b7295f8-6da6-3b04-c6"/><text:bookmark-end text:name="docs-internal-guid-9b7295f8-6da6-3b04-c6"/>I clienti principali alla quale è rivolto sono<text:s/>gli<text:s/>sviluppatori indipendenti tramite l’edizione Development,<text:s/>utenti privati attraverso l’edizione Consumer<text:s/>e le aziende tramite l’edizione Commercial Suite.</text:p>
            <text:p text:style-name="P139"/>
          </table:table-cell>
          <table:covered-table-cell/>
        </table:table-row>
        <table:table-row table:style-name="TableRow140">
          <table:table-cell table:style-name="TableCell141" table:number-columns-spanned="2">
            <text:p text:style-name="P142">Punti di Forza:</text:p>
            <text:p text:style-name="P143"><text:bookmark-start text:name="docs-internal-guid-f6f25b55-6da6-5730-2b"/><text:bookmark-end text:name="docs-internal-guid-f6f25b55-6da6-5730-2b"/><text:span text:style-name="T144">Sfrutta tecniche di sovrapposizione, tra lenti ed occhio, per dare l’illusione che gli oggetti virtuali siano ologrammi</text:span><text:span text:style-name="T145">. È un<text:s/></text:span><text:span text:style-name="T146">visore di tipo “stand-alone”. L’introduzione della realtà mista ha permesso di ridurre il senso di nausea dato dal “motion-sickness”.</text:span></text:p>
            <text:p text:style-name="P147"/>
          </table:table-cell>
          <table:covered-table-cell/>
        </table:table-row>
        <text:soft-page-break/>
        <table:table-row table:style-name="TableRow148">
          <table:table-cell table:style-name="TableCell149" table:number-columns-spanned="2">
            <text:p text:style-name="P150">Punti di Debolezza:</text:p>
            <text:p text:style-name="P151"><text:bookmark-start text:name="docs-internal-guid-76a098ad-6da6-70d8-26"/><text:bookmark-end text:name="docs-internal-guid-76a098ad-6da6-70d8-26"/><text:span text:style-name="T152">Costo molto elevato ( 3000$ la versione base e 5000$ quella Enterprise), disponibilità in pochissimi paesi, pochissimi programmi compatibili o creati ad hoc.</text:span></text:p>
            <text:p text:style-name="P153"/>
          </table:table-cell>
          <table:covered-table-cell/>
        </table:table-row>
        <table:table-row table:style-name="TableRow154">
          <table:table-cell table:style-name="TableCell155" table:number-columns-spanned="2">
            <text:p text:style-name="P156">Canali Utilizzati:</text:p>
            <text:p text:style-name="P157"><text:bookmark-start text:name="docs-internal-guid-8725ff1d-6da6-8764-94"/><text:bookmark-end text:name="docs-internal-guid-8725ff1d-6da6-8764-94"/>Pubblicità online, conferenze e fiere di settore e recensioni/video recensioni del prodotto dato in prova a pagine dedicate.</text:p>
            <text:p text:style-name="P158"/>
          </table:table-cell>
          <table:covered-table-cell/>
        </table:table-row>
        <table:table-row table:style-name="TableRow159">
          <table:table-cell table:style-name="TableCell160" table:number-columns-spanned="2">
            <text:p text:style-name="P161">Note</text:p>
          </table:table-cell>
          <table:covered-table-cell/>
        </table:table-row>
        <table:table-row table:style-name="TableRow162">
          <table:table-cell table:style-name="TableCell163" table:number-columns-spanned="2">
            <text:p text:style-name="P164">Business Model</text:p>
            <text:p text:style-name="P165"><text:bookmark-start text:name="docs-internal-guid-1f199f91-6da6-ac53-17"/><text:bookmark-end text:name="docs-internal-guid-1f199f91-6da6-ac53-17"/><text:span text:style-name="T166">Vendita diretta del prodotto principalmente quello in edizione Commercial verso le grandi aziende</text:span><text:span text:style-name="T167">.</text:span></text:p>
            <text:p text:style-name="P168"/>
          </table:table-cell>
          <table:covered-table-cell/>
        </table:table-row>
      </table:table>
      <text:soft-page-break/>
      <text:h text:style-name="P169" text:outline-level="2">COMPETITOR n. 3</text:h>
      <table:table table:style-name="Table170">
        <table:table-columns>
          <table:table-column table:style-name="TableColumn171"/>
          <table:table-column table:style-name="TableColumn172"/>
        </table:table-columns>
        <table:table-row table:style-name="TableRow173">
          <table:table-cell table:style-name="TableCell174">
            <text:p text:style-name="P175">Nome Progetto:</text:p>
            <text:h text:style-name="P176" text:outline-level="2">Mirage Solo con Daydream</text:h>
          </table:table-cell>
          <table:table-cell table:style-name="TableCell177">
            <text:p text:style-name="P178">Anno Pubblicazione</text:p>
            <text:p text:style-name="P179">2018 (non ancora in commercio)</text:p>
          </table:table-cell>
        </table:table-row>
        <table:table-row table:style-name="TableRow180">
          <table:table-cell table:style-name="TableCell181">
            <text:p text:style-name="P182">Nome Competitor:</text:p>
            <text:p text:style-name="P183">Google + Lenovo</text:p>
          </table:table-cell>
          <table:table-cell table:style-name="TableCell184">
            <text:p text:style-name="P185">Dimensione Competitor</text:p>
            <text:p text:style-name="P186">Multinazionale</text:p>
          </table:table-cell>
        </table:table-row>
        <table:table-row table:style-name="TableRow187">
          <table:table-cell table:style-name="TableCell188" table:number-columns-spanned="2">
            <text:p text:style-name="P189">Struttura Aziendale/Societaria:</text:p>
            <text:p text:style-name="P190">Public company</text:p>
          </table:table-cell>
          <table:covered-table-cell/>
        </table:table-row>
        <table:table-row table:style-name="TableRow191">
          <table:table-cell table:style-name="TableCell192" table:number-columns-spanned="2">
            <text:p text:style-name="P193">Descrizione Progetto:</text:p>
            <text:p text:style-name="P194"><text:span text:style-name="T195">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 text:style-name="T196">tecnologia<text:s/></text:span><text:span text:style-name="T197">di motion-tracking WorldSense, che sta alla base dell'esperienza di </text:span><text:a xlink:href="https://vr.google.com/intl/it_it/daydream/standalonevr/" office:target-frame-name="_top" xlink:show="replace">VR indipendente </text:a><text:span text:style-name="T198">di Daydream. Al Mirage Solo non servono sensori o camere esterne: può contare un </text:span><text:span text:style-name="T199">ampio campo visivo di 110 gradi e 6 gradi di libertà con un’autonomia di 7 ore.</text:span><text:bookmark-start text:name="docs-internal-guid-066819d1-6da7-3cc8-f9"/><text:bookmark-end text:name="docs-internal-guid-066819d1-6da7-3cc8-f9"/></text:p>
          </table:table-cell>
          <table:covered-table-cell/>
        </table:table-row>
        <table:table-row table:style-name="TableRow200">
          <table:table-cell table:style-name="TableCell201" table:number-columns-spanned="2">
            <text:p text:style-name="P202">Value Proposition:</text:p>
            <text:p text:style-name="P203"><text:span text:style-name="T204">Si prospetta ad avere performance migliori dei visori in commercio. Punta sulla sua diversificazione nel design e ad una maggiore usabilità per gli utenti.</text:span><text:span text:style-name="T205"><text:line-break/>Value proposition: Performance, Design e Usabilità</text:span></text:p>
          </table:table-cell>
          <table:covered-table-cell/>
        </table:table-row>
        <table:table-row table:style-name="TableRow206">
          <table:table-cell table:style-name="TableCell207" table:number-columns-spanned="2">
            <text:p text:style-name="P208">Customer Segments:</text:p>
            <text:p text:style-name="P209"><text:bookmark-start text:name="docs-internal-guid-586191b3-6da7-abdc-3d"/><text:bookmark-end text:name="docs-internal-guid-586191b3-6da7-abdc-3d"/>Prodotto pensato essenzialmente per l’uso quotidiano di clienti privati potenzialmente di tutte le età ma più mirato verso i giovani.</text:p>
            <text:p text:style-name="P210"/>
          </table:table-cell>
          <table:covered-table-cell/>
        </table:table-row>
        <table:table-row table:style-name="TableRow211">
          <table:table-cell table:style-name="TableCell212" table:number-columns-spanned="2">
            <text:p text:style-name="P213">Punti di Forza:</text:p>
            <text:p text:style-name="P214"><text:bookmark-start text:name="docs-internal-guid-c214808d-6da7-bf57-2c"/><text:bookmark-end text:name="docs-internal-guid-c214808d-6da7-bf57-2c"/>Visore standalone, indipendente da altri device rispetto ad altri visori. Caratteristiche tecniche elevate.</text:p>
            <text:p text:style-name="P215"/>
          </table:table-cell>
          <table:covered-table-cell/>
        </table:table-row>
        <table:table-row table:style-name="TableRow216">
          <table:table-cell table:style-name="TableCell217" table:number-columns-spanned="2">
            <text:p text:style-name="P218">Punti di Debolezza:</text:p>
            <text:p text:style-name="P219"><text:bookmark-start text:name="docs-internal-guid-4b77b049-6da7-d088-13"/><text:bookmark-end text:name="docs-internal-guid-4b77b049-6da7-d088-13"/>Costo (circa 400 euro) maggiore rispetto ad altri visori già sul commercio.</text:p>
            <text:p text:style-name="P220"/>
          </table:table-cell>
          <table:covered-table-cell/>
        </table:table-row>
        <text:soft-page-break/>
        <table:table-row table:style-name="TableRow221">
          <table:table-cell table:style-name="TableCell222" table:number-columns-spanned="2">
            <text:p text:style-name="P223">Canali Utilizzati:</text:p>
            <text:p text:style-name="P224"><text:bookmark-start text:name="docs-internal-guid-78691efc-6da7-e383-85"/><text:bookmark-end text:name="docs-internal-guid-78691efc-6da7-e383-85"/>Fiere a tema informatico, riviste specializzate, pubblicità (anche sponsorizzata) sul web.</text:p>
            <text:p text:style-name="P225"/>
          </table:table-cell>
          <table:covered-table-cell/>
        </table:table-row>
        <table:table-row table:style-name="TableRow226">
          <table:table-cell table:style-name="TableCell227" table:number-columns-spanned="2">
            <text:p text:style-name="P228">Note</text:p>
            <text:p text:style-name="P229"><text:bookmark-start text:name="docs-internal-guid-0669ca61-6da8-0774-47"/><text:bookmark-end text:name="docs-internal-guid-0669ca61-6da8-0774-47"/>Non ancora in commercio, ma possibile uscita entro il 2018.</text:p>
          </table:table-cell>
          <table:covered-table-cell/>
        </table:table-row>
        <table:table-row table:style-name="TableRow230">
          <table:table-cell table:style-name="TableCell231" table:number-columns-spanned="2">
            <text:p text:style-name="P232">Business Model</text:p>
            <text:p text:style-name="P233"><text:bookmark-start text:name="docs-internal-guid-2e95b74d-6da8-1ddc-0a"/><text:bookmark-end text:name="docs-internal-guid-2e95b74d-6da8-1ddc-0a"/>Vendita diretta del prodotto su larga scala e sviluppo/ vendita di applicazioni ad hoc per il dispositivo.</text:p>
            <text:p text:style-name="P234"/>
          </table:table-cell>
          <table:covered-table-cell/>
        </table:table-row>
      </table:table>
      <text:soft-page-break/>
      <text:h text:style-name="P235" text:outline-level="2">COMPETITOR n. 4</text:h>
      <table:table table:style-name="Table236">
        <table:table-columns>
          <table:table-column table:style-name="TableColumn237"/>
          <table:table-column table:style-name="TableColumn238"/>
        </table:table-columns>
        <table:table-row table:style-name="TableRow239">
          <table:table-cell table:style-name="TableCell240">
            <text:p text:style-name="P241">Nome Progetto:</text:p>
            <text:p text:style-name="P242">Google Glass</text:p>
          </table:table-cell>
          <table:table-cell table:style-name="TableCell243">
            <text:p text:style-name="P244">Anno Pubblicazione</text:p>
            <text:p text:style-name="P245">2013</text:p>
          </table:table-cell>
        </table:table-row>
        <table:table-row table:style-name="TableRow246">
          <table:table-cell table:style-name="TableCell247">
            <text:p text:style-name="P248">Nome Competitor:</text:p>
            <text:p text:style-name="P249">Google</text:p>
          </table:table-cell>
          <table:table-cell table:style-name="TableCell250">
            <text:p text:style-name="P251">Dimensione Competitor</text:p>
            <text:p text:style-name="P252">Multinazionale</text:p>
          </table:table-cell>
        </table:table-row>
        <table:table-row table:style-name="TableRow253">
          <table:table-cell table:style-name="TableCell254" table:number-columns-spanned="2">
            <text:p text:style-name="P255">Struttura Aziendale/Societaria:</text:p>
            <text:p text:style-name="P256">Public company</text:p>
          </table:table-cell>
          <table:covered-table-cell/>
        </table:table-row>
        <table:table-row table:style-name="TableRow257">
          <table:table-cell table:style-name="TableCell258" table:number-columns-spanned="2">
            <text:p text:style-name="P259">Descrizione Progetto:</text:p>
            <text:p text:style-name="P260"><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61"/>
          </table:table-cell>
          <table:covered-table-cell/>
        </table:table-row>
        <table:table-row table:style-name="TableRow262">
          <table:table-cell table:style-name="TableCell263" table:number-columns-spanned="2">
            <text:p text:style-name="P264">Value Proposition:</text:p>
            <text:p text:style-name="P265"><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66"/>
          </table:table-cell>
          <table:covered-table-cell/>
        </table:table-row>
        <table:table-row table:style-name="TableRow267">
          <table:table-cell table:style-name="TableCell268" table:number-columns-spanned="2">
            <text:p text:style-name="P269">Customer Segments:</text:p>
            <text:p text:style-name="P270"><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71"/>
          </table:table-cell>
          <table:covered-table-cell/>
        </table:table-row>
        <table:table-row table:style-name="TableRow272">
          <table:table-cell table:style-name="TableCell273" table:number-columns-spanned="2">
            <text:p text:style-name="P274">Punti di Forza:</text:p>
            <text:p text:style-name="P275"><text:bookmark-start text:name="docs-internal-guid-fd923118-6da8-d053-df"/><text:bookmark-end text:name="docs-internal-guid-fd923118-6da8-d053-df"/>Design semplice ed elegante;<text:line-break/>Potenzialmente innovativi applicabili a molte realtà diverse;</text:p>
            <text:p text:style-name="P276"/>
          </table:table-cell>
          <table:covered-table-cell/>
        </table:table-row>
        <text:soft-page-break/>
        <table:table-row table:style-name="TableRow277">
          <table:table-cell table:style-name="TableCell278" table:number-columns-spanned="2">
            <text:p text:style-name="P279">Punti di Debolezza:</text:p>
            <text:p text:style-name="P280"><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81"/>
          </table:table-cell>
          <table:covered-table-cell/>
        </table:table-row>
        <table:table-row table:style-name="TableRow282">
          <table:table-cell table:style-name="TableCell283" table:number-columns-spanned="2">
            <text:p text:style-name="P284">Canali Utilizzati:</text:p>
            <text:p text:style-name="P285"><text:bookmark-start text:name="docs-internal-guid-d207908e-6da9-014f-ab"/><text:bookmark-end text:name="docs-internal-guid-d207908e-6da9-014f-ab"/>Conferenze e congressi a tema informatico e non ( per esempio Moscone Center o al Fashion Week di New York)</text:p>
            <text:p text:style-name="P286"/>
          </table:table-cell>
          <table:covered-table-cell/>
        </table:table-row>
        <table:table-row table:style-name="TableRow287">
          <table:table-cell table:style-name="TableCell288" table:number-columns-spanned="2">
            <text:p text:style-name="P289">Note</text:p>
            <text:p text:style-name="P290"><text:bookmark-start text:name="docs-internal-guid-9d441ec1-6da9-1522-82"/><text:bookmark-end text:name="docs-internal-guid-9d441ec1-6da9-1522-82"/>Progetto chiuso nel 2016 ( Progetto Explorer )</text:p>
            <text:p text:style-name="P291"/>
          </table:table-cell>
          <table:covered-table-cell/>
        </table:table-row>
        <table:table-row table:style-name="TableRow292">
          <table:table-cell table:style-name="TableCell293" table:number-columns-spanned="2">
            <text:p text:style-name="P294">Business Model</text:p>
            <text:p text:style-name="P295"><text:bookmark-start text:name="docs-internal-guid-02d50253-6da9-3040-3c"/><text:bookmark-end text:name="docs-internal-guid-02d50253-6da9-3040-3c"/>Vendita diretta del prodotto e vendita delle app create ad hoc per il sistema “Glass OS”</text:p>
            <text:p text:style-name="P296"/>
          </table:table-cell>
          <table:covered-table-cell/>
        </table:table-row>
      </table:table>
      <text:soft-page-break/>
      <text:h text:style-name="P297" text:outline-level="2">COMPETITOR n. 5</text:h>
      <table:table table:style-name="Table298">
        <table:table-columns>
          <table:table-column table:style-name="TableColumn299"/>
          <table:table-column table:style-name="TableColumn300"/>
        </table:table-columns>
        <table:table-row table:style-name="TableRow301">
          <table:table-cell table:style-name="TableCell302">
            <text:p text:style-name="P303">Nome Progetto:</text:p>
            <text:p text:style-name="P304">iGlasses</text:p>
          </table:table-cell>
          <table:table-cell table:style-name="TableCell305">
            <text:p text:style-name="P306">Anno Pubblicazione</text:p>
            <text:p text:style-name="P307">2020</text:p>
          </table:table-cell>
        </table:table-row>
        <table:table-row table:style-name="TableRow308">
          <table:table-cell table:style-name="TableCell309">
            <text:p text:style-name="P310">Nome Competitor:</text:p>
            <text:p text:style-name="P311">Apple</text:p>
          </table:table-cell>
          <table:table-cell table:style-name="TableCell312">
            <text:p text:style-name="P313">Dimensione Competitor</text:p>
            <text:p text:style-name="P314">Multinazionale</text:p>
          </table:table-cell>
        </table:table-row>
        <table:table-row table:style-name="TableRow315">
          <table:table-cell table:style-name="TableCell316" table:number-columns-spanned="2">
            <text:p text:style-name="P317">Struttura Aziendale/Societaria:</text:p>
            <text:p text:style-name="P318">Public company</text:p>
          </table:table-cell>
          <table:covered-table-cell/>
        </table:table-row>
        <table:table-row table:style-name="TableRow319">
          <table:table-cell table:style-name="TableCell320" table:number-columns-spanned="2">
            <text:p text:style-name="P321">Descrizione Progetto:</text:p>
            <text:p text:style-name="P322"><text:bookmark-start text:name="docs-internal-guid-4b72c78e-6da9-af58-70"/><text:bookmark-end text:name="docs-internal-guid-4b72c78e-6da9-af58-70"/>Occhiali in realtà aumentata in via di sviluppo da parte di Apple.</text:p>
          </table:table-cell>
          <table:covered-table-cell/>
        </table:table-row>
        <table:table-row table:style-name="TableRow323">
          <table:table-cell table:style-name="TableCell324" table:number-columns-spanned="2">
            <text:p text:style-name="P325">Value Proposition:</text:p>
            <text:p text:style-name="P326"><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327"/>
          </table:table-cell>
          <table:covered-table-cell/>
        </table:table-row>
        <table:table-row table:style-name="TableRow328">
          <table:table-cell table:style-name="TableCell329" table:number-columns-spanned="2">
            <text:p text:style-name="P330">Customer Segments:</text:p>
            <text:p text:style-name="P331"/>
          </table:table-cell>
          <table:covered-table-cell/>
        </table:table-row>
        <table:table-row table:style-name="TableRow332">
          <table:table-cell table:style-name="TableCell333" table:number-columns-spanned="2">
            <text:p text:style-name="P334">Punti di Forza:</text:p>
            <text:p text:style-name="P335"><text:bookmark-start text:name="docs-internal-guid-baa30d64-6daa-0db1-ab"/><text:bookmark-end text:name="docs-internal-guid-baa30d64-6daa-0db1-ab"/>Sistema Operativo ad hoc ( rOS );<text:line-break/>Sistema innovativo di interazione tramite display touch, comandi vocali e gesti della testa.</text:p>
            <text:p text:style-name="P336"/>
          </table:table-cell>
          <table:covered-table-cell/>
        </table:table-row>
        <table:table-row table:style-name="TableRow337">
          <table:table-cell table:style-name="TableCell338" table:number-columns-spanned="2">
            <text:p text:style-name="P339">Punti di Debolezza:</text:p>
            <text:p text:style-name="P340"><text:bookmark-start text:name="docs-internal-guid-ad705c4e-6daa-2397-63"/><text:bookmark-end text:name="docs-internal-guid-ad705c4e-6daa-2397-63"/>Difficile produrre un dispositivo con una montatura bella e leggera</text:p>
            <text:p text:style-name="P341"/>
          </table:table-cell>
          <table:covered-table-cell/>
        </table:table-row>
        <table:table-row table:style-name="TableRow342">
          <table:table-cell table:style-name="TableCell343" table:number-columns-spanned="2">
            <text:p text:style-name="P344">Canali Utilizzati:</text:p>
          </table:table-cell>
          <table:covered-table-cell/>
        </table:table-row>
        <text:soft-page-break/>
        <table:table-row table:style-name="TableRow345">
          <table:table-cell table:style-name="TableCell346" table:number-columns-spanned="2">
            <text:p text:style-name="P347">Note</text:p>
            <text:p text:style-name="P348"><text:bookmark-start text:name="docs-internal-guid-7c6ef651-6daa-491f-74"/><text:bookmark-end text:name="docs-internal-guid-7c6ef651-6daa-491f-74"/>Progetto in via di sviluppo. Non è facile trovare o ricavare alcune informazioni.</text:p>
            <text:p text:style-name="P349"/>
          </table:table-cell>
          <table:covered-table-cell/>
        </table:table-row>
        <table:table-row table:style-name="TableRow350">
          <table:table-cell table:style-name="TableCell351" table:number-columns-spanned="2">
            <text:p text:style-name="P352">Business Model</text:p>
          </table:table-cell>
          <table:covered-table-cell/>
        </table:table-row>
      </table:table>
      <text:soft-page-break/>
      <text:h text:style-name="P353" text:outline-level="2">COMPETITOR n. 6</text:h>
      <table:table table:style-name="Table354">
        <table:table-columns>
          <table:table-column table:style-name="TableColumn355"/>
          <table:table-column table:style-name="TableColumn356"/>
        </table:table-columns>
        <table:table-row table:style-name="TableRow357">
          <table:table-cell table:style-name="TableCell358">
            <text:p text:style-name="P359">Nome Progetto:</text:p>
            <text:p text:style-name="P360">Nintendo Virtual Boy</text:p>
          </table:table-cell>
          <table:table-cell table:style-name="TableCell361">
            <text:p text:style-name="P362">Anno Pubblicazione</text:p>
            <text:p text:style-name="P363">1995</text:p>
          </table:table-cell>
        </table:table-row>
        <table:table-row table:style-name="TableRow364">
          <table:table-cell table:style-name="TableCell365">
            <text:p text:style-name="P366">Nome Competitor:</text:p>
            <text:p text:style-name="P367">Nintendo</text:p>
          </table:table-cell>
          <table:table-cell table:style-name="TableCell368">
            <text:p text:style-name="P369">Dimensione Competitor</text:p>
            <text:p text:style-name="P370">Multinazionale</text:p>
          </table:table-cell>
        </table:table-row>
        <table:table-row table:style-name="TableRow371">
          <table:table-cell table:style-name="TableCell372" table:number-columns-spanned="2">
            <text:p text:style-name="P373">Struttura Aziendale/Societaria:</text:p>
            <text:p text:style-name="P374">Società per azioni</text:p>
          </table:table-cell>
          <table:covered-table-cell/>
        </table:table-row>
        <table:table-row table:style-name="TableRow375">
          <table:table-cell table:style-name="TableCell376" table:number-columns-spanned="2">
            <text:p text:style-name="P377">Descrizione Progetto:</text:p>
            <text:p text:style-name="P378"><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79"/>
          </table:table-cell>
          <table:covered-table-cell/>
        </table:table-row>
        <table:table-row table:style-name="TableRow380">
          <table:table-cell table:style-name="TableCell381" table:number-columns-spanned="2">
            <text:p text:style-name="P382">Value Proposition:</text:p>
            <text:p text:style-name="P383"><text:bookmark-start text:name="docs-internal-guid-a4f77dd9-6daa-eb07-32"/><text:bookmark-end text:name="docs-internal-guid-a4f77dd9-6daa-eb07-32"/><text:span text:style-name="T384">All’epoca di uscita del prodotto era di sicuro qualcosa di innovativo e di mai visto. Era un prodotto pensato per hardcore gamers che spaziavano, per età, dai giovanissimi fino ai più grandi.</text:span><text:span text:style-name="T385"><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p>
            <text:p text:style-name="P386"/>
          </table:table-cell>
          <table:covered-table-cell/>
        </table:table-row>
        <table:table-row table:style-name="TableRow387">
          <table:table-cell table:style-name="TableCell388" table:number-columns-spanned="2">
            <text:p text:style-name="P389">Customer Segments:</text:p>
            <text:p text:style-name="P390">Videogiocatori hardcore e casual</text:p>
          </table:table-cell>
          <table:covered-table-cell/>
        </table:table-row>
        <table:table-row table:style-name="TableRow391">
          <table:table-cell table:style-name="TableCell392" table:number-columns-spanned="2">
            <text:p text:style-name="P393">Punti di Forza:</text:p>
            <text:p text:style-name="P394">Novità assoluta nel campo videoludico (all’epoca)</text:p>
          </table:table-cell>
          <table:covered-table-cell/>
        </table:table-row>
        <text:soft-page-break/>
        <table:table-row table:style-name="TableRow395">
          <table:table-cell table:style-name="TableCell396" table:number-columns-spanned="2">
            <text:p text:style-name="P397">Punti di Debolezza:</text:p>
            <text:p text:style-name="P398"><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99">I giochi non sfruttavano a pieno le potenzialità del dispositivo;</text:p>
              </text:list-item>
              <text:list-item>
                <text:p text:style-name="P400">Libreria di giochi scarsa per quantità e qualità;</text:p>
              </text:list-item>
              <text:list-item>
                <text:p text:style-name="P401">Marketing non efficiente (era pubblicizzata come una console portatile ma il peso e le dimensioni erano considerevoli rispetto ad altre console dell’epoca);</text:p>
              </text:list-item>
              <text:list-item>
                <text:p text:style-name="P402">Difficoltà nell’utilizzare la console in quanto non aveva nessun tipo di supporto che agevolasse l’utente nell’indossarla;</text:p>
              </text:list-item>
              <text:list-item>
                <text:p text:style-name="P403">Causava fastidio agli occhi e nausea dopo appena un’ora di utilizzo.</text:p>
              </text:list-item>
            </text:list>
            <text:p text:style-name="P404"/>
          </table:table-cell>
          <table:covered-table-cell/>
        </table:table-row>
        <table:table-row table:style-name="TableRow405">
          <table:table-cell table:style-name="TableCell406" table:number-columns-spanned="2">
            <text:p text:style-name="P407">Canali Utilizzati:</text:p>
            <text:p text:style-name="P408"><text:bookmark-start text:name="docs-internal-guid-879adc81-6dab-8c2a-91"/><text:bookmark-end text:name="docs-internal-guid-879adc81-6dab-8c2a-91"/>Pubblicità televisiva</text:p>
            <text:p text:style-name="P409"/>
          </table:table-cell>
          <table:covered-table-cell/>
        </table:table-row>
        <table:table-row table:style-name="TableRow410">
          <table:table-cell table:style-name="TableCell411" table:number-columns-spanned="2">
            <text:p text:style-name="P412">Note</text:p>
            <text:p text:style-name="P413"><text:bookmark-start text:name="docs-internal-guid-e8996004-6dab-9ef3-6e"/><text:bookmark-end text:name="docs-internal-guid-e8996004-6dab-9ef3-6e"/>Prodotto fallito l’anno successivo alla sua commercializzazione. E’ noto come uno dei più grandi flop della storia di Nintendo.</text:p>
            <text:p text:style-name="P414"/>
          </table:table-cell>
          <table:covered-table-cell/>
        </table:table-row>
        <table:table-row table:style-name="TableRow415">
          <table:table-cell table:style-name="TableCell416" table:number-columns-spanned="2">
            <text:p text:style-name="P417">Business Model</text:p>
            <text:p text:style-name="P418"><text:bookmark-start text:name="docs-internal-guid-531375b4-6dab-b4ec-ba"/><text:bookmark-end text:name="docs-internal-guid-531375b4-6dab-b4ec-ba"/><text:span text:style-name="T419">Vendita diretta del prodotto e dei giochi a corredo</text:span><text:span text:style-name="T420">.</text:span></text:p>
            <text:p text:style-name="P421"/>
          </table:table-cell>
          <table:covered-table-cell/>
        </table:table-row>
      </table:table>
      <text:soft-page-break/>
      <text:h text:style-name="P422" text:outline-level="2">COMPETITOR n. 7</text:h>
      <table:table table:style-name="Table423">
        <table:table-columns>
          <table:table-column table:style-name="TableColumn424"/>
          <table:table-column table:style-name="TableColumn425"/>
        </table:table-columns>
        <table:table-row table:style-name="TableRow426">
          <table:table-cell table:style-name="TableCell427">
            <text:p text:style-name="P428">Nome Progetto:</text:p>
            <text:p text:style-name="P429">FXMirror</text:p>
          </table:table-cell>
          <table:table-cell table:style-name="TableCell430">
            <text:p text:style-name="P431">Anno Pubblicazione</text:p>
            <text:p text:style-name="P432">2012</text:p>
          </table:table-cell>
        </table:table-row>
        <table:table-row table:style-name="TableRow433">
          <table:table-cell table:style-name="TableCell434">
            <text:p text:style-name="P435">Nome Competitor:</text:p>
            <text:p text:style-name="P436">FXGear</text:p>
          </table:table-cell>
          <table:table-cell table:style-name="TableCell437">
            <text:p text:style-name="P438">Dimensione Competitor</text:p>
            <text:p text:style-name="P439">Multinazionale</text:p>
          </table:table-cell>
        </table:table-row>
        <table:table-row table:style-name="TableRow440">
          <table:table-cell table:style-name="TableCell441" table:number-columns-spanned="2">
            <text:p text:style-name="P442">Struttura Aziendale/Societaria:</text:p>
            <text:p text:style-name="P443">Incorporated</text:p>
          </table:table-cell>
          <table:covered-table-cell/>
        </table:table-row>
        <table:table-row table:style-name="TableRow444">
          <table:table-cell table:style-name="TableCell445" table:number-columns-spanned="2">
            <text:p text:style-name="P446">Descrizione Progetto:</text:p>
            <text:p text:style-name="P447"><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448"/>
          </table:table-cell>
          <table:covered-table-cell/>
        </table:table-row>
        <table:table-row table:style-name="TableRow449">
          <table:table-cell table:style-name="TableCell450" table:number-columns-spanned="2">
            <text:p text:style-name="P451">Value Proposition:</text:p>
            <text:p text:style-name="P452"><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453"/>
          </table:table-cell>
          <table:covered-table-cell/>
        </table:table-row>
        <table:table-row table:style-name="TableRow454">
          <table:table-cell table:style-name="TableCell455" table:number-columns-spanned="2">
            <text:p text:style-name="P456">Customer Segments:</text:p>
            <text:p text:style-name="P457"><text:bookmark-start text:name="docs-internal-guid-12f66333-6dac-3f2c-6f"/><text:bookmark-end text:name="docs-internal-guid-12f66333-6dac-3f2c-6f"/>I principali clienti sono i negozi di moda che espongono il prodotto e che lo fanno utilizzare alla clientela del negozio.</text:p>
            <text:p text:style-name="P458"/>
          </table:table-cell>
          <table:covered-table-cell/>
        </table:table-row>
        <table:table-row table:style-name="TableRow459">
          <table:table-cell table:style-name="TableCell460" table:number-columns-spanned="2">
            <text:p text:style-name="P461">Punti di Forza:</text:p>
            <text:p text:style-name="P462"><text:bookmark-start text:name="docs-internal-guid-f99febb9-6dac-5750-8c"/><text:bookmark-end text:name="docs-internal-guid-f99febb9-6dac-5750-8c"/>Interfaccia semplice ed intuitiva;<text:line-break/>Riconoscimento del corpo istantanea;</text:p>
            <text:p text:style-name="P463"><text:span text:style-name="T464">I vestiti si adattano al corpo del utente;</text:span><text:span text:style-name="T465"><text:line-break/>Permette di provare più vestiti contemporaneamente;</text:span><text:span text:style-name="T466"><text:line-break/>Condivisione e salvataggio su smartphone dell’outfit scelto;</text:span></text:p>
          </table:table-cell>
          <table:covered-table-cell/>
        </table:table-row>
        <text:soft-page-break/>
        <table:table-row table:style-name="TableRow467">
          <table:table-cell table:style-name="TableCell468" table:number-columns-spanned="2">
            <text:p text:style-name="P469">Punti di Debolezza:</text:p>
            <text:p text:style-name="P470"><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71"/>
          </table:table-cell>
          <table:covered-table-cell/>
        </table:table-row>
        <table:table-row table:style-name="TableRow472">
          <table:table-cell table:style-name="TableCell473" table:number-columns-spanned="2">
            <text:p text:style-name="P474">Canali Utilizzati:</text:p>
            <text:p text:style-name="P475"><text:bookmark-start text:name="docs-internal-guid-8eb6eefe-6dac-799d-b3"/><text:bookmark-end text:name="docs-internal-guid-8eb6eefe-6dac-799d-b3"/>Fiere e conferenze specializzate nel settore della moda e dell’innovazione,  vendita diretta all’azienda.</text:p>
            <text:p text:style-name="P476"/>
          </table:table-cell>
          <table:covered-table-cell/>
        </table:table-row>
        <table:table-row table:style-name="TableRow477">
          <table:table-cell table:style-name="TableCell478" table:number-columns-spanned="2">
            <text:p text:style-name="P479">Note</text:p>
          </table:table-cell>
          <table:covered-table-cell/>
        </table:table-row>
        <table:table-row table:style-name="TableRow480">
          <table:table-cell table:style-name="TableCell481" table:number-columns-spanned="2">
            <text:p text:style-name="P482">Business Model</text:p>
            <text:p text:style-name="P483"><text:bookmark-start text:name="docs-internal-guid-93b67110-6dac-98ee-74"/><text:bookmark-end text:name="docs-internal-guid-93b67110-6dac-98ee-74"/>Vendita del prodotto e supporto ai negozi aderenti</text:p>
            <text:p text:style-name="P484"/>
          </table:table-cell>
          <table:covered-table-cell/>
        </table:table-row>
      </table:table>
      <text:soft-page-break/>
      <text:h text:style-name="P485" text:outline-level="2">COMPETITOR n. 8</text:h>
      <table:table table:style-name="Table486">
        <table:table-columns>
          <table:table-column table:style-name="TableColumn487"/>
          <table:table-column table:style-name="TableColumn488"/>
        </table:table-columns>
        <table:table-row table:style-name="TableRow489">
          <table:table-cell table:style-name="TableCell490">
            <text:p text:style-name="P491">Nome Progetto:</text:p>
            <text:p text:style-name="P492">Insta360</text:p>
          </table:table-cell>
          <table:table-cell table:style-name="TableCell493">
            <text:p text:style-name="P494">Anno Pubblicazione</text:p>
            <text:p text:style-name="P495">2014</text:p>
          </table:table-cell>
        </table:table-row>
        <table:table-row table:style-name="TableRow496">
          <table:table-cell table:style-name="TableCell497">
            <text:p text:style-name="P498">Nome Competitor:</text:p>
            <text:p text:style-name="P499">Insta360</text:p>
          </table:table-cell>
          <table:table-cell table:style-name="TableCell500">
            <text:p text:style-name="P501">Dimensione Competitor</text:p>
          </table:table-cell>
        </table:table-row>
        <table:table-row table:style-name="TableRow502">
          <table:table-cell table:style-name="TableCell503" table:number-columns-spanned="2">
            <text:p text:style-name="P504">Struttura Aziendale/Societaria:</text:p>
            <text:p text:style-name="P505">azienda privata</text:p>
          </table:table-cell>
          <table:covered-table-cell/>
        </table:table-row>
        <table:table-row table:style-name="TableRow506">
          <table:table-cell table:style-name="TableCell507" table:number-columns-spanned="2">
            <text:p text:style-name="P508">Descrizione Progetto:</text:p>
            <text:p text:style-name="P509">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510">
          <table:table-cell table:style-name="TableCell511" table:number-columns-spanned="2">
            <text:p text:style-name="P512">Value Proposition:</text:p>
            <text:p text:style-name="P513"><text:span text:style-name="T514">Novità, performance, design</text:span></text:p>
            <text:p text:style-name="P515"/>
          </table:table-cell>
          <table:covered-table-cell/>
        </table:table-row>
        <table:table-row table:style-name="TableRow516">
          <table:table-cell table:style-name="TableCell517" table:number-columns-spanned="2">
            <text:p text:style-name="P518">Customer Segments:</text:p>
            <text:p text:style-name="P519">Appassionati della fotografia, gente amante dell’innovazione</text:p>
          </table:table-cell>
          <table:covered-table-cell/>
        </table:table-row>
        <table:table-row table:style-name="TableRow520">
          <table:table-cell table:style-name="TableCell521" table:number-columns-spanned="2">
            <text:p text:style-name="P522">Punti di Forza:</text:p>
            <text:p text:style-name="P523"><text:span text:style-name="T524">Design elegante, ottima portabilità, utilizzo in diversi luoghi e settori</text:span></text:p>
            <text:p text:style-name="P525"/>
          </table:table-cell>
          <table:covered-table-cell/>
        </table:table-row>
        <table:table-row table:style-name="TableRow526">
          <table:table-cell table:style-name="TableCell527" table:number-columns-spanned="2">
            <text:p text:style-name="P528">Punti di Debolezza:</text:p>
            <text:p text:style-name="P529"/>
          </table:table-cell>
          <table:covered-table-cell/>
        </table:table-row>
        <table:table-row table:style-name="TableRow530">
          <table:table-cell table:style-name="TableCell531" table:number-columns-spanned="2">
            <text:p text:style-name="P532">Canali Utilizzati:</text:p>
            <text:p text:style-name="P533">sito web, social</text:p>
          </table:table-cell>
          <table:covered-table-cell/>
        </table:table-row>
        <table:table-row table:style-name="TableRow534">
          <table:table-cell table:style-name="TableCell535" table:number-columns-spanned="2">
            <text:p text:style-name="P536">Note</text:p>
          </table:table-cell>
          <table:covered-table-cell/>
        </table:table-row>
        <text:soft-page-break/>
        <table:table-row table:style-name="TableRow537">
          <table:table-cell table:style-name="TableCell538" table:number-columns-spanned="2">
            <text:p text:style-name="P539">Business Model</text:p>
            <text:p text:style-name="P540">Vendendo la telecamera si generano i guadagni</text:p>
          </table:table-cell>
          <table:covered-table-cell/>
        </table:table-row>
      </table:table>
      <text:soft-page-break/>
      <text:h text:style-name="P541" text:outline-level="2">COMPETITOR n. 9</text:h>
      <table:table table:style-name="Table542">
        <table:table-columns>
          <table:table-column table:style-name="TableColumn543"/>
          <table:table-column table:style-name="TableColumn544"/>
        </table:table-columns>
        <table:table-row table:style-name="TableRow545">
          <table:table-cell table:style-name="TableCell546">
            <text:p text:style-name="P547">Nome Progetto:</text:p>
            <text:p text:style-name="P548"/>
          </table:table-cell>
          <table:table-cell table:style-name="TableCell549">
            <text:p text:style-name="P550">Anno Pubblicazione</text:p>
            <text:p text:style-name="P551"/>
          </table:table-cell>
        </table:table-row>
        <table:table-row table:style-name="TableRow552">
          <table:table-cell table:style-name="TableCell553">
            <text:p text:style-name="P554">Nome Competitor:</text:p>
            <text:p text:style-name="P555"/>
          </table:table-cell>
          <table:table-cell table:style-name="TableCell556">
            <text:p text:style-name="P557">Dimensione Competitor</text:p>
          </table:table-cell>
        </table:table-row>
        <table:table-row table:style-name="TableRow558">
          <table:table-cell table:style-name="TableCell559" table:number-columns-spanned="2">
            <text:p text:style-name="P560">Struttura Aziendale/Societaria:</text:p>
            <text:p text:style-name="P561"/>
            <text:p text:style-name="P562"/>
          </table:table-cell>
          <table:covered-table-cell/>
        </table:table-row>
        <table:table-row table:style-name="TableRow563">
          <table:table-cell table:style-name="TableCell564" table:number-columns-spanned="2">
            <text:p text:style-name="P565">Descrizione Progetto:</text:p>
            <text:p text:style-name="P566"/>
          </table:table-cell>
          <table:covered-table-cell/>
        </table:table-row>
        <table:table-row table:style-name="TableRow567">
          <table:table-cell table:style-name="TableCell568" table:number-columns-spanned="2">
            <text:p text:style-name="P569">Value Proposition: Novità, performance</text:p>
          </table:table-cell>
          <table:covered-table-cell/>
        </table:table-row>
        <table:table-row table:style-name="TableRow570">
          <table:table-cell table:style-name="TableCell571" table:number-columns-spanned="2">
            <text:p text:style-name="P572">Customer Segments:</text:p>
            <text:p text:style-name="P573"/>
            <text:p text:style-name="P574"/>
          </table:table-cell>
          <table:covered-table-cell/>
        </table:table-row>
        <table:table-row table:style-name="TableRow575">
          <table:table-cell table:style-name="TableCell576" table:number-columns-spanned="2">
            <text:p text:style-name="P577">Punti di Forza:</text:p>
            <text:p text:style-name="P578"/>
            <text:p text:style-name="P579"/>
          </table:table-cell>
          <table:covered-table-cell/>
        </table:table-row>
        <table:table-row table:style-name="TableRow580">
          <table:table-cell table:style-name="TableCell581" table:number-columns-spanned="2">
            <text:p text:style-name="P582">Punti di Debolezza:</text:p>
          </table:table-cell>
          <table:covered-table-cell/>
        </table:table-row>
        <table:table-row table:style-name="TableRow583">
          <table:table-cell table:style-name="TableCell584" table:number-columns-spanned="2">
            <text:p text:style-name="P585"><text:span text:style-name="T586">Canali Utilizzati:</text:span></text:p>
          </table:table-cell>
          <table:covered-table-cell/>
        </table:table-row>
        <table:table-row table:style-name="TableRow587">
          <table:table-cell table:style-name="TableCell588" table:number-columns-spanned="2">
            <text:p text:style-name="P589">Note</text:p>
          </table:table-cell>
          <table:covered-table-cell/>
        </table:table-row>
        <text:soft-page-break/>
        <table:table-row table:style-name="TableRow590">
          <table:table-cell table:style-name="TableCell591" table:number-columns-spanned="2">
            <text:p text:style-name="P592">Business Model</text:p>
            <text:p text:style-name="P593"/>
          </table:table-cell>
          <table:covered-table-cell/>
        </table:table-row>
      </table:table>
      <text:soft-page-break/>
      <text:h text:style-name="P594" text:outline-level="2">COMPETITOR n. 10</text:h>
      <table:table table:style-name="Table595">
        <table:table-columns>
          <table:table-column table:style-name="TableColumn596"/>
          <table:table-column table:style-name="TableColumn597"/>
        </table:table-columns>
        <table:table-row table:style-name="TableRow598">
          <table:table-cell table:style-name="TableCell599">
            <text:p text:style-name="P600">Nome Progetto:</text:p>
            <text:p text:style-name="P601">PlayStation VR game to Windows Mixed Reality</text:p>
          </table:table-cell>
          <table:table-cell table:style-name="TableCell602">
            <text:p text:style-name="P603">Anno Pubblicazione</text:p>
            <text:p text:style-name="P604">2017</text:p>
          </table:table-cell>
        </table:table-row>
        <table:table-row table:style-name="TableRow605">
          <table:table-cell table:style-name="TableCell606">
            <text:p text:style-name="P607">Nome Competitor:</text:p>
            <text:p text:style-name="P608"><text:span text:style-name="T609">Sony</text:span></text:p>
            <text:p text:style-name="P610"/>
          </table:table-cell>
          <table:table-cell table:style-name="TableCell611">
            <text:p text:style-name="P612">Dimensione Competitor</text:p>
          </table:table-cell>
        </table:table-row>
        <table:table-row table:style-name="TableRow613">
          <table:table-cell table:style-name="TableCell614" table:number-columns-spanned="2">
            <text:p text:style-name="P615">Struttura Aziendale/Societaria:</text:p>
            <text:p text:style-name="P616"><text:span text:style-name="T617">Multinazionale per l’elettronica di consumo, videogiochi,intrattenimento e servizi finanziari</text:span></text:p>
          </table:table-cell>
          <table:covered-table-cell/>
        </table:table-row>
        <table:table-row table:style-name="TableRow618">
          <table:table-cell table:style-name="TableCell619" table:number-columns-spanned="2">
            <text:p text:style-name="P620">Descrizione Progetto:</text:p>
            <text:p text:style-name="P621"><text:span text:style-name="T622">Aggiungere funzionalità alla PS4 per migliorare il livestreaming dei contenuti VR:</text:span></text:p>
            <text:list text:style-name="LFO2" text:continue-numbering="true">
              <text:list-item>
                <text:p text:style-name="P623">Il giocatore può scegliere la posizione di una telecamera virtuale in terza persona all’interno del mondo del gioco.</text:p>
              </text:list-item>
              <text:list-item>
                <text:p text:style-name="P624">Applicazione di effetti steadicam e filtro all’output.</text:p>
              </text:list-item>
              <text:list-item>
                <text:p text:style-name="P625">Aggiunta di cinematica aggiuntiva concentrata sugli sguardi e sul movimento del giocatore.</text:p>
              </text:list-item>
              <text:list-item>
                <text:p text:style-name="P626">Possibilità per il giocatore di effettuare selezioni e regolazioni in tempo reale per le visualizzazioni della telecamera del feed, aggiungere commenti dal vivo durante la trasmissione.</text:p>
              </text:list-item>
              <text:list-item>
                <text:p text:style-name="P627">Aggiunta di una telecamera al mondo reale per vista esterna a favore di una versione di realtà mista</text:p>
              </text:list-item>
            </text:list>
            <text:p text:style-name="P628"/>
          </table:table-cell>
          <table:covered-table-cell/>
        </table:table-row>
        <table:table-row table:style-name="TableRow629">
          <table:table-cell table:style-name="TableCell630" table:number-columns-spanned="2">
            <text:p text:style-name="P631">Value Proposition:</text:p>
            <text:p text:style-name="P632">Performance</text:p>
          </table:table-cell>
          <table:covered-table-cell/>
        </table:table-row>
        <table:table-row table:style-name="TableRow633">
          <table:table-cell table:style-name="TableCell634" table:number-columns-spanned="2">
            <text:p text:style-name="P635">Customer Segments:</text:p>
            <text:p text:style-name="P636">Videogiocatori, livestreamers professionisti</text:p>
          </table:table-cell>
          <table:covered-table-cell/>
        </table:table-row>
        <table:table-row table:style-name="TableRow637">
          <table:table-cell table:style-name="TableCell638" table:number-columns-spanned="2">
            <text:p text:style-name="P639">Punti di Forza:</text:p>
            <text:p text:style-name="P640"><text:span text:style-name="T641">Il giocatore può personalizzare la modalità in cui preferisce giocare, con alte prestazioni</text:span></text:p>
            <text:p text:style-name="P642"/>
          </table:table-cell>
          <table:covered-table-cell/>
        </table:table-row>
        <text:soft-page-break/>
        <table:table-row table:style-name="TableRow643">
          <table:table-cell table:style-name="TableCell644" table:number-columns-spanned="2">
            <text:p text:style-name="P645">Punti di Debolezza:</text:p>
            <text:p text:style-name="P646"><text:span text:style-name="T647">Il progetto è infattibile se PS4 non ufficializza l’aggiornamento che Sony può sfruttare per migliorare il livestreaming e le realtà miste di Playstation VR.</text:span></text:p>
            <text:p text:style-name="P648"><text:span text:style-name="T649">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p>
            <text:p text:style-name="P650"/>
          </table:table-cell>
          <table:covered-table-cell/>
        </table:table-row>
        <table:table-row table:style-name="TableRow651">
          <table:table-cell table:style-name="TableCell652" table:number-columns-spanned="2">
            <text:p text:style-name="P653">Canali Utilizzati:</text:p>
            <text:p text:style-name="P654"><text:span text:style-name="T655">Internet, social, riviste tecnologiche</text:span></text:p>
            <text:p text:style-name="P656"/>
          </table:table-cell>
          <table:covered-table-cell/>
        </table:table-row>
        <table:table-row table:style-name="TableRow657">
          <table:table-cell table:style-name="TableCell658" table:number-columns-spanned="2">
            <text:p text:style-name="P659">Note</text:p>
          </table:table-cell>
          <table:covered-table-cell/>
        </table:table-row>
        <table:table-row table:style-name="TableRow660">
          <table:table-cell table:style-name="TableCell661" table:number-columns-spanned="2">
            <text:p text:style-name="P662">Business Model</text:p>
            <text:p text:style-name="P663">Dai clienti che decideranno di possedere con la PS4 queste nuove funzionalità avanzate.</text:p>
          </table:table-cell>
          <table:covered-table-cell/>
        </table:table-row>
      </table:table>
      <text:soft-page-break/>
      <text:h text:style-name="P664" text:outline-level="2">COMPETITOR n. 11</text:h>
      <table:table table:style-name="Table665">
        <table:table-columns>
          <table:table-column table:style-name="TableColumn666"/>
          <table:table-column table:style-name="TableColumn667"/>
        </table:table-columns>
        <table:table-row table:style-name="TableRow668">
          <table:table-cell table:style-name="TableCell669">
            <text:p text:style-name="P670">Nome Progetto:</text:p>
            <text:p text:style-name="P671">Meta 2</text:p>
          </table:table-cell>
          <table:table-cell table:style-name="TableCell672">
            <text:p text:style-name="P673">Anno Pubblicazione</text:p>
            <text:p text:style-name="P674">2017</text:p>
          </table:table-cell>
        </table:table-row>
        <table:table-row table:style-name="TableRow675">
          <table:table-cell table:style-name="TableCell676">
            <text:p text:style-name="P677">Nome Competitor:</text:p>
            <text:p text:style-name="P678">Meta</text:p>
          </table:table-cell>
          <table:table-cell table:style-name="TableCell679">
            <text:p text:style-name="P680">Dimensione Competitor</text:p>
          </table:table-cell>
        </table:table-row>
        <table:table-row table:style-name="TableRow681">
          <table:table-cell table:style-name="TableCell682" table:number-columns-spanned="2">
            <text:p text:style-name="P683">Struttura Aziendale/Societaria:</text:p>
            <text:p text:style-name="P684">Azienda privata</text:p>
          </table:table-cell>
          <table:covered-table-cell/>
        </table:table-row>
        <table:table-row table:style-name="TableRow685">
          <table:table-cell table:style-name="TableCell686" table:number-columns-spanned="2">
            <text:p text:style-name="P687">Descrizione Progetto:</text:p>
            <text:p text:style-name="P688">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Row689">
          <table:table-cell table:style-name="TableCell690" table:number-columns-spanned="2">
            <text:p text:style-name="P691">Value Proposition:</text:p>
            <text:p text:style-name="P692"><text:span text:style-name="T693">Novità e performance</text:span></text:p>
            <text:p text:style-name="P694"/>
          </table:table-cell>
          <table:covered-table-cell/>
        </table:table-row>
        <table:table-row table:style-name="TableRow695">
          <table:table-cell table:style-name="TableCell696" table:number-columns-spanned="2">
            <text:p text:style-name="P697">Customer Segments:</text:p>
            <text:p text:style-name="P698"><text:span text:style-name="T699">Studenti, progettisti, neuroscienziati</text:span></text:p>
            <text:p text:style-name="P700"/>
          </table:table-cell>
          <table:covered-table-cell/>
        </table:table-row>
        <table:table-row table:style-name="TableRow701">
          <table:table-cell table:style-name="TableCell702" table:number-columns-spanned="2">
            <text:p text:style-name="P703">Punti di Forza:</text:p>
            <text:p text:style-name="P704">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Row705">
          <table:table-cell table:style-name="TableCell706" table:number-columns-spanned="2">
            <text:p text:style-name="P707">Punti di Debolezza:</text:p>
            <text:p text:style-name="P708">Rischio di provocare allucinazioni per la fusione dell’irreale con il reale</text:p>
          </table:table-cell>
          <table:covered-table-cell/>
        </table:table-row>
        <table:table-row table:style-name="TableRow709">
          <table:table-cell table:style-name="TableCell710" table:number-columns-spanned="2">
            <text:p text:style-name="P711">Canali Utilizzati:</text:p>
            <text:p text:style-name="P712"><text:span text:style-name="T713">Social, internet, tv, riviste tecnologiche</text:span></text:p>
          </table:table-cell>
          <table:covered-table-cell/>
        </table:table-row>
        <text:soft-page-break/>
        <table:table-row table:style-name="TableRow714">
          <table:table-cell table:style-name="TableCell715" table:number-columns-spanned="2">
            <text:p text:style-name="P716">Note</text:p>
          </table:table-cell>
          <table:covered-table-cell/>
        </table:table-row>
        <table:table-row table:style-name="TableRow717">
          <table:table-cell table:style-name="TableCell718" table:number-columns-spanned="2">
            <text:p text:style-name="P719">Business Model</text:p>
            <text:p text:style-name="P720">Vendendo il visore dotato di questa particolare interfaccia utente</text:p>
          </table:table-cell>
          <table:covered-table-cell/>
        </table:table-row>
      </table:table>
      <text:soft-page-break/>
      <text:h text:style-name="P721" text:outline-level="2">COMPETITOR n. 12</text:h>
      <table:table table:style-name="Table722">
        <table:table-columns>
          <table:table-column table:style-name="TableColumn723"/>
          <table:table-column table:style-name="TableColumn724"/>
        </table:table-columns>
        <table:table-row table:style-name="TableRow725">
          <table:table-cell table:style-name="TableCell726">
            <text:p text:style-name="P727">Nome Progetto:</text:p>
            <text:p text:style-name="P728"><text:span text:style-name="T729">Visore Huawei VR2</text:span></text:p>
            <text:p text:style-name="P730"/>
          </table:table-cell>
          <table:table-cell table:style-name="TableCell731">
            <text:p text:style-name="P732">Anno Pubblicazione</text:p>
            <text:p text:style-name="P733">2017</text:p>
          </table:table-cell>
        </table:table-row>
        <table:table-row table:style-name="TableRow734">
          <table:table-cell table:style-name="TableCell735">
            <text:p text:style-name="P736">Nome Competitor:</text:p>
            <text:p text:style-name="P737">Huawei</text:p>
          </table:table-cell>
          <table:table-cell table:style-name="TableCell738">
            <text:p text:style-name="P739">Dimensione Competitor</text:p>
          </table:table-cell>
        </table:table-row>
        <table:table-row table:style-name="TableRow740">
          <table:table-cell table:style-name="TableCell741" table:number-columns-spanned="2">
            <text:p text:style-name="P742">Struttura Aziendale/Societaria:</text:p>
            <text:p text:style-name="P743">Public company</text:p>
          </table:table-cell>
          <table:covered-table-cell/>
        </table:table-row>
        <table:table-row table:style-name="TableRow744">
          <table:table-cell table:style-name="TableCell745" table:number-columns-spanned="2">
            <text:p text:style-name="P746">Descrizione Progetto:</text:p>
            <text:p text:style-name="P747">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748">
          <table:table-cell table:style-name="TableCell749" table:number-columns-spanned="2">
            <text:p text:style-name="P750">Value Proposition:</text:p>
            <text:p text:style-name="P751"><text:span text:style-name="T752">Performance e usabilità</text:span></text:p>
          </table:table-cell>
          <table:covered-table-cell/>
        </table:table-row>
        <table:table-row table:style-name="TableRow753">
          <table:table-cell table:style-name="TableCell754" table:number-columns-spanned="2">
            <text:p text:style-name="P755">Customer Segments:</text:p>
            <text:p text:style-name="P756">Videogiocatori standard o con problemi legati all’affaticamento della vista o dei movimenti</text:p>
          </table:table-cell>
          <table:covered-table-cell/>
        </table:table-row>
        <table:table-row table:style-name="TableRow757">
          <table:table-cell table:style-name="TableCell758" table:number-columns-spanned="2">
            <text:p text:style-name="P759">Punti di Forza:</text:p>
            <text:p text:style-name="P760">Comodità dell’utilizzo, protezione della vista, migliore qualità di visualizzazione</text:p>
          </table:table-cell>
          <table:covered-table-cell/>
        </table:table-row>
        <table:table-row table:style-name="TableRow761">
          <table:table-cell table:style-name="TableCell762" table:number-columns-spanned="2">
            <text:p text:style-name="P763">Punti di Debolezza:</text:p>
            <text:p text:style-name="P764">Incertezza sulla data di rilascio e sul prezzo</text:p>
          </table:table-cell>
          <table:covered-table-cell/>
        </table:table-row>
        <table:table-row table:style-name="TableRow765">
          <table:table-cell table:style-name="TableCell766" table:number-columns-spanned="2">
            <text:p text:style-name="P767">Canali Utilizzati:</text:p>
            <text:p text:style-name="P768">Web, televisione, riviste tecnologiche</text:p>
          </table:table-cell>
          <table:covered-table-cell/>
        </table:table-row>
        <table:table-row table:style-name="TableRow769">
          <table:table-cell table:style-name="TableCell770" table:number-columns-spanned="2">
            <text:p text:style-name="P771">Note</text:p>
          </table:table-cell>
          <table:covered-table-cell/>
        </table:table-row>
        <text:soft-page-break/>
        <table:table-row table:style-name="TableRow772">
          <table:table-cell table:style-name="TableCell773" table:number-columns-spanned="2">
            <text:p text:style-name="P774">Business Model</text:p>
            <text:p text:style-name="P775">Con la vendita del prodotto</text:p>
          </table:table-cell>
          <table:covered-table-cell/>
        </table:table-row>
      </table:table>
      <text:soft-page-break/>
      <text:h text:style-name="P776" text:outline-level="2">COMPETITOR n. 13</text:h>
      <table:table table:style-name="Table777">
        <table:table-columns>
          <table:table-column table:style-name="TableColumn778"/>
          <table:table-column table:style-name="TableColumn779"/>
        </table:table-columns>
        <table:table-row table:style-name="TableRow780">
          <table:table-cell table:style-name="TableCell781">
            <text:p text:style-name="P782">Nome Progetto:</text:p>
            <text:p text:style-name="P783">Ikea Place</text:p>
          </table:table-cell>
          <table:table-cell table:style-name="TableCell784">
            <text:p text:style-name="P785">Anno Pubblicazione</text:p>
            <text:p text:style-name="P786">2017</text:p>
          </table:table-cell>
        </table:table-row>
        <table:table-row table:style-name="TableRow787">
          <table:table-cell table:style-name="TableCell788">
            <text:p text:style-name="P789">Nome Competitor:</text:p>
            <text:p text:style-name="P790">Ikea (fondata nel 1943)</text:p>
          </table:table-cell>
          <table:table-cell table:style-name="TableCell791">
            <text:p text:style-name="P792">Dimensione Competitor</text:p>
          </table:table-cell>
        </table:table-row>
        <table:table-row table:style-name="TableRow793">
          <table:table-cell table:style-name="TableCell794" table:number-columns-spanned="2">
            <text:p text:style-name="P795">Struttura Aziendale/Societaria:</text:p>
            <text:p text:style-name="P796">Multinazionale</text:p>
          </table:table-cell>
          <table:covered-table-cell/>
        </table:table-row>
        <table:table-row table:style-name="TableRow797">
          <table:table-cell table:style-name="TableCell798" table:number-columns-spanned="2">
            <text:p text:style-name="P799">Descrizione Progetto:</text:p>
            <text:p text:style-name="P800"><text:span text:style-name="T801">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p>
            <text:p text:style-name="P802"/>
          </table:table-cell>
          <table:covered-table-cell/>
        </table:table-row>
        <table:table-row table:style-name="TableRow803">
          <table:table-cell table:style-name="TableCell804" table:number-columns-spanned="2">
            <text:p text:style-name="P805">Value Proposition:</text:p>
            <text:p text:style-name="P806">Novità, usabilità</text:p>
          </table:table-cell>
          <table:covered-table-cell/>
        </table:table-row>
        <table:table-row table:style-name="TableRow807">
          <table:table-cell table:style-name="TableCell808" table:number-columns-spanned="2">
            <text:p text:style-name="P809">Customer Segments:</text:p>
            <text:p text:style-name="P810"><text:span text:style-name="T811">Azienda di mobili, arredo e oggetti per la casa</text:span></text:p>
            <text:p text:style-name="P812"/>
          </table:table-cell>
          <table:covered-table-cell/>
        </table:table-row>
        <table:table-row table:style-name="TableRow813">
          <table:table-cell table:style-name="TableCell814" table:number-columns-spanned="2">
            <text:p text:style-name="P815">Punti di Forza:</text:p>
            <text:p text:style-name="P816"><text:span text:style-name="T817">Possibilità di provare ancor prima di comprare.</text:span></text:p>
            <text:p text:style-name="P818"><text:span text:style-name="T819">Semplicità, chiarezza, comodità:</text:span><text:span text:style-name="T820"><text:s/>si sceglie ad esempio un bel divano o tavolo da pranzo e si inserisce virtualmente nella propria casa per scoprire che magari non corrisponde al resto della stanza, oppure non si adatta perfettamente allo spazio che si aveva in ​​mente.</text:span></text:p>
          </table:table-cell>
          <table:covered-table-cell/>
        </table:table-row>
        <table:table-row table:style-name="TableRow821">
          <table:table-cell table:style-name="TableCell822" table:number-columns-spanned="2">
            <text:p text:style-name="P823">Punti di Debolezza:</text:p>
            <text:p text:style-name="P824">La visione dei materiali è poco fotorealistica.</text:p>
          </table:table-cell>
          <table:covered-table-cell/>
        </table:table-row>
        <table:table-row table:style-name="TableRow825">
          <table:table-cell table:style-name="TableCell826" table:number-columns-spanned="2">
            <text:p text:style-name="P827">Canali Utilizzati:</text:p>
            <text:p text:style-name="P828">Applicazione e web</text:p>
          </table:table-cell>
          <table:covered-table-cell/>
        </table:table-row>
        <text:soft-page-break/>
        <table:table-row table:style-name="TableRow829">
          <table:table-cell table:style-name="TableCell830" table:number-columns-spanned="2">
            <text:p text:style-name="P831">Note</text:p>
          </table:table-cell>
          <table:covered-table-cell/>
        </table:table-row>
        <table:table-row table:style-name="TableRow832">
          <table:table-cell table:style-name="TableCell833" table:number-columns-spanned="2">
            <text:p text:style-name="P834">Business Model</text:p>
            <text:p text:style-name="P835">Vendendo i prodotti del catalogo Ikea</text:p>
          </table:table-cell>
          <table:covered-table-cell/>
        </table:table-row>
      </table:table>
      <text:soft-page-break/>
      <text:h text:style-name="P836" text:outline-level="2">COMPETITOR n. 14</text:h>
      <table:table table:style-name="Table837">
        <table:table-columns>
          <table:table-column table:style-name="TableColumn838"/>
          <table:table-column table:style-name="TableColumn839"/>
        </table:table-columns>
        <table:table-row table:style-name="TableRow840">
          <table:table-cell table:style-name="TableCell841">
            <text:p text:style-name="P842">Nome Progetto:</text:p>
            <text:p text:style-name="P843">NextVR</text:p>
          </table:table-cell>
          <table:table-cell table:style-name="TableCell844">
            <text:p text:style-name="P845">Anno Pubblicazione</text:p>
            <text:p text:style-name="P846">2017-2017</text:p>
          </table:table-cell>
        </table:table-row>
        <table:table-row table:style-name="TableRow847">
          <table:table-cell table:style-name="TableCell848">
            <text:p text:style-name="P849">Nome Competitor:</text:p>
            <text:p text:style-name="P850">NextVR</text:p>
          </table:table-cell>
          <table:table-cell table:style-name="TableCell851">
            <text:p text:style-name="P852">Dimensione Competitor</text:p>
          </table:table-cell>
        </table:table-row>
        <table:table-row table:style-name="TableRow853">
          <table:table-cell table:style-name="TableCell854" table:number-columns-spanned="2">
            <text:p text:style-name="P855">Struttura Aziendale/Societaria:</text:p>
            <text:p text:style-name="P856">Azienda privata fondata nel 2009</text:p>
          </table:table-cell>
          <table:covered-table-cell/>
        </table:table-row>
        <table:table-row table:style-name="TableRow857">
          <table:table-cell table:style-name="TableCell858" table:number-columns-spanned="2">
            <text:p text:style-name="P859">Descrizione Progetto:</text:p>
            <text:p text:style-name="P860">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861">
          <table:table-cell table:style-name="TableCell862" table:number-columns-spanned="2">
            <text:p text:style-name="P863">Value Proposition:</text:p>
            <text:p text:style-name="P864">Novità</text:p>
          </table:table-cell>
          <table:covered-table-cell/>
        </table:table-row>
        <table:table-row table:style-name="TableRow865">
          <table:table-cell table:style-name="TableCell866" table:number-columns-spanned="2">
            <text:p text:style-name="P867">Customer Segments:</text:p>
            <text:p text:style-name="P868">Videgiocatori, persone giovani curiose di provare esperienze di vita reale in ambiente virtuale</text:p>
          </table:table-cell>
          <table:covered-table-cell/>
        </table:table-row>
        <table:table-row table:style-name="TableRow869">
          <table:table-cell table:style-name="TableCell870" table:number-columns-spanned="2">
            <text:p text:style-name="P871">Punti di Forza:</text:p>
            <text:p text:style-name="P872">L’innovazione apportata dall’applicazione con la possibilità di immedesimarsi in contesti diversi in base alla preferenza del cliente.</text:p>
          </table:table-cell>
          <table:covered-table-cell/>
        </table:table-row>
        <table:table-row table:style-name="TableRow873">
          <table:table-cell table:style-name="TableCell874" table:number-columns-spanned="2">
            <text:p text:style-name="P875">Punti di Debolezza:</text:p>
            <text:p text:style-name="P876"><text:span text:style-name="T877">L’esperienza NextVR richiede un dispositivo VR compatibile per Gear VR, Google Daydream, WIndows Mixed Reality o per la PlayStation VR.</text:span></text:p>
          </table:table-cell>
          <table:covered-table-cell/>
        </table:table-row>
        <table:table-row table:style-name="TableRow878">
          <table:table-cell table:style-name="TableCell879" table:number-columns-spanned="2">
            <text:p text:style-name="P880">Canali Utilizzati:</text:p>
            <text:p text:style-name="P881">Pubblicità in tv, sui social e attraverso video di anteprima su youtube</text:p>
          </table:table-cell>
          <table:covered-table-cell/>
        </table:table-row>
        <table:table-row table:style-name="TableRow882">
          <table:table-cell table:style-name="TableCell883" table:number-columns-spanned="2">
            <text:p text:style-name="P884">Note</text:p>
          </table:table-cell>
          <table:covered-table-cell/>
        </table:table-row>
        <text:soft-page-break/>
        <table:table-row table:style-name="TableRow885">
          <table:table-cell table:style-name="TableCell886" table:number-columns-spanned="2">
            <text:p text:style-name="P887">Business Model</text:p>
            <text:p text:style-name="P888"/>
          </table:table-cell>
          <table:covered-table-cell/>
        </table:table-row>
      </table:table>
      <text:soft-page-break/>
      <text:h text:style-name="P889" text:outline-level="2">COMPETITOR n. 15</text:h>
      <table:table table:style-name="Table890">
        <table:table-columns>
          <table:table-column table:style-name="TableColumn891"/>
          <table:table-column table:style-name="TableColumn892"/>
        </table:table-columns>
        <table:table-row table:style-name="TableRow893">
          <table:table-cell table:style-name="TableCell894">
            <text:p text:style-name="P895">Nome Progetto:</text:p>
          </table:table-cell>
          <table:table-cell table:style-name="TableCell896">
            <text:p text:style-name="P897">Anno Pubblicazione</text:p>
          </table:table-cell>
        </table:table-row>
        <table:table-row table:style-name="TableRow898">
          <table:table-cell table:style-name="TableCell899">
            <text:p text:style-name="P900">Nome Competitor:</text:p>
          </table:table-cell>
          <table:table-cell table:style-name="TableCell901">
            <text:p text:style-name="P902">Dimensione Competitor</text:p>
          </table:table-cell>
        </table:table-row>
        <table:table-row table:style-name="TableRow903">
          <table:table-cell table:style-name="TableCell904" table:number-columns-spanned="2">
            <text:p text:style-name="P905">Struttura Aziendale/Societaria:</text:p>
          </table:table-cell>
          <table:covered-table-cell/>
        </table:table-row>
        <table:table-row table:style-name="TableRow906">
          <table:table-cell table:style-name="TableCell907" table:number-columns-spanned="2">
            <text:p text:style-name="P908">Descrizione Progetto:</text:p>
          </table:table-cell>
          <table:covered-table-cell/>
        </table:table-row>
        <table:table-row table:style-name="TableRow909">
          <table:table-cell table:style-name="TableCell910" table:number-columns-spanned="2">
            <text:p text:style-name="P911">Value Proposition:</text:p>
          </table:table-cell>
          <table:covered-table-cell/>
        </table:table-row>
        <table:table-row table:style-name="TableRow912">
          <table:table-cell table:style-name="TableCell913" table:number-columns-spanned="2">
            <text:p text:style-name="P914">Customer Segments:</text:p>
          </table:table-cell>
          <table:covered-table-cell/>
        </table:table-row>
        <table:table-row table:style-name="TableRow915">
          <table:table-cell table:style-name="TableCell916" table:number-columns-spanned="2">
            <text:p text:style-name="P917">Punti di Forza:</text:p>
          </table:table-cell>
          <table:covered-table-cell/>
        </table:table-row>
        <table:table-row table:style-name="TableRow918">
          <table:table-cell table:style-name="TableCell919" table:number-columns-spanned="2">
            <text:p text:style-name="P920">Punti di Debolezza:</text:p>
          </table:table-cell>
          <table:covered-table-cell/>
        </table:table-row>
        <table:table-row table:style-name="TableRow921">
          <table:table-cell table:style-name="TableCell922" table:number-columns-spanned="2">
            <text:p text:style-name="P923">Canali Utilizzati:</text:p>
          </table:table-cell>
          <table:covered-table-cell/>
        </table:table-row>
        <table:table-row table:style-name="TableRow924">
          <table:table-cell table:style-name="TableCell925" table:number-columns-spanned="2">
            <text:p text:style-name="P926">Note</text:p>
          </table:table-cell>
          <table:covered-table-cell/>
        </table:table-row>
        <text:soft-page-break/>
        <table:table-row table:style-name="TableRow927">
          <table:table-cell table:style-name="TableCell928" table:number-columns-spanned="2">
            <text:p text:style-name="P929">Business Model</text:p>
          </table:table-cell>
          <table:covered-table-cell/>
        </table:table-row>
      </table:table>
      <text:soft-page-break/>
      <text:h text:style-name="P930" text:outline-level="2">COMPETITOR n. 16</text:h>
      <table:table table:style-name="Table931">
        <table:table-columns>
          <table:table-column table:style-name="TableColumn932"/>
          <table:table-column table:style-name="TableColumn933"/>
        </table:table-columns>
        <table:table-row table:style-name="TableRow934">
          <table:table-cell table:style-name="TableCell935">
            <text:p text:style-name="P936">Nome Progetto:</text:p>
          </table:table-cell>
          <table:table-cell table:style-name="TableCell937">
            <text:p text:style-name="P938">Anno Pubblicazione</text:p>
          </table:table-cell>
        </table:table-row>
        <table:table-row table:style-name="TableRow939">
          <table:table-cell table:style-name="TableCell940">
            <text:p text:style-name="P941">Nome Competitor:</text:p>
          </table:table-cell>
          <table:table-cell table:style-name="TableCell942">
            <text:p text:style-name="P943">Dimensione Competitor</text:p>
          </table:table-cell>
        </table:table-row>
        <table:table-row table:style-name="TableRow944">
          <table:table-cell table:style-name="TableCell945" table:number-columns-spanned="2">
            <text:p text:style-name="P946">Struttura Aziendale/Societaria:</text:p>
          </table:table-cell>
          <table:covered-table-cell/>
        </table:table-row>
        <table:table-row table:style-name="TableRow947">
          <table:table-cell table:style-name="TableCell948" table:number-columns-spanned="2">
            <text:p text:style-name="P949">Descrizione Progetto:</text:p>
          </table:table-cell>
          <table:covered-table-cell/>
        </table:table-row>
        <table:table-row table:style-name="TableRow950">
          <table:table-cell table:style-name="TableCell951" table:number-columns-spanned="2">
            <text:p text:style-name="P952">Value Proposition:</text:p>
          </table:table-cell>
          <table:covered-table-cell/>
        </table:table-row>
        <table:table-row table:style-name="TableRow953">
          <table:table-cell table:style-name="TableCell954" table:number-columns-spanned="2">
            <text:p text:style-name="P955">Customer Segments:</text:p>
          </table:table-cell>
          <table:covered-table-cell/>
        </table:table-row>
        <table:table-row table:style-name="TableRow956">
          <table:table-cell table:style-name="TableCell957" table:number-columns-spanned="2">
            <text:p text:style-name="P958">Punti di Forza:</text:p>
          </table:table-cell>
          <table:covered-table-cell/>
        </table:table-row>
        <table:table-row table:style-name="TableRow959">
          <table:table-cell table:style-name="TableCell960" table:number-columns-spanned="2">
            <text:p text:style-name="P961">Punti di Debolezza:</text:p>
          </table:table-cell>
          <table:covered-table-cell/>
        </table:table-row>
        <table:table-row table:style-name="TableRow962">
          <table:table-cell table:style-name="TableCell963" table:number-columns-spanned="2">
            <text:p text:style-name="P964">Canali Utilizzati:</text:p>
          </table:table-cell>
          <table:covered-table-cell/>
        </table:table-row>
        <table:table-row table:style-name="TableRow965">
          <table:table-cell table:style-name="TableCell966" table:number-columns-spanned="2">
            <text:p text:style-name="P967">Note</text:p>
          </table:table-cell>
          <table:covered-table-cell/>
        </table:table-row>
        <text:soft-page-break/>
        <table:table-row table:style-name="TableRow968">
          <table:table-cell table:style-name="TableCell969" table:number-columns-spanned="2">
            <text:p text:style-name="P970">Business Model</text:p>
          </table:table-cell>
          <table:covered-table-cell/>
        </table:table-row>
      </table:table>
      <text:soft-page-break/>
      <text:h text:style-name="P971" text:outline-level="2">COMPETITOR n. 17</text:h>
      <table:table table:style-name="Table972">
        <table:table-columns>
          <table:table-column table:style-name="TableColumn973"/>
          <table:table-column table:style-name="TableColumn974"/>
        </table:table-columns>
        <table:table-row table:style-name="TableRow975">
          <table:table-cell table:style-name="TableCell976">
            <text:p text:style-name="P977">Nome Progetto:</text:p>
          </table:table-cell>
          <table:table-cell table:style-name="TableCell978">
            <text:p text:style-name="P979">Anno Pubblicazione</text:p>
          </table:table-cell>
        </table:table-row>
        <table:table-row table:style-name="TableRow980">
          <table:table-cell table:style-name="TableCell981">
            <text:p text:style-name="P982">Nome Competitor:</text:p>
          </table:table-cell>
          <table:table-cell table:style-name="TableCell983">
            <text:p text:style-name="P984">Dimensione Competitor</text:p>
          </table:table-cell>
        </table:table-row>
        <table:table-row table:style-name="TableRow985">
          <table:table-cell table:style-name="TableCell986" table:number-columns-spanned="2">
            <text:p text:style-name="P987">Struttura Aziendale/Societaria:</text:p>
          </table:table-cell>
          <table:covered-table-cell/>
        </table:table-row>
        <table:table-row table:style-name="TableRow988">
          <table:table-cell table:style-name="TableCell989" table:number-columns-spanned="2">
            <text:p text:style-name="P990">Descrizione Progetto:</text:p>
          </table:table-cell>
          <table:covered-table-cell/>
        </table:table-row>
        <table:table-row table:style-name="TableRow991">
          <table:table-cell table:style-name="TableCell992" table:number-columns-spanned="2">
            <text:p text:style-name="P993">Value Proposition:</text:p>
          </table:table-cell>
          <table:covered-table-cell/>
        </table:table-row>
        <table:table-row table:style-name="TableRow994">
          <table:table-cell table:style-name="TableCell995" table:number-columns-spanned="2">
            <text:p text:style-name="P996">Customer Segments:</text:p>
          </table:table-cell>
          <table:covered-table-cell/>
        </table:table-row>
        <table:table-row table:style-name="TableRow997">
          <table:table-cell table:style-name="TableCell998" table:number-columns-spanned="2">
            <text:p text:style-name="P999">Punti di Forza:</text:p>
          </table:table-cell>
          <table:covered-table-cell/>
        </table:table-row>
        <table:table-row table:style-name="TableRow1000">
          <table:table-cell table:style-name="TableCell1001" table:number-columns-spanned="2">
            <text:p text:style-name="P1002">Punti di Debolezza:</text:p>
          </table:table-cell>
          <table:covered-table-cell/>
        </table:table-row>
        <table:table-row table:style-name="TableRow1003">
          <table:table-cell table:style-name="TableCell1004" table:number-columns-spanned="2">
            <text:p text:style-name="P1005">Canali Utilizzati:</text:p>
          </table:table-cell>
          <table:covered-table-cell/>
        </table:table-row>
        <table:table-row table:style-name="TableRow1006">
          <table:table-cell table:style-name="TableCell1007" table:number-columns-spanned="2">
            <text:p text:style-name="P1008">Note</text:p>
          </table:table-cell>
          <table:covered-table-cell/>
        </table:table-row>
        <text:soft-page-break/>
        <table:table-row table:style-name="TableRow1009">
          <table:table-cell table:style-name="TableCell1010" table:number-columns-spanned="2">
            <text:p text:style-name="P1011">Business Model</text:p>
          </table:table-cell>
          <table:covered-table-cell/>
        </table:table-row>
      </table:table>
      <text:soft-page-break/>
      <text:h text:style-name="P1012" text:outline-level="2">COMPETITOR n. 18</text:h>
      <table:table table:style-name="Table1013">
        <table:table-columns>
          <table:table-column table:style-name="TableColumn1014"/>
          <table:table-column table:style-name="TableColumn1015"/>
        </table:table-columns>
        <table:table-row table:style-name="TableRow1016">
          <table:table-cell table:style-name="TableCell1017">
            <text:p text:style-name="P1018">Nome Progetto:</text:p>
          </table:table-cell>
          <table:table-cell table:style-name="TableCell1019">
            <text:p text:style-name="P1020">Anno Pubblicazione</text:p>
          </table:table-cell>
        </table:table-row>
        <table:table-row table:style-name="TableRow1021">
          <table:table-cell table:style-name="TableCell1022">
            <text:p text:style-name="P1023">Nome Competitor:</text:p>
          </table:table-cell>
          <table:table-cell table:style-name="TableCell1024">
            <text:p text:style-name="P1025">Dimensione Competitor</text:p>
          </table:table-cell>
        </table:table-row>
        <table:table-row table:style-name="TableRow1026">
          <table:table-cell table:style-name="TableCell1027" table:number-columns-spanned="2">
            <text:p text:style-name="P1028">Struttura Aziendale/Societaria:</text:p>
          </table:table-cell>
          <table:covered-table-cell/>
        </table:table-row>
        <table:table-row table:style-name="TableRow1029">
          <table:table-cell table:style-name="TableCell1030" table:number-columns-spanned="2">
            <text:p text:style-name="P1031">Descrizione Progetto:</text:p>
          </table:table-cell>
          <table:covered-table-cell/>
        </table:table-row>
        <table:table-row table:style-name="TableRow1032">
          <table:table-cell table:style-name="TableCell1033" table:number-columns-spanned="2">
            <text:p text:style-name="P1034">Value Proposition:</text:p>
          </table:table-cell>
          <table:covered-table-cell/>
        </table:table-row>
        <table:table-row table:style-name="TableRow1035">
          <table:table-cell table:style-name="TableCell1036" table:number-columns-spanned="2">
            <text:p text:style-name="P1037">Customer Segments:</text:p>
          </table:table-cell>
          <table:covered-table-cell/>
        </table:table-row>
        <table:table-row table:style-name="TableRow1038">
          <table:table-cell table:style-name="TableCell1039" table:number-columns-spanned="2">
            <text:p text:style-name="P1040">Punti di Forza:</text:p>
          </table:table-cell>
          <table:covered-table-cell/>
        </table:table-row>
        <table:table-row table:style-name="TableRow1041">
          <table:table-cell table:style-name="TableCell1042" table:number-columns-spanned="2">
            <text:p text:style-name="P1043">Punti di Debolezza:</text:p>
          </table:table-cell>
          <table:covered-table-cell/>
        </table:table-row>
        <table:table-row table:style-name="TableRow1044">
          <table:table-cell table:style-name="TableCell1045" table:number-columns-spanned="2">
            <text:p text:style-name="P1046">Canali Utilizzati:</text:p>
          </table:table-cell>
          <table:covered-table-cell/>
        </table:table-row>
        <table:table-row table:style-name="TableRow1047">
          <table:table-cell table:style-name="TableCell1048" table:number-columns-spanned="2">
            <text:p text:style-name="P1049">Note</text:p>
          </table:table-cell>
          <table:covered-table-cell/>
        </table:table-row>
        <text:soft-page-break/>
        <table:table-row table:style-name="TableRow1050">
          <table:table-cell table:style-name="TableCell1051" table:number-columns-spanned="2">
            <text:p text:style-name="P1052">Business Model</text:p>
          </table:table-cell>
          <table:covered-table-cell/>
        </table:table-row>
      </table:table>
      <text:soft-page-break/>
      <text:h text:style-name="P1053" text:outline-level="2">COMPETITOR n. 19</text:h>
      <table:table table:style-name="Table1054">
        <table:table-columns>
          <table:table-column table:style-name="TableColumn1055"/>
          <table:table-column table:style-name="TableColumn1056"/>
        </table:table-columns>
        <table:table-row table:style-name="TableRow1057">
          <table:table-cell table:style-name="TableCell1058">
            <text:p text:style-name="P1059">Nome Progetto:</text:p>
          </table:table-cell>
          <table:table-cell table:style-name="TableCell1060">
            <text:p text:style-name="P1061">Anno Pubblicazione</text:p>
          </table:table-cell>
        </table:table-row>
        <table:table-row table:style-name="TableRow1062">
          <table:table-cell table:style-name="TableCell1063">
            <text:p text:style-name="P1064">Nome Competitor:</text:p>
          </table:table-cell>
          <table:table-cell table:style-name="TableCell1065">
            <text:p text:style-name="P1066">Dimensione Competitor</text:p>
          </table:table-cell>
        </table:table-row>
        <table:table-row table:style-name="TableRow1067">
          <table:table-cell table:style-name="TableCell1068" table:number-columns-spanned="2">
            <text:p text:style-name="P1069">Struttura Aziendale/Societaria:</text:p>
          </table:table-cell>
          <table:covered-table-cell/>
        </table:table-row>
        <table:table-row table:style-name="TableRow1070">
          <table:table-cell table:style-name="TableCell1071" table:number-columns-spanned="2">
            <text:p text:style-name="P1072">Descrizione Progetto:</text:p>
          </table:table-cell>
          <table:covered-table-cell/>
        </table:table-row>
        <table:table-row table:style-name="TableRow1073">
          <table:table-cell table:style-name="TableCell1074" table:number-columns-spanned="2">
            <text:p text:style-name="P1075">Value Proposition:</text:p>
          </table:table-cell>
          <table:covered-table-cell/>
        </table:table-row>
        <table:table-row table:style-name="TableRow1076">
          <table:table-cell table:style-name="TableCell1077" table:number-columns-spanned="2">
            <text:p text:style-name="P1078">Customer Segments:</text:p>
          </table:table-cell>
          <table:covered-table-cell/>
        </table:table-row>
        <table:table-row table:style-name="TableRow1079">
          <table:table-cell table:style-name="TableCell1080" table:number-columns-spanned="2">
            <text:p text:style-name="P1081">Punti di Forza:</text:p>
          </table:table-cell>
          <table:covered-table-cell/>
        </table:table-row>
        <table:table-row table:style-name="TableRow1082">
          <table:table-cell table:style-name="TableCell1083" table:number-columns-spanned="2">
            <text:p text:style-name="P1084">Punti di Debolezza:</text:p>
          </table:table-cell>
          <table:covered-table-cell/>
        </table:table-row>
        <table:table-row table:style-name="TableRow1085">
          <table:table-cell table:style-name="TableCell1086" table:number-columns-spanned="2">
            <text:p text:style-name="P1087">Canali Utilizzati:</text:p>
          </table:table-cell>
          <table:covered-table-cell/>
        </table:table-row>
        <table:table-row table:style-name="TableRow1088">
          <table:table-cell table:style-name="TableCell1089" table:number-columns-spanned="2">
            <text:p text:style-name="P1090">Note</text:p>
          </table:table-cell>
          <table:covered-table-cell/>
        </table:table-row>
        <text:soft-page-break/>
        <table:table-row table:style-name="TableRow1091">
          <table:table-cell table:style-name="TableCell1092" table:number-columns-spanned="2">
            <text:p text:style-name="P1093">Business Model</text:p>
          </table:table-cell>
          <table:covered-table-cell/>
        </table:table-row>
      </table:table>
      <text:soft-page-break/>
      <text:h text:style-name="P1094" text:outline-level="2">COMPETITOR n. 20</text:h>
      <table:table table:style-name="Table1095">
        <table:table-columns>
          <table:table-column table:style-name="TableColumn1096"/>
          <table:table-column table:style-name="TableColumn1097"/>
        </table:table-columns>
        <table:table-row table:style-name="TableRow1098">
          <table:table-cell table:style-name="TableCell1099">
            <text:p text:style-name="P1100">Nome Progetto:</text:p>
          </table:table-cell>
          <table:table-cell table:style-name="TableCell1101">
            <text:p text:style-name="P1102">Anno Pubblicazione</text:p>
          </table:table-cell>
        </table:table-row>
        <table:table-row table:style-name="TableRow1103">
          <table:table-cell table:style-name="TableCell1104">
            <text:p text:style-name="P1105">Nome Competitor:</text:p>
          </table:table-cell>
          <table:table-cell table:style-name="TableCell1106">
            <text:p text:style-name="P1107">Dimensione Competitor</text:p>
          </table:table-cell>
        </table:table-row>
        <table:table-row table:style-name="TableRow1108">
          <table:table-cell table:style-name="TableCell1109" table:number-columns-spanned="2">
            <text:p text:style-name="P1110">Struttura Aziendale/Societaria:</text:p>
          </table:table-cell>
          <table:covered-table-cell/>
        </table:table-row>
        <table:table-row table:style-name="TableRow1111">
          <table:table-cell table:style-name="TableCell1112" table:number-columns-spanned="2">
            <text:p text:style-name="P1113">Descrizione Progetto:</text:p>
          </table:table-cell>
          <table:covered-table-cell/>
        </table:table-row>
        <table:table-row table:style-name="TableRow1114">
          <table:table-cell table:style-name="TableCell1115" table:number-columns-spanned="2">
            <text:p text:style-name="P1116">Value Proposition:</text:p>
          </table:table-cell>
          <table:covered-table-cell/>
        </table:table-row>
        <table:table-row table:style-name="TableRow1117">
          <table:table-cell table:style-name="TableCell1118" table:number-columns-spanned="2">
            <text:p text:style-name="P1119">Customer Segments:</text:p>
          </table:table-cell>
          <table:covered-table-cell/>
        </table:table-row>
        <table:table-row table:style-name="TableRow1120">
          <table:table-cell table:style-name="TableCell1121" table:number-columns-spanned="2">
            <text:p text:style-name="P1122">Punti di Forza:</text:p>
          </table:table-cell>
          <table:covered-table-cell/>
        </table:table-row>
        <table:table-row table:style-name="TableRow1123">
          <table:table-cell table:style-name="TableCell1124" table:number-columns-spanned="2">
            <text:p text:style-name="P1125">Punti di Debolezza:</text:p>
          </table:table-cell>
          <table:covered-table-cell/>
        </table:table-row>
        <table:table-row table:style-name="TableRow1126">
          <table:table-cell table:style-name="TableCell1127" table:number-columns-spanned="2">
            <text:p text:style-name="P1128">Canali Utilizzati:</text:p>
          </table:table-cell>
          <table:covered-table-cell/>
        </table:table-row>
        <table:table-row table:style-name="TableRow1129">
          <table:table-cell table:style-name="TableCell1130" table:number-columns-spanned="2">
            <text:p text:style-name="P1131">Note</text:p>
          </table:table-cell>
          <table:covered-table-cell/>
        </table:table-row>
        <text:soft-page-break/>
        <table:table-row table:style-name="TableRow1132">
          <table:table-cell table:style-name="TableCell1133" table:number-columns-spanned="2">
            <text:p text:style-name="P1134">Business Model</text:p>
          </table:table-cell>
          <table:covered-table-cell/>
        </table:table-row>
      </table:table>
      <text:soft-page-break/>
      <text:h text:style-name="P1135" text:outline-level="2">COMPETITOR n. 21</text:h>
      <table:table table:style-name="Table1136">
        <table:table-columns>
          <table:table-column table:style-name="TableColumn1137"/>
          <table:table-column table:style-name="TableColumn1138"/>
        </table:table-columns>
        <table:table-row table:style-name="TableRow1139">
          <table:table-cell table:style-name="TableCell1140">
            <text:p text:style-name="P1141">Nome Progetto:</text:p>
          </table:table-cell>
          <table:table-cell table:style-name="TableCell1142">
            <text:p text:style-name="P1143">Anno Pubblicazione</text:p>
          </table:table-cell>
        </table:table-row>
        <table:table-row table:style-name="TableRow1144">
          <table:table-cell table:style-name="TableCell1145">
            <text:p text:style-name="P1146">Nome Competitor:</text:p>
          </table:table-cell>
          <table:table-cell table:style-name="TableCell1147">
            <text:p text:style-name="P1148">Dimensione Competitor</text:p>
          </table:table-cell>
        </table:table-row>
        <table:table-row table:style-name="TableRow1149">
          <table:table-cell table:style-name="TableCell1150" table:number-columns-spanned="2">
            <text:p text:style-name="P1151">Struttura Aziendale/Societaria:</text:p>
          </table:table-cell>
          <table:covered-table-cell/>
        </table:table-row>
        <table:table-row table:style-name="TableRow1152">
          <table:table-cell table:style-name="TableCell1153" table:number-columns-spanned="2">
            <text:p text:style-name="P1154">Descrizione Progetto:</text:p>
          </table:table-cell>
          <table:covered-table-cell/>
        </table:table-row>
        <table:table-row table:style-name="TableRow1155">
          <table:table-cell table:style-name="TableCell1156" table:number-columns-spanned="2">
            <text:p text:style-name="P1157">Value Proposition:</text:p>
          </table:table-cell>
          <table:covered-table-cell/>
        </table:table-row>
        <table:table-row table:style-name="TableRow1158">
          <table:table-cell table:style-name="TableCell1159" table:number-columns-spanned="2">
            <text:p text:style-name="P1160">Customer Segments:</text:p>
          </table:table-cell>
          <table:covered-table-cell/>
        </table:table-row>
        <table:table-row table:style-name="TableRow1161">
          <table:table-cell table:style-name="TableCell1162" table:number-columns-spanned="2">
            <text:p text:style-name="P1163">Punti di Forza:</text:p>
          </table:table-cell>
          <table:covered-table-cell/>
        </table:table-row>
        <table:table-row table:style-name="TableRow1164">
          <table:table-cell table:style-name="TableCell1165" table:number-columns-spanned="2">
            <text:p text:style-name="P1166">Punti di Debolezza:</text:p>
          </table:table-cell>
          <table:covered-table-cell/>
        </table:table-row>
        <table:table-row table:style-name="TableRow1167">
          <table:table-cell table:style-name="TableCell1168" table:number-columns-spanned="2">
            <text:p text:style-name="P1169">Canali Utilizzati:</text:p>
          </table:table-cell>
          <table:covered-table-cell/>
        </table:table-row>
        <table:table-row table:style-name="TableRow1170">
          <table:table-cell table:style-name="TableCell1171" table:number-columns-spanned="2">
            <text:p text:style-name="P1172">Note</text:p>
          </table:table-cell>
          <table:covered-table-cell/>
        </table:table-row>
        <text:soft-page-break/>
        <table:table-row table:style-name="TableRow1173">
          <table:table-cell table:style-name="TableCell1174" table:number-columns-spanned="2">
            <text:p text:style-name="P1175">Business Model</text:p>
          </table:table-cell>
          <table:covered-table-cell/>
        </table:table-row>
      </table:table>
      <text:soft-page-break/>
      <text:h text:style-name="P1176" text:outline-level="2">COMPETITOR n. 22</text:h>
      <table:table table:style-name="Table1177">
        <table:table-columns>
          <table:table-column table:style-name="TableColumn1178"/>
          <table:table-column table:style-name="TableColumn1179"/>
        </table:table-columns>
        <table:table-row table:style-name="TableRow1180">
          <table:table-cell table:style-name="TableCell1181">
            <text:p text:style-name="P1182">Nome Progetto:</text:p>
          </table:table-cell>
          <table:table-cell table:style-name="TableCell1183">
            <text:p text:style-name="P1184">Anno Pubblicazione</text:p>
          </table:table-cell>
        </table:table-row>
        <table:table-row table:style-name="TableRow1185">
          <table:table-cell table:style-name="TableCell1186">
            <text:p text:style-name="P1187">Nome Competitor:</text:p>
          </table:table-cell>
          <table:table-cell table:style-name="TableCell1188">
            <text:p text:style-name="P1189">Dimensione Competitor</text:p>
          </table:table-cell>
        </table:table-row>
        <table:table-row table:style-name="TableRow1190">
          <table:table-cell table:style-name="TableCell1191" table:number-columns-spanned="2">
            <text:p text:style-name="P1192">Struttura Aziendale/Societaria:</text:p>
          </table:table-cell>
          <table:covered-table-cell/>
        </table:table-row>
        <table:table-row table:style-name="TableRow1193">
          <table:table-cell table:style-name="TableCell1194" table:number-columns-spanned="2">
            <text:p text:style-name="P1195">Descrizione Progetto:</text:p>
          </table:table-cell>
          <table:covered-table-cell/>
        </table:table-row>
        <table:table-row table:style-name="TableRow1196">
          <table:table-cell table:style-name="TableCell1197" table:number-columns-spanned="2">
            <text:p text:style-name="P1198">Value Proposition:</text:p>
          </table:table-cell>
          <table:covered-table-cell/>
        </table:table-row>
        <table:table-row table:style-name="TableRow1199">
          <table:table-cell table:style-name="TableCell1200" table:number-columns-spanned="2">
            <text:p text:style-name="P1201">Customer Segments:</text:p>
          </table:table-cell>
          <table:covered-table-cell/>
        </table:table-row>
        <table:table-row table:style-name="TableRow1202">
          <table:table-cell table:style-name="TableCell1203" table:number-columns-spanned="2">
            <text:p text:style-name="P1204">Punti di Forza:</text:p>
          </table:table-cell>
          <table:covered-table-cell/>
        </table:table-row>
        <table:table-row table:style-name="TableRow1205">
          <table:table-cell table:style-name="TableCell1206" table:number-columns-spanned="2">
            <text:p text:style-name="P1207">Punti di Debolezza:</text:p>
          </table:table-cell>
          <table:covered-table-cell/>
        </table:table-row>
        <table:table-row table:style-name="TableRow1208">
          <table:table-cell table:style-name="TableCell1209" table:number-columns-spanned="2">
            <text:p text:style-name="P1210">Canali Utilizzati:</text:p>
          </table:table-cell>
          <table:covered-table-cell/>
        </table:table-row>
        <table:table-row table:style-name="TableRow1211">
          <table:table-cell table:style-name="TableCell1212" table:number-columns-spanned="2">
            <text:p text:style-name="P1213">Note</text:p>
          </table:table-cell>
          <table:covered-table-cell/>
        </table:table-row>
        <text:soft-page-break/>
        <table:table-row table:style-name="TableRow1214">
          <table:table-cell table:style-name="TableCell1215" table:number-columns-spanned="2">
            <text:p text:style-name="P1216">Business Model</text:p>
          </table:table-cell>
          <table:covered-table-cell/>
        </table:table-row>
      </table:table>
      <text:soft-page-break/>
      <text:h text:style-name="P1217" text:outline-level="2">COMPETITOR n. 23</text:h>
      <table:table table:style-name="Table1218">
        <table:table-columns>
          <table:table-column table:style-name="TableColumn1219"/>
          <table:table-column table:style-name="TableColumn1220"/>
        </table:table-columns>
        <table:table-row table:style-name="TableRow1221">
          <table:table-cell table:style-name="TableCell1222">
            <text:p text:style-name="P1223">Nome Progetto:</text:p>
          </table:table-cell>
          <table:table-cell table:style-name="TableCell1224">
            <text:p text:style-name="P1225">Anno Pubblicazione</text:p>
          </table:table-cell>
        </table:table-row>
        <table:table-row table:style-name="TableRow1226">
          <table:table-cell table:style-name="TableCell1227">
            <text:p text:style-name="P1228">Nome Competitor:</text:p>
          </table:table-cell>
          <table:table-cell table:style-name="TableCell1229">
            <text:p text:style-name="P1230">Dimensione Competitor</text:p>
          </table:table-cell>
        </table:table-row>
        <table:table-row table:style-name="TableRow1231">
          <table:table-cell table:style-name="TableCell1232" table:number-columns-spanned="2">
            <text:p text:style-name="P1233">Struttura Aziendale/Societaria:</text:p>
          </table:table-cell>
          <table:covered-table-cell/>
        </table:table-row>
        <table:table-row table:style-name="TableRow1234">
          <table:table-cell table:style-name="TableCell1235" table:number-columns-spanned="2">
            <text:p text:style-name="P1236">Descrizione Progetto:</text:p>
          </table:table-cell>
          <table:covered-table-cell/>
        </table:table-row>
        <table:table-row table:style-name="TableRow1237">
          <table:table-cell table:style-name="TableCell1238" table:number-columns-spanned="2">
            <text:p text:style-name="P1239">Value Proposition:</text:p>
          </table:table-cell>
          <table:covered-table-cell/>
        </table:table-row>
        <table:table-row table:style-name="TableRow1240">
          <table:table-cell table:style-name="TableCell1241" table:number-columns-spanned="2">
            <text:p text:style-name="P1242">Customer Segments:</text:p>
          </table:table-cell>
          <table:covered-table-cell/>
        </table:table-row>
        <table:table-row table:style-name="TableRow1243">
          <table:table-cell table:style-name="TableCell1244" table:number-columns-spanned="2">
            <text:p text:style-name="P1245">Punti di Forza:</text:p>
          </table:table-cell>
          <table:covered-table-cell/>
        </table:table-row>
        <table:table-row table:style-name="TableRow1246">
          <table:table-cell table:style-name="TableCell1247" table:number-columns-spanned="2">
            <text:p text:style-name="P1248">Punti di Debolezza:</text:p>
          </table:table-cell>
          <table:covered-table-cell/>
        </table:table-row>
        <table:table-row table:style-name="TableRow1249">
          <table:table-cell table:style-name="TableCell1250" table:number-columns-spanned="2">
            <text:p text:style-name="P1251">Canali Utilizzati:</text:p>
          </table:table-cell>
          <table:covered-table-cell/>
        </table:table-row>
        <table:table-row table:style-name="TableRow1252">
          <table:table-cell table:style-name="TableCell1253" table:number-columns-spanned="2">
            <text:p text:style-name="P1254">Note</text:p>
          </table:table-cell>
          <table:covered-table-cell/>
        </table:table-row>
        <text:soft-page-break/>
        <table:table-row table:style-name="TableRow1255">
          <table:table-cell table:style-name="TableCell1256" table:number-columns-spanned="2">
            <text:p text:style-name="P1257">Business Model</text:p>
          </table:table-cell>
          <table:covered-table-cell/>
        </table:table-row>
      </table:table>
      <text:soft-page-break/>
      <text:h text:style-name="P1258" text:outline-level="2">COMPETITOR n. 24</text:h>
      <table:table table:style-name="Table1259">
        <table:table-columns>
          <table:table-column table:style-name="TableColumn1260"/>
          <table:table-column table:style-name="TableColumn1261"/>
        </table:table-columns>
        <table:table-row table:style-name="TableRow1262">
          <table:table-cell table:style-name="TableCell1263">
            <text:p text:style-name="P1264">Nome Progetto:</text:p>
          </table:table-cell>
          <table:table-cell table:style-name="TableCell1265">
            <text:p text:style-name="P1266">Anno Pubblicazione</text:p>
          </table:table-cell>
        </table:table-row>
        <table:table-row table:style-name="TableRow1267">
          <table:table-cell table:style-name="TableCell1268">
            <text:p text:style-name="P1269">Nome Competitor:</text:p>
          </table:table-cell>
          <table:table-cell table:style-name="TableCell1270">
            <text:p text:style-name="P1271">Dimensione Competitor</text:p>
          </table:table-cell>
        </table:table-row>
        <table:table-row table:style-name="TableRow1272">
          <table:table-cell table:style-name="TableCell1273" table:number-columns-spanned="2">
            <text:p text:style-name="P1274">Struttura Aziendale/Societaria:</text:p>
          </table:table-cell>
          <table:covered-table-cell/>
        </table:table-row>
        <table:table-row table:style-name="TableRow1275">
          <table:table-cell table:style-name="TableCell1276" table:number-columns-spanned="2">
            <text:p text:style-name="P1277">Descrizione Progetto:</text:p>
          </table:table-cell>
          <table:covered-table-cell/>
        </table:table-row>
        <table:table-row table:style-name="TableRow1278">
          <table:table-cell table:style-name="TableCell1279" table:number-columns-spanned="2">
            <text:p text:style-name="P1280">Value Proposition:</text:p>
          </table:table-cell>
          <table:covered-table-cell/>
        </table:table-row>
        <table:table-row table:style-name="TableRow1281">
          <table:table-cell table:style-name="TableCell1282" table:number-columns-spanned="2">
            <text:p text:style-name="P1283">Customer Segments:</text:p>
          </table:table-cell>
          <table:covered-table-cell/>
        </table:table-row>
        <table:table-row table:style-name="TableRow1284">
          <table:table-cell table:style-name="TableCell1285" table:number-columns-spanned="2">
            <text:p text:style-name="P1286">Punti di Forza:</text:p>
          </table:table-cell>
          <table:covered-table-cell/>
        </table:table-row>
        <table:table-row table:style-name="TableRow1287">
          <table:table-cell table:style-name="TableCell1288" table:number-columns-spanned="2">
            <text:p text:style-name="P1289">Punti di Debolezza:</text:p>
          </table:table-cell>
          <table:covered-table-cell/>
        </table:table-row>
        <table:table-row table:style-name="TableRow1290">
          <table:table-cell table:style-name="TableCell1291" table:number-columns-spanned="2">
            <text:p text:style-name="P1292">Canali Utilizzati:</text:p>
          </table:table-cell>
          <table:covered-table-cell/>
        </table:table-row>
        <table:table-row table:style-name="TableRow1293">
          <table:table-cell table:style-name="TableCell1294" table:number-columns-spanned="2">
            <text:p text:style-name="P1295">Note</text:p>
          </table:table-cell>
          <table:covered-table-cell/>
        </table:table-row>
        <text:soft-page-break/>
        <table:table-row table:style-name="TableRow1296">
          <table:table-cell table:style-name="TableCell1297" table:number-columns-spanned="2">
            <text:p text:style-name="P1298">Business Model</text:p>
          </table:table-cell>
          <table:covered-table-cell/>
        </table:table-row>
      </table:table>
      <text:soft-page-break/>
      <text:h text:style-name="P1299" text:outline-level="2">COMPETITOR n. 25</text:h>
      <table:table table:style-name="Table1300">
        <table:table-columns>
          <table:table-column table:style-name="TableColumn1301"/>
          <table:table-column table:style-name="TableColumn1302"/>
        </table:table-columns>
        <table:table-row table:style-name="TableRow1303">
          <table:table-cell table:style-name="TableCell1304">
            <text:p text:style-name="P1305">Nome Progetto:</text:p>
          </table:table-cell>
          <table:table-cell table:style-name="TableCell1306">
            <text:p text:style-name="P1307">Anno Pubblicazione</text:p>
          </table:table-cell>
        </table:table-row>
        <table:table-row table:style-name="TableRow1308">
          <table:table-cell table:style-name="TableCell1309">
            <text:p text:style-name="P1310">Nome Competitor:</text:p>
          </table:table-cell>
          <table:table-cell table:style-name="TableCell1311">
            <text:p text:style-name="P1312">Dimensione Competitor</text:p>
          </table:table-cell>
        </table:table-row>
        <table:table-row table:style-name="TableRow1313">
          <table:table-cell table:style-name="TableCell1314" table:number-columns-spanned="2">
            <text:p text:style-name="P1315">Struttura Aziendale/Societaria:</text:p>
          </table:table-cell>
          <table:covered-table-cell/>
        </table:table-row>
        <table:table-row table:style-name="TableRow1316">
          <table:table-cell table:style-name="TableCell1317" table:number-columns-spanned="2">
            <text:p text:style-name="P1318">Descrizione Progetto:</text:p>
          </table:table-cell>
          <table:covered-table-cell/>
        </table:table-row>
        <table:table-row table:style-name="TableRow1319">
          <table:table-cell table:style-name="TableCell1320" table:number-columns-spanned="2">
            <text:p text:style-name="P1321">Value Proposition:</text:p>
          </table:table-cell>
          <table:covered-table-cell/>
        </table:table-row>
        <table:table-row table:style-name="TableRow1322">
          <table:table-cell table:style-name="TableCell1323" table:number-columns-spanned="2">
            <text:p text:style-name="P1324">Customer Segments:</text:p>
          </table:table-cell>
          <table:covered-table-cell/>
        </table:table-row>
        <table:table-row table:style-name="TableRow1325">
          <table:table-cell table:style-name="TableCell1326" table:number-columns-spanned="2">
            <text:p text:style-name="P1327">Punti di Forza:</text:p>
          </table:table-cell>
          <table:covered-table-cell/>
        </table:table-row>
        <table:table-row table:style-name="TableRow1328">
          <table:table-cell table:style-name="TableCell1329" table:number-columns-spanned="2">
            <text:p text:style-name="P1330">Punti di Debolezza:</text:p>
          </table:table-cell>
          <table:covered-table-cell/>
        </table:table-row>
        <table:table-row table:style-name="TableRow1331">
          <table:table-cell table:style-name="TableCell1332" table:number-columns-spanned="2">
            <text:p text:style-name="P1333">Canali Utilizzati:</text:p>
          </table:table-cell>
          <table:covered-table-cell/>
        </table:table-row>
        <table:table-row table:style-name="TableRow1334">
          <table:table-cell table:style-name="TableCell1335" table:number-columns-spanned="2">
            <text:p text:style-name="P1336">Note</text:p>
          </table:table-cell>
          <table:covered-table-cell/>
        </table:table-row>
        <text:soft-page-break/>
        <table:table-row table:style-name="TableRow1337">
          <table:table-cell table:style-name="TableCell1338" table:number-columns-spanned="2">
            <text:p text:style-name="P1339">Business Model</text:p>
          </table:table-cell>
          <table:covered-table-cell/>
        </table:table-row>
      </table:table>
      <text:h text:style-name="P1340" text:outline-level="2">COMPETITOR n. 26</text:h>
      <table:table table:style-name="Table1341">
        <table:table-columns>
          <table:table-column table:style-name="TableColumn1342"/>
          <table:table-column table:style-name="TableColumn1343"/>
        </table:table-columns>
        <table:table-row table:style-name="TableRow1344">
          <table:table-cell table:style-name="TableCell1345">
            <text:p text:style-name="P1346">Nome Progetto:</text:p>
          </table:table-cell>
          <table:table-cell table:style-name="TableCell1347">
            <text:p text:style-name="P1348">Anno Pubblicazione</text:p>
          </table:table-cell>
        </table:table-row>
        <table:table-row table:style-name="TableRow1349">
          <table:table-cell table:style-name="TableCell1350">
            <text:p text:style-name="P1351">Nome Competitor:</text:p>
          </table:table-cell>
          <table:table-cell table:style-name="TableCell1352">
            <text:p text:style-name="P1353">Dimensione Competitor</text:p>
          </table:table-cell>
        </table:table-row>
        <table:table-row table:style-name="TableRow1354">
          <table:table-cell table:style-name="TableCell1355" table:number-columns-spanned="2">
            <text:p text:style-name="P1356">Struttura Aziendale/Societaria:</text:p>
          </table:table-cell>
          <table:covered-table-cell/>
        </table:table-row>
        <table:table-row table:style-name="TableRow1357">
          <table:table-cell table:style-name="TableCell1358" table:number-columns-spanned="2">
            <text:p text:style-name="P1359">Descrizione Progetto:</text:p>
          </table:table-cell>
          <table:covered-table-cell/>
        </table:table-row>
        <table:table-row table:style-name="TableRow1360">
          <table:table-cell table:style-name="TableCell1361" table:number-columns-spanned="2">
            <text:p text:style-name="P1362">Value Proposition:</text:p>
          </table:table-cell>
          <table:covered-table-cell/>
        </table:table-row>
        <table:table-row table:style-name="TableRow1363">
          <table:table-cell table:style-name="TableCell1364" table:number-columns-spanned="2">
            <text:p text:style-name="P1365">Customer Segments:</text:p>
          </table:table-cell>
          <table:covered-table-cell/>
        </table:table-row>
        <table:table-row table:style-name="TableRow1366">
          <table:table-cell table:style-name="TableCell1367" table:number-columns-spanned="2">
            <text:p text:style-name="P1368">Punti di Forza:</text:p>
          </table:table-cell>
          <table:covered-table-cell/>
        </table:table-row>
        <table:table-row table:style-name="TableRow1369">
          <table:table-cell table:style-name="TableCell1370" table:number-columns-spanned="2">
            <text:p text:style-name="P1371">Punti di Debolezza:</text:p>
          </table:table-cell>
          <table:covered-table-cell/>
        </table:table-row>
        <table:table-row table:style-name="TableRow1372">
          <table:table-cell table:style-name="TableCell1373" table:number-columns-spanned="2">
            <text:p text:style-name="P1374">Canali Utilizzati:</text:p>
          </table:table-cell>
          <table:covered-table-cell/>
        </table:table-row>
        <text:soft-page-break/>
        <table:table-row table:style-name="TableRow1375">
          <table:table-cell table:style-name="TableCell1376" table:number-columns-spanned="2">
            <text:p text:style-name="P1377">Note</text:p>
          </table:table-cell>
          <table:covered-table-cell/>
        </table:table-row>
        <table:table-row table:style-name="TableRow1378">
          <table:table-cell table:style-name="TableCell1379" table:number-columns-spanned="2">
            <text:p text:style-name="P1380">Business Model</text:p>
          </table:table-cell>
          <table:covered-table-cell/>
        </table:table-row>
      </table:table>
      <text:soft-page-break/>
      <text:h text:style-name="P1381" text:outline-level="2">COMPETITOR n. 27</text:h>
      <table:table table:style-name="Table1382">
        <table:table-columns>
          <table:table-column table:style-name="TableColumn1383"/>
          <table:table-column table:style-name="TableColumn1384"/>
        </table:table-columns>
        <table:table-row table:style-name="TableRow1385">
          <table:table-cell table:style-name="TableCell1386">
            <text:p text:style-name="P1387">Nome Progetto:</text:p>
          </table:table-cell>
          <table:table-cell table:style-name="TableCell1388">
            <text:p text:style-name="P1389">Anno Pubblicazione</text:p>
          </table:table-cell>
        </table:table-row>
        <table:table-row table:style-name="TableRow1390">
          <table:table-cell table:style-name="TableCell1391">
            <text:p text:style-name="P1392">Nome Competitor:</text:p>
          </table:table-cell>
          <table:table-cell table:style-name="TableCell1393">
            <text:p text:style-name="P1394">Dimensione Competitor</text:p>
          </table:table-cell>
        </table:table-row>
        <table:table-row table:style-name="TableRow1395">
          <table:table-cell table:style-name="TableCell1396" table:number-columns-spanned="2">
            <text:p text:style-name="P1397">Struttura Aziendale/Societaria:</text:p>
          </table:table-cell>
          <table:covered-table-cell/>
        </table:table-row>
        <table:table-row table:style-name="TableRow1398">
          <table:table-cell table:style-name="TableCell1399" table:number-columns-spanned="2">
            <text:p text:style-name="P1400">Descrizione Progetto:</text:p>
          </table:table-cell>
          <table:covered-table-cell/>
        </table:table-row>
        <table:table-row table:style-name="TableRow1401">
          <table:table-cell table:style-name="TableCell1402" table:number-columns-spanned="2">
            <text:p text:style-name="P1403">Value Proposition:</text:p>
          </table:table-cell>
          <table:covered-table-cell/>
        </table:table-row>
        <table:table-row table:style-name="TableRow1404">
          <table:table-cell table:style-name="TableCell1405" table:number-columns-spanned="2">
            <text:p text:style-name="P1406">Customer Segments:</text:p>
          </table:table-cell>
          <table:covered-table-cell/>
        </table:table-row>
        <table:table-row table:style-name="TableRow1407">
          <table:table-cell table:style-name="TableCell1408" table:number-columns-spanned="2">
            <text:p text:style-name="P1409">Punti di Forza:</text:p>
          </table:table-cell>
          <table:covered-table-cell/>
        </table:table-row>
        <table:table-row table:style-name="TableRow1410">
          <table:table-cell table:style-name="TableCell1411" table:number-columns-spanned="2">
            <text:p text:style-name="P1412">Punti di Debolezza:</text:p>
          </table:table-cell>
          <table:covered-table-cell/>
        </table:table-row>
        <table:table-row table:style-name="TableRow1413">
          <table:table-cell table:style-name="TableCell1414" table:number-columns-spanned="2">
            <text:p text:style-name="P1415">Canali Utilizzati:</text:p>
          </table:table-cell>
          <table:covered-table-cell/>
        </table:table-row>
        <table:table-row table:style-name="TableRow1416">
          <table:table-cell table:style-name="TableCell1417" table:number-columns-spanned="2">
            <text:p text:style-name="P1418">Note</text:p>
          </table:table-cell>
          <table:covered-table-cell/>
        </table:table-row>
        <text:soft-page-break/>
        <table:table-row table:style-name="TableRow1419">
          <table:table-cell table:style-name="TableCell1420" table:number-columns-spanned="2">
            <text:p text:style-name="P1421">Business Model</text:p>
          </table:table-cell>
          <table:covered-table-cell/>
        </table:table-row>
      </table:table>
      <text:soft-page-break/>
      <text:h text:style-name="P1422" text:outline-level="2">COMPETITOR n. 28</text:h>
      <table:table table:style-name="Table1423">
        <table:table-columns>
          <table:table-column table:style-name="TableColumn1424"/>
          <table:table-column table:style-name="TableColumn1425"/>
        </table:table-columns>
        <table:table-row table:style-name="TableRow1426">
          <table:table-cell table:style-name="TableCell1427">
            <text:p text:style-name="P1428">Nome Progetto:</text:p>
          </table:table-cell>
          <table:table-cell table:style-name="TableCell1429">
            <text:p text:style-name="P1430">Anno Pubblicazione</text:p>
          </table:table-cell>
        </table:table-row>
        <table:table-row table:style-name="TableRow1431">
          <table:table-cell table:style-name="TableCell1432">
            <text:p text:style-name="P1433">Nome Competitor:</text:p>
          </table:table-cell>
          <table:table-cell table:style-name="TableCell1434">
            <text:p text:style-name="P1435">Dimensione Competitor</text:p>
          </table:table-cell>
        </table:table-row>
        <table:table-row table:style-name="TableRow1436">
          <table:table-cell table:style-name="TableCell1437" table:number-columns-spanned="2">
            <text:p text:style-name="P1438">Struttura Aziendale/Societaria:</text:p>
          </table:table-cell>
          <table:covered-table-cell/>
        </table:table-row>
        <table:table-row table:style-name="TableRow1439">
          <table:table-cell table:style-name="TableCell1440" table:number-columns-spanned="2">
            <text:p text:style-name="P1441">Descrizione Progetto:</text:p>
          </table:table-cell>
          <table:covered-table-cell/>
        </table:table-row>
        <table:table-row table:style-name="TableRow1442">
          <table:table-cell table:style-name="TableCell1443" table:number-columns-spanned="2">
            <text:p text:style-name="P1444">Value Proposition:</text:p>
          </table:table-cell>
          <table:covered-table-cell/>
        </table:table-row>
        <table:table-row table:style-name="TableRow1445">
          <table:table-cell table:style-name="TableCell1446" table:number-columns-spanned="2">
            <text:p text:style-name="P1447">Customer Segments:</text:p>
          </table:table-cell>
          <table:covered-table-cell/>
        </table:table-row>
        <table:table-row table:style-name="TableRow1448">
          <table:table-cell table:style-name="TableCell1449" table:number-columns-spanned="2">
            <text:p text:style-name="P1450">Punti di Forza:</text:p>
          </table:table-cell>
          <table:covered-table-cell/>
        </table:table-row>
        <table:table-row table:style-name="TableRow1451">
          <table:table-cell table:style-name="TableCell1452" table:number-columns-spanned="2">
            <text:p text:style-name="P1453">Punti di Debolezza:</text:p>
          </table:table-cell>
          <table:covered-table-cell/>
        </table:table-row>
        <table:table-row table:style-name="TableRow1454">
          <table:table-cell table:style-name="TableCell1455" table:number-columns-spanned="2">
            <text:p text:style-name="P1456">Canali Utilizzati:</text:p>
          </table:table-cell>
          <table:covered-table-cell/>
        </table:table-row>
        <table:table-row table:style-name="TableRow1457">
          <table:table-cell table:style-name="TableCell1458" table:number-columns-spanned="2">
            <text:p text:style-name="P1459">Note</text:p>
          </table:table-cell>
          <table:covered-table-cell/>
        </table:table-row>
        <text:soft-page-break/>
        <table:table-row table:style-name="TableRow1460">
          <table:table-cell table:style-name="TableCell1461" table:number-columns-spanned="2">
            <text:p text:style-name="P1462">Business Model</text:p>
          </table:table-cell>
          <table:covered-table-cell/>
        </table:table-row>
      </table:table>
      <text:soft-page-break/>
      <text:h text:style-name="P1463" text:outline-level="2">COMPETITOR n. 29</text:h>
      <table:table table:style-name="Table1464">
        <table:table-columns>
          <table:table-column table:style-name="TableColumn1465"/>
          <table:table-column table:style-name="TableColumn1466"/>
        </table:table-columns>
        <table:table-row table:style-name="TableRow1467">
          <table:table-cell table:style-name="TableCell1468">
            <text:p text:style-name="P1469">Nome Progetto:</text:p>
          </table:table-cell>
          <table:table-cell table:style-name="TableCell1470">
            <text:p text:style-name="P1471">Anno Pubblicazione</text:p>
          </table:table-cell>
        </table:table-row>
        <table:table-row table:style-name="TableRow1472">
          <table:table-cell table:style-name="TableCell1473">
            <text:p text:style-name="P1474">Nome Competitor:</text:p>
          </table:table-cell>
          <table:table-cell table:style-name="TableCell1475">
            <text:p text:style-name="P1476">Dimensione Competitor</text:p>
          </table:table-cell>
        </table:table-row>
        <table:table-row table:style-name="TableRow1477">
          <table:table-cell table:style-name="TableCell1478" table:number-columns-spanned="2">
            <text:p text:style-name="P1479">Struttura Aziendale/Societaria:</text:p>
          </table:table-cell>
          <table:covered-table-cell/>
        </table:table-row>
        <table:table-row table:style-name="TableRow1480">
          <table:table-cell table:style-name="TableCell1481" table:number-columns-spanned="2">
            <text:p text:style-name="P1482">Descrizione Progetto:</text:p>
          </table:table-cell>
          <table:covered-table-cell/>
        </table:table-row>
        <table:table-row table:style-name="TableRow1483">
          <table:table-cell table:style-name="TableCell1484" table:number-columns-spanned="2">
            <text:p text:style-name="P1485">Value Proposition:</text:p>
          </table:table-cell>
          <table:covered-table-cell/>
        </table:table-row>
        <table:table-row table:style-name="TableRow1486">
          <table:table-cell table:style-name="TableCell1487" table:number-columns-spanned="2">
            <text:p text:style-name="P1488">Customer Segments:</text:p>
          </table:table-cell>
          <table:covered-table-cell/>
        </table:table-row>
        <table:table-row table:style-name="TableRow1489">
          <table:table-cell table:style-name="TableCell1490" table:number-columns-spanned="2">
            <text:p text:style-name="P1491">Punti di Forza:</text:p>
          </table:table-cell>
          <table:covered-table-cell/>
        </table:table-row>
        <table:table-row table:style-name="TableRow1492">
          <table:table-cell table:style-name="TableCell1493" table:number-columns-spanned="2">
            <text:p text:style-name="P1494">Punti di Debolezza:</text:p>
          </table:table-cell>
          <table:covered-table-cell/>
        </table:table-row>
        <table:table-row table:style-name="TableRow1495">
          <table:table-cell table:style-name="TableCell1496" table:number-columns-spanned="2">
            <text:p text:style-name="P1497">Canali Utilizzati:</text:p>
          </table:table-cell>
          <table:covered-table-cell/>
        </table:table-row>
        <table:table-row table:style-name="TableRow1498">
          <table:table-cell table:style-name="TableCell1499" table:number-columns-spanned="2">
            <text:p text:style-name="P1500">Note</text:p>
          </table:table-cell>
          <table:covered-table-cell/>
        </table:table-row>
        <text:soft-page-break/>
        <table:table-row table:style-name="TableRow1501">
          <table:table-cell table:style-name="TableCell1502" table:number-columns-spanned="2">
            <text:p text:style-name="P1503">Business Model</text:p>
          </table:table-cell>
          <table:covered-table-cell/>
        </table:table-row>
      </table:table>
      <text:soft-page-break/>
      <text:h text:style-name="P1504" text:outline-level="2">COMPETITOR n. 30</text:h>
      <table:table table:style-name="Table1505">
        <table:table-columns>
          <table:table-column table:style-name="TableColumn1506"/>
          <table:table-column table:style-name="TableColumn1507"/>
        </table:table-columns>
        <table:table-row table:style-name="TableRow1508">
          <table:table-cell table:style-name="TableCell1509">
            <text:p text:style-name="P1510">Nome Progetto:</text:p>
          </table:table-cell>
          <table:table-cell table:style-name="TableCell1511">
            <text:p text:style-name="P1512">Anno Pubblicazione</text:p>
          </table:table-cell>
        </table:table-row>
        <table:table-row table:style-name="TableRow1513">
          <table:table-cell table:style-name="TableCell1514">
            <text:p text:style-name="P1515">Nome Competitor:</text:p>
          </table:table-cell>
          <table:table-cell table:style-name="TableCell1516">
            <text:p text:style-name="P1517">Dimensione Competitor</text:p>
          </table:table-cell>
        </table:table-row>
        <table:table-row table:style-name="TableRow1518">
          <table:table-cell table:style-name="TableCell1519" table:number-columns-spanned="2">
            <text:p text:style-name="P1520">Struttura Aziendale/Societaria:</text:p>
          </table:table-cell>
          <table:covered-table-cell/>
        </table:table-row>
        <table:table-row table:style-name="TableRow1521">
          <table:table-cell table:style-name="TableCell1522" table:number-columns-spanned="2">
            <text:p text:style-name="P1523">Descrizione Progetto:</text:p>
          </table:table-cell>
          <table:covered-table-cell/>
        </table:table-row>
        <table:table-row table:style-name="TableRow1524">
          <table:table-cell table:style-name="TableCell1525" table:number-columns-spanned="2">
            <text:p text:style-name="P1526">Value Proposition:</text:p>
          </table:table-cell>
          <table:covered-table-cell/>
        </table:table-row>
        <table:table-row table:style-name="TableRow1527">
          <table:table-cell table:style-name="TableCell1528" table:number-columns-spanned="2">
            <text:p text:style-name="P1529">Customer Segments:</text:p>
          </table:table-cell>
          <table:covered-table-cell/>
        </table:table-row>
        <table:table-row table:style-name="TableRow1530">
          <table:table-cell table:style-name="TableCell1531" table:number-columns-spanned="2">
            <text:p text:style-name="P1532">Punti di Forza:</text:p>
          </table:table-cell>
          <table:covered-table-cell/>
        </table:table-row>
        <table:table-row table:style-name="TableRow1533">
          <table:table-cell table:style-name="TableCell1534" table:number-columns-spanned="2">
            <text:p text:style-name="P1535">Punti di Debolezza:</text:p>
          </table:table-cell>
          <table:covered-table-cell/>
        </table:table-row>
        <table:table-row table:style-name="TableRow1536">
          <table:table-cell table:style-name="TableCell1537" table:number-columns-spanned="2">
            <text:p text:style-name="P1538">Canali Utilizzati:</text:p>
          </table:table-cell>
          <table:covered-table-cell/>
        </table:table-row>
        <table:table-row table:style-name="TableRow1539">
          <table:table-cell table:style-name="TableCell1540" table:number-columns-spanned="2">
            <text:p text:style-name="P1541">Note</text:p>
          </table:table-cell>
          <table:covered-table-cell/>
        </table:table-row>
        <text:soft-page-break/>
        <table:table-row table:style-name="TableRow1542">
          <table:table-cell table:style-name="TableCell1543" table:number-columns-spanned="2">
            <text:p text:style-name="P1544">Business Model</text:p>
          </table:table-cell>
          <table:covered-table-cell/>
        </table:table-row>
      </table:table>
      <text:soft-page-break/>
      <text:h text:style-name="P1545" text:outline-level="2">COMPETITOR n. 31</text:h>
      <table:table table:style-name="Table1546">
        <table:table-columns>
          <table:table-column table:style-name="TableColumn1547"/>
          <table:table-column table:style-name="TableColumn1548"/>
        </table:table-columns>
        <table:table-row table:style-name="TableRow1549">
          <table:table-cell table:style-name="TableCell1550">
            <text:p text:style-name="P1551">Nome Progetto:</text:p>
          </table:table-cell>
          <table:table-cell table:style-name="TableCell1552">
            <text:p text:style-name="P1553">Anno Pubblicazione</text:p>
          </table:table-cell>
        </table:table-row>
        <table:table-row table:style-name="TableRow1554">
          <table:table-cell table:style-name="TableCell1555">
            <text:p text:style-name="P1556">Nome Competitor:</text:p>
          </table:table-cell>
          <table:table-cell table:style-name="TableCell1557">
            <text:p text:style-name="P1558">Dimensione Competitor</text:p>
          </table:table-cell>
        </table:table-row>
        <table:table-row table:style-name="TableRow1559">
          <table:table-cell table:style-name="TableCell1560" table:number-columns-spanned="2">
            <text:p text:style-name="P1561">Struttura Aziendale/Societaria:</text:p>
          </table:table-cell>
          <table:covered-table-cell/>
        </table:table-row>
        <table:table-row table:style-name="TableRow1562">
          <table:table-cell table:style-name="TableCell1563" table:number-columns-spanned="2">
            <text:p text:style-name="P1564">Descrizione Progetto:</text:p>
          </table:table-cell>
          <table:covered-table-cell/>
        </table:table-row>
        <table:table-row table:style-name="TableRow1565">
          <table:table-cell table:style-name="TableCell1566" table:number-columns-spanned="2">
            <text:p text:style-name="P1567">Value Proposition:</text:p>
          </table:table-cell>
          <table:covered-table-cell/>
        </table:table-row>
        <table:table-row table:style-name="TableRow1568">
          <table:table-cell table:style-name="TableCell1569" table:number-columns-spanned="2">
            <text:p text:style-name="P1570">Customer Segments:</text:p>
          </table:table-cell>
          <table:covered-table-cell/>
        </table:table-row>
        <table:table-row table:style-name="TableRow1571">
          <table:table-cell table:style-name="TableCell1572" table:number-columns-spanned="2">
            <text:p text:style-name="P1573">Punti di Forza:</text:p>
          </table:table-cell>
          <table:covered-table-cell/>
        </table:table-row>
        <table:table-row table:style-name="TableRow1574">
          <table:table-cell table:style-name="TableCell1575" table:number-columns-spanned="2">
            <text:p text:style-name="P1576">Punti di Debolezza:</text:p>
          </table:table-cell>
          <table:covered-table-cell/>
        </table:table-row>
        <table:table-row table:style-name="TableRow1577">
          <table:table-cell table:style-name="TableCell1578" table:number-columns-spanned="2">
            <text:p text:style-name="P1579">Canali Utilizzati:</text:p>
          </table:table-cell>
          <table:covered-table-cell/>
        </table:table-row>
        <table:table-row table:style-name="TableRow1580">
          <table:table-cell table:style-name="TableCell1581" table:number-columns-spanned="2">
            <text:p text:style-name="P1582">Note</text:p>
          </table:table-cell>
          <table:covered-table-cell/>
        </table:table-row>
        <text:soft-page-break/>
        <table:table-row table:style-name="TableRow1583">
          <table:table-cell table:style-name="TableCell1584" table:number-columns-spanned="2">
            <text:p text:style-name="P1585">Business Model</text:p>
          </table:table-cell>
          <table:covered-table-cell/>
        </table:table-row>
      </table:table>
      <text:soft-page-break/>
      <text:h text:style-name="P1586" text:outline-level="2">COMPETITOR n. 32</text:h>
      <table:table table:style-name="Table1587">
        <table:table-columns>
          <table:table-column table:style-name="TableColumn1588"/>
          <table:table-column table:style-name="TableColumn1589"/>
        </table:table-columns>
        <table:table-row table:style-name="TableRow1590">
          <table:table-cell table:style-name="TableCell1591">
            <text:p text:style-name="P1592">Nome Progetto:</text:p>
          </table:table-cell>
          <table:table-cell table:style-name="TableCell1593">
            <text:p text:style-name="P1594">Anno Pubblicazione</text:p>
          </table:table-cell>
        </table:table-row>
        <table:table-row table:style-name="TableRow1595">
          <table:table-cell table:style-name="TableCell1596">
            <text:p text:style-name="P1597">Nome Competitor:</text:p>
          </table:table-cell>
          <table:table-cell table:style-name="TableCell1598">
            <text:p text:style-name="P1599">Dimensione Competitor</text:p>
          </table:table-cell>
        </table:table-row>
        <table:table-row table:style-name="TableRow1600">
          <table:table-cell table:style-name="TableCell1601" table:number-columns-spanned="2">
            <text:p text:style-name="P1602">Struttura Aziendale/Societaria:</text:p>
          </table:table-cell>
          <table:covered-table-cell/>
        </table:table-row>
        <table:table-row table:style-name="TableRow1603">
          <table:table-cell table:style-name="TableCell1604" table:number-columns-spanned="2">
            <text:p text:style-name="P1605">Descrizione Progetto:</text:p>
          </table:table-cell>
          <table:covered-table-cell/>
        </table:table-row>
        <table:table-row table:style-name="TableRow1606">
          <table:table-cell table:style-name="TableCell1607" table:number-columns-spanned="2">
            <text:p text:style-name="P1608">Value Proposition:</text:p>
          </table:table-cell>
          <table:covered-table-cell/>
        </table:table-row>
        <table:table-row table:style-name="TableRow1609">
          <table:table-cell table:style-name="TableCell1610" table:number-columns-spanned="2">
            <text:p text:style-name="P1611">Customer Segments:</text:p>
          </table:table-cell>
          <table:covered-table-cell/>
        </table:table-row>
        <table:table-row table:style-name="TableRow1612">
          <table:table-cell table:style-name="TableCell1613" table:number-columns-spanned="2">
            <text:p text:style-name="P1614">Punti di Forza:</text:p>
          </table:table-cell>
          <table:covered-table-cell/>
        </table:table-row>
        <table:table-row table:style-name="TableRow1615">
          <table:table-cell table:style-name="TableCell1616" table:number-columns-spanned="2">
            <text:p text:style-name="P1617">Punti di Debolezza:</text:p>
          </table:table-cell>
          <table:covered-table-cell/>
        </table:table-row>
        <table:table-row table:style-name="TableRow1618">
          <table:table-cell table:style-name="TableCell1619" table:number-columns-spanned="2">
            <text:p text:style-name="P1620">Canali Utilizzati:</text:p>
          </table:table-cell>
          <table:covered-table-cell/>
        </table:table-row>
        <table:table-row table:style-name="TableRow1621">
          <table:table-cell table:style-name="TableCell1622" table:number-columns-spanned="2">
            <text:p text:style-name="P1623">Note</text:p>
          </table:table-cell>
          <table:covered-table-cell/>
        </table:table-row>
        <text:soft-page-break/>
        <table:table-row table:style-name="TableRow1624">
          <table:table-cell table:style-name="TableCell1625" table:number-columns-spanned="2">
            <text:p text:style-name="P1626">Business Model</text:p>
          </table:table-cell>
          <table:covered-table-cell/>
        </table:table-row>
      </table:table>
      <text:h text:style-name="P1627" text:outline-level="2">TECNOLOGIA n. 1</text:h>
      <text:p text:style-name="P1628"/>
      <table:table table:style-name="Table1629">
        <table:table-columns>
          <table:table-column table:style-name="TableColumn1630"/>
          <table:table-column table:style-name="TableColumn1631"/>
          <table:table-column table:style-name="TableColumn1632"/>
        </table:table-columns>
        <table:table-row table:style-name="TableRow1633">
          <table:table-cell table:style-name="TableCell1634">
            <text:p text:style-name="P1635">Nome Tecnologia:</text:p>
            <text:p text:style-name="P1636">Visori VR</text:p>
          </table:table-cell>
          <table:table-cell table:style-name="TableCell1637" table:number-columns-spanned="2">
            <text:p text:style-name="P1638">Anno Realizzazione</text:p>
            <text:p text:style-name="P1639">2010</text:p>
          </table:table-cell>
          <table:covered-table-cell/>
        </table:table-row>
        <table:table-row table:style-name="TableRow1640">
          <table:table-cell table:style-name="TableCell1641">
            <text:p text:style-name="P1642">Nome Produttori:</text:p>
            <text:p text:style-name="P1643">Oculus, Google, HTC, Sony, Samsung, Razer, Acer</text:p>
          </table:table-cell>
          <table:table-cell table:style-name="TableCell1644" table:number-columns-spanned="2">
            <text:p text:style-name="P1645">Dimensione</text:p>
            <text:p text:style-name="P1646">Oculus: Azienda sussidiaria di Facebook (che ha 23mila dipendenti)</text:p>
            <text:p text:style-name="P1647">Google: <text:s/>88mila dipendenti</text:p>
            <text:p text:style-name="P1648">HTC: 18mila dipendenti</text:p>
            <text:p text:style-name="P1649">Sony: 128mila dipendenti</text:p>
            <text:p text:style-name="P1650">Samsung: 98mila dipendenti</text:p>
            <text:p text:style-name="P1651">Razer: 900 dipendenti</text:p>
            <text:p text:style-name="P1652">Acer: 7mila dipendenti</text:p>
          </table:table-cell>
          <table:covered-table-cell/>
        </table:table-row>
        <table:table-row table:style-name="TableRow1653">
          <table:table-cell table:style-name="TableCell1654" table:number-columns-spanned="3">
            <text:p text:style-name="P1655">Descrizione Tecnologia:</text:p>
            <text:p text:style-name="P1656"><text:span text:style-name="T1657">Il visore VR, o visore di realtà virtuale, è un dispositivo a forma di casco o di occhiali che consente di vivere un’esperienza sensoriale in un mondo virtuale. <text:s/>I</text:span><text:span text:style-name="T1658">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p>
            <text:p text:style-name="P1659">I visori di nostro interesse per il progetto possono essere connessi a dispositivi esterni quali smartphone o computer.</text:p>
          </table:table-cell>
          <table:covered-table-cell/>
          <table:covered-table-cell/>
        </table:table-row>
        <table:table-row table:style-name="TableRow1660">
          <table:table-cell table:style-name="TableCell1661" table:number-columns-spanned="2">
            <text:p text:style-name="P1662">Utilità per il Progetto:</text:p>
            <text:p text:style-name="P1663">Un visore VR potrebbe essere utile per la connessione ad un’eventuale applicazione di nostra invenzione basata sulla realtà virtuale, poiché permetterebbe all’utente di fruirne.</text:p>
          </table:table-cell>
          <table:covered-table-cell/>
          <table:table-cell table:style-name="TableCell1664">
            <text:p text:style-name="P1665">Alta <text:s text:c="19"/>Media <text:s text:c="19"/>Bassa</text:p>
            <text:p text:style-name="P1666">Alta</text:p>
          </table:table-cell>
        </table:table-row>
        <table:table-row table:style-name="TableRow1667">
          <table:table-cell table:style-name="TableCell1668" table:number-columns-spanned="3">
            <text:p text:style-name="P1669">Reperibilità sul mercato:</text:p>
            <text:p text:style-name="P1670">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ext:soft-page-break/>
        <table:table-row table:style-name="TableRow1671">
          <table:table-cell table:style-name="TableCell1672" table:number-columns-spanned="3">
            <text:p text:style-name="P1673">Prezzo:</text:p>
            <text:p text:style-name="P1674">Visori di fascia bassa (e dalle scarse funzionalità e prestazioni) si possono trovare in commercio anche a 50 euro, mentre visori più performanti possono arrivare ai 1200 euro (ad esempio HTC Vive pro)</text:p>
          </table:table-cell>
          <table:covered-table-cell/>
          <table:covered-table-cell/>
        </table:table-row>
        <table:table-row table:style-name="TableRow1675">
          <table:table-cell table:style-name="TableCell1676" table:number-columns-spanned="3">
            <text:p text:style-name="P1677">Note:</text:p>
          </table:table-cell>
          <table:covered-table-cell/>
          <table:covered-table-cell/>
        </table:table-row>
      </table:table>
      <text:p text:style-name="P1678"/>
      <text:h text:style-name="P1679" text:outline-level="2">TECNOLOGIA n. 2</text:h>
      <text:p text:style-name="P1680"/>
      <table:table table:style-name="Table1681">
        <table:table-columns>
          <table:table-column table:style-name="TableColumn1682"/>
          <table:table-column table:style-name="TableColumn1683"/>
          <table:table-column table:style-name="TableColumn1684"/>
        </table:table-columns>
        <table:table-row table:style-name="TableRow1685">
          <table:table-cell table:style-name="TableCell1686">
            <text:p text:style-name="P1687">Nome Tecnologia:</text:p>
            <text:p text:style-name="P1688">Videocamere a 360°</text:p>
          </table:table-cell>
          <table:table-cell table:style-name="TableCell1689" table:number-columns-spanned="2">
            <text:p text:style-name="P1690">Anno Realizzazione</text:p>
            <text:p text:style-name="P1691"/>
          </table:table-cell>
          <table:covered-table-cell/>
        </table:table-row>
        <table:table-row table:style-name="TableRow1692">
          <table:table-cell table:style-name="TableCell1693">
            <text:p text:style-name="P1694">Nome Produttore:</text:p>
            <text:p text:style-name="P1695">Insta360, GoPro, Samsung (Gear360°), Facebook (Surround360), Nokia (OZO)</text:p>
          </table:table-cell>
          <table:table-cell table:style-name="TableCell1696" table:number-columns-spanned="2">
            <text:p text:style-name="P1697">Dimensione</text:p>
            <text:p text:style-name="P1698">Insta360: Azienda privata</text:p>
            <text:p text:style-name="P1699">GoPro: 1483 dipendenti</text:p>
            <text:p text:style-name="P1700">Samsung: 98mila dipendenti</text:p>
            <text:p text:style-name="P1701">Facebook: 23mila dipendenti</text:p>
            <text:p text:style-name="P1702">Nokia: 100mila dipendenti</text:p>
            <text:p text:style-name="P1703"/>
          </table:table-cell>
          <table:covered-table-cell/>
        </table:table-row>
        <table:table-row table:style-name="TableRow1704">
          <table:table-cell table:style-name="TableCell1705" table:number-columns-spanned="3">
            <text:p text:style-name="P1706">Descrizione Tecnologia:</text:p>
            <text:p text:style-name="P1707">Le videocamere e fotocamere a 360° permettono di catturare l’ambiente circostante in tutte le sue angolazioni, fornendo quindi una visione sferica della realtà al momento delle riprese.</text:p>
            <text:p text:style-name="P1708">Questo tipo di riprese realizzate dalle videocamere 360 gradi sono fruibili con una grande varietà di terminali compatibili, come lo smartphone, il PC o i caschi VR.</text:p>
            <text:p text:style-name="P1709">Lo spettatore ha la possibilità di guardarsi intorno, assumendo la prospettiva di chi ha girato la scena.</text:p>
          </table:table-cell>
          <table:covered-table-cell/>
          <table:covered-table-cell/>
        </table:table-row>
        <table:table-row table:style-name="TableRow1710">
          <table:table-cell table:style-name="TableCell1711" table:number-columns-spanned="2">
            <text:p text:style-name="P1712">Utilità per il Progetto:</text:p>
            <text:p text:style-name="P1713">La tecnologia di video e foto a 360° può risultare utile nella realizzazione di scene di realtà virtuale, o per la cattura dell’ambiente circostante in funzione di una sua virtualizzazione</text:p>
          </table:table-cell>
          <table:covered-table-cell/>
          <table:table-cell table:style-name="TableCell1714">
            <text:p text:style-name="P1715">Alta <text:s text:c="19"/>Media <text:s text:c="19"/>Bassa</text:p>
            <text:p text:style-name="P1716">Media</text:p>
          </table:table-cell>
        </table:table-row>
        <text:soft-page-break/>
        <table:table-row table:style-name="TableRow1717">
          <table:table-cell table:style-name="TableCell1718" table:number-columns-spanned="3">
            <text:p text:style-name="P1719">Reperibilità sul mercato:</text:p>
            <text:p text:style-name="P1720">Questo tipo di prodotti è abbastanza reperibile, molti di questi prodotti si trovano infatti su amazon e possono tranquillamente essere acquistati da tutti</text:p>
          </table:table-cell>
          <table:covered-table-cell/>
          <table:covered-table-cell/>
        </table:table-row>
        <table:table-row table:style-name="TableRow1721">
          <table:table-cell table:style-name="TableCell1722" table:number-columns-spanned="3">
            <text:p text:style-name="P1723">Prezzo:</text:p>
            <text:p text:style-name="P1724">Generalmente 100-200 euro, per quanto riguarda i prodotti in vendita per privati.</text:p>
            <text:p text:style-name="P1725"><text:s/>Per quanto riguarda i prodotti professionali, i prezzi si alzano di molto, aggirandosi tra i 5.000 (GoPro Omni) e i 40.000 euro (Nokia OZO)</text:p>
          </table:table-cell>
          <table:covered-table-cell/>
          <table:covered-table-cell/>
        </table:table-row>
        <table:table-row table:style-name="TableRow1726">
          <table:table-cell table:style-name="TableCell1727" table:number-columns-spanned="3">
            <text:p text:style-name="P1728">Note:</text:p>
          </table:table-cell>
          <table:covered-table-cell/>
          <table:covered-table-cell/>
        </table:table-row>
      </table:table>
      <text:p text:style-name="P1729"/>
      <text:h text:style-name="P1730" text:outline-level="2">TECNOLOGIA n. 3</text:h>
      <text:p text:style-name="P1731"/>
      <table:table table:style-name="Table1732">
        <table:table-columns>
          <table:table-column table:style-name="TableColumn1733"/>
          <table:table-column table:style-name="TableColumn1734"/>
          <table:table-column table:style-name="TableColumn1735"/>
        </table:table-columns>
        <table:table-row table:style-name="TableRow1736">
          <table:table-cell table:style-name="TableCell1737">
            <text:p text:style-name="P1738">Nome Tecnologia:</text:p>
            <text:p text:style-name="P1739">Occhiali/visori AR</text:p>
          </table:table-cell>
          <table:table-cell table:style-name="TableCell1740" table:number-columns-spanned="2">
            <text:p text:style-name="P1741">Anno Realizzazione</text:p>
            <text:p text:style-name="P1742">2013</text:p>
          </table:table-cell>
          <table:covered-table-cell/>
        </table:table-row>
        <table:table-row table:style-name="TableRow1743">
          <table:table-cell table:style-name="TableCell1744">
            <text:p text:style-name="P1745">Nome Produttore:</text:p>
            <text:p text:style-name="P1746">Daqri, Microsoft, Meta (Meta2), ODG, Google (Google glasses enterprise edition), Magic Leap (Lightwear)</text:p>
          </table:table-cell>
          <table:table-cell table:style-name="TableCell1747" table:number-columns-spanned="2">
            <text:p text:style-name="P1748">Dimensione</text:p>
            <text:p text:style-name="P1749">Daqri: 200 dipendenti</text:p>
            <text:p text:style-name="P1750">Microsoft: 114mila dipendenti</text:p>
            <text:p text:style-name="P1751">Meta: 100-500 dipendenti</text:p>
            <text:p text:style-name="P1752">ODG: 100 dipendenti</text:p>
            <text:p text:style-name="P1753">Google: 88mila dipendenti</text:p>
            <text:p text:style-name="P1754">Magic Leap: 1500 dipendenti</text:p>
          </table:table-cell>
          <table:covered-table-cell/>
        </table:table-row>
        <table:table-row table:style-name="TableRow1755">
          <table:table-cell table:style-name="TableCell1756" table:number-columns-spanned="3">
            <text:p text:style-name="P1757">Descrizione Tecnologia:</text:p>
            <text:p text:style-name="P1758">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Row1759">
          <table:table-cell table:style-name="TableCell1760" table:number-columns-spanned="2">
            <text:p text:style-name="P1761">Utilità per il Progetto:</text:p>
            <text:p text:style-name="P1762">Questi dispositivi possono risultare davvero molto utili nell’ambito di un progetto di mixed reality.</text:p>
          </table:table-cell>
          <table:covered-table-cell/>
          <table:table-cell table:style-name="TableCell1763">
            <text:p text:style-name="P1764">Alta <text:s text:c="19"/>Media <text:s text:c="19"/>Bassa</text:p>
            <text:p text:style-name="P1765">Alta</text:p>
          </table:table-cell>
        </table:table-row>
        <table:table-row table:style-name="TableRow1766">
          <table:table-cell table:style-name="TableCell1767" table:number-columns-spanned="3">
            <text:p text:style-name="P1768">Reperibilità sul mercato:</text:p>
            <text:p text:style-name="P1769">Questi dispositivi sono meno comuni e meno reperibili al momento rispetto ai più comuni visori VR.</text:p>
            <text:p text:style-name="P1770">Alcuni progetti passati di questo tipo (Google glasses) sono addirittura andati in fallimento per le scarse vendite.</text:p>
            <text:p text:style-name="P1771">Alcuni prodotti risultano comunque reperibili in rete.</text:p>
            <text:p text:style-name="P1772">Molte aziende stanno ancora lavorando su questo prodotto, e lo renderanno disponibile alla vendita nei prossimi anni.</text:p>
          </table:table-cell>
          <table:covered-table-cell/>
          <table:covered-table-cell/>
        </table:table-row>
        <text:soft-page-break/>
        <table:table-row table:style-name="TableRow1773">
          <table:table-cell table:style-name="TableCell1774" table:number-columns-spanned="3">
            <text:p text:style-name="P1775">Prezzo:</text:p>
            <text:p text:style-name="P1776">I prezzi di questo tipo di prodotto risultano abbastanza alti.</text:p>
            <text:p text:style-name="P1777">Meta2: 1700euro, Hololens:3300euro, Daqri: 5000euro, ODG: 2750euro</text:p>
          </table:table-cell>
          <table:covered-table-cell/>
          <table:covered-table-cell/>
        </table:table-row>
        <table:table-row table:style-name="TableRow1778">
          <table:table-cell table:style-name="TableCell1779" table:number-columns-spanned="3">
            <text:p text:style-name="P1780">Note:</text:p>
          </table:table-cell>
          <table:covered-table-cell/>
          <table:covered-table-cell/>
        </table:table-row>
      </table:table>
      <text:soft-page-break/>
      <text:h text:style-name="P1781" text:outline-level="2">TECNOLOGIA n. 4</text:h>
      <text:p text:style-name="P1782"/>
      <table:table table:style-name="Table1783">
        <table:table-columns>
          <table:table-column table:style-name="TableColumn1784"/>
          <table:table-column table:style-name="TableColumn1785"/>
          <table:table-column table:style-name="TableColumn1786"/>
        </table:table-columns>
        <table:table-row table:style-name="TableRow1787">
          <table:table-cell table:style-name="TableCell1788">
            <text:p text:style-name="P1789">Nome Tecnologia:</text:p>
            <text:p text:style-name="P1790">Giroscopio</text:p>
          </table:table-cell>
          <table:table-cell table:style-name="TableCell1791" table:number-columns-spanned="2">
            <text:p text:style-name="P1792">Anno Realizzazione</text:p>
            <text:p text:style-name="P1793"/>
          </table:table-cell>
          <table:covered-table-cell/>
        </table:table-row>
        <table:table-row table:style-name="TableRow1794">
          <table:table-cell table:style-name="TableCell1795">
            <text:p text:style-name="P1796">Nome Produttore:</text:p>
            <text:p text:style-name="P1797">Analog devices, Bosch, STMicroeletronics</text:p>
          </table:table-cell>
          <table:table-cell table:style-name="TableCell1798" table:number-columns-spanned="2">
            <text:p text:style-name="P1799">Dimensione</text:p>
            <text:p text:style-name="P1800">Analog Devices: 9000 dipendenti</text:p>
            <text:p text:style-name="P1801">Bosch: 300mila dipendenti</text:p>
            <text:p text:style-name="P1802">STMicroeletronics: 43mila dipendenti</text:p>
          </table:table-cell>
          <table:covered-table-cell/>
        </table:table-row>
        <table:table-row table:style-name="TableRow1803">
          <table:table-cell table:style-name="TableCell1804" table:number-columns-spanned="3">
            <text:p text:style-name="P1805">Descrizione Tecnologia:</text:p>
            <text:p text:style-name="P1806">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Row1807">
          <table:table-cell table:style-name="TableCell1808" table:number-columns-spanned="2">
            <text:p text:style-name="P1809">Utilità per il Progetto:</text:p>
            <text:p text:style-name="P1810">Il giroscopio può essere impiegato nei dispositivi mobili per meglio interagire con il mondo circostante, sia che si parli di realtà virtuale che di realtà aumentata.</text:p>
          </table:table-cell>
          <table:covered-table-cell/>
          <table:table-cell table:style-name="TableCell1811">
            <text:p text:style-name="P1812">Alta <text:s text:c="19"/>Media <text:s text:c="19"/>Bassa</text:p>
            <text:p text:style-name="P1813">Alta</text:p>
          </table:table-cell>
        </table:table-row>
        <table:table-row table:style-name="TableRow1814">
          <table:table-cell table:style-name="TableCell1815" table:number-columns-spanned="3">
            <text:p text:style-name="P1816">Reperibilità sul mercato:</text:p>
            <text:p text:style-name="P1817">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18">
          <table:table-cell table:style-name="TableCell1819" table:number-columns-spanned="3">
            <text:p text:style-name="P1820">Prezzo:</text:p>
            <text:p text:style-name="P1821">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Row1822">
          <table:table-cell table:style-name="TableCell1823" table:number-columns-spanned="3">
            <text:p text:style-name="P1824">Note:</text:p>
            <text:p text:style-name="P1825">Il giroscopio è un elemento essenziale che deve essere presente in un dispositivo mobile che vuole usare la realtà virtuale o aumentata.</text:p>
          </table:table-cell>
          <table:covered-table-cell/>
          <table:covered-table-cell/>
        </table:table-row>
      </table:table>
      <text:soft-page-break/>
      <text:h text:style-name="P1826" text:outline-level="2">TECNOLOGIA n. 5</text:h>
      <text:p text:style-name="P1827"/>
      <table:table table:style-name="Table1828">
        <table:table-columns>
          <table:table-column table:style-name="TableColumn1829"/>
          <table:table-column table:style-name="TableColumn1830"/>
          <table:table-column table:style-name="TableColumn1831"/>
        </table:table-columns>
        <table:table-row table:style-name="TableRow1832">
          <table:table-cell table:style-name="TableCell1833">
            <text:p text:style-name="P1834">Nome Tecnologia:</text:p>
            <text:p text:style-name="P1835">Accellerometro</text:p>
          </table:table-cell>
          <table:table-cell table:style-name="TableCell1836" table:number-columns-spanned="2">
            <text:p text:style-name="P1837">Anno Realizzazione</text:p>
          </table:table-cell>
          <table:covered-table-cell/>
        </table:table-row>
        <table:table-row table:style-name="TableRow1838">
          <table:table-cell table:style-name="TableCell1839">
            <text:p text:style-name="P1840">Nome Produttore:</text:p>
            <text:p text:style-name="P1841">Murata, PCB, Bosch, Freescale</text:p>
          </table:table-cell>
          <table:table-cell table:style-name="TableCell1842" table:number-columns-spanned="2">
            <text:p text:style-name="P1843">Dimensione</text:p>
            <text:p text:style-name="P1844">Murata: 60mila dipendenti</text:p>
            <text:p text:style-name="P1845">PC: 600 dipendenti</text:p>
            <text:p text:style-name="P1846">Bosch: 300mila dipendenti</text:p>
            <text:p text:style-name="P1847">FreeScale: 17300 dipendenti</text:p>
          </table:table-cell>
          <table:covered-table-cell/>
        </table:table-row>
        <table:table-row table:style-name="TableRow1848">
          <table:table-cell table:style-name="TableCell1849" table:number-columns-spanned="3">
            <text:p text:style-name="P1850">Descrizione Tecnologia:</text:p>
            <text:p text:style-name="P1851">Si tratta di un sensore, che negli anni è diventato sempre più preciso, che serve per misurare l’accelerazione del device.</text:p>
            <text:p text:style-name="P1852">Uno dei suoi impieghi è ad esempio, una volta ruotato lo smartphone, adattare l’immagine si adatta alla posizione dello schermo.</text:p>
            <text:p text:style-name="P1853">L’accellerometro funziona soprattutto in tandem con lo giroscopio.</text:p>
          </table:table-cell>
          <table:covered-table-cell/>
          <table:covered-table-cell/>
        </table:table-row>
        <table:table-row table:style-name="TableRow1854">
          <table:table-cell table:style-name="TableCell1855" table:number-columns-spanned="2">
            <text:p text:style-name="P1856">Utilità per il Progetto:</text:p>
            <text:p text:style-name="P1857">L’accellerometro, come per il giroscopio, risulta essenziale per dispositivi mobili che vogliono interagire con la realtà</text:p>
          </table:table-cell>
          <table:covered-table-cell/>
          <table:table-cell table:style-name="TableCell1858">
            <text:p text:style-name="P1859">Alta <text:s text:c="19"/>Media <text:s text:c="19"/>Bassa</text:p>
            <text:p text:style-name="P1860">Alta</text:p>
          </table:table-cell>
        </table:table-row>
        <table:table-row table:style-name="TableRow1861">
          <table:table-cell table:style-name="TableCell1862" table:number-columns-spanned="3">
            <text:p text:style-name="P1863">Reperibilità sul mercato:</text:p>
            <text:p text:style-name="P1864">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65">
          <table:table-cell table:style-name="TableCell1866" table:number-columns-spanned="3">
            <text:p text:style-name="P1867">Prezzo:</text:p>
          </table:table-cell>
          <table:covered-table-cell/>
          <table:covered-table-cell/>
        </table:table-row>
        <text:soft-page-break/>
        <table:table-row table:style-name="TableRow1868">
          <table:table-cell table:style-name="TableCell1869" table:number-columns-spanned="3">
            <text:p text:style-name="P1870">Note:</text:p>
          </table:table-cell>
          <table:covered-table-cell/>
          <table:covered-table-cell/>
        </table:table-row>
      </table:table>
      <text:soft-page-break/>
      <text:h text:style-name="P1871" text:outline-level="2">TECNOLOGIA n. 6</text:h>
      <text:p text:style-name="P1872"/>
      <table:table table:style-name="Table1873">
        <table:table-columns>
          <table:table-column table:style-name="TableColumn1874"/>
          <table:table-column table:style-name="TableColumn1875"/>
          <table:table-column table:style-name="TableColumn1876"/>
        </table:table-columns>
        <table:table-row table:style-name="TableRow1877">
          <table:table-cell table:style-name="TableCell1878">
            <text:p text:style-name="P1879">Nome Tecnologia:</text:p>
            <text:p text:style-name="P1880">Sensori di prossimità</text:p>
          </table:table-cell>
          <table:table-cell table:style-name="TableCell1881" table:number-columns-spanned="2">
            <text:p text:style-name="P1882">Anno Realizzazione</text:p>
          </table:table-cell>
          <table:covered-table-cell/>
        </table:table-row>
        <table:table-row table:style-name="TableRow1883">
          <table:table-cell table:style-name="TableCell1884">
            <text:p text:style-name="P1885">Nome Produttore:</text:p>
            <text:p text:style-name="P1886">Siemens, Altech corp, Mouser</text:p>
          </table:table-cell>
          <table:table-cell table:style-name="TableCell1887" table:number-columns-spanned="2">
            <text:p text:style-name="P1888">Dimensione</text:p>
            <text:p text:style-name="P1889">Siemens: 320mila dipendenti</text:p>
            <text:p text:style-name="P1890">Altech corp: 50 dipendenti</text:p>
            <text:p text:style-name="P1891">Mouser: 1000 dipendenti</text:p>
          </table:table-cell>
          <table:covered-table-cell/>
        </table:table-row>
        <table:table-row table:style-name="TableRow1892">
          <table:table-cell table:style-name="TableCell1893" table:number-columns-spanned="3">
            <text:p text:style-name="P1894">Descrizione Tecnologia:</text:p>
            <text:p text:style-name="P1895">Il sensore utilizza un meccanismo (le onde riflesse) che permette al dispositivo di disattivare lo schermo se un oggetto, come ad esempio il volto o l’orecchio, si avvicina troppo.</text:p>
            <text:p text:style-name="P1896">Questo sensore rileva infatti la prossimità di un oggetto ad esso, e può essere usato, oltre che negli smartphone, in diversi altri dispositivi.</text:p>
          </table:table-cell>
          <table:covered-table-cell/>
          <table:covered-table-cell/>
        </table:table-row>
        <table:table-row table:style-name="TableRow1897">
          <table:table-cell table:style-name="TableCell1898" table:number-columns-spanned="2">
            <text:p text:style-name="P1899">Utilità per il Progetto:</text:p>
            <text:p text:style-name="P1900">Questa tecnologia può trovare impiego nei dispositivi per rilevare l’interazione dell’utente con essi e fornire quindi un’immersività nell’attività che sta svolgendo.</text:p>
          </table:table-cell>
          <table:covered-table-cell/>
          <table:table-cell table:style-name="TableCell1901">
            <text:p text:style-name="P1902">Alta <text:s text:c="19"/>Media <text:s text:c="19"/>Bassa</text:p>
            <text:p text:style-name="P1903">Bassa</text:p>
          </table:table-cell>
        </table:table-row>
        <table:table-row table:style-name="TableRow1904">
          <table:table-cell table:style-name="TableCell1905" table:number-columns-spanned="3">
            <text:p text:style-name="P1906">Reperibilità sul mercato:</text:p>
            <text:p text:style-name="P1907">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908">
          <table:table-cell table:style-name="TableCell1909" table:number-columns-spanned="3">
            <text:p text:style-name="P1910">Prezzo:</text:p>
          </table:table-cell>
          <table:covered-table-cell/>
          <table:covered-table-cell/>
        </table:table-row>
        <table:table-row table:style-name="TableRow1911">
          <table:table-cell table:style-name="TableCell1912" table:number-columns-spanned="3">
            <text:p text:style-name="P1913">Note:</text:p>
          </table:table-cell>
          <table:covered-table-cell/>
          <table:covered-table-cell/>
        </table:table-row>
      </table:table>
      <text:p text:style-name="P1914"/>
      <text:soft-page-break/>
      <text:h text:style-name="P1915" text:outline-level="2">TECNOLOGIA n. 7</text:h>
      <text:p text:style-name="P1916"/>
      <table:table table:style-name="Table1917">
        <table:table-columns>
          <table:table-column table:style-name="TableColumn1918"/>
          <table:table-column table:style-name="TableColumn1919"/>
          <table:table-column table:style-name="TableColumn1920"/>
        </table:table-columns>
        <table:table-row table:style-name="TableRow1921">
          <table:table-cell table:style-name="TableCell1922">
            <text:p text:style-name="P1923">Nome Tecnologia:</text:p>
            <text:p text:style-name="P1924">Elettrostimolatori</text:p>
          </table:table-cell>
          <table:table-cell table:style-name="TableCell1925" table:number-columns-spanned="2">
            <text:p text:style-name="P1926">Anno Realizzazione</text:p>
          </table:table-cell>
          <table:covered-table-cell/>
        </table:table-row>
        <table:table-row table:style-name="TableRow1927">
          <table:table-cell table:style-name="TableCell1928">
            <text:p text:style-name="P1929">Nome Produttore:</text:p>
            <text:p text:style-name="P1930">Tesmed, Compex</text:p>
          </table:table-cell>
          <table:table-cell table:style-name="TableCell1931" table:number-columns-spanned="2">
            <text:p text:style-name="P1932">Dimensione</text:p>
            <text:p text:style-name="P1933">Tesmed:</text:p>
            <text:p text:style-name="P1934">Compex: 100 dipendenti</text:p>
          </table:table-cell>
          <table:covered-table-cell/>
        </table:table-row>
        <table:table-row table:style-name="TableRow1935">
          <table:table-cell table:style-name="TableCell1936" table:number-columns-spanned="3">
            <text:p text:style-name="P1937">Descrizione Tecnologia:</text:p>
            <text:p text:style-name="P1938">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1939"/>
          </table:table-cell>
          <table:covered-table-cell/>
          <table:covered-table-cell/>
        </table:table-row>
        <table:table-row table:style-name="TableRow1940">
          <table:table-cell table:style-name="TableCell1941" table:number-columns-spanned="2">
            <text:p text:style-name="P1942">Utilità per il Progetto:</text:p>
            <text:p text:style-name="P1943">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Cell1944">
            <text:p text:style-name="P1945">Alta <text:s text:c="19"/>Media <text:s text:c="19"/>Bassa</text:p>
            <text:p text:style-name="P1946">Media</text:p>
          </table:table-cell>
        </table:table-row>
        <table:table-row table:style-name="TableRow1947">
          <table:table-cell table:style-name="TableCell1948" table:number-columns-spanned="3">
            <text:p text:style-name="P1949">Reperibilità sul mercato:</text:p>
            <text:p text:style-name="P1950">Nei siti di e-commerce gli elettrostimolatori hanno un’alta reperibilità, e se ne trovano con disparate caratteristiche tecniche.</text:p>
          </table:table-cell>
          <table:covered-table-cell/>
          <table:covered-table-cell/>
        </table:table-row>
        <table:table-row table:style-name="TableRow1951">
          <table:table-cell table:style-name="TableCell1952" table:number-columns-spanned="3">
            <text:p text:style-name="P1953">Prezzo:</text:p>
            <text:p text:style-name="P1954">I prezzi possono variare a seconda delle caratteristiche tecniche del prodotto. Generalmente vanno dai 100 ai 700 euro.</text:p>
          </table:table-cell>
          <table:covered-table-cell/>
          <table:covered-table-cell/>
        </table:table-row>
        <table:table-row table:style-name="TableRow1955">
          <table:table-cell table:style-name="TableCell1956" table:number-columns-spanned="3">
            <text:p text:style-name="P1957">Note:</text:p>
            <text:p text:style-name="P1958">Nel caso dell’uso di questi elettrostimolatori con un’applicazione di realtà aumentata, bisognerebbe trovare il modo di riprogrammarli per inviare un segnale elettrico solo quando richiesto.</text:p>
            <text:p text:style-name="P1959">Forse sarebbe più conveniente che la nostra startup li creasse da sé, così che abbiano nativamente le funzioni esatte per cui dobbiamo usarli.</text:p>
          </table:table-cell>
          <table:covered-table-cell/>
          <table:covered-table-cell/>
        </table:table-row>
      </table:table>
      <text:soft-page-break/>
      <text:h text:style-name="P1960" text:outline-level="2">TECNOLOGIA n. 8</text:h>
      <text:p text:style-name="P1961"/>
      <table:table table:style-name="Table1962">
        <table:table-columns>
          <table:table-column table:style-name="TableColumn1963"/>
          <table:table-column table:style-name="TableColumn1964"/>
          <table:table-column table:style-name="TableColumn1965"/>
        </table:table-columns>
        <table:table-row table:style-name="TableRow1966">
          <table:table-cell table:style-name="TableCell1967">
            <text:p text:style-name="P1968">Nome Tecnologia:</text:p>
            <text:p text:style-name="P1969">Magic Mirror (Plus), FxGear</text:p>
          </table:table-cell>
          <table:table-cell table:style-name="TableCell1970" table:number-columns-spanned="2">
            <text:p text:style-name="P1971">Anno Realizzazione</text:p>
            <text:p text:style-name="P1972">2007/208</text:p>
            <text:p text:style-name="P1973"/>
          </table:table-cell>
          <table:covered-table-cell/>
        </table:table-row>
        <table:table-row table:style-name="TableRow1974">
          <table:table-cell table:style-name="TableCell1975">
            <text:p text:style-name="P1976">Nome Produttore:</text:p>
            <text:p text:style-name="P1977">Magic Mirror, FxGear</text:p>
          </table:table-cell>
          <table:table-cell table:style-name="TableCell1978" table:number-columns-spanned="2">
            <text:p text:style-name="P1979">Dimensione</text:p>
            <text:p text:style-name="P1980">50 dipendenti</text:p>
          </table:table-cell>
          <table:covered-table-cell/>
        </table:table-row>
        <table:table-row table:style-name="TableRow1981">
          <table:table-cell table:style-name="TableCell1982" table:number-columns-spanned="3">
            <text:p text:style-name="P1983">Descrizione Tecnologia:</text:p>
            <text:p text:style-name="P1984"><text:span text:style-name="T1985">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p>
            <text:p text:style-name="P1986"/>
          </table:table-cell>
          <table:covered-table-cell/>
          <table:covered-table-cell/>
        </table:table-row>
        <table:table-row table:style-name="TableRow1987">
          <table:table-cell table:style-name="TableCell1988" table:number-columns-spanned="2">
            <text:p text:style-name="P1989">Utilità per il Progetto:</text:p>
            <text:p text:style-name="P1990">E’ un prodotto che si potrebbe utilizzare per la realtà aumentata in ambito fashion, infatti si pesava di utilizzarlo come strumento hardware sfruttando la nostra applicazione software.</text:p>
          </table:table-cell>
          <table:covered-table-cell/>
          <table:table-cell table:style-name="TableCell1991">
            <text:p text:style-name="P1992">Alta <text:s text:c="19"/>Media <text:s text:c="19"/>Bassa</text:p>
            <text:p text:style-name="P1993">Media</text:p>
          </table:table-cell>
        </table:table-row>
        <table:table-row table:style-name="TableRow1994">
          <table:table-cell table:style-name="TableCell1995" table:number-columns-spanned="3">
            <text:p text:style-name="P1996">Reperibilità sul mercato:</text:p>
            <text:p text:style-name="P1997"><text:span text:style-name="T1998">Magic Mirror: Il prodotto si può trovare facilmente online direttamente sul sito della Magic Mirror<text:s/></text:span><text:a xlink:href="http://www.magicmirror.me/" office:target-frame-name="_top" xlink:show="replace"><text:span text:style-name="Collegamentoipertestuale">www.magicmirror.me</text:span></text:a></text:p>
            <text:p text:style-name="P1999">FxGear: Il prodotto non è reperibile nei siti di e-commerce online, è un prodotto B2B.</text:p>
            <text:p text:style-name="P2000"/>
          </table:table-cell>
          <table:covered-table-cell/>
          <table:covered-table-cell/>
        </table:table-row>
        <table:table-row table:style-name="TableRow2001">
          <table:table-cell table:style-name="TableCell2002" table:number-columns-spanned="3">
            <text:p text:style-name="P2003">Prezzo:</text:p>
            <text:p text:style-name="P2004"><text:span text:style-name="T2005">7030<text:s/></text:span><text:span text:style-name="T2006">€ (Magic Mirror)</text:span></text:p>
          </table:table-cell>
          <table:covered-table-cell/>
          <table:covered-table-cell/>
        </table:table-row>
        <table:table-row table:style-name="TableRow2007">
          <table:table-cell table:style-name="TableCell2008" table:number-columns-spanned="3">
            <text:p text:style-name="P2009">Note:</text:p>
          </table:table-cell>
          <table:covered-table-cell/>
          <table:covered-table-cell/>
        </table:table-row>
      </table:table>
      <text:p text:style-name="P2010"/>
      <text:soft-page-break/>
      <text:h text:style-name="P2011" text:outline-level="2">TECNOLOGIA n. 9</text:h>
      <text:p text:style-name="P2012"/>
      <table:table table:style-name="Table2013">
        <table:table-columns>
          <table:table-column table:style-name="TableColumn2014"/>
          <table:table-column table:style-name="TableColumn2015"/>
          <table:table-column table:style-name="TableColumn2016"/>
        </table:table-columns>
        <table:table-row table:style-name="TableRow2017">
          <table:table-cell table:style-name="TableCell2018">
            <text:p text:style-name="P2019">Nome Tecnologia:</text:p>
            <text:p text:style-name="P2020">Modellazione 2D-3D</text:p>
          </table:table-cell>
          <table:table-cell table:style-name="TableCell2021" table:number-columns-spanned="2">
            <text:p text:style-name="P2022">Anno Realizzazione</text:p>
            <text:p text:style-name="P2023">Clo 3D (2003)</text:p>
            <text:p text:style-name="P2024">Optitex (6 febbraio 2018)</text:p>
            <text:p text:style-name="P2025"/>
            <text:p text:style-name="P2026"/>
          </table:table-cell>
          <table:covered-table-cell/>
        </table:table-row>
        <table:table-row table:style-name="TableRow2027">
          <table:table-cell table:style-name="TableCell2028">
            <text:p text:style-name="P2029">Nome Produttore:</text:p>
            <text:p text:style-name="P2030">Efi (Optitex)</text:p>
            <text:p text:style-name="P2031">Clo Virtual Fashion</text:p>
            <text:p text:style-name="P2032"/>
          </table:table-cell>
          <table:table-cell table:style-name="TableCell2033" table:number-columns-spanned="2">
            <text:p text:style-name="P2034">Dimensione</text:p>
            <text:p text:style-name="P2035">Efi:: 3000 <text:s text:c="2"/>dipendenti</text:p>
            <text:p text:style-name="P2036"/>
          </table:table-cell>
          <table:covered-table-cell/>
        </table:table-row>
        <table:table-row table:style-name="TableRow2037">
          <table:table-cell table:style-name="TableCell2038" table:number-columns-spanned="3">
            <text:p text:style-name="P2039"><text:span text:style-name="T2040">Descrizione Tecnologia:</text:span></text:p>
            <text:p text:style-name="P2041">Optitex è un software di sviluppo CAD 2D e 3D per prodotti digitali nell’industria tessile.</text:p>
            <text:p text:style-name="P2042">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2043"/>
            <text:p text:style-name="P2044"/>
            <text:p text:style-name="P2045"/>
          </table:table-cell>
          <table:covered-table-cell/>
          <table:covered-table-cell/>
        </table:table-row>
        <table:table-row table:style-name="TableRow2046">
          <table:table-cell table:style-name="TableCell2047" table:number-columns-spanned="2">
            <text:p text:style-name="P2048">Utilità per il Progetto:</text:p>
            <text:p text:style-name="P2049">Queste tecnologie sono indispensabili per un’accurata virtualizzazione degli abiti che l’utente dovrà “indossare” nel camerino dedicato al partner.</text:p>
            <text:p text:style-name="P2050"/>
          </table:table-cell>
          <table:covered-table-cell/>
          <table:table-cell table:style-name="TableCell2051">
            <text:p text:style-name="P2052">Alta <text:s text:c="19"/>Media <text:s text:c="19"/>Bassa</text:p>
            <text:p text:style-name="P2053">Alta</text:p>
          </table:table-cell>
        </table:table-row>
        <table:table-row table:style-name="TableRow2054">
          <table:table-cell table:style-name="TableCell2055" table:number-columns-spanned="3">
            <text:p text:style-name="P2056">Reperibilità sul mercato:</text:p>
            <text:p text:style-name="P2057">Direttamente dai rispettivi siti online.</text:p>
          </table:table-cell>
          <table:covered-table-cell/>
          <table:covered-table-cell/>
        </table:table-row>
        <table:table-row table:style-name="TableRow2058">
          <table:table-cell table:style-name="TableCell2059" table:number-columns-spanned="3">
            <text:p text:style-name="P2060"><text:span text:style-name="T2061">Prezzo: In base all’abbonamento riservato ai privati (5.400</text:span><text:span text:style-name="T2062"><text:s/>€ all’anno oppure 600 € al mese).</text:span></text:p>
            <text:p text:style-name="P2063"/>
          </table:table-cell>
          <table:covered-table-cell/>
          <table:covered-table-cell/>
        </table:table-row>
        <text:soft-page-break/>
        <table:table-row table:style-name="TableRow2064">
          <table:table-cell table:style-name="TableCell2065" table:number-columns-spanned="3">
            <text:p text:style-name="P2066">Note:</text:p>
          </table:table-cell>
          <table:covered-table-cell/>
          <table:covered-table-cell/>
        </table:table-row>
      </table:table>
      <text:soft-page-break/>
      <text:h text:style-name="P2067" text:outline-level="2">TECNOLOGIA n. 10</text:h>
      <text:p text:style-name="P2068"/>
      <table:table table:style-name="Table2069">
        <table:table-columns>
          <table:table-column table:style-name="TableColumn2070"/>
          <table:table-column table:style-name="TableColumn2071"/>
          <table:table-column table:style-name="TableColumn2072"/>
        </table:table-columns>
        <table:table-row table:style-name="TableRow2073">
          <table:table-cell table:style-name="TableCell2074">
            <text:p text:style-name="P2075">Nome Tecnologia:</text:p>
            <text:p text:style-name="P2076">Leap Motion Controller</text:p>
          </table:table-cell>
          <table:table-cell table:style-name="TableCell2077" table:number-columns-spanned="2">
            <text:p text:style-name="P2078">Anno Realizzazione</text:p>
            <text:p text:style-name="P2079">2013</text:p>
            <text:p text:style-name="P2080"/>
            <text:p text:style-name="P2081"/>
          </table:table-cell>
          <table:covered-table-cell/>
        </table:table-row>
        <table:table-row table:style-name="TableRow2082">
          <table:table-cell table:style-name="TableCell2083">
            <text:p text:style-name="P2084">Nome Produttore:</text:p>
            <text:p text:style-name="P2085">Leap Motion</text:p>
            <text:p text:style-name="P2086"/>
          </table:table-cell>
          <table:table-cell table:style-name="TableCell2087" table:number-columns-spanned="2">
            <text:p text:style-name="P2088">Dimensione</text:p>
            <text:p text:style-name="P2089">Start up di circa 100 dipendenti</text:p>
            <text:p text:style-name="P2090"/>
          </table:table-cell>
          <table:covered-table-cell/>
        </table:table-row>
        <table:table-row table:style-name="TableRow2091">
          <table:table-cell table:style-name="TableCell2092" table:number-columns-spanned="3">
            <text:p text:style-name="P2093"><text:span text:style-name="T2094">Descrizione Tecnologia:</text:span></text:p>
            <text:p text:style-name="P2095">Il Leap e’ una piccola periferica USB che e’ stata progettata per essere utilizzata su una scrivania collegata al proprio computer.</text:p>
            <text:p text:style-name="P2096">Usando due telecamere e tre LED ad infrarossi osserva un area di lavoro di circa 1 metro ed e’ in grado di tracciare i movimenti con una precisione di circa 1 millimetro.</text:p>
            <text:p text:style-name="P2097"/>
            <text:p text:style-name="P2098"/>
            <text:p text:style-name="P2099"/>
          </table:table-cell>
          <table:covered-table-cell/>
          <table:covered-table-cell/>
        </table:table-row>
        <table:table-row table:style-name="TableRow2100">
          <table:table-cell table:style-name="TableCell2101" table:number-columns-spanned="2">
            <text:p text:style-name="P2102">Utilità per il Progetto:</text:p>
            <text:p text:style-name="P2103">Queste tecnologie sono indispensabili per poter tracciare a schermo il corpo ed i movimenti di un utente che interagisce con il prodotto in modo da poter permettere la completa visualizzazione a tutto corpo dei vestiti scelti.</text:p>
            <text:p text:style-name="P2104"/>
          </table:table-cell>
          <table:covered-table-cell/>
          <table:table-cell table:style-name="TableCell2105">
            <text:p text:style-name="P2106">Alta <text:s text:c="19"/>Media <text:s text:c="19"/>Bassa</text:p>
            <text:p text:style-name="P2107">Alta</text:p>
          </table:table-cell>
        </table:table-row>
        <table:table-row table:style-name="TableRow2108">
          <table:table-cell table:style-name="TableCell2109" table:number-columns-spanned="3">
            <text:p text:style-name="P2110">Reperibilità sul mercato:</text:p>
            <text:p text:style-name="P2111">Direttamente dai rispettivi siti online o siti di e-commerce ( Amazon, Ebay … )</text:p>
          </table:table-cell>
          <table:covered-table-cell/>
          <table:covered-table-cell/>
        </table:table-row>
        <table:table-row table:style-name="TableRow2112">
          <table:table-cell table:style-name="TableCell2113" table:number-columns-spanned="3">
            <text:p text:style-name="P2114"><text:span text:style-name="T2115">Prezzo:</text:span></text:p>
            <text:p text:style-name="P2116"><text:span text:style-name="T2117">Il presso del prodotto si aggira intorno, a seconda del rivenditore che lo offre, agli 80 dollari ( circa 70 euro )</text:span></text:p>
            <text:p text:style-name="P2118"/>
          </table:table-cell>
          <table:covered-table-cell/>
          <table:covered-table-cell/>
        </table:table-row>
        <text:soft-page-break/>
        <table:table-row table:style-name="TableRow2119">
          <table:table-cell table:style-name="TableCell2120" table:number-columns-spanned="3">
            <text:p text:style-name="P2121">Note:</text:p>
          </table:table-cell>
          <table:covered-table-cell/>
          <table:covered-table-cell/>
        </table:table-row>
      </table:table>
      <text:soft-page-break/>
      <text:h text:style-name="P2122" text:outline-level="2">TECNOLOGIA n. 11</text:h>
      <text:p text:style-name="P2123"/>
      <table:table table:style-name="Table2124">
        <table:table-columns>
          <table:table-column table:style-name="TableColumn2125"/>
          <table:table-column table:style-name="TableColumn2126"/>
          <table:table-column table:style-name="TableColumn2127"/>
        </table:table-columns>
        <table:table-row table:style-name="TableRow2128">
          <table:table-cell table:style-name="TableCell2129">
            <text:p text:style-name="P2130">Nome Tecnologia:</text:p>
            <text:p text:style-name="P2131">Microsoft Kinect</text:p>
          </table:table-cell>
          <table:table-cell table:style-name="TableCell2132" table:number-columns-spanned="2">
            <text:p text:style-name="P2133">Anno Realizzazione</text:p>
            <text:p text:style-name="P2134">2009</text:p>
            <text:p text:style-name="P2135"/>
          </table:table-cell>
          <table:covered-table-cell/>
        </table:table-row>
        <table:table-row table:style-name="TableRow2136">
          <table:table-cell table:style-name="TableCell2137">
            <text:p text:style-name="P2138">Nome Produttore:</text:p>
            <text:p text:style-name="P2139">Microsoft</text:p>
            <text:p text:style-name="P2140"/>
          </table:table-cell>
          <table:table-cell table:style-name="TableCell2141" table:number-columns-spanned="2">
            <text:p text:style-name="P2142">Dimensione</text:p>
            <text:p text:style-name="P2143">114.000 <text:s/>dipendenti</text:p>
            <text:p text:style-name="P2144"/>
          </table:table-cell>
          <table:covered-table-cell/>
        </table:table-row>
        <table:table-row table:style-name="TableRow2145">
          <table:table-cell table:style-name="TableCell2146" table:number-columns-spanned="3">
            <text:p text:style-name="P2147"><text:span text:style-name="T2148">Descrizione Tecnologia:</text:span></text:p>
            <text:p text:style-name="P2149">E’ un accessorio sviluppato da Microsoft per la console Xbox 360 in grado di rilevare il movimento del corpo umano. E’ in grado di controllare i videogiochi senza necessita’ di indossare o impugnare nessuna tipologia di periferica.</text:p>
            <text:p text:style-name="P2150">La prima versione di Kinect era dotata di una telecamera RGB e di una ad infrarossi che permetteva di rilevare la profondita’ della direzione in cui era rivolta la periferica. La precisione si attesta intorno ai 15 cm</text:p>
            <text:p text:style-name="P2151"/>
            <text:p text:style-name="P2152"/>
            <text:p text:style-name="P2153"/>
            <text:p text:style-name="P2154"/>
            <text:p text:style-name="P2155"/>
          </table:table-cell>
          <table:covered-table-cell/>
          <table:covered-table-cell/>
        </table:table-row>
        <table:table-row table:style-name="TableRow2156">
          <table:table-cell table:style-name="TableCell2157" table:number-columns-spanned="2">
            <text:p text:style-name="P2158">Utilità per il Progetto:</text:p>
            <text:p text:style-name="P2159">Altra tecnologia, sostitutiva al Leap Motion, necessaria per tracciare il movimento dell’utente e per visualizzare il modello 3D del vestito addosso alla persona.</text:p>
            <text:p text:style-name="P2160"/>
          </table:table-cell>
          <table:covered-table-cell/>
          <table:table-cell table:style-name="TableCell2161">
            <text:p text:style-name="P2162">Alta <text:s text:c="19"/>Media <text:s text:c="19"/>Bassa</text:p>
            <text:p text:style-name="P2163">Alta</text:p>
          </table:table-cell>
        </table:table-row>
        <table:table-row table:style-name="TableRow2164">
          <table:table-cell table:style-name="TableCell2165" table:number-columns-spanned="3">
            <text:p text:style-name="P2166">Reperibilità sul mercato:</text:p>
            <text:p text:style-name="P2167">Siti online di e-commerce.</text:p>
          </table:table-cell>
          <table:covered-table-cell/>
          <table:covered-table-cell/>
        </table:table-row>
        <table:table-row table:style-name="TableRow2168">
          <table:table-cell table:style-name="TableCell2169" table:number-columns-spanned="3">
            <text:p text:style-name="P2170"><text:span text:style-name="T2171">Prezzo:<text:s/></text:span><text:span text:style-name="T2172"><text:line-break/>Dipende dal fornitore a cui ci si rivolge. Il prezzo va dai 90 euro fino ai 150.</text:span></text:p>
            <text:p text:style-name="P2173"/>
          </table:table-cell>
          <table:covered-table-cell/>
          <table:covered-table-cell/>
        </table:table-row>
        <text:soft-page-break/>
        <table:table-row table:style-name="TableRow2174">
          <table:table-cell table:style-name="TableCell2175" table:number-columns-spanned="3">
            <text:p text:style-name="P2176">Note:</text:p>
            <text:p text:style-name="P2177">Il prodotto non ha avuto il successo sperato tanto che il 25 Ottobre 2017 son finite le vendite di tale prodotto.</text:p>
          </table:table-cell>
          <table:covered-table-cell/>
          <table:covered-table-cell/>
        </table:table-row>
      </table:table>
      <text:p text:style-name="P2178"/>
      <text:h text:style-name="P2179" text:outline-level="2"/>
      <text:h text:style-name="P2180" text:outline-level="2">Posizionamento</text:h>
      <text:p text:style-name="P2181">Definire gli assi poi posizionare i competitor</text:p>
      <text:p text:style-name="P2182"><draw:frame draw:z-index="251659264" draw:id="id1" draw:style-name="a1" draw:name="Object 14" text:anchor-type="as-char" svg:x="0in" svg:y="0in" svg:width="6.7in" svg:height="8.60833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P2183"/>
      <text:h text:style-name="P2184" text:outline-level="2">Trend</text:h>
      <table:table table:style-name="Table2185">
        <table:table-columns>
          <table:table-column table:style-name="TableColumn2186"/>
        </table:table-columns>
        <table:table-row table:style-name="TableRow2187">
          <table:table-cell table:style-name="TableCell2188">
            <text:p text:style-name="P2189">A breve termine:</text:p>
          </table:table-cell>
        </table:table-row>
        <table:table-row table:style-name="TableRow2190">
          <table:table-cell table:style-name="TableCell2191">
            <text:p text:style-name="P2192">Il trend su cui molte aziende stanno puntando è la realtà virtuale (VR) che secondo l’Hype Cycle prevede</text:p>
          </table:table-cell>
        </table:table-row>
        <text:soft-page-break/>
        <table:table-row table:style-name="TableRow2193">
          <table:table-cell table:style-name="TableCell2194">
            <text:p text:style-name="P2195"><text:span text:style-name="T2196">la piena adesione da parte del mercato entra 2/5 anni.</text:span></text:p>
          </table:table-cell>
        </table:table-row>
        <table:table-row table:style-name="TableRow2197">
          <table:table-cell table:style-name="TableCell2198">
            <text:p text:style-name="P2199">È una tecnologia avanzata ormai e più nota al mercato ma non ampiamente utilizzata o diffusa, se non</text:p>
          </table:table-cell>
        </table:table-row>
        <table:table-row table:style-name="TableRow2200">
          <table:table-cell table:style-name="TableCell2201">
            <text:p text:style-name="P2202">particolarmente per quanto riguarda l’ambito gaming, dal momento che per alcuni aspetti risulta ancora acerba come tecnologia.</text:p>
          </table:table-cell>
        </table:table-row>
        <table:table-row table:style-name="TableRow2203">
          <table:table-cell table:style-name="TableCell2204">
            <text:p text:style-name="P2205">È comunque un tema caldo per il quale tutte le grandi aziende si stanno muovendo per affermarsi sul</text:p>
          </table:table-cell>
        </table:table-row>
        <table:table-row table:style-name="TableRow2206">
          <table:table-cell table:style-name="TableCell2207">
            <text:p text:style-name="P2208">mercato con nuovi prodotti oppure per migliorare quelli già esistenti poiché l’esperienza utente, con i</text:p>
          </table:table-cell>
        </table:table-row>
        <table:table-row table:style-name="TableRow2209">
          <table:table-cell table:style-name="TableCell2210">
            <text:p text:style-name="P2211">dispositivi già presenti, non risulta al momento ancora pienamente soddisfacente.</text:p>
          </table:table-cell>
        </table:table-row>
        <table:table-row table:style-name="TableRow2212">
          <table:table-cell table:style-name="TableCell2213">
            <text:p text:style-name="P2214"/>
          </table:table-cell>
        </table:table-row>
        <table:table-row table:style-name="TableRow2215">
          <table:table-cell table:style-name="TableCell2216">
            <text:p text:style-name="P2217"/>
          </table:table-cell>
        </table:table-row>
        <table:table-row table:style-name="TableRow2218">
          <table:table-cell table:style-name="TableCell2219">
            <text:p text:style-name="P2220"/>
          </table:table-cell>
        </table:table-row>
        <table:table-row table:style-name="TableRow2221">
          <table:table-cell table:style-name="TableCell2222">
            <text:p text:style-name="P2223"/>
          </table:table-cell>
        </table:table-row>
        <table:table-row table:style-name="TableRow2224">
          <table:table-cell table:style-name="TableCell2225">
            <text:p text:style-name="P2226"/>
          </table:table-cell>
        </table:table-row>
      </table:table>
      <text:p text:style-name="P2227"/>
      <table:table table:style-name="Table2228">
        <table:table-columns>
          <table:table-column table:style-name="TableColumn2229"/>
        </table:table-columns>
        <table:table-row table:style-name="TableRow2230">
          <table:table-cell table:style-name="TableCell2231">
            <text:p text:style-name="P2232">A medio termine:</text:p>
          </table:table-cell>
        </table:table-row>
        <table:table-row table:style-name="TableRow2233">
          <table:table-cell table:style-name="TableCell2234">
            <text:p text:style-name="P2235">La realtà aumentata (AR) a differenza di quella virtuale necessita di maggior tempo per essere tale</text:p>
          </table:table-cell>
        </table:table-row>
        <table:table-row table:style-name="TableRow2236">
          <table:table-cell table:style-name="TableCell2237">
            <text:p text:style-name="P2238">completamente ottimizzata e potersi affermare in maniera definitiva sul mercato, secondo l’Hype Cycle</text:p>
          </table:table-cell>
        </table:table-row>
        <table:table-row table:style-name="TableRow2239">
          <table:table-cell table:style-name="TableCell2240">
            <text:p text:style-name="P2241">periodo richiede ancora 5/10 anni.</text:p>
          </table:table-cell>
        </table:table-row>
        <table:table-row table:style-name="TableRow2242">
          <table:table-cell table:style-name="TableCell2243">
            <text:p text:style-name="P2244">Evoluzione della realtà virtuale, la realtà aumentata risulta un tema particolarmente interessante per le</text:p>
          </table:table-cell>
        </table:table-row>
        <table:table-row table:style-name="TableRow2245">
          <table:table-cell table:style-name="TableCell2246">
            <text:p text:style-name="P2247">aziende riguardante molti settori: dal classico settore dei videogiochi all’ambito medico.</text:p>
          </table:table-cell>
        </table:table-row>
        <table:table-row table:style-name="TableRow2248">
          <table:table-cell table:style-name="TableCell2249">
            <text:p text:style-name="P2250">Molti prodotti attualmente risultano in fase di sviluppo con lo scopo di ottimizzare le prestazioni di quelli</text:p>
          </table:table-cell>
        </table:table-row>
        <table:table-row table:style-name="TableRow2251">
          <table:table-cell table:style-name="TableCell2252">
            <text:p text:style-name="P2253">realizzati, ma come per la VR anche la realtà aumentata è una tecnologia acerba.</text:p>
          </table:table-cell>
        </table:table-row>
        <table:table-row table:style-name="TableRow2254">
          <table:table-cell table:style-name="TableCell2255">
            <text:p text:style-name="P2256">Si prospetta però che col passare del tempo possa prende sempre maggior piede sul mercato con una</text:p>
          </table:table-cell>
        </table:table-row>
        <table:table-row table:style-name="TableRow2257">
          <table:table-cell table:style-name="TableCell2258">
            <text:p text:style-name="P2259">distribuzione su larga scala, fin tanto da raggiungere la quotidianità delle persone.</text:p>
          </table:table-cell>
        </table:table-row>
        <table:table-row table:style-name="TableRow2260">
          <table:table-cell table:style-name="TableCell2261">
            <text:p text:style-name="P2262"/>
          </table:table-cell>
        </table:table-row>
        <table:table-row table:style-name="TableRow2263">
          <table:table-cell table:style-name="TableCell2264">
            <text:p text:style-name="P2265"/>
          </table:table-cell>
        </table:table-row>
        <table:table-row table:style-name="TableRow2266">
          <table:table-cell table:style-name="TableCell2267">
            <text:p text:style-name="P2268"/>
          </table:table-cell>
        </table:table-row>
      </table:table>
      <text:h text:style-name="P2269" text:outline-level="2"/>
      <text:p text:style-name="P2270"/>
      <text:h text:style-name="P2271" text:outline-level="1">Conclusione sulla scelta del Tema</text:h>
      <table:table table:style-name="Table2272">
        <table:table-columns>
          <table:table-column table:style-name="TableColumn2273"/>
        </table:table-columns>
        <table:table-row table:style-name="TableRow2274">
          <table:table-cell table:style-name="TableCell2275">
            <text:p text:style-name="P2276">Il tema scelto, la Mixed Reality, comprende entrambi i trend caldi su cui si sta muovendo la tecnologia in</text:p>
          </table:table-cell>
        </table:table-row>
        <table:table-row table:style-name="TableRow2277">
          <table:table-cell table:style-name="TableCell2278">
            <text:p text:style-name="P2279">questi ultimi anni, cercando di integrare l’uno con l’altro per regalare agli utenti finali un’esperienza il più</text:p>
          </table:table-cell>
        </table:table-row>
        <table:table-row table:style-name="TableRow2280">
          <table:table-cell table:style-name="TableCell2281">
            <text:p text:style-name="P2282">realistica possibile. È un tema che presenta moltissimi competitor che si stanno muovendo in diversi</text:p>
          </table:table-cell>
        </table:table-row>
        <table:table-row table:style-name="TableRow2283">
          <table:table-cell table:style-name="TableCell2284">
            <text:p text:style-name="P2285">settori, ma che attualmente non è ancora riuscito a coinvolgere largamente l’interesse degli utenti.</text:p>
          </table:table-cell>
        </table:table-row>
        <table:table-row table:style-name="TableRow2286">
          <table:table-cell table:style-name="TableCell2287">
            <text:p text:style-name="P2288">I prodotti finali al momento non presentano un livello di qualità alta e ottimale che spinga un gran flusso</text:p>
          </table:table-cell>
        </table:table-row>
        <table:table-row table:style-name="TableRow2289">
          <table:table-cell table:style-name="TableCell2290">
            <text:p text:style-name="P2291">di clienti ad abbracciare queste tecnologie ma la tecnologia si sta evolvendo e facendo grandi passi per</text:p>
          </table:table-cell>
        </table:table-row>
        <table:table-row table:style-name="TableRow2292">
          <table:table-cell table:style-name="TableCell2293">
            <text:p text:style-name="P2294">rendere l’esperienza dell’utente più realistica. Cavalcare questo tema vuol dire certamente scontrarsi con</text:p>
          </table:table-cell>
        </table:table-row>
        <table:table-row table:style-name="TableRow2295">
          <table:table-cell table:style-name="TableCell2296">
            <text:p text:style-name="P2297">molte aziende potenti e affermate ma permette di individuare quali prodotti mancano sul mercato</text:p>
          </table:table-cell>
        </table:table-row>
        <table:table-row table:style-name="TableRow2298">
          <table:table-cell table:style-name="TableCell2299">
            <text:p text:style-name="P2300">oppure che risultano poco performanti per cercare di colmare tali lacune.</text:p>
          </table:table-cell>
        </table:table-row>
        <table:table-row table:style-name="TableRow2301">
          <table:table-cell table:style-name="TableCell2302">
            <text:p text:style-name="P2303"/>
          </table:table-cell>
        </table:table-row>
        <table:table-row table:style-name="TableRow2304">
          <table:table-cell table:style-name="TableCell2305">
            <text:p text:style-name="P2306"/>
          </table:table-cell>
        </table:table-row>
        <table:table-row table:style-name="TableRow2307">
          <table:table-cell table:style-name="TableCell2308">
            <text:p text:style-name="P2309"/>
          </table:table-cell>
        </table:table-row>
        <table:table-row table:style-name="TableRow2310">
          <table:table-cell table:style-name="TableCell2311">
            <text:p text:style-name="P2312"/>
          </table:table-cell>
        </table:table-row>
      </table:table>
      <text:soft-page-break/>
      <text:h text:style-name="P2313" text:outline-level="1">Brainstorming</text:h>
      <text:p text:style-name="P2314">Elencate rapidamente ogni idea di possibile offerta, di possibile prodotto o servizio, che possa, a vostro avviso, essere interessante per il mercato che avete scelto di aggredire.</text:p>
      <text:p text:style-name="P2315">Idea n. <text:s/>1 <text:s text:c="3"/></text:p>
      <text:p text:style-name="P2316"><text:span text:style-name="T2317">Descrizione:</text:span><text:span text:style-name="T2318"><text:s/></text:span><text:span text:style-name="T2319">Applicazione che ti assiste durante lo shopping online</text:span></text:p>
      <text:p text:style-name="P2320">L’applicazione deve fornire la possibilità di provare i vestiti su di sé oppure su un manichino con le proprie misure nel modo più realistico possibile.</text:p>
      <text:p text:style-name="P2321">Attraverso degli occhiali di realtà aumentata oppure il proprio smartphone, l’utente potrà visualizzare i vestiti modellati sulla propria fisionomia davanti al proprio specchio di casa, evitando pertanto di recarsi nei negozi direttamente.</text:p>
      <text:p text:style-name="P2322">I vestiti in catalogo vengono ricercati da più negozi, con i quali viene instaurata una partnership, e dai quali poi si potranno acquistare direttamente nel sito e-commerce.</text:p>
      <text:p text:style-name="P2323">Inoltre, l’applicazione offre un’assistenza per la scelta dei vestiti grazie ad un commesso virtuale, proponendo determinati articoli in base ad uno stile oppure ad un tipo di evento, secondo le esigenze dell’utente.</text:p>
      <text:p text:style-name="P2324">Ci sarà la possibilità di salvare gli outfit preferiti e la condivisione di essi su differenti social media.</text:p>
      <text:p text:style-name="P2325">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2326">L’applicazione non preclude la possibilità di utilizzo senza la realtà aumentata, usando unicamente il manichino virtuale creato dall’utente nel proprio smartphone.</text:p>
      <text:p text:style-name="P2327"/>
      <text:p text:style-name="P2328"/>
      <text:p text:style-name="P2329">Idea n. 2 <text:s text:c="7"/></text:p>
      <text:p text:style-name="P2330">Descrizione: Ambiente virtuale dove progettare l’arredamento della propria casa</text:p>
      <text:p text:style-name="P2331">Si tratta di un’applicazione che mira all’arredamento di ambienti (case, appartamenti) con la visualizzazione di mobili direttamente nella propria stanza, attraverso lo schermo del proprio smartphone grazie alla realtà aumentata.</text:p>
      <text:p text:style-name="P2332">Deve permettere inoltre di catturare la piantina dell’ambiente grazie all’utilizzo di una fotocamera a 360°, in modo da facilitarne l’arredamento attraverso il pc e non trovandosi necessariamente sul luogo.</text:p>
      <text:p text:style-name="P2333">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2334"/>
      <text:p text:style-name="P2335"/>
      <text:p text:style-name="P2336">Idea n. 3 <text:s text:c="4"/></text:p>
      <text:p text:style-name="P2337">Descrizione: Armatura sensoriale per maggiore coinvolgimento nei videogiochi</text:p>
      <text:p text:style-name="P2338">È un’armatura che si propone di portare ad un nuovo livello i giocatori di videogiochi. <text:s/>Permette di vivere il gioco in prima persona a 360 gradi provando sensazioni nuove mai sperimentate in questo ambito.</text:p>
      <text:p text:style-name="P2339">Questa armatura funge sia da recettore (invia al giocatore elettrostimolazioni, sensazioni caldo/freddo, ecc.), sia da controller (ha sensori di movimento che fungono da controller per i movimenti del personaggio all’interno del gioco).</text:p>
      <text:p text:style-name="P2340">Personalizzazione dell’armatura con i gadget che si preferiscono che porta ad una variazione nel prezzo in base alle scelte del cliente.</text:p>
      <text:p text:style-name="P2341">Può essere integrato opzionalmente con dei visori di realtà virtuale prodotti da aziende terze con le quali è possibile instaurare una partnership.</text:p>
      <text:p text:style-name="P2342"/>
      <text:p text:style-name="P2343"/>
      <text:p text:style-name="P2344"/>
      <text:p text:style-name="P2345"/>
      <text:p text:style-name="P2346"/>
      <text:p text:style-name="P2347">Idea n. 4 <text:s text:c="8"/></text:p>
      <text:p text:style-name="P2348">Descrizione: Poltrona sensoriale per la visione dei film</text:p>
      <text:p text:style-name="P2349">Creazione di una poltrona con armatura sensoriale per la visione dei film targettizzata ai cinema, per avere un’esperienza utente che vada oltre al semplice 3D.</text:p>
      <text:p text:style-name="P2350">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2351"/>
      <text:p text:style-name="P2352"/>
      <text:p text:style-name="P2353">Idea n. 5</text:p>
      <text:p text:style-name="P2354">Descrizione: Realtà virtuale per esercizi cardio</text:p>
      <text:p text:style-name="P2355">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2356"/>
      <text:p text:style-name="P2357"/>
      <text:p text:style-name="P2358">Idea n. 6 <text:s text:c="11"/></text:p>
      <text:p text:style-name="P2359">Descrizione: Tutor virtuale per la formazione dei nuovi assunti</text:p>
      <text:p text:style-name="P2360">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2361"/>
      <text:p text:style-name="P2362"/>
      <text:p text:style-name="P2363">Idea n. 7 <text:s text:c="9"/></text:p>
      <text:p text:style-name="P2364">Descrizione: Assistente virtuale per aiuto compiti per casa</text:p>
      <text:p text:style-name="P2365">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2366"/>
      <text:p text:style-name="P2367"/>
      <text:p text:style-name="P2368">Idea n. 8 <text:s text:c="11"/></text:p>
      <text:p text:style-name="P2369"><text:span text:style-name="T2370">Descrizione: Realtà virtuale per anteprime mostre</text:span></text:p>
      <text:p text:style-name="P2371">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2372"/>
      <text:p text:style-name="P2373"/>
      <text:p text:style-name="P2374">Idea n. 9 <text:s text:c="9"/></text:p>
      <text:p text:style-name="P2375">Descrizione: Realtà aumentata per visite ai musei</text:p>
      <text:soft-page-break/>
      <text:p text:style-name="P2376">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2377"/>
      <text:p text:style-name="P2378"/>
      <text:p text:style-name="P2379">Idea n. 10 <text:s text:c="4"/></text:p>
      <text:p text:style-name="P2380">Descrizione: Ambiente virtuale anti-stress con distruzione di oggetti</text:p>
      <text:p text:style-name="P2381">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2382"/>
      <text:h text:style-name="P2383" text:outline-level="1">Selezione</text:h>
      <text:p text:style-name="P2384">Eseguite una sessione Kill&amp;Thrill sulle varie idee e scegliete le 2, 3 o 4 idee migliori.</text:p>
      <text:p text:style-name="P2385">Sulla base: dell’originalità, della fattibilità, della passione che vi suscitano.</text:p>
      <text:p text:style-name="P2386"><text:span text:style-name="T2387">Idea n°1:</text:span></text:p>
      <text:p text:style-name="P2388"><text:span text:style-name="T2389">Thrill:<text:s/></text:span><text:span text:style-name="T2390"><text:tab/></text:span></text:p>
      <text:p text:style-name="P2391"><text:span text:style-name="T2392">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p>
      <text:p text:style-name="P2393"><text:span text:style-name="T2394">Kill:</text:span></text:p>
      <text:p text:style-name="P2395"><text:span text:style-name="T2396">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2397"/>
      <text:p text:style-name="P2398"/>
      <text:p text:style-name="P2399"/>
      <text:p text:style-name="P2400"><text:span text:style-name="T2401">Idea n°2:</text:span></text:p>
      <text:p text:style-name="P2402"><text:span text:style-name="T2403">Thrill:</text:span></text:p>
      <text:p text:style-name="P2404"><text:span text:style-name="T2405">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2406"><text:span text:style-name="T2407">Kill:</text:span></text:p>
      <text:p text:style-name="P2408">Competitor Ikea, il dover conoscere tutte le misure dell’appartamento, insicurezza dovuta all’assenza del negozio fisico, difficoltà di adesione da parte dei negozi.</text:p>
      <text:p text:style-name="P2409"/>
      <text:p text:style-name="P2410"/>
      <text:p text:style-name="P2411"><text:span text:style-name="T2412">Idea n°3:</text:span></text:p>
      <text:p text:style-name="P2413">Thrill:</text:p>
      <text:p text:style-name="P2414"><text:span text:style-name="T2415">possibilità di provare sensazioni più profonde, nuova concezione del proprio corpo, vasto pubblico (soprattutto nerd), innovativo.</text:span></text:p>
      <text:p text:style-name="P2416">Kill:</text:p>
      <text:soft-page-break/>
      <text:p text:style-name="P2417"><text:span text:style-name="T2418">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p>
      <text:p text:style-name="P2419"/>
      <text:p text:style-name="P2420"/>
      <text:p text:style-name="P2421"><text:span text:style-name="T2422">Idea n°4:</text:span></text:p>
      <text:p text:style-name="P2423">Thrill:</text:p>
      <text:p text:style-name="P2424">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2425">Kill:</text:p>
      <text:p text:style-name="P2426"><text:span text:style-name="T2427">Costo molto elevato, le persone sono poco aperte a queste novità, rischio di finire come il 3D, percezioni spiacevoli sul corpo, esistenza di poltrone adatte allo scopo, scarsa igiene (sudore).</text:span></text:p>
      <text:p text:style-name="P2428"/>
      <text:p text:style-name="P2429"/>
      <text:p text:style-name="P2430"><text:span text:style-name="T2431">Idea n°5:</text:span></text:p>
      <text:p text:style-name="P2432">Thrill:</text:p>
      <text:p text:style-name="P2433"><text:span text:style-name="T2434">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p>
      <text:p text:style-name="P2435">Kill:</text:p>
      <text:p text:style-name="P2436"><text:span text:style-name="T2437">Problemi igienici, scoraggiamento se ultimi in classifica, aumento del costo degli abbonamenti in palestra, sfiducia per tale novità, difficoltà per la comunicazione visore-attrezzo.</text:span></text:p>
      <text:p text:style-name="P2438"/>
      <text:p text:style-name="P2439"><text:span text:style-name="T2440">Idea n°6:</text:span></text:p>
      <text:p text:style-name="P2441"/>
      <text:p text:style-name="P2442">Thrill:</text:p>
      <text:p text:style-name="P2443"><text:span text:style-name="T2444">Riduzione del personale per l’istruzione, maggior supporto per l’allievo, riduzione dei costi, possibilità di elaborare moduli aggiuntivi, disponibilità illimitata (a tutti gli orari).</text:span></text:p>
      <text:p text:style-name="P2445">Kill:</text:p>
      <text:p text:style-name="P2446"><text:span text:style-name="T2447">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p>
      <text:p text:style-name="P2448"/>
      <text:p text:style-name="P2449"><text:span text:style-name="T2450">Idea n°7:</text:span></text:p>
      <text:p text:style-name="P2451">Thrill:</text:p>
      <text:p text:style-name="P2452"><text:span text:style-name="T2453">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2454">Kill:</text:p>
      <text:p text:style-name="P2455"><text:span text:style-name="T2456">Le istituzioni non lo utilizzano, le maestre anziane hanno problemi di usabilità, difficoltà di implementazione, alcuni bambini possono non avere gli strumenti per accedervi, copiatura dei compiti.</text:span></text:p>
      <text:p text:style-name="P2457"/>
      <text:p text:style-name="P2458"><text:span text:style-name="T2459">Idea n°8:</text:span></text:p>
      <text:p text:style-name="P2460">Thrill:</text:p>
      <text:soft-page-break/>
      <text:p text:style-name="P2461">Avere più informazioni riguardo a ciò che si sta guardando, accesso di un pubblico maggiore (anche chi non è istruito), opportunità per i proprietari del museo di presentarlo, attirare persone curiose, aumento degli incassi.</text:p>
      <text:p text:style-name="P2462"/>
      <text:p text:style-name="P2463"/>
      <text:p text:style-name="P2464">Kill:</text:p>
      <text:p text:style-name="P2465"><text:span text:style-name="T2466">Non tutti potrebbero riuscire ad utilizzare questa tecnologia, vedere le opere dal vivo è meglio del digitale.</text:span></text:p>
      <text:p text:style-name="P2467"/>
      <text:p text:style-name="P2468"><text:span text:style-name="T2469">Idea n°9:</text:span></text:p>
      <text:p text:style-name="P2470">Thrill:</text:p>
      <text:p text:style-name="P2471"><text:span text:style-name="T2472">Maggiore esperienza, migliore alternativa all’audio guida, maggiori informazioni, maggiore interattività, maggiore incasso per i proprietari del museo, divertente per le famiglie con bambini, maggiore affluenza di clienti.</text:span></text:p>
      <text:p text:style-name="P2473">Kill:</text:p>
      <text:p text:style-name="P2474"><text:span text:style-name="T2475">Aumento del costo, i clienti potrebbero non preferirlo a causa del costo, difficoltà nell’usabilità, clientela ristretta, personalizzazione dell’implementazione (in base alle opere), esistono già strumenti digitali interattivi per musei</text:span></text:p>
      <text:p text:style-name="P2476"/>
      <text:p text:style-name="P2477"><text:span text:style-name="T2478">Idea n°10:</text:span></text:p>
      <text:p text:style-name="P2479">Thrill:</text:p>
      <text:p text:style-name="P2480"><text:span text:style-name="T2481">Costi ridotti rispetto le stanze vere (Anger Room), strumento anti-stress, terapeutico, ambiente di allenamento per persone molto iraconde, in Italia ancora non esistono, adattamento a qualsiasi ambiente.</text:span></text:p>
      <text:p text:style-name="P2482">Kill:</text:p>
      <text:p text:style-name="P2483"><text:span text:style-name="T2484">non si ha la stessa percezione fisica rispetto ad una stanza reale, difficile implementazione per la virtualizzazione degli oggetti, costo elevato per la gestione, mercato scarso.</text:span></text:p>
      <text:p text:style-name="P2485"/>
      <text:h text:style-name="P2486" text:outline-level="1">Motivazione</text:h>
      <text:p text:style-name="P2487">Perché avete scelto quelle specifiche idee e scartato le altre?</text:p>
      <text:p text:style-name="P2488"><text:span text:style-name="T2489">Abbiamo scelto le seguenti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 in base alla fattibilità e alla consapevolezza riguardante i feedback del mercato attuale.</text:span></text:p>
      <text:p text:style-name="P2490">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491">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soft-page-break/>
      <text:p text:style-name="P2492"><text:span text:style-name="T2493">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p>
      <text:soft-page-break/>
      <text:h text:style-name="P2494" text:outline-level="1">Bozze di Modello<text:line-break/><text:span text:style-name="T2495">xx</text:span></text:h>
      <text:p text:style-name="P2496"><text:span text:style-name="T2497">Idea n°1:<text:s/></text:span><text:span text:style-name="T2498">Virtual Shop</text:span></text:p>
      <text:p text:style-name="P2499"><text:span text:style-name="T2500"><draw:frame draw:z-index="251659264" draw:id="id2" draw:style-name="a2" draw:name="Object 1" text:anchor-type="as-char" svg:x="0in" svg:y="0in" svg:width="6.4in" svg:height="9.10833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501">
        <table:table-columns>
          <table:table-column table:style-name="TableColumn2502"/>
          <table:table-column table:style-name="TableColumn2503"/>
        </table:table-columns>
        <table:table-row table:style-name="TableRow2504">
          <table:table-cell table:style-name="TableCell2505" table:number-columns-spanned="2">
            <text:p text:style-name="P2506">SWOT Generale dell'Idea:</text:p>
          </table:table-cell>
          <table:covered-table-cell/>
        </table:table-row>
        <text:soft-page-break/>
        <table:table-row table:style-name="TableRow2507">
          <table:table-cell table:style-name="TableCell2508">
            <text:p text:style-name="P2509">Punti di Forza</text:p>
            <text:p text:style-name="P2510"/>
            <text:list text:style-name="LFO3" text:continue-numbering="true">
              <text:list-item>
                <text:p text:style-name="P2511">Ausilio dell’utente da parte di un assistente virtuale</text:p>
              </text:list-item>
              <text:list-item>
                <text:p text:style-name="P2512"><text:s/>Nuovo approccio allo shopping online con possibilità di “provare” i vestiti comodamente a casa</text:p>
              </text:list-item>
              <text:list-item>
                <text:p text:style-name="P2513">Condivisione outfit sui social</text:p>
              </text:list-item>
            </text:list>
            <text:p text:style-name="P2514"/>
            <text:p text:style-name="P2515"/>
          </table:table-cell>
          <table:table-cell table:style-name="TableCell2516">
            <text:p text:style-name="P2517">Punti di Debolezza</text:p>
            <text:p text:style-name="P2518"/>
            <text:list text:style-name="LFO3" text:continue-numbering="true">
              <text:list-item>
                <text:p text:style-name="P2519">Difficoltà nella virtualizzazione grafica e fisica dei vestiti</text:p>
              </text:list-item>
              <text:list-item>
                <text:p text:style-name="P2520">Gestione database delle aziende partner</text:p>
              </text:list-item>
              <text:list-item>
                <text:p text:style-name="P2521">Falsa percezione degli indumenti da parte dell’utente</text:p>
              </text:list-item>
            </text:list>
          </table:table-cell>
        </table:table-row>
        <table:table-row table:style-name="TableRow2522">
          <table:table-cell table:style-name="TableCell2523">
            <text:p text:style-name="P2524">Opportunità</text:p>
            <text:p text:style-name="P2525"/>
            <text:list text:style-name="LFO4" text:continue-numbering="true">
              <text:list-item>
                <text:p text:style-name="P2526">Mancanza di un’applicazione attualmente efficiente</text:p>
              </text:list-item>
              <text:list-item>
                <text:p text:style-name="P2527"><text:span text:style-name="T2528">Partecipazione delle aziende di moda per ridurre il numero di resi (problema molto sentito)</text:span></text:p>
              </text:list-item>
              <text:list-item>
                <text:p text:style-name="P2529"><text:span text:style-name="T2530">Inclusione di più siti di e-commerce sulla medesima piattaforma</text:span></text:p>
              </text:list-item>
            </text:list>
          </table:table-cell>
          <table:table-cell table:style-name="TableCell2531">
            <text:p text:style-name="P2532">Minacce</text:p>
            <text:p text:style-name="P2533"/>
            <text:list text:style-name="LFO4" text:continue-numbering="true">
              <text:list-item>
                <text:p text:style-name="P2534">Diffidenza da parte degli utenti</text:p>
              </text:list-item>
              <text:list-item>
                <text:p text:style-name="P2535">Difficoltà di adesione di negozi su larga scala</text:p>
              </text:list-item>
              <text:list-item>
                <text:p text:style-name="P2536">Brevetti esistenti (specchio magico – Amazon)</text:p>
              </text:list-item>
              <text:list-item>
                <text:p text:style-name="P2537">Prezzo dei competitor</text:p>
              </text:list-item>
            </text:list>
            <text:p text:style-name="P2538"/>
          </table:table-cell>
        </table:table-row>
      </table:table>
      <text:p text:style-name="P2539"/>
      <text:p text:style-name="P2540">Punti salienti emersi dallo SWOT dei singoli blocchi:</text:p>
      <table:table table:style-name="Table2541">
        <table:table-columns>
          <table:table-column table:style-name="TableColumn2542"/>
        </table:table-columns>
        <table:table-row table:style-name="TableRow2543">
          <table:table-cell table:style-name="TableCell2544">
            <text:p text:style-name="P2545">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2546"><text:span text:style-name="T2547">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p>
          </table:table-cell>
        </table:table-row>
        <table:table-row table:style-name="TableRow2548">
          <table:table-cell table:style-name="TableCell2549">
            <text:p text:style-name="P2550"/>
          </table:table-cell>
        </table:table-row>
        <table:table-row table:style-name="TableRow2551">
          <table:table-cell table:style-name="TableCell2552">
            <text:p text:style-name="P2553"/>
          </table:table-cell>
        </table:table-row>
        <table:table-row table:style-name="TableRow2554">
          <table:table-cell table:style-name="TableCell2555">
            <text:p text:style-name="P2556"/>
          </table:table-cell>
        </table:table-row>
        <table:table-row table:style-name="TableRow2557">
          <table:table-cell table:style-name="TableCell2558">
            <text:p text:style-name="P2559"/>
          </table:table-cell>
        </table:table-row>
        <table:table-row table:style-name="TableRow2560">
          <table:table-cell table:style-name="TableCell2561">
            <text:p text:style-name="P2562"/>
          </table:table-cell>
        </table:table-row>
        <table:table-row table:style-name="TableRow2563">
          <table:table-cell table:style-name="TableCell2564">
            <text:p text:style-name="P2565"/>
          </table:table-cell>
        </table:table-row>
        <table:table-row table:style-name="TableRow2566">
          <table:table-cell table:style-name="TableCell2567">
            <text:p text:style-name="P2568"/>
          </table:table-cell>
        </table:table-row>
        <table:table-row table:style-name="TableRow2569">
          <table:table-cell table:style-name="TableCell2570">
            <text:p text:style-name="P2571"/>
          </table:table-cell>
        </table:table-row>
        <table:table-row table:style-name="TableRow2572">
          <table:table-cell table:style-name="TableCell2573">
            <text:p text:style-name="P2574"/>
          </table:table-cell>
        </table:table-row>
        <table:table-row table:style-name="TableRow2575">
          <table:table-cell table:style-name="TableCell2576">
            <text:p text:style-name="P2577"/>
          </table:table-cell>
        </table:table-row>
        <table:table-row table:style-name="TableRow2578">
          <table:table-cell table:style-name="TableCell2579">
            <text:p text:style-name="P2580"/>
          </table:table-cell>
        </table:table-row>
        <table:table-row table:style-name="TableRow2581">
          <table:table-cell table:style-name="TableCell2582">
            <text:p text:style-name="P2583"/>
          </table:table-cell>
        </table:table-row>
        <table:table-row table:style-name="TableRow2584">
          <table:table-cell table:style-name="TableCell2585">
            <text:p text:style-name="P2586"/>
          </table:table-cell>
        </table:table-row>
        <table:table-row table:style-name="TableRow2587">
          <table:table-cell table:style-name="TableCell2588">
            <text:p text:style-name="P2589"/>
          </table:table-cell>
        </table:table-row>
      </table:table>
      <text:p text:style-name="P2590"/>
      <text:p text:style-name="P2591"><text:span text:style-name="T2592">Idea n°2:<text:s/></text:span><text:span text:style-name="T2593">AR Home Design</text:span></text:p>
      <text:p text:style-name="P2594"><text:span text:style-name="T2595"><draw:frame draw:z-index="251659264" draw:id="id3" draw:style-name="a3" draw:name="Object 3" text:anchor-type="as-char" svg:x="0in" svg:y="0in" svg:width="6.3in" svg:height="9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596">
        <table:table-columns>
          <table:table-column table:style-name="TableColumn2597"/>
          <table:table-column table:style-name="TableColumn2598"/>
        </table:table-columns>
        <table:table-row table:style-name="TableRow2599">
          <table:table-cell table:style-name="TableCell2600" table:number-columns-spanned="2">
            <text:p text:style-name="P2601">SWOT Generale dell'Idea:</text:p>
          </table:table-cell>
          <table:covered-table-cell/>
        </table:table-row>
        <text:soft-page-break/>
        <table:table-row table:style-name="TableRow2602">
          <table:table-cell table:style-name="TableCell2603">
            <text:p text:style-name="P2604">Punti di Forza</text:p>
            <text:p text:style-name="P2605"/>
            <text:list text:style-name="LFO4" text:continue-numbering="true">
              <text:list-item>
                <text:p text:style-name="P2606">Facilità nell’arredamento della propria casa con preview finale</text:p>
              </text:list-item>
              <text:list-item>
                <text:p text:style-name="P2607"><text:span text:style-name="T2608">Autogenerazione di mobili in base allo stile scelto dall’utente</text:span></text:p>
              </text:list-item>
              <text:list-item>
                <text:p text:style-name="P2609"><text:span text:style-name="T2610">Gestione virtuale dell’arredamento</text:span></text:p>
              </text:list-item>
            </text:list>
          </table:table-cell>
          <table:table-cell table:style-name="TableCell2611">
            <text:p text:style-name="P2612">Punti di Debolezza</text:p>
            <text:p text:style-name="P2613"/>
            <text:list text:style-name="LFO4" text:continue-numbering="true">
              <text:list-item>
                <text:p text:style-name="P2614">Gestione database con relazione partner</text:p>
              </text:list-item>
              <text:list-item>
                <text:p text:style-name="P2615">Grande potenza di calcolo necessaria</text:p>
              </text:list-item>
              <text:list-item>
                <text:p text:style-name="P2616">Difficoltà acquisizione misure della stanza parzialmente arredata</text:p>
              </text:list-item>
              <text:list-item>
                <text:p text:style-name="P2617"><text:span text:style-name="T2618">Scarsa qualità di virtualizzazione dei mobili</text:span></text:p>
              </text:list-item>
            </text:list>
          </table:table-cell>
        </table:table-row>
        <table:table-row table:style-name="TableRow2619">
          <table:table-cell table:style-name="TableCell2620">
            <text:p text:style-name="P2621">Opportunità</text:p>
            <text:p text:style-name="P2622"/>
            <text:list text:style-name="LFO4" text:continue-numbering="true">
              <text:list-item>
                <text:p text:style-name="P2623">Partecipazione di più aziende di arredamento</text:p>
              </text:list-item>
              <text:list-item>
                <text:p text:style-name="P2624"><text:span text:style-name="T2625">Fornire visibilità ad aziende più piccole (meno note)</text:span></text:p>
              </text:list-item>
            </text:list>
            <text:p text:style-name="P2626"/>
          </table:table-cell>
          <table:table-cell table:style-name="TableCell2627">
            <text:p text:style-name="P2628">Minacce</text:p>
            <text:p text:style-name="P2629"/>
            <text:list text:style-name="LFO4" text:continue-numbering="true">
              <text:list-item>
                <text:p text:style-name="P2630"><text:span text:style-name="T2631">Partecipazione delle aziende di arredamento su larga scala</text:span></text:p>
              </text:list-item>
              <text:list-item>
                <text:p text:style-name="P2632">Competitor che hanno già realizzato un’applicazione simile (Ikea)</text:p>
              </text:list-item>
              <text:list-item>
                <text:p text:style-name="P2633"><text:span text:style-name="T2634">Grande competizione tra diverse aziende reca difficoltà di adesione comune nella stessa applicazione</text:span></text:p>
              </text:list-item>
            </text:list>
            <text:p text:style-name="P2635"/>
          </table:table-cell>
        </table:table-row>
      </table:table>
      <text:p text:style-name="P2636"/>
      <text:p text:style-name="P2637">Punti salienti emersi dallo SWOT dei singoli blocchi:</text:p>
      <text:p text:style-name="P2638">Il punto di forza del nostro prodotto riguarda la gestione dell’arredamento virtuale fornita dall’applicazione, questo comporta ad una serie di numerose difficoltà riguardante il calcolo computazionale, la virtualizzazione e la gestione degli elementi.</text:p>
      <text:p text:style-name="P2639">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ext:p text:style-name="P2640"/>
      <text:p text:style-name="P2641"/>
      <text:p text:style-name="P2642"/>
      <text:p text:style-name="P2643"/>
      <text:p text:style-name="P2644"/>
      <text:p text:style-name="P2645"/>
      <text:p text:style-name="P2646"/>
      <text:p text:style-name="P2647"/>
      <text:p text:style-name="P2648"/>
      <text:p text:style-name="P2649"><text:span text:style-name="T2650">Idea n°3:<text:s/></text:span><text:span text:style-name="T2651">Second Skin</text:span></text:p>
      <text:p text:style-name="P2652"/>
      <text:p text:style-name="P2653"><text:span text:style-name="T2654"><draw:frame draw:z-index="251659264" draw:id="id4" draw:style-name="a4" draw:name="Object 5" text:anchor-type="as-char" svg:x="0in" svg:y="0in" svg:width="6.4in" svg:height="9.10833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655">
        <table:table-columns>
          <table:table-column table:style-name="TableColumn2656"/>
          <table:table-column table:style-name="TableColumn2657"/>
        </table:table-columns>
        <table:table-row table:style-name="TableRow2658">
          <table:table-cell table:style-name="TableCell2659" table:number-columns-spanned="2">
            <text:p text:style-name="P2660">SWOT Generale dell'Idea:</text:p>
          </table:table-cell>
          <table:covered-table-cell/>
        </table:table-row>
        <text:soft-page-break/>
        <table:table-row table:style-name="TableRow2661">
          <table:table-cell table:style-name="TableCell2662">
            <text:p text:style-name="P2663">Punti di Forza</text:p>
            <text:p text:style-name="P2664"/>
            <text:list text:style-name="LFO4" text:continue-numbering="true">
              <text:list-item>
                <text:p text:style-name="P2665">Innovazione</text:p>
              </text:list-item>
              <text:list-item>
                <text:p text:style-name="P2666">Esperienza utente amplificata tramite sensori di movimento, elettrostimolatori, placche ad induzione</text:p>
              </text:list-item>
              <text:list-item>
                <text:p text:style-name="P2667">Nuova prospettiva della realtà di gioco</text:p>
              </text:list-item>
            </text:list>
            <text:p text:style-name="P2668"/>
            <text:p text:style-name="P2669"/>
          </table:table-cell>
          <table:table-cell table:style-name="TableCell2670">
            <text:p text:style-name="P2671">Punti di Debolezza</text:p>
            <text:p text:style-name="P2672"/>
            <text:list text:style-name="LFO4" text:continue-numbering="true">
              <text:list-item>
                <text:p text:style-name="P2673">Difficoltà di implementazione</text:p>
              </text:list-item>
              <text:list-item>
                <text:p text:style-name="P2674">Difficoltà di progettazione e costruzione</text:p>
              </text:list-item>
              <text:list-item>
                <text:p text:style-name="P2675">Igienizzazione delle componenti</text:p>
              </text:list-item>
              <text:list-item>
                <text:p text:style-name="P2676">Settaggio cavi</text:p>
              </text:list-item>
              <text:list-item>
                <text:p text:style-name="P2677">Soglia del dolore</text:p>
              </text:list-item>
              <text:list-item>
                <text:p text:style-name="P2678">Alto costo di produzione</text:p>
              </text:list-item>
            </text:list>
          </table:table-cell>
        </table:table-row>
        <table:table-row table:style-name="TableRow2679">
          <table:table-cell table:style-name="TableCell2680">
            <text:p text:style-name="P2681">Opportunità</text:p>
            <text:p text:style-name="P2682"/>
            <text:list text:style-name="LFO4" text:continue-numbering="true">
              <text:list-item>
                <text:p text:style-name="P2683">Affermazione su diversi settori del mercato (militare, videogiochi, parco divertimenti, medico, …)</text:p>
              </text:list-item>
              <text:list-item>
                <text:p text:style-name="P2684"><text:span text:style-name="T2685">Nuova tipologia di videogiochi da realizzare per il mercato</text:span></text:p>
              </text:list-item>
              <text:list-item>
                <text:p text:style-name="P2686"><text:span text:style-name="T2687">Prodotto rivoluzionario</text:span></text:p>
              </text:list-item>
            </text:list>
            <text:p text:style-name="P2688"/>
          </table:table-cell>
          <table:table-cell table:style-name="TableCell2689">
            <text:p text:style-name="P2690">Minacce</text:p>
            <text:p text:style-name="P2691"/>
            <text:list text:style-name="LFO4" text:continue-numbering="true">
              <text:list-item>
                <text:p text:style-name="P2692">Mercato non ancora pronto a un simile dispositivo (clienti e case produttrici di videogiochi)</text:p>
              </text:list-item>
              <text:list-item>
                <text:p text:style-name="P2693">Diffidenza da parte del mercato sulla sicurezza del dispositivo</text:p>
              </text:list-item>
              <text:list-item>
                <text:p text:style-name="P2694">Possibile prezzo elevato rispetto ad alternative dei competitor</text:p>
              </text:list-item>
              <text:list-item>
                <text:p text:style-name="P2695">Possibili brevetti esistenti</text:p>
              </text:list-item>
            </text:list>
          </table:table-cell>
        </table:table-row>
      </table:table>
      <text:p text:style-name="P2696"/>
      <text:p text:style-name="P2697">Punti salienti emersi dallo SWOT dei singoli blocchi:</text:p>
      <text:p text:style-name="P2698"/>
      <table:table table:style-name="Table2699">
        <table:table-columns>
          <table:table-column table:style-name="TableColumn2700"/>
          <table:table-column table:style-name="TableColumn2701"/>
        </table:table-columns>
        <table:table-row table:style-name="TableRow2702">
          <table:table-cell table:style-name="TableCell2703" table:number-columns-spanned="2">
            <text:p text:style-name="P2704"/>
            <text:p text:style-name="P2705"><text:span text:style-name="T2706">Second Skin</text:span><text:span text:style-name="T2707"><text:s/>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span><text:span text:style-name="T2708"><text:line-break/>Nel mercato un tale dispositivo non è al momento realizzato pertanto risulterebbe rivoluzionario in più campi d’applicazione anche se il mercato non è detto sia attualmente pronto ad accoglierlo con possibile fallimento del progetto.</text:span></text:p>
            <text:p text:style-name="P2709"/>
            <text:p text:style-name="P2710"/>
            <text:p text:style-name="P2711"/>
            <text:p text:style-name="P2712"/>
            <text:p text:style-name="P2713"/>
            <text:p text:style-name="P2714"/>
            <text:p text:style-name="P2715"/>
            <text:p text:style-name="P2716"/>
            <text:p text:style-name="P2717"/>
            <text:p text:style-name="P2718"/>
            <text:p text:style-name="P2719"/>
          </table:table-cell>
          <table:covered-table-cell/>
        </table:table-row>
        <table:table-row table:style-name="TableRow2720">
          <table:table-cell table:style-name="TableCell2721" table:number-columns-spanned="2">
            <text:p text:style-name="P2722"/>
            <text:p text:style-name="P2723"><text:span text:style-name="T2724">SWOT Finale dell'Idea 1: Virtual Shop</text:span></text:p>
          </table:table-cell>
          <table:covered-table-cell/>
        </table:table-row>
        <table:table-row table:style-name="TableRow2725">
          <table:table-cell table:style-name="TableCell2726">
            <text:p text:style-name="P2727">Punti di Forza</text:p>
            <text:p text:style-name="P2728"/>
            <text:list text:style-name="LFO3">
              <text:list-item>
                <text:p text:style-name="P2729">Innovazione nello shopping online con possibilità di “provare” i vestiti in tempo reale</text:p>
              </text:list-item>
              <text:list-item>
                <text:p text:style-name="P2730">Possibilità di acquisto online</text:p>
              </text:list-item>
              <text:list-item>
                <text:p text:style-name="P2731">Nessun salvataggio dei dati personali (sicurezza)</text:p>
              </text:list-item>
              <text:list-item>
                <text:p text:style-name="P2732">Personalizzazione secondo l’azienda cliente</text:p>
              </text:list-item>
              <text:list-item>
                <text:p text:style-name="P2733">Ausilio dell’utente finale da parte di un assistente vocale</text:p>
              </text:list-item>
            </text:list>
            <text:p text:style-name="P2734"/>
          </table:table-cell>
          <table:table-cell table:style-name="TableCell2735">
            <text:p text:style-name="P2736">Punti di Debolezza</text:p>
            <text:p text:style-name="P2737"/>
            <text:list text:style-name="LFO3" text:continue-numbering="true">
              <text:list-item>
                <text:p text:style-name="P2738">Difficoltà nella virtualizzazione grafica e fisica dei vestiti</text:p>
              </text:list-item>
              <text:list-item>
                <text:p text:style-name="P2739">Falsa percezione degli indumenti da parte dell’utente finale</text:p>
              </text:list-item>
              <text:list-item>
                <text:p text:style-name="P2740">L’utente per ottenere una buona resa realistica dei vestiti dovrà indossare abiti attillati</text:p>
              </text:list-item>
              <text:list-item>
                <text:p text:style-name="P2741">Sicurezza</text:p>
              </text:list-item>
              <text:list-item>
                <text:p text:style-name="P2742">Prezzo</text:p>
              </text:list-item>
            </text:list>
          </table:table-cell>
        </table:table-row>
        <table:table-row table:style-name="TableRow2743">
          <table:table-cell table:style-name="TableCell2744">
            <text:p text:style-name="P2745">Opportunità</text:p>
            <text:p text:style-name="P2746"/>
            <text:list text:style-name="LFO4">
              <text:list-item>
                <text:p text:style-name="P2747">Mancanza di un’applicazione attualmente efficiente</text:p>
              </text:list-item>
              <text:list-item>
                <text:p text:style-name="P2748">Partecipazione di aziende di moda di fascia medio-bassa con l’impossibilità di aprire un negozio fisico</text:p>
              </text:list-item>
              <text:list-item>
                <text:p text:style-name="P2749">Possibilità di riduzione dei costi e dei resi</text:p>
              </text:list-item>
              <text:list-item>
                <text:p text:style-name="P2750"><text:span text:style-name="T2751">Partnership con aziende di modellazione virtuale</text:span></text:p>
              </text:list-item>
            </text:list>
          </table:table-cell>
          <table:table-cell table:style-name="TableCell2752">
            <text:p text:style-name="P2753">Minacce</text:p>
            <text:p text:style-name="P2754"/>
            <text:list text:style-name="LFO4" text:continue-numbering="true">
              <text:list-item>
                <text:p text:style-name="P2755">Diffidenza nell’uso da parte degli utenti finali</text:p>
              </text:list-item>
              <text:list-item>
                <text:p text:style-name="P2756">Difficoltà di adesione di negozi su larga scala</text:p>
              </text:list-item>
              <text:list-item>
                <text:p text:style-name="P2757">Brevetti esistenti (specchio magico)</text:p>
              </text:list-item>
              <text:list-item>
                <text:p text:style-name="P2758">Prezzo dei competitor</text:p>
              </text:list-item>
            </text:list>
            <text:p text:style-name="P2759"/>
          </table:table-cell>
        </table:table-row>
      </table:table>
      <text:p text:style-name="P2760"/>
      <text:p text:style-name="P2761">Punti salienti emersi dallo SWOT dei singoli blocchi:</text:p>
      <table:table table:style-name="Table2762">
        <table:table-columns>
          <table:table-column table:style-name="TableColumn2763"/>
        </table:table-columns>
        <table:table-row table:style-name="TableRow2764">
          <table:table-cell table:style-name="TableCell2765">
            <text:p text:style-name="P2766">Il prodotto ha lo scopo di offrire alle persone 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767">Nonostante ciò, la realizzazione di un’applicazione ad oggi ancora non completamente performante è un’opportunità per il mercato, la quale possa usufruire di tecnologie avanzate già esistenti per una resa virtuale 3D ottimale. Con questo prodotto le aziende clienti,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p>
            <text:p text:style-name="P2768"/>
          </table:table-cell>
        </table:table-row>
        <table:table-row table:style-name="TableRow2769">
          <table:table-cell table:style-name="TableCell2770">
            <text:p text:style-name="P2771"/>
          </table:table-cell>
        </table:table-row>
        <table:table-row table:style-name="TableRow2772">
          <table:table-cell table:style-name="TableCell2773">
            <text:p text:style-name="P2774"/>
          </table:table-cell>
        </table:table-row>
        <table:table-row table:style-name="TableRow2775">
          <table:table-cell table:style-name="TableCell2776">
            <text:p text:style-name="P2777"/>
          </table:table-cell>
        </table:table-row>
        <table:table-row table:style-name="TableRow2778">
          <table:table-cell table:style-name="TableCell2779">
            <text:p text:style-name="P2780"/>
          </table:table-cell>
        </table:table-row>
        <table:table-row table:style-name="TableRow2781">
          <table:table-cell table:style-name="TableCell2782">
            <text:p text:style-name="P2783"/>
          </table:table-cell>
        </table:table-row>
        <table:table-row table:style-name="TableRow2784">
          <table:table-cell table:style-name="TableCell2785">
            <text:p text:style-name="P2786"/>
          </table:table-cell>
        </table:table-row>
      </table:table>
      <text:h text:style-name="P2787" text:outline-level="1"/>
      <text:h text:style-name="P2788" text:outline-level="1">Business Model Definitivo</text:h>
      <text:p text:style-name="P2789">Sulla base dei risultati dello SWOT sulle bozze di modelli selezionate l'Idea Definitiva.</text:p>
      <text:p text:style-name="P2790"/>
      <table:table table:style-name="Table2791">
        <table:table-columns>
          <table:table-column table:style-name="TableColumn2792"/>
        </table:table-columns>
        <table:table-row table:style-name="TableRow2793">
          <table:table-cell table:style-name="TableCell2794">
            <text:p text:style-name="P2795"><text:span text:style-name="T2796">Nome:<text:s/></text:span><text:span text:style-name="T2797">Virtual Shop</text:span></text:p>
          </table:table-cell>
        </table:table-row>
        <table:table-row table:style-name="TableRow2798">
          <table:table-cell table:style-name="TableCell2799">
            <text:p text:style-name="P2800"/>
            <text:p text:style-name="P2801">Descrizione:<text:s/><text:span text:style-name="T2802">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p>
            <text:p text:style-name="P2803">L’idea consiste nel realizzare un’applicazione software finalizzata alla categoria B2B, in particolare alle aziende di moda che rientrano nella fascia medio-bassa (come ad esempio Zara, H&amp;M, Sisley, etc.) che possa rivelarsi una nuova modalità con cui le persone possono fare shopping, uno shopping che risulta innovativo poiché si differenzia da quello comune degli store.</text:p>
            <text:p text:style-name="P2804">Il software da noi realizzato verrebbe integrato all’interno di uno schermo, fornito da un’azienda esterna, che permette agli utenti di specchiarsi visualizzando i vestiti virtualmente ricalcando le forme del proprio corpo. Questo viene permesso anche da una serie di telecamere che consentono una visione omnidirezionale della figura umana e da dei sensori di rilevazione del movimento, per favorire la virtualizzazione degli indumenti, la loro resa grafica e la percezione visiva da parte dell’uomo. Serve prestare attenzione alla sicurezza dovuta alla presenza delle telecamere, riguardo alla privacy degli individui, e per questo è stato deciso di non effettuare nessun salvataggio di dati di alcun tipo.</text:p>
            <text:p text:style-name="P2805">Per quanto riguarda la virtualizzazione questo aspetto risulta essere quello maggiormente critico per il progetto, poiché dall’analisi di mercato è emerso che alcuni possibili competitor hanno realizzato prodotti simili ma con una prestazione grafica che non riesce a soddisfare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fornirci il software necessario.</text:p>
            <text:p text:style-name="P2806"><text:span text:style-name="T2807">Il prodotto prevede inoltre un assistente vocale che guidi gli utenti nell’uso del prodotto e durante la fase di acquisto. L’acquisto dei capi<text:s/></text:span><text:span text:style-name="T2808">infatti è un'altra caratteristica dell’applicazione: l’utente una volta “indossati” virtualmente i vestiti, se soddisfatto, può passare direttamente al loro acquisto attraverso una schermata dedicata riportante lo shop online dell’azienda. Ciò può favorire una riduzione dei resi, e dei relativi costi da parte delle aziende, che risultano molto frequenti nell’ambito dell’e-commerce poiché anche un utente insicuro nell’acquisto online ha la possibilità di verificare prima se l’indumento soddisfa le proprie aspettative.</text:span></text:p>
            <text:p text:style-name="P2809">La vendita pensata alle aziende d’abbigliamento di fascia medio-bassa è principalmente indirizzata a quelle compagnie che vogliono affermarsi territorialmente in nuove sedi ma,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situato ad esempio all’interno di un centro commerciale, dove può esser allestito un camerino con all’interno le strutture da noi fornite (schermo con software, telecamere, sensori di<text:s/><text:soft-page-break/>movimento) in cui gli utenti finali possono entrare per provare virtualmente gli indumenti scegliendoli direttamente dal catalogo dell’azienda. Questo comporta alcuni aspetti positivi da prendere in considerazione: prima di tutto per l’azienda si ha un abbattimento dei costi poiché non necessita di un grande negozio da allestire coi capi d’abbigliamento, arrivando così ad un investimento iniziale basso; e inoltre come già citato, riguardo ai clienti, c’è la possibilità di una riduzione dei costi lato azienda causata dalla numerosità dei resi che oggigiorno interessa lo shopping online; infine il nostro prodotto risulta facilmente personalizzabile a seconda dell’azienda alla quale viene venduto, potendo ad esempio modificare lo stile grafico dell’interfaccia per allinearlo al brand della compagnia.</text:p>
            <text:p text:style-name="P2810">La vendita del prodotto è diretta alle aziende che si cercano di attirare attraverso un’azione di marketing inizialmente mirata grazie a delle pubbliche relazioni con possibili clienti e poi ampliata attraverso la pubblicità sul web e la presenza a delle fiere tecnologiche per far conoscere il prodotto su più larga scala.</text:p>
            <text:p text:style-name="P2811">Sarà inoltre necessario fornire alle aziende acquirenti un adeguato livello di assistenza post-vendita in caso di malfunzionamenti del prodotto, per questo si considera un’assistenza personale<text:s/>dedicata, in cui l’azienda può contattarci direttamente.<text:s/></text:p>
            <text:p text:style-name="P2812"><text:s/></text:p>
            <text:p text:style-name="P2813"><text:line-break/></text:p>
          </table:table-cell>
        </table:table-row>
      </table:table>
      <text:soft-page-break/>
      <text:h text:style-name="P2814" text:outline-level="1">//MANCA CANVAS business model</text:h>
      <text:h text:style-name="P2815" text:outline-level="1"/>
      <text:h text:style-name="P2816" text:outline-level="1">Soluzione delle Criticità</text:h>
      <text:p text:style-name="P2817">Come pensate di affrontare le criticità emerse dall'analisi SWOT? Come sfruttate i Punti di Forza e le Opportunità? Come gestite Debolezze e Minacce?</text:p>
      <text:p text:style-name="P2818">L’idea nasce dall’opportunità di introdurre un approccio innovativo allo shopping per favorire l’espansione del numero di clienti per le aziende di moda di fascia medio-bassa.<text:s/></text:p>
      <text:p text:style-name="P2819"><text:s/>Il nostro shop virtuale prevede uno spazio ridotto che consentirà a questo tipo di aziende di essere partecipi in molti ambienti sia per mancanza di spazio fisico che per questioni economiche. Basti pensare ad esempio al mercato relativo ai centri commerciali che, attualmente, sembra essere meno propenso ad espandersi, e costringerà le aziende in futuro a dover sfruttare unicamente gli spazi già esistenti.<text:s/></text:p>
      <text:p text:style-name="P2820">Il fatto che sia un’innovazione nell’ambito dello shopping potrebbe portare le aziende ad esserne interessate per cercare di sfruttare per prime tale novità, al fine di sbaragliare la concorrenza. Inoltre, il fatto che ci siano prodotti simili sul mercato ma non pienamente performanti dal punto di vista grafico, pone a nostro favore per avere maggiori possibilità di farci notare dalle aziende di moda che voglio puntare sull’innovazione per quanto riguarda le vendite. Sarà fondamentale far notare questa caratteristica che contraddistingue il nostro prodotto, sottolineando anche la collaborazione che andremo ad intraprendere coi fornitori.<text:s/></text:p>
      <text:p text:style-name="P2821">Il fatto che il prodotto non necessiti di salvare i dati degli utenti e presenti un assistente vocale sono aspetti da indicare alle aziende clienti dal momento che devono presentare una certa attenzione per quanto riguarda la privacy dei loro clienti ed il servizio che gli offrono, senza abbandonarli durante l’utilizzo del prodotto. Infatti per quest’ultimo aspetto l’assistente vocale guiderà l’utente nell’utilizzo del prodotto durante tutto l’acquisto fino al termine del pagamento, mitigando ulteriormente la diffidenza nell’utilizzo da parte degli utenti finali.</text:p>
      <text:p text:style-name="P2822">Tuttavia, questo progetto non è esente da criticità. I principali aspetti critici riguardano la difficoltà nella virtualizzazione grafica e fisica dei vestiti, la falsa percezione degli indumenti avvertita dall’utente finale, il timore dovuto alla mancanza di sicurezza riguardo al trattamento dei dati personali e all’esposizione fisica dell’utente. Intendiamo risolvere tali criticità affidandoci ad uno dei partner di tecnologie 2D e 3D leader del settore, ovvero Optitex, e adottando la tecnologia Leap Motion Controller dell’azienda Leap Motion, la quale permette l’acquisizione dei movimenti dell’utente in tempo reale con estrema precisione, per poter consentire un ottimo adattamento dei vestiti sul proprio fisico. Questo, combinato con una descrizione accurata dei tessuti riguardanti il capo d’abbigliamento, favorirà una percezione più realistica all’utente.</text:p>
      <text:soft-page-break/>
      <text:p text:style-name="P2823"><text:span text:style-name="T2824">Per aiutare il software grafico a garantire una resa realistica degli indumenti indossati è necessario che l’utente sia in biancheria intima oppure abbia vestiti attillati. Per gestire questo problema, sarà compito dell’azienda nostra cliente preoccuparsi di garantire una buona riuscita della prova outfit fornendo degli indumenti adeguati agli utenti durante la sessione di utilizzo del nostro prodotto. Per quanto riguarda invece l’aspetto legato alla sicurezza, verranno impostati dei sistemi di cablaggio e un sistema interno di rete con ottimi protocolli in termini di sicurezza per evitare eventuali intrusioni esterne che possano rubare dati relativi all’utente (immagini dalle telecamere o informazioni durante l’acquisto). Un’ulteriore minaccia è rappresentata da alcuni competitor, quali Magic Mirror ad esempio, che hanno già realizzato un loro progetto hardware e software che ad alto livello cerca di portare a compimento gli stessi nostri obiettivi per quanto riguarda l’ambito della moda. <text:s/>Il fattore prezzo per la realizzazione inoltre aumenta la visione negativa da parte del mercato nei confronti del nostro prodotto. Per mitigare questi due ultimi aspetti e giustificarne il prezzo elevato sarà necessario puntare sulle qualità del nostro prodotto durante l’attività di marketing: il nostro progetto si pone l’obiettivo di fornire una qualità grafica migliore e più realistica rispetto a quella della concorrenza e offre dei benefici alle aziende relativi ai costi dei negozi e ai resi degli acquisti online</text:span><text:span text:style-name="T2825">.<text:s/></text:span></text:p>
      <text:h text:style-name="P2826" text:outline-level="1"/>
      <text:h text:style-name="P2827" text:outline-level="1">Note, Conclusioni e Commenti sul Progetto definitivo</text:h>
      <table:table table:style-name="Table2828">
        <table:table-columns>
          <table:table-column table:style-name="TableColumn2829"/>
        </table:table-columns>
        <table:table-row table:style-name="TableRow2830">
          <table:table-cell table:style-name="TableCell2831">
            <text:p text:style-name="P2832"><text:span text:style-name="T2833">Al team il progetto ideato risulta realizzabile e di possibile interesse per il mercato a cui è stato pensato. Certamente per la sua realizzazione sono fondamentali le relazioni con i partner fornitori dell’hardware che il team non è in grado di produrre da solo e l’azione di marketing da intraprendere per la vendita; tutto questo richiederà dei costi non indifferenti, specialmente in partenza.</text:span><text:s/></text:p>
          </table:table-cell>
        </table:table-row>
        <table:table-row table:style-name="TableRow2834">
          <table:table-cell table:style-name="TableCell2835">
            <text:p text:style-name="P2836"/>
          </table:table-cell>
        </table:table-row>
        <table:table-row table:style-name="TableRow2837">
          <table:table-cell table:style-name="TableCell2838">
            <text:p text:style-name="P2839"/>
          </table:table-cell>
        </table:table-row>
        <table:table-row table:style-name="TableRow2840">
          <table:table-cell table:style-name="TableCell2841">
            <text:p text:style-name="P2842"/>
          </table:table-cell>
        </table:table-row>
        <table:table-row table:style-name="TableRow2843">
          <table:table-cell table:style-name="TableCell2844">
            <text:p text:style-name="P2845"/>
          </table:table-cell>
        </table:table-row>
      </table:table>
      <text:h text:style-name="P2846" text:outline-level="1">Clienti</text:h>
      <text:p text:style-name="P2847">Chi sono i clienti del progetto? Che caratteristiche demografiche hanno? Che valore possono trovare nel nostro prodotto/servizio?</text:p>
      <table:table table:style-name="Table2848">
        <table:table-columns>
          <table:table-column table:style-name="TableColumn2849"/>
        </table:table-columns>
        <table:table-row table:style-name="TableRow2850">
          <table:table-cell table:style-name="TableCell2851">
            <text:p text:style-name="P2852">Cliente <text:s/>n.: <text:s text:c="2"/>1 <text:s text:c="8"/>Descrizione: Aziende di moda fascia medio bassa</text:p>
          </table:table-cell>
        </table:table-row>
        <table:table-row table:style-name="TableRow2853">
          <table:table-cell table:style-name="TableCell2854">
            <text:p text:style-name="P2855"/>
            <text:p text:style-name="P2856">I clienti a cui è indirizzato tale progetto sono le aziende di moda comprese nella fascia medio-bassa, già note sul mercato e quindi con un largo bacino di utenza. Tali aziende puntano il loro business sul raggiungimento della gente comune e la loro esigenza di seguire i trend del momento con un budget di spesa basso, offrendo un catalogo prodotti contenente prezzi moderati. Queste si differenziano dalle maison d’alta moda che al contrario puntano principalmente a rendere i loro clienti una cerchia d’élite ristretta, e per questo è stata presa la decisione di non indirizzare le nostre vendite a questa fascia di aziende.</text:p>
            <text:p text:style-name="P2857">Le aziende a cui puntiamo molto probabilmente dispongono già di negozi fisici sparsi nelle principali città del territorio nazionale ma non riescono a raggiungere altri luoghi dove potersi affermare. In questo caso</text:p>
            <text:p text:style-name="P2858">il nostro prodotto oltre ad essere una risorsa ulteriore per aziende già consolidate sul territorio, può risultare una vera e propria necessità per altre che non dispongono dello stesso capitale di investimento e della stessa notorietà. Noi favoriremmo pertanto il raggiungimento di un maggior bacino d’utenza e la possibilità di diventare un possibile competitor delle aziende già presenti sul luogo.</text:p>
            <text:soft-page-break/>
            <text:p text:style-name="P2859">Gli stessi clienti delle aziende potranno trovare nel nostro prodotto un modo di fare shopping del tutto innovativo, oltre alle caratteristiche distintive che identificano il marchio dell’azienda e che sono note al pubblico.</text:p>
            <text:p text:style-name="P2860"/>
            <text:p text:style-name="P2861"><text:line-break/></text:p>
            <text:p text:style-name="P2862"/>
            <text:p text:style-name="P2863"/>
          </table:table-cell>
        </table:table-row>
      </table:table>
      <text:p text:style-name="P2864"/>
      <text:h text:style-name="P2865" text:outline-level="1">Mercato</text:h>
      <text:p text:style-name="P2866">Come verranno raggiunti i clienti? Come verrà proposto il prodotto?</text:p>
      <text:h text:style-name="P2867" text:outline-level="2">Strategia di vendita</text:h>
      <text:p text:style-name="P2868">Come verrà venduto il prodotto/servizio?</text:p>
      <table:table table:style-name="Table2869">
        <table:table-columns>
          <table:table-column table:style-name="TableColumn2870"/>
        </table:table-columns>
        <table:table-row table:style-name="TableRow2871">
          <table:table-cell table:style-name="TableCell2872">
            <text:p text:style-name="P2873">Il mercato a cui il progetto si pone di indirizzarsi riguarda le aziende di moda che ricoprono la fascia medio-bassa presenti sul territorio italiano, escludendo pertanto le aziende di lusso del settore.<text:s/><text:line-break/>Sono molte le aziende di questo tipo e sono molto competitive tra loro, basti pensare a Zara, H&amp;M, Benetton, OVS, Primark, etc., ma per una questione di costi inizialmente ci si concentrerà su quelle presenti nel territorio in cui andremo ad operare, per poi espanderci in un secondo momento.<text:s/><text:line-break/>Sono aziende che si affacciano ad un bacino d’utenza ampio, che seguono le mode e presentano prezzi competitivi sul mercato e per questo possono trovare allettante la proposta del nostro progetto.</text:p>
            <text:p text:style-name="P2874">Inoltre, grazie al numero di entrate, disporranno di capitali sufficienti da investire nel nostro prodotto. Basti pensare a Zara che negli ultimi anni presenta un fatturato superiore ai 21 miliardi di euro/anno e una piccola percentuale di questi li investe nell’ambito dell’innovazione, dal momento che tutto il settore della moda si sta muovendo in questa direzione.</text:p>
          </table:table-cell>
        </table:table-row>
        <table:table-row table:style-name="TableRow2875">
          <table:table-cell table:style-name="TableCell2876">
            <text:p text:style-name="P2877"/>
          </table:table-cell>
        </table:table-row>
        <table:table-row table:style-name="TableRow2878">
          <table:table-cell table:style-name="TableCell2879">
            <text:p text:style-name="P2880"/>
          </table:table-cell>
        </table:table-row>
      </table:table>
      <text:p text:style-name="P2881"/>
      <text:p text:style-name="P2882"/>
      <text:h text:style-name="P2883" text:outline-level="1">Vendita</text:h>
      <text:p text:style-name="P2884">Come verranno raggiunti i clienti? Come verrà proposto il prodotto?</text:p>
      <text:h text:style-name="P2885" text:outline-level="2">Strategia di vendita</text:h>
      <text:p text:style-name="P2886">Come verrà venduto il prodotto/servizio?</text:p>
      <table:table table:style-name="Table2887">
        <table:table-columns>
          <table:table-column table:style-name="TableColumn2888"/>
        </table:table-columns>
        <table:table-row table:style-name="TableRow2889">
          <table:table-cell table:style-name="TableCell2890">
            <text:p text:style-name="P2891"><text:span text:style-name="T2892">Il prodotto sarà venduto su commissione, attraverso la stipulazione di un contratto direttamente con l’azienda interessata. Tali aziende potranno consultarci attraverso il nostro sito web per la richiesta iniziale di un preventivo, al quale seguirà un incontro diretto e la contrattazione che porterà all’eventuale firma sul contratto di vendita.</text:span></text:p>
          </table:table-cell>
        </table:table-row>
      </table:table>
      <text:p text:style-name="P2893"/>
      <text:p text:style-name="P2894">Quali sono le situazioni o i punti di contatto coi clienti?</text:p>
      <table:table table:style-name="Table2895">
        <table:table-columns>
          <table:table-column table:style-name="TableColumn2896"/>
        </table:table-columns>
        <table:table-row table:style-name="TableRow2897">
          <table:table-cell table:style-name="TableCell2898">
            <text:p text:style-name="P2899"/>
            <text:p text:style-name="P2900">Il principale punto di contatto con i clienti consisterà nella relazione diretta con le aziende, illustrando loro il nostro prodotto (tramite l’MVP) ed il notevole vantaggio che ne comporta l’utilizzo.<text:s/></text:p>
            <text:p text:style-name="P2901">Importante sarà anche la pubblicità svolta nel web e la notorietà che assumerà il nostro sito web. Inoltre la partecipazione alle fiere tecnologiche risulterà utile per far conoscere il nostro prodotto ad un maggior pubblico, abbattendo l’insicurezza legata al suo utilizzo.<text:s/></text:p>
            <text:p text:style-name="P2902">Si potrà prendere in considerazione l’attuazione di un Virtual Marketing per raggiungere un ampio numero di aziende, prestando attenzione alla progettazione del messaggio e alla corretta identificazione degli influencer.<text:s/></text:p>
            <text:p text:style-name="P2903"><text:span text:style-name="T2904">I nostri potenziali clienti potranno sempre contrattarci direttamente tramite il nostro sito web ufficiale, sia per ricevere ulteriori informazioni che per fissare un appuntamento.</text:span></text:p>
          </table:table-cell>
        </table:table-row>
      </table:table>
      <text:p text:style-name="P2905"/>
      <text:p text:style-name="P2906">Quanto costa la struttura di vendita? E che flusso di vendita genera? Qual è il costo di vendita per ogni prodotto/servizio?</text:p>
      <table:table table:style-name="Table2907">
        <table:table-columns>
          <table:table-column table:style-name="TableColumn2908"/>
        </table:table-columns>
        <table:table-row table:style-name="TableRow2909">
          <table:table-cell table:style-name="TableCell2910">
            <text:p text:style-name="P2911"><text:span text:style-name="T2912">Per poter vendere il prodotto, inizialmente servirà una grande quantità di pubblicità e questo comporterà un alto costo. Per questo motivo sono necessari all’interno del team delle figure addette a svolgere l’attività di marketing. All’inizio questa non produrrà un flusso di vendita elevato, dal momento che la società non conosce la nostra start-up né tantomeno il nostro prodotto. Sarà necessario pertanto che trascorri del tempo affinché le aziende decidano di investire nel nostro progetto, portando le vendite ad un aumento notevole che possano coprire anche le spese iniziali.</text:span><text:span text:style-name="T2913"><text:line-break/>Per i costi di produzione e di sostentamento della start-up è necessaria la vendita di una singola unità di prodotto al prezzo di 47.000 €.</text:span></text:p>
          </table:table-cell>
        </table:table-row>
        <table:table-row table:style-name="TableRow2914">
          <table:table-cell table:style-name="TableCell2915">
            <text:p text:style-name="P2916"/>
          </table:table-cell>
        </table:table-row>
        <table:table-row table:style-name="TableRow2917">
          <table:table-cell table:style-name="TableCell2918">
            <text:p text:style-name="P2919"/>
          </table:table-cell>
        </table:table-row>
      </table:table>
      <text:p text:style-name="P2920"/>
      <text:h text:style-name="P2921" text:outline-level="1">Canali</text:h>
      <text:p text:style-name="P2922">Quali canali verranno utilizzati durante le diverse fasi del ciclo di vendita?</text:p>
      <text:h text:style-name="P2923" text:outline-level="2">Awareness</text:h>
      <table:table table:style-name="Table2924">
        <table:table-columns>
          <table:table-column table:style-name="TableColumn2925"/>
        </table:table-columns>
        <table:table-row table:style-name="TableRow2926">
          <table:table-cell table:style-name="TableCell2927">
            <text:p text:style-name="P2928"><text:span text:style-name="T2929">Faremo in modo che la consapevolezza delle nostre aziende clienti riguardo al prodotto aumenti instaurando principalmente dei rapporti diretti con loro. Attraverso degli incontri, infatti, illustreremo il<text:s/></text:span><text:soft-page-break/><text:span text:style-name="T2930">prodotto e le sue qualità. Punteremo inoltre sulla diffusione di notizie attraverso Internet e dando notorietà al nostro sito web. Per ottenere maggior visibilità e per farci conoscere da possibili investitori parteciperemo anche ad acune fiere tecnologiche.</text:span></text:p>
            <text:p text:style-name="P2931"/>
          </table:table-cell>
        </table:table-row>
      </table:table>
      <text:soft-page-break/>
      <text:h text:style-name="P2932" text:outline-level="2">Selezione</text:h>
      <table:table table:style-name="Table2933">
        <table:table-columns>
          <table:table-column table:style-name="TableColumn2934"/>
        </table:table-columns>
        <table:table-row table:style-name="TableRow2935">
          <table:table-cell table:style-name="TableCell2936">
            <text:p text:style-name="P2937"><text:span text:style-name="T2938">Grazie all’instaurazione di rapporti diretti con le aziende target potremo mostrare inizialmente un MVP del prodotto, esplicitando le qualità che lo contraddistinguono e comparandolo ai prodotti dei competitor esistenti sul mercato, esponendo i vantaggi associati al suo utilizzo.</text:span><text:span text:style-name="T2939"><text:s/></text:span></text:p>
          </table:table-cell>
        </table:table-row>
      </table:table>
      <text:h text:style-name="P2940" text:outline-level="2">Acquisto</text:h>
      <table:table table:style-name="Table2941">
        <table:table-columns>
          <table:table-column table:style-name="TableColumn2942"/>
        </table:table-columns>
        <table:table-row table:style-name="TableRow2943">
          <table:table-cell table:style-name="TableCell2944">
            <text:p text:style-name="P2945">L’acquisto del nostro prodotto avverrà in seguito alla firma di un contratto stipulato durante l’incontro con l’azienda cliente, il che porterà la realizzazione del prodotto su commissione.</text:p>
          </table:table-cell>
        </table:table-row>
      </table:table>
      <text:h text:style-name="P2946" text:outline-level="2">Consegna</text:h>
      <table:table table:style-name="Table2947">
        <table:table-columns>
          <table:table-column table:style-name="TableColumn2948"/>
        </table:table-columns>
        <table:table-row table:style-name="TableRow2949">
          <table:table-cell table:style-name="TableCell2950">
            <text:p text:style-name="P2951"><text:span text:style-name="T2952">La consegna avverrà tramite il trasporto fisico del prodotto, a questa seguirà la procedura di installazione nel luogo fisico prestabilito.</text:span></text:p>
          </table:table-cell>
        </table:table-row>
      </table:table>
      <text:h text:style-name="P2953" text:outline-level="2">Post-Vendita</text:h>
      <table:table table:style-name="Table2954">
        <table:table-columns>
          <table:table-column table:style-name="TableColumn2955"/>
        </table:table-columns>
        <table:table-row table:style-name="TableRow2956">
          <table:table-cell table:style-name="TableCell2957">
            <text:p text:style-name="P2958"><text:span text:style-name="T2959">La relazione con il cliente subito dopo la vendita sarà cruciale per il nostro prodotto, poiché potrebbero esserci malfunzionamenti legati al software. Pertanto, forniremo un’assistenza personale<text:s/></text:span><text:span text:style-name="T2960">dedicata<text:s/></text:span><text:span text:style-name="T2961">al cliente che potrà contattarci attraverso il nostro sito web in cui sarà possibile gestire gli eventuali reclami, oppure attraverso i contatti principali (telefono, e-mail).</text:span></text:p>
          </table:table-cell>
        </table:table-row>
      </table:table>
      <text:p text:style-name="P2962"/>
      <text:h text:style-name="P2963" text:outline-level="1"><text:s/></text:h>
      <text:p text:style-name="P2964"/>
      <text:h text:style-name="P2965" text:outline-level="1">Pricing</text:h>
      <text:p text:style-name="P2966">A che prezzo verrà venduto il Prodotto / Servizio sulla base dei costi di produzione/erogazione, dei competitor e della disponibilità di investimento del cliente?</text:p>
      <text:h text:style-name="P2967" text:outline-level="2">Costi di Produzione</text:h>
      <table:table table:style-name="Table2968">
        <table:table-columns>
          <table:table-column table:style-name="TableColumn2969"/>
        </table:table-columns>
        <table:table-row table:style-name="TableRow2970">
          <table:table-cell table:style-name="TableCell2971">
            <text:p text:style-name="P2972">L’elenco seguente mostra i principali costi da affrontare per la realizzazione del nostro prodotto:</text:p>
            <text:list text:style-name="LFO7" text:continue-numbering="true">
              <text:list-item>
                <text:p text:style-name="P2973">Monitor fornito da Planar (larghezza 0.6 m – altezza: 2.03 metri) - costo: 7.500 €</text:p>
              </text:list-item>
              <text:list-item>
                <text:p text:style-name="P2974">Leap Motion Controller fornito da Leap Motion - costo: 80 €</text:p>
              </text:list-item>
              <text:list-item>
                <text:p text:style-name="P2975">Acquisto licenza annuale del software Optitex fornita da Efi - costo: 1.153 € all’anno</text:p>
              </text:list-item>
              <text:list-item>
                <text:p text:style-name="P2976">Micro-telecamera fornita da<text:s/>D-Link<text:s/>- costo: 150 €</text:p>
              </text:list-item>
              <text:list-item>
                <text:p text:style-name="P2977">Sviluppatore software - costo: 1.300 € al mese</text:p>
              </text:list-item>
              <text:list-item>
                <text:p text:style-name="P2978">Sviluppatore grafica 3D - costo: 1.100 € al mese</text:p>
              </text:list-item>
              <text:list-item>
                <text:p text:style-name="P2979">Addetto al marketing - costo: 800 € al mese</text:p>
              </text:list-item>
              <text:list-item>
                <text:p text:style-name="P2980">Addetto assistenza clienti - costo 700 € al mese</text:p>
              </text:list-item>
              <text:list-item>
                <text:p text:style-name="P2981">Componenti hardware (processore, scheda madre, scheda video scheda audio, etc. da integrare nello schermo) - costo: 1.500 €</text:p>
              </text:list-item>
              <text:list-item>
                <text:p text:style-name="P2982">Risorse e burocrazia (notaio, sede, registrazione logo) - costo (indicativo) 3.000 €</text:p>
              </text:list-item>
              <text:list-item>
                <text:p text:style-name="P2983">Dominio e mantenimento del server per il sito web - costo 30 € annui</text:p>
              </text:list-item>
            </text:list>
            <text:p text:style-name="P2984"/>
            <text:p text:style-name="P2985"><text:span text:style-name="T2986">Queste componenti, considerate con la molteplicità necessaria, permetteranno la creazione iniziale della start-up, il suo avvio e la realizzazione del nostro prodotto. Il prezzo di lancio pensato per rientrare di tutte le spese da effettuare ed avere un ricavato sulle vendite pertanto risulterà elevato, con un valore pari a 47.000 €.</text:span></text:p>
          </table:table-cell>
        </table:table-row>
        <table:table-row table:style-name="TableRow2987">
          <table:table-cell table:style-name="TableCell2988">
            <text:p text:style-name="P2989"/>
          </table:table-cell>
        </table:table-row>
        <table:table-row table:style-name="TableRow2990">
          <table:table-cell table:style-name="TableCell2991">
            <text:p text:style-name="P2992"/>
          </table:table-cell>
        </table:table-row>
        <table:table-row table:style-name="TableRow2993">
          <table:table-cell table:style-name="TableCell2994">
            <text:p text:style-name="P2995"/>
          </table:table-cell>
        </table:table-row>
      </table:table>
      <text:h text:style-name="P2996" text:outline-level="2">Prezzi dei Competitor</text:h>
      <table:table table:style-name="Table2997">
        <table:table-columns>
          <table:table-column table:style-name="TableColumn2998"/>
        </table:table-columns>
        <table:table-row table:style-name="TableRow2999">
          <table:table-cell table:style-name="TableCell3000">
            <text:p text:style-name="P3001">Analizzando i competitor già presenti sul mercato che hanno sviluppato qualche prodotto simile al nostro legato sempre al settore della moda abbiamo individuato Magic Mirror prodotto dall’omonima azienda e FxMirror realizzato da FXGear. Il primo viene venduto in commercio al costo di 7030 € mentre il secondo presenta un prezzo superiore, pari a 19.000 €.</text:p>
            <text:p text:style-name="P3002"><text:span text:style-name="T3003">Per essere competitivi sul mercato dovremmo vendere il nostro prodotto ad un prezzo inferiore o perlomeno vantaggioso rispetto a quello stabilito dalla concorrenza. Ciò risulta difficile per i costi necessari alla sua realizzazione; proprio per questo puntiamo sugli aspetti vantaggiosi e innovativi che contraddistinguono il nostro prodotto da quello degli avversari. In tal modo le stesse aziende clienti potranno percepire che la notevole differenza di prezzo, rispetto a quella dei competitor, sia associata a delle qualità e a dei vantaggi che non potrebbero ottenere con l’acquisto di altri prodotti già presenti sul mercato.</text:span></text:p>
          </table:table-cell>
        </table:table-row>
        <table:table-row table:style-name="TableRow3004">
          <table:table-cell table:style-name="TableCell3005">
            <text:p text:style-name="P3006"/>
          </table:table-cell>
        </table:table-row>
        <table:table-row table:style-name="TableRow3007">
          <table:table-cell table:style-name="TableCell3008">
            <text:p text:style-name="P3009"/>
          </table:table-cell>
        </table:table-row>
        <table:table-row table:style-name="TableRow3010">
          <table:table-cell table:style-name="TableCell3011">
            <text:p text:style-name="P3012"/>
          </table:table-cell>
        </table:table-row>
      </table:table>
      <text:h text:style-name="P3013" text:outline-level="2">Valore Percepito / Disponibilità di Investimento</text:h>
      <table:table table:style-name="Table3014">
        <table:table-columns>
          <table:table-column table:style-name="TableColumn3015"/>
        </table:table-columns>
        <table:table-row table:style-name="TableRow3016">
          <table:table-cell table:style-name="TableCell3017">
            <text:p text:style-name="P3018"><text:span text:style-name="T3019">Il nostro prodotto non si sofferma unicamente nel fornire alle aziende di moda una nuova modalità di shopping online da offrire ai propri clienti, permettendo loro di “provare” gli abiti prima di acquistarli, bensì porta con sé una serie di caratteristiche vantaggiose che potrebbero invogliare tali aziende ad investire nel nostro progetto. Questi aspetti sono ad esempio la possibilità di raggiungere un bacino di utenza nuova in<text:s/></text:span><text:soft-page-break/><text:span text:style-name="T3020">un territorio dove non c’era fisicamente la possibilità di aprire uno store fisico, la possibilità di ridurre gli eventuali costi legati all’acquisto di un negozio e del successivo allestimento, ridurre i costi dei resi riguardanti gli acquisti online dal momento che l’utente è più consapevole di ciò che sta andando a comperare. Tali caratteristiche sono un valore aggiuntivo al prodotto in sé che le aziende dovrebbero percepire e valutare positivamente al momento dell’analisi che andranno a svolgere nel momento in cui vorranno investire sul nostro progetto piuttosto che su quello di un nostro competitor. Se così fosse, il valore percepito sarebbe elevato e la disponibilità di investimento per il nostro progetto potrebbe risultare addirittura superiore al prezzo che la nostra start-up aveva preventivato per il lancio sul mercato. <text:s/></text:span></text:p>
            <text:p text:style-name="P3021"/>
          </table:table-cell>
        </table:table-row>
        <table:table-row table:style-name="TableRow3022">
          <table:table-cell table:style-name="TableCell3023">
            <text:p text:style-name="P3024"/>
          </table:table-cell>
        </table:table-row>
      </table:table>
      <text:p text:style-name="P3025"/>
      <text:h text:style-name="P3026" text:outline-level="1">Budget</text:h>
      <text:p text:style-name="P3027">Eseguite un’analisi dei costi necessari per sostenere il progetto.</text:p>
      <text:p text:style-name="P3028"/>
      <text:p text:style-name="P3029"/>
      <table:table table:style-name="Table3030">
        <table:table-columns>
          <table:table-column table:style-name="TableColumn3031"/>
          <table:table-column table:style-name="TableColumn3032"/>
          <table:table-column table:style-name="TableColumn3033"/>
          <table:table-column table:style-name="TableColumn3034"/>
        </table:table-columns>
        <table:table-row table:style-name="TableRow3035">
          <table:table-cell table:style-name="TableCell3036">
            <text:h text:style-name="P3037" text:outline-level="1"><text:span text:style-name="T3038">Costi ANNO 1<text:s/></text:span><text:span text:style-name="T3039">VEDERE EXCEL</text:span></text:h>
          </table:table-cell>
          <table:table-cell table:style-name="TableCell3040" table:number-columns-spanned="2">
            <text:p text:style-name="P3041"/>
          </table:table-cell>
          <table:covered-table-cell/>
          <table:table-cell table:style-name="TableCell3042">
            <text:p text:style-name="P3043"/>
          </table:table-cell>
        </table:table-row>
        <table:table-row table:style-name="TableRow3044">
          <table:table-cell table:style-name="TableCell3045">
            <text:p text:style-name="P3046"/>
          </table:table-cell>
          <table:table-cell table:style-name="TableCell3047" table:number-columns-spanned="2">
            <text:p text:style-name="P3048"/>
          </table:table-cell>
          <table:covered-table-cell/>
          <table:table-cell table:style-name="TableCell3049">
            <text:p text:style-name="P3050"/>
          </table:table-cell>
        </table:table-row>
        <table:table-row table:style-name="TableRow3051">
          <table:table-cell table:style-name="TableCell3052">
            <text:p text:style-name="P3053">Risorse Umane</text:p>
          </table:table-cell>
          <table:table-cell table:style-name="TableCell3054" table:number-columns-spanned="2">
            <text:p text:style-name="P3055"/>
          </table:table-cell>
          <table:covered-table-cell/>
          <table:table-cell table:style-name="TableCell3056">
            <text:p text:style-name="P3057"/>
          </table:table-cell>
        </table:table-row>
        <table:table-row table:style-name="TableRow3058">
          <table:table-cell table:style-name="TableCell3059">
            <text:p text:style-name="P3060"/>
          </table:table-cell>
          <table:table-cell table:style-name="TableCell3061" table:number-columns-spanned="2">
            <text:p text:style-name="P3062"/>
          </table:table-cell>
          <table:covered-table-cell/>
          <table:table-cell table:style-name="TableCell3063">
            <text:p text:style-name="P3064"/>
          </table:table-cell>
        </table:table-row>
        <table:table-row table:style-name="TableRow3065">
          <table:table-cell table:style-name="TableCell3066">
            <text:p text:style-name="P3067">Fondatori</text:p>
          </table:table-cell>
          <table:table-cell table:style-name="TableCell3068" table:number-columns-spanned="2">
            <text:p text:style-name="P3069"/>
          </table:table-cell>
          <table:covered-table-cell/>
          <table:table-cell table:style-name="TableCell3070">
            <text:p text:style-name="P3071"/>
          </table:table-cell>
        </table:table-row>
        <table:table-row table:style-name="TableRow3072">
          <table:table-cell table:style-name="TableCell3073">
            <text:p text:style-name="P3074"><text:span text:style-name="T3075">Nome:</text:span><text:span text:style-name="T3076"><text:s/>Marco Pozza</text:span></text:p>
            <text:p text:style-name="P3077"><text:span text:style-name="T3078">Nome:</text:span><text:span text:style-name="T3079"><text:s/>Rudy Berton</text:span></text:p>
            <text:p text:style-name="P3080"><text:span text:style-name="T3081">Nome:</text:span><text:span text:style-name="T3082"><text:s/>Giulia Corò</text:span></text:p>
            <text:p text:style-name="P3083"><text:span text:style-name="T3084">Nome:</text:span><text:span text:style-name="T3085"><text:s/>Federico Zanellato</text:span></text:p>
            <text:p text:style-name="P3086"><text:span text:style-name="T3087">Nome:</text:span><text:span text:style-name="T3088"><text:s/>Silvia Colucci</text:span></text:p>
          </table:table-cell>
          <table:table-cell table:style-name="TableCell3089" table:number-columns-spanned="2">
            <text:p text:style-name="P3090"><text:span text:style-name="T3091">Ruolo:</text:span><text:span text:style-name="T3092"><text:s/></text:span><text:span text:style-name="T3093">Responsabile progetto/ sviluppatore software</text:span></text:p>
            <text:p text:style-name="P3094"><text:span text:style-name="T3095">Ruolo:</text:span><text:span text:style-name="T3096"><text:s/>sviluppatore software</text:span></text:p>
            <text:p text:style-name="P3097"><text:span text:style-name="T3098">Ruolo:</text:span><text:span text:style-name="T3099"><text:s/>sviluppatrice software</text:span></text:p>
            <text:p text:style-name="P3100"><text:span text:style-name="T3101">Ruolo:</text:span><text:span text:style-name="T3102"><text:s/>sviluppatore software</text:span></text:p>
            <text:p text:style-name="P3103"><text:span text:style-name="T3104">Ruolo:</text:span><text:span text:style-name="T3105"><text:s/>programmatore grafica 3D</text:span></text:p>
          </table:table-cell>
          <table:covered-table-cell/>
          <table:table-cell table:style-name="TableCell3106">
            <text:p text:style-name="P3107"><text:span text:style-name="T3108">Stipendio lordo annuo:<text:s/></text:span><text:span text:style-name="T3109">0</text:span><text:span text:style-name="T3110"><text:s/></text:span><text:span text:style-name="T3111">€</text:span></text:p>
            <text:p text:style-name="P3112"><text:span text:style-name="T3113">Stipendio lordo annuo:</text:span><text:span text:style-name="T3114"><text:s/>0 €</text:span></text:p>
            <text:p text:style-name="P3115"><text:span text:style-name="T3116">Stipendio lordo annuo:</text:span><text:span text:style-name="T3117"><text:s/>0 €</text:span></text:p>
            <text:p text:style-name="P3118"><text:span text:style-name="T3119">Stipendio lordo annuo:<text:s/></text:span><text:span text:style-name="T3120">0 €</text:span></text:p>
            <text:p text:style-name="P3121"><text:span text:style-name="T3122">Stipendio lordo annuo:</text:span><text:span text:style-name="T3123"><text:s/>0 €</text:span></text:p>
          </table:table-cell>
        </table:table-row>
        <table:table-row table:style-name="TableRow3124">
          <table:table-cell table:style-name="TableCell3125">
            <text:p text:style-name="P3126"/>
          </table:table-cell>
          <table:table-cell table:style-name="TableCell3127" table:number-columns-spanned="2">
            <text:p text:style-name="P3128"/>
          </table:table-cell>
          <table:covered-table-cell/>
          <table:table-cell table:style-name="TableCell3129">
            <text:p text:style-name="P3130"/>
          </table:table-cell>
        </table:table-row>
        <table:table-row table:style-name="TableRow3131">
          <table:table-cell table:style-name="TableCell3132">
            <text:p text:style-name="P3133"/>
          </table:table-cell>
          <table:table-cell table:style-name="TableCell3134" table:number-columns-spanned="2">
            <text:p text:style-name="P3135"/>
          </table:table-cell>
          <table:covered-table-cell/>
          <table:table-cell table:style-name="TableCell3136">
            <text:p text:style-name="P3137"/>
          </table:table-cell>
        </table:table-row>
        <table:table-row table:style-name="TableRow3138">
          <table:table-cell table:style-name="TableCell3139">
            <text:p text:style-name="P3140"/>
          </table:table-cell>
          <table:table-cell table:style-name="TableCell3141" table:number-columns-spanned="2">
            <text:p text:style-name="P3142"/>
          </table:table-cell>
          <table:covered-table-cell/>
          <table:table-cell table:style-name="TableCell3143">
            <text:p text:style-name="P3144"/>
          </table:table-cell>
        </table:table-row>
        <table:table-row table:style-name="TableRow3145">
          <table:table-cell table:style-name="TableCell3146">
            <text:p text:style-name="P3147"/>
          </table:table-cell>
          <table:table-cell table:style-name="TableCell3148" table:number-columns-spanned="2">
            <text:p text:style-name="P3149"/>
          </table:table-cell>
          <table:covered-table-cell/>
          <table:table-cell table:style-name="TableCell3150">
            <text:p text:style-name="P3151"/>
          </table:table-cell>
        </table:table-row>
        <table:table-row table:style-name="TableRow3152">
          <table:table-cell table:style-name="TableCell3153">
            <text:p text:style-name="P3154"/>
          </table:table-cell>
          <table:table-cell table:style-name="TableCell3155" table:number-columns-spanned="2">
            <text:p text:style-name="P3156"/>
          </table:table-cell>
          <table:covered-table-cell/>
          <table:table-cell table:style-name="TableCell3157">
            <text:p text:style-name="P3158"/>
          </table:table-cell>
        </table:table-row>
        <table:table-row table:style-name="TableRow3159">
          <table:table-cell table:style-name="TableCell3160">
            <text:p text:style-name="P3161"/>
          </table:table-cell>
          <table:table-cell table:style-name="TableCell3162" table:number-columns-spanned="2">
            <text:p text:style-name="P3163"/>
          </table:table-cell>
          <table:covered-table-cell/>
          <table:table-cell table:style-name="TableCell3164">
            <text:p text:style-name="P3165"/>
          </table:table-cell>
        </table:table-row>
        <table:table-row table:style-name="TableRow3166">
          <table:table-cell table:style-name="TableCell3167">
            <text:p text:style-name="P3168">Staff</text:p>
          </table:table-cell>
          <table:table-cell table:style-name="TableCell3169" table:number-columns-spanned="2">
            <text:p text:style-name="P3170"/>
          </table:table-cell>
          <table:covered-table-cell/>
          <table:table-cell table:style-name="TableCell3171">
            <text:p text:style-name="P3172"/>
          </table:table-cell>
        </table:table-row>
        <table:table-row table:style-name="TableRow3173">
          <table:table-cell table:style-name="TableCell3174">
            <text:p text:style-name="P3175">Nessuno</text:p>
          </table:table-cell>
          <table:table-cell table:style-name="TableCell3176" table:number-columns-spanned="2">
            <text:p text:style-name="P3177"/>
          </table:table-cell>
          <table:covered-table-cell/>
          <table:table-cell table:style-name="TableCell3178">
            <text:p text:style-name="P3179"/>
          </table:table-cell>
        </table:table-row>
        <table:table-row table:style-name="TableRow3180">
          <table:table-cell table:style-name="TableCell3181">
            <text:p text:style-name="P3182"/>
          </table:table-cell>
          <table:table-cell table:style-name="TableCell3183" table:number-columns-spanned="2">
            <text:p text:style-name="P3184"/>
          </table:table-cell>
          <table:covered-table-cell/>
          <table:table-cell table:style-name="TableCell3185">
            <text:p text:style-name="P3186"/>
          </table:table-cell>
        </table:table-row>
        <table:table-row table:style-name="TableRow3187">
          <table:table-cell table:style-name="TableCell3188">
            <text:p text:style-name="P3189"/>
          </table:table-cell>
          <table:table-cell table:style-name="TableCell3190" table:number-columns-spanned="2">
            <text:p text:style-name="P3191"/>
          </table:table-cell>
          <table:covered-table-cell/>
          <table:table-cell table:style-name="TableCell3192">
            <text:p text:style-name="P3193"/>
          </table:table-cell>
        </table:table-row>
        <table:table-row table:style-name="TableRow3194">
          <table:table-cell table:style-name="TableCell3195">
            <text:p text:style-name="P3196"/>
          </table:table-cell>
          <table:table-cell table:style-name="TableCell3197" table:number-columns-spanned="2">
            <text:p text:style-name="P3198"/>
          </table:table-cell>
          <table:covered-table-cell/>
          <table:table-cell table:style-name="TableCell3199">
            <text:p text:style-name="P3200"/>
          </table:table-cell>
        </table:table-row>
        <table:table-row table:style-name="TableRow3201">
          <table:table-cell table:style-name="TableCell3202">
            <text:p text:style-name="P3203"/>
          </table:table-cell>
          <table:table-cell table:style-name="TableCell3204" table:number-columns-spanned="2">
            <text:p text:style-name="P3205"/>
          </table:table-cell>
          <table:covered-table-cell/>
          <table:table-cell table:style-name="TableCell3206">
            <text:p text:style-name="P3207"/>
          </table:table-cell>
        </table:table-row>
        <table:table-row table:style-name="TableRow3208">
          <table:table-cell table:style-name="TableCell3209">
            <text:p text:style-name="P3210"/>
          </table:table-cell>
          <table:table-cell table:style-name="TableCell3211" table:number-columns-spanned="2">
            <text:p text:style-name="P3212"/>
          </table:table-cell>
          <table:covered-table-cell/>
          <table:table-cell table:style-name="TableCell3213">
            <text:p text:style-name="P3214"/>
          </table:table-cell>
        </table:table-row>
        <table:table-row table:style-name="TableRow3215">
          <table:table-cell table:style-name="TableCell3216">
            <text:p text:style-name="P3217"/>
          </table:table-cell>
          <table:table-cell table:style-name="TableCell3218" table:number-columns-spanned="2">
            <text:p text:style-name="P3219"/>
          </table:table-cell>
          <table:covered-table-cell/>
          <table:table-cell table:style-name="TableCell3220">
            <text:p text:style-name="P3221"/>
          </table:table-cell>
        </table:table-row>
        <table:table-row table:style-name="TableRow3222">
          <table:table-cell table:style-name="TableCell3223">
            <text:p text:style-name="P3224"/>
          </table:table-cell>
          <table:table-cell table:style-name="TableCell3225" table:number-columns-spanned="2">
            <text:p text:style-name="P3226"/>
          </table:table-cell>
          <table:covered-table-cell/>
          <table:table-cell table:style-name="TableCell3227">
            <text:p text:style-name="P3228"/>
          </table:table-cell>
        </table:table-row>
        <table:table-row table:style-name="TableRow3229">
          <table:table-cell table:style-name="TableCell3230">
            <text:p text:style-name="P3231"/>
          </table:table-cell>
          <table:table-cell table:style-name="TableCell3232" table:number-columns-spanned="2">
            <text:p text:style-name="P3233"/>
          </table:table-cell>
          <table:covered-table-cell/>
          <table:table-cell table:style-name="TableCell3234">
            <text:p text:style-name="P3235"/>
          </table:table-cell>
        </table:table-row>
        <table:table-row table:style-name="TableRow3236">
          <table:table-cell table:style-name="TableCell3237">
            <text:p text:style-name="P3238"/>
          </table:table-cell>
          <table:table-cell table:style-name="TableCell3239" table:number-columns-spanned="2">
            <text:p text:style-name="P3240"/>
          </table:table-cell>
          <table:covered-table-cell/>
          <table:table-cell table:style-name="TableCell3241">
            <text:p text:style-name="P3242"/>
          </table:table-cell>
        </table:table-row>
        <table:table-row table:style-name="TableRow3243">
          <table:table-cell table:style-name="TableCell3244">
            <text:p text:style-name="P3245"/>
          </table:table-cell>
          <table:table-cell table:style-name="TableCell3246" table:number-columns-spanned="2">
            <text:p text:style-name="P3247"/>
          </table:table-cell>
          <table:covered-table-cell/>
          <table:table-cell table:style-name="TableCell3248">
            <text:p text:style-name="P3249"/>
          </table:table-cell>
        </table:table-row>
        <table:table-row table:style-name="TableRow3250">
          <table:table-cell table:style-name="TableCell3251">
            <text:p text:style-name="P3252">Risorse Fisiche</text:p>
          </table:table-cell>
          <table:table-cell table:style-name="TableCell3253" table:number-columns-spanned="2">
            <text:p text:style-name="P3254"/>
          </table:table-cell>
          <table:covered-table-cell/>
          <table:table-cell table:style-name="TableCell3255">
            <text:p text:style-name="P3256"/>
          </table:table-cell>
        </table:table-row>
        <table:table-row table:style-name="TableRow3257">
          <table:table-cell table:style-name="TableCell3258">
            <text:p text:style-name="P3259">Coworking</text:p>
          </table:table-cell>
          <table:table-cell table:style-name="TableCell3260">
            <text:p text:style-name="P3261"><text:span text:style-name="T3262">Costo annuale/fisso:<text:s/></text:span><text:span text:style-name="T3263">3000 €</text:span></text:p>
          </table:table-cell>
          <table:table-cell table:style-name="TableCell3264">
            <text:p text:style-name="P3265"/>
          </table:table-cell>
          <table:table-cell table:style-name="TableCell3266">
            <text:p text:style-name="P3267"/>
          </table:table-cell>
        </table:table-row>
        <table:table-row table:style-name="TableRow3268">
          <table:table-cell table:style-name="TableCell3269">
            <text:p text:style-name="P3270"/>
          </table:table-cell>
          <table:table-cell table:style-name="TableCell3271">
            <text:p text:style-name="P3272"/>
          </table:table-cell>
          <table:table-cell table:style-name="TableCell3273">
            <text:p text:style-name="P3274"/>
          </table:table-cell>
          <table:table-cell table:style-name="TableCell3275">
            <text:p text:style-name="P3276"/>
          </table:table-cell>
        </table:table-row>
        <table:table-row table:style-name="TableRow3277">
          <table:table-cell table:style-name="TableCell3278">
            <text:p text:style-name="P3279"/>
          </table:table-cell>
          <table:table-cell table:style-name="TableCell3280">
            <text:p text:style-name="P3281"/>
          </table:table-cell>
          <table:table-cell table:style-name="TableCell3282">
            <text:p text:style-name="P3283"/>
          </table:table-cell>
          <table:table-cell table:style-name="TableCell3284">
            <text:p text:style-name="P3285"/>
          </table:table-cell>
        </table:table-row>
        <table:table-row table:style-name="TableRow3286">
          <table:table-cell table:style-name="TableCell3287">
            <text:p text:style-name="P3288"/>
          </table:table-cell>
          <table:table-cell table:style-name="TableCell3289">
            <text:p text:style-name="P3290"/>
          </table:table-cell>
          <table:table-cell table:style-name="TableCell3291">
            <text:p text:style-name="P3292"/>
          </table:table-cell>
          <table:table-cell table:style-name="TableCell3293">
            <text:p text:style-name="P3294"/>
          </table:table-cell>
        </table:table-row>
        <table:table-row table:style-name="TableRow3295">
          <table:table-cell table:style-name="TableCell3296" table:number-columns-spanned="3">
            <text:p text:style-name="P3297"><text:span text:style-name="T3298">Licenza Optitex <text:s text:c="13"/></text:span><text:span text:style-name="T3299">Costo annuale/fisso :</text:span><text:span text:style-name="T3300"><text:s/>1153 €</text:span></text:p>
            <text:p text:style-name="P3301"/>
            <text:p text:style-name="P3302"/>
          </table:table-cell>
          <table:covered-table-cell/>
          <table:covered-table-cell/>
          <table:table-cell table:style-name="TableCell3303">
            <text:p text:style-name="P3304"/>
          </table:table-cell>
        </table:table-row>
        <table:table-row table:style-name="TableRow3305">
          <table:table-cell table:style-name="TableCell3306">
            <text:p text:style-name="P3307"/>
          </table:table-cell>
          <table:table-cell table:style-name="TableCell3308" table:number-columns-spanned="2">
            <text:p text:style-name="P3309"/>
          </table:table-cell>
          <table:covered-table-cell/>
          <table:table-cell table:style-name="TableCell3310">
            <text:p text:style-name="P3311"/>
          </table:table-cell>
        </table:table-row>
        <table:table-row table:style-name="TableRow3312">
          <table:table-cell table:style-name="TableCell3313">
            <text:p text:style-name="P3314"/>
          </table:table-cell>
          <table:table-cell table:style-name="TableCell3315" table:number-columns-spanned="2">
            <text:p text:style-name="P3316"/>
          </table:table-cell>
          <table:covered-table-cell/>
          <table:table-cell table:style-name="TableCell3317">
            <text:p text:style-name="P3318"/>
          </table:table-cell>
        </table:table-row>
        <table:table-row table:style-name="TableRow3319">
          <table:table-cell table:style-name="TableCell3320">
            <text:p text:style-name="P3321"/>
          </table:table-cell>
          <table:table-cell table:style-name="TableCell3322" table:number-columns-spanned="2">
            <text:p text:style-name="P3323"/>
          </table:table-cell>
          <table:covered-table-cell/>
          <table:table-cell table:style-name="TableCell3324">
            <text:p text:style-name="P3325"/>
          </table:table-cell>
        </table:table-row>
        <table:table-row table:style-name="TableRow3326">
          <table:table-cell table:style-name="TableCell3327">
            <text:p text:style-name="P3328"/>
          </table:table-cell>
          <table:table-cell table:style-name="TableCell3329" table:number-columns-spanned="2">
            <text:p text:style-name="P3330"/>
          </table:table-cell>
          <table:covered-table-cell/>
          <table:table-cell table:style-name="TableCell3331">
            <text:p text:style-name="P3332"/>
          </table:table-cell>
        </table:table-row>
        <table:table-row table:style-name="TableRow3333">
          <table:table-cell table:style-name="TableCell3334">
            <text:p text:style-name="P3335"/>
          </table:table-cell>
          <table:table-cell table:style-name="TableCell3336" table:number-columns-spanned="2">
            <text:p text:style-name="P3337"/>
          </table:table-cell>
          <table:covered-table-cell/>
          <table:table-cell table:style-name="TableCell3338">
            <text:p text:style-name="P3339"/>
          </table:table-cell>
        </table:table-row>
        <table:table-row table:style-name="TableRow3340">
          <table:table-cell table:style-name="TableCell3341">
            <text:p text:style-name="P3342"/>
          </table:table-cell>
          <table:table-cell table:style-name="TableCell3343" table:number-columns-spanned="2">
            <text:p text:style-name="P3344"/>
          </table:table-cell>
          <table:covered-table-cell/>
          <table:table-cell table:style-name="TableCell3345">
            <text:p text:style-name="P3346"/>
          </table:table-cell>
        </table:table-row>
        <table:table-row table:style-name="TableRow3347">
          <table:table-cell table:style-name="TableCell3348">
            <text:p text:style-name="P3349"/>
          </table:table-cell>
          <table:table-cell table:style-name="TableCell3350" table:number-columns-spanned="2">
            <text:p text:style-name="P3351"/>
          </table:table-cell>
          <table:covered-table-cell/>
          <table:table-cell table:style-name="TableCell3352">
            <text:p text:style-name="P3353"/>
          </table:table-cell>
        </table:table-row>
        <table:table-row table:style-name="TableRow3354">
          <table:table-cell table:style-name="TableCell3355">
            <text:p text:style-name="P3356"/>
          </table:table-cell>
          <table:table-cell table:style-name="TableCell3357" table:number-columns-spanned="2">
            <text:p text:style-name="P3358"/>
          </table:table-cell>
          <table:covered-table-cell/>
          <table:table-cell table:style-name="TableCell3359">
            <text:p text:style-name="P3360"/>
          </table:table-cell>
        </table:table-row>
        <table:table-row table:style-name="TableRow3361">
          <table:table-cell table:style-name="TableCell3362">
            <text:p text:style-name="P3363"/>
          </table:table-cell>
          <table:table-cell table:style-name="TableCell3364" table:number-columns-spanned="2">
            <text:p text:style-name="P3365"/>
          </table:table-cell>
          <table:covered-table-cell/>
          <table:table-cell table:style-name="TableCell3366">
            <text:p text:style-name="P3367"/>
          </table:table-cell>
        </table:table-row>
        <table:table-row table:style-name="TableRow3368">
          <table:table-cell table:style-name="TableCell3369">
            <text:p text:style-name="P3370"/>
          </table:table-cell>
          <table:table-cell table:style-name="TableCell3371" table:number-columns-spanned="2">
            <text:p text:style-name="P3372"/>
          </table:table-cell>
          <table:covered-table-cell/>
          <table:table-cell table:style-name="TableCell3373">
            <text:p text:style-name="P3374"/>
          </table:table-cell>
        </table:table-row>
        <table:table-row table:style-name="TableRow3375">
          <table:table-cell table:style-name="TableCell3376">
            <text:p text:style-name="P3377"/>
          </table:table-cell>
          <table:table-cell table:style-name="TableCell3378" table:number-columns-spanned="2">
            <text:p text:style-name="P3379"/>
          </table:table-cell>
          <table:covered-table-cell/>
          <table:table-cell table:style-name="TableCell3380">
            <text:p text:style-name="P3381"/>
          </table:table-cell>
        </table:table-row>
        <table:table-row table:style-name="TableRow3382">
          <table:table-cell table:style-name="TableCell3383">
            <text:p text:style-name="P3384"/>
          </table:table-cell>
          <table:table-cell table:style-name="TableCell3385" table:number-columns-spanned="2">
            <text:p text:style-name="P3386"/>
          </table:table-cell>
          <table:covered-table-cell/>
          <table:table-cell table:style-name="TableCell3387">
            <text:p text:style-name="P3388"/>
          </table:table-cell>
        </table:table-row>
        <table:table-row table:style-name="TableRow3389">
          <table:table-cell table:style-name="TableCell3390">
            <text:p text:style-name="P3391"/>
          </table:table-cell>
          <table:table-cell table:style-name="TableCell3392" table:number-columns-spanned="2">
            <text:p text:style-name="P3393"/>
          </table:table-cell>
          <table:covered-table-cell/>
          <table:table-cell table:style-name="TableCell3394">
            <text:p text:style-name="P3395"/>
          </table:table-cell>
        </table:table-row>
        <table:table-row table:style-name="TableRow3396">
          <table:table-cell table:style-name="TableCell3397">
            <text:p text:style-name="P3398"/>
          </table:table-cell>
          <table:table-cell table:style-name="TableCell3399" table:number-columns-spanned="2">
            <text:p text:style-name="P3400"/>
          </table:table-cell>
          <table:covered-table-cell/>
          <table:table-cell table:style-name="TableCell3401">
            <text:p text:style-name="P3402"/>
          </table:table-cell>
        </table:table-row>
        <table:table-row table:style-name="TableRow3403">
          <table:table-cell table:style-name="TableCell3404">
            <text:p text:style-name="P3405"/>
          </table:table-cell>
          <table:table-cell table:style-name="TableCell3406" table:number-columns-spanned="2">
            <text:p text:style-name="P3407"/>
          </table:table-cell>
          <table:covered-table-cell/>
          <table:table-cell table:style-name="TableCell3408">
            <text:p text:style-name="P3409"/>
          </table:table-cell>
        </table:table-row>
        <table:table-row table:style-name="TableRow3410">
          <table:table-cell table:style-name="TableCell3411">
            <text:p text:style-name="P3412"/>
          </table:table-cell>
          <table:table-cell table:style-name="TableCell3413" table:number-columns-spanned="2">
            <text:p text:style-name="P3414"/>
          </table:table-cell>
          <table:covered-table-cell/>
          <table:table-cell table:style-name="TableCell3415">
            <text:p text:style-name="P3416"/>
          </table:table-cell>
        </table:table-row>
        <table:table-row table:style-name="TableRow3417">
          <table:table-cell table:style-name="TableCell3418">
            <text:p text:style-name="P3419"/>
          </table:table-cell>
          <table:table-cell table:style-name="TableCell3420" table:number-columns-spanned="2">
            <text:p text:style-name="P3421"/>
          </table:table-cell>
          <table:covered-table-cell/>
          <table:table-cell table:style-name="TableCell3422">
            <text:p text:style-name="P3423"/>
          </table:table-cell>
        </table:table-row>
        <table:table-row table:style-name="TableRow3424">
          <table:table-cell table:style-name="TableCell3425">
            <text:p text:style-name="P3426"/>
          </table:table-cell>
          <table:table-cell table:style-name="TableCell3427" table:number-columns-spanned="2">
            <text:p text:style-name="P3428"/>
          </table:table-cell>
          <table:covered-table-cell/>
          <table:table-cell table:style-name="TableCell3429">
            <text:p text:style-name="P3430"/>
          </table:table-cell>
        </table:table-row>
        <table:table-row table:style-name="TableRow3431">
          <table:table-cell table:style-name="TableCell3432">
            <text:p text:style-name="P3433"/>
          </table:table-cell>
          <table:table-cell table:style-name="TableCell3434" table:number-columns-spanned="2">
            <text:p text:style-name="P3435"/>
          </table:table-cell>
          <table:covered-table-cell/>
          <table:table-cell table:style-name="TableCell3436">
            <text:p text:style-name="P3437"/>
          </table:table-cell>
        </table:table-row>
        <table:table-row table:style-name="TableRow3438">
          <table:table-cell table:style-name="TableCell3439">
            <text:p text:style-name="P3440"/>
          </table:table-cell>
          <table:table-cell table:style-name="TableCell3441" table:number-columns-spanned="2">
            <text:p text:style-name="P3442"/>
          </table:table-cell>
          <table:covered-table-cell/>
          <table:table-cell table:style-name="TableCell3443">
            <text:p text:style-name="P3444"/>
          </table:table-cell>
        </table:table-row>
        <table:table-row table:style-name="TableRow3445">
          <table:table-cell table:style-name="TableCell3446">
            <text:p text:style-name="P3447"/>
          </table:table-cell>
          <table:table-cell table:style-name="TableCell3448" table:number-columns-spanned="2">
            <text:p text:style-name="P3449"/>
          </table:table-cell>
          <table:covered-table-cell/>
          <table:table-cell table:style-name="TableCell3450">
            <text:p text:style-name="P3451"/>
          </table:table-cell>
        </table:table-row>
        <table:table-row table:style-name="TableRow3452">
          <table:table-cell table:style-name="TableCell3453">
            <text:p text:style-name="P3454"/>
          </table:table-cell>
          <table:table-cell table:style-name="TableCell3455" table:number-columns-spanned="2">
            <text:p text:style-name="P3456"/>
          </table:table-cell>
          <table:covered-table-cell/>
          <table:table-cell table:style-name="TableCell3457">
            <text:p text:style-name="P3458"/>
          </table:table-cell>
        </table:table-row>
        <table:table-row table:style-name="TableRow3459">
          <table:table-cell table:style-name="TableCell3460">
            <text:p text:style-name="P3461"/>
          </table:table-cell>
          <table:table-cell table:style-name="TableCell3462" table:number-columns-spanned="2">
            <text:p text:style-name="P3463"/>
          </table:table-cell>
          <table:covered-table-cell/>
          <table:table-cell table:style-name="TableCell3464">
            <text:p text:style-name="P3465"/>
          </table:table-cell>
        </table:table-row>
        <table:table-row table:style-name="TableRow3466">
          <table:table-cell table:style-name="TableCell3467">
            <text:p text:style-name="P3468"/>
          </table:table-cell>
          <table:table-cell table:style-name="TableCell3469" table:number-columns-spanned="2">
            <text:p text:style-name="P3470"/>
          </table:table-cell>
          <table:covered-table-cell/>
          <table:table-cell table:style-name="TableCell3471">
            <text:p text:style-name="P3472"/>
          </table:table-cell>
        </table:table-row>
        <table:table-row table:style-name="TableRow3473">
          <table:table-cell table:style-name="TableCell3474">
            <text:p text:style-name="P3475"/>
          </table:table-cell>
          <table:table-cell table:style-name="TableCell3476" table:number-columns-spanned="2">
            <text:p text:style-name="P3477"/>
          </table:table-cell>
          <table:covered-table-cell/>
          <table:table-cell table:style-name="TableCell3478">
            <text:p text:style-name="P3479"/>
          </table:table-cell>
        </table:table-row>
        <table:table-row table:style-name="TableRow3480">
          <table:table-cell table:style-name="TableCell3481">
            <text:p text:style-name="P3482"/>
          </table:table-cell>
          <table:table-cell table:style-name="TableCell3483" table:number-columns-spanned="2">
            <text:p text:style-name="P3484"/>
          </table:table-cell>
          <table:covered-table-cell/>
          <table:table-cell table:style-name="TableCell3485">
            <text:p text:style-name="P3486"/>
          </table:table-cell>
        </table:table-row>
        <table:table-row table:style-name="TableRow3487">
          <table:table-cell table:style-name="TableCell3488">
            <text:p text:style-name="P3489"/>
          </table:table-cell>
          <table:table-cell table:style-name="TableCell3490" table:number-columns-spanned="2">
            <text:p text:style-name="P3491"/>
          </table:table-cell>
          <table:covered-table-cell/>
          <table:table-cell table:style-name="TableCell3492">
            <text:p text:style-name="P3493"/>
          </table:table-cell>
        </table:table-row>
        <table:table-row table:style-name="TableRow3494">
          <table:table-cell table:style-name="TableCell3495">
            <text:p text:style-name="P3496"/>
          </table:table-cell>
          <table:table-cell table:style-name="TableCell3497" table:number-columns-spanned="2">
            <text:p text:style-name="P3498"/>
          </table:table-cell>
          <table:covered-table-cell/>
          <table:table-cell table:style-name="TableCell3499">
            <text:p text:style-name="P3500"/>
          </table:table-cell>
        </table:table-row>
        <table:table-row table:style-name="TableRow3501">
          <table:table-cell table:style-name="TableCell3502">
            <text:p text:style-name="P3503"/>
          </table:table-cell>
          <table:table-cell table:style-name="TableCell3504" table:number-columns-spanned="2">
            <text:p text:style-name="P3505"/>
          </table:table-cell>
          <table:covered-table-cell/>
          <table:table-cell table:style-name="TableCell3506">
            <text:p text:style-name="P3507"/>
          </table:table-cell>
        </table:table-row>
        <table:table-row table:style-name="TableRow3508">
          <table:table-cell table:style-name="TableCell3509">
            <text:p text:style-name="P3510"/>
          </table:table-cell>
          <table:table-cell table:style-name="TableCell3511" table:number-columns-spanned="2">
            <text:p text:style-name="P3512"/>
          </table:table-cell>
          <table:covered-table-cell/>
          <table:table-cell table:style-name="TableCell3513">
            <text:p text:style-name="P3514"/>
          </table:table-cell>
        </table:table-row>
        <table:table-row table:style-name="TableRow3515">
          <table:table-cell table:style-name="TableCell3516">
            <text:p text:style-name="P3517">Risorse intellettuali</text:p>
            <text:p text:style-name="P3518">Registrazione logo <text:s text:c="4"/>Costo: 200€</text:p>
            <text:p text:style-name="P3519">Sito web <text:s text:c="22"/>Costo: 30 €</text:p>
            <text:p text:style-name="P3520"/>
            <text:p text:style-name="P3521"/>
            <text:p text:style-name="P3522">Altri Costi Fissi</text:p>
          </table:table-cell>
          <table:table-cell table:style-name="TableCell3523" table:number-columns-spanned="2">
            <text:p text:style-name="P3524"/>
          </table:table-cell>
          <table:covered-table-cell/>
          <table:table-cell table:style-name="TableCell3525">
            <text:p text:style-name="P3526"/>
          </table:table-cell>
        </table:table-row>
        <table:table-row table:style-name="TableRow3527">
          <table:table-cell table:style-name="TableCell3528">
            <text:p text:style-name="P3529"><text:span text:style-name="T3530">Burocrazia (notaio e tasse)</text:span><text:span text:style-name="T3531"><text:s text:c="3"/>costo:<text:s/></text:span><text:span text:style-name="T3532">2.000 €</text:span></text:p>
          </table:table-cell>
          <table:table-cell table:style-name="TableCell3533" table:number-columns-spanned="2">
            <text:p text:style-name="P3534"/>
          </table:table-cell>
          <table:covered-table-cell/>
          <table:table-cell table:style-name="TableCell3535">
            <text:p text:style-name="P3536"/>
          </table:table-cell>
        </table:table-row>
        <table:table-row table:style-name="TableRow3537">
          <table:table-cell table:style-name="TableCell3538">
            <text:p text:style-name="P3539"/>
          </table:table-cell>
          <table:table-cell table:style-name="TableCell3540" table:number-columns-spanned="2">
            <text:p text:style-name="P3541"/>
          </table:table-cell>
          <table:covered-table-cell/>
          <table:table-cell table:style-name="TableCell3542">
            <text:p text:style-name="P3543"/>
          </table:table-cell>
        </table:table-row>
        <table:table-row table:style-name="TableRow3544">
          <table:table-cell table:style-name="TableCell3545">
            <text:p text:style-name="P3546"/>
          </table:table-cell>
          <table:table-cell table:style-name="TableCell3547" table:number-columns-spanned="2">
            <text:p text:style-name="P3548"/>
          </table:table-cell>
          <table:covered-table-cell/>
          <table:table-cell table:style-name="TableCell3549">
            <text:p text:style-name="P3550"/>
          </table:table-cell>
        </table:table-row>
        <table:table-row table:style-name="TableRow3551">
          <table:table-cell table:style-name="TableCell3552">
            <text:p text:style-name="P3553"/>
          </table:table-cell>
          <table:table-cell table:style-name="TableCell3554" table:number-columns-spanned="2">
            <text:p text:style-name="P3555"/>
          </table:table-cell>
          <table:covered-table-cell/>
          <table:table-cell table:style-name="TableCell3556">
            <text:p text:style-name="P3557"/>
          </table:table-cell>
        </table:table-row>
        <table:table-row table:style-name="TableRow3558">
          <table:table-cell table:style-name="TableCell3559">
            <text:p text:style-name="P3560"/>
          </table:table-cell>
          <table:table-cell table:style-name="TableCell3561" table:number-columns-spanned="2">
            <text:p text:style-name="P3562"/>
          </table:table-cell>
          <table:covered-table-cell/>
          <table:table-cell table:style-name="TableCell3563">
            <text:p text:style-name="P3564"/>
          </table:table-cell>
        </table:table-row>
        <table:table-row table:style-name="TableRow3565">
          <table:table-cell table:style-name="TableCell3566">
            <text:p text:style-name="P3567"/>
          </table:table-cell>
          <table:table-cell table:style-name="TableCell3568" table:number-columns-spanned="2">
            <text:p text:style-name="P3569"/>
          </table:table-cell>
          <table:covered-table-cell/>
          <table:table-cell table:style-name="TableCell3570">
            <text:p text:style-name="P3571"/>
          </table:table-cell>
        </table:table-row>
        <table:table-row table:style-name="TableRow3572">
          <table:table-cell table:style-name="TableCell3573">
            <text:p text:style-name="P3574"/>
          </table:table-cell>
          <table:table-cell table:style-name="TableCell3575" table:number-columns-spanned="2">
            <text:p text:style-name="P3576"/>
          </table:table-cell>
          <table:covered-table-cell/>
          <table:table-cell table:style-name="TableCell3577">
            <text:p text:style-name="P3578"/>
          </table:table-cell>
        </table:table-row>
        <table:table-row table:style-name="TableRow3579">
          <table:table-cell table:style-name="TableCell3580">
            <text:p text:style-name="P3581"/>
          </table:table-cell>
          <table:table-cell table:style-name="TableCell3582" table:number-columns-spanned="2">
            <text:p text:style-name="P3583"/>
          </table:table-cell>
          <table:covered-table-cell/>
          <table:table-cell table:style-name="TableCell3584">
            <text:p text:style-name="P3585"/>
          </table:table-cell>
        </table:table-row>
        <table:table-row table:style-name="TableRow3586">
          <table:table-cell table:style-name="TableCell3587">
            <text:p text:style-name="P3588"/>
          </table:table-cell>
          <table:table-cell table:style-name="TableCell3589" table:number-columns-spanned="2">
            <text:p text:style-name="P3590"/>
          </table:table-cell>
          <table:covered-table-cell/>
          <table:table-cell table:style-name="TableCell3591">
            <text:p text:style-name="P3592"/>
          </table:table-cell>
        </table:table-row>
        <text:soft-page-break/>
        <table:table-row table:style-name="TableRow3593">
          <table:table-cell table:style-name="TableCell3594">
            <text:p text:style-name="P3595">Costi Variabili</text:p>
            <text:p text:style-name="P3596"><text:span text:style-name="T3597">Hardware per <text:s/>MVP <text:s text:c="9"/></text:span><text:span text:style-name="T3598">Costo:</text:span><text:span text:style-name="T3599"><text:s/>10.880 € <text:s text:c="3"/>di cui</text:span></text:p>
            <text:p text:style-name="P3600"/>
            <text:list text:style-name="LFO8" text:continue-numbering="true">
              <text:list-item>
                <text:p text:style-name="P3601">1 x monitor (larghezza 1.2 m – altezza 2.03 m) = 9.000 €</text:p>
              </text:list-item>
              <text:list-item>
                <text:p text:style-name="P3602">1 x Leap Motion Controller = 80 €</text:p>
              </text:list-item>
              <text:list-item>
                <text:p text:style-name="P3603">3x telecamere Sony = 300 €</text:p>
              </text:list-item>
              <text:list-item>
                <text:p text:style-name="P3604">Componenti da integrare col monitor (scheda madre, scheda video, scheda audio, processore, …) = 1.500 €</text:p>
              </text:list-item>
            </text:list>
            <text:p text:style-name="P3605"/>
            <text:p text:style-name="P3606">Software per MVP : 1250 €</text:p>
            <text:p text:style-name="P3607"/>
            <text:p text:style-name="P3608"><text:span text:style-name="T3609">Produzione di un MVP <text:s text:c="2"/></text:span><text:span text:style-name="T3610">costo:<text:s/></text:span><text:span text:style-name="T3611">12.130 €</text:span></text:p>
          </table:table-cell>
          <table:table-cell table:style-name="TableCell3612" table:number-columns-spanned="2">
            <text:p text:style-name="P3613"/>
          </table:table-cell>
          <table:covered-table-cell/>
          <table:table-cell table:style-name="TableCell3614">
            <text:p text:style-name="P3615"/>
          </table:table-cell>
        </table:table-row>
        <table:table-row table:style-name="TableRow3616">
          <table:table-cell table:style-name="TableCell3617">
            <text:p text:style-name="P3618"/>
          </table:table-cell>
          <table:table-cell table:style-name="TableCell3619" table:number-columns-spanned="2">
            <text:p text:style-name="P3620"/>
          </table:table-cell>
          <table:covered-table-cell/>
          <table:table-cell table:style-name="TableCell3621">
            <text:p text:style-name="P3622"/>
          </table:table-cell>
        </table:table-row>
        <table:table-row table:style-name="TableRow3623">
          <table:table-cell table:style-name="TableCell3624">
            <text:p text:style-name="P3625"/>
          </table:table-cell>
          <table:table-cell table:style-name="TableCell3626" table:number-columns-spanned="2">
            <text:p text:style-name="P3627"/>
          </table:table-cell>
          <table:covered-table-cell/>
          <table:table-cell table:style-name="TableCell3628">
            <text:p text:style-name="P3629"/>
          </table:table-cell>
        </table:table-row>
        <table:table-row table:style-name="TableRow3630">
          <table:table-cell table:style-name="TableCell3631">
            <text:p text:style-name="P3632"/>
          </table:table-cell>
          <table:table-cell table:style-name="TableCell3633" table:number-columns-spanned="2">
            <text:p text:style-name="P3634"/>
          </table:table-cell>
          <table:covered-table-cell/>
          <table:table-cell table:style-name="TableCell3635">
            <text:p text:style-name="P3636"/>
          </table:table-cell>
        </table:table-row>
        <table:table-row table:style-name="TableRow3637">
          <table:table-cell table:style-name="TableCell3638">
            <text:p text:style-name="P3639"/>
          </table:table-cell>
          <table:table-cell table:style-name="TableCell3640" table:number-columns-spanned="2">
            <text:p text:style-name="P3641"/>
          </table:table-cell>
          <table:covered-table-cell/>
          <table:table-cell table:style-name="TableCell3642">
            <text:p text:style-name="P3643"/>
          </table:table-cell>
        </table:table-row>
      </table:table>
      <text:p text:style-name="P3644"><text:tab/></text:p>
      <table:table table:style-name="Table3645">
        <table:table-columns>
          <table:table-column table:style-name="TableColumn3646"/>
          <table:table-column table:style-name="TableColumn3647"/>
          <table:table-column table:style-name="TableColumn3648"/>
        </table:table-columns>
        <table:table-row table:style-name="TableRow3649">
          <table:table-cell table:style-name="TableCell3650">
            <text:h text:style-name="P3651" text:outline-level="1">Costi ANNO 2</text:h>
          </table:table-cell>
          <table:table-cell table:style-name="TableCell3652">
            <text:p text:style-name="P3653"/>
          </table:table-cell>
          <table:table-cell table:style-name="TableCell3654">
            <text:p text:style-name="P3655"/>
          </table:table-cell>
        </table:table-row>
        <table:table-row table:style-name="TableRow3656">
          <table:table-cell table:style-name="TableCell3657">
            <text:p text:style-name="P3658"/>
          </table:table-cell>
          <table:table-cell table:style-name="TableCell3659">
            <text:p text:style-name="P3660"/>
          </table:table-cell>
          <table:table-cell table:style-name="TableCell3661">
            <text:p text:style-name="P3662"/>
          </table:table-cell>
        </table:table-row>
        <table:table-row table:style-name="TableRow3663">
          <table:table-cell table:style-name="TableCell3664">
            <text:p text:style-name="P3665">Risorse Umane</text:p>
          </table:table-cell>
          <table:table-cell table:style-name="TableCell3666">
            <text:p text:style-name="P3667"/>
          </table:table-cell>
          <table:table-cell table:style-name="TableCell3668">
            <text:p text:style-name="P3669"/>
          </table:table-cell>
        </table:table-row>
        <table:table-row table:style-name="TableRow3670">
          <table:table-cell table:style-name="TableCell3671">
            <text:p text:style-name="P3672"/>
          </table:table-cell>
          <table:table-cell table:style-name="TableCell3673">
            <text:p text:style-name="P3674"/>
          </table:table-cell>
          <table:table-cell table:style-name="TableCell3675">
            <text:p text:style-name="P3676"/>
          </table:table-cell>
        </table:table-row>
        <table:table-row table:style-name="TableRow3677">
          <table:table-cell table:style-name="TableCell3678">
            <text:p text:style-name="P3679">Fondatori</text:p>
          </table:table-cell>
          <table:table-cell table:style-name="TableCell3680">
            <text:p text:style-name="P3681"/>
          </table:table-cell>
          <table:table-cell table:style-name="TableCell3682">
            <text:p text:style-name="P3683"/>
          </table:table-cell>
        </table:table-row>
        <table:table-row table:style-name="TableRow3684">
          <table:table-cell table:style-name="TableCell3685">
            <text:p text:style-name="P3686">Nome: Marco Pozza</text:p>
            <text:p text:style-name="P3687">Nome: Rudy Berton</text:p>
            <text:p text:style-name="P3688">Nome: Giulia Corò</text:p>
            <text:p text:style-name="P3689">Nome: Federico Zanellato</text:p>
            <text:p text:style-name="P3690">Nome: Silvia Colucci</text:p>
          </table:table-cell>
          <table:table-cell table:style-name="TableCell3691">
            <text:p text:style-name="P3692">Ruolo: Responsabile progetto/ sviluppatore software</text:p>
            <text:p text:style-name="P3693">Ruolo: sviluppatore software/assistenza clienti</text:p>
            <text:p text:style-name="P3694">Ruolo: sviluppatore software</text:p>
            <text:p text:style-name="P3695">Ruolo: sviluppatore software</text:p>
            <text:p text:style-name="P3696">Ruolo: programmatore grafica 3D</text:p>
          </table:table-cell>
          <table:table-cell table:style-name="TableCell3697">
            <text:p text:style-name="P3698">stipendio lordo annuo: 0 €</text:p>
            <text:p text:style-name="P3699">stipendio lordo annuo: 0 €</text:p>
            <text:p text:style-name="P3700">stipendio lordo annuo: 0 €</text:p>
            <text:p text:style-name="P3701">stipendio lordo annuo: 0 €</text:p>
            <text:p text:style-name="P3702">stipendio lordo annuo: 0 €</text:p>
          </table:table-cell>
        </table:table-row>
        <table:table-row table:style-name="TableRow3703">
          <table:table-cell table:style-name="TableCell3704">
            <text:p text:style-name="P3705"/>
          </table:table-cell>
          <table:table-cell table:style-name="TableCell3706">
            <text:p text:style-name="P3707"/>
          </table:table-cell>
          <table:table-cell table:style-name="TableCell3708">
            <text:p text:style-name="P3709"/>
          </table:table-cell>
        </table:table-row>
        <table:table-row table:style-name="TableRow3710">
          <table:table-cell table:style-name="TableCell3711">
            <text:p text:style-name="P3712"/>
          </table:table-cell>
          <table:table-cell table:style-name="TableCell3713">
            <text:p text:style-name="P3714"/>
          </table:table-cell>
          <table:table-cell table:style-name="TableCell3715">
            <text:p text:style-name="P3716"/>
          </table:table-cell>
        </table:table-row>
        <table:table-row table:style-name="TableRow3717">
          <table:table-cell table:style-name="TableCell3718">
            <text:p text:style-name="P3719"/>
          </table:table-cell>
          <table:table-cell table:style-name="TableCell3720">
            <text:p text:style-name="P3721"/>
          </table:table-cell>
          <table:table-cell table:style-name="TableCell3722">
            <text:p text:style-name="P3723"/>
          </table:table-cell>
        </table:table-row>
        <table:table-row table:style-name="TableRow3724">
          <table:table-cell table:style-name="TableCell3725">
            <text:p text:style-name="P3726"/>
          </table:table-cell>
          <table:table-cell table:style-name="TableCell3727">
            <text:p text:style-name="P3728"/>
          </table:table-cell>
          <table:table-cell table:style-name="TableCell3729">
            <text:p text:style-name="P3730"/>
          </table:table-cell>
        </table:table-row>
        <table:table-row table:style-name="TableRow3731">
          <table:table-cell table:style-name="TableCell3732">
            <text:p text:style-name="P3733"/>
          </table:table-cell>
          <table:table-cell table:style-name="TableCell3734">
            <text:p text:style-name="P3735"/>
          </table:table-cell>
          <table:table-cell table:style-name="TableCell3736">
            <text:p text:style-name="P3737"/>
          </table:table-cell>
        </table:table-row>
        <table:table-row table:style-name="TableRow3738">
          <table:table-cell table:style-name="TableCell3739">
            <text:p text:style-name="P3740"/>
          </table:table-cell>
          <table:table-cell table:style-name="TableCell3741">
            <text:p text:style-name="P3742"/>
          </table:table-cell>
          <table:table-cell table:style-name="TableCell3743">
            <text:p text:style-name="P3744"/>
          </table:table-cell>
        </table:table-row>
        <table:table-row table:style-name="TableRow3745">
          <table:table-cell table:style-name="TableCell3746">
            <text:p text:style-name="P3747">Staff</text:p>
          </table:table-cell>
          <table:table-cell table:style-name="TableCell3748">
            <text:p text:style-name="P3749"/>
          </table:table-cell>
          <table:table-cell table:style-name="TableCell3750">
            <text:p text:style-name="P3751"/>
          </table:table-cell>
        </table:table-row>
        <table:table-row table:style-name="TableRow3752">
          <table:table-cell table:style-name="TableCell3753">
            <text:p text:style-name="P3754">Numero: 1</text:p>
            <text:p text:style-name="P3755"/>
          </table:table-cell>
          <table:table-cell table:style-name="TableCell3756">
            <text:p text:style-name="P3757">Ruolo: addetto marketing</text:p>
            <text:p text:style-name="P3758"/>
          </table:table-cell>
          <table:table-cell table:style-name="TableCell3759">
            <text:p text:style-name="P3760">stipendio lordo annuo: 9.600 €</text:p>
            <text:p text:style-name="P3761"/>
          </table:table-cell>
        </table:table-row>
        <table:table-row table:style-name="TableRow3762">
          <table:table-cell table:style-name="TableCell3763">
            <text:p text:style-name="P3764"/>
          </table:table-cell>
          <table:table-cell table:style-name="TableCell3765">
            <text:p text:style-name="P3766"/>
          </table:table-cell>
          <table:table-cell table:style-name="TableCell3767">
            <text:p text:style-name="P3768"/>
          </table:table-cell>
        </table:table-row>
        <table:table-row table:style-name="TableRow3769">
          <table:table-cell table:style-name="TableCell3770">
            <text:p text:style-name="P3771"/>
          </table:table-cell>
          <table:table-cell table:style-name="TableCell3772">
            <text:p text:style-name="P3773"/>
          </table:table-cell>
          <table:table-cell table:style-name="TableCell3774">
            <text:p text:style-name="P3775"/>
          </table:table-cell>
        </table:table-row>
        <table:table-row table:style-name="TableRow3776">
          <table:table-cell table:style-name="TableCell3777">
            <text:p text:style-name="P3778"/>
          </table:table-cell>
          <table:table-cell table:style-name="TableCell3779">
            <text:p text:style-name="P3780"/>
          </table:table-cell>
          <table:table-cell table:style-name="TableCell3781">
            <text:p text:style-name="P3782"/>
          </table:table-cell>
        </table:table-row>
        <table:table-row table:style-name="TableRow3783">
          <table:table-cell table:style-name="TableCell3784">
            <text:p text:style-name="P3785"/>
          </table:table-cell>
          <table:table-cell table:style-name="TableCell3786">
            <text:p text:style-name="P3787"/>
          </table:table-cell>
          <table:table-cell table:style-name="TableCell3788">
            <text:p text:style-name="P3789"/>
          </table:table-cell>
        </table:table-row>
        <table:table-row table:style-name="TableRow3790">
          <table:table-cell table:style-name="TableCell3791">
            <text:p text:style-name="P3792"/>
          </table:table-cell>
          <table:table-cell table:style-name="TableCell3793">
            <text:p text:style-name="P3794"/>
          </table:table-cell>
          <table:table-cell table:style-name="TableCell3795">
            <text:p text:style-name="P3796"/>
          </table:table-cell>
        </table:table-row>
        <table:table-row table:style-name="TableRow3797">
          <table:table-cell table:style-name="TableCell3798">
            <text:p text:style-name="P3799"/>
          </table:table-cell>
          <table:table-cell table:style-name="TableCell3800">
            <text:p text:style-name="P3801"/>
          </table:table-cell>
          <table:table-cell table:style-name="TableCell3802">
            <text:p text:style-name="P3803"/>
          </table:table-cell>
        </table:table-row>
        <table:table-row table:style-name="TableRow3804">
          <table:table-cell table:style-name="TableCell3805">
            <text:p text:style-name="P3806"/>
          </table:table-cell>
          <table:table-cell table:style-name="TableCell3807">
            <text:p text:style-name="P3808"/>
          </table:table-cell>
          <table:table-cell table:style-name="TableCell3809">
            <text:p text:style-name="P3810"/>
          </table:table-cell>
        </table:table-row>
        <table:table-row table:style-name="TableRow3811">
          <table:table-cell table:style-name="TableCell3812">
            <text:p text:style-name="P3813"/>
          </table:table-cell>
          <table:table-cell table:style-name="TableCell3814">
            <text:p text:style-name="P3815"/>
          </table:table-cell>
          <table:table-cell table:style-name="TableCell3816">
            <text:p text:style-name="P3817"/>
          </table:table-cell>
        </table:table-row>
        <table:table-row table:style-name="TableRow3818">
          <table:table-cell table:style-name="TableCell3819">
            <text:p text:style-name="P3820"/>
          </table:table-cell>
          <table:table-cell table:style-name="TableCell3821">
            <text:p text:style-name="P3822"/>
          </table:table-cell>
          <table:table-cell table:style-name="TableCell3823">
            <text:p text:style-name="P3824"/>
          </table:table-cell>
        </table:table-row>
        <table:table-row table:style-name="TableRow3825">
          <table:table-cell table:style-name="TableCell3826">
            <text:p text:style-name="P3827"/>
          </table:table-cell>
          <table:table-cell table:style-name="TableCell3828">
            <text:p text:style-name="P3829"/>
          </table:table-cell>
          <table:table-cell table:style-name="TableCell3830">
            <text:p text:style-name="P3831"/>
          </table:table-cell>
        </table:table-row>
        <table:table-row table:style-name="TableRow3832">
          <table:table-cell table:style-name="TableCell3833">
            <text:p text:style-name="P3834">Risorse Fisiche</text:p>
          </table:table-cell>
          <table:table-cell table:style-name="TableCell3835">
            <text:p text:style-name="P3836"/>
          </table:table-cell>
          <table:table-cell table:style-name="TableCell3837">
            <text:p text:style-name="P3838"/>
          </table:table-cell>
        </table:table-row>
        <table:table-row table:style-name="TableRow3839">
          <table:table-cell table:style-name="TableCell3840">
            <text:p text:style-name="P3841">Coworking <text:s text:c="12"/>costo annuale/fisso: <text:s text:c="6"/>3000 € <text:s/></text:p>
          </table:table-cell>
          <table:table-cell table:style-name="TableCell3842">
            <text:p text:style-name="P3843"/>
          </table:table-cell>
          <table:table-cell table:style-name="TableCell3844">
            <text:p text:style-name="P3845"/>
          </table:table-cell>
        </table:table-row>
        <table:table-row table:style-name="TableRow3846">
          <table:table-cell table:style-name="TableCell3847">
            <text:p text:style-name="P3848"/>
          </table:table-cell>
          <table:table-cell table:style-name="TableCell3849">
            <text:p text:style-name="P3850"/>
          </table:table-cell>
          <table:table-cell table:style-name="TableCell3851">
            <text:p text:style-name="P3852"/>
          </table:table-cell>
        </table:table-row>
        <table:table-row table:style-name="TableRow3853">
          <table:table-cell table:style-name="TableCell3854">
            <text:p text:style-name="P3855"/>
          </table:table-cell>
          <table:table-cell table:style-name="TableCell3856">
            <text:p text:style-name="P3857"/>
          </table:table-cell>
          <table:table-cell table:style-name="TableCell3858">
            <text:p text:style-name="P3859"/>
          </table:table-cell>
        </table:table-row>
        <table:table-row table:style-name="TableRow3860">
          <table:table-cell table:style-name="TableCell3861">
            <text:p text:style-name="P3862"/>
          </table:table-cell>
          <table:table-cell table:style-name="TableCell3863">
            <text:p text:style-name="P3864"/>
          </table:table-cell>
          <table:table-cell table:style-name="TableCell3865">
            <text:p text:style-name="P3866"/>
          </table:table-cell>
        </table:table-row>
        <table:table-row table:style-name="TableRow3867">
          <table:table-cell table:style-name="TableCell3868" table:number-columns-spanned="2">
            <text:p text:style-name="P3869">Licenza Optitex <text:s text:c="12"/>costo annuale/fisso: 1153 €</text:p>
            <text:p text:style-name="P3870"/>
          </table:table-cell>
          <table:covered-table-cell/>
          <table:table-cell table:style-name="TableCell3871">
            <text:p text:style-name="P3872"/>
          </table:table-cell>
        </table:table-row>
        <table:table-row table:style-name="TableRow3873">
          <table:table-cell table:style-name="TableCell3874">
            <text:p text:style-name="P3875"/>
          </table:table-cell>
          <table:table-cell table:style-name="TableCell3876">
            <text:p text:style-name="P3877"/>
          </table:table-cell>
          <table:table-cell table:style-name="TableCell3878">
            <text:p text:style-name="P3879"/>
          </table:table-cell>
        </table:table-row>
        <table:table-row table:style-name="TableRow3880">
          <table:table-cell table:style-name="TableCell3881">
            <text:p text:style-name="P3882"/>
          </table:table-cell>
          <table:table-cell table:style-name="TableCell3883">
            <text:p text:style-name="P3884"/>
          </table:table-cell>
          <table:table-cell table:style-name="TableCell3885">
            <text:p text:style-name="P3886"/>
          </table:table-cell>
        </table:table-row>
        <table:table-row table:style-name="TableRow3887">
          <table:table-cell table:style-name="TableCell3888">
            <text:p text:style-name="P3889"/>
          </table:table-cell>
          <table:table-cell table:style-name="TableCell3890">
            <text:p text:style-name="P3891"/>
          </table:table-cell>
          <table:table-cell table:style-name="TableCell3892">
            <text:p text:style-name="P3893"/>
          </table:table-cell>
        </table:table-row>
        <table:table-row table:style-name="TableRow3894">
          <table:table-cell table:style-name="TableCell3895">
            <text:p text:style-name="P3896"/>
          </table:table-cell>
          <table:table-cell table:style-name="TableCell3897">
            <text:p text:style-name="P3898"/>
          </table:table-cell>
          <table:table-cell table:style-name="TableCell3899">
            <text:p text:style-name="P3900"/>
          </table:table-cell>
        </table:table-row>
        <table:table-row table:style-name="TableRow3901">
          <table:table-cell table:style-name="TableCell3902">
            <text:p text:style-name="P3903"/>
          </table:table-cell>
          <table:table-cell table:style-name="TableCell3904">
            <text:p text:style-name="P3905"/>
          </table:table-cell>
          <table:table-cell table:style-name="TableCell3906">
            <text:p text:style-name="P3907"/>
          </table:table-cell>
        </table:table-row>
        <table:table-row table:style-name="TableRow3908">
          <table:table-cell table:style-name="TableCell3909">
            <text:p text:style-name="P3910"/>
          </table:table-cell>
          <table:table-cell table:style-name="TableCell3911">
            <text:p text:style-name="P3912"/>
          </table:table-cell>
          <table:table-cell table:style-name="TableCell3913">
            <text:p text:style-name="P3914"/>
          </table:table-cell>
        </table:table-row>
        <table:table-row table:style-name="TableRow3915">
          <table:table-cell table:style-name="TableCell3916">
            <text:p text:style-name="P3917"/>
          </table:table-cell>
          <table:table-cell table:style-name="TableCell3918">
            <text:p text:style-name="P3919"/>
          </table:table-cell>
          <table:table-cell table:style-name="TableCell3920">
            <text:p text:style-name="P3921"/>
          </table:table-cell>
        </table:table-row>
        <table:table-row table:style-name="TableRow3922">
          <table:table-cell table:style-name="TableCell3923">
            <text:p text:style-name="P3924"/>
          </table:table-cell>
          <table:table-cell table:style-name="TableCell3925">
            <text:p text:style-name="P3926"/>
          </table:table-cell>
          <table:table-cell table:style-name="TableCell3927">
            <text:p text:style-name="P3928"/>
          </table:table-cell>
        </table:table-row>
        <table:table-row table:style-name="TableRow3929">
          <table:table-cell table:style-name="TableCell3930">
            <text:p text:style-name="P3931"/>
          </table:table-cell>
          <table:table-cell table:style-name="TableCell3932">
            <text:p text:style-name="P3933"/>
          </table:table-cell>
          <table:table-cell table:style-name="TableCell3934">
            <text:p text:style-name="P3935"/>
          </table:table-cell>
        </table:table-row>
        <table:table-row table:style-name="TableRow3936">
          <table:table-cell table:style-name="TableCell3937">
            <text:p text:style-name="P3938"/>
          </table:table-cell>
          <table:table-cell table:style-name="TableCell3939">
            <text:p text:style-name="P3940"/>
          </table:table-cell>
          <table:table-cell table:style-name="TableCell3941">
            <text:p text:style-name="P3942"/>
          </table:table-cell>
        </table:table-row>
        <table:table-row table:style-name="TableRow3943">
          <table:table-cell table:style-name="TableCell3944">
            <text:p text:style-name="P3945"/>
          </table:table-cell>
          <table:table-cell table:style-name="TableCell3946">
            <text:p text:style-name="P3947"/>
          </table:table-cell>
          <table:table-cell table:style-name="TableCell3948">
            <text:p text:style-name="P3949"/>
          </table:table-cell>
        </table:table-row>
        <table:table-row table:style-name="TableRow3950">
          <table:table-cell table:style-name="TableCell3951">
            <text:p text:style-name="P3952"/>
          </table:table-cell>
          <table:table-cell table:style-name="TableCell3953">
            <text:p text:style-name="P3954"/>
          </table:table-cell>
          <table:table-cell table:style-name="TableCell3955">
            <text:p text:style-name="P3956"/>
          </table:table-cell>
        </table:table-row>
        <table:table-row table:style-name="TableRow3957">
          <table:table-cell table:style-name="TableCell3958">
            <text:p text:style-name="P3959"/>
          </table:table-cell>
          <table:table-cell table:style-name="TableCell3960">
            <text:p text:style-name="P3961"/>
          </table:table-cell>
          <table:table-cell table:style-name="TableCell3962">
            <text:p text:style-name="P3963"/>
          </table:table-cell>
        </table:table-row>
        <table:table-row table:style-name="TableRow3964">
          <table:table-cell table:style-name="TableCell3965">
            <text:p text:style-name="P3966"/>
          </table:table-cell>
          <table:table-cell table:style-name="TableCell3967">
            <text:p text:style-name="P3968"/>
          </table:table-cell>
          <table:table-cell table:style-name="TableCell3969">
            <text:p text:style-name="P3970"/>
          </table:table-cell>
        </table:table-row>
        <table:table-row table:style-name="TableRow3971">
          <table:table-cell table:style-name="TableCell3972">
            <text:p text:style-name="P3973"/>
          </table:table-cell>
          <table:table-cell table:style-name="TableCell3974">
            <text:p text:style-name="P3975"/>
          </table:table-cell>
          <table:table-cell table:style-name="TableCell3976">
            <text:p text:style-name="P3977"/>
          </table:table-cell>
        </table:table-row>
        <table:table-row table:style-name="TableRow3978">
          <table:table-cell table:style-name="TableCell3979">
            <text:p text:style-name="P3980"/>
          </table:table-cell>
          <table:table-cell table:style-name="TableCell3981">
            <text:p text:style-name="P3982"/>
          </table:table-cell>
          <table:table-cell table:style-name="TableCell3983">
            <text:p text:style-name="P3984"/>
          </table:table-cell>
        </table:table-row>
        <table:table-row table:style-name="TableRow3985">
          <table:table-cell table:style-name="TableCell3986">
            <text:p text:style-name="P3987"/>
          </table:table-cell>
          <table:table-cell table:style-name="TableCell3988">
            <text:p text:style-name="P3989"/>
          </table:table-cell>
          <table:table-cell table:style-name="TableCell3990">
            <text:p text:style-name="P3991"/>
          </table:table-cell>
        </table:table-row>
        <table:table-row table:style-name="TableRow3992">
          <table:table-cell table:style-name="TableCell3993">
            <text:p text:style-name="P3994"/>
          </table:table-cell>
          <table:table-cell table:style-name="TableCell3995">
            <text:p text:style-name="P3996"/>
          </table:table-cell>
          <table:table-cell table:style-name="TableCell3997">
            <text:p text:style-name="P3998"/>
          </table:table-cell>
        </table:table-row>
        <table:table-row table:style-name="TableRow3999">
          <table:table-cell table:style-name="TableCell4000">
            <text:p text:style-name="P4001"/>
          </table:table-cell>
          <table:table-cell table:style-name="TableCell4002">
            <text:p text:style-name="P4003"/>
          </table:table-cell>
          <table:table-cell table:style-name="TableCell4004">
            <text:p text:style-name="P4005"/>
          </table:table-cell>
        </table:table-row>
        <table:table-row table:style-name="TableRow4006">
          <table:table-cell table:style-name="TableCell4007">
            <text:p text:style-name="P4008"/>
          </table:table-cell>
          <table:table-cell table:style-name="TableCell4009">
            <text:p text:style-name="P4010"/>
          </table:table-cell>
          <table:table-cell table:style-name="TableCell4011">
            <text:p text:style-name="P4012"/>
          </table:table-cell>
        </table:table-row>
        <table:table-row table:style-name="TableRow4013">
          <table:table-cell table:style-name="TableCell4014">
            <text:p text:style-name="P4015"/>
          </table:table-cell>
          <table:table-cell table:style-name="TableCell4016">
            <text:p text:style-name="P4017"/>
          </table:table-cell>
          <table:table-cell table:style-name="TableCell4018">
            <text:p text:style-name="P4019"/>
          </table:table-cell>
        </table:table-row>
        <table:table-row table:style-name="TableRow4020">
          <table:table-cell table:style-name="TableCell4021">
            <text:p text:style-name="P4022"/>
          </table:table-cell>
          <table:table-cell table:style-name="TableCell4023">
            <text:p text:style-name="P4024"/>
          </table:table-cell>
          <table:table-cell table:style-name="TableCell4025">
            <text:p text:style-name="P4026"/>
          </table:table-cell>
        </table:table-row>
        <table:table-row table:style-name="TableRow4027">
          <table:table-cell table:style-name="TableCell4028">
            <text:p text:style-name="P4029"/>
          </table:table-cell>
          <table:table-cell table:style-name="TableCell4030">
            <text:p text:style-name="P4031"/>
          </table:table-cell>
          <table:table-cell table:style-name="TableCell4032">
            <text:p text:style-name="P4033"/>
          </table:table-cell>
        </table:table-row>
        <table:table-row table:style-name="TableRow4034">
          <table:table-cell table:style-name="TableCell4035">
            <text:p text:style-name="P4036"/>
          </table:table-cell>
          <table:table-cell table:style-name="TableCell4037">
            <text:p text:style-name="P4038"/>
          </table:table-cell>
          <table:table-cell table:style-name="TableCell4039">
            <text:p text:style-name="P4040"/>
          </table:table-cell>
        </table:table-row>
        <table:table-row table:style-name="TableRow4041">
          <table:table-cell table:style-name="TableCell4042">
            <text:p text:style-name="P4043"/>
          </table:table-cell>
          <table:table-cell table:style-name="TableCell4044">
            <text:p text:style-name="P4045"/>
          </table:table-cell>
          <table:table-cell table:style-name="TableCell4046">
            <text:p text:style-name="P4047"/>
          </table:table-cell>
        </table:table-row>
        <table:table-row table:style-name="TableRow4048">
          <table:table-cell table:style-name="TableCell4049">
            <text:p text:style-name="P4050"/>
          </table:table-cell>
          <table:table-cell table:style-name="TableCell4051">
            <text:p text:style-name="P4052"/>
          </table:table-cell>
          <table:table-cell table:style-name="TableCell4053">
            <text:p text:style-name="P4054"/>
          </table:table-cell>
        </table:table-row>
        <table:table-row table:style-name="TableRow4055">
          <table:table-cell table:style-name="TableCell4056">
            <text:p text:style-name="P4057"/>
          </table:table-cell>
          <table:table-cell table:style-name="TableCell4058">
            <text:p text:style-name="P4059"/>
          </table:table-cell>
          <table:table-cell table:style-name="TableCell4060">
            <text:p text:style-name="P4061"/>
          </table:table-cell>
        </table:table-row>
        <table:table-row table:style-name="TableRow4062">
          <table:table-cell table:style-name="TableCell4063">
            <text:p text:style-name="P4064"/>
          </table:table-cell>
          <table:table-cell table:style-name="TableCell4065">
            <text:p text:style-name="P4066"/>
          </table:table-cell>
          <table:table-cell table:style-name="TableCell4067">
            <text:p text:style-name="P4068"/>
          </table:table-cell>
        </table:table-row>
        <table:table-row table:style-name="TableRow4069">
          <table:table-cell table:style-name="TableCell4070">
            <text:p text:style-name="P4071"/>
          </table:table-cell>
          <table:table-cell table:style-name="TableCell4072">
            <text:p text:style-name="P4073"/>
          </table:table-cell>
          <table:table-cell table:style-name="TableCell4074">
            <text:p text:style-name="P4075"/>
          </table:table-cell>
        </table:table-row>
        <table:table-row table:style-name="TableRow4076">
          <table:table-cell table:style-name="TableCell4077">
            <text:p text:style-name="P4078">Risorse intellettuali</text:p>
            <text:p text:style-name="P4079">Sito web <text:s text:c="6"/>costo: 30 €</text:p>
            <text:p text:style-name="P4080"/>
            <text:p text:style-name="P4081"/>
            <text:p text:style-name="P4082">Altri Costi Fissi</text:p>
          </table:table-cell>
          <table:table-cell table:style-name="TableCell4083">
            <text:p text:style-name="P4084"/>
          </table:table-cell>
          <table:table-cell table:style-name="TableCell4085">
            <text:p text:style-name="P4086"/>
          </table:table-cell>
        </table:table-row>
        <table:table-row table:style-name="TableRow4087">
          <table:table-cell table:style-name="TableCell4088">
            <text:p text:style-name="P4089">Burocrazia (tasse) costo: <text:s/>800 €</text:p>
            <text:p text:style-name="P4090"/>
          </table:table-cell>
          <table:table-cell table:style-name="TableCell4091">
            <text:p text:style-name="P4092"/>
          </table:table-cell>
          <table:table-cell table:style-name="TableCell4093">
            <text:p text:style-name="P4094"/>
          </table:table-cell>
        </table:table-row>
        <table:table-row table:style-name="TableRow4095">
          <table:table-cell table:style-name="TableCell4096">
            <text:p text:style-name="P4097"/>
          </table:table-cell>
          <table:table-cell table:style-name="TableCell4098">
            <text:p text:style-name="P4099"/>
          </table:table-cell>
          <table:table-cell table:style-name="TableCell4100">
            <text:p text:style-name="P4101"/>
          </table:table-cell>
        </table:table-row>
        <table:table-row table:style-name="TableRow4102">
          <table:table-cell table:style-name="TableCell4103">
            <text:p text:style-name="P4104"/>
          </table:table-cell>
          <table:table-cell table:style-name="TableCell4105">
            <text:p text:style-name="P4106"/>
          </table:table-cell>
          <table:table-cell table:style-name="TableCell4107">
            <text:p text:style-name="P4108"/>
          </table:table-cell>
        </table:table-row>
        <table:table-row table:style-name="TableRow4109">
          <table:table-cell table:style-name="TableCell4110">
            <text:p text:style-name="P4111"/>
          </table:table-cell>
          <table:table-cell table:style-name="TableCell4112">
            <text:p text:style-name="P4113"/>
          </table:table-cell>
          <table:table-cell table:style-name="TableCell4114">
            <text:p text:style-name="P4115"/>
          </table:table-cell>
        </table:table-row>
        <table:table-row table:style-name="TableRow4116">
          <table:table-cell table:style-name="TableCell4117">
            <text:p text:style-name="P4118"/>
          </table:table-cell>
          <table:table-cell table:style-name="TableCell4119">
            <text:p text:style-name="P4120"/>
          </table:table-cell>
          <table:table-cell table:style-name="TableCell4121">
            <text:p text:style-name="P4122"/>
          </table:table-cell>
        </table:table-row>
        <table:table-row table:style-name="TableRow4123">
          <table:table-cell table:style-name="TableCell4124">
            <text:p text:style-name="P4125"/>
          </table:table-cell>
          <table:table-cell table:style-name="TableCell4126">
            <text:p text:style-name="P4127"/>
          </table:table-cell>
          <table:table-cell table:style-name="TableCell4128">
            <text:p text:style-name="P4129"/>
          </table:table-cell>
        </table:table-row>
        <table:table-row table:style-name="TableRow4130">
          <table:table-cell table:style-name="TableCell4131">
            <text:p text:style-name="P4132"/>
          </table:table-cell>
          <table:table-cell table:style-name="TableCell4133">
            <text:p text:style-name="P4134"/>
          </table:table-cell>
          <table:table-cell table:style-name="TableCell4135">
            <text:p text:style-name="P4136"/>
          </table:table-cell>
        </table:table-row>
        <table:table-row table:style-name="TableRow4137">
          <table:table-cell table:style-name="TableCell4138">
            <text:p text:style-name="P4139"/>
          </table:table-cell>
          <table:table-cell table:style-name="TableCell4140">
            <text:p text:style-name="P4141"/>
          </table:table-cell>
          <table:table-cell table:style-name="TableCell4142">
            <text:p text:style-name="P4143"/>
          </table:table-cell>
        </table:table-row>
        <table:table-row table:style-name="TableRow4144">
          <table:table-cell table:style-name="TableCell4145">
            <text:p text:style-name="P4146"/>
          </table:table-cell>
          <table:table-cell table:style-name="TableCell4147">
            <text:p text:style-name="P4148"/>
          </table:table-cell>
          <table:table-cell table:style-name="TableCell4149">
            <text:p text:style-name="P4150"/>
          </table:table-cell>
        </table:table-row>
        <text:soft-page-break/>
        <table:table-row table:style-name="TableRow4151">
          <table:table-cell table:style-name="TableCell4152">
            <text:p text:style-name="P4153">Costi Variabili</text:p>
            <text:p text:style-name="P4154">Hardware per una unità di prodotto <text:s text:c="3"/>costo: <text:s/>25.960 € di cui</text:p>
            <text:list text:style-name="LFO8" text:continue-numbering="true">
              <text:list-item>
                <text:p text:style-name="P4155">1 x monitor (larghezza 1.2 m – altezza 2.03 m) = 9.000 €</text:p>
              </text:list-item>
              <text:list-item>
                <text:p text:style-name="P4156">2 x monitor (larghezza 0.6 m – altezza 2.03 m) = 15.000 €</text:p>
              </text:list-item>
              <text:list-item>
                <text:p text:style-name="P4157">2 x Leap Motion Controller = 160 €</text:p>
              </text:list-item>
              <text:list-item>
                <text:p text:style-name="P4158">3x telecamere Sony = 300 €</text:p>
              </text:list-item>
              <text:list-item>
                <text:p text:style-name="P4159">Componenti da integrare col monitor (scheda madre, scheda video, scheda audio, processore, …) = 1.500 €</text:p>
              </text:list-item>
            </text:list>
            <text:p text:style-name="P4160"/>
            <text:p text:style-name="P4161">Software per una unità di prodotto <text:s/>costo: 2.000 €</text:p>
            <text:p text:style-name="P4162"/>
            <text:p text:style-name="P4163"><text:span text:style-name="T4164">Costo per unità di Prodotto : 27.960 €</text:span></text:p>
            <text:p text:style-name="P4165"/>
          </table:table-cell>
          <table:table-cell table:style-name="TableCell4166">
            <text:p text:style-name="P4167"/>
            <text:p text:style-name="P4168"/>
          </table:table-cell>
          <table:table-cell table:style-name="TableCell4169">
            <text:p text:style-name="P4170"/>
          </table:table-cell>
        </table:table-row>
        <table:table-row table:style-name="TableRow4171">
          <table:table-cell table:style-name="TableCell4172">
            <text:p text:style-name="P4173"/>
          </table:table-cell>
          <table:table-cell table:style-name="TableCell4174">
            <text:p text:style-name="P4175"/>
          </table:table-cell>
          <table:table-cell table:style-name="TableCell4176">
            <text:p text:style-name="P4177"/>
          </table:table-cell>
        </table:table-row>
        <table:table-row table:style-name="TableRow4178">
          <table:table-cell table:style-name="TableCell4179">
            <text:p text:style-name="P4180"/>
          </table:table-cell>
          <table:table-cell table:style-name="TableCell4181">
            <text:p text:style-name="P4182"/>
          </table:table-cell>
          <table:table-cell table:style-name="TableCell4183">
            <text:p text:style-name="P4184"/>
          </table:table-cell>
        </table:table-row>
        <table:table-row table:style-name="TableRow4185">
          <table:table-cell table:style-name="TableCell4186">
            <text:p text:style-name="P4187"/>
          </table:table-cell>
          <table:table-cell table:style-name="TableCell4188">
            <text:p text:style-name="P4189"/>
          </table:table-cell>
          <table:table-cell table:style-name="TableCell4190">
            <text:p text:style-name="P4191"/>
          </table:table-cell>
        </table:table-row>
        <table:table-row table:style-name="TableRow4192">
          <table:table-cell table:style-name="TableCell4193">
            <text:p text:style-name="P4194"/>
          </table:table-cell>
          <table:table-cell table:style-name="TableCell4195">
            <text:p text:style-name="P4196"/>
          </table:table-cell>
          <table:table-cell table:style-name="TableCell4197">
            <text:p text:style-name="P4198"/>
          </table:table-cell>
        </table:table-row>
        <table:table-row table:style-name="TableRow4199">
          <table:table-cell table:style-name="TableCell4200">
            <text:p text:style-name="P4201"/>
          </table:table-cell>
          <table:table-cell table:style-name="TableCell4202">
            <text:p text:style-name="P4203"/>
          </table:table-cell>
          <table:table-cell table:style-name="TableCell4204">
            <text:p text:style-name="P4205"/>
          </table:table-cell>
        </table:table-row>
      </table:table>
      <text:p text:style-name="P4206"/>
      <text:p text:style-name="P4207"/>
      <table:table table:style-name="Table4208">
        <table:table-columns>
          <table:table-column table:style-name="TableColumn4209"/>
          <table:table-column table:style-name="TableColumn4210"/>
          <table:table-column table:style-name="TableColumn4211"/>
          <table:table-column table:style-name="TableColumn4212"/>
          <table:table-column table:style-name="TableColumn4213"/>
          <table:table-column table:style-name="TableColumn4214"/>
        </table:table-columns>
        <table:table-row table:style-name="TableRow4215">
          <table:table-cell table:style-name="TableCell4216">
            <text:h text:style-name="P4217" text:outline-level="1">Costi ANNO 3</text:h>
          </table:table-cell>
          <table:table-cell table:style-name="TableCell4218" table:number-columns-spanned="2">
            <text:p text:style-name="P4219"/>
          </table:table-cell>
          <table:covered-table-cell/>
          <table:table-cell table:style-name="TableCell4220" table:number-columns-spanned="2">
            <text:p text:style-name="P4221"/>
          </table:table-cell>
          <table:covered-table-cell/>
          <table:table-cell table:style-name="TableCell4222">
            <text:p text:style-name="P4223"/>
          </table:table-cell>
        </table:table-row>
        <table:table-row table:style-name="TableRow4224">
          <table:table-cell table:style-name="TableCell4225">
            <text:p text:style-name="P4226"/>
          </table:table-cell>
          <table:table-cell table:style-name="TableCell4227" table:number-columns-spanned="2">
            <text:p text:style-name="P4228"/>
          </table:table-cell>
          <table:covered-table-cell/>
          <table:table-cell table:style-name="TableCell4229" table:number-columns-spanned="2">
            <text:p text:style-name="P4230"/>
          </table:table-cell>
          <table:covered-table-cell/>
          <table:table-cell table:style-name="TableCell4231">
            <text:p text:style-name="P4232"/>
          </table:table-cell>
        </table:table-row>
        <table:table-row table:style-name="TableRow4233">
          <table:table-cell table:style-name="TableCell4234">
            <text:p text:style-name="P4235">Risorse Umane</text:p>
          </table:table-cell>
          <table:table-cell table:style-name="TableCell4236" table:number-columns-spanned="2">
            <text:p text:style-name="P4237"/>
          </table:table-cell>
          <table:covered-table-cell/>
          <table:table-cell table:style-name="TableCell4238" table:number-columns-spanned="2">
            <text:p text:style-name="P4239"/>
          </table:table-cell>
          <table:covered-table-cell/>
          <table:table-cell table:style-name="TableCell4240">
            <text:p text:style-name="P4241"/>
          </table:table-cell>
        </table:table-row>
        <table:table-row table:style-name="TableRow4242">
          <table:table-cell table:style-name="TableCell4243">
            <text:p text:style-name="P4244"/>
          </table:table-cell>
          <table:table-cell table:style-name="TableCell4245" table:number-columns-spanned="2">
            <text:p text:style-name="P4246"/>
          </table:table-cell>
          <table:covered-table-cell/>
          <table:table-cell table:style-name="TableCell4247" table:number-columns-spanned="2">
            <text:p text:style-name="P4248"/>
          </table:table-cell>
          <table:covered-table-cell/>
          <table:table-cell table:style-name="TableCell4249">
            <text:p text:style-name="P4250"/>
          </table:table-cell>
        </table:table-row>
        <table:table-row table:style-name="TableRow4251">
          <table:table-cell table:style-name="TableCell4252">
            <text:p text:style-name="P4253">Fondatori</text:p>
          </table:table-cell>
          <table:table-cell table:style-name="TableCell4254" table:number-columns-spanned="2">
            <text:p text:style-name="P4255"/>
          </table:table-cell>
          <table:covered-table-cell/>
          <table:table-cell table:style-name="TableCell4256" table:number-columns-spanned="2">
            <text:p text:style-name="P4257"/>
          </table:table-cell>
          <table:covered-table-cell/>
          <table:table-cell table:style-name="TableCell4258">
            <text:p text:style-name="P4259"/>
          </table:table-cell>
        </table:table-row>
        <table:table-row table:style-name="TableRow4260">
          <table:table-cell table:style-name="TableCell4261">
            <text:p text:style-name="P4262">Nome: Marco Pozza</text:p>
            <text:p text:style-name="P4263">Nome: Rudy Berton</text:p>
            <text:p text:style-name="P4264">Nome: Giulia Corò</text:p>
            <text:p text:style-name="P4265">Nome: Federico Zanellato</text:p>
            <text:p text:style-name="P4266">Nome: Silvia Colucci</text:p>
          </table:table-cell>
          <table:table-cell table:style-name="TableCell4267" table:number-columns-spanned="2">
            <text:p text:style-name="P4268">Ruolo: Responsabile progetto/ sviluppatore software</text:p>
            <text:p text:style-name="P4269">Ruolo: sviluppatore software/assistenza clienti</text:p>
            <text:p text:style-name="P4270">Ruolo: sviluppatore software</text:p>
            <text:p text:style-name="P4271">Ruolo: addetto marketing</text:p>
            <text:p text:style-name="P4272">Ruolo: programmatore grafica 3D</text:p>
          </table:table-cell>
          <table:covered-table-cell/>
          <table:table-cell table:style-name="TableCell4273" table:number-columns-spanned="2">
            <text:p text:style-name="P4274">stipendio lordo annuo: 0 €</text:p>
            <text:p text:style-name="P4275">stipendio lordo annuo: 0 €</text:p>
            <text:p text:style-name="P4276">stipendio lordo annuo: 0 €</text:p>
            <text:p text:style-name="P4277">stipendio lordo annuo: 0 €</text:p>
            <text:p text:style-name="P4278">stipendio lordo annuo: 0 €</text:p>
          </table:table-cell>
          <table:covered-table-cell/>
          <table:table-cell table:style-name="TableCell4279">
            <text:p text:style-name="P4280"/>
          </table:table-cell>
        </table:table-row>
        <table:table-row table:style-name="TableRow4281">
          <table:table-cell table:style-name="TableCell4282">
            <text:p text:style-name="P4283"/>
          </table:table-cell>
          <table:table-cell table:style-name="TableCell4284" table:number-columns-spanned="2">
            <text:p text:style-name="P4285"/>
          </table:table-cell>
          <table:covered-table-cell/>
          <table:table-cell table:style-name="TableCell4286" table:number-columns-spanned="2">
            <text:p text:style-name="P4287"/>
          </table:table-cell>
          <table:covered-table-cell/>
          <table:table-cell table:style-name="TableCell4288">
            <text:p text:style-name="P4289"/>
          </table:table-cell>
        </table:table-row>
        <table:table-row table:style-name="TableRow4290">
          <table:table-cell table:style-name="TableCell4291">
            <text:p text:style-name="P4292"/>
          </table:table-cell>
          <table:table-cell table:style-name="TableCell4293" table:number-columns-spanned="2">
            <text:p text:style-name="P4294"/>
          </table:table-cell>
          <table:covered-table-cell/>
          <table:table-cell table:style-name="TableCell4295" table:number-columns-spanned="2">
            <text:p text:style-name="P4296"/>
          </table:table-cell>
          <table:covered-table-cell/>
          <table:table-cell table:style-name="TableCell4297">
            <text:p text:style-name="P4298"/>
          </table:table-cell>
        </table:table-row>
        <table:table-row table:style-name="TableRow4299">
          <table:table-cell table:style-name="TableCell4300">
            <text:p text:style-name="P4301"/>
          </table:table-cell>
          <table:table-cell table:style-name="TableCell4302" table:number-columns-spanned="2">
            <text:p text:style-name="P4303"/>
          </table:table-cell>
          <table:covered-table-cell/>
          <table:table-cell table:style-name="TableCell4304" table:number-columns-spanned="2">
            <text:p text:style-name="P4305"/>
          </table:table-cell>
          <table:covered-table-cell/>
          <table:table-cell table:style-name="TableCell4306">
            <text:p text:style-name="P4307"/>
          </table:table-cell>
        </table:table-row>
        <table:table-row table:style-name="TableRow4308">
          <table:table-cell table:style-name="TableCell4309">
            <text:p text:style-name="P4310"/>
          </table:table-cell>
          <table:table-cell table:style-name="TableCell4311" table:number-columns-spanned="2">
            <text:p text:style-name="P4312"/>
          </table:table-cell>
          <table:covered-table-cell/>
          <table:table-cell table:style-name="TableCell4313" table:number-columns-spanned="2">
            <text:p text:style-name="P4314"/>
          </table:table-cell>
          <table:covered-table-cell/>
          <table:table-cell table:style-name="TableCell4315">
            <text:p text:style-name="P4316"/>
          </table:table-cell>
        </table:table-row>
        <table:table-row table:style-name="TableRow4317">
          <table:table-cell table:style-name="TableCell4318">
            <text:p text:style-name="P4319"/>
          </table:table-cell>
          <table:table-cell table:style-name="TableCell4320" table:number-columns-spanned="2">
            <text:p text:style-name="P4321"/>
          </table:table-cell>
          <table:covered-table-cell/>
          <table:table-cell table:style-name="TableCell4322" table:number-columns-spanned="2">
            <text:p text:style-name="P4323"/>
          </table:table-cell>
          <table:covered-table-cell/>
          <table:table-cell table:style-name="TableCell4324">
            <text:p text:style-name="P4325"/>
          </table:table-cell>
        </table:table-row>
        <table:table-row table:style-name="TableRow4326">
          <table:table-cell table:style-name="TableCell4327">
            <text:p text:style-name="P4328"/>
          </table:table-cell>
          <table:table-cell table:style-name="TableCell4329" table:number-columns-spanned="2">
            <text:p text:style-name="P4330"/>
          </table:table-cell>
          <table:covered-table-cell/>
          <table:table-cell table:style-name="TableCell4331" table:number-columns-spanned="2">
            <text:p text:style-name="P4332"/>
          </table:table-cell>
          <table:covered-table-cell/>
          <table:table-cell table:style-name="TableCell4333">
            <text:p text:style-name="P4334"/>
          </table:table-cell>
        </table:table-row>
        <table:table-row table:style-name="TableRow4335">
          <table:table-cell table:style-name="TableCell4336">
            <text:p text:style-name="P4337">Staff</text:p>
          </table:table-cell>
          <table:table-cell table:style-name="TableCell4338" table:number-columns-spanned="2">
            <text:p text:style-name="P4339"/>
          </table:table-cell>
          <table:covered-table-cell/>
          <table:table-cell table:style-name="TableCell4340" table:number-columns-spanned="2">
            <text:p text:style-name="P4341"/>
          </table:table-cell>
          <table:covered-table-cell/>
          <table:table-cell table:style-name="TableCell4342">
            <text:p text:style-name="P4343"/>
          </table:table-cell>
        </table:table-row>
        <table:table-row table:style-name="TableRow4344">
          <table:table-cell table:style-name="TableCell4345">
            <text:p text:style-name="P4346">Numero: 1</text:p>
            <text:p text:style-name="P4347">Numero: 1</text:p>
          </table:table-cell>
          <table:table-cell table:style-name="TableCell4348" table:number-columns-spanned="2">
            <text:p text:style-name="P4349">Ruolo: addetto marketing</text:p>
            <text:p text:style-name="P4350">Ruolo: programmatore grafica 3D</text:p>
          </table:table-cell>
          <table:covered-table-cell/>
          <table:table-cell table:style-name="TableCell4351" table:number-columns-spanned="3">
            <text:p text:style-name="P4352">stipendio lordo annuo: 9.600 €</text:p>
            <text:p text:style-name="P4353"><text:span text:style-name="T4354">Stipendio lordo annuo:<text:s/></text:span><text:span text:style-name="T4355">13.200 €</text:span></text:p>
          </table:table-cell>
          <table:covered-table-cell/>
          <table:covered-table-cell/>
        </table:table-row>
        <table:table-row table:style-name="TableRow4356">
          <table:table-cell table:style-name="TableCell4357">
            <text:p text:style-name="P4358"/>
          </table:table-cell>
          <table:table-cell table:style-name="TableCell4359" table:number-columns-spanned="2">
            <text:p text:style-name="P4360"/>
          </table:table-cell>
          <table:covered-table-cell/>
          <table:table-cell table:style-name="TableCell4361" table:number-columns-spanned="2">
            <text:p text:style-name="P4362"/>
          </table:table-cell>
          <table:covered-table-cell/>
          <table:table-cell table:style-name="TableCell4363">
            <text:p text:style-name="P4364"/>
          </table:table-cell>
        </table:table-row>
        <table:table-row table:style-name="TableRow4365">
          <table:table-cell table:style-name="TableCell4366">
            <text:p text:style-name="P4367"/>
          </table:table-cell>
          <table:table-cell table:style-name="TableCell4368" table:number-columns-spanned="2">
            <text:p text:style-name="P4369"/>
          </table:table-cell>
          <table:covered-table-cell/>
          <table:table-cell table:style-name="TableCell4370" table:number-columns-spanned="2">
            <text:p text:style-name="P4371"/>
          </table:table-cell>
          <table:covered-table-cell/>
          <table:table-cell table:style-name="TableCell4372">
            <text:p text:style-name="P4373"/>
          </table:table-cell>
        </table:table-row>
        <table:table-row table:style-name="TableRow4374">
          <table:table-cell table:style-name="TableCell4375">
            <text:p text:style-name="P4376"/>
          </table:table-cell>
          <table:table-cell table:style-name="TableCell4377" table:number-columns-spanned="2">
            <text:p text:style-name="P4378"/>
          </table:table-cell>
          <table:covered-table-cell/>
          <table:table-cell table:style-name="TableCell4379" table:number-columns-spanned="2">
            <text:p text:style-name="P4380"/>
          </table:table-cell>
          <table:covered-table-cell/>
          <table:table-cell table:style-name="TableCell4381">
            <text:p text:style-name="P4382"/>
          </table:table-cell>
        </table:table-row>
        <table:table-row table:style-name="TableRow4383">
          <table:table-cell table:style-name="TableCell4384">
            <text:p text:style-name="P4385"/>
          </table:table-cell>
          <table:table-cell table:style-name="TableCell4386" table:number-columns-spanned="2">
            <text:p text:style-name="P4387"/>
          </table:table-cell>
          <table:covered-table-cell/>
          <table:table-cell table:style-name="TableCell4388" table:number-columns-spanned="2">
            <text:p text:style-name="P4389"/>
          </table:table-cell>
          <table:covered-table-cell/>
          <table:table-cell table:style-name="TableCell4390">
            <text:p text:style-name="P4391"/>
          </table:table-cell>
        </table:table-row>
        <table:table-row table:style-name="TableRow4392">
          <table:table-cell table:style-name="TableCell4393">
            <text:p text:style-name="P4394"/>
          </table:table-cell>
          <table:table-cell table:style-name="TableCell4395" table:number-columns-spanned="2">
            <text:p text:style-name="P4396"/>
          </table:table-cell>
          <table:covered-table-cell/>
          <table:table-cell table:style-name="TableCell4397" table:number-columns-spanned="2">
            <text:p text:style-name="P4398"/>
          </table:table-cell>
          <table:covered-table-cell/>
          <table:table-cell table:style-name="TableCell4399">
            <text:p text:style-name="P4400"/>
          </table:table-cell>
        </table:table-row>
        <table:table-row table:style-name="TableRow4401">
          <table:table-cell table:style-name="TableCell4402">
            <text:p text:style-name="P4403"/>
          </table:table-cell>
          <table:table-cell table:style-name="TableCell4404" table:number-columns-spanned="2">
            <text:p text:style-name="P4405"/>
          </table:table-cell>
          <table:covered-table-cell/>
          <table:table-cell table:style-name="TableCell4406" table:number-columns-spanned="2">
            <text:p text:style-name="P4407"/>
          </table:table-cell>
          <table:covered-table-cell/>
          <table:table-cell table:style-name="TableCell4408">
            <text:p text:style-name="P4409"/>
          </table:table-cell>
        </table:table-row>
        <table:table-row table:style-name="TableRow4410">
          <table:table-cell table:style-name="TableCell4411">
            <text:p text:style-name="P4412"/>
          </table:table-cell>
          <table:table-cell table:style-name="TableCell4413" table:number-columns-spanned="2">
            <text:p text:style-name="P4414"/>
          </table:table-cell>
          <table:covered-table-cell/>
          <table:table-cell table:style-name="TableCell4415" table:number-columns-spanned="2">
            <text:p text:style-name="P4416"/>
          </table:table-cell>
          <table:covered-table-cell/>
          <table:table-cell table:style-name="TableCell4417">
            <text:p text:style-name="P4418"/>
          </table:table-cell>
        </table:table-row>
        <table:table-row table:style-name="TableRow4419">
          <table:table-cell table:style-name="TableCell4420">
            <text:p text:style-name="P4421"/>
          </table:table-cell>
          <table:table-cell table:style-name="TableCell4422" table:number-columns-spanned="2">
            <text:p text:style-name="P4423"/>
          </table:table-cell>
          <table:covered-table-cell/>
          <table:table-cell table:style-name="TableCell4424" table:number-columns-spanned="2">
            <text:p text:style-name="P4425"/>
          </table:table-cell>
          <table:covered-table-cell/>
          <table:table-cell table:style-name="TableCell4426">
            <text:p text:style-name="P4427"/>
          </table:table-cell>
        </table:table-row>
        <table:table-row table:style-name="TableRow4428">
          <table:table-cell table:style-name="TableCell4429">
            <text:p text:style-name="P4430"/>
          </table:table-cell>
          <table:table-cell table:style-name="TableCell4431" table:number-columns-spanned="2">
            <text:p text:style-name="P4432"/>
          </table:table-cell>
          <table:covered-table-cell/>
          <table:table-cell table:style-name="TableCell4433" table:number-columns-spanned="2">
            <text:p text:style-name="P4434"/>
          </table:table-cell>
          <table:covered-table-cell/>
          <table:table-cell table:style-name="TableCell4435">
            <text:p text:style-name="P4436"/>
          </table:table-cell>
        </table:table-row>
        <table:table-row table:style-name="TableRow4437">
          <table:table-cell table:style-name="TableCell4438">
            <text:p text:style-name="P4439"/>
          </table:table-cell>
          <table:table-cell table:style-name="TableCell4440" table:number-columns-spanned="2">
            <text:p text:style-name="P4441"/>
          </table:table-cell>
          <table:covered-table-cell/>
          <table:table-cell table:style-name="TableCell4442" table:number-columns-spanned="2">
            <text:p text:style-name="P4443"/>
          </table:table-cell>
          <table:covered-table-cell/>
          <table:table-cell table:style-name="TableCell4444">
            <text:p text:style-name="P4445"/>
          </table:table-cell>
        </table:table-row>
        <table:table-row table:style-name="TableRow4446">
          <table:table-cell table:style-name="TableCell4447">
            <text:p text:style-name="P4448">Risorse Fisiche</text:p>
          </table:table-cell>
          <table:table-cell table:style-name="TableCell4449" table:number-columns-spanned="2">
            <text:p text:style-name="P4450"/>
          </table:table-cell>
          <table:covered-table-cell/>
          <table:table-cell table:style-name="TableCell4451" table:number-columns-spanned="2">
            <text:p text:style-name="P4452"/>
          </table:table-cell>
          <table:covered-table-cell/>
          <table:table-cell table:style-name="TableCell4453">
            <text:p text:style-name="P4454"/>
          </table:table-cell>
        </table:table-row>
        <table:table-row table:style-name="TableRow4455">
          <table:table-cell table:style-name="TableCell4456" table:number-columns-spanned="2">
            <text:p text:style-name="P4457">Coworking <text:s text:c="12"/>costo annuale/fisso: <text:s text:c="6"/>3000 € <text:s/></text:p>
          </table:table-cell>
          <table:covered-table-cell/>
          <table:table-cell table:style-name="TableCell4458">
            <text:p text:style-name="P4459"/>
          </table:table-cell>
          <table:table-cell table:style-name="TableCell4460" table:number-columns-spanned="2">
            <text:p text:style-name="P4461"/>
          </table:table-cell>
          <table:covered-table-cell/>
          <table:table-cell table:style-name="TableCell4462">
            <text:p text:style-name="P4463"/>
          </table:table-cell>
        </table:table-row>
        <table:table-row table:style-name="TableRow4464">
          <table:table-cell table:style-name="TableCell4465">
            <text:p text:style-name="P4466"/>
          </table:table-cell>
          <table:table-cell table:style-name="TableCell4467" table:number-columns-spanned="2">
            <text:p text:style-name="P4468"/>
          </table:table-cell>
          <table:covered-table-cell/>
          <table:table-cell table:style-name="TableCell4469" table:number-columns-spanned="2">
            <text:p text:style-name="P4470"/>
          </table:table-cell>
          <table:covered-table-cell/>
          <table:table-cell table:style-name="TableCell4471">
            <text:p text:style-name="P4472"/>
          </table:table-cell>
        </table:table-row>
        <table:table-row table:style-name="TableRow4473">
          <table:table-cell table:style-name="TableCell4474">
            <text:p text:style-name="P4475"/>
          </table:table-cell>
          <table:table-cell table:style-name="TableCell4476" table:number-columns-spanned="2">
            <text:p text:style-name="P4477"/>
          </table:table-cell>
          <table:covered-table-cell/>
          <table:table-cell table:style-name="TableCell4478" table:number-columns-spanned="2">
            <text:p text:style-name="P4479"/>
          </table:table-cell>
          <table:covered-table-cell/>
          <table:table-cell table:style-name="TableCell4480">
            <text:p text:style-name="P4481"/>
          </table:table-cell>
        </table:table-row>
        <table:table-row table:style-name="TableRow4482">
          <table:table-cell table:style-name="TableCell4483">
            <text:p text:style-name="P4484"/>
          </table:table-cell>
          <table:table-cell table:style-name="TableCell4485" table:number-columns-spanned="2">
            <text:p text:style-name="P4486"/>
          </table:table-cell>
          <table:covered-table-cell/>
          <table:table-cell table:style-name="TableCell4487" table:number-columns-spanned="2">
            <text:p text:style-name="P4488"/>
          </table:table-cell>
          <table:covered-table-cell/>
          <table:table-cell table:style-name="TableCell4489">
            <text:p text:style-name="P4490"/>
          </table:table-cell>
        </table:table-row>
        <table:table-row table:style-name="TableRow4491">
          <table:table-cell table:style-name="TableCell4492" table:number-columns-spanned="3">
            <text:p text:style-name="P4493">Licenza Optitex <text:s text:c="12"/>costo annuale/fisso: 1153 €</text:p>
            <text:p text:style-name="P4494"/>
          </table:table-cell>
          <table:covered-table-cell/>
          <table:covered-table-cell/>
          <table:table-cell table:style-name="TableCell4495" table:number-columns-spanned="2">
            <text:p text:style-name="P4496"/>
          </table:table-cell>
          <table:covered-table-cell/>
          <table:table-cell table:style-name="TableCell4497">
            <text:p text:style-name="P4498"/>
          </table:table-cell>
        </table:table-row>
        <table:table-row table:style-name="TableRow4499">
          <table:table-cell table:style-name="TableCell4500">
            <text:p text:style-name="P4501"/>
          </table:table-cell>
          <table:table-cell table:style-name="TableCell4502" table:number-columns-spanned="2">
            <text:p text:style-name="P4503"/>
          </table:table-cell>
          <table:covered-table-cell/>
          <table:table-cell table:style-name="TableCell4504" table:number-columns-spanned="2">
            <text:p text:style-name="P4505"/>
          </table:table-cell>
          <table:covered-table-cell/>
          <table:table-cell table:style-name="TableCell4506">
            <text:p text:style-name="P4507"/>
          </table:table-cell>
        </table:table-row>
        <table:table-row table:style-name="TableRow4508">
          <table:table-cell table:style-name="TableCell4509">
            <text:p text:style-name="P4510"/>
          </table:table-cell>
          <table:table-cell table:style-name="TableCell4511" table:number-columns-spanned="2">
            <text:p text:style-name="P4512"/>
          </table:table-cell>
          <table:covered-table-cell/>
          <table:table-cell table:style-name="TableCell4513" table:number-columns-spanned="2">
            <text:p text:style-name="P4514"/>
          </table:table-cell>
          <table:covered-table-cell/>
          <table:table-cell table:style-name="TableCell4515">
            <text:p text:style-name="P4516"/>
          </table:table-cell>
        </table:table-row>
        <table:table-row table:style-name="TableRow4517">
          <table:table-cell table:style-name="TableCell4518">
            <text:p text:style-name="P4519"/>
          </table:table-cell>
          <table:table-cell table:style-name="TableCell4520" table:number-columns-spanned="2">
            <text:p text:style-name="P4521"/>
          </table:table-cell>
          <table:covered-table-cell/>
          <table:table-cell table:style-name="TableCell4522" table:number-columns-spanned="2">
            <text:p text:style-name="P4523"/>
          </table:table-cell>
          <table:covered-table-cell/>
          <table:table-cell table:style-name="TableCell4524">
            <text:p text:style-name="P4525"/>
          </table:table-cell>
        </table:table-row>
        <table:table-row table:style-name="TableRow4526">
          <table:table-cell table:style-name="TableCell4527">
            <text:p text:style-name="P4528"/>
          </table:table-cell>
          <table:table-cell table:style-name="TableCell4529" table:number-columns-spanned="2">
            <text:p text:style-name="P4530"/>
          </table:table-cell>
          <table:covered-table-cell/>
          <table:table-cell table:style-name="TableCell4531" table:number-columns-spanned="2">
            <text:p text:style-name="P4532"/>
          </table:table-cell>
          <table:covered-table-cell/>
          <table:table-cell table:style-name="TableCell4533">
            <text:p text:style-name="P4534"/>
          </table:table-cell>
        </table:table-row>
        <table:table-row table:style-name="TableRow4535">
          <table:table-cell table:style-name="TableCell4536">
            <text:p text:style-name="P4537"/>
          </table:table-cell>
          <table:table-cell table:style-name="TableCell4538" table:number-columns-spanned="2">
            <text:p text:style-name="P4539"/>
          </table:table-cell>
          <table:covered-table-cell/>
          <table:table-cell table:style-name="TableCell4540" table:number-columns-spanned="2">
            <text:p text:style-name="P4541"/>
          </table:table-cell>
          <table:covered-table-cell/>
          <table:table-cell table:style-name="TableCell4542">
            <text:p text:style-name="P4543"/>
          </table:table-cell>
        </table:table-row>
        <table:table-row table:style-name="TableRow4544">
          <table:table-cell table:style-name="TableCell4545">
            <text:p text:style-name="P4546"/>
          </table:table-cell>
          <table:table-cell table:style-name="TableCell4547" table:number-columns-spanned="2">
            <text:p text:style-name="P4548"/>
          </table:table-cell>
          <table:covered-table-cell/>
          <table:table-cell table:style-name="TableCell4549" table:number-columns-spanned="2">
            <text:p text:style-name="P4550"/>
          </table:table-cell>
          <table:covered-table-cell/>
          <table:table-cell table:style-name="TableCell4551">
            <text:p text:style-name="P4552"/>
          </table:table-cell>
        </table:table-row>
        <table:table-row table:style-name="TableRow4553">
          <table:table-cell table:style-name="TableCell4554">
            <text:p text:style-name="P4555"/>
          </table:table-cell>
          <table:table-cell table:style-name="TableCell4556" table:number-columns-spanned="2">
            <text:p text:style-name="P4557"/>
          </table:table-cell>
          <table:covered-table-cell/>
          <table:table-cell table:style-name="TableCell4558" table:number-columns-spanned="2">
            <text:p text:style-name="P4559"/>
          </table:table-cell>
          <table:covered-table-cell/>
          <table:table-cell table:style-name="TableCell4560">
            <text:p text:style-name="P4561"/>
          </table:table-cell>
        </table:table-row>
        <table:table-row table:style-name="TableRow4562">
          <table:table-cell table:style-name="TableCell4563">
            <text:p text:style-name="P4564"/>
          </table:table-cell>
          <table:table-cell table:style-name="TableCell4565" table:number-columns-spanned="2">
            <text:p text:style-name="P4566"/>
          </table:table-cell>
          <table:covered-table-cell/>
          <table:table-cell table:style-name="TableCell4567" table:number-columns-spanned="2">
            <text:p text:style-name="P4568"/>
          </table:table-cell>
          <table:covered-table-cell/>
          <table:table-cell table:style-name="TableCell4569">
            <text:p text:style-name="P4570"/>
          </table:table-cell>
        </table:table-row>
        <table:table-row table:style-name="TableRow4571">
          <table:table-cell table:style-name="TableCell4572">
            <text:p text:style-name="P4573"/>
          </table:table-cell>
          <table:table-cell table:style-name="TableCell4574" table:number-columns-spanned="2">
            <text:p text:style-name="P4575"/>
          </table:table-cell>
          <table:covered-table-cell/>
          <table:table-cell table:style-name="TableCell4576" table:number-columns-spanned="2">
            <text:p text:style-name="P4577"/>
          </table:table-cell>
          <table:covered-table-cell/>
          <table:table-cell table:style-name="TableCell4578">
            <text:p text:style-name="P4579"/>
          </table:table-cell>
        </table:table-row>
        <table:table-row table:style-name="TableRow4580">
          <table:table-cell table:style-name="TableCell4581">
            <text:p text:style-name="P4582"/>
          </table:table-cell>
          <table:table-cell table:style-name="TableCell4583" table:number-columns-spanned="2">
            <text:p text:style-name="P4584"/>
          </table:table-cell>
          <table:covered-table-cell/>
          <table:table-cell table:style-name="TableCell4585" table:number-columns-spanned="2">
            <text:p text:style-name="P4586"/>
          </table:table-cell>
          <table:covered-table-cell/>
          <table:table-cell table:style-name="TableCell4587">
            <text:p text:style-name="P4588"/>
          </table:table-cell>
        </table:table-row>
        <table:table-row table:style-name="TableRow4589">
          <table:table-cell table:style-name="TableCell4590">
            <text:p text:style-name="P4591"/>
          </table:table-cell>
          <table:table-cell table:style-name="TableCell4592" table:number-columns-spanned="2">
            <text:p text:style-name="P4593"/>
          </table:table-cell>
          <table:covered-table-cell/>
          <table:table-cell table:style-name="TableCell4594" table:number-columns-spanned="2">
            <text:p text:style-name="P4595"/>
          </table:table-cell>
          <table:covered-table-cell/>
          <table:table-cell table:style-name="TableCell4596">
            <text:p text:style-name="P4597"/>
          </table:table-cell>
        </table:table-row>
        <table:table-row table:style-name="TableRow4598">
          <table:table-cell table:style-name="TableCell4599">
            <text:p text:style-name="P4600"/>
          </table:table-cell>
          <table:table-cell table:style-name="TableCell4601" table:number-columns-spanned="2">
            <text:p text:style-name="P4602"/>
          </table:table-cell>
          <table:covered-table-cell/>
          <table:table-cell table:style-name="TableCell4603" table:number-columns-spanned="2">
            <text:p text:style-name="P4604"/>
          </table:table-cell>
          <table:covered-table-cell/>
          <table:table-cell table:style-name="TableCell4605">
            <text:p text:style-name="P4606"/>
          </table:table-cell>
        </table:table-row>
        <table:table-row table:style-name="TableRow4607">
          <table:table-cell table:style-name="TableCell4608">
            <text:p text:style-name="P4609"/>
          </table:table-cell>
          <table:table-cell table:style-name="TableCell4610" table:number-columns-spanned="2">
            <text:p text:style-name="P4611"/>
          </table:table-cell>
          <table:covered-table-cell/>
          <table:table-cell table:style-name="TableCell4612" table:number-columns-spanned="2">
            <text:p text:style-name="P4613"/>
          </table:table-cell>
          <table:covered-table-cell/>
          <table:table-cell table:style-name="TableCell4614">
            <text:p text:style-name="P4615"/>
          </table:table-cell>
        </table:table-row>
        <table:table-row table:style-name="TableRow4616">
          <table:table-cell table:style-name="TableCell4617">
            <text:p text:style-name="P4618"/>
          </table:table-cell>
          <table:table-cell table:style-name="TableCell4619" table:number-columns-spanned="2">
            <text:p text:style-name="P4620"/>
          </table:table-cell>
          <table:covered-table-cell/>
          <table:table-cell table:style-name="TableCell4621" table:number-columns-spanned="2">
            <text:p text:style-name="P4622"/>
          </table:table-cell>
          <table:covered-table-cell/>
          <table:table-cell table:style-name="TableCell4623">
            <text:p text:style-name="P4624"/>
          </table:table-cell>
        </table:table-row>
        <table:table-row table:style-name="TableRow4625">
          <table:table-cell table:style-name="TableCell4626">
            <text:p text:style-name="P4627"/>
          </table:table-cell>
          <table:table-cell table:style-name="TableCell4628" table:number-columns-spanned="2">
            <text:p text:style-name="P4629"/>
          </table:table-cell>
          <table:covered-table-cell/>
          <table:table-cell table:style-name="TableCell4630" table:number-columns-spanned="2">
            <text:p text:style-name="P4631"/>
          </table:table-cell>
          <table:covered-table-cell/>
          <table:table-cell table:style-name="TableCell4632">
            <text:p text:style-name="P4633"/>
          </table:table-cell>
        </table:table-row>
        <table:table-row table:style-name="TableRow4634">
          <table:table-cell table:style-name="TableCell4635">
            <text:p text:style-name="P4636"/>
          </table:table-cell>
          <table:table-cell table:style-name="TableCell4637" table:number-columns-spanned="2">
            <text:p text:style-name="P4638"/>
          </table:table-cell>
          <table:covered-table-cell/>
          <table:table-cell table:style-name="TableCell4639" table:number-columns-spanned="2">
            <text:p text:style-name="P4640"/>
          </table:table-cell>
          <table:covered-table-cell/>
          <table:table-cell table:style-name="TableCell4641">
            <text:p text:style-name="P4642"/>
          </table:table-cell>
        </table:table-row>
        <table:table-row table:style-name="TableRow4643">
          <table:table-cell table:style-name="TableCell4644">
            <text:p text:style-name="P4645"/>
          </table:table-cell>
          <table:table-cell table:style-name="TableCell4646" table:number-columns-spanned="2">
            <text:p text:style-name="P4647"/>
          </table:table-cell>
          <table:covered-table-cell/>
          <table:table-cell table:style-name="TableCell4648" table:number-columns-spanned="2">
            <text:p text:style-name="P4649"/>
          </table:table-cell>
          <table:covered-table-cell/>
          <table:table-cell table:style-name="TableCell4650">
            <text:p text:style-name="P4651"/>
          </table:table-cell>
        </table:table-row>
        <table:table-row table:style-name="TableRow4652">
          <table:table-cell table:style-name="TableCell4653">
            <text:p text:style-name="P4654">Risorse Intellettuali</text:p>
            <text:p text:style-name="P4655"/>
          </table:table-cell>
          <table:table-cell table:style-name="TableCell4656" table:number-columns-spanned="2">
            <text:p text:style-name="P4657"/>
          </table:table-cell>
          <table:covered-table-cell/>
          <table:table-cell table:style-name="TableCell4658" table:number-columns-spanned="2">
            <text:p text:style-name="P4659"/>
          </table:table-cell>
          <table:covered-table-cell/>
          <table:table-cell table:style-name="TableCell4660">
            <text:p text:style-name="P4661"/>
          </table:table-cell>
        </table:table-row>
        <table:table-row table:style-name="TableRow4662">
          <table:table-cell table:style-name="TableCell4663">
            <text:p text:style-name="P4664">Sito web <text:s text:c="6"/>costo: 30 €</text:p>
            <text:p text:style-name="P4665"/>
          </table:table-cell>
          <table:table-cell table:style-name="TableCell4666" table:number-columns-spanned="2">
            <text:p text:style-name="P4667"/>
          </table:table-cell>
          <table:covered-table-cell/>
          <table:table-cell table:style-name="TableCell4668" table:number-columns-spanned="2">
            <text:p text:style-name="P4669"/>
          </table:table-cell>
          <table:covered-table-cell/>
          <table:table-cell table:style-name="TableCell4670">
            <text:p text:style-name="P4671"/>
          </table:table-cell>
        </table:table-row>
        <table:table-row table:style-name="TableRow4672">
          <table:table-cell table:style-name="TableCell4673">
            <text:p text:style-name="P4674"/>
          </table:table-cell>
          <table:table-cell table:style-name="TableCell4675" table:number-columns-spanned="2">
            <text:p text:style-name="P4676"/>
          </table:table-cell>
          <table:covered-table-cell/>
          <table:table-cell table:style-name="TableCell4677" table:number-columns-spanned="2">
            <text:p text:style-name="P4678"/>
          </table:table-cell>
          <table:covered-table-cell/>
          <table:table-cell table:style-name="TableCell4679">
            <text:p text:style-name="P4680"/>
          </table:table-cell>
        </table:table-row>
        <table:table-row table:style-name="TableRow4681">
          <table:table-cell table:style-name="TableCell4682">
            <text:p text:style-name="P4683"/>
          </table:table-cell>
          <table:table-cell table:style-name="TableCell4684" table:number-columns-spanned="2">
            <text:p text:style-name="P4685"/>
          </table:table-cell>
          <table:covered-table-cell/>
          <table:table-cell table:style-name="TableCell4686" table:number-columns-spanned="2">
            <text:p text:style-name="P4687"/>
          </table:table-cell>
          <table:covered-table-cell/>
          <table:table-cell table:style-name="TableCell4688">
            <text:p text:style-name="P4689"/>
          </table:table-cell>
        </table:table-row>
        <table:table-row table:style-name="TableRow4690">
          <table:table-cell table:style-name="TableCell4691">
            <text:p text:style-name="P4692"/>
          </table:table-cell>
          <table:table-cell table:style-name="TableCell4693" table:number-columns-spanned="2">
            <text:p text:style-name="P4694"/>
          </table:table-cell>
          <table:covered-table-cell/>
          <table:table-cell table:style-name="TableCell4695" table:number-columns-spanned="2">
            <text:p text:style-name="P4696"/>
          </table:table-cell>
          <table:covered-table-cell/>
          <table:table-cell table:style-name="TableCell4697">
            <text:p text:style-name="P4698"/>
          </table:table-cell>
        </table:table-row>
        <table:table-row table:style-name="TableRow4699">
          <table:table-cell table:style-name="TableCell4700">
            <text:p text:style-name="P4701"/>
          </table:table-cell>
          <table:table-cell table:style-name="TableCell4702" table:number-columns-spanned="2">
            <text:p text:style-name="P4703"/>
          </table:table-cell>
          <table:covered-table-cell/>
          <table:table-cell table:style-name="TableCell4704" table:number-columns-spanned="2">
            <text:p text:style-name="P4705"/>
          </table:table-cell>
          <table:covered-table-cell/>
          <table:table-cell table:style-name="TableCell4706">
            <text:p text:style-name="P4707"/>
          </table:table-cell>
        </table:table-row>
        <table:table-row table:style-name="TableRow4708">
          <table:table-cell table:style-name="TableCell4709">
            <text:p text:style-name="P4710"/>
          </table:table-cell>
          <table:table-cell table:style-name="TableCell4711" table:number-columns-spanned="2">
            <text:p text:style-name="P4712"/>
          </table:table-cell>
          <table:covered-table-cell/>
          <table:table-cell table:style-name="TableCell4713" table:number-columns-spanned="2">
            <text:p text:style-name="P4714"/>
          </table:table-cell>
          <table:covered-table-cell/>
          <table:table-cell table:style-name="TableCell4715">
            <text:p text:style-name="P4716"/>
          </table:table-cell>
        </table:table-row>
        <table:table-row table:style-name="TableRow4717">
          <table:table-cell table:style-name="TableCell4718">
            <text:p text:style-name="P4719"/>
          </table:table-cell>
          <table:table-cell table:style-name="TableCell4720" table:number-columns-spanned="2">
            <text:p text:style-name="P4721"/>
          </table:table-cell>
          <table:covered-table-cell/>
          <table:table-cell table:style-name="TableCell4722" table:number-columns-spanned="2">
            <text:p text:style-name="P4723"/>
          </table:table-cell>
          <table:covered-table-cell/>
          <table:table-cell table:style-name="TableCell4724">
            <text:p text:style-name="P4725"/>
          </table:table-cell>
        </table:table-row>
        <table:table-row table:style-name="TableRow4726">
          <table:table-cell table:style-name="TableCell4727">
            <text:p text:style-name="P4728"/>
          </table:table-cell>
          <table:table-cell table:style-name="TableCell4729" table:number-columns-spanned="2">
            <text:p text:style-name="P4730"/>
          </table:table-cell>
          <table:covered-table-cell/>
          <table:table-cell table:style-name="TableCell4731" table:number-columns-spanned="2">
            <text:p text:style-name="P4732"/>
          </table:table-cell>
          <table:covered-table-cell/>
          <table:table-cell table:style-name="TableCell4733">
            <text:p text:style-name="P4734"/>
          </table:table-cell>
        </table:table-row>
        <table:table-row table:style-name="TableRow4735">
          <table:table-cell table:style-name="TableCell4736">
            <text:p text:style-name="P4737"/>
          </table:table-cell>
          <table:table-cell table:style-name="TableCell4738" table:number-columns-spanned="2">
            <text:p text:style-name="P4739"/>
          </table:table-cell>
          <table:covered-table-cell/>
          <table:table-cell table:style-name="TableCell4740" table:number-columns-spanned="2">
            <text:p text:style-name="P4741"/>
          </table:table-cell>
          <table:covered-table-cell/>
          <table:table-cell table:style-name="TableCell4742">
            <text:p text:style-name="P4743"/>
          </table:table-cell>
        </table:table-row>
        <table:table-row table:style-name="TableRow4744">
          <table:table-cell table:style-name="TableCell4745">
            <text:p text:style-name="P4746"/>
          </table:table-cell>
          <table:table-cell table:style-name="TableCell4747" table:number-columns-spanned="2">
            <text:p text:style-name="P4748"/>
          </table:table-cell>
          <table:covered-table-cell/>
          <table:table-cell table:style-name="TableCell4749" table:number-columns-spanned="2">
            <text:p text:style-name="P4750"/>
          </table:table-cell>
          <table:covered-table-cell/>
          <table:table-cell table:style-name="TableCell4751">
            <text:p text:style-name="P4752"/>
          </table:table-cell>
        </table:table-row>
        <table:table-row table:style-name="TableRow4753">
          <table:table-cell table:style-name="TableCell4754">
            <text:p text:style-name="P4755"/>
          </table:table-cell>
          <table:table-cell table:style-name="TableCell4756" table:number-columns-spanned="2">
            <text:p text:style-name="P4757"/>
          </table:table-cell>
          <table:covered-table-cell/>
          <table:table-cell table:style-name="TableCell4758" table:number-columns-spanned="2">
            <text:p text:style-name="P4759"/>
          </table:table-cell>
          <table:covered-table-cell/>
          <table:table-cell table:style-name="TableCell4760">
            <text:p text:style-name="P4761"/>
          </table:table-cell>
        </table:table-row>
        <table:table-row table:style-name="TableRow4762">
          <table:table-cell table:style-name="TableCell4763">
            <text:p text:style-name="P4764"/>
          </table:table-cell>
          <table:table-cell table:style-name="TableCell4765" table:number-columns-spanned="2">
            <text:p text:style-name="P4766"/>
          </table:table-cell>
          <table:covered-table-cell/>
          <table:table-cell table:style-name="TableCell4767" table:number-columns-spanned="2">
            <text:p text:style-name="P4768"/>
          </table:table-cell>
          <table:covered-table-cell/>
          <table:table-cell table:style-name="TableCell4769">
            <text:p text:style-name="P4770"/>
          </table:table-cell>
        </table:table-row>
        <table:table-row table:style-name="TableRow4771">
          <table:table-cell table:style-name="TableCell4772">
            <text:p text:style-name="P4773"/>
          </table:table-cell>
          <table:table-cell table:style-name="TableCell4774" table:number-columns-spanned="2">
            <text:p text:style-name="P4775"/>
          </table:table-cell>
          <table:covered-table-cell/>
          <table:table-cell table:style-name="TableCell4776" table:number-columns-spanned="2">
            <text:p text:style-name="P4777"/>
          </table:table-cell>
          <table:covered-table-cell/>
          <table:table-cell table:style-name="TableCell4778">
            <text:p text:style-name="P4779"/>
          </table:table-cell>
        </table:table-row>
        <table:table-row table:style-name="TableRow4780">
          <table:table-cell table:style-name="TableCell4781">
            <text:p text:style-name="P4782">Altri Costi Fissi</text:p>
          </table:table-cell>
          <table:table-cell table:style-name="TableCell4783" table:number-columns-spanned="2">
            <text:p text:style-name="P4784"/>
          </table:table-cell>
          <table:covered-table-cell/>
          <table:table-cell table:style-name="TableCell4785" table:number-columns-spanned="2">
            <text:p text:style-name="P4786"/>
          </table:table-cell>
          <table:covered-table-cell/>
          <table:table-cell table:style-name="TableCell4787">
            <text:p text:style-name="P4788"/>
          </table:table-cell>
        </table:table-row>
        <table:table-row table:style-name="TableRow4789">
          <table:table-cell table:style-name="TableCell4790">
            <text:p text:style-name="P4791">Burocrazia (tasse) <text:s/>costo 800 €</text:p>
            <text:p text:style-name="P4792"><text:span text:style-name="T4793">Corso di Marketing <text:s/>costo: 500 €</text:span></text:p>
          </table:table-cell>
          <table:table-cell table:style-name="TableCell4794" table:number-columns-spanned="2">
            <text:p text:style-name="P4795"/>
          </table:table-cell>
          <table:covered-table-cell/>
          <table:table-cell table:style-name="TableCell4796" table:number-columns-spanned="2">
            <text:p text:style-name="P4797"/>
          </table:table-cell>
          <table:covered-table-cell/>
          <table:table-cell table:style-name="TableCell4798">
            <text:p text:style-name="P4799"/>
          </table:table-cell>
        </table:table-row>
        <table:table-row table:style-name="TableRow4800">
          <table:table-cell table:style-name="TableCell4801">
            <text:p text:style-name="P4802"/>
          </table:table-cell>
          <table:table-cell table:style-name="TableCell4803" table:number-columns-spanned="2">
            <text:p text:style-name="P4804"/>
          </table:table-cell>
          <table:covered-table-cell/>
          <table:table-cell table:style-name="TableCell4805" table:number-columns-spanned="2">
            <text:p text:style-name="P4806"/>
          </table:table-cell>
          <table:covered-table-cell/>
          <table:table-cell table:style-name="TableCell4807">
            <text:p text:style-name="P4808"/>
          </table:table-cell>
        </table:table-row>
        <table:table-row table:style-name="TableRow4809">
          <table:table-cell table:style-name="TableCell4810">
            <text:p text:style-name="P4811"/>
          </table:table-cell>
          <table:table-cell table:style-name="TableCell4812" table:number-columns-spanned="2">
            <text:p text:style-name="P4813"/>
          </table:table-cell>
          <table:covered-table-cell/>
          <table:table-cell table:style-name="TableCell4814" table:number-columns-spanned="2">
            <text:p text:style-name="P4815"/>
          </table:table-cell>
          <table:covered-table-cell/>
          <table:table-cell table:style-name="TableCell4816">
            <text:p text:style-name="P4817"/>
          </table:table-cell>
        </table:table-row>
        <table:table-row table:style-name="TableRow4818">
          <table:table-cell table:style-name="TableCell4819">
            <text:p text:style-name="P4820"/>
          </table:table-cell>
          <table:table-cell table:style-name="TableCell4821" table:number-columns-spanned="2">
            <text:p text:style-name="P4822"/>
          </table:table-cell>
          <table:covered-table-cell/>
          <table:table-cell table:style-name="TableCell4823" table:number-columns-spanned="2">
            <text:p text:style-name="P4824"/>
          </table:table-cell>
          <table:covered-table-cell/>
          <table:table-cell table:style-name="TableCell4825">
            <text:p text:style-name="P4826"/>
          </table:table-cell>
        </table:table-row>
        <table:table-row table:style-name="TableRow4827">
          <table:table-cell table:style-name="TableCell4828">
            <text:p text:style-name="P4829"/>
          </table:table-cell>
          <table:table-cell table:style-name="TableCell4830" table:number-columns-spanned="2">
            <text:p text:style-name="P4831"/>
          </table:table-cell>
          <table:covered-table-cell/>
          <table:table-cell table:style-name="TableCell4832" table:number-columns-spanned="2">
            <text:p text:style-name="P4833"/>
          </table:table-cell>
          <table:covered-table-cell/>
          <table:table-cell table:style-name="TableCell4834">
            <text:p text:style-name="P4835"/>
          </table:table-cell>
        </table:table-row>
        <table:table-row table:style-name="TableRow4836">
          <table:table-cell table:style-name="TableCell4837">
            <text:p text:style-name="P4838"/>
          </table:table-cell>
          <table:table-cell table:style-name="TableCell4839" table:number-columns-spanned="2">
            <text:p text:style-name="P4840"/>
          </table:table-cell>
          <table:covered-table-cell/>
          <table:table-cell table:style-name="TableCell4841" table:number-columns-spanned="2">
            <text:p text:style-name="P4842"/>
          </table:table-cell>
          <table:covered-table-cell/>
          <table:table-cell table:style-name="TableCell4843">
            <text:p text:style-name="P4844"/>
          </table:table-cell>
        </table:table-row>
        <table:table-row table:style-name="TableRow4845">
          <table:table-cell table:style-name="TableCell4846">
            <text:p text:style-name="P4847"/>
          </table:table-cell>
          <table:table-cell table:style-name="TableCell4848" table:number-columns-spanned="2">
            <text:p text:style-name="P4849"/>
          </table:table-cell>
          <table:covered-table-cell/>
          <table:table-cell table:style-name="TableCell4850" table:number-columns-spanned="2">
            <text:p text:style-name="P4851"/>
          </table:table-cell>
          <table:covered-table-cell/>
          <table:table-cell table:style-name="TableCell4852">
            <text:p text:style-name="P4853"/>
          </table:table-cell>
        </table:table-row>
        <table:table-row table:style-name="TableRow4854">
          <table:table-cell table:style-name="TableCell4855">
            <text:p text:style-name="P4856"/>
          </table:table-cell>
          <table:table-cell table:style-name="TableCell4857" table:number-columns-spanned="2">
            <text:p text:style-name="P4858"/>
          </table:table-cell>
          <table:covered-table-cell/>
          <table:table-cell table:style-name="TableCell4859" table:number-columns-spanned="2">
            <text:p text:style-name="P4860"/>
          </table:table-cell>
          <table:covered-table-cell/>
          <table:table-cell table:style-name="TableCell4861">
            <text:p text:style-name="P4862"/>
          </table:table-cell>
        </table:table-row>
        <table:table-row table:style-name="TableRow4863">
          <table:table-cell table:style-name="TableCell4864">
            <text:p text:style-name="P4865"/>
          </table:table-cell>
          <table:table-cell table:style-name="TableCell4866" table:number-columns-spanned="2">
            <text:p text:style-name="P4867"/>
          </table:table-cell>
          <table:covered-table-cell/>
          <table:table-cell table:style-name="TableCell4868" table:number-columns-spanned="2">
            <text:p text:style-name="P4869"/>
          </table:table-cell>
          <table:covered-table-cell/>
          <table:table-cell table:style-name="TableCell4870">
            <text:p text:style-name="P4871"/>
          </table:table-cell>
        </table:table-row>
        <table:table-row table:style-name="TableRow4872">
          <table:table-cell table:style-name="TableCell4873">
            <text:p text:style-name="P4874">Costi Variabili</text:p>
          </table:table-cell>
          <table:table-cell table:style-name="TableCell4875" table:number-columns-spanned="2">
            <text:p text:style-name="P4876"/>
          </table:table-cell>
          <table:covered-table-cell/>
          <table:table-cell table:style-name="TableCell4877" table:number-columns-spanned="2">
            <text:p text:style-name="P4878"/>
          </table:table-cell>
          <table:covered-table-cell/>
          <table:table-cell table:style-name="TableCell4879">
            <text:p text:style-name="P4880"/>
          </table:table-cell>
        </table:table-row>
        <table:table-row table:style-name="TableRow4881">
          <table:table-cell table:style-name="TableCell4882">
            <text:p text:style-name="P4883">Hardware <text:s/>per una unità di prodotto <text:s text:c="3"/>costo: <text:s/>25.960 €</text:p>
            <text:p text:style-name="P4884"/>
            <text:p text:style-name="P4885">Software per una unità di prodotto <text:s/>costo: 2.000 €</text:p>
            <text:p text:style-name="P4886"/>
            <text:p text:style-name="P4887"/>
            <text:p text:style-name="P4888"><text:span text:style-name="T4889">Costo per unità di Prodotto finale : 27.960 €</text:span></text:p>
            <text:p text:style-name="P4890"/>
          </table:table-cell>
          <table:table-cell table:style-name="TableCell4891" table:number-columns-spanned="3">
            <text:p text:style-name="P4892"/>
          </table:table-cell>
          <table:covered-table-cell/>
          <table:covered-table-cell/>
          <table:table-cell table:style-name="TableCell4893">
            <text:p text:style-name="P4894"/>
          </table:table-cell>
          <table:table-cell table:style-name="TableCell4895">
            <text:p text:style-name="P4896"/>
          </table:table-cell>
        </table:table-row>
        <table:table-row table:style-name="TableRow4897">
          <table:table-cell table:style-name="TableCell4898">
            <text:p text:style-name="P4899"/>
          </table:table-cell>
          <table:table-cell table:style-name="TableCell4900" table:number-columns-spanned="2">
            <text:p text:style-name="P4901"/>
          </table:table-cell>
          <table:covered-table-cell/>
          <table:table-cell table:style-name="TableCell4902" table:number-columns-spanned="2">
            <text:p text:style-name="P4903"/>
          </table:table-cell>
          <table:covered-table-cell/>
          <table:table-cell table:style-name="TableCell4904">
            <text:p text:style-name="P4905"/>
          </table:table-cell>
        </table:table-row>
        <table:table-row table:style-name="TableRow4906">
          <table:table-cell table:style-name="TableCell4907">
            <text:p text:style-name="P4908"/>
            <text:p text:style-name="P4909"/>
          </table:table-cell>
          <table:table-cell table:style-name="TableCell4910" table:number-columns-spanned="2">
            <text:p text:style-name="P4911"/>
          </table:table-cell>
          <table:covered-table-cell/>
          <table:table-cell table:style-name="TableCell4912" table:number-columns-spanned="2">
            <text:p text:style-name="P4913"/>
          </table:table-cell>
          <table:covered-table-cell/>
          <table:table-cell table:style-name="TableCell4914">
            <text:p text:style-name="P4915"/>
          </table:table-cell>
        </table:table-row>
      </table:table>
      <text:p text:style-name="P4916"/>
      <table:table table:style-name="Table4917">
        <table:table-columns>
          <table:table-column table:style-name="TableColumn4918"/>
          <table:table-column table:style-name="TableColumn4919"/>
          <table:table-column table:style-name="TableColumn4920"/>
          <table:table-column table:style-name="TableColumn4921"/>
        </table:table-columns>
        <table:table-row table:style-name="TableRow4922">
          <table:table-cell table:style-name="TableCell4923" table:number-columns-spanned="2">
            <text:h text:style-name="P4924" text:outline-level="1"><text:span text:style-name="T4925">Ricavi<text:s/></text:span><text:span text:style-name="T4926">VEDI EXCEL</text:span></text:h>
          </table:table-cell>
          <table:covered-table-cell/>
          <table:table-cell table:style-name="TableCell4927">
            <text:p text:style-name="P4928"/>
          </table:table-cell>
          <table:table-cell table:style-name="TableCell4929">
            <text:p text:style-name="P4930"/>
          </table:table-cell>
        </table:table-row>
        <table:table-row table:style-name="TableRow4931">
          <table:table-cell table:style-name="TableCell4932" table:number-columns-spanned="2">
            <text:p text:style-name="P4933"/>
          </table:table-cell>
          <table:covered-table-cell/>
          <table:table-cell table:style-name="TableCell4934">
            <text:p text:style-name="P4935"/>
          </table:table-cell>
          <table:table-cell table:style-name="TableCell4936">
            <text:p text:style-name="P4937"/>
          </table:table-cell>
        </table:table-row>
        <table:table-row table:style-name="TableRow4938">
          <table:table-cell table:style-name="TableCell4939">
            <text:p text:style-name="P4940">Costo unitario Prodotto:</text:p>
          </table:table-cell>
          <table:table-cell table:style-name="TableCell4941" table:number-columns-spanned="2">
            <text:p text:style-name="P4942"/>
          </table:table-cell>
          <table:covered-table-cell/>
          <table:table-cell table:style-name="TableCell4943">
            <text:p text:style-name="P4944"/>
          </table:table-cell>
        </table:table-row>
        <table:table-row table:style-name="TableRow4945">
          <table:table-cell table:style-name="TableCell4946" table:number-columns-spanned="2">
            <text:p text:style-name="P4947"/>
          </table:table-cell>
          <table:covered-table-cell/>
          <table:table-cell table:style-name="TableCell4948">
            <text:p text:style-name="P4949"/>
          </table:table-cell>
          <table:table-cell table:style-name="TableCell4950">
            <text:p text:style-name="P4951"/>
          </table:table-cell>
        </table:table-row>
        <table:table-row table:style-name="TableRow4952">
          <table:table-cell table:style-name="TableCell4953" table:number-columns-spanned="2">
            <text:p text:style-name="P4954"/>
          </table:table-cell>
          <table:covered-table-cell/>
          <table:table-cell table:style-name="TableCell4955">
            <text:p text:style-name="P4956"/>
          </table:table-cell>
          <table:table-cell table:style-name="TableCell4957">
            <text:p text:style-name="P4958"/>
          </table:table-cell>
        </table:table-row>
        <table:table-row table:style-name="TableRow4959">
          <table:table-cell table:style-name="TableCell4960" table:number-columns-spanned="2">
            <text:p text:style-name="P4961">Mercato Potenziale Prodotto</text:p>
          </table:table-cell>
          <table:covered-table-cell/>
          <table:table-cell table:style-name="TableCell4962">
            <text:p text:style-name="P4963"><text:s/></text:p>
          </table:table-cell>
          <table:table-cell table:style-name="TableCell4964">
            <text:p text:style-name="P4965"/>
          </table:table-cell>
        </table:table-row>
        <table:table-row table:style-name="TableRow4966">
          <table:table-cell table:style-name="TableCell4967" table:number-columns-spanned="2">
            <text:p text:style-name="P4968"/>
          </table:table-cell>
          <table:covered-table-cell/>
          <table:table-cell table:style-name="TableCell4969">
            <text:p text:style-name="P4970"/>
          </table:table-cell>
          <table:table-cell table:style-name="TableCell4971">
            <text:p text:style-name="P4972"/>
          </table:table-cell>
        </table:table-row>
        <table:table-row table:style-name="TableRow4973">
          <table:table-cell table:style-name="TableCell4974" table:number-columns-spanned="2">
            <text:p text:style-name="P4975"/>
          </table:table-cell>
          <table:covered-table-cell/>
          <table:table-cell table:style-name="TableCell4976">
            <text:p text:style-name="P4977"/>
          </table:table-cell>
          <table:table-cell table:style-name="TableCell4978">
            <text:p text:style-name="P4979"/>
          </table:table-cell>
        </table:table-row>
        <table:table-row table:style-name="TableRow4980">
          <table:table-cell table:style-name="TableCell4981" table:number-columns-spanned="2">
            <text:p text:style-name="P4982">Vendite Anno 1:<text:s/></text:p>
          </table:table-cell>
          <table:covered-table-cell/>
          <table:table-cell table:style-name="TableCell4983">
            <text:p text:style-name="P4984"/>
          </table:table-cell>
          <table:table-cell table:style-name="TableCell4985">
            <text:p text:style-name="P4986"/>
          </table:table-cell>
        </table:table-row>
        <table:table-row table:style-name="TableRow4987">
          <table:table-cell table:style-name="TableCell4988" table:number-columns-spanned="2">
            <text:p text:style-name="P4989"/>
          </table:table-cell>
          <table:covered-table-cell/>
          <table:table-cell table:style-name="TableCell4990">
            <text:p text:style-name="P4991"/>
          </table:table-cell>
          <table:table-cell table:style-name="TableCell4992">
            <text:p text:style-name="P4993"/>
          </table:table-cell>
        </table:table-row>
        <table:table-row table:style-name="TableRow4994">
          <table:table-cell table:style-name="TableCell4995" table:number-columns-spanned="2">
            <text:p text:style-name="P4996"/>
          </table:table-cell>
          <table:covered-table-cell/>
          <table:table-cell table:style-name="TableCell4997">
            <text:p text:style-name="P4998"/>
          </table:table-cell>
          <table:table-cell table:style-name="TableCell4999">
            <text:p text:style-name="P5000"/>
          </table:table-cell>
        </table:table-row>
        <table:table-row table:style-name="TableRow5001">
          <table:table-cell table:style-name="TableCell5002" table:number-columns-spanned="2">
            <text:p text:style-name="P5003"/>
          </table:table-cell>
          <table:covered-table-cell/>
          <table:table-cell table:style-name="TableCell5004">
            <text:p text:style-name="P5005"/>
          </table:table-cell>
          <table:table-cell table:style-name="TableCell5006">
            <text:p text:style-name="P5007"/>
          </table:table-cell>
        </table:table-row>
        <table:table-row table:style-name="TableRow5008">
          <table:table-cell table:style-name="TableCell5009" table:number-columns-spanned="2">
            <text:p text:style-name="P5010">Vendite Anno 2:<text:s/></text:p>
          </table:table-cell>
          <table:covered-table-cell/>
          <table:table-cell table:style-name="TableCell5011">
            <text:p text:style-name="P5012"/>
          </table:table-cell>
          <table:table-cell table:style-name="TableCell5013">
            <text:p text:style-name="P5014"/>
          </table:table-cell>
        </table:table-row>
        <table:table-row table:style-name="TableRow5015">
          <table:table-cell table:style-name="TableCell5016" table:number-columns-spanned="2">
            <text:p text:style-name="P5017"/>
          </table:table-cell>
          <table:covered-table-cell/>
          <table:table-cell table:style-name="TableCell5018">
            <text:p text:style-name="P5019"/>
          </table:table-cell>
          <table:table-cell table:style-name="TableCell5020">
            <text:p text:style-name="P5021"/>
          </table:table-cell>
        </table:table-row>
        <table:table-row table:style-name="TableRow5022">
          <table:table-cell table:style-name="TableCell5023" table:number-columns-spanned="2">
            <text:p text:style-name="P5024"/>
          </table:table-cell>
          <table:covered-table-cell/>
          <table:table-cell table:style-name="TableCell5025">
            <text:p text:style-name="P5026"/>
          </table:table-cell>
          <table:table-cell table:style-name="TableCell5027">
            <text:p text:style-name="P5028"/>
          </table:table-cell>
        </table:table-row>
        <table:table-row table:style-name="TableRow5029">
          <table:table-cell table:style-name="TableCell5030" table:number-columns-spanned="2">
            <text:p text:style-name="P5031"/>
          </table:table-cell>
          <table:covered-table-cell/>
          <table:table-cell table:style-name="TableCell5032">
            <text:p text:style-name="P5033"/>
          </table:table-cell>
          <table:table-cell table:style-name="TableCell5034">
            <text:p text:style-name="P5035"/>
          </table:table-cell>
        </table:table-row>
        <table:table-row table:style-name="TableRow5036">
          <table:table-cell table:style-name="TableCell5037" table:number-columns-spanned="2">
            <text:p text:style-name="P5038">Vendite Anno 3:<text:s/></text:p>
            <text:p text:style-name="P5039">Vendite Anno 4:<text:s/></text:p>
            <text:p text:style-name="P5040">Vendite Anno 5:<text:s/></text:p>
          </table:table-cell>
          <table:covered-table-cell/>
          <table:table-cell table:style-name="TableCell5041">
            <text:p text:style-name="P5042"/>
          </table:table-cell>
          <table:table-cell table:style-name="TableCell5043">
            <text:p text:style-name="P5044"/>
          </table:table-cell>
        </table:table-row>
        <table:table-row table:style-name="TableRow5045">
          <table:table-cell table:style-name="TableCell5046" table:number-columns-spanned="2">
            <text:p text:style-name="P5047"/>
          </table:table-cell>
          <table:covered-table-cell/>
          <table:table-cell table:style-name="TableCell5048">
            <text:p text:style-name="P5049"/>
          </table:table-cell>
          <table:table-cell table:style-name="TableCell5050">
            <text:p text:style-name="P5051"/>
          </table:table-cell>
        </table:table-row>
        <table:table-row table:style-name="TableRow5052">
          <table:table-cell table:style-name="TableCell5053" table:number-columns-spanned="2">
            <text:p text:style-name="P5054"/>
          </table:table-cell>
          <table:covered-table-cell/>
          <table:table-cell table:style-name="TableCell5055">
            <text:p text:style-name="P5056"/>
          </table:table-cell>
          <table:table-cell table:style-name="TableCell5057">
            <text:p text:style-name="P5058"/>
          </table:table-cell>
        </table:table-row>
        <table:table-row table:style-name="TableRow5059">
          <table:table-cell table:style-name="TableCell5060" table:number-columns-spanned="2">
            <text:p text:style-name="P5061"/>
          </table:table-cell>
          <table:covered-table-cell/>
          <table:table-cell table:style-name="TableCell5062">
            <text:p text:style-name="P5063"/>
          </table:table-cell>
          <table:table-cell table:style-name="TableCell5064">
            <text:p text:style-name="P5065"/>
          </table:table-cell>
        </table:table-row>
        <table:table-row table:style-name="TableRow5066">
          <table:table-cell table:style-name="TableCell5067" table:number-columns-spanned="2">
            <text:p text:style-name="P5068"/>
          </table:table-cell>
          <table:covered-table-cell/>
          <table:table-cell table:style-name="TableCell5069">
            <text:p text:style-name="P5070"/>
          </table:table-cell>
          <table:table-cell table:style-name="TableCell5071">
            <text:p text:style-name="P5072"/>
          </table:table-cell>
        </table:table-row>
        <table:table-row table:style-name="TableRow5073">
          <table:table-cell table:style-name="TableCell5074" table:number-columns-spanned="2">
            <text:p text:style-name="P5075"/>
          </table:table-cell>
          <table:covered-table-cell/>
          <table:table-cell table:style-name="TableCell5076">
            <text:p text:style-name="P5077"/>
          </table:table-cell>
          <table:table-cell table:style-name="TableCell5078">
            <text:p text:style-name="P5079"/>
          </table:table-cell>
        </table:table-row>
        <table:table-row table:style-name="TableRow5080">
          <table:table-cell table:style-name="TableCell5081" table:number-columns-spanned="2">
            <text:p text:style-name="P5082"/>
          </table:table-cell>
          <table:covered-table-cell/>
          <table:table-cell table:style-name="TableCell5083">
            <text:p text:style-name="P5084"/>
          </table:table-cell>
          <table:table-cell table:style-name="TableCell5085">
            <text:p text:style-name="P5086"/>
          </table:table-cell>
        </table:table-row>
        <table:table-row table:style-name="TableRow5087">
          <table:table-cell table:style-name="TableCell5088" table:number-columns-spanned="2">
            <text:p text:style-name="P5089"/>
          </table:table-cell>
          <table:covered-table-cell/>
          <table:table-cell table:style-name="TableCell5090">
            <text:p text:style-name="P5091"/>
          </table:table-cell>
          <table:table-cell table:style-name="TableCell5092">
            <text:p text:style-name="P5093"/>
          </table:table-cell>
        </table:table-row>
      </table:table>
      <text:p text:style-name="P5094"/>
      <text:p text:style-name="P5095"/>
      <table:table table:style-name="Table5096">
        <table:table-columns>
          <table:table-column table:style-name="TableColumn5097"/>
          <table:table-column table:style-name="TableColumn5098"/>
          <table:table-column table:style-name="TableColumn5099"/>
        </table:table-columns>
        <table:table-row table:style-name="TableRow5100">
          <table:table-cell table:style-name="TableCell5101">
            <text:p text:style-name="P5102"/>
          </table:table-cell>
          <table:table-cell table:style-name="TableCell5103">
            <text:p text:style-name="P5104"/>
          </table:table-cell>
          <table:table-cell table:style-name="TableCell5105">
            <text:p text:style-name="P5106"/>
          </table:table-cell>
        </table:table-row>
        <table:table-row table:style-name="TableRow5107">
          <table:table-cell table:style-name="TableCell5108">
            <text:p text:style-name="P5109"/>
          </table:table-cell>
          <table:table-cell table:style-name="TableCell5110">
            <text:p text:style-name="P5111"/>
          </table:table-cell>
          <table:table-cell table:style-name="TableCell5112">
            <text:p text:style-name="P5113"/>
          </table:table-cell>
        </table:table-row>
        <table:table-row table:style-name="TableRow5114">
          <table:table-cell table:style-name="TableCell5115">
            <text:p text:style-name="P5116"/>
          </table:table-cell>
          <table:table-cell table:style-name="TableCell5117">
            <text:p text:style-name="P5118"/>
          </table:table-cell>
          <table:table-cell table:style-name="TableCell5119">
            <text:p text:style-name="P5120"/>
          </table:table-cell>
        </table:table-row>
      </table:table>
      <text:p text:style-name="P5121"/>
      <text:p text:style-name="P5122">//MANCA GRAFICI -&gt; <text:s/>VEDI EXCEL</text:p>
      <text:p text:style-name="P5123"/>
      <text:p text:style-name="P5124"/>
      <text:p text:style-name="P5125"/>
      <text:h text:style-name="P5126" text:outline-level="2">Analisi di Breakeven ( e EBITDA)</text:h>
      <table:table table:style-name="Table5127">
        <table:table-columns>
          <table:table-column table:style-name="TableColumn5128"/>
        </table:table-columns>
        <table:table-row table:style-name="TableRow5129">
          <table:table-cell table:style-name="TableCell5130">
            <text:p text:style-name="P5131">Il primo anno, la start-up si concentra sulla realizzazione di un MVP da presentare al mercato a partire dall’anno successivo, per questo non sono presenti ricavi ma solo spese in uscita. Considerando quest’aspetto e la previsione di vendita che sarà progressiva sul mercato attraverso una forte azione di marketing, il team auspica di generare guadagni effettivi che possano superare i costi effettuati nel 4° anno di vita della start-up, arrivando così al punto di pareggio (break-even point o PEB) ancora prima della conclusione dell’anno.</text:p>
          </table:table-cell>
        </table:table-row>
        <table:table-row table:style-name="TableRow5132">
          <table:table-cell table:style-name="TableCell5133">
            <text:p text:style-name="P5134"><text:span text:style-name="T5135">Lo stesso anno si prevede un valore positivo per la misura EBITDA che supera i 31 mila euro, numeri che poi si quintuplicheranno l’anno successivo con un valore pari a<text:s/></text:span><text:span text:style-name="T5136">163.000 € circa.</text:span></text:p>
            <text:p text:style-name="P5137"/>
          </table:table-cell>
        </table:table-row>
        <table:table-row table:style-name="TableRow5138">
          <table:table-cell table:style-name="TableCell5139">
            <text:p text:style-name="P5140"/>
          </table:table-cell>
        </table:table-row>
      </table:table>
      <text:h text:style-name="P5141" text:outline-level="2"/>
      <text:h text:style-name="P5142" text:outline-level="1">Metriche e Assumptions</text:h>
      <text:p text:style-name="P5143">Che metriche è necessario raggiungere per assicurarsi il successo? Che metriche pensate di poter mantenere (assumptions) e perché? Sulla base di cosa?</text:p>
      <table:table table:style-name="Table5144">
        <table:table-columns>
          <table:table-column table:style-name="TableColumn5145"/>
        </table:table-columns>
        <table:table-row table:style-name="TableRow5146">
          <table:table-cell table:style-name="TableCell5147">
            <text:p text:style-name="P5148"/>
          </table:table-cell>
        </table:table-row>
        <table:table-row table:style-name="TableRow5149">
          <table:table-cell table:style-name="TableCell5150">
            <text:p text:style-name="P5151">La nostra metrica è rappresentata dal numero di aziende clienti che di anno in anno firmeranno i contratti di acquisto del nostro prodotto. Incrementando progressivamente le attività di marketing e migliorando il team di produzione puntiamo ad un miglioramento annuo del prodotto che potrà mirare a conquistare sempre una maggiore fetta di mercato.</text:p>
            <text:p text:style-name="P5152">Il fattore relativo ai ricavi e alle perdite risulta fondamentale nel monitoraggio dell’andamento della start-up. I ricavi di anno in anno devono essere incrementali grazie alle vendite effettuate e le perdite diversamente devono tendere a zero. Se ciò non si verifica un campanello d’allarme dovrebbe attivarsi per indicare che la start-up sta affrontando maggiori costi rispetto a quanto riesce a percepire in entrata e che quindi è destinata a fallire. Per questo il valore calcolato di EBITDA può ritornare utile.</text:p>
            <text:p text:style-name="P5153"/>
            <text:p text:style-name="P5154"/>
            <text:p text:style-name="P5155"/>
          </table:table-cell>
        </table:table-row>
      </table:table>
      <text:h text:style-name="P5156" text:outline-level="1"><text:span text:style-name="T5157">Investimento</text:span></text:h>
      <text:p text:style-name="P5158">Il progetto è realizzabile con risorse interne o è necessario trovare un investimento? Di che entità? In un singolo Round o in Round multipli? A che valorizzazione?</text:p>
      <table:table table:style-name="Table5159">
        <table:table-columns>
          <table:table-column table:style-name="TableColumn5160"/>
        </table:table-columns>
        <table:table-row table:style-name="TableRow5161">
          <table:table-cell table:style-name="TableCell5162">
            <text:p text:style-name="P5163"/>
            <text:p text:style-name="P5164">Per il primo anno di vita la start-up decide di non richiedere un investimento a finanziatori esterni dal momento che si prevede la realizzazione di un solo MVP all’interno di un contesto strutturato quale un incubatore. Per questo non si prevedono grandi spese in uscita che provvederemo a pagare di tasca propria.</text:p>
            <text:p text:style-name="P5165">Dal secondo anno, per la realizzazione effettiva del progetto, invece valutiamo la necessità di ottenere degli investimenti esterni, che permettano di coprire le spese a cui la start-up andrà incontro. L’investimento totale ipotizzato è pari a 120.000 € da dilazionare negli anni per sostenere tutti i costi che abbiamo riportato nella sezione relativa al budget.<text:s/></text:p>
            <text:p text:style-name="P5166">Gli investitori a cui puntiamo sono i Business Angel. Essendo un investimento notevole per tale figura si richiede la sua suddivisione in 4 round.</text:p>
            <text:p text:style-name="P5167">Il primo round di investimento prevede un valore pari a 30.000 € per sostenere le prime spese riguardanti la realizzazione di prodotti completi, la loro vendita e i costi ausiliari. L’anno successivo sarà necessario un investimento maggiore, pari a 50.000 € poiché ci saranno delle assunzioni e uno spostamento di sede in cui operare. L’anno successivo invece la cifra richiesta risulta minore (20.000 €) dal momento che le vendite previste saranno maggiori e quindi anche i ricavi riusciranno a sostenere le spese effettuate.</text:p>
            <text:p text:style-name="P5168"/>
            <text:p text:style-name="P5169"/>
          </table:table-cell>
        </table:table-row>
      </table:table>
      <text:h text:style-name="P5170" text:outline-level="1"/>
      <text:h text:style-name="P5171" text:outline-level="1"><text:span text:style-name="T5172">Milestones</text:span></text:h>
      <text:p text:style-name="P5173">Come pensate di attuare operativamente il vostro progetto?<text:line-break/>Con che scadenze? Con che Risultati attesi? Quando pensate di allacciare nuove partnership? Quando pensate di espandervi al mercato internazionale?</text:p>
      <text:p text:style-name="P5174">Anno 1</text:p>
      <text:p text:style-name="P5175">Durante il primo anno di vita della start-up gli obiettivi principali consistono nell’allacciare gli accordi con le aziende partner che forniscono l’hardware minimo necessario e la successiva realizzazione di un MVP.<text:line-break/>Essendo una fase iniziale che prevede un unico prodotto non totalmente completo (l’MVP) si è deciso di non assumere alcun dipendente al di fuori dei membri fondatori, questo permetterà un contenimento dei costi iniziali, avvantaggiato inoltre dal fatto che nessun membro percepirà uno stipendio.<text:s/></text:p>
      <text:p text:style-name="P5176"><text:span text:style-name="T5177">Lavorando all’interno di un incubatore molti costi verranno ammortizzati, pertanto il team ha deciso di autosostenersi economicamente nelle spese senza chiedere finanziamenti esterni.<text:s/></text:span></text:p>
      <text:p text:style-name="P5178">Anno 2</text:p>
      <table:table table:style-name="Table5179">
        <table:table-columns>
          <table:table-column table:style-name="TableColumn5180"/>
        </table:table-columns>
        <table:table-row table:style-name="TableRow5181">
          <table:table-cell table:style-name="TableCell5182">
            <text:p text:style-name="P5183">In possesso di un MVP, a partire dal secondo anno è di fondamentale importanza l’azione di marketing da rivolgere alle aziende e l’assistenza clienti: parte del lavoro verrà fornito da parte dell’incubatore ma è necessaria ad ogni modo una figura addetta al marketing che possa iniziare ad esercitare tale professione portando a farci conoscere al mercato attraverso la presenza ad una fiera tecnologica. Dall’azione di marketing intrapresa ci aspettiamo di arrivare alla stipulazione dei primi contratti con delle aziende acquirenti che porteranno alla realizzazione dei primi prodotti completi e alla relativa consegna. Tutti costi nuovi che non erano emersi l’anno precedente, e per questo è prevista la ricerca di un finanziamento da parte di un Business Angel che possa sostenerci nelle spese partendo da un utile della start-up completamente nullo.<text:s/><text:line-break/></text:p>
          </table:table-cell>
        </table:table-row>
        <table:table-row table:style-name="TableRow5184">
          <table:table-cell table:style-name="TableCell5185">
            <text:p text:style-name="P5186"/>
          </table:table-cell>
        </table:table-row>
      </table:table>
      <text:p text:style-name="P5187"/>
      <text:p text:style-name="P5188">Anno 3</text:p>
      <table:table table:style-name="Table5189">
        <table:table-columns>
          <table:table-column table:style-name="TableColumn5190"/>
        </table:table-columns>
        <table:table-row table:style-name="TableRow5191">
          <table:table-cell table:style-name="TableCell5192">
            <text:p text:style-name="P5193">Nel terzo anno, grazie all’utile dell’anno precedente e ad un nuovo round di finanziamento da parte del Business Angel, il team prevede di lasciare l’incubatore per spostarsi in una propria sede: questo comporta nuovi costi e nuovi membri del team da assumere per ricoprire nuovi ruoli.</text:p>
            <text:p text:style-name="P5194">Si prevede una mole di vendite maggiori rispetto all’anno precedente vista oramai la notorietà del prodotto alle aziende di moda (nella fascia medio bassa): nuove aziende potrebbero diventare nostre clienti, mentre quelle già fidelizzate al prodotto potrebbero decidere di acquistarne altri. Per mantenere comunque contenute le uscite di denaro i fondatori decidono, come per gli anni precedenti, di non percepire alcun stipendio al momento. Questo anche perché si prevede di arrivare a conclusione di quest’anno con un guadagno effettivo dalle vendite ancora in negativo dato che i pezzi venduti non sono molti.<text:s/></text:p>
          </table:table-cell>
        </table:table-row>
        <table:table-row table:style-name="TableRow5195">
          <table:table-cell table:style-name="TableCell5196">
            <text:p text:style-name="P5197"/>
          </table:table-cell>
        </table:table-row>
      </table:table>
      <text:p text:style-name="P5198">Anno 4</text:p>
      <table:table table:style-name="Table5199">
        <table:table-columns>
          <table:table-column table:style-name="TableColumn5200"/>
        </table:table-columns>
        <table:table-row table:style-name="TableRow5201">
          <table:table-cell table:style-name="TableCell5202">
            <text:p text:style-name="P5203">In quest’anno le uniche spese in uscita riguardano l’assunzione di nuovi dipendenti all’interno del team che possano affiancare quelli già presenti per riuscire a gestire al meglio il volume di produzione richiesto dai clienti. In questa fase viene richiesto un terzo round di investimento da parte del Business Angel, minore rispetto ai precedenti, per cercare di espandersi sul territorio con lo scopo di raggiungere nuove aziende clienti, portando quindi ad un conseguente incremento delle richieste di produzione.</text:p>
            <text:soft-page-break/>
            <text:p text:style-name="P5204"><text:span text:style-name="T5205">Si prevede ad ogni modo di raggiungere in quest’anno un punto di pareggio tra i costi totali e i ricavi ottenuti dalle vendite; per questo anche i fondatori decidono di iniziare a percepire metà del salario annuale previsto.</text:span></text:p>
          </table:table-cell>
        </table:table-row>
      </table:table>
      <text:p text:style-name="P5206"/>
      <text:p text:style-name="P5207"/>
      <text:p text:style-name="P5208"><text:span text:style-name="T5209">Anno 5</text:span></text:p>
      <table:table table:style-name="Table5210">
        <table:table-columns>
          <table:table-column table:style-name="TableColumn5211"/>
        </table:table-columns>
        <table:table-row table:style-name="TableRow5212">
          <table:table-cell table:style-name="TableCell5213">
            <text:p text:style-name="P5214"><text:span text:style-name="T5215">Al quinto anno, la start-up può camminare bene con le proprie gambe, il team è oramai completo, i ruoli sono ben definiti. Comprendendo la difficoltà di gestione di una mole sostanziosa avvenuta l’anno precedente si deciderà di assumere qualche altro dipendente che tornerà utile per una futura espansione sul mercato. Ora la start up non risulterà più in perdita durante l’anno di produzione, pertanto non risultano necessari nuovi round di investimento da parte del Business Angel. Inoltre i fondatori inizieranno a percepire, come tutti gli altri dipendenti, un salario completo.</text:span></text:p>
          </table:table-cell>
        </table:table-row>
        <table:table-row table:style-name="TableRow5216">
          <table:table-cell table:style-name="TableCell5217">
            <text:p text:style-name="P5218"/>
          </table:table-cell>
        </table:table-row>
        <table:table-row table:style-name="TableRow5219">
          <table:table-cell table:style-name="TableCell5220">
            <text:p text:style-name="P5221"/>
          </table:table-cell>
        </table:table-row>
        <table:table-row table:style-name="TableRow5222">
          <table:table-cell table:style-name="TableCell5223">
            <text:p text:style-name="P5224"/>
          </table:table-cell>
        </table:table-row>
        <table:table-row table:style-name="TableRow5225">
          <table:table-cell table:style-name="TableCell5226">
            <text:p text:style-name="P5227"/>
          </table:table-cell>
        </table:table-row>
        <table:table-row table:style-name="TableRow5228">
          <table:table-cell table:style-name="TableCell5229">
            <text:p text:style-name="P5230"/>
          </table:table-cell>
        </table:table-row>
      </table:table>
      <text:h text:style-name="P5231" text:outline-level="1"/>
      <text:h text:style-name="P5232" text:outline-level="1"/>
      <text:h text:style-name="P5233" text:outline-level="1">Note, Conclusioni e Commenti</text:h>
      <text:p text:style-name="P5234"/>
      <text:p text:style-name="P5235">Dopo i primi cinque anni si prevede che il team sia ben consolidato e pronto ad affrontare un ulteriore aumento delle vendite. Per questo motivo, a partire dal sesto anno, sarà possibile prendere in considerazione la possibilità di espandersi oltre che su tutto il territorio italiano anche all’estero negli anni successivi, dovendo prendere in considerazione i costi necessari per la gestione del lavoro e delle risorse fisiche e una eventuale richiesta di finanziamento da parte di un Venture Capital.<text:line-break/>Un’altra possibilità da poter attuare senza doversi espandere all’estero, ma rimanendo nel nostro territorio nazionale, consiste nel permettere ad aziende estere che vendono solo online come ad esempio TopShop e J.Crew di allargare il proprio mercato in Italia senza dover aprire uno store fisico, raggiungendo allo stesso tempo un maggior numero di clienti. In questo caso sarà necessario instaurare un buon rapporto con queste aziende, ben note all’estero, per garantire loro dei guadagni sicuri.<text:s/></text:p>
      <text:p text:style-name="P5236"><text:span text:style-name="T5237">Per offrire un servizio completo alle aziende si è pensato anche di vendere assieme al prodotto l’infrastruttura che rappresenterebbe il camerino in cui installare il nostro prodotto top: questo permetterebbe alle aziende di abbattere ulteriormente i costi per l’affitto di un locale (seppur piccolo) in cui installare il nostro prodotto e la possibilità di posizionarlo con più facilità in luoghi come centri commerciali o stazioni. Per questa idea sarà necessaria un’analisi più approfondita, per comprendere se le aziende davvero possono essere interessate a questa vendita extra.</text:span></text:p>
      <table:table table:style-name="Table5238">
        <table:table-columns>
          <table:table-column table:style-name="TableColumn5239"/>
        </table:table-columns>
        <table:table-row table:style-name="TableRow5240">
          <table:table-cell table:style-name="TableCell5241">
            <text:p text:style-name="P5242"/>
          </table:table-cell>
        </table:table-row>
        <table:table-row table:style-name="TableRow5243">
          <table:table-cell table:style-name="TableCell5244">
            <text:p text:style-name="P5245"/>
          </table:table-cell>
        </table:table-row>
        <table:table-row table:style-name="TableRow5246">
          <table:table-cell table:style-name="TableCell5247">
            <text:p text:style-name="P5248"/>
          </table:table-cell>
        </table:table-row>
        <table:table-row table:style-name="TableRow5249">
          <table:table-cell table:style-name="TableCell5250">
            <text:p text:style-name="P5251"/>
          </table:table-cell>
        </table:table-row>
        <table:table-row table:style-name="TableRow5252">
          <table:table-cell table:style-name="TableCell5253">
            <text:p text:style-name="P5254"/>
          </table:table-cell>
        </table:table-row>
        <table:table-row table:style-name="TableRow5255">
          <table:table-cell table:style-name="TableCell5256">
            <text:p text:style-name="P5257"/>
          </table:table-cell>
        </table:table-row>
        <table:table-row table:style-name="TableRow5258">
          <table:table-cell table:style-name="TableCell5259">
            <text:p text:style-name="P5260"/>
          </table:table-cell>
        </table:table-row>
        <table:table-row table:style-name="TableRow5261">
          <table:table-cell table:style-name="TableCell5262">
            <text:p text:style-name="P5263"/>
          </table:table-cell>
        </table:table-row>
        <table:table-row table:style-name="TableRow5264">
          <table:table-cell table:style-name="TableCell5265">
            <text:p text:style-name="P5266"/>
          </table:table-cell>
        </table:table-row>
        <table:table-row table:style-name="TableRow5267">
          <table:table-cell table:style-name="TableCell5268">
            <text:p text:style-name="P5269"/>
          </table:table-cell>
        </table:table-row>
        <table:table-row table:style-name="TableRow5270">
          <table:table-cell table:style-name="TableCell5271">
            <text:p text:style-name="P5272"/>
          </table:table-cell>
        </table:table-row>
      </table:table>
      <text:p text:style-name="P52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Standard" style:display-name="Standard" style:family="paragraph">
      <style:paragraph-properties fo:margin-bottom="0.1388in"/>
      <style:text-properties fo:color="#808080" fo:font-size="11pt" style:font-size-asian="11pt" fo:hyphenate="false"/>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Arial Black" style:font-name-asian="Arial Black" style:font-name-complex="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style:font-name-asian="Arial" style:font-name-complex="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Default" style:display-name="Default" style:family="paragraph">
      <style:paragraph-properties style:text-autospace="none" style:vertical-align="auto"/>
      <style:text-properties style:font-name-complex="Calibri" fo:color="#000000" fo:font-size="12pt" style:font-size-asian="12pt" style:font-size-complex="12pt" fo:hyphenate="tru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Calibri" style:font-name-asian="Calibri" style:font-name-complex="DejaVu San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DejaVu San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Rudy Berton</dc:creator>
    <meta:creation-date>2018-05-28T09:50:00Z</meta:creation-date>
    <dc:date>2018-05-28T13:24:00Z</dc:date>
    <meta:print-date>2012-02-24T09:19:00Z</meta:print-date>
    <meta:template xlink:href="Normal" xlink:type="simple"/>
    <meta:editing-cycles>8</meta:editing-cycles>
    <meta:editing-duration>PT708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8" meta:paragraph-count="194" meta:word-count="14567" meta:character-count="97409" meta:row-count="691" meta:non-whitespace-character-count="83036"/>
  </office:meta>
</office:document-meta>
</file>